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256in" svg:height="4.1122in" svg:x="0.3906in" svg:y="1.7437in">
            <draw:object draw:notify-on-update-of-ranges="Sheet1.M5:Sheet1.M5 Sheet1.M6:Sheet1.M105 Sheet1.M109:Sheet1.M109 Sheet1.M110:Sheet1.M209 Sheet1.M213:Sheet1.M213 Sheet1.M214:Sheet1.M313 Sheet1.M317:Sheet1.M317 Sheet1.M318:Sheet1.M417 Sheet1.M421:Sheet1.M421 Sheet1.M422:Sheet1.M5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9913in" svg:height="4.4091in" svg:x="17.5717in" svg:y="1.1858in">
            <draw:object draw:notify-on-update-of-ranges="Sheet1.Y421:Sheet1.Y421 Sheet1.Y422:Sheet1.Y521 Sheet1.Y5:Sheet1.Y5 Sheet1.Y5:Sheet1.Y105 Sheet1.Y109:Sheet1.Y109 Sheet1.Y110:Sheet1.Y209 Sheet1.Y213:Sheet1.Y213 Sheet1.Y214:Sheet1.Y3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4551in" svg:height="3.5449in" svg:x="1.8421in" svg:y="91.8173in">
            <draw:object draw:notify-on-update-of-ranges="Sheet1.A527:Sheet1.A527 Sheet1.B527:Sheet1.BX527 Sheet1.A528:Sheet1.A528 Sheet1.B528:Sheet1.BX528 Sheet1.A529:Sheet1.A529 Sheet1.B529:Sheet1.BX529 Sheet1.A530:Sheet1.A530 Sheet1.B530:Sheet1.BX530 Sheet1.A531:Sheet1.A531 Sheet1.B531:Sheet1.BX5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965in" svg:height="4.1728in" svg:x="16.7587in" svg:y="13.6677in">
            <draw:object draw:notify-on-update-of-ranges="Sheet1.S5:Sheet1.S5 Sheet1.S6:Sheet1.S105 Sheet1.T5:Sheet1.T5 Sheet1.T6:Sheet1.T105 Sheet1.U5:Sheet1.U5 Sheet1.U6:Sheet1.U10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3787in" svg:height="3.6in" svg:x="15.8484in" svg:y="16.3949in">
            <draw:object draw:notify-on-update-of-ranges="Sheet1.S5:Sheet1.S5 Sheet1.S6:Sheet1.S105 Sheet1.S109:Sheet1.S109 Sheet1.S110:Sheet1.S20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.3787in" svg:height="3.6in" svg:x="15.9024in" svg:y="20.2146in">
            <draw:object draw:notify-on-update-of-ranges="Sheet1.S5:Sheet1.S5 Sheet1.S6:Sheet1.S105 Sheet1.S317:Sheet1.S317 Sheet1.S318:Sheet1.S417 Sheet1.S109:Sheet1.S109 Sheet1.S110:Sheet1.S20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7.2953in" svg:height="3.587in" svg:x="1.626in" svg:y="20.2665in">
            <draw:object draw:notify-on-update-of-ranges="Sheet1.A109:Sheet1.A109 Sheet1.A110:Sheet1.A209 Sheet1.G109:Sheet1.G109 Sheet1.G110:Sheet1.G20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6" table:default-cell-style-name="Default"/>
        <table:table-row table:style-name="ro1">
          <table:table-cell office:value-type="string" calcext:value-type="string">
            <text:p>FireGirlTrials_PolicyComparisons_1 Outputs</text:p>
          </table:table-cell>
          <table:table-cell table:number-columns-repeated="7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LET-BURN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LB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LB cells_burned_ave</text:p>
          </table:table-cell>
          <table:table-cell office:value-type="string" calcext:value-type="string">
            <text:p>LB cells_burned_min</text:p>
          </table:table-cell>
          <table:table-cell office:value-type="string" calcext:value-type="string">
            <text:p>LB 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LB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9.531" calcext:value-type="float">
            <text:p>4199.531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0.287" calcext:value-type="float">
            <text:p>7590.287</text:p>
          </table:table-cell>
          <table:table-cell office:value-type="float" office:value="1471.527" calcext:value-type="float">
            <text:p>1471.527</text:p>
          </table:table-cell>
          <table:table-cell office:value-type="float" office:value="7130.963" calcext:value-type="float">
            <text:p>7130.963</text:p>
          </table:table-cell>
          <table:table-cell office:value-type="float" office:value="1268.098" calcext:value-type="float">
            <text:p>1268.098</text:p>
          </table:table-cell>
          <table:table-cell office:value-type="float" office:value="4383.732" calcext:value-type="float">
            <text:p>4383.732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5.788" calcext:value-type="float">
            <text:p>1555.788</text:p>
          </table:table-cell>
          <table:table-cell office:value-type="float" office:value="7483.021" calcext:value-type="float">
            <text:p>7483.021</text:p>
          </table:table-cell>
          <table:table-cell office:value-type="float" office:value="1284.443" calcext:value-type="float">
            <text:p>1284.443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3.993" calcext:value-type="float">
            <text:p>13.993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23.195" calcext:value-type="float">
            <text:p>-23.195</text:p>
          </table:table-cell>
          <table:table-cell office:value-type="float" office:value="13.174" calcext:value-type="float">
            <text:p>13.1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.359" calcext:value-type="float">
            <text:p>45.359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77.185" calcext:value-type="float">
            <text:p>-77.18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22" calcext:value-type="float">
            <text:p>4296.922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00.612" calcext:value-type="float">
            <text:p>1400.612</text:p>
          </table:table-cell>
          <table:table-cell office:value-type="float" office:value="7087.084" calcext:value-type="float">
            <text:p>7087.084</text:p>
          </table:table-cell>
          <table:table-cell office:value-type="float" office:value="1506.76" calcext:value-type="float">
            <text:p>1506.76</text:p>
          </table:table-cell>
          <table:table-cell office:value-type="float" office:value="4483.851" calcext:value-type="float">
            <text:p>4483.851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84.806" calcext:value-type="float">
            <text:p>1484.806</text:p>
          </table:table-cell>
          <table:table-cell office:value-type="float" office:value="7441.737" calcext:value-type="float">
            <text:p>7441.737</text:p>
          </table:table-cell>
          <table:table-cell office:value-type="float" office:value="1525.965" calcext:value-type="float">
            <text:p>1525.965</text:p>
          </table:table-cell>
          <table:table-cell office:value-type="float" office:value="7.387" calcext:value-type="float">
            <text:p>7.38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2.172" calcext:value-type="float">
            <text:p>22.172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36.782" calcext:value-type="float">
            <text:p>-36.782</text:p>
          </table:table-cell>
          <table:table-cell office:value-type="float" office:value="11.827" calcext:value-type="float">
            <text:p>11.82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6.544" calcext:value-type="float">
            <text:p>46.544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80.894" calcext:value-type="float">
            <text:p>-80.8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6" calcext:value-type="float">
            <text:p>4296.9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26.915" calcext:value-type="float">
            <text:p>1326.915</text:p>
          </table:table-cell>
          <table:table-cell office:value-type="float" office:value="6940.31" calcext:value-type="float">
            <text:p>6940.31</text:p>
          </table:table-cell>
          <table:table-cell office:value-type="float" office:value="1653.609" calcext:value-type="float">
            <text:p>1653.609</text:p>
          </table:table-cell>
          <table:table-cell office:value-type="float" office:value="4484.258" calcext:value-type="float">
            <text:p>4484.25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396.4" calcext:value-type="float">
            <text:p>1396.4</text:p>
          </table:table-cell>
          <table:table-cell office:value-type="float" office:value="7266.03" calcext:value-type="float">
            <text:p>7266.03</text:p>
          </table:table-cell>
          <table:table-cell office:value-type="float" office:value="1702.486" calcext:value-type="float">
            <text:p>1702.486</text:p>
          </table:table-cell>
          <table:table-cell office:value-type="float" office:value="6.213" calcext:value-type="float">
            <text:p>6.2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.919" calcext:value-type="float">
            <text:p>15.919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25.499" calcext:value-type="float">
            <text:p>-25.499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5.856" calcext:value-type="float">
            <text:p>65.856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112.361" calcext:value-type="float">
            <text:p>-112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9.063" calcext:value-type="float">
            <text:p>4289.06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2.222" calcext:value-type="float">
            <text:p>1272.222</text:p>
          </table:table-cell>
          <table:table-cell office:value-type="float" office:value="6823.459" calcext:value-type="float">
            <text:p>6823.459</text:p>
          </table:table-cell>
          <table:table-cell office:value-type="float" office:value="1754.667" calcext:value-type="float">
            <text:p>1754.667</text:p>
          </table:table-cell>
          <table:table-cell office:value-type="float" office:value="4477.833" calcext:value-type="float">
            <text:p>4477.833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2.232" calcext:value-type="float">
            <text:p>1342.232</text:p>
          </table:table-cell>
          <table:table-cell office:value-type="float" office:value="7151.696" calcext:value-type="float">
            <text:p>7151.696</text:p>
          </table:table-cell>
          <table:table-cell office:value-type="float" office:value="1803.971" calcext:value-type="float">
            <text:p>1803.971</text:p>
          </table:table-cell>
          <table:table-cell office:value-type="float" office:value="14.773" calcext:value-type="float">
            <text:p>14.7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9.735" calcext:value-type="float">
            <text:p>49.735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84.303" calcext:value-type="float">
            <text:p>-84.303</text:p>
          </table:table-cell>
          <table:table-cell office:value-type="float" office:value="58.648" calcext:value-type="float">
            <text:p>58.64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366.928" calcext:value-type="float">
            <text:p>-366.9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2.78" calcext:value-type="float">
            <text:p>4292.7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47.268" calcext:value-type="float">
            <text:p>1247.268</text:p>
          </table:table-cell>
          <table:table-cell office:value-type="float" office:value="6777.465" calcext:value-type="float">
            <text:p>6777.465</text:p>
          </table:table-cell>
          <table:table-cell office:value-type="float" office:value="1808.095" calcext:value-type="float">
            <text:p>1808.095</text:p>
          </table:table-cell>
          <table:table-cell office:value-type="float" office:value="4485.751" calcext:value-type="float">
            <text:p>4485.75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15.818" calcext:value-type="float">
            <text:p>1315.818</text:p>
          </table:table-cell>
          <table:table-cell office:value-type="float" office:value="7106.994" calcext:value-type="float">
            <text:p>7106.994</text:p>
          </table:table-cell>
          <table:table-cell office:value-type="float" office:value="1864.507" calcext:value-type="float">
            <text:p>1864.507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9.682" calcext:value-type="float">
            <text:p>29.682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49.81" calcext:value-type="float">
            <text:p>-49.81</text:p>
          </table:table-cell>
          <table:table-cell office:value-type="float" office:value="28.875" calcext:value-type="float">
            <text:p>28.87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172.534" calcext:value-type="float">
            <text:p>-172.5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17" calcext:value-type="float">
            <text:p>4285.217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30.95" calcext:value-type="float">
            <text:p>1230.95</text:p>
          </table:table-cell>
          <table:table-cell office:value-type="float" office:value="6737.395" calcext:value-type="float">
            <text:p>6737.395</text:p>
          </table:table-cell>
          <table:table-cell office:value-type="float" office:value="1833.038" calcext:value-type="float">
            <text:p>1833.038</text:p>
          </table:table-cell>
          <table:table-cell office:value-type="float" office:value="4467.974" calcext:value-type="float">
            <text:p>4467.974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00.765" calcext:value-type="float">
            <text:p>1300.765</text:p>
          </table:table-cell>
          <table:table-cell office:value-type="float" office:value="7059.231" calcext:value-type="float">
            <text:p>7059.231</text:p>
          </table:table-cell>
          <table:table-cell office:value-type="float" office:value="1876.717" calcext:value-type="float">
            <text:p>1876.717</text:p>
          </table:table-cell>
          <table:table-cell office:value-type="float" office:value="7.853" calcext:value-type="float">
            <text:p>7.85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2.514" calcext:value-type="float">
            <text:p>22.514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36.996" calcext:value-type="float">
            <text:p>-36.996</text:p>
          </table:table-cell>
          <table:table-cell office:value-type="float" office:value="28.448" calcext:value-type="float">
            <text:p>28.44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96.062" calcext:value-type="float">
            <text:p>96.062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162.917" calcext:value-type="float">
            <text:p>-162.9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08" calcext:value-type="float">
            <text:p>4285.208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50.856" calcext:value-type="float">
            <text:p>1250.856</text:p>
          </table:table-cell>
          <table:table-cell office:value-type="float" office:value="6777.041" calcext:value-type="float">
            <text:p>6777.041</text:p>
          </table:table-cell>
          <table:table-cell office:value-type="float" office:value="1793.375" calcext:value-type="float">
            <text:p>1793.375</text:p>
          </table:table-cell>
          <table:table-cell office:value-type="float" office:value="4471.631" calcext:value-type="float">
            <text:p>4471.631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14.072" calcext:value-type="float">
            <text:p>1314.072</text:p>
          </table:table-cell>
          <table:table-cell office:value-type="float" office:value="7089.397" calcext:value-type="float">
            <text:p>7089.397</text:p>
          </table:table-cell>
          <table:table-cell office:value-type="float" office:value="1853.865" calcext:value-type="float">
            <text:p>1853.865</text:p>
          </table:table-cell>
          <table:table-cell office:value-type="float" office:value="36.72" calcext:value-type="float">
            <text:p>36.7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41.707" calcext:value-type="float">
            <text:p>241.70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444.784" calcext:value-type="float">
            <text:p>-444.784</text:p>
          </table:table-cell>
          <table:table-cell office:value-type="float" office:value="199.581" calcext:value-type="float">
            <text:p>199.581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236.117" calcext:value-type="float">
            <text:p>1236.11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2262.89" calcext:value-type="float">
            <text:p>-2262.8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3.03" calcext:value-type="float">
            <text:p>4293.03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81.626" calcext:value-type="float">
            <text:p>6781.626</text:p>
          </table:table-cell>
          <table:table-cell office:value-type="float" office:value="1236.783" calcext:value-type="float">
            <text:p>1236.783</text:p>
          </table:table-cell>
          <table:table-cell office:value-type="float" office:value="6756.828" calcext:value-type="float">
            <text:p>6756.828</text:p>
          </table:table-cell>
          <table:table-cell office:value-type="float" office:value="1829.233" calcext:value-type="float">
            <text:p>1829.233</text:p>
          </table:table-cell>
          <table:table-cell office:value-type="float" office:value="4480.798" calcext:value-type="float">
            <text:p>4480.798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91.605" calcext:value-type="float">
            <text:p>7091.605</text:p>
          </table:table-cell>
          <table:table-cell office:value-type="float" office:value="1306.373" calcext:value-type="float">
            <text:p>1306.373</text:p>
          </table:table-cell>
          <table:table-cell office:value-type="float" office:value="7083.226" calcext:value-type="float">
            <text:p>7083.226</text:p>
          </table:table-cell>
          <table:table-cell office:value-type="float" office:value="1878.37" calcext:value-type="float">
            <text:p>1878.37</text:p>
          </table:table-cell>
          <table:table-cell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6.277" calcext:value-type="float">
            <text:p>86.277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44.792" calcext:value-type="float">
            <text:p>-144.792</text:p>
          </table:table-cell>
          <table:table-cell office:value-type="float" office:value="235.841" calcext:value-type="float">
            <text:p>235.841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44.858" calcext:value-type="float">
            <text:p>944.858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646.413" calcext:value-type="float">
            <text:p>-1646.4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101" calcext:value-type="float">
            <text:p>4303.101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846.111" calcext:value-type="float">
            <text:p>6846.111</text:p>
          </table:table-cell>
          <table:table-cell office:value-type="float" office:value="1237.161" calcext:value-type="float">
            <text:p>1237.161</text:p>
          </table:table-cell>
          <table:table-cell office:value-type="float" office:value="6767.652" calcext:value-type="float">
            <text:p>6767.652</text:p>
          </table:table-cell>
          <table:table-cell office:value-type="float" office:value="1838.55" calcext:value-type="float">
            <text:p>1838.55</text:p>
          </table:table-cell>
          <table:table-cell office:value-type="float" office:value="4487.273" calcext:value-type="float">
            <text:p>4487.273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161.599" calcext:value-type="float">
            <text:p>7161.599</text:p>
          </table:table-cell>
          <table:table-cell office:value-type="float" office:value="1307.281" calcext:value-type="float">
            <text:p>1307.281</text:p>
          </table:table-cell>
          <table:table-cell office:value-type="float" office:value="7091.511" calcext:value-type="float">
            <text:p>7091.511</text:p>
          </table:table-cell>
          <table:table-cell office:value-type="float" office:value="1883.035" calcext:value-type="float">
            <text:p>1883.035</text:p>
          </table:table-cell>
          <table:table-cell office:value-type="float" office:value="16.827" calcext:value-type="float">
            <text:p>16.82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1.201" calcext:value-type="float">
            <text:p>41.201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65.25" calcext:value-type="float">
            <text:p>-65.25</text:p>
          </table:table-cell>
          <table:table-cell office:value-type="float" office:value="122.867" calcext:value-type="float">
            <text:p>122.86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38.576" calcext:value-type="float">
            <text:p>338.576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551.611" calcext:value-type="float">
            <text:p>-551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597" calcext:value-type="float">
            <text:p>4303.597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888.76" calcext:value-type="float">
            <text:p>6888.76</text:p>
          </table:table-cell>
          <table:table-cell office:value-type="float" office:value="1218.876" calcext:value-type="float">
            <text:p>1218.876</text:p>
          </table:table-cell>
          <table:table-cell office:value-type="float" office:value="6731.723" calcext:value-type="float">
            <text:p>6731.723</text:p>
          </table:table-cell>
          <table:table-cell office:value-type="float" office:value="1875.471" calcext:value-type="float">
            <text:p>1875.471</text:p>
          </table:table-cell>
          <table:table-cell office:value-type="float" office:value="4491.082" calcext:value-type="float">
            <text:p>4491.082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151.89" calcext:value-type="float">
            <text:p>7151.89</text:p>
          </table:table-cell>
          <table:table-cell office:value-type="float" office:value="1284.737" calcext:value-type="float">
            <text:p>1284.737</text:p>
          </table:table-cell>
          <table:table-cell office:value-type="float" office:value="7050.409" calcext:value-type="float">
            <text:p>7050.409</text:p>
          </table:table-cell>
          <table:table-cell office:value-type="float" office:value="1931.755" calcext:value-type="float">
            <text:p>1931.755</text:p>
          </table:table-cell>
          <table:table-cell office:value-type="float" office:value="30.707" calcext:value-type="float">
            <text:p>30.7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02.2" calcext:value-type="float">
            <text:p>102.2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72.886" calcext:value-type="float">
            <text:p>-172.886</text:p>
          </table:table-cell>
          <table:table-cell office:value-type="float" office:value="294.149" calcext:value-type="float">
            <text:p>294.149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03.577" calcext:value-type="float">
            <text:p>903.577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505.869" calcext:value-type="float">
            <text:p>-1505.86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29.5" calcext:value-type="float">
            <text:p>4329.5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09.004" calcext:value-type="float">
            <text:p>1209.004</text:p>
          </table:table-cell>
          <table:table-cell office:value-type="float" office:value="6737.959" calcext:value-type="float">
            <text:p>6737.959</text:p>
          </table:table-cell>
          <table:table-cell office:value-type="float" office:value="1921.041" calcext:value-type="float">
            <text:p>1921.041</text:p>
          </table:table-cell>
          <table:table-cell office:value-type="float" office:value="4520.775" calcext:value-type="float">
            <text:p>4520.775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275.545" calcext:value-type="float">
            <text:p>1275.545</text:p>
          </table:table-cell>
          <table:table-cell office:value-type="float" office:value="7061.79" calcext:value-type="float">
            <text:p>7061.79</text:p>
          </table:table-cell>
          <table:table-cell office:value-type="float" office:value="1979.759" calcext:value-type="float">
            <text:p>1979.759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32.746" calcext:value-type="float">
            <text:p>32.746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49.607" calcext:value-type="float">
            <text:p>-49.607</text:p>
          </table:table-cell>
          <table:table-cell office:value-type="float" office:value="169.69" calcext:value-type="float">
            <text:p>169.6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80.898" calcext:value-type="float">
            <text:p>380.898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589.098" calcext:value-type="float">
            <text:p>-589.09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3.553" calcext:value-type="float">
            <text:p>4343.553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187.616" calcext:value-type="float">
            <text:p>1187.616</text:p>
          </table:table-cell>
          <table:table-cell office:value-type="float" office:value="6709.406" calcext:value-type="float">
            <text:p>6709.406</text:p>
          </table:table-cell>
          <table:table-cell office:value-type="float" office:value="1977.7" calcext:value-type="float">
            <text:p>1977.7</text:p>
          </table:table-cell>
          <table:table-cell office:value-type="float" office:value="4531.831" calcext:value-type="float">
            <text:p>4531.831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55.651" calcext:value-type="float">
            <text:p>1255.651</text:p>
          </table:table-cell>
          <table:table-cell office:value-type="float" office:value="7033.216" calcext:value-type="float">
            <text:p>7033.216</text:p>
          </table:table-cell>
          <table:table-cell office:value-type="float" office:value="2030.446" calcext:value-type="float">
            <text:p>2030.446</text:p>
          </table:table-cell>
          <table:table-cell office:value-type="float" office:value="38.88" calcext:value-type="float">
            <text:p>38.88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251.11" calcext:value-type="float">
            <text:p>-251.11</text:p>
          </table:table-cell>
          <table:table-cell office:value-type="float" office:value="564.473" calcext:value-type="float">
            <text:p>564.47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325.469" calcext:value-type="float">
            <text:p>2325.469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4068.099" calcext:value-type="float">
            <text:p>-4068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2.474" calcext:value-type="float">
            <text:p>4342.47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81.693" calcext:value-type="float">
            <text:p>1181.693</text:p>
          </table:table-cell>
          <table:table-cell office:value-type="float" office:value="6696.527" calcext:value-type="float">
            <text:p>6696.527</text:p>
          </table:table-cell>
          <table:table-cell office:value-type="float" office:value="1988.421" calcext:value-type="float">
            <text:p>1988.421</text:p>
          </table:table-cell>
          <table:table-cell office:value-type="float" office:value="4533.472" calcext:value-type="float">
            <text:p>4533.472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44.331" calcext:value-type="float">
            <text:p>1244.331</text:p>
          </table:table-cell>
          <table:table-cell office:value-type="float" office:value="7012.307" calcext:value-type="float">
            <text:p>7012.307</text:p>
          </table:table-cell>
          <table:table-cell office:value-type="float" office:value="2054.637" calcext:value-type="float">
            <text:p>2054.637</text:p>
          </table:table-cell>
          <table:table-cell office:value-type="float" office:value="33.96" calcext:value-type="float">
            <text:p>33.9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189.595" calcext:value-type="float">
            <text:p>-189.595</text:p>
          </table:table-cell>
          <table:table-cell office:value-type="float" office:value="510.819" calcext:value-type="float">
            <text:p>510.81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924.087" calcext:value-type="float">
            <text:p>1924.087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3322.159" calcext:value-type="float">
            <text:p>-3322.1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5.167" calcext:value-type="float">
            <text:p>4345.167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61.67" calcext:value-type="float">
            <text:p>1161.67</text:p>
          </table:table-cell>
          <table:table-cell office:value-type="float" office:value="6659.333" calcext:value-type="float">
            <text:p>6659.333</text:p>
          </table:table-cell>
          <table:table-cell office:value-type="float" office:value="2031.002" calcext:value-type="float">
            <text:p>2031.002</text:p>
          </table:table-cell>
          <table:table-cell office:value-type="float" office:value="4534.035" calcext:value-type="float">
            <text:p>4534.035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25.492" calcext:value-type="float">
            <text:p>1225.492</text:p>
          </table:table-cell>
          <table:table-cell office:value-type="float" office:value="6975.34" calcext:value-type="float">
            <text:p>6975.34</text:p>
          </table:table-cell>
          <table:table-cell office:value-type="float" office:value="2092.73" calcext:value-type="float">
            <text:p>2092.73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0.514" calcext:value-type="float">
            <text:p>40.514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67.536" calcext:value-type="float">
            <text:p>-67.536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79.571" calcext:value-type="float">
            <text:p>679.571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1155.958" calcext:value-type="float">
            <text:p>-1155.95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65.37" calcext:value-type="float">
            <text:p>4365.37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62.76" calcext:value-type="float">
            <text:p>1162.76</text:p>
          </table:table-cell>
          <table:table-cell office:value-type="float" office:value="6681.705" calcext:value-type="float">
            <text:p>6681.705</text:p>
          </table:table-cell>
          <table:table-cell office:value-type="float" office:value="2049.034" calcext:value-type="float">
            <text:p>2049.034</text:p>
          </table:table-cell>
          <table:table-cell office:value-type="float" office:value="4558.969" calcext:value-type="float">
            <text:p>4558.969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25.899" calcext:value-type="float">
            <text:p>1225.899</text:p>
          </table:table-cell>
          <table:table-cell office:value-type="float" office:value="7001.084" calcext:value-type="float">
            <text:p>7001.084</text:p>
          </table:table-cell>
          <table:table-cell office:value-type="float" office:value="2116.854" calcext:value-type="float">
            <text:p>2116.854</text:p>
          </table:table-cell>
          <table:table-cell office:value-type="float" office:value="37.107" calcext:value-type="float">
            <text:p>37.107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6.428" calcext:value-type="float">
            <text:p>96.428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154.988" calcext:value-type="float">
            <text:p>-154.988</text:p>
          </table:table-cell>
          <table:table-cell office:value-type="float" office:value="630.629" calcext:value-type="float">
            <text:p>630.62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454.014" calcext:value-type="float">
            <text:p>2454.014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4258.018" calcext:value-type="float">
            <text:p>-4258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6.02" calcext:value-type="float">
            <text:p>4386.02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16.38" calcext:value-type="float">
            <text:p>1116.38</text:p>
          </table:table-cell>
          <table:table-cell office:value-type="float" office:value="6609.963" calcext:value-type="float">
            <text:p>6609.963</text:p>
          </table:table-cell>
          <table:table-cell office:value-type="float" office:value="2162.077" calcext:value-type="float">
            <text:p>2162.077</text:p>
          </table:table-cell>
          <table:table-cell office:value-type="float" office:value="4578.621" calcext:value-type="float">
            <text:p>4578.621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182.361" calcext:value-type="float">
            <text:p>1182.361</text:p>
          </table:table-cell>
          <table:table-cell office:value-type="float" office:value="6934.006" calcext:value-type="float">
            <text:p>6934.006</text:p>
          </table:table-cell>
          <table:table-cell office:value-type="float" office:value="2223.237" calcext:value-type="float">
            <text:p>2223.237</text:p>
          </table:table-cell>
          <table:table-cell office:value-type="float" office:value="24.093" calcext:value-type="float">
            <text:p>24.09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9.048" calcext:value-type="float">
            <text:p>49.048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73.615" calcext:value-type="float">
            <text:p>-73.615</text:p>
          </table:table-cell>
          <table:table-cell office:value-type="float" office:value="648.432" calcext:value-type="float">
            <text:p>648.4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571.156" calcext:value-type="float">
            <text:p>1571.156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2481.471" calcext:value-type="float">
            <text:p>-2481.47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93.755" calcext:value-type="float">
            <text:p>4393.755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145.906" calcext:value-type="float">
            <text:p>1145.906</text:p>
          </table:table-cell>
          <table:table-cell office:value-type="float" office:value="6676.517" calcext:value-type="float">
            <text:p>6676.517</text:p>
          </table:table-cell>
          <table:table-cell office:value-type="float" office:value="2110.994" calcext:value-type="float">
            <text:p>2110.994</text:p>
          </table:table-cell>
          <table:table-cell office:value-type="float" office:value="4586.149" calcext:value-type="float">
            <text:p>4586.149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11.761" calcext:value-type="float">
            <text:p>1211.761</text:p>
          </table:table-cell>
          <table:table-cell office:value-type="float" office:value="7000.1" calcext:value-type="float">
            <text:p>7000.1</text:p>
          </table:table-cell>
          <table:table-cell office:value-type="float" office:value="2172.198" calcext:value-type="float">
            <text:p>2172.198</text:p>
          </table:table-cell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16.814" calcext:value-type="float">
            <text:p>116.814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213.825" calcext:value-type="float">
            <text:p>-213.825</text:p>
          </table:table-cell>
          <table:table-cell office:value-type="float" office:value="320.432" calcext:value-type="float">
            <text:p>320.43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984.099" calcext:value-type="float">
            <text:p>1984.099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3632.096" calcext:value-type="float">
            <text:p>-3632.0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3.055" calcext:value-type="float">
            <text:p>4383.055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26.472" calcext:value-type="float">
            <text:p>1126.472</text:p>
          </table:table-cell>
          <table:table-cell office:value-type="float" office:value="6627.102" calcext:value-type="float">
            <text:p>6627.102</text:p>
          </table:table-cell>
          <table:table-cell office:value-type="float" office:value="2139.009" calcext:value-type="float">
            <text:p>2139.009</text:p>
          </table:table-cell>
          <table:table-cell office:value-type="float" office:value="4570.893" calcext:value-type="float">
            <text:p>4570.893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189.77" calcext:value-type="float">
            <text:p>1189.77</text:p>
          </table:table-cell>
          <table:table-cell office:value-type="float" office:value="6941.036" calcext:value-type="float">
            <text:p>6941.036</text:p>
          </table:table-cell>
          <table:table-cell office:value-type="float" office:value="2200.749" calcext:value-type="float">
            <text:p>2200.749</text:p>
          </table:table-cell>
          <table:table-cell office:value-type="float" office:value="32.253" calcext:value-type="float">
            <text:p>32.253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94.884" calcext:value-type="float">
            <text:p>94.884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156.766" calcext:value-type="float">
            <text:p>-156.766</text:p>
          </table:table-cell>
          <table:table-cell office:value-type="float" office:value="809.862" calcext:value-type="float">
            <text:p>809.862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540.621" calcext:value-type="float">
            <text:p>2540.621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4251.314" calcext:value-type="float">
            <text:p>-4251.31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39.925" calcext:value-type="float">
            <text:p>4439.925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23.82" calcext:value-type="float">
            <text:p>1123.82</text:p>
          </table:table-cell>
          <table:table-cell office:value-type="float" office:value="6678.69" calcext:value-type="float">
            <text:p>6678.69</text:p>
          </table:table-cell>
          <table:table-cell office:value-type="float" office:value="2201.16" calcext:value-type="float">
            <text:p>2201.16</text:p>
          </table:table-cell>
          <table:table-cell office:value-type="float" office:value="4633.935" calcext:value-type="float">
            <text:p>4633.935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186.256" calcext:value-type="float">
            <text:p>1186.256</text:p>
          </table:table-cell>
          <table:table-cell office:value-type="float" office:value="6997.079" calcext:value-type="float">
            <text:p>6997.079</text:p>
          </table:table-cell>
          <table:table-cell office:value-type="float" office:value="2270.792" calcext:value-type="float">
            <text:p>2270.792</text:p>
          </table:table-cell>
          <table:table-cell office:value-type="float" office:value="26.947" calcext:value-type="float">
            <text:p>26.94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67.62" calcext:value-type="float">
            <text:p>67.62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107.76" calcext:value-type="float">
            <text:p>-107.76</text:p>
          </table:table-cell>
          <table:table-cell office:value-type="float" office:value="827.908" calcext:value-type="float">
            <text:p>827.908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173.498" calcext:value-type="float">
            <text:p>2173.498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3501.921" calcext:value-type="float">
            <text:p>-3501.92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3.091" calcext:value-type="float">
            <text:p>4443.09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977.379" calcext:value-type="float">
            <text:p>6977.379</text:p>
          </table:table-cell>
          <table:table-cell office:value-type="float" office:value="1112.738" calcext:value-type="float">
            <text:p>1112.738</text:p>
          </table:table-cell>
          <table:table-cell office:value-type="float" office:value="6659.779" calcext:value-type="float">
            <text:p>6659.779</text:p>
          </table:table-cell>
          <table:table-cell office:value-type="float" office:value="2226.403" calcext:value-type="float">
            <text:p>2226.403</text:p>
          </table:table-cell>
          <table:table-cell office:value-type="float" office:value="4639.565" calcext:value-type="float">
            <text:p>4639.565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7330.715" calcext:value-type="float">
            <text:p>7330.715</text:p>
          </table:table-cell>
          <table:table-cell office:value-type="float" office:value="1179.936" calcext:value-type="float">
            <text:p>1179.936</text:p>
          </table:table-cell>
          <table:table-cell office:value-type="float" office:value="6990.119" calcext:value-type="float">
            <text:p>6990.119</text:p>
          </table:table-cell>
          <table:table-cell office:value-type="float" office:value="2289.012" calcext:value-type="float">
            <text:p>2289.012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0.111" calcext:value-type="float">
            <text:p>70.111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114.895" calcext:value-type="float">
            <text:p>-114.895</text:p>
          </table:table-cell>
          <table:table-cell office:value-type="float" office:value="698.525" calcext:value-type="float">
            <text:p>698.52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454.464" calcext:value-type="float">
            <text:p>2454.464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4191.018" calcext:value-type="float">
            <text:p>-4191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68.255" calcext:value-type="float">
            <text:p>4468.25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22.988" calcext:value-type="float">
            <text:p>1122.988</text:p>
          </table:table-cell>
          <table:table-cell office:value-type="float" office:value="6705.362" calcext:value-type="float">
            <text:p>6705.362</text:p>
          </table:table-cell>
          <table:table-cell office:value-type="float" office:value="2231.148" calcext:value-type="float">
            <text:p>2231.148</text:p>
          </table:table-cell>
          <table:table-cell office:value-type="float" office:value="4662.695" calcext:value-type="float">
            <text:p>4662.695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185.092" calcext:value-type="float">
            <text:p>1185.092</text:p>
          </table:table-cell>
          <table:table-cell office:value-type="float" office:value="7023.519" calcext:value-type="float">
            <text:p>7023.519</text:p>
          </table:table-cell>
          <table:table-cell office:value-type="float" office:value="2301.871" calcext:value-type="float">
            <text:p>2301.871</text:p>
          </table:table-cell>
          <table:table-cell office:value-type="float" office:value="37.773" calcext:value-type="float">
            <text:p>37.773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04.957" calcext:value-type="float">
            <text:p>104.957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171.312" calcext:value-type="float">
            <text:p>-171.312</text:p>
          </table:table-cell>
          <table:table-cell office:value-type="float" office:value="1246.649" calcext:value-type="float">
            <text:p>1246.649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071.581" calcext:value-type="float">
            <text:p>4071.581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6864.355" calcext:value-type="float">
            <text:p>-6864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21.344" calcext:value-type="float">
            <text:p>4521.34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713.056" calcext:value-type="float">
            <text:p>6713.056</text:p>
          </table:table-cell>
          <table:table-cell office:value-type="float" office:value="1122.526" calcext:value-type="float">
            <text:p>1122.526</text:p>
          </table:table-cell>
          <table:table-cell office:value-type="float" office:value="6757.531" calcext:value-type="float">
            <text:p>6757.531</text:p>
          </table:table-cell>
          <table:table-cell office:value-type="float" office:value="2285.158" calcext:value-type="float">
            <text:p>2285.158</text:p>
          </table:table-cell>
          <table:table-cell office:value-type="float" office:value="4727.232" calcext:value-type="float">
            <text:p>4727.232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7062.397" calcext:value-type="float">
            <text:p>7062.397</text:p>
          </table:table-cell>
          <table:table-cell office:value-type="float" office:value="1183.518" calcext:value-type="float">
            <text:p>1183.518</text:p>
          </table:table-cell>
          <table:table-cell office:value-type="float" office:value="7084.919" calcext:value-type="float">
            <text:p>7084.919</text:p>
          </table:table-cell>
          <table:table-cell office:value-type="float" office:value="2369.544" calcext:value-type="float">
            <text:p>2369.544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20.434" calcext:value-type="float">
            <text:p>120.434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195.517" calcext:value-type="float">
            <text:p>-195.517</text:p>
          </table:table-cell>
          <table:table-cell office:value-type="float" office:value="1713.59" calcext:value-type="float">
            <text:p>1713.59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816.033" calcext:value-type="float">
            <text:p>5816.033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9872.543" calcext:value-type="float">
            <text:p>-9872.5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5.413" calcext:value-type="float">
            <text:p>4555.413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668.518" calcext:value-type="float">
            <text:p>6668.518</text:p>
          </table:table-cell>
          <table:table-cell office:value-type="float" office:value="1092.242" calcext:value-type="float">
            <text:p>1092.242</text:p>
          </table:table-cell>
          <table:table-cell office:value-type="float" office:value="6731.27" calcext:value-type="float">
            <text:p>6731.27</text:p>
          </table:table-cell>
          <table:table-cell office:value-type="float" office:value="2379.556" calcext:value-type="float">
            <text:p>2379.556</text:p>
          </table:table-cell>
          <table:table-cell office:value-type="float" office:value="4754.21" calcext:value-type="float">
            <text:p>4754.21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7007.877" calcext:value-type="float">
            <text:p>7007.877</text:p>
          </table:table-cell>
          <table:table-cell office:value-type="float" office:value="1154.388" calcext:value-type="float">
            <text:p>1154.388</text:p>
          </table:table-cell>
          <table:table-cell office:value-type="float" office:value="7053.87" calcext:value-type="float">
            <text:p>7053.87</text:p>
          </table:table-cell>
          <table:table-cell office:value-type="float" office:value="2454.551" calcext:value-type="float">
            <text:p>2454.551</text:p>
          </table:table-cell>
          <table:table-cell office:value-type="float" office:value="22.053" calcext:value-type="float">
            <text:p>22.053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66.004" calcext:value-type="float">
            <text:p>66.004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109.433" calcext:value-type="float">
            <text:p>-109.433</text:p>
          </table:table-cell>
          <table:table-cell office:value-type="float" office:value="784.103" calcext:value-type="float">
            <text:p>784.103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693.995" calcext:value-type="float">
            <text:p>2693.995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4582.611" calcext:value-type="float">
            <text:p>-4582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8.329" calcext:value-type="float">
            <text:p>4538.329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595.935" calcext:value-type="float">
            <text:p>6595.935</text:p>
          </table:table-cell>
          <table:table-cell office:value-type="float" office:value="1078.433" calcext:value-type="float">
            <text:p>1078.433</text:p>
          </table:table-cell>
          <table:table-cell office:value-type="float" office:value="6686.678" calcext:value-type="float">
            <text:p>6686.678</text:p>
          </table:table-cell>
          <table:table-cell office:value-type="float" office:value="2389.98" calcext:value-type="float">
            <text:p>2389.98</text:p>
          </table:table-cell>
          <table:table-cell office:value-type="float" office:value="4744.99" calcext:value-type="float">
            <text:p>4744.99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930.52" calcext:value-type="float">
            <text:p>6930.52</text:p>
          </table:table-cell>
          <table:table-cell office:value-type="float" office:value="1134.198" calcext:value-type="float">
            <text:p>1134.198</text:p>
          </table:table-cell>
          <table:table-cell office:value-type="float" office:value="7004.427" calcext:value-type="float">
            <text:p>7004.427</text:p>
          </table:table-cell>
          <table:table-cell office:value-type="float" office:value="2485.552" calcext:value-type="float">
            <text:p>2485.552</text:p>
          </table:table-cell>
          <table:table-cell office:value-type="float" office:value="30.307" calcext:value-type="float">
            <text:p>30.307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06.207" calcext:value-type="float">
            <text:p>106.207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81.268" calcext:value-type="float">
            <text:p>-181.268</text:p>
          </table:table-cell>
          <table:table-cell office:value-type="float" office:value="1278.132" calcext:value-type="float">
            <text:p>1278.13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5890.751" calcext:value-type="float">
            <text:p>5890.751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0456.845" calcext:value-type="float">
            <text:p>-10456.8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6.323" calcext:value-type="float">
            <text:p>4556.32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52.252" calcext:value-type="float">
            <text:p>6552.252</text:p>
          </table:table-cell>
          <table:table-cell office:value-type="float" office:value="1077.155" calcext:value-type="float">
            <text:p>1077.155</text:p>
          </table:table-cell>
          <table:table-cell office:value-type="float" office:value="6702.126" calcext:value-type="float">
            <text:p>6702.126</text:p>
          </table:table-cell>
          <table:table-cell office:value-type="float" office:value="2410.521" calcext:value-type="float">
            <text:p>2410.521</text:p>
          </table:table-cell>
          <table:table-cell office:value-type="float" office:value="4760.065" calcext:value-type="float">
            <text:p>4760.065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84.65" calcext:value-type="float">
            <text:p>6884.65</text:p>
          </table:table-cell>
          <table:table-cell office:value-type="float" office:value="1138.523" calcext:value-type="float">
            <text:p>1138.523</text:p>
          </table:table-cell>
          <table:table-cell office:value-type="float" office:value="7028.12" calcext:value-type="float">
            <text:p>7028.12</text:p>
          </table:table-cell>
          <table:table-cell office:value-type="float" office:value="2492.011" calcext:value-type="float">
            <text:p>2492.011</text:p>
          </table:table-cell>
          <table:table-cell office:value-type="float" office:value="32.707" calcext:value-type="float">
            <text:p>32.707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69.389" calcext:value-type="float">
            <text:p>169.389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304.734" calcext:value-type="float">
            <text:p>-304.734</text:p>
          </table:table-cell>
          <table:table-cell office:value-type="float" office:value="1729.635" calcext:value-type="float">
            <text:p>1729.635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0417.295" calcext:value-type="float">
            <text:p>10417.295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19022.681" calcext:value-type="float">
            <text:p>-19022.6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99.767" calcext:value-type="float">
            <text:p>4599.767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788.601" calcext:value-type="float">
            <text:p>6788.601</text:p>
          </table:table-cell>
          <table:table-cell office:value-type="float" office:value="1054.337" calcext:value-type="float">
            <text:p>1054.337</text:p>
          </table:table-cell>
          <table:table-cell office:value-type="float" office:value="6700.114" calcext:value-type="float">
            <text:p>6700.114</text:p>
          </table:table-cell>
          <table:table-cell office:value-type="float" office:value="2499.419" calcext:value-type="float">
            <text:p>2499.419</text:p>
          </table:table-cell>
          <table:table-cell office:value-type="float" office:value="4805.245" calcext:value-type="float">
            <text:p>4805.245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7093.719" calcext:value-type="float">
            <text:p>7093.719</text:p>
          </table:table-cell>
          <table:table-cell office:value-type="float" office:value="1110.784" calcext:value-type="float">
            <text:p>1110.784</text:p>
          </table:table-cell>
          <table:table-cell office:value-type="float" office:value="7018.041" calcext:value-type="float">
            <text:p>7018.041</text:p>
          </table:table-cell>
          <table:table-cell office:value-type="float" office:value="2592.449" calcext:value-type="float">
            <text:p>2592.449</text:p>
          </table:table-cell>
          <table:table-cell office:value-type="float" office:value="22.12" calcext:value-type="float">
            <text:p>22.1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49.496" calcext:value-type="float">
            <text:p>49.496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76.482" calcext:value-type="float">
            <text:p>-76.482</text:p>
          </table:table-cell>
          <table:table-cell office:value-type="float" office:value="838.5" calcext:value-type="float">
            <text:p>838.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209.758" calcext:value-type="float">
            <text:p>2209.758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3563.563" calcext:value-type="float">
            <text:p>-3563.5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33.432" calcext:value-type="float">
            <text:p>4633.432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730.369" calcext:value-type="float">
            <text:p>6730.369</text:p>
          </table:table-cell>
          <table:table-cell office:value-type="float" office:value="1023.903" calcext:value-type="float">
            <text:p>1023.903</text:p>
          </table:table-cell>
          <table:table-cell office:value-type="float" office:value="6673.152" calcext:value-type="float">
            <text:p>6673.152</text:p>
          </table:table-cell>
          <table:table-cell office:value-type="float" office:value="2593.712" calcext:value-type="float">
            <text:p>2593.712</text:p>
          </table:table-cell>
          <table:table-cell office:value-type="float" office:value="4839.25" calcext:value-type="float">
            <text:p>4839.25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7017.673" calcext:value-type="float">
            <text:p>7017.673</text:p>
          </table:table-cell>
          <table:table-cell office:value-type="float" office:value="1077.874" calcext:value-type="float">
            <text:p>1077.874</text:p>
          </table:table-cell>
          <table:table-cell office:value-type="float" office:value="6986.485" calcext:value-type="float">
            <text:p>6986.485</text:p>
          </table:table-cell>
          <table:table-cell office:value-type="float" office:value="2692.015" calcext:value-type="float">
            <text:p>2692.015</text:p>
          </table:table-cell>
          <table:table-cell office:value-type="float" office:value="28.053" calcext:value-type="float">
            <text:p>28.053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96.971" calcext:value-type="float">
            <text:p>96.971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65.124" calcext:value-type="float">
            <text:p>-165.124</text:p>
          </table:table-cell>
          <table:table-cell office:value-type="float" office:value="1426.264" calcext:value-type="float">
            <text:p>1426.264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6885.234" calcext:value-type="float">
            <text:p>6885.234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2289.825" calcext:value-type="float">
            <text:p>-12289.82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10.709" calcext:value-type="float">
            <text:p>4710.709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022.298" calcext:value-type="float">
            <text:p>1022.298</text:p>
          </table:table-cell>
          <table:table-cell office:value-type="float" office:value="6747.231" calcext:value-type="float">
            <text:p>6747.231</text:p>
          </table:table-cell>
          <table:table-cell office:value-type="float" office:value="2674.187" calcext:value-type="float">
            <text:p>2674.187</text:p>
          </table:table-cell>
          <table:table-cell office:value-type="float" office:value="4914.377" calcext:value-type="float">
            <text:p>4914.377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083.65" calcext:value-type="float">
            <text:p>1083.65</text:p>
          </table:table-cell>
          <table:table-cell office:value-type="float" office:value="7073.118" calcext:value-type="float">
            <text:p>7073.118</text:p>
          </table:table-cell>
          <table:table-cell office:value-type="float" office:value="2755.635" calcext:value-type="float">
            <text:p>2755.635</text:p>
          </table:table-cell>
          <table:table-cell office:value-type="float" office:value="50.907" calcext:value-type="float">
            <text:p>50.907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170.654" calcext:value-type="float">
            <text:p>170.654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289.053" calcext:value-type="float">
            <text:p>-289.053</text:p>
          </table:table-cell>
          <table:table-cell office:value-type="float" office:value="2015.654" calcext:value-type="float">
            <text:p>2015.654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7500.938" calcext:value-type="float">
            <text:p>7500.938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12926.981" calcext:value-type="float">
            <text:p>-12926.9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45.411" calcext:value-type="float">
            <text:p>4745.411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035.181" calcext:value-type="float">
            <text:p>1035.181</text:p>
          </table:table-cell>
          <table:table-cell office:value-type="float" office:value="6807.598" calcext:value-type="float">
            <text:p>6807.598</text:p>
          </table:table-cell>
          <table:table-cell office:value-type="float" office:value="2683.224" calcext:value-type="float">
            <text:p>2683.224</text:p>
          </table:table-cell>
          <table:table-cell office:value-type="float" office:value="4959.697" calcext:value-type="float">
            <text:p>4959.697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094.469" calcext:value-type="float">
            <text:p>1094.469</text:p>
          </table:table-cell>
          <table:table-cell office:value-type="float" office:value="7139.992" calcext:value-type="float">
            <text:p>7139.992</text:p>
          </table:table-cell>
          <table:table-cell office:value-type="float" office:value="2779.402" calcext:value-type="float">
            <text:p>2779.402</text:p>
          </table:table-cell>
          <table:table-cell office:value-type="float" office:value="29.68" calcext:value-type="float">
            <text:p>29.68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88.781" calcext:value-type="float">
            <text:p>88.781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147.18" calcext:value-type="float">
            <text:p>-147.18</text:p>
          </table:table-cell>
          <table:table-cell office:value-type="float" office:value="1417.056" calcext:value-type="float">
            <text:p>1417.05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590.946" calcext:value-type="float">
            <text:p>4590.946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7728.578" calcext:value-type="float">
            <text:p>-7728.5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3.946" calcext:value-type="float">
            <text:p>4803.946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13.513" calcext:value-type="float">
            <text:p>1013.513</text:p>
          </table:table-cell>
          <table:table-cell office:value-type="float" office:value="6822.967" calcext:value-type="float">
            <text:p>6822.967</text:p>
          </table:table-cell>
          <table:table-cell office:value-type="float" office:value="2784.924" calcext:value-type="float">
            <text:p>2784.924</text:p>
          </table:table-cell>
          <table:table-cell office:value-type="float" office:value="5022.493" calcext:value-type="float">
            <text:p>5022.493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069.394" calcext:value-type="float">
            <text:p>1069.394</text:p>
          </table:table-cell>
          <table:table-cell office:value-type="float" office:value="7152.835" calcext:value-type="float">
            <text:p>7152.835</text:p>
          </table:table-cell>
          <table:table-cell office:value-type="float" office:value="2892.151" calcext:value-type="float">
            <text:p>2892.151</text:p>
          </table:table-cell>
          <table:table-cell office:value-type="float" office:value="47.96" calcext:value-type="float">
            <text:p>47.96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54.404" calcext:value-type="float">
            <text:p>154.404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259.629" calcext:value-type="float">
            <text:p>-259.629</text:p>
          </table:table-cell>
          <table:table-cell office:value-type="float" office:value="2406.931" calcext:value-type="float">
            <text:p>2406.931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7344.053" calcext:value-type="float">
            <text:p>7344.053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12223.173" calcext:value-type="float">
            <text:p>-12223.1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37.521" calcext:value-type="float">
            <text:p>4837.521</text:p>
          </table:table-cell>
          <table:table-cell office:value-type="float" office:value="2732.471" calcext:value-type="float">
            <text:p>2732.471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970.359" calcext:value-type="float">
            <text:p>970.359</text:p>
          </table:table-cell>
          <table:table-cell office:value-type="float" office:value="6770.574" calcext:value-type="float">
            <text:p>6770.574</text:p>
          </table:table-cell>
          <table:table-cell office:value-type="float" office:value="2904.468" calcext:value-type="float">
            <text:p>2904.468</text:p>
          </table:table-cell>
          <table:table-cell office:value-type="float" office:value="5054.545" calcext:value-type="float">
            <text:p>5054.545</text:p>
          </table:table-cell>
          <table:table-cell office:value-type="float" office:value="2801.724" calcext:value-type="float">
            <text:p>2801.724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29.777" calcext:value-type="float">
            <text:p>1029.777</text:p>
          </table:table-cell>
          <table:table-cell office:value-type="float" office:value="7105.966" calcext:value-type="float">
            <text:p>7105.966</text:p>
          </table:table-cell>
          <table:table-cell office:value-type="float" office:value="3003.124" calcext:value-type="float">
            <text:p>3003.124</text:p>
          </table:table-cell>
          <table:table-cell office:value-type="float" office:value="17.267" calcext:value-type="float">
            <text:p>17.26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2.061" calcext:value-type="float">
            <text:p>42.061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66.524" calcext:value-type="float">
            <text:p>-66.524</text:p>
          </table:table-cell>
          <table:table-cell office:value-type="float" office:value="681.008" calcext:value-type="float">
            <text:p>681.00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636.305" calcext:value-type="float">
            <text:p>1636.305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2578.678" calcext:value-type="float">
            <text:p>-2578.6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5.024" calcext:value-type="float">
            <text:p>4885.024</text:p>
          </table:table-cell>
          <table:table-cell office:value-type="float" office:value="2668.925" calcext:value-type="float">
            <text:p>2668.925</text:p>
          </table:table-cell>
          <table:table-cell office:value-type="float" office:value="6530.827" calcext:value-type="float">
            <text:p>6530.827</text:p>
          </table:table-cell>
          <table:table-cell office:value-type="float" office:value="890.238" calcext:value-type="float">
            <text:p>890.238</text:p>
          </table:table-cell>
          <table:table-cell office:value-type="float" office:value="6658.469" calcext:value-type="float">
            <text:p>6658.469</text:p>
          </table:table-cell>
          <table:table-cell office:value-type="float" office:value="3111.579" calcext:value-type="float">
            <text:p>3111.579</text:p>
          </table:table-cell>
          <table:table-cell office:value-type="float" office:value="5098.479" calcext:value-type="float">
            <text:p>5098.479</text:p>
          </table:table-cell>
          <table:table-cell office:value-type="float" office:value="2734.738" calcext:value-type="float">
            <text:p>2734.738</text:p>
          </table:table-cell>
          <table:table-cell office:value-type="float" office:value="6861.337" calcext:value-type="float">
            <text:p>6861.337</text:p>
          </table:table-cell>
          <table:table-cell office:value-type="float" office:value="942.005" calcext:value-type="float">
            <text:p>942.005</text:p>
          </table:table-cell>
          <table:table-cell office:value-type="float" office:value="6975.049" calcext:value-type="float">
            <text:p>6975.049</text:p>
          </table:table-cell>
          <table:table-cell office:value-type="float" office:value="3221.909" calcext:value-type="float">
            <text:p>3221.909</text:p>
          </table:table-cell>
          <table:table-cell office:value-type="float" office:value="30.387" calcext:value-type="float">
            <text:p>30.38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78.412" calcext:value-type="float">
            <text:p>78.412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125.817" calcext:value-type="float">
            <text:p>-125.817</text:p>
          </table:table-cell>
          <table:table-cell office:value-type="float" office:value="1718.735" calcext:value-type="float">
            <text:p>1718.735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066.034" calcext:value-type="float">
            <text:p>5066.034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8373.322" calcext:value-type="float">
            <text:p>-8373.32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05.744" calcext:value-type="float">
            <text:p>4905.744</text:p>
          </table:table-cell>
          <table:table-cell office:value-type="float" office:value="2650.631" calcext:value-type="float">
            <text:p>2650.631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962.798" calcext:value-type="float">
            <text:p>962.798</text:p>
          </table:table-cell>
          <table:table-cell office:value-type="float" office:value="6823.736" calcext:value-type="float">
            <text:p>6823.736</text:p>
          </table:table-cell>
          <table:table-cell office:value-type="float" office:value="2987.752" calcext:value-type="float">
            <text:p>2987.752</text:p>
          </table:table-cell>
          <table:table-cell office:value-type="float" office:value="5125.255" calcext:value-type="float">
            <text:p>5125.255</text:p>
          </table:table-cell>
          <table:table-cell office:value-type="float" office:value="2722.04" calcext:value-type="float">
            <text:p>2722.04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19.178" calcext:value-type="float">
            <text:p>1019.178</text:p>
          </table:table-cell>
          <table:table-cell office:value-type="float" office:value="7155.563" calcext:value-type="float">
            <text:p>7155.563</text:p>
          </table:table-cell>
          <table:table-cell office:value-type="float" office:value="3094.948" calcext:value-type="float">
            <text:p>3094.948</text:p>
          </table:table-cell>
          <table:table-cell office:value-type="float" office:value="35.04" calcext:value-type="float">
            <text:p>35.04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88.724" calcext:value-type="float">
            <text:p>88.724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141.706" calcext:value-type="float">
            <text:p>-141.706</text:p>
          </table:table-cell>
          <table:table-cell office:value-type="float" office:value="1626.717" calcext:value-type="float">
            <text:p>1626.717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595.136" calcext:value-type="float">
            <text:p>4595.136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7527.263" calcext:value-type="float">
            <text:p>-7527.2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81.146" calcext:value-type="float">
            <text:p>4981.146</text:p>
          </table:table-cell>
          <table:table-cell office:value-type="float" office:value="2630.512" calcext:value-type="float">
            <text:p>2630.512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977.84" calcext:value-type="float">
            <text:p>977.84</text:p>
          </table:table-cell>
          <table:table-cell office:value-type="float" office:value="6929.103" calcext:value-type="float">
            <text:p>6929.103</text:p>
          </table:table-cell>
          <table:table-cell office:value-type="float" office:value="3033.189" calcext:value-type="float">
            <text:p>3033.189</text:p>
          </table:table-cell>
          <table:table-cell office:value-type="float" office:value="5208.81" calcext:value-type="float">
            <text:p>5208.81</text:p>
          </table:table-cell>
          <table:table-cell office:value-type="float" office:value="2715.661" calcext:value-type="float">
            <text:p>2715.66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28.799" calcext:value-type="float">
            <text:p>1028.799</text:p>
          </table:table-cell>
          <table:table-cell office:value-type="float" office:value="7258.282" calcext:value-type="float">
            <text:p>7258.282</text:p>
          </table:table-cell>
          <table:table-cell office:value-type="float" office:value="3159.338" calcext:value-type="float">
            <text:p>3159.338</text:p>
          </table:table-cell>
          <table:table-cell office:value-type="float" office:value="37.973" calcext:value-type="float">
            <text:p>37.973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04.57" calcext:value-type="float">
            <text:p>104.57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170.341" calcext:value-type="float">
            <text:p>-170.341</text:p>
          </table:table-cell>
          <table:table-cell office:value-type="float" office:value="1386.621" calcext:value-type="float">
            <text:p>1386.621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683.119" calcext:value-type="float">
            <text:p>3683.119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5950.527" calcext:value-type="float">
            <text:p>-5950.52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33.131" calcext:value-type="float">
            <text:p>5033.131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8458.511" calcext:value-type="float">
            <text:p>8458.511</text:p>
          </table:table-cell>
          <table:table-cell office:value-type="float" office:value="970.036" calcext:value-type="float">
            <text:p>970.036</text:p>
          </table:table-cell>
          <table:table-cell office:value-type="float" office:value="6965.541" calcext:value-type="float">
            <text:p>6965.541</text:p>
          </table:table-cell>
          <table:table-cell office:value-type="float" office:value="3100.72" calcext:value-type="float">
            <text:p>3100.72</text:p>
          </table:table-cell>
          <table:table-cell office:value-type="float" office:value="5264.266" calcext:value-type="float">
            <text:p>5264.266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8870.535" calcext:value-type="float">
            <text:p>8870.535</text:p>
          </table:table-cell>
          <table:table-cell office:value-type="float" office:value="1021.982" calcext:value-type="float">
            <text:p>1021.982</text:p>
          </table:table-cell>
          <table:table-cell office:value-type="float" office:value="7300.158" calcext:value-type="float">
            <text:p>7300.158</text:p>
          </table:table-cell>
          <table:table-cell office:value-type="float" office:value="3228.374" calcext:value-type="float">
            <text:p>3228.374</text:p>
          </table:table-cell>
          <table:table-cell office:value-type="float" office:value="68.947" calcext:value-type="float">
            <text:p>68.947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292.853" calcext:value-type="float">
            <text:p>292.853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514.447" calcext:value-type="float">
            <text:p>-514.447</text:p>
          </table:table-cell>
          <table:table-cell office:value-type="float" office:value="3724.031" calcext:value-type="float">
            <text:p>3724.031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2522.542" calcext:value-type="float">
            <text:p>22522.542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41143.174" calcext:value-type="float">
            <text:p>-41143.17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51.688" calcext:value-type="float">
            <text:p>5051.688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977.26" calcext:value-type="float">
            <text:p>977.26</text:p>
          </table:table-cell>
          <table:table-cell office:value-type="float" office:value="6998.489" calcext:value-type="float">
            <text:p>6998.489</text:p>
          </table:table-cell>
          <table:table-cell office:value-type="float" office:value="3104.887" calcext:value-type="float">
            <text:p>3104.887</text:p>
          </table:table-cell>
          <table:table-cell office:value-type="float" office:value="5283.507" calcext:value-type="float">
            <text:p>5283.507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35.827" calcext:value-type="float">
            <text:p>1035.827</text:p>
          </table:table-cell>
          <table:table-cell office:value-type="float" office:value="7346.981" calcext:value-type="float">
            <text:p>7346.981</text:p>
          </table:table-cell>
          <table:table-cell office:value-type="float" office:value="3220.034" calcext:value-type="float">
            <text:p>3220.034</text:p>
          </table:table-cell>
          <table:table-cell office:value-type="float" office:value="107.227" calcext:value-type="float">
            <text:p>107.227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office:value-type="float" office:value="387.678" calcext:value-type="float">
            <text:p>387.67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665.068" calcext:value-type="float">
            <text:p>-665.068</text:p>
          </table:table-cell>
          <table:table-cell office:value-type="float" office:value="7939.325" calcext:value-type="float">
            <text:p>7939.325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31572.018" calcext:value-type="float">
            <text:p>31572.01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54955.361" calcext:value-type="float">
            <text:p>-54955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35.614" calcext:value-type="float">
            <text:p>5135.614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960.306" calcext:value-type="float">
            <text:p>960.306</text:p>
          </table:table-cell>
          <table:table-cell office:value-type="float" office:value="7048.642" calcext:value-type="float">
            <text:p>7048.642</text:p>
          </table:table-cell>
          <table:table-cell office:value-type="float" office:value="3222.587" calcext:value-type="float">
            <text:p>3222.587</text:p>
          </table:table-cell>
          <table:table-cell office:value-type="float" office:value="5368.43" calcext:value-type="float">
            <text:p>5368.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011.614" calcext:value-type="float">
            <text:p>1011.614</text:p>
          </table:table-cell>
          <table:table-cell office:value-type="float" office:value="7383.669" calcext:value-type="float">
            <text:p>7383.669</text:p>
          </table:table-cell>
          <table:table-cell office:value-type="float" office:value="3353.191" calcext:value-type="float">
            <text:p>3353.191</text:p>
          </table:table-cell>
          <table:table-cell office:value-type="float" office:value="67.2" calcext:value-type="float">
            <text:p>67.2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3.478" calcext:value-type="float">
            <text:p>173.478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78.386" calcext:value-type="float">
            <text:p>-278.386</text:p>
          </table:table-cell>
          <table:table-cell office:value-type="float" office:value="4483.477" calcext:value-type="float">
            <text:p>4483.477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3439.185" calcext:value-type="float">
            <text:p>13439.185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2288.754" calcext:value-type="float">
            <text:p>-22288.75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2.965" calcext:value-type="float">
            <text:p>5162.965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956.265" calcext:value-type="float">
            <text:p>956.265</text:p>
          </table:table-cell>
          <table:table-cell office:value-type="float" office:value="7067.943" calcext:value-type="float">
            <text:p>7067.943</text:p>
          </table:table-cell>
          <table:table-cell office:value-type="float" office:value="3257.987" calcext:value-type="float">
            <text:p>3257.987</text:p>
          </table:table-cell>
          <table:table-cell office:value-type="float" office:value="5399.242" calcext:value-type="float">
            <text:p>5399.24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011.621" calcext:value-type="float">
            <text:p>1011.621</text:p>
          </table:table-cell>
          <table:table-cell office:value-type="float" office:value="7414.495" calcext:value-type="float">
            <text:p>7414.495</text:p>
          </table:table-cell>
          <table:table-cell office:value-type="float" office:value="3383.99" calcext:value-type="float">
            <text:p>3383.99</text:p>
          </table:table-cell>
          <table:table-cell office:value-type="float" office:value="54.987" calcext:value-type="float">
            <text:p>54.987</text:p>
          </table:table-cell>
          <table:table-cell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office:value-type="float" office:value="213.616" calcext:value-type="float">
            <text:p>213.616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70.557" calcext:value-type="float">
            <text:p>-370.557</text:p>
          </table:table-cell>
          <table:table-cell office:value-type="float" office:value="3678.294" calcext:value-type="float">
            <text:p>3678.294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17369.695" calcext:value-type="float">
            <text:p>17369.695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0923.913" calcext:value-type="float">
            <text:p>-30923.9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7.71" calcext:value-type="float">
            <text:p>5167.71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914.398" calcext:value-type="float">
            <text:p>914.398</text:p>
          </table:table-cell>
          <table:table-cell office:value-type="float" office:value="6989.284" calcext:value-type="float">
            <text:p>6989.284</text:p>
          </table:table-cell>
          <table:table-cell office:value-type="float" office:value="3346.137" calcext:value-type="float">
            <text:p>3346.137</text:p>
          </table:table-cell>
          <table:table-cell office:value-type="float" office:value="5401.992" calcext:value-type="float">
            <text:p>5401.992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967.211" calcext:value-type="float">
            <text:p>967.211</text:p>
          </table:table-cell>
          <table:table-cell office:value-type="float" office:value="7328.776" calcext:value-type="float">
            <text:p>7328.776</text:p>
          </table:table-cell>
          <table:table-cell office:value-type="float" office:value="3475.208" calcext:value-type="float">
            <text:p>3475.208</text:p>
          </table:table-cell>
          <table:table-cell office:value-type="float" office:value="61.773" calcext:value-type="float">
            <text:p>61.773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39.48" calcext:value-type="float">
            <text:p>239.48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415.295" calcext:value-type="float">
            <text:p>-415.295</text:p>
          </table:table-cell>
          <table:table-cell office:value-type="float" office:value="4261.007" calcext:value-type="float">
            <text:p>4261.007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18853.941" calcext:value-type="float">
            <text:p>18853.941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33297.97" calcext:value-type="float">
            <text:p>-33297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3.509" calcext:value-type="float">
            <text:p>5173.509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868.799" calcext:value-type="float">
            <text:p>868.799</text:p>
          </table:table-cell>
          <table:table-cell office:value-type="float" office:value="6904.245" calcext:value-type="float">
            <text:p>6904.245</text:p>
          </table:table-cell>
          <table:table-cell office:value-type="float" office:value="3442.773" calcext:value-type="float">
            <text:p>3442.773</text:p>
          </table:table-cell>
          <table:table-cell office:value-type="float" office:value="5407.529" calcext:value-type="float">
            <text:p>5407.529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911.259" calcext:value-type="float">
            <text:p>911.259</text:p>
          </table:table-cell>
          <table:table-cell office:value-type="float" office:value="7222.849" calcext:value-type="float">
            <text:p>7222.849</text:p>
          </table:table-cell>
          <table:table-cell office:value-type="float" office:value="3592.209" calcext:value-type="float">
            <text:p>3592.209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39.892" calcext:value-type="float">
            <text:p>139.892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240.559" calcext:value-type="float">
            <text:p>-240.559</text:p>
          </table:table-cell>
          <table:table-cell office:value-type="float" office:value="2134.257" calcext:value-type="float">
            <text:p>2134.257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236.08" calcext:value-type="float">
            <text:p>10236.08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18257.059" calcext:value-type="float">
            <text:p>-18257.0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91.386" calcext:value-type="float">
            <text:p>5191.386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877.057" calcext:value-type="float">
            <text:p>877.057</text:p>
          </table:table-cell>
          <table:table-cell office:value-type="float" office:value="6938.572" calcext:value-type="float">
            <text:p>6938.572</text:p>
          </table:table-cell>
          <table:table-cell office:value-type="float" office:value="3444.199" calcext:value-type="float">
            <text:p>3444.199</text:p>
          </table:table-cell>
          <table:table-cell office:value-type="float" office:value="5426.079" calcext:value-type="float">
            <text:p>5426.07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926.807" calcext:value-type="float">
            <text:p>926.807</text:p>
          </table:table-cell>
          <table:table-cell office:value-type="float" office:value="7272.374" calcext:value-type="float">
            <text:p>7272.374</text:p>
          </table:table-cell>
          <table:table-cell office:value-type="float" office:value="3579.784" calcext:value-type="float">
            <text:p>3579.784</text:p>
          </table:table-cell>
          <table:table-cell office:value-type="float" office:value="139.493" calcext:value-type="float">
            <text:p>139.49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62.756" calcext:value-type="float">
            <text:p>662.756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180.785" calcext:value-type="float">
            <text:p>-1180.785</text:p>
          </table:table-cell>
          <table:table-cell office:value-type="float" office:value="11507.423" calcext:value-type="float">
            <text:p>11507.4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9271.839" calcext:value-type="float">
            <text:p>59271.839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06568.135" calcext:value-type="float">
            <text:p>-106568.13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7.376" calcext:value-type="float">
            <text:p>5187.376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717.447" calcext:value-type="float">
            <text:p>6717.447</text:p>
          </table:table-cell>
          <table:table-cell office:value-type="float" office:value="883.412" calcext:value-type="float">
            <text:p>883.412</text:p>
          </table:table-cell>
          <table:table-cell office:value-type="float" office:value="6947.222" calcext:value-type="float">
            <text:p>6947.222</text:p>
          </table:table-cell>
          <table:table-cell office:value-type="float" office:value="3427.53" calcext:value-type="float">
            <text:p>3427.53</text:p>
          </table:table-cell>
          <table:table-cell office:value-type="float" office:value="5426.768" calcext:value-type="float">
            <text:p>5426.768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7041.507" calcext:value-type="float">
            <text:p>7041.507</text:p>
          </table:table-cell>
          <table:table-cell office:value-type="float" office:value="929.494" calcext:value-type="float">
            <text:p>929.494</text:p>
          </table:table-cell>
          <table:table-cell office:value-type="float" office:value="7278.415" calcext:value-type="float">
            <text:p>7278.415</text:p>
          </table:table-cell>
          <table:table-cell office:value-type="float" office:value="3575.122" calcext:value-type="float">
            <text:p>3575.122</text:p>
          </table:table-cell>
          <table:table-cell office:value-type="float" office:value="77.133" calcext:value-type="float">
            <text:p>77.133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19.959" calcext:value-type="float">
            <text:p>319.959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560.258" calcext:value-type="float">
            <text:p>-560.258</text:p>
          </table:table-cell>
          <table:table-cell office:value-type="float" office:value="5953.579" calcext:value-type="float">
            <text:p>5953.579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26999.666" calcext:value-type="float">
            <text:p>26999.666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47832.513" calcext:value-type="float">
            <text:p>-47832.5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62.169" calcext:value-type="float">
            <text:p>5262.169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893.427" calcext:value-type="float">
            <text:p>893.427</text:p>
          </table:table-cell>
          <table:table-cell office:value-type="float" office:value="7041.966" calcext:value-type="float">
            <text:p>7041.966</text:p>
          </table:table-cell>
          <table:table-cell office:value-type="float" office:value="3482.371" calcext:value-type="float">
            <text:p>3482.371</text:p>
          </table:table-cell>
          <table:table-cell office:value-type="float" office:value="5504.187" calcext:value-type="float">
            <text:p>5504.187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940.465" calcext:value-type="float">
            <text:p>940.465</text:p>
          </table:table-cell>
          <table:table-cell office:value-type="float" office:value="7377.691" calcext:value-type="float">
            <text:p>7377.691</text:p>
          </table:table-cell>
          <table:table-cell office:value-type="float" office:value="3630.684" calcext:value-type="float">
            <text:p>3630.684</text:p>
          </table:table-cell>
          <table:table-cell office:value-type="float" office:value="78.787" calcext:value-type="float">
            <text:p>78.787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350.142" calcext:value-type="float">
            <text:p>350.142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618.732" calcext:value-type="float">
            <text:p>-618.732</text:p>
          </table:table-cell>
          <table:table-cell office:value-type="float" office:value="5361.909" calcext:value-type="float">
            <text:p>5361.909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29244.87" calcext:value-type="float">
            <text:p>29244.87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52896.859" calcext:value-type="float">
            <text:p>-52896.8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44.567" calcext:value-type="float">
            <text:p>5244.567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834.28" calcext:value-type="float">
            <text:p>834.28</text:p>
          </table:table-cell>
          <table:table-cell office:value-type="float" office:value="6906.538" calcext:value-type="float">
            <text:p>6906.538</text:p>
          </table:table-cell>
          <table:table-cell office:value-type="float" office:value="3582.596" calcext:value-type="float">
            <text:p>3582.596</text:p>
          </table:table-cell>
          <table:table-cell office:value-type="float" office:value="5481.487" calcext:value-type="float">
            <text:p>5481.487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877.139" calcext:value-type="float">
            <text:p>877.139</text:p>
          </table:table-cell>
          <table:table-cell office:value-type="float" office:value="7228.837" calcext:value-type="float">
            <text:p>7228.837</text:p>
          </table:table-cell>
          <table:table-cell office:value-type="float" office:value="3734.137" calcext:value-type="float">
            <text:p>3734.137</text:p>
          </table:table-cell>
          <table:table-cell office:value-type="float" office:value="30.573" calcext:value-type="float">
            <text:p>30.57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97.18" calcext:value-type="float">
            <text:p>97.18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63.019" calcext:value-type="float">
            <text:p>-163.019</text:p>
          </table:table-cell>
          <table:table-cell office:value-type="float" office:value="1670.373" calcext:value-type="float">
            <text:p>1670.373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6180.25" calcext:value-type="float">
            <text:p>6180.25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0641.316" calcext:value-type="float">
            <text:p>-10641.31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29.451" calcext:value-type="float">
            <text:p>5329.451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818.461" calcext:value-type="float">
            <text:p>818.461</text:p>
          </table:table-cell>
          <table:table-cell office:value-type="float" office:value="6959.908" calcext:value-type="float">
            <text:p>6959.908</text:p>
          </table:table-cell>
          <table:table-cell office:value-type="float" office:value="3698.993" calcext:value-type="float">
            <text:p>3698.993</text:p>
          </table:table-cell>
          <table:table-cell office:value-type="float" office:value="5572.491" calcext:value-type="float">
            <text:p>5572.491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861.915" calcext:value-type="float">
            <text:p>861.915</text:p>
          </table:table-cell>
          <table:table-cell office:value-type="float" office:value="7289.513" calcext:value-type="float">
            <text:p>7289.513</text:p>
          </table:table-cell>
          <table:table-cell office:value-type="float" office:value="3855.469" calcext:value-type="float">
            <text:p>3855.469</text:p>
          </table:table-cell>
          <table:table-cell office:value-type="float" office:value="49.227" calcext:value-type="float">
            <text:p>49.227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29.524" calcext:value-type="float">
            <text:p>129.524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208.798" calcext:value-type="float">
            <text:p>-208.798</text:p>
          </table:table-cell>
          <table:table-cell office:value-type="float" office:value="2584.203" calcext:value-type="float">
            <text:p>2584.203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8559.029" calcext:value-type="float">
            <text:p>8559.029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14466.257" calcext:value-type="float">
            <text:p>-14466.25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8.46" calcext:value-type="float">
            <text:p>5358.46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20.882" calcext:value-type="float">
            <text:p>820.882</text:p>
          </table:table-cell>
          <table:table-cell office:value-type="float" office:value="6993.742" calcext:value-type="float">
            <text:p>6993.742</text:p>
          </table:table-cell>
          <table:table-cell office:value-type="float" office:value="3723.179" calcext:value-type="float">
            <text:p>3723.179</text:p>
          </table:table-cell>
          <table:table-cell office:value-type="float" office:value="5603.722" calcext:value-type="float">
            <text:p>5603.722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91.377" calcext:value-type="float">
            <text:p>7691.377</text:p>
          </table:table-cell>
          <table:table-cell office:value-type="float" office:value="867.868" calcext:value-type="float">
            <text:p>867.868</text:p>
          </table:table-cell>
          <table:table-cell office:value-type="float" office:value="7332.603" calcext:value-type="float">
            <text:p>7332.603</text:p>
          </table:table-cell>
          <table:table-cell office:value-type="float" office:value="3874.84" calcext:value-type="float">
            <text:p>3874.84</text:p>
          </table:table-cell>
          <table:table-cell office:value-type="float" office:value="47.147" calcext:value-type="float">
            <text:p>47.147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327.965" calcext:value-type="float">
            <text:p>-327.965</text:p>
          </table:table-cell>
          <table:table-cell office:value-type="float" office:value="3050.805" calcext:value-type="float">
            <text:p>3050.805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5094.725" calcext:value-type="float">
            <text:p>15094.725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27019.43" calcext:value-type="float">
            <text:p>-27019.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8.276" calcext:value-type="float">
            <text:p>5408.276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770.511" calcext:value-type="float">
            <text:p>770.511</text:p>
          </table:table-cell>
          <table:table-cell office:value-type="float" office:value="6943.213" calcext:value-type="float">
            <text:p>6943.213</text:p>
          </table:table-cell>
          <table:table-cell office:value-type="float" office:value="3873.34" calcext:value-type="float">
            <text:p>3873.34</text:p>
          </table:table-cell>
          <table:table-cell office:value-type="float" office:value="5657.64" calcext:value-type="float">
            <text:p>5657.6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18.424" calcext:value-type="float">
            <text:p>818.424</text:p>
          </table:table-cell>
          <table:table-cell office:value-type="float" office:value="7288.025" calcext:value-type="float">
            <text:p>7288.025</text:p>
          </table:table-cell>
          <table:table-cell office:value-type="float" office:value="4027.256" calcext:value-type="float">
            <text:p>4027.256</text:p>
          </table:table-cell>
          <table:table-cell office:value-type="float" office:value="98.587" calcext:value-type="float">
            <text:p>98.58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365.473" calcext:value-type="float">
            <text:p>365.473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629.473" calcext:value-type="float">
            <text:p>-629.473</text:p>
          </table:table-cell>
          <table:table-cell office:value-type="float" office:value="7193.162" calcext:value-type="float">
            <text:p>7193.162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0478.51" calcext:value-type="float">
            <text:p>30478.51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53523.143" calcext:value-type="float">
            <text:p>-53523.1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5.936" calcext:value-type="float">
            <text:p>5415.936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768.781" calcext:value-type="float">
            <text:p>768.781</text:p>
          </table:table-cell>
          <table:table-cell office:value-type="float" office:value="6947.426" calcext:value-type="float">
            <text:p>6947.426</text:p>
          </table:table-cell>
          <table:table-cell office:value-type="float" office:value="3884.447" calcext:value-type="float">
            <text:p>3884.447</text:p>
          </table:table-cell>
          <table:table-cell office:value-type="float" office:value="5660.794" calcext:value-type="float">
            <text:p>5660.794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12.412" calcext:value-type="float">
            <text:p>812.412</text:p>
          </table:table-cell>
          <table:table-cell office:value-type="float" office:value="7279.201" calcext:value-type="float">
            <text:p>7279.201</text:p>
          </table:table-cell>
          <table:table-cell office:value-type="float" office:value="4042.386" calcext:value-type="float">
            <text:p>4042.386</text:p>
          </table:table-cell>
          <table:table-cell office:value-type="float" office:value="69.08" calcext:value-type="float">
            <text:p>69.08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40.103" calcext:value-type="float">
            <text:p>240.103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409.23" calcext:value-type="float">
            <text:p>-409.23</text:p>
          </table:table-cell>
          <table:table-cell office:value-type="float" office:value="4921.124" calcext:value-type="float">
            <text:p>4921.124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20026.316" calcext:value-type="float">
            <text:p>20026.316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34973.344" calcext:value-type="float">
            <text:p>-34973.34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8.512" calcext:value-type="float">
            <text:p>5398.512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789.933" calcext:value-type="float">
            <text:p>789.933</text:p>
          </table:table-cell>
          <table:table-cell office:value-type="float" office:value="6972.141" calcext:value-type="float">
            <text:p>6972.141</text:p>
          </table:table-cell>
          <table:table-cell office:value-type="float" office:value="3824.884" calcext:value-type="float">
            <text:p>3824.884</text:p>
          </table:table-cell>
          <table:table-cell office:value-type="float" office:value="5651.875" calcext:value-type="float">
            <text:p>5651.875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832.621" calcext:value-type="float">
            <text:p>832.621</text:p>
          </table:table-cell>
          <table:table-cell office:value-type="float" office:value="7310.541" calcext:value-type="float">
            <text:p>7310.541</text:p>
          </table:table-cell>
          <table:table-cell office:value-type="float" office:value="3993.208" calcext:value-type="float">
            <text:p>3993.208</text:p>
          </table:table-cell>
          <table:table-cell office:value-type="float" office:value="50.507" calcext:value-type="float">
            <text:p>50.507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65.248" calcext:value-type="float">
            <text:p>165.248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278.684" calcext:value-type="float">
            <text:p>-278.684</text:p>
          </table:table-cell>
          <table:table-cell office:value-type="float" office:value="3476.133" calcext:value-type="float">
            <text:p>3476.13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107.601" calcext:value-type="float">
            <text:p>11107.601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18651.342" calcext:value-type="float">
            <text:p>-18651.34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9.945" calcext:value-type="float">
            <text:p>5409.945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13.445" calcext:value-type="float">
            <text:p>713.445</text:p>
          </table:table-cell>
          <table:table-cell office:value-type="float" office:value="6831.201" calcext:value-type="float">
            <text:p>6831.201</text:p>
          </table:table-cell>
          <table:table-cell office:value-type="float" office:value="3988.689" calcext:value-type="float">
            <text:p>3988.689</text:p>
          </table:table-cell>
          <table:table-cell office:value-type="float" office:value="5656.206" calcext:value-type="float">
            <text:p>5656.206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757.978" calcext:value-type="float">
            <text:p>757.978</text:p>
          </table:table-cell>
          <table:table-cell office:value-type="float" office:value="7166.176" calcext:value-type="float">
            <text:p>7166.176</text:p>
          </table:table-cell>
          <table:table-cell office:value-type="float" office:value="4146.236" calcext:value-type="float">
            <text:p>4146.236</text:p>
          </table:table-cell>
          <table:table-cell office:value-type="float" office:value="51.307" calcext:value-type="float">
            <text:p>51.307</text:p>
          </table:table-cell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233.094" calcext:value-type="float">
            <text:p>233.094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413.04" calcext:value-type="float">
            <text:p>-413.04</text:p>
          </table:table-cell>
          <table:table-cell office:value-type="float" office:value="3804.464" calcext:value-type="float">
            <text:p>3804.464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0595.919" calcext:value-type="float">
            <text:p>20595.919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37224.711" calcext:value-type="float">
            <text:p>-37224.7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6.522" calcext:value-type="float">
            <text:p>5416.52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41.384" calcext:value-type="float">
            <text:p>741.384</text:p>
          </table:table-cell>
          <table:table-cell office:value-type="float" office:value="6893.434" calcext:value-type="float">
            <text:p>6893.434</text:p>
          </table:table-cell>
          <table:table-cell office:value-type="float" office:value="3939.61" calcext:value-type="float">
            <text:p>3939.61</text:p>
          </table:table-cell>
          <table:table-cell office:value-type="float" office:value="5667.607" calcext:value-type="float">
            <text:p>5667.607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782.202" calcext:value-type="float">
            <text:p>782.202</text:p>
          </table:table-cell>
          <table:table-cell office:value-type="float" office:value="7225.834" calcext:value-type="float">
            <text:p>7225.834</text:p>
          </table:table-cell>
          <table:table-cell office:value-type="float" office:value="4109.381" calcext:value-type="float">
            <text:p>4109.381</text:p>
          </table:table-cell>
          <table:table-cell office:value-type="float" office:value="57.493" calcext:value-type="float">
            <text:p>57.493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44.297" calcext:value-type="float">
            <text:p>244.2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429.17" calcext:value-type="float">
            <text:p>-429.17</text:p>
          </table:table-cell>
          <table:table-cell office:value-type="float" office:value="4278.575" calcext:value-type="float">
            <text:p>4278.575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1373.997" calcext:value-type="float">
            <text:p>21373.9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38300.61" calcext:value-type="float">
            <text:p>-38300.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09" calcext:value-type="float">
            <text:p>5432.509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20.719" calcext:value-type="float">
            <text:p>720.719</text:p>
          </table:table-cell>
          <table:table-cell office:value-type="float" office:value="6868.255" calcext:value-type="float">
            <text:p>6868.255</text:p>
          </table:table-cell>
          <table:table-cell office:value-type="float" office:value="3996.763" calcext:value-type="float">
            <text:p>3996.763</text:p>
          </table:table-cell>
          <table:table-cell office:value-type="float" office:value="5680.895" calcext:value-type="float">
            <text:p>5680.895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763.376" calcext:value-type="float">
            <text:p>763.376</text:p>
          </table:table-cell>
          <table:table-cell office:value-type="float" office:value="7201.619" calcext:value-type="float">
            <text:p>7201.619</text:p>
          </table:table-cell>
          <table:table-cell office:value-type="float" office:value="4160.172" calcext:value-type="float">
            <text:p>4160.172</text:p>
          </table:table-cell>
          <table:table-cell office:value-type="float" office:value="51.32" calcext:value-type="float">
            <text:p>51.3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91.608" calcext:value-type="float">
            <text:p>191.608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330.383" calcext:value-type="float">
            <text:p>-330.383</text:p>
          </table:table-cell>
          <table:table-cell office:value-type="float" office:value="3076.422" calcext:value-type="float">
            <text:p>3076.42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5458.263" calcext:value-type="float">
            <text:p>15458.263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27718.017" calcext:value-type="float">
            <text:p>-27718.0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3.708" calcext:value-type="float">
            <text:p>5463.708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7012.475" calcext:value-type="float">
            <text:p>7012.475</text:p>
          </table:table-cell>
          <table:table-cell office:value-type="float" office:value="752.737" calcext:value-type="float">
            <text:p>752.737</text:p>
          </table:table-cell>
          <table:table-cell office:value-type="float" office:value="6963.238" calcext:value-type="float">
            <text:p>6963.238</text:p>
          </table:table-cell>
          <table:table-cell office:value-type="float" office:value="3964.179" calcext:value-type="float">
            <text:p>3964.179</text:p>
          </table:table-cell>
          <table:table-cell office:value-type="float" office:value="5715.689" calcext:value-type="float">
            <text:p>5715.689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339.544" calcext:value-type="float">
            <text:p>7339.544</text:p>
          </table:table-cell>
          <table:table-cell office:value-type="float" office:value="792.643" calcext:value-type="float">
            <text:p>792.643</text:p>
          </table:table-cell>
          <table:table-cell office:value-type="float" office:value="7294.715" calcext:value-type="float">
            <text:p>7294.715</text:p>
          </table:table-cell>
          <table:table-cell office:value-type="float" office:value="4136.663" calcext:value-type="float">
            <text:p>4136.663</text:p>
          </table:table-cell>
          <table:table-cell office:value-type="float" office:value="51.12" calcext:value-type="float">
            <text:p>51.12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01.727" calcext:value-type="float">
            <text:p>201.727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50.74" calcext:value-type="float">
            <text:p>-350.74</text:p>
          </table:table-cell>
          <table:table-cell office:value-type="float" office:value="3293.913" calcext:value-type="float">
            <text:p>3293.913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17208.463" calcext:value-type="float">
            <text:p>17208.463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0987.104" calcext:value-type="float">
            <text:p>-30987.1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44.74" calcext:value-type="float">
            <text:p>5444.74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761.195" calcext:value-type="float">
            <text:p>761.195</text:p>
          </table:table-cell>
          <table:table-cell office:value-type="float" office:value="6961.118" calcext:value-type="float">
            <text:p>6961.118</text:p>
          </table:table-cell>
          <table:table-cell office:value-type="float" office:value="3928.362" calcext:value-type="float">
            <text:p>3928.362</text:p>
          </table:table-cell>
          <table:table-cell office:value-type="float" office:value="5694.662" calcext:value-type="float">
            <text:p>5694.662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796.437" calcext:value-type="float">
            <text:p>796.437</text:p>
          </table:table-cell>
          <table:table-cell office:value-type="float" office:value="7281.246" calcext:value-type="float">
            <text:p>7281.246</text:p>
          </table:table-cell>
          <table:table-cell office:value-type="float" office:value="4108.078" calcext:value-type="float">
            <text:p>4108.078</text:p>
          </table:table-cell>
          <table:table-cell office:value-type="float" office:value="58.133" calcext:value-type="float">
            <text:p>58.133</text:p>
          </table:table-cell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office:value-type="float" office:value="222.637" calcext:value-type="float">
            <text:p>222.637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85.381" calcext:value-type="float">
            <text:p>-385.381</text:p>
          </table:table-cell>
          <table:table-cell office:value-type="float" office:value="4267.66" calcext:value-type="float">
            <text:p>4267.66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18523.239" calcext:value-type="float">
            <text:p>18523.239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2632.524" calcext:value-type="float">
            <text:p>-32632.52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5.942" calcext:value-type="float">
            <text:p>5465.942</text:p>
          </table:table-cell>
          <table:table-cell office:value-type="float" office:value="3534.751" calcext:value-type="float">
            <text:p>3534.751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756.611" calcext:value-type="float">
            <text:p>756.611</text:p>
          </table:table-cell>
          <table:table-cell office:value-type="float" office:value="6973.188" calcext:value-type="float">
            <text:p>6973.188</text:p>
          </table:table-cell>
          <table:table-cell office:value-type="float" office:value="3958.696" calcext:value-type="float">
            <text:p>3958.696</text:p>
          </table:table-cell>
          <table:table-cell office:value-type="float" office:value="5722.791" calcext:value-type="float">
            <text:p>5722.791</text:p>
          </table:table-cell>
          <table:table-cell office:value-type="float" office:value="3682.459" calcext:value-type="float">
            <text:p>3682.459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795.813" calcext:value-type="float">
            <text:p>795.813</text:p>
          </table:table-cell>
          <table:table-cell office:value-type="float" office:value="7308.132" calcext:value-type="float">
            <text:p>7308.132</text:p>
          </table:table-cell>
          <table:table-cell office:value-type="float" office:value="4137.45" calcext:value-type="float">
            <text:p>4137.45</text:p>
          </table:table-cell>
          <table:table-cell office:value-type="float" office:value="183.307" calcext:value-type="float">
            <text:p>183.30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4.168" calcext:value-type="float">
            <text:p>804.168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418.678" calcext:value-type="float">
            <text:p>-1418.678</text:p>
          </table:table-cell>
          <table:table-cell office:value-type="float" office:value="14705.373" calcext:value-type="float">
            <text:p>14705.3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6663.166" calcext:value-type="float">
            <text:p>66663.166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18094.463" calcext:value-type="float">
            <text:p>-118094.4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05.136" calcext:value-type="float">
            <text:p>5505.13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31.207" calcext:value-type="float">
            <text:p>731.207</text:p>
          </table:table-cell>
          <table:table-cell office:value-type="float" office:value="6961.776" calcext:value-type="float">
            <text:p>6961.776</text:p>
          </table:table-cell>
          <table:table-cell office:value-type="float" office:value="4048.496" calcext:value-type="float">
            <text:p>4048.496</text:p>
          </table:table-cell>
          <table:table-cell office:value-type="float" office:value="5756.298" calcext:value-type="float">
            <text:p>5756.298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771.7" calcext:value-type="float">
            <text:p>771.7</text:p>
          </table:table-cell>
          <table:table-cell office:value-type="float" office:value="7293.603" calcext:value-type="float">
            <text:p>7293.603</text:p>
          </table:table-cell>
          <table:table-cell office:value-type="float" office:value="4218.993" calcext:value-type="float">
            <text:p>4218.993</text:p>
          </table:table-cell>
          <table:table-cell office:value-type="float" office:value="108.267" calcext:value-type="float">
            <text:p>108.2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579" calcext:value-type="float">
            <text:p>576.579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40.337" calcext:value-type="float">
            <text:p>-1040.337</text:p>
          </table:table-cell>
          <table:table-cell office:value-type="float" office:value="9037.6" calcext:value-type="float">
            <text:p>9037.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5868.917" calcext:value-type="float">
            <text:p>55868.917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2258.99" calcext:value-type="float">
            <text:p>-102258.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7.744" calcext:value-type="float">
            <text:p>5587.744</text:p>
          </table:table-cell>
          <table:table-cell office:value-type="float" office:value="3584.288" calcext:value-type="float">
            <text:p>3584.288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833.297" calcext:value-type="float">
            <text:p>833.297</text:p>
          </table:table-cell>
          <table:table-cell office:value-type="float" office:value="7247.757" calcext:value-type="float">
            <text:p>7247.757</text:p>
          </table:table-cell>
          <table:table-cell office:value-type="float" office:value="3927.731" calcext:value-type="float">
            <text:p>3927.731</text:p>
          </table:table-cell>
          <table:table-cell office:value-type="float" office:value="5849.531" calcext:value-type="float">
            <text:p>5849.531</text:p>
          </table:table-cell>
          <table:table-cell office:value-type="float" office:value="3715.614" calcext:value-type="float">
            <text:p>3715.614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877.952" calcext:value-type="float">
            <text:p>877.952</text:p>
          </table:table-cell>
          <table:table-cell office:value-type="float" office:value="7598.501" calcext:value-type="float">
            <text:p>7598.501</text:p>
          </table:table-cell>
          <table:table-cell office:value-type="float" office:value="4100.561" calcext:value-type="float">
            <text:p>4100.561</text:p>
          </table:table-cell>
          <table:table-cell office:value-type="float" office:value="211.413" calcext:value-type="float">
            <text:p>211.41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29.739" calcext:value-type="float">
            <text:p>929.739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640.722" calcext:value-type="float">
            <text:p>-1640.722</text:p>
          </table:table-cell>
          <table:table-cell office:value-type="float" office:value="17417.363" calcext:value-type="float">
            <text:p>17417.36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1021.787" calcext:value-type="float">
            <text:p>81021.787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43986.313" calcext:value-type="float">
            <text:p>-143986.3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8.583" calcext:value-type="float">
            <text:p>5588.583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735.296" calcext:value-type="float">
            <text:p>735.296</text:p>
          </table:table-cell>
          <table:table-cell office:value-type="float" office:value="7053.369" calcext:value-type="float">
            <text:p>7053.369</text:p>
          </table:table-cell>
          <table:table-cell office:value-type="float" office:value="4123.797" calcext:value-type="float">
            <text:p>4123.797</text:p>
          </table:table-cell>
          <table:table-cell office:value-type="float" office:value="5846.99" calcext:value-type="float">
            <text:p>5846.99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774.331" calcext:value-type="float">
            <text:p>774.331</text:p>
          </table:table-cell>
          <table:table-cell office:value-type="float" office:value="7389.536" calcext:value-type="float">
            <text:p>7389.536</text:p>
          </table:table-cell>
          <table:table-cell office:value-type="float" office:value="4304.444" calcext:value-type="float">
            <text:p>4304.444</text:p>
          </table:table-cell>
          <table:table-cell office:value-type="float" office:value="55.547" calcext:value-type="float">
            <text:p>55.547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183.131" calcext:value-type="float">
            <text:p>183.131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309.27" calcext:value-type="float">
            <text:p>-309.27</text:p>
          </table:table-cell>
          <table:table-cell office:value-type="float" office:value="3743.557" calcext:value-type="float">
            <text:p>3743.557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6330.055" calcext:value-type="float">
            <text:p>16330.055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28787.581" calcext:value-type="float">
            <text:p>-28787.5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451" calcext:value-type="float">
            <text:p>5649.451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01.718" calcext:value-type="float">
            <text:p>801.718</text:p>
          </table:table-cell>
          <table:table-cell office:value-type="float" office:value="7246.555" calcext:value-type="float">
            <text:p>7246.555</text:p>
          </table:table-cell>
          <table:table-cell office:value-type="float" office:value="4052.346" calcext:value-type="float">
            <text:p>4052.346</text:p>
          </table:table-cell>
          <table:table-cell office:value-type="float" office:value="5911.944" calcext:value-type="float">
            <text:p>5911.944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843.127" calcext:value-type="float">
            <text:p>843.127</text:p>
          </table:table-cell>
          <table:table-cell office:value-type="float" office:value="7591.539" calcext:value-type="float">
            <text:p>7591.539</text:p>
          </table:table-cell>
          <table:table-cell office:value-type="float" office:value="4232.348" calcext:value-type="float">
            <text:p>4232.348</text:p>
          </table:table-cell>
          <table:table-cell office:value-type="float" office:value="56.267" calcext:value-type="float">
            <text:p>56.267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57.837" calcext:value-type="float">
            <text:p>157.837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258.16" calcext:value-type="float">
            <text:p>-258.16</text:p>
          </table:table-cell>
          <table:table-cell office:value-type="float" office:value="2845.087" calcext:value-type="float">
            <text:p>2845.08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0070.58" calcext:value-type="float">
            <text:p>10070.58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17216.536" calcext:value-type="float">
            <text:p>-17216.53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18.079" calcext:value-type="float">
            <text:p>5618.079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766.643" calcext:value-type="float">
            <text:p>766.643</text:p>
          </table:table-cell>
          <table:table-cell office:value-type="float" office:value="7145.31" calcext:value-type="float">
            <text:p>7145.31</text:p>
          </table:table-cell>
          <table:table-cell office:value-type="float" office:value="4090.849" calcext:value-type="float">
            <text:p>4090.849</text:p>
          </table:table-cell>
          <table:table-cell office:value-type="float" office:value="5881.602" calcext:value-type="float">
            <text:p>5881.602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11.104" calcext:value-type="float">
            <text:p>811.104</text:p>
          </table:table-cell>
          <table:table-cell office:value-type="float" office:value="7497.405" calcext:value-type="float">
            <text:p>7497.405</text:p>
          </table:table-cell>
          <table:table-cell office:value-type="float" office:value="4265.799" calcext:value-type="float">
            <text:p>4265.799</text:p>
          </table:table-cell>
          <table:table-cell office:value-type="float" office:value="53.867" calcext:value-type="float">
            <text:p>53.867</text:p>
          </table:table-cell>
          <table:table-cell office:value-type="float" office:value="1" calcext:value-type="float">
            <text:p>1</text:p>
          </table:table-cell>
          <table:table-cell office:value-type="float" office:value="3040" calcext:value-type="float">
            <text:p>3040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46.427" calcext:value-type="float">
            <text:p>-646.427</text:p>
          </table:table-cell>
          <table:table-cell office:value-type="float" office:value="4229.519" calcext:value-type="float">
            <text:p>4229.519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2714.615" calcext:value-type="float">
            <text:p>32714.61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0941.337" calcext:value-type="float">
            <text:p>-60941.33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9.102" calcext:value-type="float">
            <text:p>5589.102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30.711" calcext:value-type="float">
            <text:p>730.711</text:p>
          </table:table-cell>
          <table:table-cell office:value-type="float" office:value="7044.753" calcext:value-type="float">
            <text:p>7044.753</text:p>
          </table:table-cell>
          <table:table-cell office:value-type="float" office:value="4133.452" calcext:value-type="float">
            <text:p>4133.452</text:p>
          </table:table-cell>
          <table:table-cell office:value-type="float" office:value="5849.362" calcext:value-type="float">
            <text:p>5849.362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771.76" calcext:value-type="float">
            <text:p>771.76</text:p>
          </table:table-cell>
          <table:table-cell office:value-type="float" office:value="7386.785" calcext:value-type="float">
            <text:p>7386.785</text:p>
          </table:table-cell>
          <table:table-cell office:value-type="float" office:value="4311.938" calcext:value-type="float">
            <text:p>4311.938</text:p>
          </table:table-cell>
          <table:table-cell office:value-type="float" office:value="22.28" calcext:value-type="float">
            <text:p>22.2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95.704" calcext:value-type="float">
            <text:p>95.704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168.372" calcext:value-type="float">
            <text:p>-168.372</text:p>
          </table:table-cell>
          <table:table-cell office:value-type="float" office:value="774.851" calcext:value-type="float">
            <text:p>774.85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625.579" calcext:value-type="float">
            <text:p>4625.579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8439.776" calcext:value-type="float">
            <text:p>-8439.7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167" calcext:value-type="float">
            <text:p>5649.167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24.216" calcext:value-type="float">
            <text:p>724.216</text:p>
          </table:table-cell>
          <table:table-cell office:value-type="float" office:value="7091.88" calcext:value-type="float">
            <text:p>7091.88</text:p>
          </table:table-cell>
          <table:table-cell office:value-type="float" office:value="4206.455" calcext:value-type="float">
            <text:p>4206.455</text:p>
          </table:table-cell>
          <table:table-cell office:value-type="float" office:value="5912.55" calcext:value-type="float">
            <text:p>5912.55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763.48" calcext:value-type="float">
            <text:p>763.48</text:p>
          </table:table-cell>
          <table:table-cell office:value-type="float" office:value="7433.48" calcext:value-type="float">
            <text:p>7433.48</text:p>
          </table:table-cell>
          <table:table-cell office:value-type="float" office:value="4391.619" calcext:value-type="float">
            <text:p>4391.619</text:p>
          </table:table-cell>
          <table:table-cell office:value-type="float" office:value="59.747" calcext:value-type="float">
            <text:p>59.747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22.271" calcext:value-type="float">
            <text:p>222.271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383.04" calcext:value-type="float">
            <text:p>-383.04</text:p>
          </table:table-cell>
          <table:table-cell office:value-type="float" office:value="3733.478" calcext:value-type="float">
            <text:p>3733.478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3777.843" calcext:value-type="float">
            <text:p>13777.843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23713.392" calcext:value-type="float">
            <text:p>-23713.39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1.758" calcext:value-type="float">
            <text:p>5681.758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736.483" calcext:value-type="float">
            <text:p>736.483</text:p>
          </table:table-cell>
          <table:table-cell office:value-type="float" office:value="7148.908" calcext:value-type="float">
            <text:p>7148.908</text:p>
          </table:table-cell>
          <table:table-cell office:value-type="float" office:value="4214.608" calcext:value-type="float">
            <text:p>4214.608</text:p>
          </table:table-cell>
          <table:table-cell office:value-type="float" office:value="5947.271" calcext:value-type="float">
            <text:p>5947.271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776.457" calcext:value-type="float">
            <text:p>776.457</text:p>
          </table:table-cell>
          <table:table-cell office:value-type="float" office:value="7494.052" calcext:value-type="float">
            <text:p>7494.052</text:p>
          </table:table-cell>
          <table:table-cell office:value-type="float" office:value="4400.49" calcext:value-type="float">
            <text:p>4400.49</text:p>
          </table:table-cell>
          <table:table-cell office:value-type="float" office:value="32.533" calcext:value-type="float">
            <text:p>32.53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98.325" calcext:value-type="float">
            <text:p>98.32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163.341" calcext:value-type="float">
            <text:p>-163.341</text:p>
          </table:table-cell>
          <table:table-cell office:value-type="float" office:value="1341.328" calcext:value-type="float">
            <text:p>1341.32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137.85" calcext:value-type="float">
            <text:p>4137.8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6901.693" calcext:value-type="float">
            <text:p>-6901.69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0.276" calcext:value-type="float">
            <text:p>5740.276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436.591" calcext:value-type="float">
            <text:p>7436.591</text:p>
          </table:table-cell>
          <table:table-cell office:value-type="float" office:value="730.077" calcext:value-type="float">
            <text:p>730.077</text:p>
          </table:table-cell>
          <table:table-cell office:value-type="float" office:value="7194.664" calcext:value-type="float">
            <text:p>7194.664</text:p>
          </table:table-cell>
          <table:table-cell office:value-type="float" office:value="4285.888" calcext:value-type="float">
            <text:p>4285.888</text:p>
          </table:table-cell>
          <table:table-cell office:value-type="float" office:value="6010.75" calcext:value-type="float">
            <text:p>6010.75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799.529" calcext:value-type="float">
            <text:p>7799.529</text:p>
          </table:table-cell>
          <table:table-cell office:value-type="float" office:value="771.079" calcext:value-type="float">
            <text:p>771.079</text:p>
          </table:table-cell>
          <table:table-cell office:value-type="float" office:value="7546.819" calcext:value-type="float">
            <text:p>7546.819</text:p>
          </table:table-cell>
          <table:table-cell office:value-type="float" office:value="4474.682" calcext:value-type="float">
            <text:p>4474.682</text:p>
          </table:table-cell>
          <table:table-cell office:value-type="float" office:value="47.307" calcext:value-type="float">
            <text:p>47.307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163.92" calcext:value-type="float">
            <text:p>163.9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79.238" calcext:value-type="float">
            <text:p>-279.238</text:p>
          </table:table-cell>
          <table:table-cell office:value-type="float" office:value="2572.834" calcext:value-type="float">
            <text:p>2572.834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2382.012" calcext:value-type="float">
            <text:p>12382.01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2093.399" calcext:value-type="float">
            <text:p>-22093.3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90.661" calcext:value-type="float">
            <text:p>5690.661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682.118" calcext:value-type="float">
            <text:p>682.118</text:p>
          </table:table-cell>
          <table:table-cell office:value-type="float" office:value="7049.509" calcext:value-type="float">
            <text:p>7049.509</text:p>
          </table:table-cell>
          <table:table-cell office:value-type="float" office:value="4331.812" calcext:value-type="float">
            <text:p>4331.812</text:p>
          </table:table-cell>
          <table:table-cell office:value-type="float" office:value="5954.614" calcext:value-type="float">
            <text:p>5954.614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17.79" calcext:value-type="float">
            <text:p>717.79</text:p>
          </table:table-cell>
          <table:table-cell office:value-type="float" office:value="7384.525" calcext:value-type="float">
            <text:p>7384.525</text:p>
          </table:table-cell>
          <table:table-cell office:value-type="float" office:value="4524.704" calcext:value-type="float">
            <text:p>4524.704</text:p>
          </table:table-cell>
          <table:table-cell office:value-type="float" office:value="37.56" calcext:value-type="float">
            <text:p>37.56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181.233" calcext:value-type="float">
            <text:p>181.233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323.474" calcext:value-type="float">
            <text:p>-323.474</text:p>
          </table:table-cell>
          <table:table-cell office:value-type="float" office:value="2625.704" calcext:value-type="float">
            <text:p>2625.704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3861.391" calcext:value-type="float">
            <text:p>13861.391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24987.604" calcext:value-type="float">
            <text:p>-24987.6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4.633" calcext:value-type="float">
            <text:p>5714.633</text:p>
          </table:table-cell>
          <table:table-cell office:value-type="float" office:value="4025.197" calcext:value-type="float">
            <text:p>4025.197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79.557" calcext:value-type="float">
            <text:p>679.557</text:p>
          </table:table-cell>
          <table:table-cell office:value-type="float" office:value="7068.38" calcext:value-type="float">
            <text:p>7068.38</text:p>
          </table:table-cell>
          <table:table-cell office:value-type="float" office:value="4360.887" calcext:value-type="float">
            <text:p>4360.887</text:p>
          </table:table-cell>
          <table:table-cell office:value-type="float" office:value="5982.938" calcext:value-type="float">
            <text:p>5982.938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20.355" calcext:value-type="float">
            <text:p>720.355</text:p>
          </table:table-cell>
          <table:table-cell office:value-type="float" office:value="7417.959" calcext:value-type="float">
            <text:p>7417.959</text:p>
          </table:table-cell>
          <table:table-cell office:value-type="float" office:value="4547.917" calcext:value-type="float">
            <text:p>4547.917</text:p>
          </table:table-cell>
          <table:table-cell office:value-type="float" office:value="43.707" calcext:value-type="float">
            <text:p>43.707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52.833" calcext:value-type="float">
            <text:p>-252.833</text:p>
          </table:table-cell>
          <table:table-cell office:value-type="float" office:value="2570.136" calcext:value-type="float">
            <text:p>2570.136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2012.923" calcext:value-type="float">
            <text:p>12012.923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1360.834" calcext:value-type="float">
            <text:p>-21360.8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9.103" calcext:value-type="float">
            <text:p>5689.103</text:p>
          </table:table-cell>
          <table:table-cell office:value-type="float" office:value="3895.987" calcext:value-type="float">
            <text:p>3895.98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53.746" calcext:value-type="float">
            <text:p>653.746</text:p>
          </table:table-cell>
          <table:table-cell office:value-type="float" office:value="6991.431" calcext:value-type="float">
            <text:p>6991.431</text:p>
          </table:table-cell>
          <table:table-cell office:value-type="float" office:value="4386.774" calcext:value-type="float">
            <text:p>4386.774</text:p>
          </table:table-cell>
          <table:table-cell office:value-type="float" office:value="5953.91" calcext:value-type="float">
            <text:p>5953.91</text:p>
          </table:table-cell>
          <table:table-cell office:value-type="float" office:value="4070.946" calcext:value-type="float">
            <text:p>4070.946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687.931" calcext:value-type="float">
            <text:p>687.931</text:p>
          </table:table-cell>
          <table:table-cell office:value-type="float" office:value="7324.34" calcext:value-type="float">
            <text:p>7324.34</text:p>
          </table:table-cell>
          <table:table-cell office:value-type="float" office:value="4583.481" calcext:value-type="float">
            <text:p>4583.481</text:p>
          </table:table-cell>
          <table:table-cell office:value-type="float" office:value="32.44" calcext:value-type="float">
            <text:p>32.44</text:p>
          </table:table-cell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162.541" calcext:value-type="float">
            <text:p>162.54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91.359" calcext:value-type="float">
            <text:p>-291.359</text:p>
          </table:table-cell>
          <table:table-cell office:value-type="float" office:value="2534.869" calcext:value-type="float">
            <text:p>2534.86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5270.71" calcext:value-type="float">
            <text:p>15270.7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7885.945" calcext:value-type="float">
            <text:p>-27885.9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7" calcext:value-type="float">
            <text:p>5679.27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00.582" calcext:value-type="float">
            <text:p>600.582</text:p>
          </table:table-cell>
          <table:table-cell office:value-type="float" office:value="6875.691" calcext:value-type="float">
            <text:p>6875.691</text:p>
          </table:table-cell>
          <table:table-cell office:value-type="float" office:value="4482.85" calcext:value-type="float">
            <text:p>4482.85</text:p>
          </table:table-cell>
          <table:table-cell office:value-type="float" office:value="5946.214" calcext:value-type="float">
            <text:p>5946.214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32.51" calcext:value-type="float">
            <text:p>632.51</text:p>
          </table:table-cell>
          <table:table-cell office:value-type="float" office:value="7206.238" calcext:value-type="float">
            <text:p>7206.238</text:p>
          </table:table-cell>
          <table:table-cell office:value-type="float" office:value="4686.19" calcext:value-type="float">
            <text:p>4686.1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85.854" calcext:value-type="float">
            <text:p>-185.854</text:p>
          </table:table-cell>
          <table:table-cell office:value-type="float" office:value="2363.548" calcext:value-type="float">
            <text:p>2363.548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9873.561" calcext:value-type="float">
            <text:p>9873.561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7305.594" calcext:value-type="float">
            <text:p>-17305.5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0.216" calcext:value-type="float">
            <text:p>5670.21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26.21" calcext:value-type="float">
            <text:p>626.21</text:p>
          </table:table-cell>
          <table:table-cell office:value-type="float" office:value="6917.689" calcext:value-type="float">
            <text:p>6917.689</text:p>
          </table:table-cell>
          <table:table-cell office:value-type="float" office:value="4422.742" calcext:value-type="float">
            <text:p>4422.742</text:p>
          </table:table-cell>
          <table:table-cell office:value-type="float" office:value="5936.534" calcext:value-type="float">
            <text:p>5936.534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59.598" calcext:value-type="float">
            <text:p>659.598</text:p>
          </table:table-cell>
          <table:table-cell office:value-type="float" office:value="7250.519" calcext:value-type="float">
            <text:p>7250.519</text:p>
          </table:table-cell>
          <table:table-cell office:value-type="float" office:value="4622.548" calcext:value-type="float">
            <text:p>4622.548</text:p>
          </table:table-cell>
          <table:table-cell office:value-type="float" office:value="34.027" calcext:value-type="float">
            <text:p>34.027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39.76" calcext:value-type="float">
            <text:p>139.76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244.389" calcext:value-type="float">
            <text:p>-244.389</text:p>
          </table:table-cell>
          <table:table-cell office:value-type="float" office:value="1856.145" calcext:value-type="float">
            <text:p>1856.145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0657.824" calcext:value-type="float">
            <text:p>10657.824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19375.329" calcext:value-type="float">
            <text:p>-19375.32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08.698" calcext:value-type="float">
            <text:p>5708.698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7671.421" calcext:value-type="float">
            <text:p>7671.421</text:p>
          </table:table-cell>
          <table:table-cell office:value-type="float" office:value="630.932" calcext:value-type="float">
            <text:p>630.932</text:p>
          </table:table-cell>
          <table:table-cell office:value-type="float" office:value="6965.578" calcext:value-type="float">
            <text:p>6965.578</text:p>
          </table:table-cell>
          <table:table-cell office:value-type="float" office:value="4451.818" calcext:value-type="float">
            <text:p>4451.818</text:p>
          </table:table-cell>
          <table:table-cell office:value-type="float" office:value="5976.455" calcext:value-type="float">
            <text:p>5976.455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8024.447" calcext:value-type="float">
            <text:p>8024.447</text:p>
          </table:table-cell>
          <table:table-cell office:value-type="float" office:value="668.753" calcext:value-type="float">
            <text:p>668.753</text:p>
          </table:table-cell>
          <table:table-cell office:value-type="float" office:value="7308.679" calcext:value-type="float">
            <text:p>7308.679</text:p>
          </table:table-cell>
          <table:table-cell office:value-type="float" office:value="4644.23" calcext:value-type="float">
            <text:p>4644.23</text:p>
          </table:table-cell>
          <table:table-cell office:value-type="float" office:value="77.88" calcext:value-type="float">
            <text:p>77.88</text:p>
          </table:table-cell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374.17" calcext:value-type="float">
            <text:p>374.17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667.505" calcext:value-type="float">
            <text:p>-667.505</text:p>
          </table:table-cell>
          <table:table-cell office:value-type="float" office:value="5108.15" calcext:value-type="float">
            <text:p>5108.15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27395.098" calcext:value-type="float">
            <text:p>27395.098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49465.684" calcext:value-type="float">
            <text:p>-49465.68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7.229" calcext:value-type="float">
            <text:p>5747.22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7292.642" calcext:value-type="float">
            <text:p>7292.642</text:p>
          </table:table-cell>
          <table:table-cell office:value-type="float" office:value="600.77" calcext:value-type="float">
            <text:p>600.77</text:p>
          </table:table-cell>
          <table:table-cell office:value-type="float" office:value="6944.025" calcext:value-type="float">
            <text:p>6944.025</text:p>
          </table:table-cell>
          <table:table-cell office:value-type="float" office:value="4550.434" calcext:value-type="float">
            <text:p>4550.434</text:p>
          </table:table-cell>
          <table:table-cell office:value-type="float" office:value="6018.306" calcext:value-type="float">
            <text:p>6018.306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676.401" calcext:value-type="float">
            <text:p>7676.401</text:p>
          </table:table-cell>
          <table:table-cell office:value-type="float" office:value="633.645" calcext:value-type="float">
            <text:p>633.645</text:p>
          </table:table-cell>
          <table:table-cell office:value-type="float" office:value="7280.593" calcext:value-type="float">
            <text:p>7280.593</text:p>
          </table:table-cell>
          <table:table-cell office:value-type="float" office:value="4756.02" calcext:value-type="float">
            <text:p>4756.02</text:p>
          </table:table-cell>
          <table:table-cell office:value-type="float" office:value="32.973" calcext:value-type="float">
            <text:p>32.973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88.422" calcext:value-type="float">
            <text:p>88.422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43.171" calcext:value-type="float">
            <text:p>-143.171</text:p>
          </table:table-cell>
          <table:table-cell office:value-type="float" office:value="1683.135" calcext:value-type="float">
            <text:p>1683.13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246.505" calcext:value-type="float">
            <text:p>6246.505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0760.541" calcext:value-type="float">
            <text:p>-10760.54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3.338" calcext:value-type="float">
            <text:p>5743.338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889.531" calcext:value-type="float">
            <text:p>6889.531</text:p>
          </table:table-cell>
          <table:table-cell office:value-type="float" office:value="556.044" calcext:value-type="float">
            <text:p>556.044</text:p>
          </table:table-cell>
          <table:table-cell office:value-type="float" office:value="6851.036" calcext:value-type="float">
            <text:p>6851.036</text:p>
          </table:table-cell>
          <table:table-cell office:value-type="float" office:value="4635.641" calcext:value-type="float">
            <text:p>4635.641</text:p>
          </table:table-cell>
          <table:table-cell office:value-type="float" office:value="6009.499" calcext:value-type="float">
            <text:p>6009.499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215.709" calcext:value-type="float">
            <text:p>7215.709</text:p>
          </table:table-cell>
          <table:table-cell office:value-type="float" office:value="583.117" calcext:value-type="float">
            <text:p>583.117</text:p>
          </table:table-cell>
          <table:table-cell office:value-type="float" office:value="7171.128" calcext:value-type="float">
            <text:p>7171.128</text:p>
          </table:table-cell>
          <table:table-cell office:value-type="float" office:value="4847.869" calcext:value-type="float">
            <text:p>4847.869</text:p>
          </table:table-cell>
          <table:table-cell office:value-type="float" office:value="18.187" calcext:value-type="float">
            <text:p>18.18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9.69" calcext:value-type="float">
            <text:p>39.69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.879" calcext:value-type="float">
            <text:p>-60.879</text:p>
          </table:table-cell>
          <table:table-cell office:value-type="float" office:value="839.54" calcext:value-type="float">
            <text:p>839.5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454.087" calcext:value-type="float">
            <text:p>3454.087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41.355" calcext:value-type="float">
            <text:p>-6041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3.52" calcext:value-type="float">
            <text:p>5733.52</text:p>
          </table:table-cell>
          <table:table-cell office:value-type="float" office:value="4206.329" calcext:value-type="float">
            <text:p>4206.329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60.066" calcext:value-type="float">
            <text:p>560.066</text:p>
          </table:table-cell>
          <table:table-cell office:value-type="float" office:value="6849.229" calcext:value-type="float">
            <text:p>6849.229</text:p>
          </table:table-cell>
          <table:table-cell office:value-type="float" office:value="4617.812" calcext:value-type="float">
            <text:p>4617.812</text:p>
          </table:table-cell>
          <table:table-cell office:value-type="float" office:value="5999.685" calcext:value-type="float">
            <text:p>5999.685</text:p>
          </table:table-cell>
          <table:table-cell office:value-type="float" office:value="4412.734" calcext:value-type="float">
            <text:p>4412.734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86.137" calcext:value-type="float">
            <text:p>586.137</text:p>
          </table:table-cell>
          <table:table-cell office:value-type="float" office:value="7167.331" calcext:value-type="float">
            <text:p>7167.331</text:p>
          </table:table-cell>
          <table:table-cell office:value-type="float" office:value="4832.04" calcext:value-type="float">
            <text:p>4832.04</text:p>
          </table:table-cell>
          <table:table-cell office:value-type="float" office:value="9.987" calcext:value-type="float">
            <text:p>9.98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6.741" calcext:value-type="float">
            <text:p>26.741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43.285" calcext:value-type="float">
            <text:p>-43.285</text:p>
          </table:table-cell>
          <table:table-cell office:value-type="float" office:value="294.955" calcext:value-type="float">
            <text:p>294.95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89.473" calcext:value-type="float">
            <text:p>1189.473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2074.596" calcext:value-type="float">
            <text:p>-2074.5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1.113" calcext:value-type="float">
            <text:p>5751.113</text:p>
          </table:table-cell>
          <table:table-cell office:value-type="float" office:value="4314.385" calcext:value-type="float">
            <text:p>4314.385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9.782" calcext:value-type="float">
            <text:p>599.782</text:p>
          </table:table-cell>
          <table:table-cell office:value-type="float" office:value="6945.941" calcext:value-type="float">
            <text:p>6945.941</text:p>
          </table:table-cell>
          <table:table-cell office:value-type="float" office:value="4556.286" calcext:value-type="float">
            <text:p>4556.286</text:p>
          </table:table-cell>
          <table:table-cell office:value-type="float" office:value="6021.596" calcext:value-type="float">
            <text:p>6021.596</text:p>
          </table:table-cell>
          <table:table-cell office:value-type="float" office:value="4515.199" calcext:value-type="float">
            <text:p>4515.199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3.513" calcext:value-type="float">
            <text:p>633.513</text:p>
          </table:table-cell>
          <table:table-cell office:value-type="float" office:value="7283.619" calcext:value-type="float">
            <text:p>7283.619</text:p>
          </table:table-cell>
          <table:table-cell office:value-type="float" office:value="4759.573" calcext:value-type="float">
            <text:p>4759.573</text:p>
          </table:table-cell>
          <table:table-cell office:value-type="float" office:value="27.707" calcext:value-type="float">
            <text:p>27.7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0.376" calcext:value-type="float">
            <text:p>60.376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92.569" calcext:value-type="float">
            <text:p>-92.569</text:p>
          </table:table-cell>
          <table:table-cell office:value-type="float" office:value="880.848" calcext:value-type="float">
            <text:p>880.848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696.039" calcext:value-type="float">
            <text:p>2696.039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4489.938" calcext:value-type="float">
            <text:p>-4489.93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82.039" calcext:value-type="float">
            <text:p>5782.039</text:p>
          </table:table-cell>
          <table:table-cell office:value-type="float" office:value="4331.75" calcext:value-type="float">
            <text:p>4331.75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77.345" calcext:value-type="float">
            <text:p>677.345</text:p>
          </table:table-cell>
          <table:table-cell office:value-type="float" office:value="7131.381" calcext:value-type="float">
            <text:p>7131.381</text:p>
          </table:table-cell>
          <table:table-cell office:value-type="float" office:value="4432.698" calcext:value-type="float">
            <text:p>4432.698</text:p>
          </table:table-cell>
          <table:table-cell office:value-type="float" office:value="6053.981" calcext:value-type="float">
            <text:p>6053.981</text:p>
          </table:table-cell>
          <table:table-cell office:value-type="float" office:value="4510.105" calcext:value-type="float">
            <text:p>4510.105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13.48" calcext:value-type="float">
            <text:p>713.48</text:p>
          </table:table-cell>
          <table:table-cell office:value-type="float" office:value="7475.306" calcext:value-type="float">
            <text:p>7475.306</text:p>
          </table:table-cell>
          <table:table-cell office:value-type="float" office:value="4632.656" calcext:value-type="float">
            <text:p>4632.656</text:p>
          </table:table-cell>
          <table:table-cell office:value-type="float" office:value="34.587" calcext:value-type="float">
            <text:p>34.587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86.019" calcext:value-type="float">
            <text:p>86.019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136.772" calcext:value-type="float">
            <text:p>-136.772</text:p>
          </table:table-cell>
          <table:table-cell office:value-type="float" office:value="1398.377" calcext:value-type="float">
            <text:p>1398.37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849.792" calcext:value-type="float">
            <text:p>3849.792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6270.801" calcext:value-type="float">
            <text:p>-6270.8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5.245" calcext:value-type="float">
            <text:p>5805.245</text:p>
          </table:table-cell>
          <table:table-cell office:value-type="float" office:value="4255.604" calcext:value-type="float">
            <text:p>4255.604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686.769" calcext:value-type="float">
            <text:p>686.769</text:p>
          </table:table-cell>
          <table:table-cell office:value-type="float" office:value="7173.36" calcext:value-type="float">
            <text:p>7173.36</text:p>
          </table:table-cell>
          <table:table-cell office:value-type="float" office:value="4437.13" calcext:value-type="float">
            <text:p>4437.13</text:p>
          </table:table-cell>
          <table:table-cell office:value-type="float" office:value="6073.175" calcext:value-type="float">
            <text:p>6073.175</text:p>
          </table:table-cell>
          <table:table-cell office:value-type="float" office:value="4443.529" calcext:value-type="float">
            <text:p>4443.529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22.428" calcext:value-type="float">
            <text:p>722.428</text:p>
          </table:table-cell>
          <table:table-cell office:value-type="float" office:value="7512.324" calcext:value-type="float">
            <text:p>7512.324</text:p>
          </table:table-cell>
          <table:table-cell office:value-type="float" office:value="4634.025" calcext:value-type="float">
            <text:p>4634.025</text:p>
          </table:table-cell>
          <table:table-cell office:value-type="float" office:value="46.96" calcext:value-type="float">
            <text:p>46.96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25.955" calcext:value-type="float">
            <text:p>125.955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203.954" calcext:value-type="float">
            <text:p>-203.954</text:p>
          </table:table-cell>
          <table:table-cell office:value-type="float" office:value="2248.541" calcext:value-type="float">
            <text:p>2248.54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528.404" calcext:value-type="float">
            <text:p>7528.404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12748.81" calcext:value-type="float">
            <text:p>-12748.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0.322" calcext:value-type="float">
            <text:p>5830.322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10.347" calcext:value-type="float">
            <text:p>710.347</text:p>
          </table:table-cell>
          <table:table-cell office:value-type="float" office:value="7245.406" calcext:value-type="float">
            <text:p>7245.406</text:p>
          </table:table-cell>
          <table:table-cell office:value-type="float" office:value="4415.238" calcext:value-type="float">
            <text:p>4415.238</text:p>
          </table:table-cell>
          <table:table-cell office:value-type="float" office:value="6103.653" calcext:value-type="float">
            <text:p>6103.653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749.64" calcext:value-type="float">
            <text:p>749.64</text:p>
          </table:table-cell>
          <table:table-cell office:value-type="float" office:value="7597.012" calcext:value-type="float">
            <text:p>7597.012</text:p>
          </table:table-cell>
          <table:table-cell office:value-type="float" office:value="4610.294" calcext:value-type="float">
            <text:p>4610.294</text:p>
          </table:table-cell>
          <table:table-cell office:value-type="float" office:value="59.187" calcext:value-type="float">
            <text:p>59.187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330.249" calcext:value-type="float">
            <text:p>330.24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98.704" calcext:value-type="float">
            <text:p>-598.704</text:p>
          </table:table-cell>
          <table:table-cell office:value-type="float" office:value="4607.554" calcext:value-type="float">
            <text:p>4607.554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28699.919" calcext:value-type="float">
            <text:p>28699.91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2565.617" calcext:value-type="float">
            <text:p>-52565.6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4.635" calcext:value-type="float">
            <text:p>5824.63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49.037" calcext:value-type="float">
            <text:p>649.037</text:p>
          </table:table-cell>
          <table:table-cell office:value-type="float" office:value="7117.582" calcext:value-type="float">
            <text:p>7117.582</text:p>
          </table:table-cell>
          <table:table-cell office:value-type="float" office:value="4531.687" calcext:value-type="float">
            <text:p>4531.687</text:p>
          </table:table-cell>
          <table:table-cell office:value-type="float" office:value="6095.344" calcext:value-type="float">
            <text:p>6095.34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683.423" calcext:value-type="float">
            <text:p>683.423</text:p>
          </table:table-cell>
          <table:table-cell office:value-type="float" office:value="7456.793" calcext:value-type="float">
            <text:p>7456.793</text:p>
          </table:table-cell>
          <table:table-cell office:value-type="float" office:value="4733.896" calcext:value-type="float">
            <text:p>4733.896</text:p>
          </table:table-cell>
          <table:table-cell office:value-type="float" office:value="37.04" calcext:value-type="float">
            <text:p>37.04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19.277" calcext:value-type="float">
            <text:p>119.277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200.571" calcext:value-type="float">
            <text:p>-200.571</text:p>
          </table:table-cell>
          <table:table-cell office:value-type="float" office:value="1936.31" calcext:value-type="float">
            <text:p>1936.3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8461.181" calcext:value-type="float">
            <text:p>8461.181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14919.228" calcext:value-type="float">
            <text:p>-14919.2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1.582" calcext:value-type="float">
            <text:p>5801.582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21.195" calcext:value-type="float">
            <text:p>621.195</text:p>
          </table:table-cell>
          <table:table-cell office:value-type="float" office:value="7039.066" calcext:value-type="float">
            <text:p>7039.066</text:p>
          </table:table-cell>
          <table:table-cell office:value-type="float" office:value="4564.098" calcext:value-type="float">
            <text:p>4564.098</text:p>
          </table:table-cell>
          <table:table-cell office:value-type="float" office:value="6077.531" calcext:value-type="float">
            <text:p>6077.531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57.198" calcext:value-type="float">
            <text:p>657.198</text:p>
          </table:table-cell>
          <table:table-cell office:value-type="float" office:value="7386.735" calcext:value-type="float">
            <text:p>7386.735</text:p>
          </table:table-cell>
          <table:table-cell office:value-type="float" office:value="4768.326" calcext:value-type="float">
            <text:p>4768.326</text:p>
          </table:table-cell>
          <table:table-cell office:value-type="float" office:value="40.173" calcext:value-type="float">
            <text:p>40.173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185.571" calcext:value-type="float">
            <text:p>185.571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329.503" calcext:value-type="float">
            <text:p>-329.503</text:p>
          </table:table-cell>
          <table:table-cell office:value-type="float" office:value="2635.912" calcext:value-type="float">
            <text:p>2635.912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3720.152" calcext:value-type="float">
            <text:p>13720.152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24696.033" calcext:value-type="float">
            <text:p>-24696.03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0.709" calcext:value-type="float">
            <text:p>5810.709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14.864" calcext:value-type="float">
            <text:p>614.864</text:p>
          </table:table-cell>
          <table:table-cell office:value-type="float" office:value="7035.58" calcext:value-type="float">
            <text:p>7035.58</text:p>
          </table:table-cell>
          <table:table-cell office:value-type="float" office:value="4585.837" calcext:value-type="float">
            <text:p>4585.837</text:p>
          </table:table-cell>
          <table:table-cell office:value-type="float" office:value="6082.137" calcext:value-type="float">
            <text:p>6082.137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48.85" calcext:value-type="float">
            <text:p>648.85</text:p>
          </table:table-cell>
          <table:table-cell office:value-type="float" office:value="7374.713" calcext:value-type="float">
            <text:p>7374.713</text:p>
          </table:table-cell>
          <table:table-cell office:value-type="float" office:value="4789.561" calcext:value-type="float">
            <text:p>4789.561</text:p>
          </table:table-cell>
          <table:table-cell office:value-type="float" office:value="70.307" calcext:value-type="float">
            <text:p>70.307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288.901" calcext:value-type="float">
            <text:p>288.901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505.215" calcext:value-type="float">
            <text:p>-505.215</text:p>
          </table:table-cell>
          <table:table-cell office:value-type="float" office:value="5266.531" calcext:value-type="float">
            <text:p>5266.531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6084.959" calcext:value-type="float">
            <text:p>26084.959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46697.373" calcext:value-type="float">
            <text:p>-46697.3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4.439" calcext:value-type="float">
            <text:p>5814.4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15.463" calcext:value-type="float">
            <text:p>615.463</text:p>
          </table:table-cell>
          <table:table-cell office:value-type="float" office:value="7040.504" calcext:value-type="float">
            <text:p>7040.504</text:p>
          </table:table-cell>
          <table:table-cell office:value-type="float" office:value="4588.374" calcext:value-type="float">
            <text:p>4588.374</text:p>
          </table:table-cell>
          <table:table-cell office:value-type="float" office:value="6085.007" calcext:value-type="float">
            <text:p>6085.007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53.097" calcext:value-type="float">
            <text:p>653.097</text:p>
          </table:table-cell>
          <table:table-cell office:value-type="float" office:value="7386.043" calcext:value-type="float">
            <text:p>7386.043</text:p>
          </table:table-cell>
          <table:table-cell office:value-type="float" office:value="4783.97" calcext:value-type="float">
            <text:p>4783.97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74.71" calcext:value-type="float">
            <text:p>-274.71</text:p>
          </table:table-cell>
          <table:table-cell office:value-type="float" office:value="3451.365" calcext:value-type="float">
            <text:p>3451.36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5280.714" calcext:value-type="float">
            <text:p>15280.714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6989.379" calcext:value-type="float">
            <text:p>-26989.3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6.783" calcext:value-type="float">
            <text:p>5826.783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595.929" calcext:value-type="float">
            <text:p>595.929</text:p>
          </table:table-cell>
          <table:table-cell office:value-type="float" office:value="7013.935" calcext:value-type="float">
            <text:p>7013.935</text:p>
          </table:table-cell>
          <table:table-cell office:value-type="float" office:value="4639.632" calcext:value-type="float">
            <text:p>4639.632</text:p>
          </table:table-cell>
          <table:table-cell office:value-type="float" office:value="6098.564" calcext:value-type="float">
            <text:p>6098.564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29.828" calcext:value-type="float">
            <text:p>629.828</text:p>
          </table:table-cell>
          <table:table-cell office:value-type="float" office:value="7353.245" calcext:value-type="float">
            <text:p>7353.245</text:p>
          </table:table-cell>
          <table:table-cell office:value-type="float" office:value="4843.883" calcext:value-type="float">
            <text:p>4843.883</text:p>
          </table:table-cell>
          <table:table-cell office:value-type="float" office:value="72.133" calcext:value-type="float">
            <text:p>72.133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06.948" calcext:value-type="float">
            <text:p>206.948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340.128" calcext:value-type="float">
            <text:p>-340.128</text:p>
          </table:table-cell>
          <table:table-cell office:value-type="float" office:value="4423.153" calcext:value-type="float">
            <text:p>4423.153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7023.36" calcext:value-type="float">
            <text:p>17023.36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29489.119" calcext:value-type="float">
            <text:p>-29489.11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0.999" calcext:value-type="float">
            <text:p>5840.999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56.243" calcext:value-type="float">
            <text:p>656.243</text:p>
          </table:table-cell>
          <table:table-cell office:value-type="float" office:value="7148.301" calcext:value-type="float">
            <text:p>7148.301</text:p>
          </table:table-cell>
          <table:table-cell office:value-type="float" office:value="4533.696" calcext:value-type="float">
            <text:p>4533.696</text:p>
          </table:table-cell>
          <table:table-cell office:value-type="float" office:value="6114.933" calcext:value-type="float">
            <text:p>6114.933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689.629" calcext:value-type="float">
            <text:p>689.629</text:p>
          </table:table-cell>
          <table:table-cell office:value-type="float" office:value="7488.746" calcext:value-type="float">
            <text:p>7488.746</text:p>
          </table:table-cell>
          <table:table-cell office:value-type="float" office:value="4741.121" calcext:value-type="float">
            <text:p>4741.121</text:p>
          </table:table-cell>
          <table:table-cell office:value-type="float" office:value="92.893" calcext:value-type="float">
            <text:p>92.893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8.151" calcext:value-type="float">
            <text:p>318.151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40.895" calcext:value-type="float">
            <text:p>-540.895</text:p>
          </table:table-cell>
          <table:table-cell office:value-type="float" office:value="7342.137" calcext:value-type="float">
            <text:p>7342.137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29574.024" calcext:value-type="float">
            <text:p>29574.024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1572.34" calcext:value-type="float">
            <text:p>-51572.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7.748" calcext:value-type="float">
            <text:p>5847.748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478.914" calcext:value-type="float">
            <text:p>7478.914</text:p>
          </table:table-cell>
          <table:table-cell office:value-type="float" office:value="655.197" calcext:value-type="float">
            <text:p>655.197</text:p>
          </table:table-cell>
          <table:table-cell office:value-type="float" office:value="7152.967" calcext:value-type="float">
            <text:p>7152.967</text:p>
          </table:table-cell>
          <table:table-cell office:value-type="float" office:value="4542.529" calcext:value-type="float">
            <text:p>4542.529</text:p>
          </table:table-cell>
          <table:table-cell office:value-type="float" office:value="6121.772" calcext:value-type="float">
            <text:p>6121.772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838.406" calcext:value-type="float">
            <text:p>7838.406</text:p>
          </table:table-cell>
          <table:table-cell office:value-type="float" office:value="689.007" calcext:value-type="float">
            <text:p>689.007</text:p>
          </table:table-cell>
          <table:table-cell office:value-type="float" office:value="7494.344" calcext:value-type="float">
            <text:p>7494.344</text:p>
          </table:table-cell>
          <table:table-cell office:value-type="float" office:value="4749.2" calcext:value-type="float">
            <text:p>4749.2</text:p>
          </table:table-cell>
          <table:table-cell office:value-type="float" office:value="47.893" calcext:value-type="float">
            <text:p>47.89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83.563" calcext:value-type="float">
            <text:p>183.563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317.782" calcext:value-type="float">
            <text:p>-317.782</text:p>
          </table:table-cell>
          <table:table-cell office:value-type="float" office:value="3274.245" calcext:value-type="float">
            <text:p>3274.245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5904.704" calcext:value-type="float">
            <text:p>15904.704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28409.55" calcext:value-type="float">
            <text:p>-28409.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222" calcext:value-type="float">
            <text:p>5854.22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18.8" calcext:value-type="float">
            <text:p>618.8</text:p>
          </table:table-cell>
          <table:table-cell office:value-type="float" office:value="7086.935" calcext:value-type="float">
            <text:p>7086.935</text:p>
          </table:table-cell>
          <table:table-cell office:value-type="float" office:value="4621.509" calcext:value-type="float">
            <text:p>4621.509</text:p>
          </table:table-cell>
          <table:table-cell office:value-type="float" office:value="6126.029" calcext:value-type="float">
            <text:p>6126.029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47.725" calcext:value-type="float">
            <text:p>647.725</text:p>
          </table:table-cell>
          <table:table-cell office:value-type="float" office:value="7416.362" calcext:value-type="float">
            <text:p>7416.362</text:p>
          </table:table-cell>
          <table:table-cell office:value-type="float" office:value="4835.695" calcext:value-type="float">
            <text:p>4835.695</text:p>
          </table:table-cell>
          <table:table-cell office:value-type="float" office:value="23.907" calcext:value-type="float">
            <text:p>23.907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7.456" calcext:value-type="float">
            <text:p>57.456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90.552" calcext:value-type="float">
            <text:p>-90.552</text:p>
          </table:table-cell>
          <table:table-cell office:value-type="float" office:value="1519.098" calcext:value-type="float">
            <text:p>1519.09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712.105" calcext:value-type="float">
            <text:p>4712.105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7867.897" calcext:value-type="float">
            <text:p>-7867.8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003" calcext:value-type="float">
            <text:p>5854.003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589.619" calcext:value-type="float">
            <text:p>589.619</text:p>
          </table:table-cell>
          <table:table-cell office:value-type="float" office:value="7028.585" calcext:value-type="float">
            <text:p>7028.585</text:p>
          </table:table-cell>
          <table:table-cell office:value-type="float" office:value="4679.421" calcext:value-type="float">
            <text:p>4679.421</text:p>
          </table:table-cell>
          <table:table-cell office:value-type="float" office:value="6130.315" calcext:value-type="float">
            <text:p>6130.315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22.257" calcext:value-type="float">
            <text:p>622.257</text:p>
          </table:table-cell>
          <table:table-cell office:value-type="float" office:value="7369.913" calcext:value-type="float">
            <text:p>7369.913</text:p>
          </table:table-cell>
          <table:table-cell office:value-type="float" office:value="4890.716" calcext:value-type="float">
            <text:p>4890.716</text:p>
          </table:table-cell>
          <table:table-cell office:value-type="float" office:value="28.253" calcext:value-type="float">
            <text:p>28.25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8.814" calcext:value-type="float">
            <text:p>78.814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128.752" calcext:value-type="float">
            <text:p>-128.752</text:p>
          </table:table-cell>
          <table:table-cell office:value-type="float" office:value="1571.369" calcext:value-type="float">
            <text:p>1571.36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788.528" calcext:value-type="float">
            <text:p>5788.528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9959.97" calcext:value-type="float">
            <text:p>-9959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1.914" calcext:value-type="float">
            <text:p>5831.914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45.913" calcext:value-type="float">
            <text:p>545.913</text:p>
          </table:table-cell>
          <table:table-cell office:value-type="float" office:value="6919.428" calcext:value-type="float">
            <text:p>6919.428</text:p>
          </table:table-cell>
          <table:table-cell office:value-type="float" office:value="4744.4" calcext:value-type="float">
            <text:p>4744.4</text:p>
          </table:table-cell>
          <table:table-cell office:value-type="float" office:value="6135.517" calcext:value-type="float">
            <text:p>6135.517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593.539" calcext:value-type="float">
            <text:p>593.539</text:p>
          </table:table-cell>
          <table:table-cell office:value-type="float" office:value="7317.908" calcext:value-type="float">
            <text:p>7317.908</text:p>
          </table:table-cell>
          <table:table-cell office:value-type="float" office:value="4953.126" calcext:value-type="float">
            <text:p>4953.126</text:p>
          </table:table-cell>
          <table:table-cell office:value-type="float" office:value="25.947" calcext:value-type="float">
            <text:p>25.947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84.105" calcext:value-type="float">
            <text:p>84.105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41.599" calcext:value-type="float">
            <text:p>-141.599</text:p>
          </table:table-cell>
          <table:table-cell office:value-type="float" office:value="1395.909" calcext:value-type="float">
            <text:p>1395.90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6430.871" calcext:value-type="float">
            <text:p>6430.871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1415.043" calcext:value-type="float">
            <text:p>-11415.0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5.103" calcext:value-type="float">
            <text:p>5885.103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46.535" calcext:value-type="float">
            <text:p>546.535</text:p>
          </table:table-cell>
          <table:table-cell office:value-type="float" office:value="6973.856" calcext:value-type="float">
            <text:p>6973.856</text:p>
          </table:table-cell>
          <table:table-cell office:value-type="float" office:value="4796.349" calcext:value-type="float">
            <text:p>4796.349</text:p>
          </table:table-cell>
          <table:table-cell office:value-type="float" office:value="6162.368" calcext:value-type="float">
            <text:p>6162.368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573.433" calcext:value-type="float">
            <text:p>573.433</text:p>
          </table:table-cell>
          <table:table-cell office:value-type="float" office:value="7304.704" calcext:value-type="float">
            <text:p>7304.704</text:p>
          </table:table-cell>
          <table:table-cell office:value-type="float" office:value="5020.031" calcext:value-type="float">
            <text:p>5020.031</text:p>
          </table:table-cell>
          <table:table-cell office:value-type="float" office:value="46.907" calcext:value-type="float">
            <text:p>46.90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56.664" calcext:value-type="float">
            <text:p>156.664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65.183" calcext:value-type="float">
            <text:p>-265.183</text:p>
          </table:table-cell>
          <table:table-cell office:value-type="float" office:value="2808.466" calcext:value-type="float">
            <text:p>2808.466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2982.825" calcext:value-type="float">
            <text:p>12982.825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3054.648" calcext:value-type="float">
            <text:p>-23054.64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1.719" calcext:value-type="float">
            <text:p>5881.719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46.868" calcext:value-type="float">
            <text:p>546.868</text:p>
          </table:table-cell>
          <table:table-cell office:value-type="float" office:value="6971.136" calcext:value-type="float">
            <text:p>6971.136</text:p>
          </table:table-cell>
          <table:table-cell office:value-type="float" office:value="4792.302" calcext:value-type="float">
            <text:p>4792.302</text:p>
          </table:table-cell>
          <table:table-cell office:value-type="float" office:value="6156.756" calcext:value-type="float">
            <text:p>6156.75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579.296" calcext:value-type="float">
            <text:p>579.296</text:p>
          </table:table-cell>
          <table:table-cell office:value-type="float" office:value="7310.774" calcext:value-type="float">
            <text:p>7310.774</text:p>
          </table:table-cell>
          <table:table-cell office:value-type="float" office:value="5002.739" calcext:value-type="float">
            <text:p>5002.739</text:p>
          </table:table-cell>
          <table:table-cell office:value-type="float" office:value="34.147" calcext:value-type="float">
            <text:p>34.147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18.129" calcext:value-type="float">
            <text:p>118.129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201.179" calcext:value-type="float">
            <text:p>-201.179</text:p>
          </table:table-cell>
          <table:table-cell office:value-type="float" office:value="2587.211" calcext:value-type="float">
            <text:p>2587.211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10614.775" calcext:value-type="float">
            <text:p>10614.775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18558.505" calcext:value-type="float">
            <text:p>-18558.50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3" calcext:value-type="float">
            <text:p>5998.33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9432.686" calcext:value-type="float">
            <text:p>9432.686</text:p>
          </table:table-cell>
          <table:table-cell office:value-type="float" office:value="698.467" calcext:value-type="float">
            <text:p>698.467</text:p>
          </table:table-cell>
          <table:table-cell office:value-type="float" office:value="7389.747" calcext:value-type="float">
            <text:p>7389.747</text:p>
          </table:table-cell>
          <table:table-cell office:value-type="float" office:value="4606.913" calcext:value-type="float">
            <text:p>4606.913</text:p>
          </table:table-cell>
          <table:table-cell office:value-type="float" office:value="6281.641" calcext:value-type="float">
            <text:p>6281.641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9896.669" calcext:value-type="float">
            <text:p>9896.669</text:p>
          </table:table-cell>
          <table:table-cell office:value-type="float" office:value="736.892" calcext:value-type="float">
            <text:p>736.892</text:p>
          </table:table-cell>
          <table:table-cell office:value-type="float" office:value="7749.604" calcext:value-type="float">
            <text:p>7749.604</text:p>
          </table:table-cell>
          <table:table-cell office:value-type="float" office:value="4813.677" calcext:value-type="float">
            <text:p>4813.677</text:p>
          </table:table-cell>
          <table:table-cell office:value-type="float" office:value="134.72" calcext:value-type="float">
            <text:p>134.72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555.48" calcext:value-type="float">
            <text:p>555.48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71.852" calcext:value-type="float">
            <text:p>-971.852</text:p>
          </table:table-cell>
          <table:table-cell office:value-type="float" office:value="9092.813" calcext:value-type="float">
            <text:p>9092.813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50930.87" calcext:value-type="float">
            <text:p>50930.87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2366.683" calcext:value-type="float">
            <text:p>-92366.68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2.478" calcext:value-type="float">
            <text:p>5982.478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8720.674" calcext:value-type="float">
            <text:p>8720.674</text:p>
          </table:table-cell>
          <table:table-cell office:value-type="float" office:value="659.006" calcext:value-type="float">
            <text:p>659.006</text:p>
          </table:table-cell>
          <table:table-cell office:value-type="float" office:value="7295.285" calcext:value-type="float">
            <text:p>7295.285</text:p>
          </table:table-cell>
          <table:table-cell office:value-type="float" office:value="4669.671" calcext:value-type="float">
            <text:p>4669.671</text:p>
          </table:table-cell>
          <table:table-cell office:value-type="float" office:value="6261.017" calcext:value-type="float">
            <text:p>6261.017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9103.869" calcext:value-type="float">
            <text:p>9103.869</text:p>
          </table:table-cell>
          <table:table-cell office:value-type="float" office:value="692.995" calcext:value-type="float">
            <text:p>692.995</text:p>
          </table:table-cell>
          <table:table-cell office:value-type="float" office:value="7641.534" calcext:value-type="float">
            <text:p>7641.534</text:p>
          </table:table-cell>
          <table:table-cell office:value-type="float" office:value="4880.499" calcext:value-type="float">
            <text:p>4880.499</text:p>
          </table:table-cell>
          <table:table-cell office:value-type="float" office:value="31.36" calcext:value-type="float">
            <text:p>31.3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04.973" calcext:value-type="float">
            <text:p>104.973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77.757" calcext:value-type="float">
            <text:p>-177.757</text:p>
          </table:table-cell>
          <table:table-cell office:value-type="float" office:value="1979.174" calcext:value-type="float">
            <text:p>1979.174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9462.504" calcext:value-type="float">
            <text:p>9462.504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6871.099" calcext:value-type="float">
            <text:p>-16871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455" calcext:value-type="float">
            <text:p>6009.455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8281.599" calcext:value-type="float">
            <text:p>8281.599</text:p>
          </table:table-cell>
          <table:table-cell office:value-type="float" office:value="619.133" calcext:value-type="float">
            <text:p>619.133</text:p>
          </table:table-cell>
          <table:table-cell office:value-type="float" office:value="7242.831" calcext:value-type="float">
            <text:p>7242.831</text:p>
          </table:table-cell>
          <table:table-cell office:value-type="float" office:value="4776.079" calcext:value-type="float">
            <text:p>4776.079</text:p>
          </table:table-cell>
          <table:table-cell office:value-type="float" office:value="6291.569" calcext:value-type="float">
            <text:p>6291.569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8707.412" calcext:value-type="float">
            <text:p>8707.412</text:p>
          </table:table-cell>
          <table:table-cell office:value-type="float" office:value="652.23" calcext:value-type="float">
            <text:p>652.23</text:p>
          </table:table-cell>
          <table:table-cell office:value-type="float" office:value="7590.879" calcext:value-type="float">
            <text:p>7590.879</text:p>
          </table:table-cell>
          <table:table-cell office:value-type="float" office:value="4992.26" calcext:value-type="float">
            <text:p>4992.26</text:p>
          </table:table-cell>
          <table:table-cell office:value-type="float" office:value="48.707" calcext:value-type="float">
            <text:p>48.707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33.678" calcext:value-type="float">
            <text:p>133.678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217.594" calcext:value-type="float">
            <text:p>-217.594</text:p>
          </table:table-cell>
          <table:table-cell office:value-type="float" office:value="2803.895" calcext:value-type="float">
            <text:p>2803.895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1067.743" calcext:value-type="float">
            <text:p>11067.743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19244.179" calcext:value-type="float">
            <text:p>-19244.1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086" calcext:value-type="float">
            <text:p>6035.086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8134.656" calcext:value-type="float">
            <text:p>8134.656</text:p>
          </table:table-cell>
          <table:table-cell office:value-type="float" office:value="615.957" calcext:value-type="float">
            <text:p>615.957</text:p>
          </table:table-cell>
          <table:table-cell office:value-type="float" office:value="7262.135" calcext:value-type="float">
            <text:p>7262.135</text:p>
          </table:table-cell>
          <table:table-cell office:value-type="float" office:value="4808.036" calcext:value-type="float">
            <text:p>4808.036</text:p>
          </table:table-cell>
          <table:table-cell office:value-type="float" office:value="6315.899" calcext:value-type="float">
            <text:p>6315.899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8516.282" calcext:value-type="float">
            <text:p>8516.282</text:p>
          </table:table-cell>
          <table:table-cell office:value-type="float" office:value="645.555" calcext:value-type="float">
            <text:p>645.555</text:p>
          </table:table-cell>
          <table:table-cell office:value-type="float" office:value="7601.911" calcext:value-type="float">
            <text:p>7601.911</text:p>
          </table:table-cell>
          <table:table-cell office:value-type="float" office:value="5029.887" calcext:value-type="float">
            <text:p>5029.887</text:p>
          </table:table-cell>
          <table:table-cell office:value-type="float" office:value="58.16" calcext:value-type="float">
            <text:p>58.16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293.12" calcext:value-type="float">
            <text:p>293.12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5.765" calcext:value-type="float">
            <text:p>-525.765</text:p>
          </table:table-cell>
          <table:table-cell office:value-type="float" office:value="4450.868" calcext:value-type="float">
            <text:p>4450.868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28518.081" calcext:value-type="float">
            <text:p>28518.081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360.063" calcext:value-type="float">
            <text:p>-52360.0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5.417" calcext:value-type="float">
            <text:p>6075.41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8035.079" calcext:value-type="float">
            <text:p>8035.079</text:p>
          </table:table-cell>
          <table:table-cell office:value-type="float" office:value="660.485" calcext:value-type="float">
            <text:p>660.485</text:p>
          </table:table-cell>
          <table:table-cell office:value-type="float" office:value="7391.17" calcext:value-type="float">
            <text:p>7391.17</text:p>
          </table:table-cell>
          <table:table-cell office:value-type="float" office:value="4759.664" calcext:value-type="float">
            <text:p>4759.664</text:p>
          </table:table-cell>
          <table:table-cell office:value-type="float" office:value="6362.098" calcext:value-type="float">
            <text:p>6362.098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8408.071" calcext:value-type="float">
            <text:p>8408.071</text:p>
          </table:table-cell>
          <table:table-cell office:value-type="float" office:value="696.095" calcext:value-type="float">
            <text:p>696.095</text:p>
          </table:table-cell>
          <table:table-cell office:value-type="float" office:value="7748.791" calcext:value-type="float">
            <text:p>7748.791</text:p>
          </table:table-cell>
          <table:table-cell office:value-type="float" office:value="4975.405" calcext:value-type="float">
            <text:p>4975.405</text:p>
          </table:table-cell>
          <table:table-cell office:value-type="float" office:value="113.493" calcext:value-type="float">
            <text:p>113.49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508.497" calcext:value-type="float">
            <text:p>508.497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99.486" calcext:value-type="float">
            <text:p>-899.486</text:p>
          </table:table-cell>
          <table:table-cell office:value-type="float" office:value="9039.617" calcext:value-type="float">
            <text:p>9039.617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48106.41" calcext:value-type="float">
            <text:p>48106.41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6793.267" calcext:value-type="float">
            <text:p>-86793.26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9.191" calcext:value-type="float">
            <text:p>6079.191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770.627" calcext:value-type="float">
            <text:p>7770.627</text:p>
          </table:table-cell>
          <table:table-cell office:value-type="float" office:value="621.239" calcext:value-type="float">
            <text:p>621.239</text:p>
          </table:table-cell>
          <table:table-cell office:value-type="float" office:value="7316.762" calcext:value-type="float">
            <text:p>7316.762</text:p>
          </table:table-cell>
          <table:table-cell office:value-type="float" office:value="4841.62" calcext:value-type="float">
            <text:p>4841.62</text:p>
          </table:table-cell>
          <table:table-cell office:value-type="float" office:value="6366.228" calcext:value-type="float">
            <text:p>6366.228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8179.018" calcext:value-type="float">
            <text:p>8179.018</text:p>
          </table:table-cell>
          <table:table-cell office:value-type="float" office:value="657.279" calcext:value-type="float">
            <text:p>657.279</text:p>
          </table:table-cell>
          <table:table-cell office:value-type="float" office:value="7675.594" calcext:value-type="float">
            <text:p>7675.594</text:p>
          </table:table-cell>
          <table:table-cell office:value-type="float" office:value="5056.862" calcext:value-type="float">
            <text:p>5056.862</text:p>
          </table:table-cell>
          <table:table-cell office:value-type="float" office:value="25.92" calcext:value-type="float">
            <text:p>25.92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8.987" calcext:value-type="float">
            <text:p>78.987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131.43" calcext:value-type="float">
            <text:p>-131.43</text:p>
          </table:table-cell>
          <table:table-cell office:value-type="float" office:value="1022.696" calcext:value-type="float">
            <text:p>1022.696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4717.214" calcext:value-type="float">
            <text:p>4717.214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8374.476" calcext:value-type="float">
            <text:p>-8374.4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95.711" calcext:value-type="float">
            <text:p>6095.711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767.247" calcext:value-type="float">
            <text:p>7767.247</text:p>
          </table:table-cell>
          <table:table-cell office:value-type="float" office:value="578.116" calcext:value-type="float">
            <text:p>578.116</text:p>
          </table:table-cell>
          <table:table-cell office:value-type="float" office:value="7247.377" calcext:value-type="float">
            <text:p>7247.377</text:p>
          </table:table-cell>
          <table:table-cell office:value-type="float" office:value="4944.046" calcext:value-type="float">
            <text:p>4944.046</text:p>
          </table:table-cell>
          <table:table-cell office:value-type="float" office:value="6380.03" calcext:value-type="float">
            <text:p>6380.03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8130.07" calcext:value-type="float">
            <text:p>8130.07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7588.005" calcext:value-type="float">
            <text:p>7588.005</text:p>
          </table:table-cell>
          <table:table-cell office:value-type="float" office:value="5172.054" calcext:value-type="float">
            <text:p>5172.05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459.727" calcext:value-type="float">
            <text:p>459.727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813.623" calcext:value-type="float">
            <text:p>-813.623</text:p>
          </table:table-cell>
          <table:table-cell office:value-type="float" office:value="8704.677" calcext:value-type="float">
            <text:p>8704.677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43684.439" calcext:value-type="float">
            <text:p>43684.439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78319.187" calcext:value-type="float">
            <text:p>-78319.18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1.794" calcext:value-type="float">
            <text:p>6141.794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8012.128" calcext:value-type="float">
            <text:p>8012.128</text:p>
          </table:table-cell>
          <table:table-cell office:value-type="float" office:value="616.265" calcext:value-type="float">
            <text:p>616.265</text:p>
          </table:table-cell>
          <table:table-cell office:value-type="float" office:value="7369.457" calcext:value-type="float">
            <text:p>7369.457</text:p>
          </table:table-cell>
          <table:table-cell office:value-type="float" office:value="4914.131" calcext:value-type="float">
            <text:p>4914.131</text:p>
          </table:table-cell>
          <table:table-cell office:value-type="float" office:value="6429.019" calcext:value-type="float">
            <text:p>6429.019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8392.939" calcext:value-type="float">
            <text:p>8392.939</text:p>
          </table:table-cell>
          <table:table-cell office:value-type="float" office:value="650.123" calcext:value-type="float">
            <text:p>650.123</text:p>
          </table:table-cell>
          <table:table-cell office:value-type="float" office:value="7724.129" calcext:value-type="float">
            <text:p>7724.129</text:p>
          </table:table-cell>
          <table:table-cell office:value-type="float" office:value="5133.908" calcext:value-type="float">
            <text:p>5133.908</text:p>
          </table:table-cell>
          <table:table-cell office:value-type="float" office:value="107.373" calcext:value-type="float">
            <text:p>107.37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358.961" calcext:value-type="float">
            <text:p>358.961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7.714" calcext:value-type="float">
            <text:p>-607.714</text:p>
          </table:table-cell>
          <table:table-cell office:value-type="float" office:value="8478.778" calcext:value-type="float">
            <text:p>8478.778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4393.259" calcext:value-type="float">
            <text:p>34393.259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036.107" calcext:value-type="float">
            <text:p>-60036.10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19.305" calcext:value-type="float">
            <text:p>6119.305</text:p>
          </table:table-cell>
          <table:table-cell office:value-type="float" office:value="4843.357" calcext:value-type="float">
            <text:p>4843.357</text:p>
          </table:table-cell>
          <table:table-cell office:value-type="float" office:value="7775.711" calcext:value-type="float">
            <text:p>7775.711</text:p>
          </table:table-cell>
          <table:table-cell office:value-type="float" office:value="578.459" calcext:value-type="float">
            <text:p>578.459</text:p>
          </table:table-cell>
          <table:table-cell office:value-type="float" office:value="7271.653" calcext:value-type="float">
            <text:p>7271.653</text:p>
          </table:table-cell>
          <table:table-cell office:value-type="float" office:value="4966.956" calcext:value-type="float">
            <text:p>4966.956</text:p>
          </table:table-cell>
          <table:table-cell office:value-type="float" office:value="6409.29" calcext:value-type="float">
            <text:p>6409.29</text:p>
          </table:table-cell>
          <table:table-cell office:value-type="float" office:value="5096.813" calcext:value-type="float">
            <text:p>5096.813</text:p>
          </table:table-cell>
          <table:table-cell office:value-type="float" office:value="8182.85" calcext:value-type="float">
            <text:p>8182.85</text:p>
          </table:table-cell>
          <table:table-cell office:value-type="float" office:value="614.135" calcext:value-type="float">
            <text:p>614.135</text:p>
          </table:table-cell>
          <table:table-cell office:value-type="float" office:value="7632.708" calcext:value-type="float">
            <text:p>7632.708</text:p>
          </table:table-cell>
          <table:table-cell office:value-type="float" office:value="5185.871" calcext:value-type="float">
            <text:p>5185.871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31.052" calcext:value-type="float">
            <text:p>131.052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222.948" calcext:value-type="float">
            <text:p>-222.948</text:p>
          </table:table-cell>
          <table:table-cell office:value-type="float" office:value="1780.946" calcext:value-type="float">
            <text:p>1780.94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568.409" calcext:value-type="float">
            <text:p>6568.409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11303.996" calcext:value-type="float">
            <text:p>-11303.9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4.475" calcext:value-type="float">
            <text:p>6144.475</text:p>
          </table:table-cell>
          <table:table-cell office:value-type="float" office:value="4782.218" calcext:value-type="float">
            <text:p>4782.218</text:p>
          </table:table-cell>
          <table:table-cell office:value-type="float" office:value="7782.017" calcext:value-type="float">
            <text:p>7782.017</text:p>
          </table:table-cell>
          <table:table-cell office:value-type="float" office:value="600.553" calcext:value-type="float">
            <text:p>600.553</text:p>
          </table:table-cell>
          <table:table-cell office:value-type="float" office:value="7340.838" calcext:value-type="float">
            <text:p>7340.838</text:p>
          </table:table-cell>
          <table:table-cell office:value-type="float" office:value="4948.112" calcext:value-type="float">
            <text:p>4948.112</text:p>
          </table:table-cell>
          <table:table-cell office:value-type="float" office:value="6433.296" calcext:value-type="float">
            <text:p>6433.296</text:p>
          </table:table-cell>
          <table:table-cell office:value-type="float" office:value="5016.446" calcext:value-type="float">
            <text:p>5016.446</text:p>
          </table:table-cell>
          <table:table-cell office:value-type="float" office:value="8159.624" calcext:value-type="float">
            <text:p>8159.624</text:p>
          </table:table-cell>
          <table:table-cell office:value-type="float" office:value="633.334" calcext:value-type="float">
            <text:p>633.334</text:p>
          </table:table-cell>
          <table:table-cell office:value-type="float" office:value="7694.961" calcext:value-type="float">
            <text:p>7694.961</text:p>
          </table:table-cell>
          <table:table-cell office:value-type="float" office:value="5171.631" calcext:value-type="float">
            <text:p>5171.631</text:p>
          </table:table-cell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71.201" calcext:value-type="float">
            <text:p>171.201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90.649" calcext:value-type="float">
            <text:p>-290.649</text:p>
          </table:table-cell>
          <table:table-cell office:value-type="float" office:value="3853.907" calcext:value-type="float">
            <text:p>3853.90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5168.604" calcext:value-type="float">
            <text:p>15168.604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6363.501" calcext:value-type="float">
            <text:p>-26363.5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05.079" calcext:value-type="float">
            <text:p>6105.079</text:p>
          </table:table-cell>
          <table:table-cell office:value-type="float" office:value="4787.784" calcext:value-type="float">
            <text:p>4787.784</text:p>
          </table:table-cell>
          <table:table-cell office:value-type="float" office:value="7691.081" calcext:value-type="float">
            <text:p>7691.081</text:p>
          </table:table-cell>
          <table:table-cell office:value-type="float" office:value="567.46" calcext:value-type="float">
            <text:p>567.46</text:p>
          </table:table-cell>
          <table:table-cell office:value-type="float" office:value="7235.518" calcext:value-type="float">
            <text:p>7235.518</text:p>
          </table:table-cell>
          <table:table-cell office:value-type="float" office:value="4974.641" calcext:value-type="float">
            <text:p>4974.641</text:p>
          </table:table-cell>
          <table:table-cell office:value-type="float" office:value="6389.851" calcext:value-type="float">
            <text:p>6389.851</text:p>
          </table:table-cell>
          <table:table-cell office:value-type="float" office:value="5017.285" calcext:value-type="float">
            <text:p>5017.285</text:p>
          </table:table-cell>
          <table:table-cell office:value-type="float" office:value="8078.856" calcext:value-type="float">
            <text:p>8078.856</text:p>
          </table:table-cell>
          <table:table-cell office:value-type="float" office:value="599.289" calcext:value-type="float">
            <text:p>599.289</text:p>
          </table:table-cell>
          <table:table-cell office:value-type="float" office:value="7583.695" calcext:value-type="float">
            <text:p>7583.695</text:p>
          </table:table-cell>
          <table:table-cell office:value-type="float" office:value="5196.007" calcext:value-type="float">
            <text:p>5196.007</text:p>
          </table:table-cell>
          <table:table-cell office:value-type="float" office:value="46.827" calcext:value-type="float">
            <text:p>46.827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83.244" calcext:value-type="float">
            <text:p>183.244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18.214" calcext:value-type="float">
            <text:p>-318.214</text:p>
          </table:table-cell>
          <table:table-cell office:value-type="float" office:value="3741.43" calcext:value-type="float">
            <text:p>3741.43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7387.763" calcext:value-type="float">
            <text:p>17387.763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0896.77" calcext:value-type="float">
            <text:p>-30896.7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SUPPRESS-ALL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Average Suppression Cost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Average Harvest Valu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SA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SA 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SA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4.411" calcext:value-type="float">
            <text:p>194.411</text:p>
          </table:table-cell>
          <table:table-cell office:value-type="float" office:value="61.539" calcext:value-type="float">
            <text:p>61.539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5.366" calcext:value-type="float">
            <text:p>145.366</text:p>
          </table:table-cell>
          <table:table-cell office:value-type="float" office:value="483.994" calcext:value-type="float">
            <text:p>483.994</text:p>
          </table:table-cell>
          <table:table-cell office:value-type="float" office:value="-95.172" calcext:value-type="float">
            <text:p>-95.172</text:p>
          </table:table-cell>
          <table:table-cell office:value-type="float" office:value="4298.724" calcext:value-type="float">
            <text:p>4298.724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51" calcext:value-type="float">
            <text:p>1402.651</text:p>
          </table:table-cell>
          <table:table-cell office:value-type="float" office:value="7092.948" calcext:value-type="float">
            <text:p>7092.948</text:p>
          </table:table-cell>
          <table:table-cell office:value-type="float" office:value="1504.501" calcext:value-type="float">
            <text:p>1504.501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27" calcext:value-type="float">
            <text:p>2.8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8" calcext:value-type="float">
            <text:p>6.308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74" calcext:value-type="float">
            <text:p>-9.74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8.628" calcext:value-type="float">
            <text:p>198.628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702" calcext:value-type="float">
            <text:p>147.702</text:p>
          </table:table-cell>
          <table:table-cell office:value-type="float" office:value="492.865" calcext:value-type="float">
            <text:p>492.865</text:p>
          </table:table-cell>
          <table:table-cell office:value-type="float" office:value="-95.61" calcext:value-type="float">
            <text:p>-95.61</text:p>
          </table:table-cell>
          <table:table-cell office:value-type="float" office:value="4304.731" calcext:value-type="float">
            <text:p>4304.731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6971.45" calcext:value-type="float">
            <text:p>6971.45</text:p>
          </table:table-cell>
          <table:table-cell office:value-type="float" office:value="1638.011" calcext:value-type="float">
            <text:p>1638.011</text:p>
          </table:table-cell>
          <table:table-cell office:value-type="float" office:value="4490.711" calcext:value-type="float">
            <text:p>4490.711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9.173" calcext:value-type="float">
            <text:p>1409.173</text:p>
          </table:table-cell>
          <table:table-cell office:value-type="float" office:value="7297.928" calcext:value-type="float">
            <text:p>7297.928</text:p>
          </table:table-cell>
          <table:table-cell office:value-type="float" office:value="1683.495" calcext:value-type="float">
            <text:p>1683.495</text:p>
          </table:table-cell>
          <table:table-cell office:value-type="float" office:value="4.613" calcext:value-type="float">
            <text:p>4.6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1" calcext:value-type="float">
            <text:p>9.891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091" calcext:value-type="float">
            <text:p>-15.091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9.675" calcext:value-type="float">
            <text:p>159.675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8.843" calcext:value-type="float">
            <text:p>118.843</text:p>
          </table:table-cell>
          <table:table-cell office:value-type="float" office:value="396.423" calcext:value-type="float">
            <text:p>396.423</text:p>
          </table:table-cell>
          <table:table-cell office:value-type="float" office:value="-77.073" calcext:value-type="float">
            <text:p>-77.073</text:p>
          </table:table-cell>
          <table:table-cell office:value-type="float" office:value="4296.815" calcext:value-type="float">
            <text:p>4296.815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80.464" calcext:value-type="float">
            <text:p>1280.464</text:p>
          </table:table-cell>
          <table:table-cell office:value-type="float" office:value="6847.63" calcext:value-type="float">
            <text:p>6847.63</text:p>
          </table:table-cell>
          <table:table-cell office:value-type="float" office:value="1746.001" calcext:value-type="float">
            <text:p>1746.001</text:p>
          </table:table-cell>
          <table:table-cell office:value-type="float" office:value="4482.386" calcext:value-type="float">
            <text:p>4482.386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949" calcext:value-type="float">
            <text:p>1351.949</text:p>
          </table:table-cell>
          <table:table-cell office:value-type="float" office:value="7175.607" calcext:value-type="float">
            <text:p>7175.607</text:p>
          </table:table-cell>
          <table:table-cell office:value-type="float" office:value="1789.165" calcext:value-type="float">
            <text:p>1789.165</text:p>
          </table:table-cell>
          <table:table-cell office:value-type="float" office:value="2.373" calcext:value-type="float">
            <text:p>2.37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7" calcext:value-type="float">
            <text:p>4.417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427" calcext:value-type="float">
            <text:p>-6.427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70.254" calcext:value-type="float">
            <text:p>170.254</text:p>
          </table:table-cell>
          <table:table-cell office:value-type="float" office:value="61.48" calcext:value-type="float">
            <text:p>61.48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6.62" calcext:value-type="float">
            <text:p>116.62</text:p>
          </table:table-cell>
          <table:table-cell office:value-type="float" office:value="402.574" calcext:value-type="float">
            <text:p>402.574</text:p>
          </table:table-cell>
          <table:table-cell office:value-type="float" office:value="-62.066" calcext:value-type="float">
            <text:p>-62.066</text:p>
          </table:table-cell>
          <table:table-cell office:value-type="float" office:value="4286.172" calcext:value-type="float">
            <text:p>4286.172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26" calcext:value-type="float">
            <text:p>1258.26</text:p>
          </table:table-cell>
          <table:table-cell office:value-type="float" office:value="6792.755" calcext:value-type="float">
            <text:p>6792.755</text:p>
          </table:table-cell>
          <table:table-cell office:value-type="float" office:value="1779.59" calcext:value-type="float">
            <text:p>1779.59</text:p>
          </table:table-cell>
          <table:table-cell office:value-type="float" office:value="4472.41" calcext:value-type="float">
            <text:p>4472.4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29.415" calcext:value-type="float">
            <text:p>1329.415</text:p>
          </table:table-cell>
          <table:table-cell office:value-type="float" office:value="7120.742" calcext:value-type="float">
            <text:p>7120.742</text:p>
          </table:table-cell>
          <table:table-cell office:value-type="float" office:value="1824.079" calcext:value-type="float">
            <text:p>1824.079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2.727" calcext:value-type="float">
            <text:p>182.72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5.774" calcext:value-type="float">
            <text:p>145.774</text:p>
          </table:table-cell>
          <table:table-cell office:value-type="float" office:value="473.124" calcext:value-type="float">
            <text:p>473.124</text:p>
          </table:table-cell>
          <table:table-cell office:value-type="float" office:value="-107.67" calcext:value-type="float">
            <text:p>-107.67</text:p>
          </table:table-cell>
          <table:table-cell office:value-type="float" office:value="4256.538" calcext:value-type="float">
            <text:p>4256.538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5" calcext:value-type="float">
            <text:p>1235.75</text:p>
          </table:table-cell>
          <table:table-cell office:value-type="float" office:value="6718.278" calcext:value-type="float">
            <text:p>6718.278</text:p>
          </table:table-cell>
          <table:table-cell office:value-type="float" office:value="1794.797" calcext:value-type="float">
            <text:p>1794.797</text:p>
          </table:table-cell>
          <table:table-cell office:value-type="float" office:value="4437.786" calcext:value-type="float">
            <text:p>4437.786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4.009" calcext:value-type="float">
            <text:p>1304.009</text:p>
          </table:table-cell>
          <table:table-cell office:value-type="float" office:value="7035.506" calcext:value-type="float">
            <text:p>7035.506</text:p>
          </table:table-cell>
          <table:table-cell office:value-type="float" office:value="1840.067" calcext:value-type="float">
            <text:p>1840.067</text:p>
          </table:table-cell>
          <table:table-cell office:value-type="float" office:value="4.213" calcext:value-type="float">
            <text:p>4.2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38" calcext:value-type="float">
            <text:p>9.138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3.99" calcext:value-type="float">
            <text:p>-13.99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998" calcext:value-type="float">
            <text:p>304.998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697" calcext:value-type="float">
            <text:p>659.697</text:p>
          </table:table-cell>
          <table:table-cell office:value-type="float" office:value="1619.182" calcext:value-type="float">
            <text:p>1619.182</text:p>
          </table:table-cell>
          <table:table-cell office:value-type="float" office:value="-1009.185" calcext:value-type="float">
            <text:p>-1009.185</text:p>
          </table:table-cell>
          <table:table-cell office:value-type="float" office:value="4278.027" calcext:value-type="float">
            <text:p>4278.027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2.119" calcext:value-type="float">
            <text:p>1242.119</text:p>
          </table:table-cell>
          <table:table-cell office:value-type="float" office:value="6752.454" calcext:value-type="float">
            <text:p>6752.454</text:p>
          </table:table-cell>
          <table:table-cell office:value-type="float" office:value="1803.6" calcext:value-type="float">
            <text:p>1803.6</text:p>
          </table:table-cell>
          <table:table-cell office:value-type="float" office:value="4465.541" calcext:value-type="float">
            <text:p>4465.541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09.223" calcext:value-type="float">
            <text:p>1309.223</text:p>
          </table:table-cell>
          <table:table-cell office:value-type="float" office:value="7073.647" calcext:value-type="float">
            <text:p>7073.647</text:p>
          </table:table-cell>
          <table:table-cell office:value-type="float" office:value="1857.434" calcext:value-type="float">
            <text:p>1857.434</text:p>
          </table:table-cell>
          <table:table-cell office:value-type="float" office:value="12.533" calcext:value-type="float">
            <text:p>12.5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796" calcext:value-type="float">
            <text:p>58.796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104.595" calcext:value-type="float">
            <text:p>-104.595</text:p>
          </table:table-cell>
          <table:table-cell office:value-type="float" office:value="96.794" calcext:value-type="float">
            <text:p>96.7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869" calcext:value-type="float">
            <text:p>363.869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628.07" calcext:value-type="float">
            <text:p>-628.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1.206" calcext:value-type="float">
            <text:p>311.206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8.409" calcext:value-type="float">
            <text:p>778.409</text:p>
          </table:table-cell>
          <table:table-cell office:value-type="float" office:value="1861.876" calcext:value-type="float">
            <text:p>1861.876</text:p>
          </table:table-cell>
          <table:table-cell office:value-type="float" office:value="-1239.463" calcext:value-type="float">
            <text:p>-1239.463</text:p>
          </table:table-cell>
          <table:table-cell office:value-type="float" office:value="4283.489" calcext:value-type="float">
            <text:p>4283.489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1.259" calcext:value-type="float">
            <text:p>1241.259</text:p>
          </table:table-cell>
          <table:table-cell office:value-type="float" office:value="6756.204" calcext:value-type="float">
            <text:p>6756.204</text:p>
          </table:table-cell>
          <table:table-cell office:value-type="float" office:value="1810.775" calcext:value-type="float">
            <text:p>1810.775</text:p>
          </table:table-cell>
          <table:table-cell office:value-type="float" office:value="4472.156" calcext:value-type="float">
            <text:p>4472.156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0.444" calcext:value-type="float">
            <text:p>1310.444</text:p>
          </table:table-cell>
          <table:table-cell office:value-type="float" office:value="7082.694" calcext:value-type="float">
            <text:p>7082.694</text:p>
          </table:table-cell>
          <table:table-cell office:value-type="float" office:value="1861.618" calcext:value-type="float">
            <text:p>1861.61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2.343" calcext:value-type="float">
            <text:p>82.34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34" calcext:value-type="float">
            <text:p>367.34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649.436" calcext:value-type="float">
            <text:p>-649.4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1.808" calcext:value-type="float">
            <text:p>201.80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3" calcext:value-type="float">
            <text:p>235.3</text:p>
          </table:table-cell>
          <table:table-cell office:value-type="float" office:value="670.549" calcext:value-type="float">
            <text:p>670.549</text:p>
          </table:table-cell>
          <table:table-cell office:value-type="float" office:value="-266.933" calcext:value-type="float">
            <text:p>-266.933</text:p>
          </table:table-cell>
          <table:table-cell office:value-type="float" office:value="4299.683" calcext:value-type="float">
            <text:p>4299.683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2.213" calcext:value-type="float">
            <text:p>1242.213</text:p>
          </table:table-cell>
          <table:table-cell office:value-type="float" office:value="6774.298" calcext:value-type="float">
            <text:p>6774.298</text:p>
          </table:table-cell>
          <table:table-cell office:value-type="float" office:value="1825.069" calcext:value-type="float">
            <text:p>1825.069</text:p>
          </table:table-cell>
          <table:table-cell office:value-type="float" office:value="4488.811" calcext:value-type="float">
            <text:p>4488.811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517" calcext:value-type="float">
            <text:p>1315.517</text:p>
          </table:table-cell>
          <table:table-cell office:value-type="float" office:value="7109.455" calcext:value-type="float">
            <text:p>7109.455</text:p>
          </table:table-cell>
          <table:table-cell office:value-type="float" office:value="1868.167" calcext:value-type="float">
            <text:p>1868.167</text:p>
          </table:table-cell>
          <table:table-cell office:value-type="float" office:value="5.133" calcext:value-type="float">
            <text:p>5.13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75" calcext:value-type="float">
            <text:p>15.475</text:p>
          </table:table-cell>
          <table:table-cell office:value-type="float" office:value="245.11" calcext:value-type="float">
            <text:p>245.11</text:p>
          </table:table-cell>
          <table:table-cell office:value-type="float" office:value="-25.694" calcext:value-type="float">
            <text:p>-25.694</text:p>
          </table:table-cell>
          <table:table-cell office:value-type="float" office:value="41.899" calcext:value-type="float">
            <text:p>41.8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2.008" calcext:value-type="float">
            <text:p>102.008</text:p>
          </table:table-cell>
          <table:table-cell office:value-type="float" office:value="245.11" calcext:value-type="float">
            <text:p>245.11</text:p>
          </table:table-cell>
          <table:table-cell office:value-type="float" office:value="-161.312" calcext:value-type="float">
            <text:p>-161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77" calcext:value-type="float">
            <text:p>210.77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52" calcext:value-type="float">
            <text:p>219.052</text:p>
          </table:table-cell>
          <table:table-cell office:value-type="float" office:value="647.143" calcext:value-type="float">
            <text:p>647.143</text:p>
          </table:table-cell>
          <table:table-cell office:value-type="float" office:value="-225.603" calcext:value-type="float">
            <text:p>-225.603</text:p>
          </table:table-cell>
          <table:table-cell office:value-type="float" office:value="4264.101" calcext:value-type="float">
            <text:p>4264.1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4.514" calcext:value-type="float">
            <text:p>1234.514</text:p>
          </table:table-cell>
          <table:table-cell office:value-type="float" office:value="6723.379" calcext:value-type="float">
            <text:p>6723.379</text:p>
          </table:table-cell>
          <table:table-cell office:value-type="float" office:value="1804.824" calcext:value-type="float">
            <text:p>1804.824</text:p>
          </table:table-cell>
          <table:table-cell office:value-type="float" office:value="4451.229" calcext:value-type="float">
            <text:p>4451.22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5.807" calcext:value-type="float">
            <text:p>1295.807</text:p>
          </table:table-cell>
          <table:table-cell office:value-type="float" office:value="7032.608" calcext:value-type="float">
            <text:p>7032.608</text:p>
          </table:table-cell>
          <table:table-cell office:value-type="float" office:value="1869.85" calcext:value-type="float">
            <text:p>1869.85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9" calcext:value-type="float">
            <text:p>13.55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77" calcext:value-type="float">
            <text:p>-21.77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2.357" calcext:value-type="float">
            <text:p>332.357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61" calcext:value-type="float">
            <text:p>443.61</text:p>
          </table:table-cell>
          <table:table-cell office:value-type="float" office:value="1216.073" calcext:value-type="float">
            <text:p>1216.073</text:p>
          </table:table-cell>
          <table:table-cell office:value-type="float" office:value="-551.359" calcext:value-type="float">
            <text:p>-551.359</text:p>
          </table:table-cell>
          <table:table-cell office:value-type="float" office:value="4270.256" calcext:value-type="float">
            <text:p>4270.256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2.219" calcext:value-type="float">
            <text:p>1222.219</text:p>
          </table:table-cell>
          <table:table-cell office:value-type="float" office:value="6705.042" calcext:value-type="float">
            <text:p>6705.042</text:p>
          </table:table-cell>
          <table:table-cell office:value-type="float" office:value="1835.471" calcext:value-type="float">
            <text:p>1835.471</text:p>
          </table:table-cell>
          <table:table-cell office:value-type="float" office:value="4453.86" calcext:value-type="float">
            <text:p>4453.8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8.937" calcext:value-type="float">
            <text:p>1288.937</text:p>
          </table:table-cell>
          <table:table-cell office:value-type="float" office:value="7021.554" calcext:value-type="float">
            <text:p>7021.554</text:p>
          </table:table-cell>
          <table:table-cell office:value-type="float" office:value="1886.165" calcext:value-type="float">
            <text:p>1886.165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6.558" calcext:value-type="float">
            <text:p>166.55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306" calcext:value-type="float">
            <text:p>567.306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963.572" calcext:value-type="float">
            <text:p>-963.5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465" calcext:value-type="float">
            <text:p>199.465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859" calcext:value-type="float">
            <text:p>186.859</text:p>
          </table:table-cell>
          <table:table-cell office:value-type="float" office:value="571.708" calcext:value-type="float">
            <text:p>571.708</text:p>
          </table:table-cell>
          <table:table-cell office:value-type="float" office:value="-172.777" calcext:value-type="float">
            <text:p>-172.777</text:p>
          </table:table-cell>
          <table:table-cell office:value-type="float" office:value="4257.571" calcext:value-type="float">
            <text:p>4257.571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0.45" calcext:value-type="float">
            <text:p>1210.45</text:p>
          </table:table-cell>
          <table:table-cell office:value-type="float" office:value="6668.912" calcext:value-type="float">
            <text:p>6668.912</text:p>
          </table:table-cell>
          <table:table-cell office:value-type="float" office:value="1846.23" calcext:value-type="float">
            <text:p>1846.23</text:p>
          </table:table-cell>
          <table:table-cell office:value-type="float" office:value="4443.609" calcext:value-type="float">
            <text:p>4443.60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6984.315" calcext:value-type="float">
            <text:p>6984.315</text:p>
          </table:table-cell>
          <table:table-cell office:value-type="float" office:value="1902.903" calcext:value-type="float">
            <text:p>1902.903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5.766" calcext:value-type="float">
            <text:p>55.76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24" calcext:value-type="float">
            <text:p>225.724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393.898" calcext:value-type="float">
            <text:p>-393.8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165" calcext:value-type="float">
            <text:p>244.165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316.375" calcext:value-type="float">
            <text:p>316.375</text:p>
          </table:table-cell>
          <table:table-cell office:value-type="float" office:value="874.417" calcext:value-type="float">
            <text:p>874.417</text:p>
          </table:table-cell>
          <table:table-cell office:value-type="float" office:value="-386.087" calcext:value-type="float">
            <text:p>-386.087</text:p>
          </table:table-cell>
          <table:table-cell office:value-type="float" office:value="4243.718" calcext:value-type="float">
            <text:p>4243.718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5.13" calcext:value-type="float">
            <text:p>1185.13</text:p>
          </table:table-cell>
          <table:table-cell office:value-type="float" office:value="6604.619" calcext:value-type="float">
            <text:p>6604.619</text:p>
          </table:table-cell>
          <table:table-cell office:value-type="float" office:value="1882.818" calcext:value-type="float">
            <text:p>1882.818</text:p>
          </table:table-cell>
          <table:table-cell office:value-type="float" office:value="4430.332" calcext:value-type="float">
            <text:p>4430.33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4.184" calcext:value-type="float">
            <text:p>1254.184</text:p>
          </table:table-cell>
          <table:table-cell office:value-type="float" office:value="6928.794" calcext:value-type="float">
            <text:p>6928.794</text:p>
          </table:table-cell>
          <table:table-cell office:value-type="float" office:value="1931.871" calcext:value-type="float">
            <text:p>1931.871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4.412" calcext:value-type="float">
            <text:p>24.412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39.151" calcext:value-type="float">
            <text:p>-39.151</text:p>
          </table:table-cell>
          <table:table-cell office:value-type="float" office:value="130.405" calcext:value-type="float">
            <text:p>130.40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01.917" calcext:value-type="float">
            <text:p>401.917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670.255" calcext:value-type="float">
            <text:p>-670.25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36" calcext:value-type="float">
            <text:p>244.36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49.047" calcext:value-type="float">
            <text:p>349.047</text:p>
          </table:table-cell>
          <table:table-cell office:value-type="float" office:value="939.697" calcext:value-type="float">
            <text:p>939.697</text:p>
          </table:table-cell>
          <table:table-cell office:value-type="float" office:value="-450.977" calcext:value-type="float">
            <text:p>-450.977</text:p>
          </table:table-cell>
          <table:table-cell office:value-type="float" office:value="4232.908" calcext:value-type="float">
            <text:p>4232.908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9.231" calcext:value-type="float">
            <text:p>1179.231</text:p>
          </table:table-cell>
          <table:table-cell office:value-type="float" office:value="6582.057" calcext:value-type="float">
            <text:p>6582.057</text:p>
          </table:table-cell>
          <table:table-cell office:value-type="float" office:value="1883.759" calcext:value-type="float">
            <text:p>1883.759</text:p>
          </table:table-cell>
          <table:table-cell office:value-type="float" office:value="4417.399" calcext:value-type="float">
            <text:p>4417.399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7.12" calcext:value-type="float">
            <text:p>1247.12</text:p>
          </table:table-cell>
          <table:table-cell office:value-type="float" office:value="6901.789" calcext:value-type="float">
            <text:p>6901.789</text:p>
          </table:table-cell>
          <table:table-cell office:value-type="float" office:value="1933.009" calcext:value-type="float">
            <text:p>1933.009</text:p>
          </table:table-cell>
          <table:table-cell office:value-type="float" office:value="8.587" calcext:value-type="float">
            <text:p>8.58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0.396" calcext:value-type="float">
            <text:p>30.396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51.965" calcext:value-type="float">
            <text:p>-51.965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29.538" calcext:value-type="float">
            <text:p>629.538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1125.138" calcext:value-type="float">
            <text:p>-1125.1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5.629" calcext:value-type="float">
            <text:p>185.62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533" calcext:value-type="float">
            <text:p>136.533</text:p>
          </table:table-cell>
          <table:table-cell office:value-type="float" office:value="457.616" calcext:value-type="float">
            <text:p>457.616</text:p>
          </table:table-cell>
          <table:table-cell office:value-type="float" office:value="-86.358" calcext:value-type="float">
            <text:p>-86.358</text:p>
          </table:table-cell>
          <table:table-cell office:value-type="float" office:value="4232.909" calcext:value-type="float">
            <text:p>4232.909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8.222" calcext:value-type="float">
            <text:p>1178.222</text:p>
          </table:table-cell>
          <table:table-cell office:value-type="float" office:value="6580.048" calcext:value-type="float">
            <text:p>6580.048</text:p>
          </table:table-cell>
          <table:table-cell office:value-type="float" office:value="1885.771" calcext:value-type="float">
            <text:p>1885.771</text:p>
          </table:table-cell>
          <table:table-cell office:value-type="float" office:value="4416.288" calcext:value-type="float">
            <text:p>4416.288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2.341" calcext:value-type="float">
            <text:p>1242.341</text:p>
          </table:table-cell>
          <table:table-cell office:value-type="float" office:value="6891.159" calcext:value-type="float">
            <text:p>6891.159</text:p>
          </table:table-cell>
          <table:table-cell office:value-type="float" office:value="1941.417" calcext:value-type="float">
            <text:p>1941.417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7.492" calcext:value-type="float">
            <text:p>67.4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672" calcext:value-type="float">
            <text:p>148.672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228.678" calcext:value-type="float">
            <text:p>-228.6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6.006" calcext:value-type="float">
            <text:p>256.006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3.199" calcext:value-type="float">
            <text:p>303.199</text:p>
          </table:table-cell>
          <table:table-cell office:value-type="float" office:value="860.01" calcext:value-type="float">
            <text:p>860.01</text:p>
          </table:table-cell>
          <table:table-cell office:value-type="float" office:value="-347.997" calcext:value-type="float">
            <text:p>-347.997</text:p>
          </table:table-cell>
          <table:table-cell office:value-type="float" office:value="4231.269" calcext:value-type="float">
            <text:p>4231.269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1.332" calcext:value-type="float">
            <text:p>1171.332</text:p>
          </table:table-cell>
          <table:table-cell office:value-type="float" office:value="6564.683" calcext:value-type="float">
            <text:p>6564.683</text:p>
          </table:table-cell>
          <table:table-cell office:value-type="float" office:value="1897.856" calcext:value-type="float">
            <text:p>1897.856</text:p>
          </table:table-cell>
          <table:table-cell office:value-type="float" office:value="4417.167" calcext:value-type="float">
            <text:p>4417.167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14" calcext:value-type="float">
            <text:p>1237.14</text:p>
          </table:table-cell>
          <table:table-cell office:value-type="float" office:value="6881.676" calcext:value-type="float">
            <text:p>6881.676</text:p>
          </table:table-cell>
          <table:table-cell office:value-type="float" office:value="1952.658" calcext:value-type="float">
            <text:p>1952.658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178" calcext:value-type="float">
            <text:p>25.178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40.917" calcext:value-type="float">
            <text:p>-40.917</text:p>
          </table:table-cell>
          <table:table-cell office:value-type="float" office:value="214.195" calcext:value-type="float">
            <text:p>214.19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2.143" calcext:value-type="float">
            <text:p>622.143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1025.178" calcext:value-type="float">
            <text:p>-1025.1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582" calcext:value-type="float">
            <text:p>180.582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2.039" calcext:value-type="float">
            <text:p>152.039</text:p>
          </table:table-cell>
          <table:table-cell office:value-type="float" office:value="483.46" calcext:value-type="float">
            <text:p>483.46</text:p>
          </table:table-cell>
          <table:table-cell office:value-type="float" office:value="-122.296" calcext:value-type="float">
            <text:p>-122.296</text:p>
          </table:table-cell>
          <table:table-cell office:value-type="float" office:value="4215.326" calcext:value-type="float">
            <text:p>4215.326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5.324" calcext:value-type="float">
            <text:p>1175.324</text:p>
          </table:table-cell>
          <table:table-cell office:value-type="float" office:value="6556.691" calcext:value-type="float">
            <text:p>6556.691</text:p>
          </table:table-cell>
          <table:table-cell office:value-type="float" office:value="1873.96" calcext:value-type="float">
            <text:p>1873.96</text:p>
          </table:table-cell>
          <table:table-cell office:value-type="float" office:value="4402.29" calcext:value-type="float">
            <text:p>4402.29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41.137" calcext:value-type="float">
            <text:p>1241.137</text:p>
          </table:table-cell>
          <table:table-cell office:value-type="float" office:value="6874.763" calcext:value-type="float">
            <text:p>6874.763</text:p>
          </table:table-cell>
          <table:table-cell office:value-type="float" office:value="1929.818" calcext:value-type="float">
            <text:p>1929.818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8.957" calcext:value-type="float">
            <text:p>188.957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4.12" calcext:value-type="float">
            <text:p>184.12</text:p>
          </table:table-cell>
          <table:table-cell office:value-type="float" office:value="555.743" calcext:value-type="float">
            <text:p>555.743</text:p>
          </table:table-cell>
          <table:table-cell office:value-type="float" office:value="-177.83" calcext:value-type="float">
            <text:p>-177.83</text:p>
          </table:table-cell>
          <table:table-cell office:value-type="float" office:value="4226.527" calcext:value-type="float">
            <text:p>4226.527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925" calcext:value-type="float">
            <text:p>1175.925</text:p>
          </table:table-cell>
          <table:table-cell office:value-type="float" office:value="6569.089" calcext:value-type="float">
            <text:p>6569.089</text:p>
          </table:table-cell>
          <table:table-cell office:value-type="float" office:value="1883.965" calcext:value-type="float">
            <text:p>1883.965</text:p>
          </table:table-cell>
          <table:table-cell office:value-type="float" office:value="4408.307" calcext:value-type="float">
            <text:p>4408.307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7.311" calcext:value-type="float">
            <text:p>1237.311</text:p>
          </table:table-cell>
          <table:table-cell office:value-type="float" office:value="6873.157" calcext:value-type="float">
            <text:p>6873.157</text:p>
          </table:table-cell>
          <table:table-cell office:value-type="float" office:value="1943.457" calcext:value-type="float">
            <text:p>1943.457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4.635" calcext:value-type="float">
            <text:p>124.63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305" calcext:value-type="float">
            <text:p>346.305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565.239" calcext:value-type="float">
            <text:p>-565.2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3.499" calcext:value-type="float">
            <text:p>183.499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0.94" calcext:value-type="float">
            <text:p>170.94</text:p>
          </table:table-cell>
          <table:table-cell office:value-type="float" office:value="524.028" calcext:value-type="float">
            <text:p>524.028</text:p>
          </table:table-cell>
          <table:table-cell office:value-type="float" office:value="-157.031" calcext:value-type="float">
            <text:p>-157.031</text:p>
          </table:table-cell>
          <table:table-cell office:value-type="float" office:value="4214.748" calcext:value-type="float">
            <text:p>4214.748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5.019" calcext:value-type="float">
            <text:p>1135.019</text:p>
          </table:table-cell>
          <table:table-cell office:value-type="float" office:value="6475.82" calcext:value-type="float">
            <text:p>6475.82</text:p>
          </table:table-cell>
          <table:table-cell office:value-type="float" office:value="1953.675" calcext:value-type="float">
            <text:p>1953.675</text:p>
          </table:table-cell>
          <table:table-cell office:value-type="float" office:value="4396.228" calcext:value-type="float">
            <text:p>4396.228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7.422" calcext:value-type="float">
            <text:p>1207.422</text:p>
          </table:table-cell>
          <table:table-cell office:value-type="float" office:value="6801.535" calcext:value-type="float">
            <text:p>6801.535</text:p>
          </table:table-cell>
          <table:table-cell office:value-type="float" office:value="1990.921" calcext:value-type="float">
            <text:p>1990.921</text:p>
          </table:table-cell>
          <table:table-cell office:value-type="float" office:value="5.827" calcext:value-type="float">
            <text:p>5.82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04" calcext:value-type="float">
            <text:p>13.404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20.875" calcext:value-type="float">
            <text:p>-20.875</text:p>
          </table:table-cell>
          <table:table-cell office:value-type="float" office:value="202.346" calcext:value-type="float">
            <text:p>202.3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8.087" calcext:value-type="float">
            <text:p>688.087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1168.393" calcext:value-type="float">
            <text:p>-1168.3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2.827" calcext:value-type="float">
            <text:p>222.827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19.489" calcext:value-type="float">
            <text:p>219.489</text:p>
          </table:table-cell>
          <table:table-cell office:value-type="float" office:value="660.072" calcext:value-type="float">
            <text:p>660.072</text:p>
          </table:table-cell>
          <table:table-cell office:value-type="float" office:value="-214.418" calcext:value-type="float">
            <text:p>-214.418</text:p>
          </table:table-cell>
          <table:table-cell office:value-type="float" office:value="4216.627" calcext:value-type="float">
            <text:p>4216.6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689" calcext:value-type="float">
            <text:p>1128.689</text:p>
          </table:table-cell>
          <table:table-cell office:value-type="float" office:value="6465.09" calcext:value-type="float">
            <text:p>6465.09</text:p>
          </table:table-cell>
          <table:table-cell office:value-type="float" office:value="1968.164" calcext:value-type="float">
            <text:p>1968.164</text:p>
          </table:table-cell>
          <table:table-cell office:value-type="float" office:value="4400.629" calcext:value-type="float">
            <text:p>4400.629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6.135" calcext:value-type="float">
            <text:p>1196.135</text:p>
          </table:table-cell>
          <table:table-cell office:value-type="float" office:value="6783.451" calcext:value-type="float">
            <text:p>6783.451</text:p>
          </table:table-cell>
          <table:table-cell office:value-type="float" office:value="2017.807" calcext:value-type="float">
            <text:p>2017.807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26.103" calcext:value-type="float">
            <text:p>-26.103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2.405" calcext:value-type="float">
            <text:p>712.40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1205.675" calcext:value-type="float">
            <text:p>-1205.6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187" calcext:value-type="float">
            <text:p>216.187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7.917" calcext:value-type="float">
            <text:p>167.917</text:p>
          </table:table-cell>
          <table:table-cell office:value-type="float" office:value="550.695" calcext:value-type="float">
            <text:p>550.695</text:p>
          </table:table-cell>
          <table:table-cell office:value-type="float" office:value="-118.322" calcext:value-type="float">
            <text:p>-118.322</text:p>
          </table:table-cell>
          <table:table-cell office:value-type="float" office:value="4231.141" calcext:value-type="float">
            <text:p>4231.141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42" calcext:value-type="float">
            <text:p>1099.742</text:p>
          </table:table-cell>
          <table:table-cell office:value-type="float" office:value="6421.94" calcext:value-type="float">
            <text:p>6421.94</text:p>
          </table:table-cell>
          <table:table-cell office:value-type="float" office:value="2040.342" calcext:value-type="float">
            <text:p>2040.342</text:p>
          </table:table-cell>
          <table:table-cell office:value-type="float" office:value="4411.675" calcext:value-type="float">
            <text:p>4411.675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732" calcext:value-type="float">
            <text:p>1162.732</text:p>
          </table:table-cell>
          <table:table-cell office:value-type="float" office:value="6727.956" calcext:value-type="float">
            <text:p>6727.956</text:p>
          </table:table-cell>
          <table:table-cell office:value-type="float" office:value="2095.394" calcext:value-type="float">
            <text:p>2095.394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821" calcext:value-type="float">
            <text:p>293.821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09.682" calcext:value-type="float">
            <text:p>409.682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-522.308" calcext:value-type="float">
            <text:p>-522.308</text:p>
          </table:table-cell>
          <table:table-cell office:value-type="float" office:value="4272.038" calcext:value-type="float">
            <text:p>4272.038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564" calcext:value-type="float">
            <text:p>1071.564</text:p>
          </table:table-cell>
          <table:table-cell office:value-type="float" office:value="6406.704" calcext:value-type="float">
            <text:p>6406.704</text:p>
          </table:table-cell>
          <table:table-cell office:value-type="float" office:value="2137.373" calcext:value-type="float">
            <text:p>2137.373</text:p>
          </table:table-cell>
          <table:table-cell office:value-type="float" office:value="4459.33" calcext:value-type="float">
            <text:p>4459.33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941" calcext:value-type="float">
            <text:p>1130.941</text:p>
          </table:table-cell>
          <table:table-cell office:value-type="float" office:value="6712.28" calcext:value-type="float">
            <text:p>6712.28</text:p>
          </table:table-cell>
          <table:table-cell office:value-type="float" office:value="2206.381" calcext:value-type="float">
            <text:p>2206.381</text:p>
          </table:table-cell>
          <table:table-cell office:value-type="float" office:value="14.373" calcext:value-type="float">
            <text:p>14.37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21" calcext:value-type="float">
            <text:p>38.121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61.568" calcext:value-type="float">
            <text:p>-61.568</text:p>
          </table:table-cell>
          <table:table-cell office:value-type="float" office:value="524.044" calcext:value-type="float">
            <text:p>524.04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39" calcext:value-type="float">
            <text:p>1713.439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2889.301" calcext:value-type="float">
            <text:p>-2889.3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902" calcext:value-type="float">
            <text:p>323.902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3.088" calcext:value-type="float">
            <text:p>533.088</text:p>
          </table:table-cell>
          <table:table-cell office:value-type="float" office:value="1385.867" calcext:value-type="float">
            <text:p>1385.867</text:p>
          </table:table-cell>
          <table:table-cell office:value-type="float" office:value="-738.063" calcext:value-type="float">
            <text:p>-738.063</text:p>
          </table:table-cell>
          <table:table-cell office:value-type="float" office:value="4305.935" calcext:value-type="float">
            <text:p>4305.93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19.423" calcext:value-type="float">
            <text:p>1119.423</text:p>
          </table:table-cell>
          <table:table-cell office:value-type="float" office:value="6535.941" calcext:value-type="float">
            <text:p>6535.941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4494.42" calcext:value-type="float">
            <text:p>4494.42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0.106" calcext:value-type="float">
            <text:p>1180.106</text:p>
          </table:table-cell>
          <table:table-cell office:value-type="float" office:value="6845.313" calcext:value-type="float">
            <text:p>6845.313</text:p>
          </table:table-cell>
          <table:table-cell office:value-type="float" office:value="2143.528" calcext:value-type="float">
            <text:p>2143.528</text:p>
          </table:table-cell>
          <table:table-cell office:value-type="float" office:value="17.293" calcext:value-type="float">
            <text:p>17.2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1" calcext:value-type="float">
            <text:p>46.21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518.893" calcext:value-type="float">
            <text:p>518.8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4.612" calcext:value-type="float">
            <text:p>1464.612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2398.764" calcext:value-type="float">
            <text:p>-2398.7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1.251" calcext:value-type="float">
            <text:p>281.251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1217.263" calcext:value-type="float">
            <text:p>1217.263</text:p>
          </table:table-cell>
          <table:table-cell office:value-type="float" office:value="-654.761" calcext:value-type="float">
            <text:p>-654.761</text:p>
          </table:table-cell>
          <table:table-cell office:value-type="float" office:value="4323.112" calcext:value-type="float">
            <text:p>4323.1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6.455" calcext:value-type="float">
            <text:p>1086.455</text:p>
          </table:table-cell>
          <table:table-cell office:value-type="float" office:value="6487.441" calcext:value-type="float">
            <text:p>6487.441</text:p>
          </table:table-cell>
          <table:table-cell office:value-type="float" office:value="2158.783" calcext:value-type="float">
            <text:p>2158.783</text:p>
          </table:table-cell>
          <table:table-cell office:value-type="float" office:value="4512.964" calcext:value-type="float">
            <text:p>4512.964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8.95" calcext:value-type="float">
            <text:p>1148.95</text:p>
          </table:table-cell>
          <table:table-cell office:value-type="float" office:value="6801.79" calcext:value-type="float">
            <text:p>6801.79</text:p>
          </table:table-cell>
          <table:table-cell office:value-type="float" office:value="2224.137" calcext:value-type="float">
            <text:p>2224.137</text:p>
          </table:table-cell>
          <table:table-cell office:value-type="float" office:value="14.253" calcext:value-type="float">
            <text:p>14.25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.979" calcext:value-type="float">
            <text:p>42.979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71.366" calcext:value-type="float">
            <text:p>-71.366</text:p>
          </table:table-cell>
          <table:table-cell office:value-type="float" office:value="672.992" calcext:value-type="float">
            <text:p>672.99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380.813" calcext:value-type="float">
            <text:p>2380.813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4069.831" calcext:value-type="float">
            <text:p>-4069.8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572" calcext:value-type="float">
            <text:p>259.572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981" calcext:value-type="float">
            <text:p>316.981</text:p>
          </table:table-cell>
          <table:table-cell office:value-type="float" office:value="891.029" calcext:value-type="float">
            <text:p>891.029</text:p>
          </table:table-cell>
          <table:table-cell office:value-type="float" office:value="-371.886" calcext:value-type="float">
            <text:p>-371.886</text:p>
          </table:table-cell>
          <table:table-cell office:value-type="float" office:value="4348.772" calcext:value-type="float">
            <text:p>4348.772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95.366" calcext:value-type="float">
            <text:p>1095.366</text:p>
          </table:table-cell>
          <table:table-cell office:value-type="float" office:value="6530.852" calcext:value-type="float">
            <text:p>6530.852</text:p>
          </table:table-cell>
          <table:table-cell office:value-type="float" office:value="2166.692" calcext:value-type="float">
            <text:p>2166.692</text:p>
          </table:table-cell>
          <table:table-cell office:value-type="float" office:value="4536.822" calcext:value-type="float">
            <text:p>4536.822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55.03" calcext:value-type="float">
            <text:p>1155.03</text:p>
          </table:table-cell>
          <table:table-cell office:value-type="float" office:value="6837.76" calcext:value-type="float">
            <text:p>6837.76</text:p>
          </table:table-cell>
          <table:table-cell office:value-type="float" office:value="2235.884" calcext:value-type="float">
            <text:p>2235.88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406" calcext:value-type="float">
            <text:p>29.406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46.566" calcext:value-type="float">
            <text:p>-46.566</text:p>
          </table:table-cell>
          <table:table-cell office:value-type="float" office:value="580.519" calcext:value-type="float">
            <text:p>580.51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82" calcext:value-type="float">
            <text:p>1639.82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2686.169" calcext:value-type="float">
            <text:p>-2686.16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088" calcext:value-type="float">
            <text:p>226.088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80.656" calcext:value-type="float">
            <text:p>180.656</text:p>
          </table:table-cell>
          <table:table-cell office:value-type="float" office:value="585.975" calcext:value-type="float">
            <text:p>585.975</text:p>
          </table:table-cell>
          <table:table-cell office:value-type="float" office:value="-133.798" calcext:value-type="float">
            <text:p>-133.798</text:p>
          </table:table-cell>
          <table:table-cell office:value-type="float" office:value="4343.82" calcext:value-type="float">
            <text:p>4343.82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80.685" calcext:value-type="float">
            <text:p>1080.685</text:p>
          </table:table-cell>
          <table:table-cell office:value-type="float" office:value="6496.656" calcext:value-type="float">
            <text:p>6496.656</text:p>
          </table:table-cell>
          <table:table-cell office:value-type="float" office:value="2190.985" calcext:value-type="float">
            <text:p>2190.985</text:p>
          </table:table-cell>
          <table:table-cell office:value-type="float" office:value="4537.712" calcext:value-type="float">
            <text:p>4537.71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41.227" calcext:value-type="float">
            <text:p>1141.227</text:p>
          </table:table-cell>
          <table:table-cell office:value-type="float" office:value="6811.154" calcext:value-type="float">
            <text:p>6811.154</text:p>
          </table:table-cell>
          <table:table-cell office:value-type="float" office:value="2264.271" calcext:value-type="float">
            <text:p>2264.271</text:p>
          </table:table-cell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.713" calcext:value-type="float">
            <text:p>14.713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21.789" calcext:value-type="float">
            <text:p>-21.789</text:p>
          </table:table-cell>
          <table:table-cell office:value-type="float" office:value="287.935" calcext:value-type="float">
            <text:p>287.9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2.434" calcext:value-type="float">
            <text:p>612.434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932.096" calcext:value-type="float">
            <text:p>-932.0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059" calcext:value-type="float">
            <text:p>219.059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46.68" calcext:value-type="float">
            <text:p>246.68</text:p>
          </table:table-cell>
          <table:table-cell office:value-type="float" office:value="710.471" calcext:value-type="float">
            <text:p>710.471</text:p>
          </table:table-cell>
          <table:table-cell office:value-type="float" office:value="-272.353" calcext:value-type="float">
            <text:p>-272.353</text:p>
          </table:table-cell>
          <table:table-cell office:value-type="float" office:value="4344.491" calcext:value-type="float">
            <text:p>4344.491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174" calcext:value-type="float">
            <text:p>1048.174</text:p>
          </table:table-cell>
          <table:table-cell office:value-type="float" office:value="6432.561" calcext:value-type="float">
            <text:p>6432.561</text:p>
          </table:table-cell>
          <table:table-cell office:value-type="float" office:value="2256.42" calcext:value-type="float">
            <text:p>2256.42</text:p>
          </table:table-cell>
          <table:table-cell office:value-type="float" office:value="4540.921" calcext:value-type="float">
            <text:p>4540.92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4.442" calcext:value-type="float">
            <text:p>1104.442</text:p>
          </table:table-cell>
          <table:table-cell office:value-type="float" office:value="6741.082" calcext:value-type="float">
            <text:p>6741.082</text:p>
          </table:table-cell>
          <table:table-cell office:value-type="float" office:value="2340.76" calcext:value-type="float">
            <text:p>2340.7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0.937" calcext:value-type="float">
            <text:p>20.937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34.135" calcext:value-type="float">
            <text:p>-34.135</text:p>
          </table:table-cell>
          <table:table-cell office:value-type="float" office:value="347.517" calcext:value-type="float">
            <text:p>347.51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79.468" calcext:value-type="float">
            <text:p>1179.468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2002.104" calcext:value-type="float">
            <text:p>-2002.1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3.307" calcext:value-type="float">
            <text:p>613.307</text:p>
          </table:table-cell>
          <table:table-cell office:value-type="float" office:value="1532.24" calcext:value-type="float">
            <text:p>1532.24</text:p>
          </table:table-cell>
          <table:table-cell office:value-type="float" office:value="-911.302" calcext:value-type="float">
            <text:p>-911.302</text:p>
          </table:table-cell>
          <table:table-cell office:value-type="float" office:value="4379.827" calcext:value-type="float">
            <text:p>4379.82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6.339" calcext:value-type="float">
            <text:p>1036.339</text:p>
          </table:table-cell>
          <table:table-cell office:value-type="float" office:value="6444.32" calcext:value-type="float">
            <text:p>6444.32</text:p>
          </table:table-cell>
          <table:table-cell office:value-type="float" office:value="2315.335" calcext:value-type="float">
            <text:p>2315.335</text:p>
          </table:table-cell>
          <table:table-cell office:value-type="float" office:value="4568.132" calcext:value-type="float">
            <text:p>4568.132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90.476" calcext:value-type="float">
            <text:p>1090.476</text:p>
          </table:table-cell>
          <table:table-cell office:value-type="float" office:value="6740.471" calcext:value-type="float">
            <text:p>6740.471</text:p>
          </table:table-cell>
          <table:table-cell office:value-type="float" office:value="2395.793" calcext:value-type="float">
            <text:p>2395.793</text:p>
          </table:table-cell>
          <table:table-cell office:value-type="float" office:value="17.373" calcext:value-type="float">
            <text:p>17.37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34" calcext:value-type="float">
            <text:p>55.934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94.053" calcext:value-type="float">
            <text:p>-94.053</text:p>
          </table:table-cell>
          <table:table-cell office:value-type="float" office:value="1063.337" calcext:value-type="float">
            <text:p>1063.337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2.546" calcext:value-type="float">
            <text:p>3772.546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6451.961" calcext:value-type="float">
            <text:p>-6451.96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472" calcext:value-type="float">
            <text:p>305.472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864" calcext:value-type="float">
            <text:p>409.864</text:p>
          </table:table-cell>
          <table:table-cell office:value-type="float" office:value="1121.962" calcext:value-type="float">
            <text:p>1121.962</text:p>
          </table:table-cell>
          <table:table-cell office:value-type="float" office:value="-511.019" calcext:value-type="float">
            <text:p>-511.019</text:p>
          </table:table-cell>
          <table:table-cell office:value-type="float" office:value="4387.886" calcext:value-type="float">
            <text:p>4387.886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7.785" calcext:value-type="float">
            <text:p>997.785</text:p>
          </table:table-cell>
          <table:table-cell office:value-type="float" office:value="6375.575" calcext:value-type="float">
            <text:p>6375.575</text:p>
          </table:table-cell>
          <table:table-cell office:value-type="float" office:value="2400.196" calcext:value-type="float">
            <text:p>2400.196</text:p>
          </table:table-cell>
          <table:table-cell office:value-type="float" office:value="4581.356" calcext:value-type="float">
            <text:p>4581.356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8.495" calcext:value-type="float">
            <text:p>1048.495</text:p>
          </table:table-cell>
          <table:table-cell office:value-type="float" office:value="6670.065" calcext:value-type="float">
            <text:p>6670.065</text:p>
          </table:table-cell>
          <table:table-cell office:value-type="float" office:value="2492.648" calcext:value-type="float">
            <text:p>2492.648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5.525" calcext:value-type="float">
            <text:p>245.525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237" calcext:value-type="float">
            <text:p>497.237</text:p>
          </table:table-cell>
          <table:table-cell office:value-type="float" office:value="1236.072" calcext:value-type="float">
            <text:p>1236.072</text:p>
          </table:table-cell>
          <table:table-cell office:value-type="float" office:value="-745.021" calcext:value-type="float">
            <text:p>-745.021</text:p>
          </table:table-cell>
          <table:table-cell office:value-type="float" office:value="4383.165" calcext:value-type="float">
            <text:p>4383.165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4.291" calcext:value-type="float">
            <text:p>974.291</text:p>
          </table:table-cell>
          <table:table-cell office:value-type="float" office:value="6324.052" calcext:value-type="float">
            <text:p>6324.052</text:p>
          </table:table-cell>
          <table:table-cell office:value-type="float" office:value="2442.278" calcext:value-type="float">
            <text:p>2442.278</text:p>
          </table:table-cell>
          <table:table-cell office:value-type="float" office:value="4574.892" calcext:value-type="float">
            <text:p>4574.892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7.934" calcext:value-type="float">
            <text:p>1027.934</text:p>
          </table:table-cell>
          <table:table-cell office:value-type="float" office:value="6622.642" calcext:value-type="float">
            <text:p>6622.642</text:p>
          </table:table-cell>
          <table:table-cell office:value-type="float" office:value="2527.142" calcext:value-type="float">
            <text:p>2527.142</text:p>
          </table:table-cell>
          <table:table-cell office:value-type="float" office:value="10.573" calcext:value-type="float">
            <text:p>10.5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107" calcext:value-type="float">
            <text:p>46.107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81.276" calcext:value-type="float">
            <text:p>-81.276</text:p>
          </table:table-cell>
          <table:table-cell office:value-type="float" office:value="707.099" calcext:value-type="float">
            <text:p>707.0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5.058" calcext:value-type="float">
            <text:p>3695.058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6653.834" calcext:value-type="float">
            <text:p>-6653.8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033" calcext:value-type="float">
            <text:p>220.033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511" calcext:value-type="float">
            <text:p>253.511</text:p>
          </table:table-cell>
          <table:table-cell office:value-type="float" office:value="725.053" calcext:value-type="float">
            <text:p>725.053</text:p>
          </table:table-cell>
          <table:table-cell office:value-type="float" office:value="-284.986" calcext:value-type="float">
            <text:p>-284.986</text:p>
          </table:table-cell>
          <table:table-cell office:value-type="float" office:value="4351.875" calcext:value-type="float">
            <text:p>4351.87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8.985" calcext:value-type="float">
            <text:p>978.985</text:p>
          </table:table-cell>
          <table:table-cell office:value-type="float" office:value="6302.113" calcext:value-type="float">
            <text:p>6302.113</text:p>
          </table:table-cell>
          <table:table-cell office:value-type="float" office:value="2401.637" calcext:value-type="float">
            <text:p>2401.637</text:p>
          </table:table-cell>
          <table:table-cell office:value-type="float" office:value="4545.589" calcext:value-type="float">
            <text:p>4545.589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2.756" calcext:value-type="float">
            <text:p>1032.756</text:p>
          </table:table-cell>
          <table:table-cell office:value-type="float" office:value="6602.946" calcext:value-type="float">
            <text:p>6602.946</text:p>
          </table:table-cell>
          <table:table-cell office:value-type="float" office:value="2488.233" calcext:value-type="float">
            <text:p>2488.233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8.419" calcext:value-type="float">
            <text:p>338.41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0.845" calcext:value-type="float">
            <text:p>1360.845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2372.524" calcext:value-type="float">
            <text:p>-2372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666" calcext:value-type="float">
            <text:p>226.666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43" calcext:value-type="float">
            <text:p>226.43</text:p>
          </table:table-cell>
          <table:table-cell office:value-type="float" office:value="677.738" calcext:value-type="float">
            <text:p>677.738</text:p>
          </table:table-cell>
          <table:table-cell office:value-type="float" office:value="-224.405" calcext:value-type="float">
            <text:p>-224.405</text:p>
          </table:table-cell>
          <table:table-cell office:value-type="float" office:value="4370.36" calcext:value-type="float">
            <text:p>4370.36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2.943" calcext:value-type="float">
            <text:p>972.943</text:p>
          </table:table-cell>
          <table:table-cell office:value-type="float" office:value="6308.562" calcext:value-type="float">
            <text:p>6308.562</text:p>
          </table:table-cell>
          <table:table-cell office:value-type="float" office:value="2432.158" calcext:value-type="float">
            <text:p>2432.158</text:p>
          </table:table-cell>
          <table:table-cell office:value-type="float" office:value="4562.721" calcext:value-type="float">
            <text:p>4562.721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9.211" calcext:value-type="float">
            <text:p>1029.211</text:p>
          </table:table-cell>
          <table:table-cell office:value-type="float" office:value="6613.014" calcext:value-type="float">
            <text:p>6613.014</text:p>
          </table:table-cell>
          <table:table-cell office:value-type="float" office:value="2512.428" calcext:value-type="float">
            <text:p>2512.428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188" calcext:value-type="float">
            <text:p>16.188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608" calcext:value-type="float">
            <text:p>-24.6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717" calcext:value-type="float">
            <text:p>267.717</text:p>
          </table:table-cell>
          <table:table-cell office:value-type="float" office:value="60.327" calcext:value-type="float">
            <text:p>60.327</text:p>
          </table:table-cell>
          <table:table-cell office:value-type="float" office:value="1842.125" calcext:value-type="float">
            <text:p>1842.125</text:p>
          </table:table-cell>
          <table:table-cell office:value-type="float" office:value="306.512" calcext:value-type="float">
            <text:p>306.512</text:p>
          </table:table-cell>
          <table:table-cell office:value-type="float" office:value="878.321" calcext:value-type="float">
            <text:p>878.321</text:p>
          </table:table-cell>
          <table:table-cell office:value-type="float" office:value="-342.886" calcext:value-type="float">
            <text:p>-342.886</text:p>
          </table:table-cell>
          <table:table-cell office:value-type="float" office:value="4394.714" calcext:value-type="float">
            <text:p>4394.714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280.188" calcext:value-type="float">
            <text:p>6280.188</text:p>
          </table:table-cell>
          <table:table-cell office:value-type="float" office:value="953.585" calcext:value-type="float">
            <text:p>953.585</text:p>
          </table:table-cell>
          <table:table-cell office:value-type="float" office:value="6294.352" calcext:value-type="float">
            <text:p>6294.352</text:p>
          </table:table-cell>
          <table:table-cell office:value-type="float" office:value="2495.075" calcext:value-type="float">
            <text:p>2495.075</text:p>
          </table:table-cell>
          <table:table-cell office:value-type="float" office:value="4587.528" calcext:value-type="float">
            <text:p>4587.528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565.116" calcext:value-type="float">
            <text:p>6565.116</text:p>
          </table:table-cell>
          <table:table-cell office:value-type="float" office:value="1012.174" calcext:value-type="float">
            <text:p>1012.174</text:p>
          </table:table-cell>
          <table:table-cell office:value-type="float" office:value="6603.883" calcext:value-type="float">
            <text:p>6603.883</text:p>
          </table:table-cell>
          <table:table-cell office:value-type="float" office:value="2571.173" calcext:value-type="float">
            <text:p>2571.173</text:p>
          </table:table-cell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3.838" calcext:value-type="float">
            <text:p>23.838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37.169" calcext:value-type="float">
            <text:p>-37.169</text:p>
          </table:table-cell>
          <table:table-cell office:value-type="float" office:value="501.514" calcext:value-type="float">
            <text:p>501.5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62.245" calcext:value-type="float">
            <text:p>1462.245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2411.427" calcext:value-type="float">
            <text:p>-2411.4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3.392" calcext:value-type="float">
            <text:p>283.392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856" calcext:value-type="float">
            <text:p>385.856</text:p>
          </table:table-cell>
          <table:table-cell office:value-type="float" office:value="1052.057" calcext:value-type="float">
            <text:p>1052.057</text:p>
          </table:table-cell>
          <table:table-cell office:value-type="float" office:value="-485.272" calcext:value-type="float">
            <text:p>-485.272</text:p>
          </table:table-cell>
          <table:table-cell office:value-type="float" office:value="4390.82" calcext:value-type="float">
            <text:p>4390.82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63.883" calcext:value-type="float">
            <text:p>963.883</text:p>
          </table:table-cell>
          <table:table-cell office:value-type="float" office:value="6310.973" calcext:value-type="float">
            <text:p>6310.973</text:p>
          </table:table-cell>
          <table:table-cell office:value-type="float" office:value="2470.667" calcext:value-type="float">
            <text:p>2470.667</text:p>
          </table:table-cell>
          <table:table-cell office:value-type="float" office:value="4586.887" calcext:value-type="float">
            <text:p>4586.887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17.197" calcext:value-type="float">
            <text:p>1017.197</text:p>
          </table:table-cell>
          <table:table-cell office:value-type="float" office:value="6613.247" calcext:value-type="float">
            <text:p>6613.247</text:p>
          </table:table-cell>
          <table:table-cell office:value-type="float" office:value="2560.526" calcext:value-type="float">
            <text:p>2560.526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11" calcext:value-type="float">
            <text:p>35.611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58.208" calcext:value-type="float">
            <text:p>-58.208</text:p>
          </table:table-cell>
          <table:table-cell office:value-type="float" office:value="776.442" calcext:value-type="float">
            <text:p>776.44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4.729" calcext:value-type="float">
            <text:p>2674.729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4551.892" calcext:value-type="float">
            <text:p>-4551.8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461" calcext:value-type="float">
            <text:p>566.461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725" calcext:value-type="float">
            <text:p>1731.725</text:p>
          </table:table-cell>
          <table:table-cell office:value-type="float" office:value="4016.233" calcext:value-type="float">
            <text:p>4016.233</text:p>
          </table:table-cell>
          <table:table-cell office:value-type="float" office:value="-2883.311" calcext:value-type="float">
            <text:p>-2883.311</text:p>
          </table:table-cell>
          <table:table-cell office:value-type="float" office:value="4528.766" calcext:value-type="float">
            <text:p>4528.766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7.471" calcext:value-type="float">
            <text:p>997.471</text:p>
          </table:table-cell>
          <table:table-cell office:value-type="float" office:value="6515.83" calcext:value-type="float">
            <text:p>6515.83</text:p>
          </table:table-cell>
          <table:table-cell office:value-type="float" office:value="2541.702" calcext:value-type="float">
            <text:p>2541.702</text:p>
          </table:table-cell>
          <table:table-cell office:value-type="float" office:value="4733.204" calcext:value-type="float">
            <text:p>4733.204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8.015" calcext:value-type="float">
            <text:p>1048.015</text:p>
          </table:table-cell>
          <table:table-cell office:value-type="float" office:value="6820.957" calcext:value-type="float">
            <text:p>6820.957</text:p>
          </table:table-cell>
          <table:table-cell office:value-type="float" office:value="2645.452" calcext:value-type="float">
            <text:p>2645.452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0.029" calcext:value-type="float">
            <text:p>2140.029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995" calcext:value-type="float">
            <text:p>9640.99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17065.817" calcext:value-type="float">
            <text:p>-17065.8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676" calcext:value-type="float">
            <text:p>225.676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9.25" calcext:value-type="float">
            <text:p>309.25</text:p>
          </table:table-cell>
          <table:table-cell office:value-type="float" office:value="841.733" calcext:value-type="float">
            <text:p>841.733</text:p>
          </table:table-cell>
          <table:table-cell office:value-type="float" office:value="-390.382" calcext:value-type="float">
            <text:p>-390.382</text:p>
          </table:table-cell>
          <table:table-cell office:value-type="float" office:value="4516.19" calcext:value-type="float">
            <text:p>4516.19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3.992" calcext:value-type="float">
            <text:p>933.992</text:p>
          </table:table-cell>
          <table:table-cell office:value-type="float" office:value="6376.799" calcext:value-type="float">
            <text:p>6376.799</text:p>
          </table:table-cell>
          <table:table-cell office:value-type="float" office:value="2655.582" calcext:value-type="float">
            <text:p>2655.582</text:p>
          </table:table-cell>
          <table:table-cell office:value-type="float" office:value="4719.182" calcext:value-type="float">
            <text:p>4719.182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1.741" calcext:value-type="float">
            <text:p>981.741</text:p>
          </table:table-cell>
          <table:table-cell office:value-type="float" office:value="6674.911" calcext:value-type="float">
            <text:p>6674.911</text:p>
          </table:table-cell>
          <table:table-cell office:value-type="float" office:value="2763.453" calcext:value-type="float">
            <text:p>2763.453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917" calcext:value-type="float">
            <text:p>27.917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5.093" calcext:value-type="float">
            <text:p>-45.093</text:p>
          </table:table-cell>
          <table:table-cell office:value-type="float" office:value="735.802" calcext:value-type="float">
            <text:p>735.80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28.395" calcext:value-type="float">
            <text:p>2528.395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301.019" calcext:value-type="float">
            <text:p>-4301.0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182" calcext:value-type="float">
            <text:p>259.182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6.096" calcext:value-type="float">
            <text:p>306.096</text:p>
          </table:table-cell>
          <table:table-cell office:value-type="float" office:value="868.957" calcext:value-type="float">
            <text:p>868.957</text:p>
          </table:table-cell>
          <table:table-cell office:value-type="float" office:value="-350.593" calcext:value-type="float">
            <text:p>-350.593</text:p>
          </table:table-cell>
          <table:table-cell office:value-type="float" office:value="4528.47" calcext:value-type="float">
            <text:p>4528.47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1.428" calcext:value-type="float">
            <text:p>931.428</text:p>
          </table:table-cell>
          <table:table-cell office:value-type="float" office:value="6383.971" calcext:value-type="float">
            <text:p>6383.971</text:p>
          </table:table-cell>
          <table:table-cell office:value-type="float" office:value="2672.97" calcext:value-type="float">
            <text:p>2672.97</text:p>
          </table:table-cell>
          <table:table-cell office:value-type="float" office:value="4731.136" calcext:value-type="float">
            <text:p>4731.136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3.08" calcext:value-type="float">
            <text:p>983.08</text:p>
          </table:table-cell>
          <table:table-cell office:value-type="float" office:value="6689.531" calcext:value-type="float">
            <text:p>6689.531</text:p>
          </table:table-cell>
          <table:table-cell office:value-type="float" office:value="2772.741" calcext:value-type="float">
            <text:p>2772.741</text:p>
          </table:table-cell>
          <table:table-cell office:value-type="float" office:value="12.24" calcext:value-type="float">
            <text:p>12.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34" calcext:value-type="float">
            <text:p>28.034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43.606" calcext:value-type="float">
            <text:p>-43.606</text:p>
          </table:table-cell>
          <table:table-cell office:value-type="float" office:value="644.052" calcext:value-type="float">
            <text:p>644.05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3.895" calcext:value-type="float">
            <text:p>1973.895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3288.148" calcext:value-type="float">
            <text:p>-3288.14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2" calcext:value-type="float">
            <text:p>314.32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-780.474" calcext:value-type="float">
            <text:p>-780.474</text:p>
          </table:table-cell>
          <table:table-cell office:value-type="float" office:value="4564.947" calcext:value-type="float">
            <text:p>4564.947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2.207" calcext:value-type="float">
            <text:p>902.207</text:p>
          </table:table-cell>
          <table:table-cell office:value-type="float" office:value="6362.235" calcext:value-type="float">
            <text:p>6362.235</text:p>
          </table:table-cell>
          <table:table-cell office:value-type="float" office:value="2767.659" calcext:value-type="float">
            <text:p>2767.659</text:p>
          </table:table-cell>
          <table:table-cell office:value-type="float" office:value="4770.187" calcext:value-type="float">
            <text:p>4770.187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0.63" calcext:value-type="float">
            <text:p>950.63</text:p>
          </table:table-cell>
          <table:table-cell office:value-type="float" office:value="6663.939" calcext:value-type="float">
            <text:p>6663.939</text:p>
          </table:table-cell>
          <table:table-cell office:value-type="float" office:value="2876.435" calcext:value-type="float">
            <text:p>2876.435</text:p>
          </table:table-cell>
          <table:table-cell office:value-type="float" office:value="15.64" calcext:value-type="float">
            <text:p>15.64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627" calcext:value-type="float">
            <text:p>51.627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87.206" calcext:value-type="float">
            <text:p>-87.206</text:p>
          </table:table-cell>
          <table:table-cell office:value-type="float" office:value="994.081" calcext:value-type="float">
            <text:p>994.08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73.158" calcext:value-type="float">
            <text:p>3473.158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5924.804" calcext:value-type="float">
            <text:p>-5924.8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512" calcext:value-type="float">
            <text:p>208.512</text:p>
          </table:table-cell>
          <table:table-cell office:value-type="float" office:value="626.942" calcext:value-type="float">
            <text:p>626.942</text:p>
          </table:table-cell>
          <table:table-cell office:value-type="float" office:value="-203.813" calcext:value-type="float">
            <text:p>-203.813</text:p>
          </table:table-cell>
          <table:table-cell office:value-type="float" office:value="4587.739" calcext:value-type="float">
            <text:p>4587.739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68.551" calcext:value-type="float">
            <text:p>868.551</text:p>
          </table:table-cell>
          <table:table-cell office:value-type="float" office:value="6317.98" calcext:value-type="float">
            <text:p>6317.98</text:p>
          </table:table-cell>
          <table:table-cell office:value-type="float" office:value="2857.497" calcext:value-type="float">
            <text:p>2857.497</text:p>
          </table:table-cell>
          <table:table-cell office:value-type="float" office:value="4786.458" calcext:value-type="float">
            <text:p>4786.45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5.472" calcext:value-type="float">
            <text:p>915.472</text:p>
          </table:table-cell>
          <table:table-cell office:value-type="float" office:value="6610.171" calcext:value-type="float">
            <text:p>6610.171</text:p>
          </table:table-cell>
          <table:table-cell office:value-type="float" office:value="2962.745" calcext:value-type="float">
            <text:p>296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254" calcext:value-type="float">
            <text:p>296.25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8.169" calcext:value-type="float">
            <text:p>368.169</text:p>
          </table:table-cell>
          <table:table-cell office:value-type="float" office:value="1029.685" calcext:value-type="float">
            <text:p>1029.685</text:p>
          </table:table-cell>
          <table:table-cell office:value-type="float" office:value="-437.176" calcext:value-type="float">
            <text:p>-437.176</text:p>
          </table:table-cell>
          <table:table-cell office:value-type="float" office:value="4607.222" calcext:value-type="float">
            <text:p>4607.222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549" calcext:value-type="float">
            <text:p>877.549</text:p>
          </table:table-cell>
          <table:table-cell office:value-type="float" office:value="6355.388" calcext:value-type="float">
            <text:p>6355.388</text:p>
          </table:table-cell>
          <table:table-cell office:value-type="float" office:value="2859.055" calcext:value-type="float">
            <text:p>2859.055</text:p>
          </table:table-cell>
          <table:table-cell office:value-type="float" office:value="4812.979" calcext:value-type="float">
            <text:p>4812.979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2" calcext:value-type="float">
            <text:p>918.42</text:p>
          </table:table-cell>
          <table:table-cell office:value-type="float" office:value="6642.565" calcext:value-type="float">
            <text:p>6642.565</text:p>
          </table:table-cell>
          <table:table-cell office:value-type="float" office:value="2983.394" calcext:value-type="float">
            <text:p>2983.394</text:p>
          </table:table-cell>
          <table:table-cell office:value-type="float" office:value="15.44" calcext:value-type="float">
            <text:p>15.44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53" calcext:value-type="float">
            <text:p>33.153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604" calcext:value-type="float">
            <text:p>-50.604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921" calcext:value-type="float">
            <text:p>314.921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575" calcext:value-type="float">
            <text:p>596.575</text:p>
          </table:table-cell>
          <table:table-cell office:value-type="float" office:value="1503.359" calcext:value-type="float">
            <text:p>1503.359</text:p>
          </table:table-cell>
          <table:table-cell office:value-type="float" office:value="-873.518" calcext:value-type="float">
            <text:p>-873.518</text:p>
          </table:table-cell>
          <table:table-cell office:value-type="float" office:value="4638.644" calcext:value-type="float">
            <text:p>4638.644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9.753" calcext:value-type="float">
            <text:p>859.753</text:p>
          </table:table-cell>
          <table:table-cell office:value-type="float" office:value="6351.361" calcext:value-type="float">
            <text:p>6351.361</text:p>
          </table:table-cell>
          <table:table-cell office:value-type="float" office:value="2925.927" calcext:value-type="float">
            <text:p>2925.927</text:p>
          </table:table-cell>
          <table:table-cell office:value-type="float" office:value="4846.451" calcext:value-type="float">
            <text:p>4846.451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5.165" calcext:value-type="float">
            <text:p>905.165</text:p>
          </table:table-cell>
          <table:table-cell office:value-type="float" office:value="6649.633" calcext:value-type="float">
            <text:p>6649.633</text:p>
          </table:table-cell>
          <table:table-cell office:value-type="float" office:value="3043.27" calcext:value-type="float">
            <text:p>3043.27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572" calcext:value-type="float">
            <text:p>264.572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1.291" calcext:value-type="float">
            <text:p>381.291</text:p>
          </table:table-cell>
          <table:table-cell office:value-type="float" office:value="1024.142" calcext:value-type="float">
            <text:p>1024.142</text:p>
          </table:table-cell>
          <table:table-cell office:value-type="float" office:value="-494.999" calcext:value-type="float">
            <text:p>-494.999</text:p>
          </table:table-cell>
          <table:table-cell office:value-type="float" office:value="4647.575" calcext:value-type="float">
            <text:p>4647.575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39.672" calcext:value-type="float">
            <text:p>839.672</text:p>
          </table:table-cell>
          <table:table-cell office:value-type="float" office:value="6320.288" calcext:value-type="float">
            <text:p>6320.288</text:p>
          </table:table-cell>
          <table:table-cell office:value-type="float" office:value="2974.863" calcext:value-type="float">
            <text:p>2974.863</text:p>
          </table:table-cell>
          <table:table-cell office:value-type="float" office:value="4857.503" calcext:value-type="float">
            <text:p>4857.503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127" calcext:value-type="float">
            <text:p>886.127</text:p>
          </table:table-cell>
          <table:table-cell office:value-type="float" office:value="6622.758" calcext:value-type="float">
            <text:p>6622.758</text:p>
          </table:table-cell>
          <table:table-cell office:value-type="float" office:value="3092.247" calcext:value-type="float">
            <text:p>3092.247</text:p>
          </table:table-cell>
          <table:table-cell office:value-type="float" office:value="11.973" calcext:value-type="float">
            <text:p>11.9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591" calcext:value-type="float">
            <text:p>34.591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56.935" calcext:value-type="float">
            <text:p>-56.935</text:p>
          </table:table-cell>
          <table:table-cell office:value-type="float" office:value="711.709" calcext:value-type="float">
            <text:p>711.70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06.517" calcext:value-type="float">
            <text:p>2406.517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4082.318" calcext:value-type="float">
            <text:p>-4082.3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675" calcext:value-type="float">
            <text:p>285.675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176" calcext:value-type="float">
            <text:p>463.176</text:p>
          </table:table-cell>
          <table:table-cell office:value-type="float" office:value="1208.369" calcext:value-type="float">
            <text:p>1208.369</text:p>
          </table:table-cell>
          <table:table-cell office:value-type="float" office:value="-637.019" calcext:value-type="float">
            <text:p>-637.019</text:p>
          </table:table-cell>
          <table:table-cell office:value-type="float" office:value="4642.139" calcext:value-type="float">
            <text:p>4642.13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5.755" calcext:value-type="float">
            <text:p>855.755</text:p>
          </table:table-cell>
          <table:table-cell office:value-type="float" office:value="6346.89" calcext:value-type="float">
            <text:p>6346.89</text:p>
          </table:table-cell>
          <table:table-cell office:value-type="float" office:value="2937.388" calcext:value-type="float">
            <text:p>2937.388</text:p>
          </table:table-cell>
          <table:table-cell office:value-type="float" office:value="4847.244" calcext:value-type="float">
            <text:p>4847.244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2.2" calcext:value-type="float">
            <text:p>902.2</text:p>
          </table:table-cell>
          <table:table-cell office:value-type="float" office:value="6644.518" calcext:value-type="float">
            <text:p>6644.518</text:p>
          </table:table-cell>
          <table:table-cell office:value-type="float" office:value="3049.97" calcext:value-type="float">
            <text:p>3049.97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506" calcext:value-type="float">
            <text:p>276.506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5" calcext:value-type="float">
            <text:p>492.5</text:p>
          </table:table-cell>
          <table:table-cell office:value-type="float" office:value="1257.617" calcext:value-type="float">
            <text:p>1257.617</text:p>
          </table:table-cell>
          <table:table-cell office:value-type="float" office:value="-704.605" calcext:value-type="float">
            <text:p>-704.605</text:p>
          </table:table-cell>
          <table:table-cell office:value-type="float" office:value="4645.994" calcext:value-type="float">
            <text:p>4645.994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9.355" calcext:value-type="float">
            <text:p>899.355</text:p>
          </table:table-cell>
          <table:table-cell office:value-type="float" office:value="6437.601" calcext:value-type="float">
            <text:p>6437.601</text:p>
          </table:table-cell>
          <table:table-cell office:value-type="float" office:value="2854.387" calcext:value-type="float">
            <text:p>2854.387</text:p>
          </table:table-cell>
          <table:table-cell office:value-type="float" office:value="4854.577" calcext:value-type="float">
            <text:p>4854.57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6.274" calcext:value-type="float">
            <text:p>946.274</text:p>
          </table:table-cell>
          <table:table-cell office:value-type="float" office:value="6739.652" calcext:value-type="float">
            <text:p>6739.652</text:p>
          </table:table-cell>
          <table:table-cell office:value-type="float" office:value="2969.501" calcext:value-type="float">
            <text:p>2969.50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266" calcext:value-type="float">
            <text:p>342.266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352" calcext:value-type="float">
            <text:p>517.352</text:p>
          </table:table-cell>
          <table:table-cell office:value-type="float" office:value="1372.884" calcext:value-type="float">
            <text:p>1372.884</text:p>
          </table:table-cell>
          <table:table-cell office:value-type="float" office:value="-688.351" calcext:value-type="float">
            <text:p>-688.351</text:p>
          </table:table-cell>
          <table:table-cell office:value-type="float" office:value="4649.878" calcext:value-type="float">
            <text:p>4649.878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8.139" calcext:value-type="float">
            <text:p>848.139</text:p>
          </table:table-cell>
          <table:table-cell office:value-type="float" office:value="6339.458" calcext:value-type="float">
            <text:p>6339.458</text:p>
          </table:table-cell>
          <table:table-cell office:value-type="float" office:value="2960.298" calcext:value-type="float">
            <text:p>2960.298</text:p>
          </table:table-cell>
          <table:table-cell office:value-type="float" office:value="4862.31" calcext:value-type="float">
            <text:p>4862.31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91.455" calcext:value-type="float">
            <text:p>891.455</text:p>
          </table:table-cell>
          <table:table-cell office:value-type="float" office:value="6638.179" calcext:value-type="float">
            <text:p>6638.179</text:p>
          </table:table-cell>
          <table:table-cell office:value-type="float" office:value="3086.442" calcext:value-type="float">
            <text:p>3086.442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7.646" calcext:value-type="float">
            <text:p>307.646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721" calcext:value-type="float">
            <text:p>338.721</text:p>
          </table:table-cell>
          <table:table-cell office:value-type="float" office:value="982.413" calcext:value-type="float">
            <text:p>982.413</text:p>
          </table:table-cell>
          <table:table-cell office:value-type="float" office:value="-367.121" calcext:value-type="float">
            <text:p>-367.121</text:p>
          </table:table-cell>
          <table:table-cell office:value-type="float" office:value="4693.995" calcext:value-type="float">
            <text:p>4693.995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24.21" calcext:value-type="float">
            <text:p>824.21</text:p>
          </table:table-cell>
          <table:table-cell office:value-type="float" office:value="6335.905" calcext:value-type="float">
            <text:p>6335.905</text:p>
          </table:table-cell>
          <table:table-cell office:value-type="float" office:value="3052.084" calcext:value-type="float">
            <text:p>3052.084</text:p>
          </table:table-cell>
          <table:table-cell office:value-type="float" office:value="4903.448" calcext:value-type="float">
            <text:p>4903.448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74.041" calcext:value-type="float">
            <text:p>874.041</text:p>
          </table:table-cell>
          <table:table-cell office:value-type="float" office:value="6644.628" calcext:value-type="float">
            <text:p>6644.628</text:p>
          </table:table-cell>
          <table:table-cell office:value-type="float" office:value="3162.268" calcext:value-type="float">
            <text:p>3162.268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661" calcext:value-type="float">
            <text:p>901.661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8.215" calcext:value-type="float">
            <text:p>3568.215</text:p>
          </table:table-cell>
          <table:table-cell office:value-type="float" office:value="8009.909" calcext:value-type="float">
            <text:p>8009.909</text:p>
          </table:table-cell>
          <table:table-cell office:value-type="float" office:value="-6206.587" calcext:value-type="float">
            <text:p>-6206.587</text:p>
          </table:table-cell>
          <table:table-cell office:value-type="float" office:value="4694.447" calcext:value-type="float">
            <text:p>4694.447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24.417" calcext:value-type="float">
            <text:p>824.417</text:p>
          </table:table-cell>
          <table:table-cell office:value-type="float" office:value="6336.769" calcext:value-type="float">
            <text:p>6336.769</text:p>
          </table:table-cell>
          <table:table-cell office:value-type="float" office:value="3052.125" calcext:value-type="float">
            <text:p>3052.125</text:p>
          </table:table-cell>
          <table:table-cell office:value-type="float" office:value="4903.251" calcext:value-type="float">
            <text:p>4903.25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73.066" calcext:value-type="float">
            <text:p>873.066</text:p>
          </table:table-cell>
          <table:table-cell office:value-type="float" office:value="6642.488" calcext:value-type="float">
            <text:p>6642.488</text:p>
          </table:table-cell>
          <table:table-cell office:value-type="float" office:value="3164.014" calcext:value-type="float">
            <text:p>3164.014</text:p>
          </table:table-cell>
          <table:table-cell office:value-type="float" office:value="74.52" calcext:value-type="float">
            <text:p>74.52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617.807" calcext:value-type="float">
            <text:p>-617.807</text:p>
          </table:table-cell>
          <table:table-cell office:value-type="float" office:value="6265.085" calcext:value-type="float">
            <text:p>6265.085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65" calcext:value-type="float">
            <text:p>31173.65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55836.011" calcext:value-type="float">
            <text:p>-55836.0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209" calcext:value-type="float">
            <text:p>386.209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77" calcext:value-type="float">
            <text:p>1059.377</text:p>
          </table:table-cell>
          <table:table-cell office:value-type="float" office:value="2496.596" calcext:value-type="float">
            <text:p>2496.596</text:p>
          </table:table-cell>
          <table:table-cell office:value-type="float" office:value="-1724.178" calcext:value-type="float">
            <text:p>-1724.178</text:p>
          </table:table-cell>
          <table:table-cell office:value-type="float" office:value="4695.989" calcext:value-type="float">
            <text:p>4695.98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32.813" calcext:value-type="float">
            <text:p>832.813</text:p>
          </table:table-cell>
          <table:table-cell office:value-type="float" office:value="6355.038" calcext:value-type="float">
            <text:p>6355.038</text:p>
          </table:table-cell>
          <table:table-cell office:value-type="float" office:value="3036.94" calcext:value-type="float">
            <text:p>3036.94</text:p>
          </table:table-cell>
          <table:table-cell office:value-type="float" office:value="4898.508" calcext:value-type="float">
            <text:p>4898.508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9.579" calcext:value-type="float">
            <text:p>879.579</text:p>
          </table:table-cell>
          <table:table-cell office:value-type="float" office:value="6650.719" calcext:value-type="float">
            <text:p>6650.719</text:p>
          </table:table-cell>
          <table:table-cell office:value-type="float" office:value="3146.296" calcext:value-type="float">
            <text:p>3146.296</text:p>
          </table:table-cell>
          <table:table-cell office:value-type="float" office:value="24.613" calcext:value-type="float">
            <text:p>24.61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9" calcext:value-type="float">
            <text:p>101.899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78.38" calcext:value-type="float">
            <text:p>-178.38</text:p>
          </table:table-cell>
          <table:table-cell office:value-type="float" office:value="1949.091" calcext:value-type="float">
            <text:p>1949.09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4.202" calcext:value-type="float">
            <text:p>8964.202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5908.515" calcext:value-type="float">
            <text:p>-15908.5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268" calcext:value-type="float">
            <text:p>276.268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076" calcext:value-type="float">
            <text:p>400.076</text:p>
          </table:table-cell>
          <table:table-cell office:value-type="float" office:value="1073.26" calcext:value-type="float">
            <text:p>1073.26</text:p>
          </table:table-cell>
          <table:table-cell office:value-type="float" office:value="-520.725" calcext:value-type="float">
            <text:p>-520.725</text:p>
          </table:table-cell>
          <table:table-cell office:value-type="float" office:value="4723.045" calcext:value-type="float">
            <text:p>4723.045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80.48" calcext:value-type="float">
            <text:p>880.48</text:p>
          </table:table-cell>
          <table:table-cell office:value-type="float" office:value="6477.052" calcext:value-type="float">
            <text:p>6477.052</text:p>
          </table:table-cell>
          <table:table-cell office:value-type="float" office:value="2969.038" calcext:value-type="float">
            <text:p>2969.038</text:p>
          </table:table-cell>
          <table:table-cell office:value-type="float" office:value="4933.047" calcext:value-type="float">
            <text:p>4933.047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9.449" calcext:value-type="float">
            <text:p>929.449</text:p>
          </table:table-cell>
          <table:table-cell office:value-type="float" office:value="6784.604" calcext:value-type="float">
            <text:p>6784.604</text:p>
          </table:table-cell>
          <table:table-cell office:value-type="float" office:value="3081.49" calcext:value-type="float">
            <text:p>3081.49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721" calcext:value-type="float">
            <text:p>229.721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9.109" calcext:value-type="float">
            <text:p>219.109</text:p>
          </table:table-cell>
          <table:table-cell office:value-type="float" office:value="666.209" calcext:value-type="float">
            <text:p>666.209</text:p>
          </table:table-cell>
          <table:table-cell office:value-type="float" office:value="-206.766" calcext:value-type="float">
            <text:p>-206.766</text:p>
          </table:table-cell>
          <table:table-cell office:value-type="float" office:value="4721.68" calcext:value-type="float">
            <text:p>4721.68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22.066" calcext:value-type="float">
            <text:p>822.066</text:p>
          </table:table-cell>
          <table:table-cell office:value-type="float" office:value="6359.32" calcext:value-type="float">
            <text:p>6359.32</text:p>
          </table:table-cell>
          <table:table-cell office:value-type="float" office:value="3084.04" calcext:value-type="float">
            <text:p>3084.04</text:p>
          </table:table-cell>
          <table:table-cell office:value-type="float" office:value="4929.442" calcext:value-type="float">
            <text:p>4929.442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65.641" calcext:value-type="float">
            <text:p>865.641</text:p>
          </table:table-cell>
          <table:table-cell office:value-type="float" office:value="6653.887" calcext:value-type="float">
            <text:p>6653.887</text:p>
          </table:table-cell>
          <table:table-cell office:value-type="float" office:value="3204.998" calcext:value-type="float">
            <text:p>3204.998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9.237" calcext:value-type="float">
            <text:p>239.237</text:p>
          </table:table-cell>
          <table:table-cell office:value-type="float" office:value="60.434" calcext:value-type="float">
            <text:p>60.434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2.242" calcext:value-type="float">
            <text:p>202.242</text:p>
          </table:table-cell>
          <table:table-cell office:value-type="float" office:value="642.123" calcext:value-type="float">
            <text:p>642.123</text:p>
          </table:table-cell>
          <table:table-cell office:value-type="float" office:value="-163.65" calcext:value-type="float">
            <text:p>-163.65</text:p>
          </table:table-cell>
          <table:table-cell office:value-type="float" office:value="4725.97" calcext:value-type="float">
            <text:p>4725.97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6.801" calcext:value-type="float">
            <text:p>766.801</text:p>
          </table:table-cell>
          <table:table-cell office:value-type="float" office:value="6253.516" calcext:value-type="float">
            <text:p>6253.516</text:p>
          </table:table-cell>
          <table:table-cell office:value-type="float" office:value="3198.425" calcext:value-type="float">
            <text:p>3198.425</text:p>
          </table:table-cell>
          <table:table-cell office:value-type="float" office:value="4936.034" calcext:value-type="float">
            <text:p>4936.034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11.184" calcext:value-type="float">
            <text:p>811.184</text:p>
          </table:table-cell>
          <table:table-cell office:value-type="float" office:value="6551.995" calcext:value-type="float">
            <text:p>6551.995</text:p>
          </table:table-cell>
          <table:table-cell office:value-type="float" office:value="3320.073" calcext:value-type="float">
            <text:p>3320.073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.838" calcext:value-type="float">
            <text:p>17.838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5.614" calcext:value-type="float">
            <text:p>-25.614</text:p>
          </table:table-cell>
          <table:table-cell office:value-type="float" office:value="541.35" calcext:value-type="float">
            <text:p>541.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76.16" calcext:value-type="float">
            <text:p>1376.16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200.101" calcext:value-type="float">
            <text:p>-2200.1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9.697" calcext:value-type="float">
            <text:p>359.697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511" calcext:value-type="float">
            <text:p>869.511</text:p>
          </table:table-cell>
          <table:table-cell office:value-type="float" office:value="2091.852" calcext:value-type="float">
            <text:p>2091.852</text:p>
          </table:table-cell>
          <table:table-cell office:value-type="float" office:value="-1372.459" calcext:value-type="float">
            <text:p>-1372.459</text:p>
          </table:table-cell>
          <table:table-cell office:value-type="float" office:value="4772.274" calcext:value-type="float">
            <text:p>4772.274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71.335" calcext:value-type="float">
            <text:p>771.335</text:p>
          </table:table-cell>
          <table:table-cell office:value-type="float" office:value="6308.852" calcext:value-type="float">
            <text:p>6308.852</text:p>
          </table:table-cell>
          <table:table-cell office:value-type="float" office:value="3235.697" calcext:value-type="float">
            <text:p>3235.697</text:p>
          </table:table-cell>
          <table:table-cell office:value-type="float" office:value="4981.134" calcext:value-type="float">
            <text:p>4981.134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5.259" calcext:value-type="float">
            <text:p>815.259</text:p>
          </table:table-cell>
          <table:table-cell office:value-type="float" office:value="6605.213" calcext:value-type="float">
            <text:p>6605.213</text:p>
          </table:table-cell>
          <table:table-cell office:value-type="float" office:value="3357.056" calcext:value-type="float">
            <text:p>3357.056</text:p>
          </table:table-cell>
          <table:table-cell office:value-type="float" office:value="21.733" calcext:value-type="float">
            <text:p>21.733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61" calcext:value-type="float">
            <text:p>83.61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44.826" calcext:value-type="float">
            <text:p>-144.826</text:p>
          </table:table-cell>
          <table:table-cell office:value-type="float" office:value="1265.356" calcext:value-type="float">
            <text:p>1265.35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746" calcext:value-type="float">
            <text:p>6018.746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0724.602" calcext:value-type="float">
            <text:p>-10724.60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0.276" calcext:value-type="float">
            <text:p>300.276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25.665" calcext:value-type="float">
            <text:p>625.665</text:p>
          </table:table-cell>
          <table:table-cell office:value-type="float" office:value="1546.665" calcext:value-type="float">
            <text:p>1546.665</text:p>
          </table:table-cell>
          <table:table-cell office:value-type="float" office:value="-946.113" calcext:value-type="float">
            <text:p>-946.113</text:p>
          </table:table-cell>
          <table:table-cell office:value-type="float" office:value="4768.093" calcext:value-type="float">
            <text:p>4768.09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73.706" calcext:value-type="float">
            <text:p>773.706</text:p>
          </table:table-cell>
          <table:table-cell office:value-type="float" office:value="6309.395" calcext:value-type="float">
            <text:p>6309.395</text:p>
          </table:table-cell>
          <table:table-cell office:value-type="float" office:value="3226.791" calcext:value-type="float">
            <text:p>3226.791</text:p>
          </table:table-cell>
          <table:table-cell office:value-type="float" office:value="4978.685" calcext:value-type="float">
            <text:p>4978.685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7.034" calcext:value-type="float">
            <text:p>817.034</text:p>
          </table:table-cell>
          <table:table-cell office:value-type="float" office:value="6606.301" calcext:value-type="float">
            <text:p>6606.301</text:p>
          </table:table-cell>
          <table:table-cell office:value-type="float" office:value="3351.069" calcext:value-type="float">
            <text:p>3351.069</text:p>
          </table:table-cell>
          <table:table-cell office:value-type="float" office:value="15.413" calcext:value-type="float">
            <text:p>15.413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135" calcext:value-type="float">
            <text:p>59.135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102.389" calcext:value-type="float">
            <text:p>-102.389</text:p>
          </table:table-cell>
          <table:table-cell office:value-type="float" office:value="999.457" calcext:value-type="float">
            <text:p>999.45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389.116" calcext:value-type="float">
            <text:p>4389.116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7744.112" calcext:value-type="float">
            <text:p>-7744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184" calcext:value-type="float">
            <text:p>478.1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604" calcext:value-type="float">
            <text:p>1290.604</text:p>
          </table:table-cell>
          <table:table-cell office:value-type="float" office:value="3049.199" calcext:value-type="float">
            <text:p>3049.199</text:p>
          </table:table-cell>
          <table:table-cell office:value-type="float" office:value="-2092.831" calcext:value-type="float">
            <text:p>-2092.831</text:p>
          </table:table-cell>
          <table:table-cell office:value-type="float" office:value="4764.282" calcext:value-type="float">
            <text:p>4764.28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70.278" calcext:value-type="float">
            <text:p>770.278</text:p>
          </table:table-cell>
          <table:table-cell office:value-type="float" office:value="6298.755" calcext:value-type="float">
            <text:p>6298.755</text:p>
          </table:table-cell>
          <table:table-cell office:value-type="float" office:value="3229.809" calcext:value-type="float">
            <text:p>3229.809</text:p>
          </table:table-cell>
          <table:table-cell office:value-type="float" office:value="4978.913" calcext:value-type="float">
            <text:p>4978.913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8.461" calcext:value-type="float">
            <text:p>808.461</text:p>
          </table:table-cell>
          <table:table-cell office:value-type="float" office:value="6589.451" calcext:value-type="float">
            <text:p>6589.451</text:p>
          </table:table-cell>
          <table:table-cell office:value-type="float" office:value="3368.375" calcext:value-type="float">
            <text:p>3368.375</text:p>
          </table:table-cell>
          <table:table-cell office:value-type="float" office:value="32.773" calcext:value-type="float">
            <text:p>32.773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32" calcext:value-type="float">
            <text:p>124.532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215.308" calcext:value-type="float">
            <text:p>-215.308</text:p>
          </table:table-cell>
          <table:table-cell office:value-type="float" office:value="2610.229" calcext:value-type="float">
            <text:p>2610.22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6.278" calcext:value-type="float">
            <text:p>11026.278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19355.244" calcext:value-type="float">
            <text:p>-19355.2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995" calcext:value-type="float">
            <text:p>267.995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70.039" calcext:value-type="float">
            <text:p>370.039</text:p>
          </table:table-cell>
          <table:table-cell office:value-type="float" office:value="1005.151" calcext:value-type="float">
            <text:p>1005.151</text:p>
          </table:table-cell>
          <table:table-cell office:value-type="float" office:value="-469.16" calcext:value-type="float">
            <text:p>-469.16</text:p>
          </table:table-cell>
          <table:table-cell office:value-type="float" office:value="4771.267" calcext:value-type="float">
            <text:p>4771.267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3.951" calcext:value-type="float">
            <text:p>743.951</text:p>
          </table:table-cell>
          <table:table-cell office:value-type="float" office:value="6253.294" calcext:value-type="float">
            <text:p>6253.294</text:p>
          </table:table-cell>
          <table:table-cell office:value-type="float" office:value="3289.241" calcext:value-type="float">
            <text:p>3289.241</text:p>
          </table:table-cell>
          <table:table-cell office:value-type="float" office:value="4986.225" calcext:value-type="float">
            <text:p>4986.225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4.958" calcext:value-type="float">
            <text:p>784.958</text:p>
          </table:table-cell>
          <table:table-cell office:value-type="float" office:value="6549.942" calcext:value-type="float">
            <text:p>6549.942</text:p>
          </table:table-cell>
          <table:table-cell office:value-type="float" office:value="3422.508" calcext:value-type="float">
            <text:p>3422.508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461" calcext:value-type="float">
            <text:p>33.46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53.884" calcext:value-type="float">
            <text:p>-53.884</text:p>
          </table:table-cell>
          <table:table-cell office:value-type="float" office:value="811.858" calcext:value-type="float">
            <text:p>811.85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40.81" calcext:value-type="float">
            <text:p>2740.8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4648.117" calcext:value-type="float">
            <text:p>-4648.1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801" calcext:value-type="float">
            <text:p>329.801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57.995" calcext:value-type="float">
            <text:p>557.995</text:p>
          </table:table-cell>
          <table:table-cell office:value-type="float" office:value="1441.384" calcext:value-type="float">
            <text:p>1441.384</text:p>
          </table:table-cell>
          <table:table-cell office:value-type="float" office:value="-781.782" calcext:value-type="float">
            <text:p>-781.782</text:p>
          </table:table-cell>
          <table:table-cell office:value-type="float" office:value="4805.856" calcext:value-type="float">
            <text:p>4805.856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8.808" calcext:value-type="float">
            <text:p>718.808</text:p>
          </table:table-cell>
          <table:table-cell office:value-type="float" office:value="6237.795" calcext:value-type="float">
            <text:p>6237.795</text:p>
          </table:table-cell>
          <table:table-cell office:value-type="float" office:value="3373.918" calcext:value-type="float">
            <text:p>3373.918</text:p>
          </table:table-cell>
          <table:table-cell office:value-type="float" office:value="5021.77" calcext:value-type="float">
            <text:p>5021.77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6.522" calcext:value-type="float">
            <text:p>756.522</text:p>
          </table:table-cell>
          <table:table-cell office:value-type="float" office:value="6528.84" calcext:value-type="float">
            <text:p>6528.84</text:p>
          </table:table-cell>
          <table:table-cell office:value-type="float" office:value="3514.701" calcext:value-type="float">
            <text:p>3514.701</text:p>
          </table:table-cell>
          <table:table-cell office:value-type="float" office:value="17.68" calcext:value-type="float">
            <text:p>17.68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2.313" calcext:value-type="float">
            <text:p>52.313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86.533" calcext:value-type="float">
            <text:p>-86.533</text:p>
          </table:table-cell>
          <table:table-cell office:value-type="float" office:value="1334.836" calcext:value-type="float">
            <text:p>1334.83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683.57" calcext:value-type="float">
            <text:p>4683.57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7995.314" calcext:value-type="float">
            <text:p>-7995.31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0.142" calcext:value-type="float">
            <text:p>400.142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64" calcext:value-type="float">
            <text:p>754.64</text:p>
          </table:table-cell>
          <table:table-cell office:value-type="float" office:value="1903.463" calcext:value-type="float">
            <text:p>1903.463</text:p>
          </table:table-cell>
          <table:table-cell office:value-type="float" office:value="-1103.178" calcext:value-type="float">
            <text:p>-1103.178</text:p>
          </table:table-cell>
          <table:table-cell office:value-type="float" office:value="4803.625" calcext:value-type="float">
            <text:p>4803.625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15.241" calcext:value-type="float">
            <text:p>715.241</text:p>
          </table:table-cell>
          <table:table-cell office:value-type="float" office:value="6228.458" calcext:value-type="float">
            <text:p>6228.458</text:p>
          </table:table-cell>
          <table:table-cell office:value-type="float" office:value="3378.792" calcext:value-type="float">
            <text:p>3378.792</text:p>
          </table:table-cell>
          <table:table-cell office:value-type="float" office:value="5018.941" calcext:value-type="float">
            <text:p>5018.941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54.173" calcext:value-type="float">
            <text:p>754.173</text:p>
          </table:table-cell>
          <table:table-cell office:value-type="float" office:value="6521.33" calcext:value-type="float">
            <text:p>6521.33</text:p>
          </table:table-cell>
          <table:table-cell office:value-type="float" office:value="3516.552" calcext:value-type="float">
            <text:p>3516.552</text:p>
          </table:table-cell>
          <table:table-cell office:value-type="float" office:value="26.373" calcext:value-type="float">
            <text:p>26.37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24" calcext:value-type="float">
            <text:p>71.824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16.707" calcext:value-type="float">
            <text:p>-116.707</text:p>
          </table:table-cell>
          <table:table-cell office:value-type="float" office:value="1802.962" calcext:value-type="float">
            <text:p>1802.96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3.668" calcext:value-type="float">
            <text:p>6093.668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0336.247" calcext:value-type="float">
            <text:p>-10336.2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232" calcext:value-type="float">
            <text:p>463.232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35" calcext:value-type="float">
            <text:p>1118.535</text:p>
          </table:table-cell>
          <table:table-cell office:value-type="float" office:value="2691.468" calcext:value-type="float">
            <text:p>2691.468</text:p>
          </table:table-cell>
          <table:table-cell office:value-type="float" office:value="-1765.003" calcext:value-type="float">
            <text:p>-1765.003</text:p>
          </table:table-cell>
          <table:table-cell office:value-type="float" office:value="4822.192" calcext:value-type="float">
            <text:p>4822.1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6239.007" calcext:value-type="float">
            <text:p>6239.007</text:p>
          </table:table-cell>
          <table:table-cell office:value-type="float" office:value="3405.377" calcext:value-type="float">
            <text:p>3405.377</text:p>
          </table:table-cell>
          <table:table-cell office:value-type="float" office:value="5039.054" calcext:value-type="float">
            <text:p>5039.054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50.281" calcext:value-type="float">
            <text:p>750.281</text:p>
          </table:table-cell>
          <table:table-cell office:value-type="float" office:value="6533.69" calcext:value-type="float">
            <text:p>6533.69</text:p>
          </table:table-cell>
          <table:table-cell office:value-type="float" office:value="3544.419" calcext:value-type="float">
            <text:p>3544.419</text:p>
          </table:table-cell>
          <table:table-cell office:value-type="float" office:value="28.72" calcext:value-type="float">
            <text:p>28.72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45" calcext:value-type="float">
            <text:p>107.145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84.724" calcext:value-type="float">
            <text:p>-184.724</text:p>
          </table:table-cell>
          <table:table-cell office:value-type="float" office:value="1956.612" calcext:value-type="float">
            <text:p>1956.612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854" calcext:value-type="float">
            <text:p>9394.854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6758.896" calcext:value-type="float">
            <text:p>-16758.8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0.649" calcext:value-type="float">
            <text:p>410.649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959" calcext:value-type="float">
            <text:p>894.959</text:p>
          </table:table-cell>
          <table:table-cell office:value-type="float" office:value="2193.498" calcext:value-type="float">
            <text:p>2193.498</text:p>
          </table:table-cell>
          <table:table-cell office:value-type="float" office:value="-1372.201" calcext:value-type="float">
            <text:p>-1372.201</text:p>
          </table:table-cell>
          <table:table-cell office:value-type="float" office:value="4852.569" calcext:value-type="float">
            <text:p>4852.569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386" calcext:value-type="float">
            <text:p>711.386</text:p>
          </table:table-cell>
          <table:table-cell office:value-type="float" office:value="6269.723" calcext:value-type="float">
            <text:p>6269.723</text:p>
          </table:table-cell>
          <table:table-cell office:value-type="float" office:value="3435.415" calcext:value-type="float">
            <text:p>3435.415</text:p>
          </table:table-cell>
          <table:table-cell office:value-type="float" office:value="5067.089" calcext:value-type="float">
            <text:p>5067.089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699" calcext:value-type="float">
            <text:p>753.699</text:p>
          </table:table-cell>
          <table:table-cell office:value-type="float" office:value="6568.535" calcext:value-type="float">
            <text:p>6568.535</text:p>
          </table:table-cell>
          <table:table-cell office:value-type="float" office:value="3565.643" calcext:value-type="float">
            <text:p>3565.643</text:p>
          </table:table-cell>
          <table:table-cell office:value-type="float" office:value="25.773" calcext:value-type="float">
            <text:p>25.773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635" calcext:value-type="float">
            <text:p>81.635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36.852" calcext:value-type="float">
            <text:p>-136.852</text:p>
          </table:table-cell>
          <table:table-cell office:value-type="float" office:value="1869.783" calcext:value-type="float">
            <text:p>1869.783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77.247" calcext:value-type="float">
            <text:p>7177.247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2428.026" calcext:value-type="float">
            <text:p>-12428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6.629" calcext:value-type="float">
            <text:p>466.629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6" calcext:value-type="float">
            <text:p>1001.126</text:p>
          </table:table-cell>
          <table:table-cell office:value-type="float" office:value="2460.974" calcext:value-type="float">
            <text:p>2460.974</text:p>
          </table:table-cell>
          <table:table-cell office:value-type="float" office:value="-1527.716" calcext:value-type="float">
            <text:p>-1527.716</text:p>
          </table:table-cell>
          <table:table-cell office:value-type="float" office:value="4917.99" calcext:value-type="float">
            <text:p>4917.99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4.606" calcext:value-type="float">
            <text:p>734.606</text:p>
          </table:table-cell>
          <table:table-cell office:value-type="float" office:value="6381.4" calcext:value-type="float">
            <text:p>6381.4</text:p>
          </table:table-cell>
          <table:table-cell office:value-type="float" office:value="3454.58" calcext:value-type="float">
            <text:p>3454.58</text:p>
          </table:table-cell>
          <table:table-cell office:value-type="float" office:value="5138.636" calcext:value-type="float">
            <text:p>5138.636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4.633" calcext:value-type="float">
            <text:p>774.633</text:p>
          </table:table-cell>
          <table:table-cell office:value-type="float" office:value="6681.783" calcext:value-type="float">
            <text:p>6681.783</text:p>
          </table:table-cell>
          <table:table-cell office:value-type="float" office:value="3595.488" calcext:value-type="float">
            <text:p>3595.488</text:p>
          </table:table-cell>
          <table:table-cell office:value-type="float" office:value="31.893" calcext:value-type="float">
            <text:p>31.893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651" calcext:value-type="float">
            <text:p>92.651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52.676" calcext:value-type="float">
            <text:p>-152.676</text:p>
          </table:table-cell>
          <table:table-cell office:value-type="float" office:value="1993.579" calcext:value-type="float">
            <text:p>1993.579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8.904" calcext:value-type="float">
            <text:p>7008.904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1968.873" calcext:value-type="float">
            <text:p>-11968.8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18.854" calcext:value-type="float">
            <text:p>618.854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1981.569" calcext:value-type="float">
            <text:p>1981.569</text:p>
          </table:table-cell>
          <table:table-cell office:value-type="float" office:value="4566.342" calcext:value-type="float">
            <text:p>4566.342</text:p>
          </table:table-cell>
          <table:table-cell office:value-type="float" office:value="-3328.634" calcext:value-type="float">
            <text:p>-3328.634</text:p>
          </table:table-cell>
          <table:table-cell office:value-type="float" office:value="4943.917" calcext:value-type="float">
            <text:p>4943.917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3.117" calcext:value-type="float">
            <text:p>783.117</text:p>
          </table:table-cell>
          <table:table-cell office:value-type="float" office:value="6503.967" calcext:value-type="float">
            <text:p>6503.967</text:p>
          </table:table-cell>
          <table:table-cell office:value-type="float" office:value="3383.867" calcext:value-type="float">
            <text:p>3383.867</text:p>
          </table:table-cell>
          <table:table-cell office:value-type="float" office:value="5164.389" calcext:value-type="float">
            <text:p>5164.389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4.86" calcext:value-type="float">
            <text:p>824.86</text:p>
          </table:table-cell>
          <table:table-cell office:value-type="float" office:value="6807.594" calcext:value-type="float">
            <text:p>6807.594</text:p>
          </table:table-cell>
          <table:table-cell office:value-type="float" office:value="3521.185" calcext:value-type="float">
            <text:p>3521.185</text:p>
          </table:table-cell>
          <table:table-cell office:value-type="float" office:value="46.76" calcext:value-type="float">
            <text:p>46.76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89.778" calcext:value-type="float">
            <text:p>189.778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331.298" calcext:value-type="float">
            <text:p>-331.298</text:p>
          </table:table-cell>
          <table:table-cell office:value-type="float" office:value="3860.187" calcext:value-type="float">
            <text:p>3860.187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6531.377" calcext:value-type="float">
            <text:p>16531.377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29072.005" calcext:value-type="float">
            <text:p>-29072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8.036" calcext:value-type="float">
            <text:p>288.036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440.667" calcext:value-type="float">
            <text:p>440.667</text:p>
          </table:table-cell>
          <table:table-cell office:value-type="float" office:value="1165.891" calcext:value-type="float">
            <text:p>1165.891</text:p>
          </table:table-cell>
          <table:table-cell office:value-type="float" office:value="-589.818" calcext:value-type="float">
            <text:p>-589.818</text:p>
          </table:table-cell>
          <table:table-cell office:value-type="float" office:value="4949.657" calcext:value-type="float">
            <text:p>4949.657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99" calcext:value-type="float">
            <text:p>779.99</text:p>
          </table:table-cell>
          <table:table-cell office:value-type="float" office:value="6503.478" calcext:value-type="float">
            <text:p>6503.478</text:p>
          </table:table-cell>
          <table:table-cell office:value-type="float" office:value="3395.837" calcext:value-type="float">
            <text:p>3395.837</text:p>
          </table:table-cell>
          <table:table-cell office:value-type="float" office:value="5171.996" calcext:value-type="float">
            <text:p>5171.996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1.424" calcext:value-type="float">
            <text:p>811.424</text:p>
          </table:table-cell>
          <table:table-cell office:value-type="float" office:value="6788.436" calcext:value-type="float">
            <text:p>6788.436</text:p>
          </table:table-cell>
          <table:table-cell office:value-type="float" office:value="3555.556" calcext:value-type="float">
            <text:p>3555.556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41.51" calcext:value-type="float">
            <text:p>41.51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67.972" calcext:value-type="float">
            <text:p>-67.972</text:p>
          </table:table-cell>
          <table:table-cell office:value-type="float" office:value="1042.224" calcext:value-type="float">
            <text:p>1042.22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435.239" calcext:value-type="float">
            <text:p>3435.239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5801.124" calcext:value-type="float">
            <text:p>-5801.1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1.53" calcext:value-type="float">
            <text:p>541.53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096" calcext:value-type="float">
            <text:p>1227.096</text:p>
          </table:table-cell>
          <table:table-cell office:value-type="float" office:value="2986.031" calcext:value-type="float">
            <text:p>2986.031</text:p>
          </table:table-cell>
          <table:table-cell office:value-type="float" office:value="-1902.971" calcext:value-type="float">
            <text:p>-1902.971</text:p>
          </table:table-cell>
          <table:table-cell office:value-type="float" office:value="4980.504" calcext:value-type="float">
            <text:p>4980.5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9.929" calcext:value-type="float">
            <text:p>729.929</text:p>
          </table:table-cell>
          <table:table-cell office:value-type="float" office:value="6434.597" calcext:value-type="float">
            <text:p>6434.597</text:p>
          </table:table-cell>
          <table:table-cell office:value-type="float" office:value="3526.411" calcext:value-type="float">
            <text:p>3526.411</text:p>
          </table:table-cell>
          <table:table-cell office:value-type="float" office:value="5206.298" calcext:value-type="float">
            <text:p>5206.298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7.872" calcext:value-type="float">
            <text:p>767.872</text:p>
          </table:table-cell>
          <table:table-cell office:value-type="float" office:value="6735.978" calcext:value-type="float">
            <text:p>6735.978</text:p>
          </table:table-cell>
          <table:table-cell office:value-type="float" office:value="3676.618" calcext:value-type="float">
            <text:p>3676.618</text:p>
          </table:table-cell>
          <table:table-cell office:value-type="float" office:value="39.533" calcext:value-type="float">
            <text:p>39.533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36" calcext:value-type="float">
            <text:p>116.36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92.268" calcext:value-type="float">
            <text:p>-192.268</text:p>
          </table:table-cell>
          <table:table-cell office:value-type="float" office:value="2170.535" calcext:value-type="float">
            <text:p>2170.53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7.875" calcext:value-type="float">
            <text:p>7177.875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2128.524" calcext:value-type="float">
            <text:p>-12128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8.372" calcext:value-type="float">
            <text:p>258.372</text:p>
          </table:table-cell>
          <table:table-cell office:value-type="float" office:value="61.845" calcext:value-type="float">
            <text:p>61.845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476" calcext:value-type="float">
            <text:p>337.476</text:p>
          </table:table-cell>
          <table:table-cell office:value-type="float" office:value="930.659" calcext:value-type="float">
            <text:p>930.659</text:p>
          </table:table-cell>
          <table:table-cell office:value-type="float" office:value="-413.915" calcext:value-type="float">
            <text:p>-413.915</text:p>
          </table:table-cell>
          <table:table-cell office:value-type="float" office:value="4963.525" calcext:value-type="float">
            <text:p>4963.525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9.895" calcext:value-type="float">
            <text:p>729.895</text:p>
          </table:table-cell>
          <table:table-cell office:value-type="float" office:value="6417.55" calcext:value-type="float">
            <text:p>6417.55</text:p>
          </table:table-cell>
          <table:table-cell office:value-type="float" office:value="3509.5" calcext:value-type="float">
            <text:p>3509.5</text:p>
          </table:table-cell>
          <table:table-cell office:value-type="float" office:value="5192.476" calcext:value-type="float">
            <text:p>5192.476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9.456" calcext:value-type="float">
            <text:p>769.456</text:p>
          </table:table-cell>
          <table:table-cell office:value-type="float" office:value="6725.311" calcext:value-type="float">
            <text:p>6725.311</text:p>
          </table:table-cell>
          <table:table-cell office:value-type="float" office:value="3659.64" calcext:value-type="float">
            <text:p>3659.6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2.123" calcext:value-type="float">
            <text:p>912.12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268" calcext:value-type="float">
            <text:p>2746.268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558.724" calcext:value-type="float">
            <text:p>-4558.7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33.123" calcext:value-type="float">
            <text:p>633.123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39.634" calcext:value-type="float">
            <text:p>2239.634</text:p>
          </table:table-cell>
          <table:table-cell office:value-type="float" office:value="5094.702" calcext:value-type="float">
            <text:p>5094.702</text:p>
          </table:table-cell>
          <table:table-cell office:value-type="float" office:value="-3828.456" calcext:value-type="float">
            <text:p>-3828.456</text:p>
          </table:table-cell>
          <table:table-cell office:value-type="float" office:value="4997.735" calcext:value-type="float">
            <text:p>4997.735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6.146" calcext:value-type="float">
            <text:p>716.146</text:p>
          </table:table-cell>
          <table:table-cell office:value-type="float" office:value="6424.372" calcext:value-type="float">
            <text:p>6424.372</text:p>
          </table:table-cell>
          <table:table-cell office:value-type="float" office:value="3571.098" calcext:value-type="float">
            <text:p>3571.098</text:p>
          </table:table-cell>
          <table:table-cell office:value-type="float" office:value="5222.907" calcext:value-type="float">
            <text:p>5222.907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8.317" calcext:value-type="float">
            <text:p>758.317</text:p>
          </table:table-cell>
          <table:table-cell office:value-type="float" office:value="6733.552" calcext:value-type="float">
            <text:p>6733.552</text:p>
          </table:table-cell>
          <table:table-cell office:value-type="float" office:value="3712.263" calcext:value-type="float">
            <text:p>3712.263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2" calcext:value-type="float">
            <text:p>218.62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88.5" calcext:value-type="float">
            <text:p>-388.5</text:p>
          </table:table-cell>
          <table:table-cell office:value-type="float" office:value="3793.644" calcext:value-type="float">
            <text:p>3793.644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463" calcext:value-type="float">
            <text:p>20574.463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7192.788" calcext:value-type="float">
            <text:p>-37192.7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653" calcext:value-type="float">
            <text:p>274.653</text:p>
          </table:table-cell>
          <table:table-cell office:value-type="float" office:value="60.411" calcext:value-type="float">
            <text:p>60.411</text:p>
          </table:table-cell>
          <table:table-cell office:value-type="float" office:value="1506.285" calcext:value-type="float">
            <text:p>1506.285</text:p>
          </table:table-cell>
          <table:table-cell office:value-type="float" office:value="304.479" calcext:value-type="float">
            <text:p>304.479</text:p>
          </table:table-cell>
          <table:table-cell office:value-type="float" office:value="881.207" calcext:value-type="float">
            <text:p>881.207</text:p>
          </table:table-cell>
          <table:table-cell office:value-type="float" office:value="-331.9" calcext:value-type="float">
            <text:p>-331.9</text:p>
          </table:table-cell>
          <table:table-cell office:value-type="float" office:value="5006.411" calcext:value-type="float">
            <text:p>5006.411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4.488" calcext:value-type="float">
            <text:p>724.488</text:p>
          </table:table-cell>
          <table:table-cell office:value-type="float" office:value="6449.664" calcext:value-type="float">
            <text:p>6449.664</text:p>
          </table:table-cell>
          <table:table-cell office:value-type="float" office:value="3563.157" calcext:value-type="float">
            <text:p>3563.157</text:p>
          </table:table-cell>
          <table:table-cell office:value-type="float" office:value="5231.659" calcext:value-type="float">
            <text:p>5231.659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33" calcext:value-type="float">
            <text:p>766.33</text:p>
          </table:table-cell>
          <table:table-cell office:value-type="float" office:value="6758.267" calcext:value-type="float">
            <text:p>6758.267</text:p>
          </table:table-cell>
          <table:table-cell office:value-type="float" office:value="3705.051" calcext:value-type="float">
            <text:p>3705.05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6.538" calcext:value-type="float">
            <text:p>26.538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39.481" calcext:value-type="float">
            <text:p>-39.481</text:p>
          </table:table-cell>
          <table:table-cell office:value-type="float" office:value="606.392" calcext:value-type="float">
            <text:p>606.39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31.032" calcext:value-type="float">
            <text:p>1431.032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2244.371" calcext:value-type="float">
            <text:p>-2244.3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418" calcext:value-type="float">
            <text:p>210.418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2.9" calcext:value-type="float">
            <text:p>232.9</text:p>
          </table:table-cell>
          <table:table-cell office:value-type="float" office:value="674.38" calcext:value-type="float">
            <text:p>674.38</text:p>
          </table:table-cell>
          <table:table-cell office:value-type="float" office:value="-253.543" calcext:value-type="float">
            <text:p>-253.543</text:p>
          </table:table-cell>
          <table:table-cell office:value-type="float" office:value="4969.084" calcext:value-type="float">
            <text:p>4969.084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6.618" calcext:value-type="float">
            <text:p>706.618</text:p>
          </table:table-cell>
          <table:table-cell office:value-type="float" office:value="6376.74" calcext:value-type="float">
            <text:p>6376.74</text:p>
          </table:table-cell>
          <table:table-cell office:value-type="float" office:value="3561.429" calcext:value-type="float">
            <text:p>3561.429</text:p>
          </table:table-cell>
          <table:table-cell office:value-type="float" office:value="5191.482" calcext:value-type="float">
            <text:p>5191.482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5.459" calcext:value-type="float">
            <text:p>745.459</text:p>
          </table:table-cell>
          <table:table-cell office:value-type="float" office:value="6676.512" calcext:value-type="float">
            <text:p>6676.512</text:p>
          </table:table-cell>
          <table:table-cell office:value-type="float" office:value="3706.451" calcext:value-type="float">
            <text:p>3706.451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493" calcext:value-type="float">
            <text:p>21.493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5.75" calcext:value-type="float">
            <text:p>-35.75</text:p>
          </table:table-cell>
          <table:table-cell office:value-type="float" office:value="409.527" calcext:value-type="float">
            <text:p>409.52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1.301" calcext:value-type="float">
            <text:p>1921.301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417.9" calcext:value-type="float">
            <text:p>-3417.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0.74" calcext:value-type="float">
            <text:p>280.74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7.855" calcext:value-type="float">
            <text:p>587.855</text:p>
          </table:table-cell>
          <table:table-cell office:value-type="float" office:value="1451.808" calcext:value-type="float">
            <text:p>1451.808</text:p>
          </table:table-cell>
          <table:table-cell office:value-type="float" office:value="-890.327" calcext:value-type="float">
            <text:p>-890.327</text:p>
          </table:table-cell>
          <table:table-cell office:value-type="float" office:value="4969.18" calcext:value-type="float">
            <text:p>4969.18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3.232" calcext:value-type="float">
            <text:p>703.232</text:p>
          </table:table-cell>
          <table:table-cell office:value-type="float" office:value="6370.089" calcext:value-type="float">
            <text:p>6370.089</text:p>
          </table:table-cell>
          <table:table-cell office:value-type="float" office:value="3568.271" calcext:value-type="float">
            <text:p>3568.271</text:p>
          </table:table-cell>
          <table:table-cell office:value-type="float" office:value="5194.52" calcext:value-type="float">
            <text:p>5194.52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41.976" calcext:value-type="float">
            <text:p>741.976</text:p>
          </table:table-cell>
          <table:table-cell office:value-type="float" office:value="6672.613" calcext:value-type="float">
            <text:p>6672.613</text:p>
          </table:table-cell>
          <table:table-cell office:value-type="float" office:value="3716.428" calcext:value-type="float">
            <text:p>3716.428</text:p>
          </table:table-cell>
          <table:table-cell office:value-type="float" office:value="13.453" calcext:value-type="float">
            <text:p>13.45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6.663" calcext:value-type="float">
            <text:p>-96.663</text:p>
          </table:table-cell>
          <table:table-cell office:value-type="float" office:value="994.193" calcext:value-type="float">
            <text:p>994.19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7.466" calcext:value-type="float">
            <text:p>5157.466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280.005" calcext:value-type="float">
            <text:p>-9280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3.93" calcext:value-type="float">
            <text:p>343.93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3.564" calcext:value-type="float">
            <text:p>493.564</text:p>
          </table:table-cell>
          <table:table-cell office:value-type="float" office:value="1327.16" calcext:value-type="float">
            <text:p>1327.16</text:p>
          </table:table-cell>
          <table:table-cell office:value-type="float" office:value="-639.299" calcext:value-type="float">
            <text:p>-639.299</text:p>
          </table:table-cell>
          <table:table-cell office:value-type="float" office:value="5021.404" calcext:value-type="float">
            <text:p>5021.40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54.469" calcext:value-type="float">
            <text:p>654.469</text:p>
          </table:table-cell>
          <table:table-cell office:value-type="float" office:value="6325.173" calcext:value-type="float">
            <text:p>6325.173</text:p>
          </table:table-cell>
          <table:table-cell office:value-type="float" office:value="3717.634" calcext:value-type="float">
            <text:p>3717.634</text:p>
          </table:table-cell>
          <table:table-cell office:value-type="float" office:value="5251.927" calcext:value-type="float">
            <text:p>5251.927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95.85" calcext:value-type="float">
            <text:p>695.85</text:p>
          </table:table-cell>
          <table:table-cell office:value-type="float" office:value="6638.131" calcext:value-type="float">
            <text:p>6638.131</text:p>
          </table:table-cell>
          <table:table-cell office:value-type="float" office:value="3865.724" calcext:value-type="float">
            <text:p>3865.724</text:p>
          </table:table-cell>
          <table:table-cell office:value-type="float" office:value="18.787" calcext:value-type="float">
            <text:p>18.787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78" calcext:value-type="float">
            <text:p>45.07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71.014" calcext:value-type="float">
            <text:p>-71.014</text:p>
          </table:table-cell>
          <table:table-cell office:value-type="float" office:value="920.671" calcext:value-type="float">
            <text:p>920.67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6.888" calcext:value-type="float">
            <text:p>2876.88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4810.384" calcext:value-type="float">
            <text:p>-4810.3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4.856" calcext:value-type="float">
            <text:p>164.856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2.711" calcext:value-type="float">
            <text:p>142.711</text:p>
          </table:table-cell>
          <table:table-cell office:value-type="float" office:value="449.151" calcext:value-type="float">
            <text:p>449.151</text:p>
          </table:table-cell>
          <table:table-cell office:value-type="float" office:value="-119.44" calcext:value-type="float">
            <text:p>-119.44</text:p>
          </table:table-cell>
          <table:table-cell office:value-type="float" office:value="4989.689" calcext:value-type="float">
            <text:p>4989.689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4.332" calcext:value-type="float">
            <text:p>644.332</text:p>
          </table:table-cell>
          <table:table-cell office:value-type="float" office:value="6273.264" calcext:value-type="float">
            <text:p>6273.264</text:p>
          </table:table-cell>
          <table:table-cell office:value-type="float" office:value="3706.115" calcext:value-type="float">
            <text:p>3706.115</text:p>
          </table:table-cell>
          <table:table-cell office:value-type="float" office:value="5217.053" calcext:value-type="float">
            <text:p>5217.053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81.558" calcext:value-type="float">
            <text:p>681.558</text:p>
          </table:table-cell>
          <table:table-cell office:value-type="float" office:value="6574.786" calcext:value-type="float">
            <text:p>6574.786</text:p>
          </table:table-cell>
          <table:table-cell office:value-type="float" office:value="3859.321" calcext:value-type="float">
            <text:p>3859.321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09" calcext:value-type="float">
            <text:p>9.0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4.349" calcext:value-type="float">
            <text:p>-14.349</text:p>
          </table:table-cell>
          <table:table-cell office:value-type="float" office:value="182.244" calcext:value-type="float">
            <text:p>182.24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06.819" calcext:value-type="float">
            <text:p>706.81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225.812" calcext:value-type="float">
            <text:p>-1225.8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427" calcext:value-type="float">
            <text:p>330.42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221" calcext:value-type="float">
            <text:p>534.221</text:p>
          </table:table-cell>
          <table:table-cell office:value-type="float" office:value="1394.65" calcext:value-type="float">
            <text:p>1394.65</text:p>
          </table:table-cell>
          <table:table-cell office:value-type="float" office:value="-733.796" calcext:value-type="float">
            <text:p>-733.796</text:p>
          </table:table-cell>
          <table:table-cell office:value-type="float" office:value="4971.174" calcext:value-type="float">
            <text:p>4971.174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3.88" calcext:value-type="float">
            <text:p>653.88</text:p>
          </table:table-cell>
          <table:table-cell office:value-type="float" office:value="6273.769" calcext:value-type="float">
            <text:p>6273.769</text:p>
          </table:table-cell>
          <table:table-cell office:value-type="float" office:value="3668.579" calcext:value-type="float">
            <text:p>3668.579</text:p>
          </table:table-cell>
          <table:table-cell office:value-type="float" office:value="5196.658" calcext:value-type="float">
            <text:p>5196.658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8.812" calcext:value-type="float">
            <text:p>688.812</text:p>
          </table:table-cell>
          <table:table-cell office:value-type="float" office:value="6568.841" calcext:value-type="float">
            <text:p>6568.841</text:p>
          </table:table-cell>
          <table:table-cell office:value-type="float" office:value="3824.474" calcext:value-type="float">
            <text:p>3824.474</text:p>
          </table:table-cell>
          <table:table-cell office:value-type="float" office:value="17.76" calcext:value-type="float">
            <text:p>17.7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56" calcext:value-type="float">
            <text:p>50.056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81.957" calcext:value-type="float">
            <text:p>-81.957</text:p>
          </table:table-cell>
          <table:table-cell office:value-type="float" office:value="964.683" calcext:value-type="float">
            <text:p>964.68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1.044" calcext:value-type="float">
            <text:p>4011.044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7025.726" calcext:value-type="float">
            <text:p>-7025.7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281" calcext:value-type="float">
            <text:p>330.281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397" calcext:value-type="float">
            <text:p>576.397</text:p>
          </table:table-cell>
          <table:table-cell office:value-type="float" office:value="1478.523" calcext:value-type="float">
            <text:p>1478.523</text:p>
          </table:table-cell>
          <table:table-cell office:value-type="float" office:value="-817.961" calcext:value-type="float">
            <text:p>-817.961</text:p>
          </table:table-cell>
          <table:table-cell office:value-type="float" office:value="5002.651" calcext:value-type="float">
            <text:p>5002.65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30.766" calcext:value-type="float">
            <text:p>630.766</text:p>
          </table:table-cell>
          <table:table-cell office:value-type="float" office:value="6259.201" calcext:value-type="float">
            <text:p>6259.201</text:p>
          </table:table-cell>
          <table:table-cell office:value-type="float" office:value="3746.101" calcext:value-type="float">
            <text:p>3746.101</text:p>
          </table:table-cell>
          <table:table-cell office:value-type="float" office:value="5229.127" calcext:value-type="float">
            <text:p>5229.127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5.077" calcext:value-type="float">
            <text:p>665.077</text:p>
          </table:table-cell>
          <table:table-cell office:value-type="float" office:value="6554.029" calcext:value-type="float">
            <text:p>6554.029</text:p>
          </table:table-cell>
          <table:table-cell office:value-type="float" office:value="3904.226" calcext:value-type="float">
            <text:p>3904.226</text:p>
          </table:table-cell>
          <table:table-cell office:value-type="float" office:value="17.747" calcext:value-type="float">
            <text:p>17.74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28" calcext:value-type="float">
            <text:p>54.428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90.68" calcext:value-type="float">
            <text:p>-90.68</text:p>
          </table:table-cell>
          <table:table-cell office:value-type="float" office:value="1122.858" calcext:value-type="float">
            <text:p>1122.85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5.111" calcext:value-type="float">
            <text:p>4495.111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7831.862" calcext:value-type="float">
            <text:p>-7831.8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0.427" calcext:value-type="float">
            <text:p>420.427</text:p>
          </table:table-cell>
          <table:table-cell office:value-type="float" office:value="62.194" calcext:value-type="float">
            <text:p>62.194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922" calcext:value-type="float">
            <text:p>1228.922</text:p>
          </table:table-cell>
          <table:table-cell office:value-type="float" office:value="2868.565" calcext:value-type="float">
            <text:p>2868.565</text:p>
          </table:table-cell>
          <table:table-cell office:value-type="float" office:value="-2027.711" calcext:value-type="float">
            <text:p>-2027.711</text:p>
          </table:table-cell>
          <table:table-cell office:value-type="float" office:value="5004.04" calcext:value-type="float">
            <text:p>5004.04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2.237" calcext:value-type="float">
            <text:p>622.237</text:p>
          </table:table-cell>
          <table:table-cell office:value-type="float" office:value="6243.599" calcext:value-type="float">
            <text:p>6243.599</text:p>
          </table:table-cell>
          <table:table-cell office:value-type="float" office:value="3764.481" calcext:value-type="float">
            <text:p>3764.481</text:p>
          </table:table-cell>
          <table:table-cell office:value-type="float" office:value="5232.401" calcext:value-type="float">
            <text:p>5232.401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8.462" calcext:value-type="float">
            <text:p>658.462</text:p>
          </table:table-cell>
          <table:table-cell office:value-type="float" office:value="6544.124" calcext:value-type="float">
            <text:p>6544.124</text:p>
          </table:table-cell>
          <table:table-cell office:value-type="float" office:value="3920.678" calcext:value-type="float">
            <text:p>3920.678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115" calcext:value-type="float">
            <text:p>293.115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63" calcext:value-type="float">
            <text:p>414.563</text:p>
          </table:table-cell>
          <table:table-cell office:value-type="float" office:value="1118.966" calcext:value-type="float">
            <text:p>1118.966</text:p>
          </table:table-cell>
          <table:table-cell office:value-type="float" office:value="-532.736" calcext:value-type="float">
            <text:p>-532.736</text:p>
          </table:table-cell>
          <table:table-cell office:value-type="float" office:value="5037.225" calcext:value-type="float">
            <text:p>5037.225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5.444" calcext:value-type="float">
            <text:p>585.444</text:p>
          </table:table-cell>
          <table:table-cell office:value-type="float" office:value="6203.49" calcext:value-type="float">
            <text:p>6203.49</text:p>
          </table:table-cell>
          <table:table-cell office:value-type="float" office:value="3870.961" calcext:value-type="float">
            <text:p>3870.961</text:p>
          </table:table-cell>
          <table:table-cell office:value-type="float" office:value="5265.351" calcext:value-type="float">
            <text:p>5265.351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20.976" calcext:value-type="float">
            <text:p>620.976</text:p>
          </table:table-cell>
          <table:table-cell office:value-type="float" office:value="6502.399" calcext:value-type="float">
            <text:p>6502.399</text:p>
          </table:table-cell>
          <table:table-cell office:value-type="float" office:value="4028.303" calcext:value-type="float">
            <text:p>4028.303</text:p>
          </table:table-cell>
          <table:table-cell office:value-type="float" office:value="15.293" calcext:value-type="float">
            <text:p>15.29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67" calcext:value-type="float">
            <text:p>37.267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58.945" calcext:value-type="float">
            <text:p>-58.945</text:p>
          </table:table-cell>
          <table:table-cell office:value-type="float" office:value="644.543" calcext:value-type="float">
            <text:p>644.54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7.656" calcext:value-type="float">
            <text:p>1667.656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2677.598" calcext:value-type="float">
            <text:p>-2677.5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94" calcext:value-type="float">
            <text:p>291.9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43" calcext:value-type="float">
            <text:p>821.143</text:p>
          </table:table-cell>
          <table:table-cell office:value-type="float" office:value="1927.742" calcext:value-type="float">
            <text:p>1927.742</text:p>
          </table:table-cell>
          <table:table-cell office:value-type="float" office:value="-1343.861" calcext:value-type="float">
            <text:p>-1343.861</text:p>
          </table:table-cell>
          <table:table-cell office:value-type="float" office:value="5030.61" calcext:value-type="float">
            <text:p>5030.6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7.051" calcext:value-type="float">
            <text:p>617.051</text:p>
          </table:table-cell>
          <table:table-cell office:value-type="float" office:value="6259.84" calcext:value-type="float">
            <text:p>6259.84</text:p>
          </table:table-cell>
          <table:table-cell office:value-type="float" office:value="3801.381" calcext:value-type="float">
            <text:p>3801.381</text:p>
          </table:table-cell>
          <table:table-cell office:value-type="float" office:value="5257.949" calcext:value-type="float">
            <text:p>5257.949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51.597" calcext:value-type="float">
            <text:p>651.597</text:p>
          </table:table-cell>
          <table:table-cell office:value-type="float" office:value="6555.998" calcext:value-type="float">
            <text:p>6555.998</text:p>
          </table:table-cell>
          <table:table-cell office:value-type="float" office:value="3959.9" calcext:value-type="float">
            <text:p>3959.9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572" calcext:value-type="float">
            <text:p>1028.572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04" calcext:value-type="float">
            <text:p>7265.30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3444.656" calcext:value-type="float">
            <text:p>-13444.6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744" calcext:value-type="float">
            <text:p>417.744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4.517" calcext:value-type="float">
            <text:p>934.517</text:p>
          </table:table-cell>
          <table:table-cell office:value-type="float" office:value="2279.399" calcext:value-type="float">
            <text:p>2279.399</text:p>
          </table:table-cell>
          <table:table-cell office:value-type="float" office:value="-1443.91" calcext:value-type="float">
            <text:p>-1443.91</text:p>
          </table:table-cell>
          <table:table-cell office:value-type="float" office:value="5057.672" calcext:value-type="float">
            <text:p>5057.672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83.656" calcext:value-type="float">
            <text:p>683.656</text:p>
          </table:table-cell>
          <table:table-cell office:value-type="float" office:value="6419.585" calcext:value-type="float">
            <text:p>6419.585</text:p>
          </table:table-cell>
          <table:table-cell office:value-type="float" office:value="3695.758" calcext:value-type="float">
            <text:p>3695.758</text:p>
          </table:table-cell>
          <table:table-cell office:value-type="float" office:value="5290.572" calcext:value-type="float">
            <text:p>5290.572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9.557" calcext:value-type="float">
            <text:p>719.557</text:p>
          </table:table-cell>
          <table:table-cell office:value-type="float" office:value="6724.002" calcext:value-type="float">
            <text:p>6724.002</text:p>
          </table:table-cell>
          <table:table-cell office:value-type="float" office:value="3857.141" calcext:value-type="float">
            <text:p>3857.141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8.757" calcext:value-type="float">
            <text:p>88.757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151.332" calcext:value-type="float">
            <text:p>-151.332</text:p>
          </table:table-cell>
          <table:table-cell office:value-type="float" office:value="1400.651" calcext:value-type="float">
            <text:p>1400.65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319.976" calcext:value-type="float">
            <text:p>5319.976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9197.283" calcext:value-type="float">
            <text:p>-9197.28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3.645" calcext:value-type="float">
            <text:p>353.645</text:p>
          </table:table-cell>
          <table:table-cell office:value-type="float" office:value="61.122" calcext:value-type="float">
            <text:p>61.12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41.567" calcext:value-type="float">
            <text:p>641.567</text:p>
          </table:table-cell>
          <table:table-cell office:value-type="float" office:value="1631.713" calcext:value-type="float">
            <text:p>1631.713</text:p>
          </table:table-cell>
          <table:table-cell office:value-type="float" office:value="-924.423" calcext:value-type="float">
            <text:p>-924.423</text:p>
          </table:table-cell>
          <table:table-cell office:value-type="float" office:value="5050.789" calcext:value-type="float">
            <text:p>5050.789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54.918" calcext:value-type="float">
            <text:p>654.918</text:p>
          </table:table-cell>
          <table:table-cell office:value-type="float" office:value="6355.453" calcext:value-type="float">
            <text:p>6355.453</text:p>
          </table:table-cell>
          <table:table-cell office:value-type="float" office:value="3746.125" calcext:value-type="float">
            <text:p>3746.125</text:p>
          </table:table-cell>
          <table:table-cell office:value-type="float" office:value="5285.492" calcext:value-type="float">
            <text:p>5285.492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9.521" calcext:value-type="float">
            <text:p>689.521</text:p>
          </table:table-cell>
          <table:table-cell office:value-type="float" office:value="6659.089" calcext:value-type="float">
            <text:p>6659.089</text:p>
          </table:table-cell>
          <table:table-cell office:value-type="float" office:value="3911.895" calcext:value-type="float">
            <text:p>3911.895</text:p>
          </table:table-cell>
          <table:table-cell office:value-type="float" office:value="20.653" calcext:value-type="float">
            <text:p>20.6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9.411" calcext:value-type="float">
            <text:p>59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7.699" calcext:value-type="float">
            <text:p>-97.699</text:p>
          </table:table-cell>
          <table:table-cell office:value-type="float" office:value="1454.069" calcext:value-type="float">
            <text:p>1454.069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91.411" calcext:value-type="float">
            <text:p>5591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684.593" calcext:value-type="float">
            <text:p>-9684.5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669" calcext:value-type="float">
            <text:p>326.669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3.643" calcext:value-type="float">
            <text:p>543.643</text:p>
          </table:table-cell>
          <table:table-cell office:value-type="float" office:value="1409.661" calcext:value-type="float">
            <text:p>1409.661</text:p>
          </table:table-cell>
          <table:table-cell office:value-type="float" office:value="-756.323" calcext:value-type="float">
            <text:p>-756.323</text:p>
          </table:table-cell>
          <table:table-cell office:value-type="float" office:value="5063.268" calcext:value-type="float">
            <text:p>5063.268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14.971" calcext:value-type="float">
            <text:p>614.971</text:p>
          </table:table-cell>
          <table:table-cell office:value-type="float" office:value="6288.354" calcext:value-type="float">
            <text:p>6288.354</text:p>
          </table:table-cell>
          <table:table-cell office:value-type="float" office:value="3838.182" calcext:value-type="float">
            <text:p>3838.182</text:p>
          </table:table-cell>
          <table:table-cell office:value-type="float" office:value="5290.939" calcext:value-type="float">
            <text:p>5290.939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8.859" calcext:value-type="float">
            <text:p>648.859</text:p>
          </table:table-cell>
          <table:table-cell office:value-type="float" office:value="6583.533" calcext:value-type="float">
            <text:p>6583.533</text:p>
          </table:table-cell>
          <table:table-cell office:value-type="float" office:value="3998.345" calcext:value-type="float">
            <text:p>3998.345</text:p>
          </table:table-cell>
          <table:table-cell office:value-type="float" office:value="17.187" calcext:value-type="float">
            <text:p>17.18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2" calcext:value-type="float">
            <text:p>51.42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85.246" calcext:value-type="float">
            <text:p>-85.246</text:p>
          </table:table-cell>
          <table:table-cell office:value-type="float" office:value="1285.739" calcext:value-type="float">
            <text:p>1285.73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49.503" calcext:value-type="float">
            <text:p>4249.503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7179.704" calcext:value-type="float">
            <text:p>-7179.7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58" calcext:value-type="float">
            <text:p>299.58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8.703" calcext:value-type="float">
            <text:p>478.703</text:p>
          </table:table-cell>
          <table:table-cell office:value-type="float" office:value="1253.206" calcext:value-type="float">
            <text:p>1253.206</text:p>
          </table:table-cell>
          <table:table-cell office:value-type="float" office:value="-654.046" calcext:value-type="float">
            <text:p>-654.046</text:p>
          </table:table-cell>
          <table:table-cell office:value-type="float" office:value="5084.612" calcext:value-type="float">
            <text:p>5084.612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13.053" calcext:value-type="float">
            <text:p>613.053</text:p>
          </table:table-cell>
          <table:table-cell office:value-type="float" office:value="6305.876" calcext:value-type="float">
            <text:p>6305.876</text:p>
          </table:table-cell>
          <table:table-cell office:value-type="float" office:value="3863.348" calcext:value-type="float">
            <text:p>3863.348</text:p>
          </table:table-cell>
          <table:table-cell office:value-type="float" office:value="5317.751" calcext:value-type="float">
            <text:p>5317.751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45.932" calcext:value-type="float">
            <text:p>645.932</text:p>
          </table:table-cell>
          <table:table-cell office:value-type="float" office:value="6604.513" calcext:value-type="float">
            <text:p>6604.513</text:p>
          </table:table-cell>
          <table:table-cell office:value-type="float" office:value="4030.989" calcext:value-type="float">
            <text:p>4030.989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22" calcext:value-type="float">
            <text:p>44.322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73.095" calcext:value-type="float">
            <text:p>-73.095</text:p>
          </table:table-cell>
          <table:table-cell office:value-type="float" office:value="508.08" calcext:value-type="float">
            <text:p>508.0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115" calcext:value-type="float">
            <text:p>1733.115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2944.462" calcext:value-type="float">
            <text:p>-2944.4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2.268" calcext:value-type="float">
            <text:p>412.268</text:p>
          </table:table-cell>
          <table:table-cell office:value-type="float" office:value="63.105" calcext:value-type="float">
            <text:p>63.105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856.664" calcext:value-type="float">
            <text:p>856.664</text:p>
          </table:table-cell>
          <table:table-cell office:value-type="float" office:value="2118.831" calcext:value-type="float">
            <text:p>2118.831</text:p>
          </table:table-cell>
          <table:table-cell office:value-type="float" office:value="-1294.294" calcext:value-type="float">
            <text:p>-1294.294</text:p>
          </table:table-cell>
          <table:table-cell office:value-type="float" office:value="5147.552" calcext:value-type="float">
            <text:p>5147.552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642.689" calcext:value-type="float">
            <text:p>6642.689</text:p>
          </table:table-cell>
          <table:table-cell office:value-type="float" office:value="609.44" calcext:value-type="float">
            <text:p>609.44</text:p>
          </table:table-cell>
          <table:table-cell office:value-type="float" office:value="6361.618" calcext:value-type="float">
            <text:p>6361.618</text:p>
          </table:table-cell>
          <table:table-cell office:value-type="float" office:value="3933.486" calcext:value-type="float">
            <text:p>3933.486</text:p>
          </table:table-cell>
          <table:table-cell office:value-type="float" office:value="5381.299" calcext:value-type="float">
            <text:p>5381.299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34.016" calcext:value-type="float">
            <text:p>6934.016</text:p>
          </table:table-cell>
          <table:table-cell office:value-type="float" office:value="634.972" calcext:value-type="float">
            <text:p>634.972</text:p>
          </table:table-cell>
          <table:table-cell office:value-type="float" office:value="6646.227" calcext:value-type="float">
            <text:p>6646.227</text:p>
          </table:table-cell>
          <table:table-cell office:value-type="float" office:value="4116.37" calcext:value-type="float">
            <text:p>4116.37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80.644" calcext:value-type="float">
            <text:p>80.644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34.452" calcext:value-type="float">
            <text:p>-134.452</text:p>
          </table:table-cell>
          <table:table-cell office:value-type="float" office:value="1784.793" calcext:value-type="float">
            <text:p>1784.793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6646.738" calcext:value-type="float">
            <text:p>6646.738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1456.188" calcext:value-type="float">
            <text:p>-11456.1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997" calcext:value-type="float">
            <text:p>296.997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725" calcext:value-type="float">
            <text:p>807.725</text:p>
          </table:table-cell>
          <table:table-cell office:value-type="float" office:value="1906.068" calcext:value-type="float">
            <text:p>1906.068</text:p>
          </table:table-cell>
          <table:table-cell office:value-type="float" office:value="-1312.075" calcext:value-type="float">
            <text:p>-1312.075</text:p>
          </table:table-cell>
          <table:table-cell office:value-type="float" office:value="5110.491" calcext:value-type="float">
            <text:p>5110.491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596.851" calcext:value-type="float">
            <text:p>596.851</text:p>
          </table:table-cell>
          <table:table-cell office:value-type="float" office:value="6299.48" calcext:value-type="float">
            <text:p>6299.48</text:p>
          </table:table-cell>
          <table:table-cell office:value-type="float" office:value="3921.502" calcext:value-type="float">
            <text:p>3921.502</text:p>
          </table:table-cell>
          <table:table-cell office:value-type="float" office:value="5343.342" calcext:value-type="float">
            <text:p>5343.342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29.201" calcext:value-type="float">
            <text:p>629.201</text:p>
          </table:table-cell>
          <table:table-cell office:value-type="float" office:value="6596.775" calcext:value-type="float">
            <text:p>6596.775</text:p>
          </table:table-cell>
          <table:table-cell office:value-type="float" office:value="4089.909" calcext:value-type="float">
            <text:p>4089.909</text:p>
          </table:table-cell>
          <table:table-cell office:value-type="float" office:value="15.307" calcext:value-type="float">
            <text:p>15.30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6" calcext:value-type="float">
            <text:p>77.8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.798" calcext:value-type="float">
            <text:p>-139.798</text:p>
          </table:table-cell>
          <table:table-cell office:value-type="float" office:value="1095.674" calcext:value-type="float">
            <text:p>1095.67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826" calcext:value-type="float">
            <text:p>7542.82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30.405" calcext:value-type="float">
            <text:p>-13930.4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6.731" calcext:value-type="float">
            <text:p>376.731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1.499" calcext:value-type="float">
            <text:p>921.499</text:p>
          </table:table-cell>
          <table:table-cell office:value-type="float" office:value="2212.451" calcext:value-type="float">
            <text:p>2212.451</text:p>
          </table:table-cell>
          <table:table-cell office:value-type="float" office:value="-1458.99" calcext:value-type="float">
            <text:p>-1458.99</text:p>
          </table:table-cell>
          <table:table-cell office:value-type="float" office:value="5091.138" calcext:value-type="float">
            <text:p>5091.13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25.795" calcext:value-type="float">
            <text:p>625.795</text:p>
          </table:table-cell>
          <table:table-cell office:value-type="float" office:value="6337.786" calcext:value-type="float">
            <text:p>6337.786</text:p>
          </table:table-cell>
          <table:table-cell office:value-type="float" office:value="3844.49" calcext:value-type="float">
            <text:p>3844.49</text:p>
          </table:table-cell>
          <table:table-cell office:value-type="float" office:value="5323.611" calcext:value-type="float">
            <text:p>5323.6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0.453" calcext:value-type="float">
            <text:p>660.453</text:p>
          </table:table-cell>
          <table:table-cell office:value-type="float" office:value="6639.302" calcext:value-type="float">
            <text:p>6639.302</text:p>
          </table:table-cell>
          <table:table-cell office:value-type="float" office:value="4007.92" calcext:value-type="float">
            <text:p>4007.92</text:p>
          </table:table-cell>
          <table:table-cell office:value-type="float" office:value="21.28" calcext:value-type="float">
            <text:p>21.28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27" calcext:value-type="float">
            <text:p>89.27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6.556" calcext:value-type="float">
            <text:p>-156.556</text:p>
          </table:table-cell>
          <table:table-cell office:value-type="float" office:value="1736.683" calcext:value-type="float">
            <text:p>1736.683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24.486" calcext:value-type="float">
            <text:p>8824.486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842.596" calcext:value-type="float">
            <text:p>-15842.5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974" calcext:value-type="float">
            <text:p>463.974</text:p>
          </table:table-cell>
          <table:table-cell office:value-type="float" office:value="60.946" calcext:value-type="float">
            <text:p>60.946</text:p>
          </table:table-cell>
          <table:table-cell office:value-type="float" office:value="16761.387" calcext:value-type="float">
            <text:p>16761.387</text:p>
          </table:table-cell>
          <table:table-cell office:value-type="float" office:value="1907.096" calcext:value-type="float">
            <text:p>1907.096</text:p>
          </table:table-cell>
          <table:table-cell office:value-type="float" office:value="4263.105" calcext:value-type="float">
            <text:p>4263.105</text:p>
          </table:table-cell>
          <table:table-cell office:value-type="float" office:value="-3335.156" calcext:value-type="float">
            <text:p>-3335.156</text:p>
          </table:table-cell>
          <table:table-cell office:value-type="float" office:value="5130.896" calcext:value-type="float">
            <text:p>5130.89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32.36" calcext:value-type="float">
            <text:p>632.36</text:p>
          </table:table-cell>
          <table:table-cell office:value-type="float" office:value="6390.622" calcext:value-type="float">
            <text:p>6390.622</text:p>
          </table:table-cell>
          <table:table-cell office:value-type="float" office:value="3871.169" calcext:value-type="float">
            <text:p>3871.169</text:p>
          </table:table-cell>
          <table:table-cell office:value-type="float" office:value="5366.584" calcext:value-type="float">
            <text:p>5366.584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68.854" calcext:value-type="float">
            <text:p>668.854</text:p>
          </table:table-cell>
          <table:table-cell office:value-type="float" office:value="6699.009" calcext:value-type="float">
            <text:p>6699.009</text:p>
          </table:table-cell>
          <table:table-cell office:value-type="float" office:value="4034.159" calcext:value-type="float">
            <text:p>4034.15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186.446" calcext:value-type="float">
            <text:p>186.446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40.086" calcext:value-type="float">
            <text:p>-340.086</text:p>
          </table:table-cell>
          <table:table-cell office:value-type="float" office:value="2596.404" calcext:value-type="float">
            <text:p>2596.404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8001.713" calcext:value-type="float">
            <text:p>18001.713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3264.847" calcext:value-type="float">
            <text:p>-33264.8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8.984" calcext:value-type="float">
            <text:p>348.984</text:p>
          </table:table-cell>
          <table:table-cell office:value-type="float" office:value="63.926" calcext:value-type="float">
            <text:p>63.926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9.419" calcext:value-type="float">
            <text:p>849.419</text:p>
          </table:table-cell>
          <table:table-cell office:value-type="float" office:value="2041.114" calcext:value-type="float">
            <text:p>2041.114</text:p>
          </table:table-cell>
          <table:table-cell office:value-type="float" office:value="-1343.146" calcext:value-type="float">
            <text:p>-1343.146</text:p>
          </table:table-cell>
          <table:table-cell office:value-type="float" office:value="5126.788" calcext:value-type="float">
            <text:p>5126.788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7.496" calcext:value-type="float">
            <text:p>587.496</text:p>
          </table:table-cell>
          <table:table-cell office:value-type="float" office:value="6297.14" calcext:value-type="float">
            <text:p>6297.14</text:p>
          </table:table-cell>
          <table:table-cell office:value-type="float" office:value="3956.436" calcext:value-type="float">
            <text:p>3956.436</text:p>
          </table:table-cell>
          <table:table-cell office:value-type="float" office:value="5360.971" calcext:value-type="float">
            <text:p>5360.971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7.487" calcext:value-type="float">
            <text:p>617.487</text:p>
          </table:table-cell>
          <table:table-cell office:value-type="float" office:value="6591.067" calcext:value-type="float">
            <text:p>6591.067</text:p>
          </table:table-cell>
          <table:table-cell office:value-type="float" office:value="4130.874" calcext:value-type="float">
            <text:p>4130.874</text:p>
          </table:table-cell>
          <table:table-cell office:value-type="float" office:value="19.987" calcext:value-type="float">
            <text:p>19.987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767" calcext:value-type="float">
            <text:p>80.767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40.909" calcext:value-type="float">
            <text:p>-140.909</text:p>
          </table:table-cell>
          <table:table-cell office:value-type="float" office:value="1502.001" calcext:value-type="float">
            <text:p>1502.00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63.116" calcext:value-type="float">
            <text:p>7463.116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3365.288" calcext:value-type="float">
            <text:p>-13365.2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43" calcext:value-type="float">
            <text:p>260.843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47" calcext:value-type="float">
            <text:p>404.47</text:p>
          </table:table-cell>
          <table:table-cell office:value-type="float" office:value="1066.588" calcext:value-type="float">
            <text:p>1066.588</text:p>
          </table:table-cell>
          <table:table-cell office:value-type="float" office:value="-544.903" calcext:value-type="float">
            <text:p>-544.903</text:p>
          </table:table-cell>
          <table:table-cell office:value-type="float" office:value="5135.442" calcext:value-type="float">
            <text:p>5135.442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2.872" calcext:value-type="float">
            <text:p>612.872</text:p>
          </table:table-cell>
          <table:table-cell office:value-type="float" office:value="6356.346" calcext:value-type="float">
            <text:p>6356.346</text:p>
          </table:table-cell>
          <table:table-cell office:value-type="float" office:value="3914.538" calcext:value-type="float">
            <text:p>3914.538</text:p>
          </table:table-cell>
          <table:table-cell office:value-type="float" office:value="5368.142" calcext:value-type="float">
            <text:p>5368.142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6.693" calcext:value-type="float">
            <text:p>646.693</text:p>
          </table:table-cell>
          <table:table-cell office:value-type="float" office:value="6656.421" calcext:value-type="float">
            <text:p>6656.421</text:p>
          </table:table-cell>
          <table:table-cell office:value-type="float" office:value="4079.863" calcext:value-type="float">
            <text:p>4079.863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65" calcext:value-type="float">
            <text:p>36.265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60.883" calcext:value-type="float">
            <text:p>-60.883</text:p>
          </table:table-cell>
          <table:table-cell office:value-type="float" office:value="737.423" calcext:value-type="float">
            <text:p>737.42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081" calcext:value-type="float">
            <text:p>3147.081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5531.884" calcext:value-type="float">
            <text:p>-5531.8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5.012" calcext:value-type="float">
            <text:p>335.012</text:p>
          </table:table-cell>
          <table:table-cell office:value-type="float" office:value="61.666" calcext:value-type="float">
            <text:p>61.666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3.159" calcext:value-type="float">
            <text:p>533.159</text:p>
          </table:table-cell>
          <table:table-cell office:value-type="float" office:value="1397.119" calcext:value-type="float">
            <text:p>1397.119</text:p>
          </table:table-cell>
          <table:table-cell office:value-type="float" office:value="-727.095" calcext:value-type="float">
            <text:p>-727.095</text:p>
          </table:table-cell>
          <table:table-cell office:value-type="float" office:value="5176.315" calcext:value-type="float">
            <text:p>5176.315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7.988" calcext:value-type="float">
            <text:p>587.988</text:p>
          </table:table-cell>
          <table:table-cell office:value-type="float" office:value="6347.648" calcext:value-type="float">
            <text:p>6347.648</text:p>
          </table:table-cell>
          <table:table-cell office:value-type="float" office:value="4004.982" calcext:value-type="float">
            <text:p>4004.982</text:p>
          </table:table-cell>
          <table:table-cell office:value-type="float" office:value="5411.737" calcext:value-type="float">
            <text:p>5411.737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8.113" calcext:value-type="float">
            <text:p>618.113</text:p>
          </table:table-cell>
          <table:table-cell office:value-type="float" office:value="6643.082" calcext:value-type="float">
            <text:p>6643.082</text:p>
          </table:table-cell>
          <table:table-cell office:value-type="float" office:value="4180.392" calcext:value-type="float">
            <text:p>4180.392</text:p>
          </table:table-cell>
          <table:table-cell office:value-type="float" office:value="19.147" calcext:value-type="float">
            <text:p>19.147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73" calcext:value-type="float">
            <text:p>50.573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81.601" calcext:value-type="float">
            <text:p>-81.601</text:p>
          </table:table-cell>
          <table:table-cell office:value-type="float" office:value="1421.024" calcext:value-type="float">
            <text:p>1421.0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1.7" calcext:value-type="float">
            <text:p>4621.7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7785.875" calcext:value-type="float">
            <text:p>-7785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9.38" calcext:value-type="float">
            <text:p>369.38</text:p>
          </table:table-cell>
          <table:table-cell office:value-type="float" office:value="60.156" calcext:value-type="float">
            <text:p>60.156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215" calcext:value-type="float">
            <text:p>586.215</text:p>
          </table:table-cell>
          <table:table-cell office:value-type="float" office:value="1537.181" calcext:value-type="float">
            <text:p>1537.181</text:p>
          </table:table-cell>
          <table:table-cell office:value-type="float" office:value="-798.42" calcext:value-type="float">
            <text:p>-798.42</text:p>
          </table:table-cell>
          <table:table-cell office:value-type="float" office:value="5195.615" calcext:value-type="float">
            <text:p>5195.61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7.361" calcext:value-type="float">
            <text:p>557.361</text:p>
          </table:table-cell>
          <table:table-cell office:value-type="float" office:value="6305.935" calcext:value-type="float">
            <text:p>6305.935</text:p>
          </table:table-cell>
          <table:table-cell office:value-type="float" office:value="4085.296" calcext:value-type="float">
            <text:p>4085.296</text:p>
          </table:table-cell>
          <table:table-cell office:value-type="float" office:value="5435.881" calcext:value-type="float">
            <text:p>5435.881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4.954" calcext:value-type="float">
            <text:p>584.954</text:p>
          </table:table-cell>
          <table:table-cell office:value-type="float" office:value="6601.169" calcext:value-type="float">
            <text:p>6601.169</text:p>
          </table:table-cell>
          <table:table-cell office:value-type="float" office:value="4270.593" calcext:value-type="float">
            <text:p>4270.593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74" calcext:value-type="float">
            <text:p>55.874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8.187" calcext:value-type="float">
            <text:p>-88.187</text:p>
          </table:table-cell>
          <table:table-cell office:value-type="float" office:value="1722.439" calcext:value-type="float">
            <text:p>1722.43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8.313" calcext:value-type="float">
            <text:p>5238.313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712.815" calcext:value-type="float">
            <text:p>-8712.8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1.946" calcext:value-type="float">
            <text:p>341.9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2643.064" calcext:value-type="float">
            <text:p>2643.064</text:p>
          </table:table-cell>
          <table:table-cell office:value-type="float" office:value="500.982" calcext:value-type="float">
            <text:p>500.982</text:p>
          </table:table-cell>
          <table:table-cell office:value-type="float" office:value="1339.954" calcext:value-type="float">
            <text:p>1339.954</text:p>
          </table:table-cell>
          <table:table-cell office:value-type="float" office:value="-656.062" calcext:value-type="float">
            <text:p>-656.062</text:p>
          </table:table-cell>
          <table:table-cell office:value-type="float" office:value="5230.299" calcext:value-type="float">
            <text:p>5230.299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13.199" calcext:value-type="float">
            <text:p>613.199</text:p>
          </table:table-cell>
          <table:table-cell office:value-type="float" office:value="6451.853" calcext:value-type="float">
            <text:p>6451.853</text:p>
          </table:table-cell>
          <table:table-cell office:value-type="float" office:value="4008.745" calcext:value-type="float">
            <text:p>4008.745</text:p>
          </table:table-cell>
          <table:table-cell office:value-type="float" office:value="5470.106" calcext:value-type="float">
            <text:p>5470.106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50.43" calcext:value-type="float">
            <text:p>650.43</text:p>
          </table:table-cell>
          <table:table-cell office:value-type="float" office:value="6765.829" calcext:value-type="float">
            <text:p>6765.829</text:p>
          </table:table-cell>
          <table:table-cell office:value-type="float" office:value="4174.383" calcext:value-type="float">
            <text:p>4174.383</text:p>
          </table:table-cell>
          <table:table-cell office:value-type="float" office:value="17.573" calcext:value-type="float">
            <text:p>17.57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46.487" calcext:value-type="float">
            <text:p>46.487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75.034" calcext:value-type="float">
            <text:p>-75.034</text:p>
          </table:table-cell>
          <table:table-cell office:value-type="float" office:value="856.639" calcext:value-type="float">
            <text:p>856.6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17.2" calcext:value-type="float">
            <text:p>3017.2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5153.931" calcext:value-type="float">
            <text:p>-5153.9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1.126" calcext:value-type="float">
            <text:p>301.126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711" calcext:value-type="float">
            <text:p>500.711</text:p>
          </table:table-cell>
          <table:table-cell office:value-type="float" office:value="1298.593" calcext:value-type="float">
            <text:p>1298.593</text:p>
          </table:table-cell>
          <table:table-cell office:value-type="float" office:value="-696.341" calcext:value-type="float">
            <text:p>-696.341</text:p>
          </table:table-cell>
          <table:table-cell office:value-type="float" office:value="5190.049" calcext:value-type="float">
            <text:p>5190.049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8.142" calcext:value-type="float">
            <text:p>598.142</text:p>
          </table:table-cell>
          <table:table-cell office:value-type="float" office:value="6381.609" calcext:value-type="float">
            <text:p>6381.609</text:p>
          </table:table-cell>
          <table:table-cell office:value-type="float" office:value="3998.488" calcext:value-type="float">
            <text:p>3998.488</text:p>
          </table:table-cell>
          <table:table-cell office:value-type="float" office:value="5428.777" calcext:value-type="float">
            <text:p>5428.777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8.474" calcext:value-type="float">
            <text:p>628.474</text:p>
          </table:table-cell>
          <table:table-cell office:value-type="float" office:value="6680.762" calcext:value-type="float">
            <text:p>6680.762</text:p>
          </table:table-cell>
          <table:table-cell office:value-type="float" office:value="4176.791" calcext:value-type="float">
            <text:p>4176.79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42" calcext:value-type="float">
            <text:p>47.0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8.085" calcext:value-type="float">
            <text:p>-78.085</text:p>
          </table:table-cell>
          <table:table-cell office:value-type="float" office:value="1206.965" calcext:value-type="float">
            <text:p>1206.96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542" calcext:value-type="float">
            <text:p>4620.5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997.627" calcext:value-type="float">
            <text:p>-7997.6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446" calcext:value-type="float">
            <text:p>229.446</text:p>
          </table:table-cell>
          <table:table-cell office:value-type="float" office:value="61.201" calcext:value-type="float">
            <text:p>61.201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479" calcext:value-type="float">
            <text:p>253.479</text:p>
          </table:table-cell>
          <table:table-cell office:value-type="float" office:value="734.402" calcext:value-type="float">
            <text:p>734.402</text:p>
          </table:table-cell>
          <table:table-cell office:value-type="float" office:value="-275.51" calcext:value-type="float">
            <text:p>-275.51</text:p>
          </table:table-cell>
          <table:table-cell office:value-type="float" office:value="5160.322" calcext:value-type="float">
            <text:p>5160.322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615" calcext:value-type="float">
            <text:p>567.615</text:p>
          </table:table-cell>
          <table:table-cell office:value-type="float" office:value="6291.069" calcext:value-type="float">
            <text:p>6291.069</text:p>
          </table:table-cell>
          <table:table-cell office:value-type="float" office:value="4029.576" calcext:value-type="float">
            <text:p>4029.576</text:p>
          </table:table-cell>
          <table:table-cell office:value-type="float" office:value="5400.817" calcext:value-type="float">
            <text:p>5400.817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6.252" calcext:value-type="float">
            <text:p>596.252</text:p>
          </table:table-cell>
          <table:table-cell office:value-type="float" office:value="6588.612" calcext:value-type="float">
            <text:p>6588.612</text:p>
          </table:table-cell>
          <table:table-cell office:value-type="float" office:value="4213.022" calcext:value-type="float">
            <text:p>4213.02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604" calcext:value-type="float">
            <text:p>22.604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37.23" calcext:value-type="float">
            <text:p>-37.23</text:p>
          </table:table-cell>
          <table:table-cell office:value-type="float" office:value="464.495" calcext:value-type="float">
            <text:p>464.49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4.771" calcext:value-type="float">
            <text:p>2264.771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4047.159" calcext:value-type="float">
            <text:p>-4047.15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761" calcext:value-type="float">
            <text:p>271.761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9.767" calcext:value-type="float">
            <text:p>289.767</text:p>
          </table:table-cell>
          <table:table-cell office:value-type="float" office:value="849.006" calcext:value-type="float">
            <text:p>849.006</text:p>
          </table:table-cell>
          <table:table-cell office:value-type="float" office:value="-305.484" calcext:value-type="float">
            <text:p>-305.484</text:p>
          </table:table-cell>
          <table:table-cell office:value-type="float" office:value="5183.12" calcext:value-type="float">
            <text:p>5183.12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82.392" calcext:value-type="float">
            <text:p>582.392</text:p>
          </table:table-cell>
          <table:table-cell office:value-type="float" office:value="6343.305" calcext:value-type="float">
            <text:p>6343.305</text:p>
          </table:table-cell>
          <table:table-cell office:value-type="float" office:value="4022.935" calcext:value-type="float">
            <text:p>4022.935</text:p>
          </table:table-cell>
          <table:table-cell office:value-type="float" office:value="5424.397" calcext:value-type="float">
            <text:p>5424.397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12.257" calcext:value-type="float">
            <text:p>612.257</text:p>
          </table:table-cell>
          <table:table-cell office:value-type="float" office:value="6644.077" calcext:value-type="float">
            <text:p>6644.077</text:p>
          </table:table-cell>
          <table:table-cell office:value-type="float" office:value="4204.718" calcext:value-type="float">
            <text:p>4204.718</text:p>
          </table:table-cell>
          <table:table-cell office:value-type="float" office:value="12.867" calcext:value-type="float">
            <text:p>12.8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7.05" calcext:value-type="float">
            <text:p>27.05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41.019" calcext:value-type="float">
            <text:p>-41.019</text:p>
          </table:table-cell>
          <table:table-cell office:value-type="float" office:value="763.896" calcext:value-type="float">
            <text:p>763.8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226.176" calcext:value-type="float">
            <text:p>2226.176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3670.875" calcext:value-type="float">
            <text:p>-3670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18.926" calcext:value-type="float">
            <text:p>918.926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6.85" calcext:value-type="float">
            <text:p>2726.85</text:p>
          </table:table-cell>
          <table:table-cell office:value-type="float" office:value="6351.089" calcext:value-type="float">
            <text:p>6351.089</text:p>
          </table:table-cell>
          <table:table-cell office:value-type="float" office:value="-4513.237" calcext:value-type="float">
            <text:p>-4513.237</text:p>
          </table:table-cell>
          <table:table-cell office:value-type="float" office:value="5200.886" calcext:value-type="float">
            <text:p>5200.886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454.911" calcext:value-type="float">
            <text:p>6454.911</text:p>
          </table:table-cell>
          <table:table-cell office:value-type="float" office:value="592.276" calcext:value-type="float">
            <text:p>592.276</text:p>
          </table:table-cell>
          <table:table-cell office:value-type="float" office:value="6380.759" calcext:value-type="float">
            <text:p>6380.759</text:p>
          </table:table-cell>
          <table:table-cell office:value-type="float" office:value="4021.012" calcext:value-type="float">
            <text:p>4021.012</text:p>
          </table:table-cell>
          <table:table-cell office:value-type="float" office:value="5440.666" calcext:value-type="float">
            <text:p>5440.666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748.647" calcext:value-type="float">
            <text:p>6748.647</text:p>
          </table:table-cell>
          <table:table-cell office:value-type="float" office:value="623.535" calcext:value-type="float">
            <text:p>623.535</text:p>
          </table:table-cell>
          <table:table-cell office:value-type="float" office:value="6682.811" calcext:value-type="float">
            <text:p>6682.811</text:p>
          </table:table-cell>
          <table:table-cell office:value-type="float" office:value="4198.521" calcext:value-type="float">
            <text:p>4198.521</text:p>
          </table:table-cell>
          <table:table-cell office:value-type="float" office:value="75.133" calcext:value-type="float">
            <text:p>75.133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66" calcext:value-type="float">
            <text:p>265.966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54.698" calcext:value-type="float">
            <text:p>-454.698</text:p>
          </table:table-cell>
          <table:table-cell office:value-type="float" office:value="7290.706" calcext:value-type="float">
            <text:p>7290.706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35.885" calcext:value-type="float">
            <text:p>27635.885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7762.8" calcext:value-type="float">
            <text:p>-47762.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93.559" calcext:value-type="float">
            <text:p>593.559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838" calcext:value-type="float">
            <text:p>1732.838</text:p>
          </table:table-cell>
          <table:table-cell office:value-type="float" office:value="4045.549" calcext:value-type="float">
            <text:p>4045.549</text:p>
          </table:table-cell>
          <table:table-cell office:value-type="float" office:value="-2858.431" calcext:value-type="float">
            <text:p>-2858.431</text:p>
          </table:table-cell>
          <table:table-cell office:value-type="float" office:value="5226.292" calcext:value-type="float">
            <text:p>5226.292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603.018" calcext:value-type="float">
            <text:p>603.018</text:p>
          </table:table-cell>
          <table:table-cell office:value-type="float" office:value="6427.565" calcext:value-type="float">
            <text:p>6427.565</text:p>
          </table:table-cell>
          <table:table-cell office:value-type="float" office:value="4025.018" calcext:value-type="float">
            <text:p>4025.018</text:p>
          </table:table-cell>
          <table:table-cell office:value-type="float" office:value="5465.699" calcext:value-type="float">
            <text:p>5465.699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35.673" calcext:value-type="float">
            <text:p>635.673</text:p>
          </table:table-cell>
          <table:table-cell office:value-type="float" office:value="6732.024" calcext:value-type="float">
            <text:p>6732.024</text:p>
          </table:table-cell>
          <table:table-cell office:value-type="float" office:value="4199.374" calcext:value-type="float">
            <text:p>4199.374</text:p>
          </table:table-cell>
          <table:table-cell office:value-type="float" office:value="42.36" calcext:value-type="float">
            <text:p>42.36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39" calcext:value-type="float">
            <text:p>166.939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90.199" calcext:value-type="float">
            <text:p>-290.199</text:p>
          </table:table-cell>
          <table:table-cell office:value-type="float" office:value="3367.931" calcext:value-type="float">
            <text:p>3367.931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83.287" calcext:value-type="float">
            <text:p>13183.287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2894.524" calcext:value-type="float">
            <text:p>-22894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1.851" calcext:value-type="float">
            <text:p>351.851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38" calcext:value-type="float">
            <text:p>939.38</text:p>
          </table:table-cell>
          <table:table-cell office:value-type="float" office:value="2223.192" calcext:value-type="float">
            <text:p>2223.192</text:p>
          </table:table-cell>
          <table:table-cell office:value-type="float" office:value="-1519.49" calcext:value-type="float">
            <text:p>-1519.49</text:p>
          </table:table-cell>
          <table:table-cell office:value-type="float" office:value="5210.28" calcext:value-type="float">
            <text:p>5210.28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57.643" calcext:value-type="float">
            <text:p>557.643</text:p>
          </table:table-cell>
          <table:table-cell office:value-type="float" office:value="6321.162" calcext:value-type="float">
            <text:p>6321.162</text:p>
          </table:table-cell>
          <table:table-cell office:value-type="float" office:value="4099.397" calcext:value-type="float">
            <text:p>4099.397</text:p>
          </table:table-cell>
          <table:table-cell office:value-type="float" office:value="5448.997" calcext:value-type="float">
            <text:p>5448.997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91.736" calcext:value-type="float">
            <text:p>591.736</text:p>
          </table:table-cell>
          <table:table-cell office:value-type="float" office:value="6627.796" calcext:value-type="float">
            <text:p>6627.796</text:p>
          </table:table-cell>
          <table:table-cell office:value-type="float" office:value="4270.199" calcext:value-type="float">
            <text:p>4270.199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8.489" calcext:value-type="float">
            <text:p>468.489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89.258" calcext:value-type="float">
            <text:p>889.258</text:p>
          </table:table-cell>
          <table:table-cell office:value-type="float" office:value="2239.982" calcext:value-type="float">
            <text:p>2239.982</text:p>
          </table:table-cell>
          <table:table-cell office:value-type="float" office:value="-1303.003" calcext:value-type="float">
            <text:p>-1303.003</text:p>
          </table:table-cell>
          <table:table-cell office:value-type="float" office:value="5233.404" calcext:value-type="float">
            <text:p>5233.404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6.934" calcext:value-type="float">
            <text:p>526.934</text:p>
          </table:table-cell>
          <table:table-cell office:value-type="float" office:value="6283.112" calcext:value-type="float">
            <text:p>6283.112</text:p>
          </table:table-cell>
          <table:table-cell office:value-type="float" office:value="4183.697" calcext:value-type="float">
            <text:p>4183.697</text:p>
          </table:table-cell>
          <table:table-cell office:value-type="float" office:value="5477.09" calcext:value-type="float">
            <text:p>5477.09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7.175" calcext:value-type="float">
            <text:p>557.175</text:p>
          </table:table-cell>
          <table:table-cell office:value-type="float" office:value="6587.04" calcext:value-type="float">
            <text:p>6587.04</text:p>
          </table:table-cell>
          <table:table-cell office:value-type="float" office:value="4367.14" calcext:value-type="float">
            <text:p>4367.14</text:p>
          </table:table-cell>
          <table:table-cell office:value-type="float" office:value="30.293" calcext:value-type="float">
            <text:p>30.29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111" calcext:value-type="float">
            <text:p>83.111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35.273" calcext:value-type="float">
            <text:p>-135.273</text:p>
          </table:table-cell>
          <table:table-cell office:value-type="float" office:value="2035.641" calcext:value-type="float">
            <text:p>2035.64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2.489" calcext:value-type="float">
            <text:p>6262.489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0439.876" calcext:value-type="float">
            <text:p>-10439.87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4.633" calcext:value-type="float">
            <text:p>344.633</text:p>
          </table:table-cell>
          <table:table-cell office:value-type="float" office:value="61.134" calcext:value-type="float">
            <text:p>61.134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05.907" calcext:value-type="float">
            <text:p>605.907</text:p>
          </table:table-cell>
          <table:table-cell office:value-type="float" office:value="1551.662" calcext:value-type="float">
            <text:p>1551.662</text:p>
          </table:table-cell>
          <table:table-cell office:value-type="float" office:value="-862.395" calcext:value-type="float">
            <text:p>-862.395</text:p>
          </table:table-cell>
          <table:table-cell office:value-type="float" office:value="5277.038" calcext:value-type="float">
            <text:p>5277.038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596.22" calcext:value-type="float">
            <text:p>596.22</text:p>
          </table:table-cell>
          <table:table-cell office:value-type="float" office:value="6464.77" calcext:value-type="float">
            <text:p>6464.77</text:p>
          </table:table-cell>
          <table:table-cell office:value-type="float" office:value="4089.307" calcext:value-type="float">
            <text:p>4089.307</text:p>
          </table:table-cell>
          <table:table-cell office:value-type="float" office:value="5520.947" calcext:value-type="float">
            <text:p>5520.947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27.248" calcext:value-type="float">
            <text:p>627.248</text:p>
          </table:table-cell>
          <table:table-cell office:value-type="float" office:value="6770.489" calcext:value-type="float">
            <text:p>6770.489</text:p>
          </table:table-cell>
          <table:table-cell office:value-type="float" office:value="4271.405" calcext:value-type="float">
            <text:p>4271.405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7.536" calcext:value-type="float">
            <text:p>57.536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94.417" calcext:value-type="float">
            <text:p>-94.417</text:p>
          </table:table-cell>
          <table:table-cell office:value-type="float" office:value="1008.763" calcext:value-type="float">
            <text:p>1008.76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892.783" calcext:value-type="float">
            <text:p>2892.783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4753.957" calcext:value-type="float">
            <text:p>-4753.9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359" calcext:value-type="float">
            <text:p>601.359</text:p>
          </table:table-cell>
          <table:table-cell office:value-type="float" office:value="1508.437" calcext:value-type="float">
            <text:p>1508.437</text:p>
          </table:table-cell>
          <table:table-cell office:value-type="float" office:value="-887.499" calcext:value-type="float">
            <text:p>-887.499</text:p>
          </table:table-cell>
          <table:table-cell office:value-type="float" office:value="5283.557" calcext:value-type="float">
            <text:p>5283.55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1.125" calcext:value-type="float">
            <text:p>571.125</text:p>
          </table:table-cell>
          <table:table-cell office:value-type="float" office:value="6421.297" calcext:value-type="float">
            <text:p>6421.297</text:p>
          </table:table-cell>
          <table:table-cell office:value-type="float" office:value="4145.817" calcext:value-type="float">
            <text:p>4145.817</text:p>
          </table:table-cell>
          <table:table-cell office:value-type="float" office:value="5528.741" calcext:value-type="float">
            <text:p>5528.74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2.513" calcext:value-type="float">
            <text:p>602.513</text:p>
          </table:table-cell>
          <table:table-cell office:value-type="float" office:value="6729.009" calcext:value-type="float">
            <text:p>6729.009</text:p>
          </table:table-cell>
          <table:table-cell office:value-type="float" office:value="4328.472" calcext:value-type="float">
            <text:p>4328.472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77" calcext:value-type="float">
            <text:p>56.97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5.984" calcext:value-type="float">
            <text:p>-95.984</text:p>
          </table:table-cell>
          <table:table-cell office:value-type="float" office:value="1258.787" calcext:value-type="float">
            <text:p>1258.78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07" calcext:value-type="float">
            <text:p>5328.0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355.272" calcext:value-type="float">
            <text:p>-9355.2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147" calcext:value-type="float">
            <text:p>417.147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225" calcext:value-type="float">
            <text:p>1098.225</text:p>
          </table:table-cell>
          <table:table-cell office:value-type="float" office:value="2604.924" calcext:value-type="float">
            <text:p>2604.924</text:p>
          </table:table-cell>
          <table:table-cell office:value-type="float" office:value="-1770.63" calcext:value-type="float">
            <text:p>-1770.63</text:p>
          </table:table-cell>
          <table:table-cell office:value-type="float" office:value="5294.824" calcext:value-type="float">
            <text:p>5294.824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6.627" calcext:value-type="float">
            <text:p>536.627</text:p>
          </table:table-cell>
          <table:table-cell office:value-type="float" office:value="6363.839" calcext:value-type="float">
            <text:p>6363.839</text:p>
          </table:table-cell>
          <table:table-cell office:value-type="float" office:value="4225.809" calcext:value-type="float">
            <text:p>4225.809</text:p>
          </table:table-cell>
          <table:table-cell office:value-type="float" office:value="5536.941" calcext:value-type="float">
            <text:p>5536.941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51" calcext:value-type="float">
            <text:p>564.51</text:p>
          </table:table-cell>
          <table:table-cell office:value-type="float" office:value="6661.502" calcext:value-type="float">
            <text:p>6661.502</text:p>
          </table:table-cell>
          <table:table-cell office:value-type="float" office:value="4412.38" calcext:value-type="float">
            <text:p>4412.38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93" calcext:value-type="float">
            <text:p>105.293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3.554" calcext:value-type="float">
            <text:p>-183.554</text:p>
          </table:table-cell>
          <table:table-cell office:value-type="float" office:value="1898.115" calcext:value-type="float">
            <text:p>1898.115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6.5" calcext:value-type="float">
            <text:p>10096.5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215.143" calcext:value-type="float">
            <text:p>-18215.1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524" calcext:value-type="float">
            <text:p>319.524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519.263" calcext:value-type="float">
            <text:p>519.263</text:p>
          </table:table-cell>
          <table:table-cell office:value-type="float" office:value="1353.949" calcext:value-type="float">
            <text:p>1353.949</text:p>
          </table:table-cell>
          <table:table-cell office:value-type="float" office:value="-714.901" calcext:value-type="float">
            <text:p>-714.901</text:p>
          </table:table-cell>
          <table:table-cell office:value-type="float" office:value="5285.999" calcext:value-type="float">
            <text:p>5285.999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8.775" calcext:value-type="float">
            <text:p>518.775</text:p>
          </table:table-cell>
          <table:table-cell office:value-type="float" office:value="6319.452" calcext:value-type="float">
            <text:p>6319.452</text:p>
          </table:table-cell>
          <table:table-cell office:value-type="float" office:value="4252.547" calcext:value-type="float">
            <text:p>4252.547</text:p>
          </table:table-cell>
          <table:table-cell office:value-type="float" office:value="5530.724" calcext:value-type="float">
            <text:p>5530.724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46.205" calcext:value-type="float">
            <text:p>546.205</text:p>
          </table:table-cell>
          <table:table-cell office:value-type="float" office:value="6618.82" calcext:value-type="float">
            <text:p>6618.82</text:p>
          </table:table-cell>
          <table:table-cell office:value-type="float" office:value="4442.627" calcext:value-type="float">
            <text:p>4442.627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9.103" calcext:value-type="float">
            <text:p>49.103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1.059" calcext:value-type="float">
            <text:p>-81.059</text:p>
          </table:table-cell>
          <table:table-cell office:value-type="float" office:value="1180.108" calcext:value-type="float">
            <text:p>1180.108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38.474" calcext:value-type="float">
            <text:p>4638.474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060.207" calcext:value-type="float">
            <text:p>-8060.2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81" calcext:value-type="float">
            <text:p>279.581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08" calcext:value-type="float">
            <text:p>662.308</text:p>
          </table:table-cell>
          <table:table-cell office:value-type="float" office:value="1598.966" calcext:value-type="float">
            <text:p>1598.966</text:p>
          </table:table-cell>
          <table:table-cell office:value-type="float" office:value="-1039.804" calcext:value-type="float">
            <text:p>-1039.804</text:p>
          </table:table-cell>
          <table:table-cell office:value-type="float" office:value="5237.756" calcext:value-type="float">
            <text:p>5237.756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506.51" calcext:value-type="float">
            <text:p>506.51</text:p>
          </table:table-cell>
          <table:table-cell office:value-type="float" office:value="6246.775" calcext:value-type="float">
            <text:p>6246.775</text:p>
          </table:table-cell>
          <table:table-cell office:value-type="float" office:value="4228.738" calcext:value-type="float">
            <text:p>4228.738</text:p>
          </table:table-cell>
          <table:table-cell office:value-type="float" office:value="5478.304" calcext:value-type="float">
            <text:p>5478.304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33.023" calcext:value-type="float">
            <text:p>533.023</text:p>
          </table:table-cell>
          <table:table-cell office:value-type="float" office:value="6540.14" calcext:value-type="float">
            <text:p>6540.14</text:p>
          </table:table-cell>
          <table:table-cell office:value-type="float" office:value="4416.468" calcext:value-type="float">
            <text:p>4416.468</text:p>
          </table:table-cell>
          <table:table-cell office:value-type="float" office:value="13.133" calcext:value-type="float">
            <text:p>13.133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5" calcext:value-type="float">
            <text:p>63.89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14.152" calcext:value-type="float">
            <text:p>-114.152</text:p>
          </table:table-cell>
          <table:table-cell office:value-type="float" office:value="1099.869" calcext:value-type="float">
            <text:p>1099.86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425" calcext:value-type="float">
            <text:p>6696.42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2240.093" calcext:value-type="float">
            <text:p>-12240.0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COIN-TOSS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CT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CT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97.928" calcext:value-type="float">
            <text:p>97.928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328.204" calcext:value-type="float">
            <text:p>328.204</text:p>
          </table:table-cell>
          <table:table-cell office:value-type="float" office:value="-132.348" calcext:value-type="float">
            <text:p>-132.348</text:p>
          </table:table-cell>
          <table:table-cell office:value-type="float" office:value="4200.54" calcext:value-type="float">
            <text:p>4200.5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0.988" calcext:value-type="float">
            <text:p>1470.988</text:p>
          </table:table-cell>
          <table:table-cell office:value-type="float" office:value="7130.898" calcext:value-type="float">
            <text:p>7130.898</text:p>
          </table:table-cell>
          <table:table-cell office:value-type="float" office:value="1270.181" calcext:value-type="float">
            <text:p>1270.181</text:p>
          </table:table-cell>
          <table:table-cell office:value-type="float" office:value="4383.176" calcext:value-type="float">
            <text:p>4383.17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72" calcext:value-type="float">
            <text:p>1556.072</text:p>
          </table:table-cell>
          <table:table-cell office:value-type="float" office:value="7483.03" calcext:value-type="float">
            <text:p>7483.03</text:p>
          </table:table-cell>
          <table:table-cell office:value-type="float" office:value="1283.322" calcext:value-type="float">
            <text:p>1283.322</text:p>
          </table:table-cell>
          <table:table-cell office:value-type="float" office:value="3.267" calcext:value-type="float">
            <text:p>3.26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263" calcext:value-type="float">
            <text:p>7.26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11.203" calcext:value-type="float">
            <text:p>-11.203</text:p>
          </table:table-cell>
          <table:table-cell office:value-type="float" office:value="11.537" calcext:value-type="float">
            <text:p>11.5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.683" calcext:value-type="float">
            <text:p>38.68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65.524" calcext:value-type="float">
            <text:p>-65.524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88.789" calcext:value-type="float">
            <text:p>88.789</text:p>
          </table:table-cell>
          <table:table-cell office:value-type="float" office:value="0" calcext:value-type="float">
            <text:p>0</text:p>
          </table:table-cell>
          <table:table-cell office:value-type="float" office:value="660.533" calcext:value-type="float">
            <text:p>660.533</text:p>
          </table:table-cell>
          <table:table-cell office:value-type="float" office:value="124.971" calcext:value-type="float">
            <text:p>124.971</text:p>
          </table:table-cell>
          <table:table-cell office:value-type="float" office:value="337.744" calcext:value-type="float">
            <text:p>337.744</text:p>
          </table:table-cell>
          <table:table-cell office:value-type="float" office:value="-160.166" calcext:value-type="float">
            <text:p>-160.166</text:p>
          </table:table-cell>
          <table:table-cell office:value-type="float" office:value="4297.907" calcext:value-type="float">
            <text:p>4297.90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399.505" calcext:value-type="float">
            <text:p>1399.505</text:p>
          </table:table-cell>
          <table:table-cell office:value-type="float" office:value="7085.864" calcext:value-type="float">
            <text:p>7085.864</text:p>
          </table:table-cell>
          <table:table-cell office:value-type="float" office:value="1509.95" calcext:value-type="float">
            <text:p>1509.95</text:p>
          </table:table-cell>
          <table:table-cell office:value-type="float" office:value="4481.223" calcext:value-type="float">
            <text:p>4481.223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7420.391" calcext:value-type="float">
            <text:p>7420.391</text:p>
          </table:table-cell>
          <table:table-cell office:value-type="float" office:value="1542.055" calcext:value-type="float">
            <text:p>1542.055</text:p>
          </table:table-cell>
          <table:table-cell office:value-type="float" office:value="5.627" calcext:value-type="float">
            <text:p>5.62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9.368" calcext:value-type="float">
            <text:p>19.368</text:p>
          </table:table-cell>
          <table:table-cell office:value-type="float" office:value="75.782" calcext:value-type="float">
            <text:p>75.782</text:p>
          </table:table-cell>
          <table:table-cell office:value-type="float" office:value="-32.956" calcext:value-type="float">
            <text:p>-32.956</text:p>
          </table:table-cell>
          <table:table-cell office:value-type="float" office:value="6.588" calcext:value-type="float">
            <text:p>6.5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.734" calcext:value-type="float">
            <text:p>34.734</text:p>
          </table:table-cell>
          <table:table-cell office:value-type="float" office:value="75.782" calcext:value-type="float">
            <text:p>75.782</text:p>
          </table:table-cell>
          <table:table-cell office:value-type="float" office:value="-62.607" calcext:value-type="float">
            <text:p>-62.60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17.235" calcext:value-type="float">
            <text:p>117.235</text:p>
          </table:table-cell>
          <table:table-cell office:value-type="float" office:value="0" calcext:value-type="float">
            <text:p>0</text:p>
          </table:table-cell>
          <table:table-cell office:value-type="float" office:value="853.39" calcext:value-type="float">
            <text:p>853.39</text:p>
          </table:table-cell>
          <table:table-cell office:value-type="float" office:value="164.967" calcext:value-type="float">
            <text:p>164.967</text:p>
          </table:table-cell>
          <table:table-cell office:value-type="float" office:value="445.865" calcext:value-type="float">
            <text:p>445.865</text:p>
          </table:table-cell>
          <table:table-cell office:value-type="float" office:value="-211.396" calcext:value-type="float">
            <text:p>-211.396</text:p>
          </table:table-cell>
          <table:table-cell office:value-type="float" office:value="4306.736" calcext:value-type="float">
            <text:p>4306.73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40.292" calcext:value-type="float">
            <text:p>1340.292</text:p>
          </table:table-cell>
          <table:table-cell office:value-type="float" office:value="6976.735" calcext:value-type="float">
            <text:p>6976.735</text:p>
          </table:table-cell>
          <table:table-cell office:value-type="float" office:value="1636.737" calcext:value-type="float">
            <text:p>1636.737</text:p>
          </table:table-cell>
          <table:table-cell office:value-type="float" office:value="4491.848" calcext:value-type="float">
            <text:p>4491.84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10.705" calcext:value-type="float">
            <text:p>1410.705</text:p>
          </table:table-cell>
          <table:table-cell office:value-type="float" office:value="7302.117" calcext:value-type="float">
            <text:p>7302.117</text:p>
          </table:table-cell>
          <table:table-cell office:value-type="float" office:value="1681.579" calcext:value-type="float">
            <text:p>1681.579</text:p>
          </table:table-cell>
          <table:table-cell office:value-type="float" office:value="6.307" calcext:value-type="float">
            <text:p>6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.793" calcext:value-type="float">
            <text:p>14.793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23.162" calcext:value-type="float">
            <text:p>-23.162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4.637" calcext:value-type="float">
            <text:p>74.637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127.055" calcext:value-type="float">
            <text:p>-127.055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0" calcext:value-type="float">
            <text:p>0</text:p>
          </table:table-cell>
          <table:table-cell office:value-type="float" office:value="576.052" calcext:value-type="float">
            <text:p>576.052</text:p>
          </table:table-cell>
          <table:table-cell office:value-type="float" office:value="103.48" calcext:value-type="float">
            <text:p>103.48</text:p>
          </table:table-cell>
          <table:table-cell office:value-type="float" office:value="282.404" calcext:value-type="float">
            <text:p>282.404</text:p>
          </table:table-cell>
          <table:table-cell office:value-type="float" office:value="-129.883" calcext:value-type="float">
            <text:p>-129.883</text:p>
          </table:table-cell>
          <table:table-cell office:value-type="float" office:value="4290.138" calcext:value-type="float">
            <text:p>4290.13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9.303" calcext:value-type="float">
            <text:p>1279.303</text:p>
          </table:table-cell>
          <table:table-cell office:value-type="float" office:value="6838.641" calcext:value-type="float">
            <text:p>6838.641</text:p>
          </table:table-cell>
          <table:table-cell office:value-type="float" office:value="1741.635" calcext:value-type="float">
            <text:p>1741.635</text:p>
          </table:table-cell>
          <table:table-cell office:value-type="float" office:value="4472.894" calcext:value-type="float">
            <text:p>4472.894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8.371" calcext:value-type="float">
            <text:p>1348.371</text:p>
          </table:table-cell>
          <table:table-cell office:value-type="float" office:value="7158.986" calcext:value-type="float">
            <text:p>7158.986</text:p>
          </table:table-cell>
          <table:table-cell office:value-type="float" office:value="1786.803" calcext:value-type="float">
            <text:p>1786.803</text:p>
          </table:table-cell>
          <table:table-cell office:value-type="float" office:value="6.467" calcext:value-type="float">
            <text:p>6.46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8.512" calcext:value-type="float">
            <text:p>18.512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0.412" calcext:value-type="float">
            <text:p>-30.412</text:p>
          </table:table-cell>
          <table:table-cell office:value-type="float" office:value="39.573" calcext:value-type="float">
            <text:p>39.57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3.846" calcext:value-type="float">
            <text:p>183.846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26.667" calcext:value-type="float">
            <text:p>-326.6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67.734" calcext:value-type="float">
            <text:p>67.734</text:p>
          </table:table-cell>
          <table:table-cell office:value-type="float" office:value="0" calcext:value-type="float">
            <text:p>0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99.723" calcext:value-type="float">
            <text:p>99.723</text:p>
          </table:table-cell>
          <table:table-cell office:value-type="float" office:value="266.393" calcext:value-type="float">
            <text:p>266.393</text:p>
          </table:table-cell>
          <table:table-cell office:value-type="float" office:value="-130.925" calcext:value-type="float">
            <text:p>-130.925</text:p>
          </table:table-cell>
          <table:table-cell office:value-type="float" office:value="4268.271" calcext:value-type="float">
            <text:p>4268.271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774.249" calcext:value-type="float">
            <text:p>6774.249</text:p>
          </table:table-cell>
          <table:table-cell office:value-type="float" office:value="1251.165" calcext:value-type="float">
            <text:p>1251.165</text:p>
          </table:table-cell>
          <table:table-cell office:value-type="float" office:value="6760.72" calcext:value-type="float">
            <text:p>6760.72</text:p>
          </table:table-cell>
          <table:table-cell office:value-type="float" office:value="1775.822" calcext:value-type="float">
            <text:p>1775.822</text:p>
          </table:table-cell>
          <table:table-cell office:value-type="float" office:value="4458.859" calcext:value-type="float">
            <text:p>4458.859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69.149" calcext:value-type="float">
            <text:p>7069.149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7093.589" calcext:value-type="float">
            <text:p>7093.589</text:p>
          </table:table-cell>
          <table:table-cell office:value-type="float" office:value="1824.13" calcext:value-type="float">
            <text:p>1824.13</text:p>
          </table:table-cell>
          <table:table-cell office:value-type="float" office:value="5.253" calcext:value-type="float">
            <text:p>5.25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.174" calcext:value-type="float">
            <text:p>21.174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36.927" calcext:value-type="float">
            <text:p>-36.92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8.923" calcext:value-type="float">
            <text:p>78.923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140.412" calcext:value-type="float">
            <text:p>-140.412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87.035" calcext:value-type="float">
            <text:p>87.035</text:p>
          </table:table-cell>
          <table:table-cell office:value-type="float" office:value="0" calcext:value-type="float">
            <text:p>0</text:p>
          </table:table-cell>
          <table:table-cell office:value-type="float" office:value="506.691" calcext:value-type="float">
            <text:p>506.691</text:p>
          </table:table-cell>
          <table:table-cell office:value-type="float" office:value="110.753" calcext:value-type="float">
            <text:p>110.753</text:p>
          </table:table-cell>
          <table:table-cell office:value-type="float" office:value="307.667" calcext:value-type="float">
            <text:p>307.667</text:p>
          </table:table-cell>
          <table:table-cell office:value-type="float" office:value="-133.597" calcext:value-type="float">
            <text:p>-133.597</text:p>
          </table:table-cell>
          <table:table-cell office:value-type="float" office:value="4268.246" calcext:value-type="float">
            <text:p>4268.246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29.933" calcext:value-type="float">
            <text:p>1229.933</text:p>
          </table:table-cell>
          <table:table-cell office:value-type="float" office:value="6718.398" calcext:value-type="float">
            <text:p>6718.398</text:p>
          </table:table-cell>
          <table:table-cell office:value-type="float" office:value="1818.094" calcext:value-type="float">
            <text:p>1818.094</text:p>
          </table:table-cell>
          <table:table-cell office:value-type="float" office:value="4450.428" calcext:value-type="float">
            <text:p>4450.428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292.043" calcext:value-type="float">
            <text:p>1292.043</text:p>
          </table:table-cell>
          <table:table-cell office:value-type="float" office:value="7024.31" calcext:value-type="float">
            <text:p>7024.31</text:p>
          </table:table-cell>
          <table:table-cell office:value-type="float" office:value="1876.547" calcext:value-type="float">
            <text:p>1876.547</text:p>
          </table:table-cell>
          <table:table-cell office:value-type="float" office:value="5.653" calcext:value-type="float">
            <text:p>5.65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.569" calcext:value-type="float">
            <text:p>13.569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21.378" calcext:value-type="float">
            <text:p>-21.378</text:p>
          </table:table-cell>
          <table:table-cell office:value-type="float" office:value="25.841" calcext:value-type="float">
            <text:p>25.8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3.457" calcext:value-type="float">
            <text:p>73.457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120.493" calcext:value-type="float">
            <text:p>-120.4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78.382" calcext:value-type="float">
            <text:p>178.382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2.843" calcext:value-type="float">
            <text:p>652.843</text:p>
          </table:table-cell>
          <table:table-cell office:value-type="float" office:value="1478.913" calcext:value-type="float">
            <text:p>1478.913</text:p>
          </table:table-cell>
          <table:table-cell office:value-type="float" office:value="-1122.149" calcext:value-type="float">
            <text:p>-1122.149</text:p>
          </table:table-cell>
          <table:table-cell office:value-type="float" office:value="4266.796" calcext:value-type="float">
            <text:p>4266.79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38.451" calcext:value-type="float">
            <text:p>1238.451</text:p>
          </table:table-cell>
          <table:table-cell office:value-type="float" office:value="6733.916" calcext:value-type="float">
            <text:p>6733.916</text:p>
          </table:table-cell>
          <table:table-cell office:value-type="float" office:value="1799.675" calcext:value-type="float">
            <text:p>1799.675</text:p>
          </table:table-cell>
          <table:table-cell office:value-type="float" office:value="4456.556" calcext:value-type="float">
            <text:p>4456.556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02.409" calcext:value-type="float">
            <text:p>1302.409</text:p>
          </table:table-cell>
          <table:table-cell office:value-type="float" office:value="7051.087" calcext:value-type="float">
            <text:p>7051.087</text:p>
          </table:table-cell>
          <table:table-cell office:value-type="float" office:value="1862.025" calcext:value-type="float">
            <text:p>1862.025</text:p>
          </table:table-cell>
          <table:table-cell office:value-type="float" office:value="10.947" calcext:value-type="float">
            <text:p>10.947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7.443" calcext:value-type="float">
            <text:p>57.443</text:p>
          </table:table-cell>
          <table:table-cell office:value-type="float" office:value="645.53" calcext:value-type="float">
            <text:p>645.53</text:p>
          </table:table-cell>
          <table:table-cell office:value-type="float" office:value="-103.486" calcext:value-type="float">
            <text:p>-103.486</text:p>
          </table:table-cell>
          <table:table-cell office:value-type="float" office:value="62.04" calcext:value-type="float">
            <text:p>62.0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292.901" calcext:value-type="float">
            <text:p>292.901</text:p>
          </table:table-cell>
          <table:table-cell office:value-type="float" office:value="645.53" calcext:value-type="float">
            <text:p>645.53</text:p>
          </table:table-cell>
          <table:table-cell office:value-type="float" office:value="-521.449" calcext:value-type="float">
            <text:p>-521.449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14.187" calcext:value-type="float">
            <text:p>114.187</text:p>
          </table:table-cell>
          <table:table-cell office:value-type="float" office:value="0" calcext:value-type="float">
            <text:p>0</text:p>
          </table:table-cell>
          <table:table-cell office:value-type="float" office:value="952.005" calcext:value-type="float">
            <text:p>952.005</text:p>
          </table:table-cell>
          <table:table-cell office:value-type="float" office:value="160.318" calcext:value-type="float">
            <text:p>160.318</text:p>
          </table:table-cell>
          <table:table-cell office:value-type="float" office:value="433.557" calcext:value-type="float">
            <text:p>433.557</text:p>
          </table:table-cell>
          <table:table-cell office:value-type="float" office:value="-205.184" calcext:value-type="float">
            <text:p>-205.184</text:p>
          </table:table-cell>
          <table:table-cell office:value-type="float" office:value="4273.231" calcext:value-type="float">
            <text:p>4273.231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34.775" calcext:value-type="float">
            <text:p>6834.775</text:p>
          </table:table-cell>
          <table:table-cell office:value-type="float" office:value="1226.028" calcext:value-type="float">
            <text:p>1226.028</text:p>
          </table:table-cell>
          <table:table-cell office:value-type="float" office:value="6715.603" calcext:value-type="float">
            <text:p>6715.603</text:p>
          </table:table-cell>
          <table:table-cell office:value-type="float" office:value="1830.859" calcext:value-type="float">
            <text:p>1830.859</text:p>
          </table:table-cell>
          <table:table-cell office:value-type="float" office:value="4459.397" calcext:value-type="float">
            <text:p>4459.397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41.207" calcext:value-type="float">
            <text:p>7141.207</text:p>
          </table:table-cell>
          <table:table-cell office:value-type="float" office:value="1292.624" calcext:value-type="float">
            <text:p>1292.624</text:p>
          </table:table-cell>
          <table:table-cell office:value-type="float" office:value="7034.436" calcext:value-type="float">
            <text:p>7034.436</text:p>
          </table:table-cell>
          <table:table-cell office:value-type="float" office:value="1884.359" calcext:value-type="float">
            <text:p>1884.359</text:p>
          </table:table-cell>
          <table:table-cell office:value-type="float" office:value="18.627" calcext:value-type="float">
            <text:p>18.627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1.552" calcext:value-type="float">
            <text:p>81.552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43.832" calcext:value-type="float">
            <text:p>-143.832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18.398" calcext:value-type="float">
            <text:p>918.398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662.142" calcext:value-type="float">
            <text:p>-1662.14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80.197" calcext:value-type="float">
            <text:p>80.197</text:p>
          </table:table-cell>
          <table:table-cell office:value-type="float" office:value="0" calcext:value-type="float">
            <text:p>0</text:p>
          </table:table-cell>
          <table:table-cell office:value-type="float" office:value="602.574" calcext:value-type="float">
            <text:p>602.574</text:p>
          </table:table-cell>
          <table:table-cell office:value-type="float" office:value="115.154" calcext:value-type="float">
            <text:p>115.154</text:p>
          </table:table-cell>
          <table:table-cell office:value-type="float" office:value="309.595" calcext:value-type="float">
            <text:p>309.595</text:p>
          </table:table-cell>
          <table:table-cell office:value-type="float" office:value="-149.202" calcext:value-type="float">
            <text:p>-149.202</text:p>
          </table:table-cell>
          <table:table-cell office:value-type="float" office:value="4282.818" calcext:value-type="float">
            <text:p>4282.818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770.159" calcext:value-type="float">
            <text:p>6770.159</text:p>
          </table:table-cell>
          <table:table-cell office:value-type="float" office:value="1214.93" calcext:value-type="float">
            <text:p>1214.93</text:p>
          </table:table-cell>
          <table:table-cell office:value-type="float" office:value="6703.083" calcext:value-type="float">
            <text:p>6703.083</text:p>
          </table:table-cell>
          <table:table-cell office:value-type="float" office:value="1862.554" calcext:value-type="float">
            <text:p>1862.554</text:p>
          </table:table-cell>
          <table:table-cell office:value-type="float" office:value="4468.886" calcext:value-type="float">
            <text:p>4468.886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067.873" calcext:value-type="float">
            <text:p>7067.873</text:p>
          </table:table-cell>
          <table:table-cell office:value-type="float" office:value="1285.227" calcext:value-type="float">
            <text:p>1285.227</text:p>
          </table:table-cell>
          <table:table-cell office:value-type="float" office:value="7029.189" calcext:value-type="float">
            <text:p>7029.189</text:p>
          </table:table-cell>
          <table:table-cell office:value-type="float" office:value="1908.582" calcext:value-type="float">
            <text:p>1908.582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5.468" calcext:value-type="float">
            <text:p>45.468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121.578" calcext:value-type="float">
            <text:p>121.57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47.065" calcext:value-type="float">
            <text:p>347.065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569.811" calcext:value-type="float">
            <text:p>-569.81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9.875" calcext:value-type="float">
            <text:p>139.875</text:p>
          </table:table-cell>
          <table:table-cell office:value-type="float" office:value="0" calcext:value-type="float">
            <text:p>0</text:p>
          </table:table-cell>
          <table:table-cell office:value-type="float" office:value="1808.859" calcext:value-type="float">
            <text:p>1808.859</text:p>
          </table:table-cell>
          <table:table-cell office:value-type="float" office:value="255.193" calcext:value-type="float">
            <text:p>255.193</text:p>
          </table:table-cell>
          <table:table-cell office:value-type="float" office:value="648.246" calcext:value-type="float">
            <text:p>648.246</text:p>
          </table:table-cell>
          <table:table-cell office:value-type="float" office:value="-368.496" calcext:value-type="float">
            <text:p>-368.496</text:p>
          </table:table-cell>
          <table:table-cell office:value-type="float" office:value="4273.644" calcext:value-type="float">
            <text:p>4273.644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753.387" calcext:value-type="float">
            <text:p>6753.387</text:p>
          </table:table-cell>
          <table:table-cell office:value-type="float" office:value="1210.171" calcext:value-type="float">
            <text:p>1210.171</text:p>
          </table:table-cell>
          <table:table-cell office:value-type="float" office:value="6684.428" calcext:value-type="float">
            <text:p>6684.428</text:p>
          </table:table-cell>
          <table:table-cell office:value-type="float" office:value="1862.859" calcext:value-type="float">
            <text:p>1862.859</text:p>
          </table:table-cell>
          <table:table-cell office:value-type="float" office:value="4461.188" calcext:value-type="float">
            <text:p>4461.188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050.76" calcext:value-type="float">
            <text:p>7050.76</text:p>
          </table:table-cell>
          <table:table-cell office:value-type="float" office:value="1272.49" calcext:value-type="float">
            <text:p>1272.49</text:p>
          </table:table-cell>
          <table:table-cell office:value-type="float" office:value="6996.119" calcext:value-type="float">
            <text:p>6996.119</text:p>
          </table:table-cell>
          <table:table-cell office:value-type="float" office:value="1926.258" calcext:value-type="float">
            <text:p>1926.258</text:p>
          </table:table-cell>
          <table:table-cell office:value-type="float" office:value="18.907" calcext:value-type="float">
            <text:p>18.9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77.647" calcext:value-type="float">
            <text:p>77.647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5.775" calcext:value-type="float">
            <text:p>-135.775</text:p>
          </table:table-cell>
          <table:table-cell office:value-type="float" office:value="193.054" calcext:value-type="float">
            <text:p>193.05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795.935" calcext:value-type="float">
            <text:p>795.935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92.529" calcext:value-type="float">
            <text:p>-1392.529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26.587" calcext:value-type="float">
            <text:p>126.587</text:p>
          </table:table-cell>
          <table:table-cell office:value-type="float" office:value="0" calcext:value-type="float">
            <text:p>0</text:p>
          </table:table-cell>
          <table:table-cell office:value-type="float" office:value="657.126" calcext:value-type="float">
            <text:p>657.126</text:p>
          </table:table-cell>
          <table:table-cell office:value-type="float" office:value="156.346" calcext:value-type="float">
            <text:p>156.346</text:p>
          </table:table-cell>
          <table:table-cell office:value-type="float" office:value="438.045" calcext:value-type="float">
            <text:p>438.045</text:p>
          </table:table-cell>
          <table:table-cell office:value-type="float" office:value="-184.871" calcext:value-type="float">
            <text:p>-184.871</text:p>
          </table:table-cell>
          <table:table-cell office:value-type="float" office:value="4280.075" calcext:value-type="float">
            <text:p>4280.075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17.031" calcext:value-type="float">
            <text:p>6717.031</text:p>
          </table:table-cell>
          <table:table-cell office:value-type="float" office:value="1194.327" calcext:value-type="float">
            <text:p>1194.327</text:p>
          </table:table-cell>
          <table:table-cell office:value-type="float" office:value="6659.297" calcext:value-type="float">
            <text:p>6659.297</text:p>
          </table:table-cell>
          <table:table-cell office:value-type="float" office:value="1900.854" calcext:value-type="float">
            <text:p>1900.854</text:p>
          </table:table-cell>
          <table:table-cell office:value-type="float" office:value="4467.326" calcext:value-type="float">
            <text:p>4467.32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6992.262" calcext:value-type="float">
            <text:p>6992.262</text:p>
          </table:table-cell>
          <table:table-cell office:value-type="float" office:value="1263.951" calcext:value-type="float">
            <text:p>1263.951</text:p>
          </table:table-cell>
          <table:table-cell office:value-type="float" office:value="6985.246" calcext:value-type="float">
            <text:p>6985.246</text:p>
          </table:table-cell>
          <table:table-cell office:value-type="float" office:value="1949.406" calcext:value-type="float">
            <text:p>1949.406</text:p>
          </table:table-cell>
          <table:table-cell office:value-type="float" office:value="13.32" calcext:value-type="float">
            <text:p>13.32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49.011" calcext:value-type="float">
            <text:p>49.011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84.314" calcext:value-type="float">
            <text:p>-84.314</text:p>
          </table:table-cell>
          <table:table-cell office:value-type="float" office:value="109.964" calcext:value-type="float">
            <text:p>109.964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06.188" calcext:value-type="float">
            <text:p>406.188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699.203" calcext:value-type="float">
            <text:p>-699.203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82.485" calcext:value-type="float">
            <text:p>82.485</text:p>
          </table:table-cell>
          <table:table-cell office:value-type="float" office:value="0" calcext:value-type="float">
            <text:p>0</text:p>
          </table:table-cell>
          <table:table-cell office:value-type="float" office:value="684.66" calcext:value-type="float">
            <text:p>684.66</text:p>
          </table:table-cell>
          <table:table-cell office:value-type="float" office:value="143.114" calcext:value-type="float">
            <text:p>143.114</text:p>
          </table:table-cell>
          <table:table-cell office:value-type="float" office:value="367.584" calcext:value-type="float">
            <text:p>367.584</text:p>
          </table:table-cell>
          <table:table-cell office:value-type="float" office:value="-202.613" calcext:value-type="float">
            <text:p>-202.613</text:p>
          </table:table-cell>
          <table:table-cell office:value-type="float" office:value="4289.473" calcext:value-type="float">
            <text:p>4289.473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73.594" calcext:value-type="float">
            <text:p>6673.594</text:p>
          </table:table-cell>
          <table:table-cell office:value-type="float" office:value="1186.217" calcext:value-type="float">
            <text:p>1186.217</text:p>
          </table:table-cell>
          <table:table-cell office:value-type="float" office:value="6652.538" calcext:value-type="float">
            <text:p>6652.538</text:p>
          </table:table-cell>
          <table:table-cell office:value-type="float" office:value="1926.409" calcext:value-type="float">
            <text:p>1926.409</text:p>
          </table:table-cell>
          <table:table-cell office:value-type="float" office:value="4477.059" calcext:value-type="float">
            <text:p>4477.05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7000.718" calcext:value-type="float">
            <text:p>7000.718</text:p>
          </table:table-cell>
          <table:table-cell office:value-type="float" office:value="1252.208" calcext:value-type="float">
            <text:p>1252.208</text:p>
          </table:table-cell>
          <table:table-cell office:value-type="float" office:value="6971.586" calcext:value-type="float">
            <text:p>6971.586</text:p>
          </table:table-cell>
          <table:table-cell office:value-type="float" office:value="1982.533" calcext:value-type="float">
            <text:p>1982.533</text:p>
          </table:table-cell>
          <table:table-cell office:value-type="float" office:value="14.987" calcext:value-type="float">
            <text:p>14.9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42.335" calcext:value-type="float">
            <text:p>42.335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9.348" calcext:value-type="float">
            <text:p>-69.348</text:p>
          </table:table-cell>
          <table:table-cell office:value-type="float" office:value="146.55" calcext:value-type="float">
            <text:p>146.5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13.423" calcext:value-type="float">
            <text:p>413.423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77.031" calcext:value-type="float">
            <text:p>-677.03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125.181" calcext:value-type="float">
            <text:p>125.181</text:p>
          </table:table-cell>
          <table:table-cell office:value-type="float" office:value="0" calcext:value-type="float">
            <text:p>0</text:p>
          </table:table-cell>
          <table:table-cell office:value-type="float" office:value="993.525" calcext:value-type="float">
            <text:p>993.525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523.953" calcext:value-type="float">
            <text:p>523.953</text:p>
          </table:table-cell>
          <table:table-cell office:value-type="float" office:value="-273.591" calcext:value-type="float">
            <text:p>-273.591</text:p>
          </table:table-cell>
          <table:table-cell office:value-type="float" office:value="4289.526" calcext:value-type="float">
            <text:p>4289.526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675.218" calcext:value-type="float">
            <text:p>6675.218</text:p>
          </table:table-cell>
          <table:table-cell office:value-type="float" office:value="1164.682" calcext:value-type="float">
            <text:p>1164.682</text:p>
          </table:table-cell>
          <table:table-cell office:value-type="float" office:value="6609.69" calcext:value-type="float">
            <text:p>6609.69</text:p>
          </table:table-cell>
          <table:table-cell office:value-type="float" office:value="1969.361" calcext:value-type="float">
            <text:p>1969.361</text:p>
          </table:table-cell>
          <table:table-cell office:value-type="float" office:value="4474.104" calcext:value-type="float">
            <text:p>4474.104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989.193" calcext:value-type="float">
            <text:p>6989.193</text:p>
          </table:table-cell>
          <table:table-cell office:value-type="float" office:value="1230.442" calcext:value-type="float">
            <text:p>1230.442</text:p>
          </table:table-cell>
          <table:table-cell office:value-type="float" office:value="6925.27" calcext:value-type="float">
            <text:p>6925.27</text:p>
          </table:table-cell>
          <table:table-cell office:value-type="float" office:value="2022.938" calcext:value-type="float">
            <text:p>2022.938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22.842" calcext:value-type="float">
            <text:p>122.842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215.86" calcext:value-type="float">
            <text:p>-215.86</text:p>
          </table:table-cell>
          <table:table-cell office:value-type="float" office:value="609.824" calcext:value-type="float">
            <text:p>609.824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2767.086" calcext:value-type="float">
            <text:p>2767.086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4902.495" calcext:value-type="float">
            <text:p>-4902.495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116.233" calcext:value-type="float">
            <text:p>116.233</text:p>
          </table:table-cell>
          <table:table-cell office:value-type="float" office:value="0" calcext:value-type="float">
            <text:p>0</text:p>
          </table:table-cell>
          <table:table-cell office:value-type="float" office:value="1616.006" calcext:value-type="float">
            <text:p>1616.006</text:p>
          </table:table-cell>
          <table:table-cell office:value-type="float" office:value="222.879" calcext:value-type="float">
            <text:p>222.879</text:p>
          </table:table-cell>
          <table:table-cell office:value-type="float" office:value="560.229" calcext:value-type="float">
            <text:p>560.229</text:p>
          </table:table-cell>
          <table:table-cell office:value-type="float" office:value="-327.764" calcext:value-type="float">
            <text:p>-327.764</text:p>
          </table:table-cell>
          <table:table-cell office:value-type="float" office:value="4300.433" calcext:value-type="float">
            <text:p>4300.433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646.053" calcext:value-type="float">
            <text:p>6646.053</text:p>
          </table:table-cell>
          <table:table-cell office:value-type="float" office:value="1168.485" calcext:value-type="float">
            <text:p>1168.485</text:p>
          </table:table-cell>
          <table:table-cell office:value-type="float" office:value="6628.174" calcext:value-type="float">
            <text:p>6628.174</text:p>
          </table:table-cell>
          <table:table-cell office:value-type="float" office:value="1972.692" calcext:value-type="float">
            <text:p>1972.692</text:p>
          </table:table-cell>
          <table:table-cell office:value-type="float" office:value="4487.639" calcext:value-type="float">
            <text:p>4487.639</text:p>
          </table:table-cell>
          <table:table-cell office:value-type="float" office:value="1891.922" calcext:value-type="float">
            <text:p>1891.922</text:p>
          </table:table-cell>
          <table:table-cell office:value-type="float" office:value="6944.655" calcext:value-type="float">
            <text:p>6944.655</text:p>
          </table:table-cell>
          <table:table-cell office:value-type="float" office:value="1227.55" calcext:value-type="float">
            <text:p>1227.55</text:p>
          </table:table-cell>
          <table:table-cell office:value-type="float" office:value="6933.045" calcext:value-type="float">
            <text:p>6933.045</text:p>
          </table:table-cell>
          <table:table-cell office:value-type="float" office:value="2042.234" calcext:value-type="float">
            <text:p>2042.234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63.522" calcext:value-type="float">
            <text:p>63.52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103.316" calcext:value-type="float">
            <text:p>-103.316</text:p>
          </table:table-cell>
          <table:table-cell office:value-type="float" office:value="455.644" calcext:value-type="float">
            <text:p>455.64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474.452" calcext:value-type="float">
            <text:p>1474.45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2481.615" calcext:value-type="float">
            <text:p>-2481.61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47.335" calcext:value-type="float">
            <text:p>147.335</text:p>
          </table:table-cell>
          <table:table-cell office:value-type="float" office:value="0" calcext:value-type="float">
            <text:p>0</text:p>
          </table:table-cell>
          <table:table-cell office:value-type="float" office:value="2625.943" calcext:value-type="float">
            <text:p>2625.943</text:p>
          </table:table-cell>
          <table:table-cell office:value-type="float" office:value="334.537" calcext:value-type="float">
            <text:p>334.537</text:p>
          </table:table-cell>
          <table:table-cell office:value-type="float" office:value="813.768" calcext:value-type="float">
            <text:p>813.768</text:p>
          </table:table-cell>
          <table:table-cell office:value-type="float" office:value="-519.097" calcext:value-type="float">
            <text:p>-519.097</text:p>
          </table:table-cell>
          <table:table-cell office:value-type="float" office:value="4307.624" calcext:value-type="float">
            <text:p>4307.624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665.705" calcext:value-type="float">
            <text:p>6665.705</text:p>
          </table:table-cell>
          <table:table-cell office:value-type="float" office:value="1142.42" calcext:value-type="float">
            <text:p>1142.42</text:p>
          </table:table-cell>
          <table:table-cell office:value-type="float" office:value="6583.442" calcext:value-type="float">
            <text:p>6583.442</text:p>
          </table:table-cell>
          <table:table-cell office:value-type="float" office:value="2031.806" calcext:value-type="float">
            <text:p>2031.806</text:p>
          </table:table-cell>
          <table:table-cell office:value-type="float" office:value="4493.706" calcext:value-type="float">
            <text:p>4493.706</text:p>
          </table:table-cell>
          <table:table-cell office:value-type="float" office:value="1872.757" calcext:value-type="float">
            <text:p>1872.757</text:p>
          </table:table-cell>
          <table:table-cell office:value-type="float" office:value="6969.262" calcext:value-type="float">
            <text:p>6969.262</text:p>
          </table:table-cell>
          <table:table-cell office:value-type="float" office:value="1203.749" calcext:value-type="float">
            <text:p>1203.749</text:p>
          </table:table-cell>
          <table:table-cell office:value-type="float" office:value="6891.698" calcext:value-type="float">
            <text:p>6891.698</text:p>
          </table:table-cell>
          <table:table-cell office:value-type="float" office:value="2095.714" calcext:value-type="float">
            <text:p>2095.714</text:p>
          </table:table-cell>
          <table:table-cell office:value-type="float" office:value="18.733" calcext:value-type="float">
            <text:p>18.73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51.973" calcext:value-type="float">
            <text:p>51.973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84.803" calcext:value-type="float">
            <text:p>-84.803</text:p>
          </table:table-cell>
          <table:table-cell office:value-type="float" office:value="298.786" calcext:value-type="float">
            <text:p>298.78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11.477" calcext:value-type="float">
            <text:p>911.477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1516.97" calcext:value-type="float">
            <text:p>-1516.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203" calcext:value-type="float">
            <text:p>96.203</text:p>
          </table:table-cell>
          <table:table-cell office:value-type="float" office:value="0" calcext:value-type="float">
            <text:p>0</text:p>
          </table:table-cell>
          <table:table-cell office:value-type="float" office:value="941.132" calcext:value-type="float">
            <text:p>941.132</text:p>
          </table:table-cell>
          <table:table-cell office:value-type="float" office:value="166.598" calcext:value-type="float">
            <text:p>166.598</text:p>
          </table:table-cell>
          <table:table-cell office:value-type="float" office:value="428.084" calcext:value-type="float">
            <text:p>428.084</text:p>
          </table:table-cell>
          <table:table-cell office:value-type="float" office:value="-235.677" calcext:value-type="float">
            <text:p>-235.677</text:p>
          </table:table-cell>
          <table:table-cell office:value-type="float" office:value="4292.383" calcext:value-type="float">
            <text:p>4292.383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545.872" calcext:value-type="float">
            <text:p>6545.872</text:p>
          </table:table-cell>
          <table:table-cell office:value-type="float" office:value="1117.47" calcext:value-type="float">
            <text:p>1117.47</text:p>
          </table:table-cell>
          <table:table-cell office:value-type="float" office:value="6518.498" calcext:value-type="float">
            <text:p>6518.498</text:p>
          </table:table-cell>
          <table:table-cell office:value-type="float" office:value="2066.268" calcext:value-type="float">
            <text:p>2066.268</text:p>
          </table:table-cell>
          <table:table-cell office:value-type="float" office:value="4481.129" calcext:value-type="float">
            <text:p>4481.129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885.418" calcext:value-type="float">
            <text:p>6885.418</text:p>
          </table:table-cell>
          <table:table-cell office:value-type="float" office:value="1180.169" calcext:value-type="float">
            <text:p>1180.169</text:p>
          </table:table-cell>
          <table:table-cell office:value-type="float" office:value="6832.146" calcext:value-type="float">
            <text:p>6832.146</text:p>
          </table:table-cell>
          <table:table-cell office:value-type="float" office:value="2130.111" calcext:value-type="float">
            <text:p>2130.111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7.104" calcext:value-type="float">
            <text:p>27.104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40.821" calcext:value-type="float">
            <text:p>-40.821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13.176" calcext:value-type="float">
            <text:p>713.176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1139.173" calcext:value-type="float">
            <text:p>-1139.173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82.302" calcext:value-type="float">
            <text:p>82.302</text:p>
          </table:table-cell>
          <table:table-cell office:value-type="float" office:value="0" calcext:value-type="float">
            <text:p>0</text:p>
          </table:table-cell>
          <table:table-cell office:value-type="float" office:value="1361.614" calcext:value-type="float">
            <text:p>1361.614</text:p>
          </table:table-cell>
          <table:table-cell office:value-type="float" office:value="176.014" calcext:value-type="float">
            <text:p>176.014</text:p>
          </table:table-cell>
          <table:table-cell office:value-type="float" office:value="432.939" calcext:value-type="float">
            <text:p>432.939</text:p>
          </table:table-cell>
          <table:table-cell office:value-type="float" office:value="-268.336" calcext:value-type="float">
            <text:p>-268.336</text:p>
          </table:table-cell>
          <table:table-cell office:value-type="float" office:value="4316.171" calcext:value-type="float">
            <text:p>4316.171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7231.578" calcext:value-type="float">
            <text:p>7231.578</text:p>
          </table:table-cell>
          <table:table-cell office:value-type="float" office:value="1129.544" calcext:value-type="float">
            <text:p>1129.544</text:p>
          </table:table-cell>
          <table:table-cell office:value-type="float" office:value="6566.338" calcext:value-type="float">
            <text:p>6566.338</text:p>
          </table:table-cell>
          <table:table-cell office:value-type="float" office:value="2066.004" calcext:value-type="float">
            <text:p>2066.004</text:p>
          </table:table-cell>
          <table:table-cell office:value-type="float" office:value="4503.152" calcext:value-type="float">
            <text:p>4503.152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7605.796" calcext:value-type="float">
            <text:p>7605.796</text:p>
          </table:table-cell>
          <table:table-cell office:value-type="float" office:value="1196.568" calcext:value-type="float">
            <text:p>1196.568</text:p>
          </table:table-cell>
          <table:table-cell office:value-type="float" office:value="6886.839" calcext:value-type="float">
            <text:p>6886.839</text:p>
          </table:table-cell>
          <table:table-cell office:value-type="float" office:value="2119.466" calcext:value-type="float">
            <text:p>2119.466</text:p>
          </table:table-cell>
          <table:table-cell office:value-type="float" office:value="33.04" calcext:value-type="float">
            <text:p>33.04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47.604" calcext:value-type="float">
            <text:p>147.604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261.003" calcext:value-type="float">
            <text:p>-261.003</text:p>
          </table:table-cell>
          <table:table-cell office:value-type="float" office:value="738.156" calcext:value-type="float">
            <text:p>738.156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3525.343" calcext:value-type="float">
            <text:p>3525.343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6284.688" calcext:value-type="float">
            <text:p>-6284.688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01.165" calcext:value-type="float">
            <text:p>101.165</text:p>
          </table:table-cell>
          <table:table-cell office:value-type="float" office:value="0" calcext:value-type="float">
            <text:p>0</text:p>
          </table:table-cell>
          <table:table-cell office:value-type="float" office:value="898.107" calcext:value-type="float">
            <text:p>898.107</text:p>
          </table:table-cell>
          <table:table-cell office:value-type="float" office:value="152.432" calcext:value-type="float">
            <text:p>152.432</text:p>
          </table:table-cell>
          <table:table-cell office:value-type="float" office:value="404.824" calcext:value-type="float">
            <text:p>404.824</text:p>
          </table:table-cell>
          <table:table-cell office:value-type="float" office:value="-202.494" calcext:value-type="float">
            <text:p>-202.494</text:p>
          </table:table-cell>
          <table:table-cell office:value-type="float" office:value="4309.33" calcext:value-type="float">
            <text:p>4309.33</text:p>
          </table:table-cell>
          <table:table-cell office:value-type="float" office:value="1811.712" calcext:value-type="float">
            <text:p>1811.712</text:p>
          </table:table-cell>
          <table:table-cell office:value-type="float" office:value="7232.408" calcext:value-type="float">
            <text:p>7232.408</text:p>
          </table:table-cell>
          <table:table-cell office:value-type="float" office:value="1133.672" calcext:value-type="float">
            <text:p>1133.672</text:p>
          </table:table-cell>
          <table:table-cell office:value-type="float" office:value="6567.722" calcext:value-type="float">
            <text:p>6567.722</text:p>
          </table:table-cell>
          <table:table-cell office:value-type="float" office:value="2050.939" calcext:value-type="float">
            <text:p>2050.939</text:p>
          </table:table-cell>
          <table:table-cell office:value-type="float" office:value="4495.776" calcext:value-type="float">
            <text:p>4495.776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7543.721" calcext:value-type="float">
            <text:p>7543.721</text:p>
          </table:table-cell>
          <table:table-cell office:value-type="float" office:value="1194.326" calcext:value-type="float">
            <text:p>1194.326</text:p>
          </table:table-cell>
          <table:table-cell office:value-type="float" office:value="6874.995" calcext:value-type="float">
            <text:p>6874.995</text:p>
          </table:table-cell>
          <table:table-cell office:value-type="float" office:value="2116.558" calcext:value-type="float">
            <text:p>2116.558</text:p>
          </table:table-cell>
          <table:table-cell office:value-type="float" office:value="6.507" calcext:value-type="float">
            <text:p>6.5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489" calcext:value-type="float">
            <text:p>14.489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22.357" calcext:value-type="float">
            <text:p>-22.357</text:p>
          </table:table-cell>
          <table:table-cell office:value-type="float" office:value="156.815" calcext:value-type="float">
            <text:p>156.8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78.294" calcext:value-type="float">
            <text:p>378.294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596.786" calcext:value-type="float">
            <text:p>-596.78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0.871" calcext:value-type="float">
            <text:p>100.871</text:p>
          </table:table-cell>
          <table:table-cell office:value-type="float" office:value="0" calcext:value-type="float">
            <text:p>0</text:p>
          </table:table-cell>
          <table:table-cell office:value-type="float" office:value="413.217" calcext:value-type="float">
            <text:p>413.217</text:p>
          </table:table-cell>
          <table:table-cell office:value-type="float" office:value="119.76" calcext:value-type="float">
            <text:p>119.76</text:p>
          </table:table-cell>
          <table:table-cell office:value-type="float" office:value="339.445" calcext:value-type="float">
            <text:p>339.445</text:p>
          </table:table-cell>
          <table:table-cell office:value-type="float" office:value="-137.703" calcext:value-type="float">
            <text:p>-137.703</text:p>
          </table:table-cell>
          <table:table-cell office:value-type="float" office:value="4314.613" calcext:value-type="float">
            <text:p>4314.613</text:p>
          </table:table-cell>
          <table:table-cell office:value-type="float" office:value="1906.234" calcext:value-type="float">
            <text:p>1906.234</text:p>
          </table:table-cell>
          <table:table-cell office:value-type="float" office:value="7105.044" calcext:value-type="float">
            <text:p>7105.044</text:p>
          </table:table-cell>
          <table:table-cell office:value-type="float" office:value="1114.757" calcext:value-type="float">
            <text:p>1114.757</text:p>
          </table:table-cell>
          <table:table-cell office:value-type="float" office:value="6535.324" calcext:value-type="float">
            <text:p>6535.324</text:p>
          </table:table-cell>
          <table:table-cell office:value-type="float" office:value="2093.903" calcext:value-type="float">
            <text:p>2093.903</text:p>
          </table:table-cell>
          <table:table-cell office:value-type="float" office:value="4502.535" calcext:value-type="float">
            <text:p>4502.535</text:p>
          </table:table-cell>
          <table:table-cell office:value-type="float" office:value="1946.395" calcext:value-type="float">
            <text:p>1946.395</text:p>
          </table:table-cell>
          <table:table-cell office:value-type="float" office:value="7467.228" calcext:value-type="float">
            <text:p>7467.228</text:p>
          </table:table-cell>
          <table:table-cell office:value-type="float" office:value="1177.875" calcext:value-type="float">
            <text:p>1177.875</text:p>
          </table:table-cell>
          <table:table-cell office:value-type="float" office:value="6848.982" calcext:value-type="float">
            <text:p>6848.982</text:p>
          </table:table-cell>
          <table:table-cell office:value-type="float" office:value="2156.087" calcext:value-type="float">
            <text:p>2156.087</text:p>
          </table:table-cell>
          <table:table-cell office:value-type="float" office:value="17.96" calcext:value-type="float">
            <text:p>17.96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70.009" calcext:value-type="float">
            <text:p>70.009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121.506" calcext:value-type="float">
            <text:p>-121.506</text:p>
          </table:table-cell>
          <table:table-cell office:value-type="float" office:value="487.116" calcext:value-type="float">
            <text:p>487.11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2517.242" calcext:value-type="float">
            <text:p>2517.242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4527.487" calcext:value-type="float">
            <text:p>-4527.48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85.009" calcext:value-type="float">
            <text:p>185.009</text:p>
          </table:table-cell>
          <table:table-cell office:value-type="float" office:value="0" calcext:value-type="float">
            <text:p>0</text:p>
          </table:table-cell>
          <table:table-cell office:value-type="float" office:value="1609.993" calcext:value-type="float">
            <text:p>1609.993</text:p>
          </table:table-cell>
          <table:table-cell office:value-type="float" office:value="348.002" calcext:value-type="float">
            <text:p>348.002</text:p>
          </table:table-cell>
          <table:table-cell office:value-type="float" office:value="878.265" calcext:value-type="float">
            <text:p>878.265</text:p>
          </table:table-cell>
          <table:table-cell office:value-type="float" office:value="-508.247" calcext:value-type="float">
            <text:p>-508.247</text:p>
          </table:table-cell>
          <table:table-cell office:value-type="float" office:value="4370.158" calcext:value-type="float">
            <text:p>4370.158</text:p>
          </table:table-cell>
          <table:table-cell office:value-type="float" office:value="1957.455" calcext:value-type="float">
            <text:p>1957.455</text:p>
          </table:table-cell>
          <table:table-cell office:value-type="float" office:value="7089.047" calcext:value-type="float">
            <text:p>7089.047</text:p>
          </table:table-cell>
          <table:table-cell office:value-type="float" office:value="1121.755" calcext:value-type="float">
            <text:p>1121.755</text:p>
          </table:table-cell>
          <table:table-cell office:value-type="float" office:value="6604.808" calcext:value-type="float">
            <text:p>6604.808</text:p>
          </table:table-cell>
          <table:table-cell office:value-type="float" office:value="2135.509" calcext:value-type="float">
            <text:p>2135.509</text:p>
          </table:table-cell>
          <table:table-cell office:value-type="float" office:value="4559.8" calcext:value-type="float">
            <text:p>4559.8</text:p>
          </table:table-cell>
          <table:table-cell office:value-type="float" office:value="1973.62" calcext:value-type="float">
            <text:p>1973.62</text:p>
          </table:table-cell>
          <table:table-cell office:value-type="float" office:value="7399.894" calcext:value-type="float">
            <text:p>7399.894</text:p>
          </table:table-cell>
          <table:table-cell office:value-type="float" office:value="1183.026" calcext:value-type="float">
            <text:p>1183.026</text:p>
          </table:table-cell>
          <table:table-cell office:value-type="float" office:value="6916.508" calcext:value-type="float">
            <text:p>6916.508</text:p>
          </table:table-cell>
          <table:table-cell office:value-type="float" office:value="2203.091" calcext:value-type="float">
            <text:p>2203.091</text:p>
          </table:table-cell>
          <table:table-cell office:value-type="float" office:value="30.667" calcext:value-type="float">
            <text:p>30.667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76.367" calcext:value-type="float">
            <text:p>76.367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121.465" calcext:value-type="float">
            <text:p>-121.465</text:p>
          </table:table-cell>
          <table:table-cell office:value-type="float" office:value="994.355" calcext:value-type="float">
            <text:p>994.35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191.505" calcext:value-type="float">
            <text:p>3191.505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5363.45" calcext:value-type="float">
            <text:p>-5363.45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00.131" calcext:value-type="float">
            <text:p>200.131</text:p>
          </table:table-cell>
          <table:table-cell office:value-type="float" office:value="0" calcext:value-type="float">
            <text:p>0</text:p>
          </table:table-cell>
          <table:table-cell office:value-type="float" office:value="7540.01" calcext:value-type="float">
            <text:p>7540.01</text:p>
          </table:table-cell>
          <table:table-cell office:value-type="float" office:value="882.208" calcext:value-type="float">
            <text:p>882.208</text:p>
          </table:table-cell>
          <table:table-cell office:value-type="float" office:value="1957.579" calcext:value-type="float">
            <text:p>1957.579</text:p>
          </table:table-cell>
          <table:table-cell office:value-type="float" office:value="-1557.318" calcext:value-type="float">
            <text:p>-1557.318</text:p>
          </table:table-cell>
          <table:table-cell office:value-type="float" office:value="4387.383" calcext:value-type="float">
            <text:p>4387.383</text:p>
          </table:table-cell>
          <table:table-cell office:value-type="float" office:value="1856.619" calcext:value-type="float">
            <text:p>1856.619</text:p>
          </table:table-cell>
          <table:table-cell office:value-type="float" office:value="6976.471" calcext:value-type="float">
            <text:p>6976.471</text:p>
          </table:table-cell>
          <table:table-cell office:value-type="float" office:value="1123.894" calcext:value-type="float">
            <text:p>1123.894</text:p>
          </table:table-cell>
          <table:table-cell office:value-type="float" office:value="6626.295" calcext:value-type="float">
            <text:p>6626.295</text:p>
          </table:table-cell>
          <table:table-cell office:value-type="float" office:value="2148.47" calcext:value-type="float">
            <text:p>2148.47</text:p>
          </table:table-cell>
          <table:table-cell office:value-type="float" office:value="4581.251" calcext:value-type="float">
            <text:p>4581.251</text:p>
          </table:table-cell>
          <table:table-cell office:value-type="float" office:value="1910.916" calcext:value-type="float">
            <text:p>1910.916</text:p>
          </table:table-cell>
          <table:table-cell office:value-type="float" office:value="7312.074" calcext:value-type="float">
            <text:p>7312.074</text:p>
          </table:table-cell>
          <table:table-cell office:value-type="float" office:value="1186.139" calcext:value-type="float">
            <text:p>1186.139</text:p>
          </table:table-cell>
          <table:table-cell office:value-type="float" office:value="6944.162" calcext:value-type="float">
            <text:p>6944.162</text:p>
          </table:table-cell>
          <table:table-cell office:value-type="float" office:value="2218.34" calcext:value-type="float">
            <text:p>2218.34</text:p>
          </table:table-cell>
          <table:table-cell office:value-type="float" office:value="28.507" calcext:value-type="float">
            <text:p>28.507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99.546" calcext:value-type="float">
            <text:p>99.546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169.799" calcext:value-type="float">
            <text:p>-169.799</text:p>
          </table:table-cell>
          <table:table-cell office:value-type="float" office:value="909.453" calcext:value-type="float">
            <text:p>909.453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693.575" calcext:value-type="float">
            <text:p>3693.575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6448.526" calcext:value-type="float">
            <text:p>-6448.526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95.252" calcext:value-type="float">
            <text:p>95.252</text:p>
          </table:table-cell>
          <table:table-cell office:value-type="float" office:value="0" calcext:value-type="float">
            <text:p>0</text:p>
          </table:table-cell>
          <table:table-cell office:value-type="float" office:value="637.295" calcext:value-type="float">
            <text:p>637.295</text:p>
          </table:table-cell>
          <table:table-cell office:value-type="float" office:value="126.417" calcext:value-type="float">
            <text:p>126.417</text:p>
          </table:table-cell>
          <table:table-cell office:value-type="float" office:value="347.088" calcext:value-type="float">
            <text:p>347.088</text:p>
          </table:table-cell>
          <table:table-cell office:value-type="float" office:value="-156.584" calcext:value-type="float">
            <text:p>-156.584</text:p>
          </table:table-cell>
          <table:table-cell office:value-type="float" office:value="4404.814" calcext:value-type="float">
            <text:p>4404.814</text:p>
          </table:table-cell>
          <table:table-cell office:value-type="float" office:value="1860.771" calcext:value-type="float">
            <text:p>1860.771</text:p>
          </table:table-cell>
          <table:table-cell office:value-type="float" office:value="6901.202" calcext:value-type="float">
            <text:p>6901.202</text:p>
          </table:table-cell>
          <table:table-cell office:value-type="float" office:value="1089.604" calcext:value-type="float">
            <text:p>1089.604</text:p>
          </table:table-cell>
          <table:table-cell office:value-type="float" office:value="6575.417" calcext:value-type="float">
            <text:p>6575.417</text:p>
          </table:table-cell>
          <table:table-cell office:value-type="float" office:value="2234.211" calcext:value-type="float">
            <text:p>2234.211</text:p>
          </table:table-cell>
          <table:table-cell office:value-type="float" office:value="4597.316" calcext:value-type="float">
            <text:p>4597.316</text:p>
          </table:table-cell>
          <table:table-cell office:value-type="float" office:value="1867.241" calcext:value-type="float">
            <text:p>1867.241</text:p>
          </table:table-cell>
          <table:table-cell office:value-type="float" office:value="7253.003" calcext:value-type="float">
            <text:p>7253.003</text:p>
          </table:table-cell>
          <table:table-cell office:value-type="float" office:value="1149.966" calcext:value-type="float">
            <text:p>1149.966</text:p>
          </table:table-cell>
          <table:table-cell office:value-type="float" office:value="6888.166" calcext:value-type="float">
            <text:p>6888.166</text:p>
          </table:table-cell>
          <table:table-cell office:value-type="float" office:value="2306.465" calcext:value-type="float">
            <text:p>2306.465</text:p>
          </table:table-cell>
          <table:table-cell office:value-type="float" office:value="28.213" calcext:value-type="float">
            <text:p>28.213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88.991" calcext:value-type="float">
            <text:p>88.991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149.066" calcext:value-type="float">
            <text:p>-149.066</text:p>
          </table:table-cell>
          <table:table-cell office:value-type="float" office:value="1246.769" calcext:value-type="float">
            <text:p>1246.76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4783.484" calcext:value-type="float">
            <text:p>4783.484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8282.421" calcext:value-type="float">
            <text:p>-8282.421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63.283" calcext:value-type="float">
            <text:p>163.283</text:p>
          </table:table-cell>
          <table:table-cell office:value-type="float" office:value="0" calcext:value-type="float">
            <text:p>0</text:p>
          </table:table-cell>
          <table:table-cell office:value-type="float" office:value="3989.838" calcext:value-type="float">
            <text:p>3989.838</text:p>
          </table:table-cell>
          <table:table-cell office:value-type="float" office:value="528.146" calcext:value-type="float">
            <text:p>528.146</text:p>
          </table:table-cell>
          <table:table-cell office:value-type="float" office:value="1215.405" calcext:value-type="float">
            <text:p>1215.405</text:p>
          </table:table-cell>
          <table:table-cell office:value-type="float" office:value="-888.839" calcext:value-type="float">
            <text:p>-888.839</text:p>
          </table:table-cell>
          <table:table-cell office:value-type="float" office:value="4422.987" calcext:value-type="float">
            <text:p>4422.987</text:p>
          </table:table-cell>
          <table:table-cell office:value-type="float" office:value="1783.75" calcext:value-type="float">
            <text:p>1783.75</text:p>
          </table:table-cell>
          <table:table-cell office:value-type="float" office:value="6874.698" calcext:value-type="float">
            <text:p>6874.698</text:p>
          </table:table-cell>
          <table:table-cell office:value-type="float" office:value="1049.197" calcext:value-type="float">
            <text:p>1049.197</text:p>
          </table:table-cell>
          <table:table-cell office:value-type="float" office:value="6513.094" calcext:value-type="float">
            <text:p>6513.094</text:p>
          </table:table-cell>
          <table:table-cell office:value-type="float" office:value="2332.88" calcext:value-type="float">
            <text:p>2332.88</text:p>
          </table:table-cell>
          <table:table-cell office:value-type="float" office:value="4614.917" calcext:value-type="float">
            <text:p>4614.917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7188.843" calcext:value-type="float">
            <text:p>7188.843</text:p>
          </table:table-cell>
          <table:table-cell office:value-type="float" office:value="1105.185" calcext:value-type="float">
            <text:p>1105.185</text:p>
          </table:table-cell>
          <table:table-cell office:value-type="float" office:value="6816.559" calcext:value-type="float">
            <text:p>6816.559</text:p>
          </table:table-cell>
          <table:table-cell office:value-type="float" office:value="2413.275" calcext:value-type="float">
            <text:p>2413.275</text:p>
          </table:table-cell>
          <table:table-cell office:value-type="float" office:value="18.987" calcext:value-type="float">
            <text:p>18.987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49.111" calcext:value-type="float">
            <text:p>49.11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78.847" calcext:value-type="float">
            <text:p>-78.847</text:p>
          </table:table-cell>
          <table:table-cell office:value-type="float" office:value="715.288" calcext:value-type="float">
            <text:p>715.28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524.571" calcext:value-type="float">
            <text:p>2524.57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4313.916" calcext:value-type="float">
            <text:p>-4313.916</text:p>
          </table:table-cell>
          <table:table-cell office:value-type="float" office:value="29" calcext:value-type="float">
            <text:p>29</text:p>
          </table:table-cell>
          <table:table-cell table:number-columns-repeated="45"/>
        </table:table-row>
        <table:table-row table:style-name="ro1">
          <table:table-cell office:value-type="float" office:value="124.355" calcext:value-type="float">
            <text:p>124.355</text:p>
          </table:table-cell>
          <table:table-cell office:value-type="float" office:value="0" calcext:value-type="float">
            <text:p>0</text:p>
          </table:table-cell>
          <table:table-cell office:value-type="float" office:value="1150.203" calcext:value-type="float">
            <text:p>1150.203</text:p>
          </table:table-cell>
          <table:table-cell office:value-type="float" office:value="193.784" calcext:value-type="float">
            <text:p>193.784</text:p>
          </table:table-cell>
          <table:table-cell office:value-type="float" office:value="510.393" calcext:value-type="float">
            <text:p>510.393</text:p>
          </table:table-cell>
          <table:table-cell office:value-type="float" office:value="-261.683" calcext:value-type="float">
            <text:p>-261.683</text:p>
          </table:table-cell>
          <table:table-cell office:value-type="float" office:value="4399.374" calcext:value-type="float">
            <text:p>4399.374</text:p>
          </table:table-cell>
          <table:table-cell office:value-type="float" office:value="1974.959" calcext:value-type="float">
            <text:p>1974.959</text:p>
          </table:table-cell>
          <table:table-cell office:value-type="float" office:value="6710.303" calcext:value-type="float">
            <text:p>6710.303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448.108" calcext:value-type="float">
            <text:p>6448.108</text:p>
          </table:table-cell>
          <table:table-cell office:value-type="float" office:value="2350.641" calcext:value-type="float">
            <text:p>2350.641</text:p>
          </table:table-cell>
          <table:table-cell office:value-type="float" office:value="4591.278" calcext:value-type="float">
            <text:p>4591.278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7052.488" calcext:value-type="float">
            <text:p>7052.488</text:p>
          </table:table-cell>
          <table:table-cell office:value-type="float" office:value="1089.101" calcext:value-type="float">
            <text:p>1089.101</text:p>
          </table:table-cell>
          <table:table-cell office:value-type="float" office:value="6760.879" calcext:value-type="float">
            <text:p>6760.879</text:p>
          </table:table-cell>
          <table:table-cell office:value-type="float" office:value="2421.678" calcext:value-type="float">
            <text:p>2421.678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0.229" calcext:value-type="float">
            <text:p>30.229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49.633" calcext:value-type="float">
            <text:p>-49.633</text:p>
          </table:table-cell>
          <table:table-cell office:value-type="float" office:value="405.37" calcext:value-type="float">
            <text:p>405.3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20.808" calcext:value-type="float">
            <text:p>1420.808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2425.026" calcext:value-type="float">
            <text:p>-2425.02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92.112" calcext:value-type="float">
            <text:p>92.112</text:p>
          </table:table-cell>
          <table:table-cell office:value-type="float" office:value="0" calcext:value-type="float">
            <text:p>0</text:p>
          </table:table-cell>
          <table:table-cell office:value-type="float" office:value="2004.413" calcext:value-type="float">
            <text:p>2004.413</text:p>
          </table:table-cell>
          <table:table-cell office:value-type="float" office:value="242.173" calcext:value-type="float">
            <text:p>242.173</text:p>
          </table:table-cell>
          <table:table-cell office:value-type="float" office:value="574.546" calcext:value-type="float">
            <text:p>574.546</text:p>
          </table:table-cell>
          <table:table-cell office:value-type="float" office:value="-390.322" calcext:value-type="float">
            <text:p>-390.322</text:p>
          </table:table-cell>
          <table:table-cell office:value-type="float" office:value="4450.263" calcext:value-type="float">
            <text:p>4450.263</text:p>
          </table:table-cell>
          <table:table-cell office:value-type="float" office:value="1970.284" calcext:value-type="float">
            <text:p>1970.284</text:p>
          </table:table-cell>
          <table:table-cell office:value-type="float" office:value="6430.897" calcext:value-type="float">
            <text:p>6430.897</text:p>
          </table:table-cell>
          <table:table-cell office:value-type="float" office:value="1026.593" calcext:value-type="float">
            <text:p>1026.593</text:p>
          </table:table-cell>
          <table:table-cell office:value-type="float" office:value="6495.341" calcext:value-type="float">
            <text:p>6495.341</text:p>
          </table:table-cell>
          <table:table-cell office:value-type="float" office:value="2405.185" calcext:value-type="float">
            <text:p>2405.185</text:p>
          </table:table-cell>
          <table:table-cell office:value-type="float" office:value="4643.405" calcext:value-type="float">
            <text:p>4643.405</text:p>
          </table:table-cell>
          <table:table-cell office:value-type="float" office:value="1989.589" calcext:value-type="float">
            <text:p>1989.589</text:p>
          </table:table-cell>
          <table:table-cell office:value-type="float" office:value="6712.845" calcext:value-type="float">
            <text:p>6712.845</text:p>
          </table:table-cell>
          <table:table-cell office:value-type="float" office:value="1083.05" calcext:value-type="float">
            <text:p>1083.05</text:p>
          </table:table-cell>
          <table:table-cell office:value-type="float" office:value="6800.951" calcext:value-type="float">
            <text:p>6800.951</text:p>
          </table:table-cell>
          <table:table-cell office:value-type="float" office:value="2485.859" calcext:value-type="float">
            <text:p>2485.859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62.995" calcext:value-type="float">
            <text:p>62.995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100.719" calcext:value-type="float">
            <text:p>-100.719</text:p>
          </table:table-cell>
          <table:table-cell office:value-type="float" office:value="949.533" calcext:value-type="float">
            <text:p>949.533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047.674" calcext:value-type="float">
            <text:p>3047.674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5121.746" calcext:value-type="float">
            <text:p>-5121.74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035" calcext:value-type="float">
            <text:p>96.035</text:p>
          </table:table-cell>
          <table:table-cell office:value-type="float" office:value="0" calcext:value-type="float">
            <text:p>0</text:p>
          </table:table-cell>
          <table:table-cell office:value-type="float" office:value="849.037" calcext:value-type="float">
            <text:p>849.037</text:p>
          </table:table-cell>
          <table:table-cell office:value-type="float" office:value="149.509" calcext:value-type="float">
            <text:p>149.509</text:p>
          </table:table-cell>
          <table:table-cell office:value-type="float" office:value="393.872" calcext:value-type="float">
            <text:p>393.872</text:p>
          </table:table-cell>
          <table:table-cell office:value-type="float" office:value="-201.803" calcext:value-type="float">
            <text:p>-201.803</text:p>
          </table:table-cell>
          <table:table-cell office:value-type="float" office:value="4460.803" calcext:value-type="float">
            <text:p>4460.803</text:p>
          </table:table-cell>
          <table:table-cell office:value-type="float" office:value="1908.88" calcext:value-type="float">
            <text:p>1908.88</text:p>
          </table:table-cell>
          <table:table-cell office:value-type="float" office:value="6459.031" calcext:value-type="float">
            <text:p>6459.031</text:p>
          </table:table-cell>
          <table:table-cell office:value-type="float" office:value="1011.174" calcext:value-type="float">
            <text:p>1011.174</text:p>
          </table:table-cell>
          <table:table-cell office:value-type="float" office:value="6475.165" calcext:value-type="float">
            <text:p>6475.165</text:p>
          </table:table-cell>
          <table:table-cell office:value-type="float" office:value="2446.441" calcext:value-type="float">
            <text:p>2446.441</text:p>
          </table:table-cell>
          <table:table-cell office:value-type="float" office:value="4653.292" calcext:value-type="float">
            <text:p>4653.292</text:p>
          </table:table-cell>
          <table:table-cell office:value-type="float" office:value="1949.731" calcext:value-type="float">
            <text:p>1949.731</text:p>
          </table:table-cell>
          <table:table-cell office:value-type="float" office:value="6774.396" calcext:value-type="float">
            <text:p>6774.396</text:p>
          </table:table-cell>
          <table:table-cell office:value-type="float" office:value="1064.386" calcext:value-type="float">
            <text:p>1064.386</text:p>
          </table:table-cell>
          <table:table-cell office:value-type="float" office:value="6773.657" calcext:value-type="float">
            <text:p>6773.657</text:p>
          </table:table-cell>
          <table:table-cell office:value-type="float" office:value="2532.927" calcext:value-type="float">
            <text:p>2532.927</text:p>
          </table:table-cell>
          <table:table-cell office:value-type="float" office:value="23.92" calcext:value-type="float">
            <text:p>23.9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82.561" calcext:value-type="float">
            <text:p>82.561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140.55" calcext:value-type="float">
            <text:p>-140.55</text:p>
          </table:table-cell>
          <table:table-cell office:value-type="float" office:value="1321.287" calcext:value-type="float">
            <text:p>1321.2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382.976" calcext:value-type="float">
            <text:p>5382.976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9402.151" calcext:value-type="float">
            <text:p>-9402.15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23.494" calcext:value-type="float">
            <text:p>123.494</text:p>
          </table:table-cell>
          <table:table-cell office:value-type="float" office:value="0" calcext:value-type="float">
            <text:p>0</text:p>
          </table:table-cell>
          <table:table-cell office:value-type="float" office:value="1550.262" calcext:value-type="float">
            <text:p>1550.262</text:p>
          </table:table-cell>
          <table:table-cell office:value-type="float" office:value="225.992" calcext:value-type="float">
            <text:p>225.992</text:p>
          </table:table-cell>
          <table:table-cell office:value-type="float" office:value="573.693" calcext:value-type="float">
            <text:p>573.693</text:p>
          </table:table-cell>
          <table:table-cell office:value-type="float" office:value="-326.704" calcext:value-type="float">
            <text:p>-326.704</text:p>
          </table:table-cell>
          <table:table-cell office:value-type="float" office:value="4483.977" calcext:value-type="float">
            <text:p>4483.977</text:p>
          </table:table-cell>
          <table:table-cell office:value-type="float" office:value="1849.955" calcext:value-type="float">
            <text:p>1849.955</text:p>
          </table:table-cell>
          <table:table-cell office:value-type="float" office:value="6473.753" calcext:value-type="float">
            <text:p>6473.753</text:p>
          </table:table-cell>
          <table:table-cell office:value-type="float" office:value="989.147" calcext:value-type="float">
            <text:p>989.147</text:p>
          </table:table-cell>
          <table:table-cell office:value-type="float" office:value="6454.46" calcext:value-type="float">
            <text:p>6454.46</text:p>
          </table:table-cell>
          <table:table-cell office:value-type="float" office:value="2513.494" calcext:value-type="float">
            <text:p>2513.494</text:p>
          </table:table-cell>
          <table:table-cell office:value-type="float" office:value="4683.045" calcext:value-type="float">
            <text:p>4683.045</text:p>
          </table:table-cell>
          <table:table-cell office:value-type="float" office:value="1930.955" calcext:value-type="float">
            <text:p>1930.955</text:p>
          </table:table-cell>
          <table:table-cell office:value-type="float" office:value="6797.089" calcext:value-type="float">
            <text:p>6797.089</text:p>
          </table:table-cell>
          <table:table-cell office:value-type="float" office:value="1043.214" calcext:value-type="float">
            <text:p>1043.214</text:p>
          </table:table-cell>
          <table:table-cell office:value-type="float" office:value="6761.233" calcext:value-type="float">
            <text:p>6761.233</text:p>
          </table:table-cell>
          <table:table-cell office:value-type="float" office:value="2604.856" calcext:value-type="float">
            <text:p>2604.856</text:p>
          </table:table-cell>
          <table:table-cell office:value-type="float" office:value="27.88" calcext:value-type="float">
            <text:p>27.88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1.087" calcext:value-type="float">
            <text:p>71.087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113.733" calcext:value-type="float">
            <text:p>-113.733</text:p>
          </table:table-cell>
          <table:table-cell office:value-type="float" office:value="1718.488" calcext:value-type="float">
            <text:p>1718.488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52.472" calcext:value-type="float">
            <text:p>5252.472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8744.972" calcext:value-type="float">
            <text:p>-8744.972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90.492" calcext:value-type="float">
            <text:p>90.492</text:p>
          </table:table-cell>
          <table:table-cell office:value-type="float" office:value="0" calcext:value-type="float">
            <text:p>0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186.479" calcext:value-type="float">
            <text:p>186.479</text:p>
          </table:table-cell>
          <table:table-cell office:value-type="float" office:value="461.977" calcext:value-type="float">
            <text:p>461.977</text:p>
          </table:table-cell>
          <table:table-cell office:value-type="float" office:value="-280.994" calcext:value-type="float">
            <text:p>-280.994</text:p>
          </table:table-cell>
          <table:table-cell office:value-type="float" office:value="4511.677" calcext:value-type="float">
            <text:p>4511.677</text:p>
          </table:table-cell>
          <table:table-cell office:value-type="float" office:value="1841.947" calcext:value-type="float">
            <text:p>1841.947</text:p>
          </table:table-cell>
          <table:table-cell office:value-type="float" office:value="6480.016" calcext:value-type="float">
            <text:p>6480.016</text:p>
          </table:table-cell>
          <table:table-cell office:value-type="float" office:value="973.572" calcext:value-type="float">
            <text:p>973.572</text:p>
          </table:table-cell>
          <table:table-cell office:value-type="float" office:value="6451.132" calcext:value-type="float">
            <text:p>6451.132</text:p>
          </table:table-cell>
          <table:table-cell office:value-type="float" office:value="2572.222" calcext:value-type="float">
            <text:p>2572.222</text:p>
          </table:table-cell>
          <table:table-cell office:value-type="float" office:value="4710.971" calcext:value-type="float">
            <text:p>4710.971</text:p>
          </table:table-cell>
          <table:table-cell office:value-type="float" office:value="1916.679" calcext:value-type="float">
            <text:p>1916.679</text:p>
          </table:table-cell>
          <table:table-cell office:value-type="float" office:value="6785.591" calcext:value-type="float">
            <text:p>6785.591</text:p>
          </table:table-cell>
          <table:table-cell office:value-type="float" office:value="1027.78" calcext:value-type="float">
            <text:p>1027.78</text:p>
          </table:table-cell>
          <table:table-cell office:value-type="float" office:value="6758.415" calcext:value-type="float">
            <text:p>6758.415</text:p>
          </table:table-cell>
          <table:table-cell office:value-type="float" office:value="2663.528" calcext:value-type="float">
            <text:p>2663.528</text:p>
          </table:table-cell>
          <table:table-cell office:value-type="float" office:value="36.627" calcext:value-type="float">
            <text:p>36.627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220.431" calcext:value-type="float">
            <text:p>220.431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402.495" calcext:value-type="float">
            <text:p>-402.495</text:p>
          </table:table-cell>
          <table:table-cell office:value-type="float" office:value="2096.311" calcext:value-type="float">
            <text:p>2096.311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3859.363" calcext:value-type="float">
            <text:p>13859.363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25512.956" calcext:value-type="float">
            <text:p>-25512.956</text:p>
          </table:table-cell>
          <table:table-cell office:value-type="float" office:value="28" calcext:value-type="float">
            <text:p>28</text:p>
          </table:table-cell>
          <table:table-cell table:number-columns-repeated="45"/>
        </table:table-row>
        <table:table-row table:style-name="ro1">
          <table:table-cell office:value-type="float" office:value="73.152" calcext:value-type="float">
            <text:p>73.152</text:p>
          </table:table-cell>
          <table:table-cell office:value-type="float" office:value="0" calcext:value-type="float">
            <text:p>0</text:p>
          </table:table-cell>
          <table:table-cell office:value-type="float" office:value="652.562" calcext:value-type="float">
            <text:p>652.562</text:p>
          </table:table-cell>
          <table:table-cell office:value-type="float" office:value="112.276" calcext:value-type="float">
            <text:p>112.276</text:p>
          </table:table-cell>
          <table:table-cell office:value-type="float" office:value="296.817" calcext:value-type="float">
            <text:p>296.817</text:p>
          </table:table-cell>
          <table:table-cell office:value-type="float" office:value="-150.513" calcext:value-type="float">
            <text:p>-150.513</text:p>
          </table:table-cell>
          <table:table-cell office:value-type="float" office:value="4547.299" calcext:value-type="float">
            <text:p>4547.299</text:p>
          </table:table-cell>
          <table:table-cell office:value-type="float" office:value="1897.142" calcext:value-type="float">
            <text:p>1897.142</text:p>
          </table:table-cell>
          <table:table-cell office:value-type="float" office:value="6530.031" calcext:value-type="float">
            <text:p>6530.031</text:p>
          </table:table-cell>
          <table:table-cell office:value-type="float" office:value="999.635" calcext:value-type="float">
            <text:p>999.635</text:p>
          </table:table-cell>
          <table:table-cell office:value-type="float" office:value="6538.675" calcext:value-type="float">
            <text:p>6538.675</text:p>
          </table:table-cell>
          <table:table-cell office:value-type="float" office:value="2555.923" calcext:value-type="float">
            <text:p>2555.923</text:p>
          </table:table-cell>
          <table:table-cell office:value-type="float" office:value="4748.259" calcext:value-type="float">
            <text:p>4748.259</text:p>
          </table:table-cell>
          <table:table-cell office:value-type="float" office:value="1895.927" calcext:value-type="float">
            <text:p>1895.927</text:p>
          </table:table-cell>
          <table:table-cell office:value-type="float" office:value="6856.258" calcext:value-type="float">
            <text:p>6856.258</text:p>
          </table:table-cell>
          <table:table-cell office:value-type="float" office:value="1057.448" calcext:value-type="float">
            <text:p>1057.448</text:p>
          </table:table-cell>
          <table:table-cell office:value-type="float" office:value="6854.803" calcext:value-type="float">
            <text:p>6854.803</text:p>
          </table:table-cell>
          <table:table-cell office:value-type="float" office:value="2641.715" calcext:value-type="float">
            <text:p>2641.715</text:p>
          </table:table-cell>
          <table:table-cell office:value-type="float" office:value="19.893" calcext:value-type="float">
            <text:p>19.89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4.057" calcext:value-type="float">
            <text:p>54.057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87.793" calcext:value-type="float">
            <text:p>-87.793</text:p>
          </table:table-cell>
          <table:table-cell office:value-type="float" office:value="792.568" calcext:value-type="float">
            <text:p>792.568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521.398" calcext:value-type="float">
            <text:p>2521.398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4230.313" calcext:value-type="float">
            <text:p>-4230.313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95.829" calcext:value-type="float">
            <text:p>195.829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575.886" calcext:value-type="float">
            <text:p>575.886</text:p>
          </table:table-cell>
          <table:table-cell office:value-type="float" office:value="1343.053" calcext:value-type="float">
            <text:p>1343.053</text:p>
          </table:table-cell>
          <table:table-cell office:value-type="float" office:value="-951.396" calcext:value-type="float">
            <text:p>-951.396</text:p>
          </table:table-cell>
          <table:table-cell office:value-type="float" office:value="4649.675" calcext:value-type="float">
            <text:p>4649.675</text:p>
          </table:table-cell>
          <table:table-cell office:value-type="float" office:value="1943.894" calcext:value-type="float">
            <text:p>1943.894</text:p>
          </table:table-cell>
          <table:table-cell office:value-type="float" office:value="6843.077" calcext:value-type="float">
            <text:p>6843.077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698.408" calcext:value-type="float">
            <text:p>6698.408</text:p>
          </table:table-cell>
          <table:table-cell office:value-type="float" office:value="2600.941" calcext:value-type="float">
            <text:p>2600.941</text:p>
          </table:table-cell>
          <table:table-cell office:value-type="float" office:value="4855.783" calcext:value-type="float">
            <text:p>4855.783</text:p>
          </table:table-cell>
          <table:table-cell office:value-type="float" office:value="1964.737" calcext:value-type="float">
            <text:p>1964.737</text:p>
          </table:table-cell>
          <table:table-cell office:value-type="float" office:value="7194.783" calcext:value-type="float">
            <text:p>7194.783</text:p>
          </table:table-cell>
          <table:table-cell office:value-type="float" office:value="1085.698" calcext:value-type="float">
            <text:p>1085.698</text:p>
          </table:table-cell>
          <table:table-cell office:value-type="float" office:value="7018.605" calcext:value-type="float">
            <text:p>7018.605</text:p>
          </table:table-cell>
          <table:table-cell office:value-type="float" office:value="2692.962" calcext:value-type="float">
            <text:p>2692.962</text:p>
          </table:table-cell>
          <table:table-cell office:value-type="float" office:value="68.293" calcext:value-type="float">
            <text:p>68.293</text:p>
          </table:table-cell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260.833" calcext:value-type="float">
            <text:p>260.833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451.313" calcext:value-type="float">
            <text:p>-451.313</text:p>
          </table:table-cell>
          <table:table-cell office:value-type="float" office:value="3928.536" calcext:value-type="float">
            <text:p>3928.536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17460.289" calcext:value-type="float">
            <text:p>17460.289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30854.143" calcext:value-type="float">
            <text:p>-30854.143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05.767" calcext:value-type="float">
            <text:p>105.767</text:p>
          </table:table-cell>
          <table:table-cell office:value-type="float" office:value="0" calcext:value-type="float">
            <text:p>0</text:p>
          </table:table-cell>
          <table:table-cell office:value-type="float" office:value="701.99" calcext:value-type="float">
            <text:p>701.99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378.597" calcext:value-type="float">
            <text:p>378.597</text:p>
          </table:table-cell>
          <table:table-cell office:value-type="float" office:value="-167.063" calcext:value-type="float">
            <text:p>-167.063</text:p>
          </table:table-cell>
          <table:table-cell office:value-type="float" office:value="4631.733" calcext:value-type="float">
            <text:p>4631.733</text:p>
          </table:table-cell>
          <table:table-cell office:value-type="float" office:value="1983.41" calcext:value-type="float">
            <text:p>1983.41</text:p>
          </table:table-cell>
          <table:table-cell office:value-type="float" office:value="6471.423" calcext:value-type="float">
            <text:p>6471.423</text:p>
          </table:table-cell>
          <table:table-cell office:value-type="float" office:value="987.913" calcext:value-type="float">
            <text:p>987.913</text:p>
          </table:table-cell>
          <table:table-cell office:value-type="float" office:value="6599.757" calcext:value-type="float">
            <text:p>6599.757</text:p>
          </table:table-cell>
          <table:table-cell office:value-type="float" office:value="2663.71" calcext:value-type="float">
            <text:p>2663.71</text:p>
          </table:table-cell>
          <table:table-cell office:value-type="float" office:value="4838.755" calcext:value-type="float">
            <text:p>4838.755</text:p>
          </table:table-cell>
          <table:table-cell office:value-type="float" office:value="2024.029" calcext:value-type="float">
            <text:p>2024.029</text:p>
          </table:table-cell>
          <table:table-cell office:value-type="float" office:value="6808.083" calcext:value-type="float">
            <text:p>6808.083</text:p>
          </table:table-cell>
          <table:table-cell office:value-type="float" office:value="1043.515" calcext:value-type="float">
            <text:p>1043.515</text:p>
          </table:table-cell>
          <table:table-cell office:value-type="float" office:value="6917.543" calcext:value-type="float">
            <text:p>6917.543</text:p>
          </table:table-cell>
          <table:table-cell office:value-type="float" office:value="2759.967" calcext:value-type="float">
            <text:p>2759.967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30.095" calcext:value-type="float">
            <text:p>30.095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49.751" calcext:value-type="float">
            <text:p>-49.751</text:p>
          </table:table-cell>
          <table:table-cell office:value-type="float" office:value="577.93" calcext:value-type="float">
            <text:p>577.9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023.448" calcext:value-type="float">
            <text:p>2023.448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3452.985" calcext:value-type="float">
            <text:p>-3452.985</text:p>
          </table:table-cell>
          <table:table-cell office:value-type="float" office:value="44" calcext:value-type="float">
            <text:p>44</text:p>
          </table:table-cell>
          <table:table-cell table:number-columns-repeated="45"/>
        </table:table-row>
        <table:table-row table:style-name="ro1">
          <table:table-cell office:value-type="float" office:value="117.438" calcext:value-type="float">
            <text:p>117.438</text:p>
          </table:table-cell>
          <table:table-cell office:value-type="float" office:value="0" calcext:value-type="float">
            <text:p>0</text:p>
          </table:table-cell>
          <table:table-cell office:value-type="float" office:value="814.105" calcext:value-type="float">
            <text:p>814.105</text:p>
          </table:table-cell>
          <table:table-cell office:value-type="float" office:value="182.746" calcext:value-type="float">
            <text:p>182.746</text:p>
          </table:table-cell>
          <table:table-cell office:value-type="float" office:value="481.486" calcext:value-type="float">
            <text:p>481.486</text:p>
          </table:table-cell>
          <table:table-cell office:value-type="float" office:value="-246.611" calcext:value-type="float">
            <text:p>-246.611</text:p>
          </table:table-cell>
          <table:table-cell office:value-type="float" office:value="4656.008" calcext:value-type="float">
            <text:p>4656.008</text:p>
          </table:table-cell>
          <table:table-cell office:value-type="float" office:value="1994.205" calcext:value-type="float">
            <text:p>1994.205</text:p>
          </table:table-cell>
          <table:table-cell office:value-type="float" office:value="6419.946" calcext:value-type="float">
            <text:p>6419.946</text:p>
          </table:table-cell>
          <table:table-cell office:value-type="float" office:value="991.198" calcext:value-type="float">
            <text:p>991.198</text:p>
          </table:table-cell>
          <table:table-cell office:value-type="float" office:value="6630.576" calcext:value-type="float">
            <text:p>6630.576</text:p>
          </table:table-cell>
          <table:table-cell office:value-type="float" office:value="2681.441" calcext:value-type="float">
            <text:p>2681.441</text:p>
          </table:table-cell>
          <table:table-cell office:value-type="float" office:value="4870.533" calcext:value-type="float">
            <text:p>4870.533</text:p>
          </table:table-cell>
          <table:table-cell office:value-type="float" office:value="2092.781" calcext:value-type="float">
            <text:p>2092.781</text:p>
          </table:table-cell>
          <table:table-cell office:value-type="float" office:value="6752.722" calcext:value-type="float">
            <text:p>6752.722</text:p>
          </table:table-cell>
          <table:table-cell office:value-type="float" office:value="1044.286" calcext:value-type="float">
            <text:p>1044.286</text:p>
          </table:table-cell>
          <table:table-cell office:value-type="float" office:value="6950.858" calcext:value-type="float">
            <text:p>6950.858</text:p>
          </table:table-cell>
          <table:table-cell office:value-type="float" office:value="2790.208" calcext:value-type="float">
            <text:p>2790.208</text:p>
          </table:table-cell>
          <table:table-cell office:value-type="float" office:value="25.12" calcext:value-type="float">
            <text:p>25.12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78.686" calcext:value-type="float">
            <text:p>78.686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131.63" calcext:value-type="float">
            <text:p>-131.63</text:p>
          </table:table-cell>
          <table:table-cell office:value-type="float" office:value="1307.58" calcext:value-type="float">
            <text:p>1307.5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4766.755" calcext:value-type="float">
            <text:p>4766.755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8188.284" calcext:value-type="float">
            <text:p>-8188.2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5.454" calcext:value-type="float">
            <text:p>155.454</text:p>
          </table:table-cell>
          <table:table-cell office:value-type="float" office:value="0" calcext:value-type="float">
            <text:p>0</text:p>
          </table:table-cell>
          <table:table-cell office:value-type="float" office:value="3367.255" calcext:value-type="float">
            <text:p>3367.255</text:p>
          </table:table-cell>
          <table:table-cell office:value-type="float" office:value="414.063" calcext:value-type="float">
            <text:p>414.063</text:p>
          </table:table-cell>
          <table:table-cell office:value-type="float" office:value="980.31" calcext:value-type="float">
            <text:p>980.31</text:p>
          </table:table-cell>
          <table:table-cell office:value-type="float" office:value="-669.402" calcext:value-type="float">
            <text:p>-669.402</text:p>
          </table:table-cell>
          <table:table-cell office:value-type="float" office:value="4684.682" calcext:value-type="float">
            <text:p>4684.682</text:p>
          </table:table-cell>
          <table:table-cell office:value-type="float" office:value="2170.886" calcext:value-type="float">
            <text:p>2170.886</text:p>
          </table:table-cell>
          <table:table-cell office:value-type="float" office:value="6345.017" calcext:value-type="float">
            <text:p>6345.017</text:p>
          </table:table-cell>
          <table:table-cell office:value-type="float" office:value="943.284" calcext:value-type="float">
            <text:p>943.284</text:p>
          </table:table-cell>
          <table:table-cell office:value-type="float" office:value="6563.801" calcext:value-type="float">
            <text:p>6563.801</text:p>
          </table:table-cell>
          <table:table-cell office:value-type="float" office:value="2805.564" calcext:value-type="float">
            <text:p>2805.564</text:p>
          </table:table-cell>
          <table:table-cell office:value-type="float" office:value="4894.079" calcext:value-type="float">
            <text:p>4894.079</text:p>
          </table:table-cell>
          <table:table-cell office:value-type="float" office:value="2261.831" calcext:value-type="float">
            <text:p>2261.831</text:p>
          </table:table-cell>
          <table:table-cell office:value-type="float" office:value="6615.136" calcext:value-type="float">
            <text:p>6615.136</text:p>
          </table:table-cell>
          <table:table-cell office:value-type="float" office:value="996.618" calcext:value-type="float">
            <text:p>996.618</text:p>
          </table:table-cell>
          <table:table-cell office:value-type="float" office:value="6879.445" calcext:value-type="float">
            <text:p>6879.445</text:p>
          </table:table-cell>
          <table:table-cell office:value-type="float" office:value="2908.714" calcext:value-type="float">
            <text:p>2908.714</text:p>
          </table:table-cell>
          <table:table-cell office:value-type="float" office:value="22.413" calcext:value-type="float">
            <text:p>22.41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8.688" calcext:value-type="float">
            <text:p>68.688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114.421" calcext:value-type="float">
            <text:p>-114.421</text:p>
          </table:table-cell>
          <table:table-cell office:value-type="float" office:value="1064.147" calcext:value-type="float">
            <text:p>1064.147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579.363" calcext:value-type="float">
            <text:p>3579.363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6066.31" calcext:value-type="float">
            <text:p>-6066.3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18.183" calcext:value-type="float">
            <text:p>118.183</text:p>
          </table:table-cell>
          <table:table-cell office:value-type="float" office:value="0" calcext:value-type="float">
            <text:p>0</text:p>
          </table:table-cell>
          <table:table-cell office:value-type="float" office:value="1282.465" calcext:value-type="float">
            <text:p>1282.465</text:p>
          </table:table-cell>
          <table:table-cell office:value-type="float" office:value="210.37" calcext:value-type="float">
            <text:p>210.37</text:p>
          </table:table-cell>
          <table:table-cell office:value-type="float" office:value="537.262" calcext:value-type="float">
            <text:p>537.262</text:p>
          </table:table-cell>
          <table:table-cell office:value-type="float" office:value="-300.896" calcext:value-type="float">
            <text:p>-300.896</text:p>
          </table:table-cell>
          <table:table-cell office:value-type="float" office:value="4808.159" calcext:value-type="float">
            <text:p>4808.159</text:p>
          </table:table-cell>
          <table:table-cell office:value-type="float" office:value="2080.486" calcext:value-type="float">
            <text:p>2080.486</text:p>
          </table:table-cell>
          <table:table-cell office:value-type="float" office:value="7172.966" calcext:value-type="float">
            <text:p>7172.966</text:p>
          </table:table-cell>
          <table:table-cell office:value-type="float" office:value="983.963" calcext:value-type="float">
            <text:p>983.963</text:p>
          </table:table-cell>
          <table:table-cell office:value-type="float" office:value="6768.315" calcext:value-type="float">
            <text:p>6768.315</text:p>
          </table:table-cell>
          <table:table-cell office:value-type="float" office:value="2848.004" calcext:value-type="float">
            <text:p>2848.004</text:p>
          </table:table-cell>
          <table:table-cell office:value-type="float" office:value="5027.059" calcext:value-type="float">
            <text:p>5027.059</text:p>
          </table:table-cell>
          <table:table-cell office:value-type="float" office:value="2181.982" calcext:value-type="float">
            <text:p>2181.982</text:p>
          </table:table-cell>
          <table:table-cell office:value-type="float" office:value="7489.04" calcext:value-type="float">
            <text:p>7489.04</text:p>
          </table:table-cell>
          <table:table-cell office:value-type="float" office:value="1036.574" calcext:value-type="float">
            <text:p>1036.574</text:p>
          </table:table-cell>
          <table:table-cell office:value-type="float" office:value="7092.021" calcext:value-type="float">
            <text:p>7092.021</text:p>
          </table:table-cell>
          <table:table-cell office:value-type="float" office:value="2962.097" calcext:value-type="float">
            <text:p>2962.097</text:p>
          </table:table-cell>
          <table:table-cell office:value-type="float" office:value="52.573" calcext:value-type="float">
            <text:p>52.573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36.608" calcext:value-type="float">
            <text:p>136.608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219.564" calcext:value-type="float">
            <text:p>-219.564</text:p>
          </table:table-cell>
          <table:table-cell office:value-type="float" office:value="2480.466" calcext:value-type="float">
            <text:p>2480.46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7431.197" calcext:value-type="float">
            <text:p>7431.197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12323.239" calcext:value-type="float">
            <text:p>-12323.239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5.094" calcext:value-type="float">
            <text:p>135.094</text:p>
          </table:table-cell>
          <table:table-cell office:value-type="float" office:value="0" calcext:value-type="float">
            <text:p>0</text:p>
          </table:table-cell>
          <table:table-cell office:value-type="float" office:value="1362.451" calcext:value-type="float">
            <text:p>1362.451</text:p>
          </table:table-cell>
          <table:table-cell office:value-type="float" office:value="233.576" calcext:value-type="float">
            <text:p>233.576</text:p>
          </table:table-cell>
          <table:table-cell office:value-type="float" office:value="600.402" calcext:value-type="float">
            <text:p>600.402</text:p>
          </table:table-cell>
          <table:table-cell office:value-type="float" office:value="-330.214" calcext:value-type="float">
            <text:p>-330.214</text:p>
          </table:table-cell>
          <table:table-cell office:value-type="float" office:value="4854.501" calcext:value-type="float">
            <text:p>4854.501</text:p>
          </table:table-cell>
          <table:table-cell office:value-type="float" office:value="2761.006" calcext:value-type="float">
            <text:p>2761.006</text:p>
          </table:table-cell>
          <table:table-cell office:value-type="float" office:value="6311.208" calcext:value-type="float">
            <text:p>6311.208</text:p>
          </table:table-cell>
          <table:table-cell office:value-type="float" office:value="872.51" calcext:value-type="float">
            <text:p>872.51</text:p>
          </table:table-cell>
          <table:table-cell office:value-type="float" office:value="6592.629" calcext:value-type="float">
            <text:p>6592.629</text:p>
          </table:table-cell>
          <table:table-cell office:value-type="float" office:value="3116.372" calcext:value-type="float">
            <text:p>3116.372</text:p>
          </table:table-cell>
          <table:table-cell office:value-type="float" office:value="5070.721" calcext:value-type="float">
            <text:p>5070.721</text:p>
          </table:table-cell>
          <table:table-cell office:value-type="float" office:value="2850.242" calcext:value-type="float">
            <text:p>2850.242</text:p>
          </table:table-cell>
          <table:table-cell office:value-type="float" office:value="6592.408" calcext:value-type="float">
            <text:p>6592.408</text:p>
          </table:table-cell>
          <table:table-cell office:value-type="float" office:value="918.736" calcext:value-type="float">
            <text:p>918.736</text:p>
          </table:table-cell>
          <table:table-cell office:value-type="float" office:value="6900.937" calcext:value-type="float">
            <text:p>6900.937</text:p>
          </table:table-cell>
          <table:table-cell office:value-type="float" office:value="3240.505" calcext:value-type="float">
            <text:p>3240.505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54.987" calcext:value-type="float">
            <text:p>54.987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87.339" calcext:value-type="float">
            <text:p>-87.339</text:p>
          </table:table-cell>
          <table:table-cell office:value-type="float" office:value="1115.98" calcext:value-type="float">
            <text:p>1115.9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613.145" calcext:value-type="float">
            <text:p>2613.145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4089.672" calcext:value-type="float">
            <text:p>-4089.672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17.728" calcext:value-type="float">
            <text:p>117.728</text:p>
          </table:table-cell>
          <table:table-cell office:value-type="float" office:value="0" calcext:value-type="float">
            <text:p>0</text:p>
          </table:table-cell>
          <table:table-cell office:value-type="float" office:value="1513.772" calcext:value-type="float">
            <text:p>1513.772</text:p>
          </table:table-cell>
          <table:table-cell office:value-type="float" office:value="205.114" calcext:value-type="float">
            <text:p>205.114</text:p>
          </table:table-cell>
          <table:table-cell office:value-type="float" office:value="526.336" calcext:value-type="float">
            <text:p>526.336</text:p>
          </table:table-cell>
          <table:table-cell office:value-type="float" office:value="-290.881" calcext:value-type="float">
            <text:p>-290.881</text:p>
          </table:table-cell>
          <table:table-cell office:value-type="float" office:value="4796.4" calcext:value-type="float">
            <text:p>4796.4</text:p>
          </table:table-cell>
          <table:table-cell office:value-type="float" office:value="2487.016" calcext:value-type="float">
            <text:p>2487.016</text:p>
          </table:table-cell>
          <table:table-cell office:value-type="float" office:value="6282.068" calcext:value-type="float">
            <text:p>6282.068</text:p>
          </table:table-cell>
          <table:table-cell office:value-type="float" office:value="846.495" calcext:value-type="float">
            <text:p>846.495</text:p>
          </table:table-cell>
          <table:table-cell office:value-type="float" office:value="6482.705" calcext:value-type="float">
            <text:p>6482.705</text:p>
          </table:table-cell>
          <table:table-cell office:value-type="float" office:value="3110.096" calcext:value-type="float">
            <text:p>3110.096</text:p>
          </table:table-cell>
          <table:table-cell office:value-type="float" office:value="5012.177" calcext:value-type="float">
            <text:p>5012.177</text:p>
          </table:table-cell>
          <table:table-cell office:value-type="float" office:value="2561.017" calcext:value-type="float">
            <text:p>2561.017</text:p>
          </table:table-cell>
          <table:table-cell office:value-type="float" office:value="6610.609" calcext:value-type="float">
            <text:p>6610.609</text:p>
          </table:table-cell>
          <table:table-cell office:value-type="float" office:value="896.809" calcext:value-type="float">
            <text:p>896.809</text:p>
          </table:table-cell>
          <table:table-cell office:value-type="float" office:value="6798.712" calcext:value-type="float">
            <text:p>6798.712</text:p>
          </table:table-cell>
          <table:table-cell office:value-type="float" office:value="3225.642" calcext:value-type="float">
            <text:p>3225.642</text:p>
          </table:table-cell>
          <table:table-cell office:value-type="float" office:value="64.893" calcext:value-type="float">
            <text:p>64.893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492.909" calcext:value-type="float">
            <text:p>492.909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917.032" calcext:value-type="float">
            <text:p>-917.032</text:p>
          </table:table-cell>
          <table:table-cell office:value-type="float" office:value="5273.516" calcext:value-type="float">
            <text:p>5273.516</text:p>
          </table:table-cell>
          <table:table-cell office:value-type="float" office:value="0" calcext:value-type="float">
            <text:p>0</text:p>
          </table:table-cell>
          <table:table-cell office:value-type="float" office:value="4302" calcext:value-type="float">
            <text:p>4302</text:p>
          </table:table-cell>
          <table:table-cell office:value-type="float" office:value="42977.416" calcext:value-type="float">
            <text:p>42977.416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80341.888" calcext:value-type="float">
            <text:p>-80341.888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98.863" calcext:value-type="float">
            <text:p>98.863</text:p>
          </table:table-cell>
          <table:table-cell office:value-type="float" office:value="0" calcext:value-type="float">
            <text:p>0</text:p>
          </table:table-cell>
          <table:table-cell office:value-type="float" office:value="623.125" calcext:value-type="float">
            <text:p>623.125</text:p>
          </table:table-cell>
          <table:table-cell office:value-type="float" office:value="141.882" calcext:value-type="float">
            <text:p>141.882</text:p>
          </table:table-cell>
          <table:table-cell office:value-type="float" office:value="381.507" calcext:value-type="float">
            <text:p>381.507</text:p>
          </table:table-cell>
          <table:table-cell office:value-type="float" office:value="-183.78" calcext:value-type="float">
            <text:p>-183.78</text:p>
          </table:table-cell>
          <table:table-cell office:value-type="float" office:value="4820.163" calcext:value-type="float">
            <text:p>4820.163</text:p>
          </table:table-cell>
          <table:table-cell office:value-type="float" office:value="2372.57" calcext:value-type="float">
            <text:p>2372.57</text:p>
          </table:table-cell>
          <table:table-cell office:value-type="float" office:value="6299.355" calcext:value-type="float">
            <text:p>6299.355</text:p>
          </table:table-cell>
          <table:table-cell office:value-type="float" office:value="815.889" calcext:value-type="float">
            <text:p>815.889</text:p>
          </table:table-cell>
          <table:table-cell office:value-type="float" office:value="6445.498" calcext:value-type="float">
            <text:p>6445.498</text:p>
          </table:table-cell>
          <table:table-cell office:value-type="float" office:value="3194.828" calcext:value-type="float">
            <text:p>3194.828</text:p>
          </table:table-cell>
          <table:table-cell office:value-type="float" office:value="5038.751" calcext:value-type="float">
            <text:p>5038.751</text:p>
          </table:table-cell>
          <table:table-cell office:value-type="float" office:value="2486.372" calcext:value-type="float">
            <text:p>2486.372</text:p>
          </table:table-cell>
          <table:table-cell office:value-type="float" office:value="6607.452" calcext:value-type="float">
            <text:p>6607.452</text:p>
          </table:table-cell>
          <table:table-cell office:value-type="float" office:value="859.055" calcext:value-type="float">
            <text:p>859.055</text:p>
          </table:table-cell>
          <table:table-cell office:value-type="float" office:value="6750.077" calcext:value-type="float">
            <text:p>6750.077</text:p>
          </table:table-cell>
          <table:table-cell office:value-type="float" office:value="3327.425" calcext:value-type="float">
            <text:p>3327.425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34.355" calcext:value-type="float">
            <text:p>34.35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52.319" calcext:value-type="float">
            <text:p>-52.319</text:p>
          </table:table-cell>
          <table:table-cell office:value-type="float" office:value="658.759" calcext:value-type="float">
            <text:p>658.75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549.95" calcext:value-type="float">
            <text:p>1549.9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2428.9" calcext:value-type="float">
            <text:p>-2428.9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27.384" calcext:value-type="float">
            <text:p>127.384</text:p>
          </table:table-cell>
          <table:table-cell office:value-type="float" office:value="0" calcext:value-type="float">
            <text:p>0</text:p>
          </table:table-cell>
          <table:table-cell office:value-type="float" office:value="1364.302" calcext:value-type="float">
            <text:p>1364.302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539.545" calcext:value-type="float">
            <text:p>539.545</text:p>
          </table:table-cell>
          <table:table-cell office:value-type="float" office:value="-284.777" calcext:value-type="float">
            <text:p>-284.777</text:p>
          </table:table-cell>
          <table:table-cell office:value-type="float" office:value="4882.159" calcext:value-type="float">
            <text:p>4882.159</text:p>
          </table:table-cell>
          <table:table-cell office:value-type="float" office:value="2714.093" calcext:value-type="float">
            <text:p>2714.093</text:p>
          </table:table-cell>
          <table:table-cell office:value-type="float" office:value="6233.918" calcext:value-type="float">
            <text:p>6233.918</text:p>
          </table:table-cell>
          <table:table-cell office:value-type="float" office:value="792.932" calcext:value-type="float">
            <text:p>792.932</text:p>
          </table:table-cell>
          <table:table-cell office:value-type="float" office:value="6461.761" calcext:value-type="float">
            <text:p>6461.761</text:p>
          </table:table-cell>
          <table:table-cell office:value-type="float" office:value="3302.557" calcext:value-type="float">
            <text:p>3302.557</text:p>
          </table:table-cell>
          <table:table-cell office:value-type="float" office:value="5105.071" calcext:value-type="float">
            <text:p>5105.071</text:p>
          </table:table-cell>
          <table:table-cell office:value-type="float" office:value="2773.98" calcext:value-type="float">
            <text:p>2773.98</text:p>
          </table:table-cell>
          <table:table-cell office:value-type="float" office:value="6506.884" calcext:value-type="float">
            <text:p>6506.884</text:p>
          </table:table-cell>
          <table:table-cell office:value-type="float" office:value="837.658" calcext:value-type="float">
            <text:p>837.658</text:p>
          </table:table-cell>
          <table:table-cell office:value-type="float" office:value="6773.772" calcext:value-type="float">
            <text:p>6773.772</text:p>
          </table:table-cell>
          <table:table-cell office:value-type="float" office:value="3436.37" calcext:value-type="float">
            <text:p>3436.37</text:p>
          </table:table-cell>
          <table:table-cell office:value-type="float" office:value="40.853" calcext:value-type="float">
            <text:p>40.853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636" calcext:value-type="float">
            <text:p>123.636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205.442" calcext:value-type="float">
            <text:p>-205.442</text:p>
          </table:table-cell>
          <table:table-cell office:value-type="float" office:value="2232.663" calcext:value-type="float">
            <text:p>2232.663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8796.469" calcext:value-type="float">
            <text:p>8796.469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15290.802" calcext:value-type="float">
            <text:p>-15290.80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60.332" calcext:value-type="float">
            <text:p>160.332</text:p>
          </table:table-cell>
          <table:table-cell office:value-type="float" office:value="0" calcext:value-type="float">
            <text:p>0</text:p>
          </table:table-cell>
          <table:table-cell office:value-type="float" office:value="1493.938" calcext:value-type="float">
            <text:p>1493.938</text:p>
          </table:table-cell>
          <table:table-cell office:value-type="float" office:value="317.668" calcext:value-type="float">
            <text:p>317.668</text:p>
          </table:table-cell>
          <table:table-cell office:value-type="float" office:value="793.159" calcext:value-type="float">
            <text:p>793.159</text:p>
          </table:table-cell>
          <table:table-cell office:value-type="float" office:value="-472.494" calcext:value-type="float">
            <text:p>-472.494</text:p>
          </table:table-cell>
          <table:table-cell office:value-type="float" office:value="4926.455" calcext:value-type="float">
            <text:p>4926.455</text:p>
          </table:table-cell>
          <table:table-cell office:value-type="float" office:value="3269.76" calcext:value-type="float">
            <text:p>3269.76</text:p>
          </table:table-cell>
          <table:table-cell office:value-type="float" office:value="6438.705" calcext:value-type="float">
            <text:p>6438.705</text:p>
          </table:table-cell>
          <table:table-cell office:value-type="float" office:value="744.62" calcext:value-type="float">
            <text:p>744.62</text:p>
          </table:table-cell>
          <table:table-cell office:value-type="float" office:value="6409.815" calcext:value-type="float">
            <text:p>6409.815</text:p>
          </table:table-cell>
          <table:table-cell office:value-type="float" office:value="3443.095" calcext:value-type="float">
            <text:p>3443.095</text:p>
          </table:table-cell>
          <table:table-cell office:value-type="float" office:value="5147.361" calcext:value-type="float">
            <text:p>5147.361</text:p>
          </table:table-cell>
          <table:table-cell office:value-type="float" office:value="3387.533" calcext:value-type="float">
            <text:p>3387.533</text:p>
          </table:table-cell>
          <table:table-cell office:value-type="float" office:value="6713.101" calcext:value-type="float">
            <text:p>6713.101</text:p>
          </table:table-cell>
          <table:table-cell office:value-type="float" office:value="784.407" calcext:value-type="float">
            <text:p>784.407</text:p>
          </table:table-cell>
          <table:table-cell office:value-type="float" office:value="6709.98" calcext:value-type="float">
            <text:p>6709.98</text:p>
          </table:table-cell>
          <table:table-cell office:value-type="float" office:value="3584.743" calcext:value-type="float">
            <text:p>3584.743</text:p>
          </table:table-cell>
          <table:table-cell office:value-type="float" office:value="64.093" calcext:value-type="float">
            <text:p>64.093</text:p>
          </table:table-cell>
          <table:table-cell office:value-type="float" office:value="1" calcext:value-type="float">
            <text:p>1</text:p>
          </table:table-cell>
          <table:table-cell office:value-type="float" office:value="2186" calcext:value-type="float">
            <text:p>2186</text:p>
          </table:table-cell>
          <table:table-cell office:value-type="float" office:value="278.663" calcext:value-type="float">
            <text:p>278.663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91.033" calcext:value-type="float">
            <text:p>-491.033</text:p>
          </table:table-cell>
          <table:table-cell office:value-type="float" office:value="4797.041" calcext:value-type="float">
            <text:p>4797.041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float" office:value="24637.312" calcext:value-type="float">
            <text:p>24637.312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4283.001" calcext:value-type="float">
            <text:p>-44283.00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5.415" calcext:value-type="float">
            <text:p>275.415</text:p>
          </table:table-cell>
          <table:table-cell office:value-type="float" office:value="0" calcext:value-type="float">
            <text:p>0</text:p>
          </table:table-cell>
          <table:table-cell office:value-type="float" office:value="4257.428" calcext:value-type="float">
            <text:p>4257.428</text:p>
          </table:table-cell>
          <table:table-cell office:value-type="float" office:value="677.7" calcext:value-type="float">
            <text:p>677.7</text:p>
          </table:table-cell>
          <table:table-cell office:value-type="float" office:value="1625.463" calcext:value-type="float">
            <text:p>1625.463</text:p>
          </table:table-cell>
          <table:table-cell office:value-type="float" office:value="-1074.632" calcext:value-type="float">
            <text:p>-1074.632</text:p>
          </table:table-cell>
          <table:table-cell office:value-type="float" office:value="4951.18" calcext:value-type="float">
            <text:p>4951.18</text:p>
          </table:table-cell>
          <table:table-cell office:value-type="float" office:value="3170.781" calcext:value-type="float">
            <text:p>3170.781</text:p>
          </table:table-cell>
          <table:table-cell office:value-type="float" office:value="6351.567" calcext:value-type="float">
            <text:p>6351.567</text:p>
          </table:table-cell>
          <table:table-cell office:value-type="float" office:value="732.46" calcext:value-type="float">
            <text:p>732.46</text:p>
          </table:table-cell>
          <table:table-cell office:value-type="float" office:value="6410.315" calcext:value-type="float">
            <text:p>6410.315</text:p>
          </table:table-cell>
          <table:table-cell office:value-type="float" office:value="3492.045" calcext:value-type="float">
            <text:p>3492.045</text:p>
          </table:table-cell>
          <table:table-cell office:value-type="float" office:value="5174.466" calcext:value-type="float">
            <text:p>5174.466</text:p>
          </table:table-cell>
          <table:table-cell office:value-type="float" office:value="3300.16" calcext:value-type="float">
            <text:p>3300.16</text:p>
          </table:table-cell>
          <table:table-cell office:value-type="float" office:value="6653.985" calcext:value-type="float">
            <text:p>6653.985</text:p>
          </table:table-cell>
          <table:table-cell office:value-type="float" office:value="772.305" calcext:value-type="float">
            <text:p>772.305</text:p>
          </table:table-cell>
          <table:table-cell office:value-type="float" office:value="6712.976" calcext:value-type="float">
            <text:p>6712.976</text:p>
          </table:table-cell>
          <table:table-cell office:value-type="float" office:value="3635.956" calcext:value-type="float">
            <text:p>3635.956</text:p>
          </table:table-cell>
          <table:table-cell office:value-type="float" office:value="26.187" calcext:value-type="float">
            <text:p>26.18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61.488" calcext:value-type="float">
            <text:p>61.488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96.304" calcext:value-type="float">
            <text:p>-96.304</text:p>
          </table:table-cell>
          <table:table-cell office:value-type="float" office:value="1412.562" calcext:value-type="float">
            <text:p>1412.562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789.74" calcext:value-type="float">
            <text:p>3789.74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6136.988" calcext:value-type="float">
            <text:p>-6136.98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0.706" calcext:value-type="float">
            <text:p>140.706</text:p>
          </table:table-cell>
          <table:table-cell office:value-type="float" office:value="0" calcext:value-type="float">
            <text:p>0</text:p>
          </table:table-cell>
          <table:table-cell office:value-type="float" office:value="2698.493" calcext:value-type="float">
            <text:p>2698.493</text:p>
          </table:table-cell>
          <table:table-cell office:value-type="float" office:value="353.607" calcext:value-type="float">
            <text:p>353.607</text:p>
          </table:table-cell>
          <table:table-cell office:value-type="float" office:value="845.128" calcext:value-type="float">
            <text:p>845.128</text:p>
          </table:table-cell>
          <table:table-cell office:value-type="float" office:value="-563.716" calcext:value-type="float">
            <text:p>-563.716</text:p>
          </table:table-cell>
          <table:table-cell office:value-type="float" office:value="5006.868" calcext:value-type="float">
            <text:p>5006.868</text:p>
          </table:table-cell>
          <table:table-cell office:value-type="float" office:value="3188.418" calcext:value-type="float">
            <text:p>3188.418</text:p>
          </table:table-cell>
          <table:table-cell office:value-type="float" office:value="7107.562" calcext:value-type="float">
            <text:p>7107.562</text:p>
          </table:table-cell>
          <table:table-cell office:value-type="float" office:value="741.835" calcext:value-type="float">
            <text:p>741.835</text:p>
          </table:table-cell>
          <table:table-cell office:value-type="float" office:value="6484.679" calcext:value-type="float">
            <text:p>6484.679</text:p>
          </table:table-cell>
          <table:table-cell office:value-type="float" office:value="3529.057" calcext:value-type="float">
            <text:p>3529.057</text:p>
          </table:table-cell>
          <table:table-cell office:value-type="float" office:value="5233.768" calcext:value-type="float">
            <text:p>5233.768</text:p>
          </table:table-cell>
          <table:table-cell office:value-type="float" office:value="3334.258" calcext:value-type="float">
            <text:p>3334.258</text:p>
          </table:table-cell>
          <table:table-cell office:value-type="float" office:value="7460.525" calcext:value-type="float">
            <text:p>7460.525</text:p>
          </table:table-cell>
          <table:table-cell office:value-type="float" office:value="784.49" calcext:value-type="float">
            <text:p>784.49</text:p>
          </table:table-cell>
          <table:table-cell office:value-type="float" office:value="6796.552" calcext:value-type="float">
            <text:p>6796.552</text:p>
          </table:table-cell>
          <table:table-cell office:value-type="float" office:value="3670.984" calcext:value-type="float">
            <text:p>3670.984</text:p>
          </table:table-cell>
          <table:table-cell office:value-type="float" office:value="52.427" calcext:value-type="float">
            <text:p>52.427</text:p>
          </table:table-cell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  <table:table-cell office:value-type="float" office:value="267.935" calcext:value-type="float">
            <text:p>267.935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81.328" calcext:value-type="float">
            <text:p>-481.328</text:p>
          </table:table-cell>
          <table:table-cell office:value-type="float" office:value="3992.599" calcext:value-type="float">
            <text:p>3992.599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office:value-type="float" office:value="23364.36" calcext:value-type="float">
            <text:p>23364.36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2551.594" calcext:value-type="float">
            <text:p>-42551.59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13.296" calcext:value-type="float">
            <text:p>113.296</text:p>
          </table:table-cell>
          <table:table-cell office:value-type="float" office:value="0" calcext:value-type="float">
            <text:p>0</text:p>
          </table:table-cell>
          <table:table-cell office:value-type="float" office:value="1025.409" calcext:value-type="float">
            <text:p>1025.409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424.346" calcext:value-type="float">
            <text:p>424.346</text:p>
          </table:table-cell>
          <table:table-cell office:value-type="float" office:value="-197.753" calcext:value-type="float">
            <text:p>-197.753</text:p>
          </table:table-cell>
          <table:table-cell office:value-type="float" office:value="4973.769" calcext:value-type="float">
            <text:p>4973.769</text:p>
          </table:table-cell>
          <table:table-cell office:value-type="float" office:value="3167.576" calcext:value-type="float">
            <text:p>3167.576</text:p>
          </table:table-cell>
          <table:table-cell office:value-type="float" office:value="6390.562" calcext:value-type="float">
            <text:p>6390.562</text:p>
          </table:table-cell>
          <table:table-cell office:value-type="float" office:value="727.682" calcext:value-type="float">
            <text:p>727.682</text:p>
          </table:table-cell>
          <table:table-cell office:value-type="float" office:value="6423.386" calcext:value-type="float">
            <text:p>6423.386</text:p>
          </table:table-cell>
          <table:table-cell office:value-type="float" office:value="3524.152" calcext:value-type="float">
            <text:p>3524.152</text:p>
          </table:table-cell>
          <table:table-cell office:value-type="float" office:value="5199.663" calcext:value-type="float">
            <text:p>5199.663</text:p>
          </table:table-cell>
          <table:table-cell office:value-type="float" office:value="3319.578" calcext:value-type="float">
            <text:p>3319.578</text:p>
          </table:table-cell>
          <table:table-cell office:value-type="float" office:value="6675.448" calcext:value-type="float">
            <text:p>6675.448</text:p>
          </table:table-cell>
          <table:table-cell office:value-type="float" office:value="763.344" calcext:value-type="float">
            <text:p>763.344</text:p>
          </table:table-cell>
          <table:table-cell office:value-type="float" office:value="6720.322" calcext:value-type="float">
            <text:p>6720.322</text:p>
          </table:table-cell>
          <table:table-cell office:value-type="float" office:value="3679.004" calcext:value-type="float">
            <text:p>3679.004</text:p>
          </table:table-cell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36.457" calcext:value-type="float">
            <text:p>36.457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8.866" calcext:value-type="float">
            <text:p>-58.866</text:p>
          </table:table-cell>
          <table:table-cell office:value-type="float" office:value="789.266" calcext:value-type="float">
            <text:p>789.26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923.498" calcext:value-type="float">
            <text:p>2923.498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034.64" calcext:value-type="float">
            <text:p>-5034.64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80.026" calcext:value-type="float">
            <text:p>180.026</text:p>
          </table:table-cell>
          <table:table-cell office:value-type="float" office:value="0" calcext:value-type="float">
            <text:p>0</text:p>
          </table:table-cell>
          <table:table-cell office:value-type="float" office:value="3377.016" calcext:value-type="float">
            <text:p>3377.016</text:p>
          </table:table-cell>
          <table:table-cell office:value-type="float" office:value="442.8" calcext:value-type="float">
            <text:p>442.8</text:p>
          </table:table-cell>
          <table:table-cell office:value-type="float" office:value="1062.129" calcext:value-type="float">
            <text:p>1062.129</text:p>
          </table:table-cell>
          <table:table-cell office:value-type="float" office:value="-702.078" calcext:value-type="float">
            <text:p>-702.078</text:p>
          </table:table-cell>
          <table:table-cell office:value-type="float" office:value="5039.067" calcext:value-type="float">
            <text:p>5039.067</text:p>
          </table:table-cell>
          <table:table-cell office:value-type="float" office:value="2994.323" calcext:value-type="float">
            <text:p>2994.323</text:p>
          </table:table-cell>
          <table:table-cell office:value-type="float" office:value="6630.886" calcext:value-type="float">
            <text:p>6630.886</text:p>
          </table:table-cell>
          <table:table-cell office:value-type="float" office:value="759.095" calcext:value-type="float">
            <text:p>759.095</text:p>
          </table:table-cell>
          <table:table-cell office:value-type="float" office:value="6551.262" calcext:value-type="float">
            <text:p>6551.262</text:p>
          </table:table-cell>
          <table:table-cell office:value-type="float" office:value="3526.872" calcext:value-type="float">
            <text:p>3526.872</text:p>
          </table:table-cell>
          <table:table-cell office:value-type="float" office:value="5265.534" calcext:value-type="float">
            <text:p>5265.534</text:p>
          </table:table-cell>
          <table:table-cell office:value-type="float" office:value="3122.092" calcext:value-type="float">
            <text:p>3122.092</text:p>
          </table:table-cell>
          <table:table-cell office:value-type="float" office:value="6955.545" calcext:value-type="float">
            <text:p>6955.545</text:p>
          </table:table-cell>
          <table:table-cell office:value-type="float" office:value="802.183" calcext:value-type="float">
            <text:p>802.183</text:p>
          </table:table-cell>
          <table:table-cell office:value-type="float" office:value="6863.564" calcext:value-type="float">
            <text:p>6863.564</text:p>
          </table:table-cell>
          <table:table-cell office:value-type="float" office:value="3667.504" calcext:value-type="float">
            <text:p>3667.504</text:p>
          </table:table-cell>
          <table:table-cell office:value-type="float" office:value="97.373" calcext:value-type="float">
            <text:p>97.373</text:p>
          </table:table-cell>
          <table:table-cell office:value-type="float" office:value="1" calcext:value-type="float">
            <text:p>1</text:p>
          </table:table-cell>
          <table:table-cell office:value-type="float" office:value="3838" calcext:value-type="float">
            <text:p>3838</text:p>
          </table:table-cell>
          <table:table-cell office:value-type="float" office:value="465.038" calcext:value-type="float">
            <text:p>465.038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829.029" calcext:value-type="float">
            <text:p>-829.029</text:p>
          </table:table-cell>
          <table:table-cell office:value-type="float" office:value="6497.264" calcext:value-type="float">
            <text:p>6497.264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36098.153" calcext:value-type="float">
            <text:p>36098.153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65413.945" calcext:value-type="float">
            <text:p>-65413.945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7.768" calcext:value-type="float">
            <text:p>137.768</text:p>
          </table:table-cell>
          <table:table-cell office:value-type="float" office:value="0" calcext:value-type="float">
            <text:p>0</text:p>
          </table:table-cell>
          <table:table-cell office:value-type="float" office:value="1402.786" calcext:value-type="float">
            <text:p>1402.786</text:p>
          </table:table-cell>
          <table:table-cell office:value-type="float" office:value="225.383" calcext:value-type="float">
            <text:p>225.383</text:p>
          </table:table-cell>
          <table:table-cell office:value-type="float" office:value="586.755" calcext:value-type="float">
            <text:p>586.755</text:p>
          </table:table-cell>
          <table:table-cell office:value-type="float" office:value="-311.219" calcext:value-type="float">
            <text:p>-311.219</text:p>
          </table:table-cell>
          <table:table-cell office:value-type="float" office:value="5019.299" calcext:value-type="float">
            <text:p>5019.299</text:p>
          </table:table-cell>
          <table:table-cell office:value-type="float" office:value="3010.453" calcext:value-type="float">
            <text:p>3010.453</text:p>
          </table:table-cell>
          <table:table-cell office:value-type="float" office:value="6297.702" calcext:value-type="float">
            <text:p>6297.702</text:p>
          </table:table-cell>
          <table:table-cell office:value-type="float" office:value="749.844" calcext:value-type="float">
            <text:p>749.844</text:p>
          </table:table-cell>
          <table:table-cell office:value-type="float" office:value="6513.064" calcext:value-type="float">
            <text:p>6513.064</text:p>
          </table:table-cell>
          <table:table-cell office:value-type="float" office:value="3525.534" calcext:value-type="float">
            <text:p>3525.534</text:p>
          </table:table-cell>
          <table:table-cell office:value-type="float" office:value="5248.625" calcext:value-type="float">
            <text:p>5248.625</text:p>
          </table:table-cell>
          <table:table-cell office:value-type="float" office:value="3116.203" calcext:value-type="float">
            <text:p>3116.203</text:p>
          </table:table-cell>
          <table:table-cell office:value-type="float" office:value="6576.983" calcext:value-type="float">
            <text:p>6576.983</text:p>
          </table:table-cell>
          <table:table-cell office:value-type="float" office:value="793.259" calcext:value-type="float">
            <text:p>793.259</text:p>
          </table:table-cell>
          <table:table-cell office:value-type="float" office:value="6828.877" calcext:value-type="float">
            <text:p>6828.877</text:p>
          </table:table-cell>
          <table:table-cell office:value-type="float" office:value="3668.373" calcext:value-type="float">
            <text:p>3668.373</text:p>
          </table:table-cell>
          <table:table-cell office:value-type="float" office:value="32.907" calcext:value-type="float">
            <text:p>32.907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154.712" calcext:value-type="float">
            <text:p>154.712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75.296" calcext:value-type="float">
            <text:p>-275.296</text:p>
          </table:table-cell>
          <table:table-cell office:value-type="float" office:value="2229.702" calcext:value-type="float">
            <text:p>2229.702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3006.873" calcext:value-type="float">
            <text:p>13006.873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3681.318" calcext:value-type="float">
            <text:p>-23681.31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0" calcext:value-type="float">
            <text:p>0</text:p>
          </table:table-cell>
          <table:table-cell office:value-type="float" office:value="5555.452" calcext:value-type="float">
            <text:p>5555.452</text:p>
          </table:table-cell>
          <table:table-cell office:value-type="float" office:value="643.889" calcext:value-type="float">
            <text:p>643.889</text:p>
          </table:table-cell>
          <table:table-cell office:value-type="float" office:value="1467.192" calcext:value-type="float">
            <text:p>1467.192</text:p>
          </table:table-cell>
          <table:table-cell office:value-type="float" office:value="-1098.192" calcext:value-type="float">
            <text:p>-1098.192</text:p>
          </table:table-cell>
          <table:table-cell office:value-type="float" office:value="5049.792" calcext:value-type="float">
            <text:p>5049.792</text:p>
          </table:table-cell>
          <table:table-cell office:value-type="float" office:value="2980.795" calcext:value-type="float">
            <text:p>2980.795</text:p>
          </table:table-cell>
          <table:table-cell office:value-type="float" office:value="7660.688" calcext:value-type="float">
            <text:p>7660.688</text:p>
          </table:table-cell>
          <table:table-cell office:value-type="float" office:value="780.956" calcext:value-type="float">
            <text:p>780.956</text:p>
          </table:table-cell>
          <table:table-cell office:value-type="float" office:value="6605.537" calcext:value-type="float">
            <text:p>6605.537</text:p>
          </table:table-cell>
          <table:table-cell office:value-type="float" office:value="3494.047" calcext:value-type="float">
            <text:p>3494.047</text:p>
          </table:table-cell>
          <table:table-cell office:value-type="float" office:value="5281.562" calcext:value-type="float">
            <text:p>5281.562</text:p>
          </table:table-cell>
          <table:table-cell office:value-type="float" office:value="3110.853" calcext:value-type="float">
            <text:p>3110.853</text:p>
          </table:table-cell>
          <table:table-cell office:value-type="float" office:value="8048.356" calcext:value-type="float">
            <text:p>8048.356</text:p>
          </table:table-cell>
          <table:table-cell office:value-type="float" office:value="825.032" calcext:value-type="float">
            <text:p>825.032</text:p>
          </table:table-cell>
          <table:table-cell office:value-type="float" office:value="6925.111" calcext:value-type="float">
            <text:p>6925.111</text:p>
          </table:table-cell>
          <table:table-cell office:value-type="float" office:value="3638.014" calcext:value-type="float">
            <text:p>3638.014</text:p>
          </table:table-cell>
          <table:table-cell office:value-type="float" office:value="21.933" calcext:value-type="float">
            <text:p>21.933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5.482" calcext:value-type="float">
            <text:p>65.482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8.514" calcext:value-type="float">
            <text:p>-108.514</text:p>
          </table:table-cell>
          <table:table-cell office:value-type="float" office:value="1552.252" calcext:value-type="float">
            <text:p>1552.25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869.879" calcext:value-type="float">
            <text:p>5869.879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141.147" calcext:value-type="float">
            <text:p>-10141.14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20.446" calcext:value-type="float">
            <text:p>220.446</text:p>
          </table:table-cell>
          <table:table-cell office:value-type="float" office:value="0" calcext:value-type="float">
            <text:p>0</text:p>
          </table:table-cell>
          <table:table-cell office:value-type="float" office:value="5544.798" calcext:value-type="float">
            <text:p>5544.798</text:p>
          </table:table-cell>
          <table:table-cell office:value-type="float" office:value="703.007" calcext:value-type="float">
            <text:p>703.007</text:p>
          </table:table-cell>
          <table:table-cell office:value-type="float" office:value="1620.907" calcext:value-type="float">
            <text:p>1620.907</text:p>
          </table:table-cell>
          <table:table-cell office:value-type="float" office:value="-1180.016" calcext:value-type="float">
            <text:p>-1180.016</text:p>
          </table:table-cell>
          <table:table-cell office:value-type="float" office:value="5058.373" calcext:value-type="float">
            <text:p>5058.373</text:p>
          </table:table-cell>
          <table:table-cell office:value-type="float" office:value="3228.761" calcext:value-type="float">
            <text:p>3228.761</text:p>
          </table:table-cell>
          <table:table-cell office:value-type="float" office:value="7377.613" calcext:value-type="float">
            <text:p>7377.613</text:p>
          </table:table-cell>
          <table:table-cell office:value-type="float" office:value="745.444" calcext:value-type="float">
            <text:p>745.444</text:p>
          </table:table-cell>
          <table:table-cell office:value-type="float" office:value="6543.374" calcext:value-type="float">
            <text:p>6543.374</text:p>
          </table:table-cell>
          <table:table-cell office:value-type="float" office:value="3573.372" calcext:value-type="float">
            <text:p>3573.372</text:p>
          </table:table-cell>
          <table:table-cell office:value-type="float" office:value="5292.616" calcext:value-type="float">
            <text:p>5292.616</text:p>
          </table:table-cell>
          <table:table-cell office:value-type="float" office:value="3339.779" calcext:value-type="float">
            <text:p>3339.779</text:p>
          </table:table-cell>
          <table:table-cell office:value-type="float" office:value="7758.497" calcext:value-type="float">
            <text:p>7758.497</text:p>
          </table:table-cell>
          <table:table-cell office:value-type="float" office:value="788.16" calcext:value-type="float">
            <text:p>788.16</text:p>
          </table:table-cell>
          <table:table-cell office:value-type="float" office:value="6862.711" calcext:value-type="float">
            <text:p>6862.711</text:p>
          </table:table-cell>
          <table:table-cell office:value-type="float" office:value="3722.521" calcext:value-type="float">
            <text:p>3722.521</text:p>
          </table:table-cell>
          <table:table-cell office:value-type="float" office:value="34.28" calcext:value-type="float">
            <text:p>34.2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97.033" calcext:value-type="float">
            <text:p>97.033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59.019" calcext:value-type="float">
            <text:p>-159.019</text:p>
          </table:table-cell>
          <table:table-cell office:value-type="float" office:value="2315.143" calcext:value-type="float">
            <text:p>2315.14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394.361" calcext:value-type="float">
            <text:p>8394.361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4407.282" calcext:value-type="float">
            <text:p>-14407.28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325.917" calcext:value-type="float">
            <text:p>325.917</text:p>
          </table:table-cell>
          <table:table-cell office:value-type="float" office:value="0" calcext:value-type="float">
            <text:p>0</text:p>
          </table:table-cell>
          <table:table-cell office:value-type="float" office:value="10910.224" calcext:value-type="float">
            <text:p>10910.224</text:p>
          </table:table-cell>
          <table:table-cell office:value-type="float" office:value="1324.67" calcext:value-type="float">
            <text:p>1324.67</text:p>
          </table:table-cell>
          <table:table-cell office:value-type="float" office:value="2964.795" calcext:value-type="float">
            <text:p>2964.795</text:p>
          </table:table-cell>
          <table:table-cell office:value-type="float" office:value="-2312.96" calcext:value-type="float">
            <text:p>-2312.96</text:p>
          </table:table-cell>
          <table:table-cell office:value-type="float" office:value="5117.742" calcext:value-type="float">
            <text:p>5117.742</text:p>
          </table:table-cell>
          <table:table-cell office:value-type="float" office:value="3225.909" calcext:value-type="float">
            <text:p>3225.909</text:p>
          </table:table-cell>
          <table:table-cell office:value-type="float" office:value="7145.708" calcext:value-type="float">
            <text:p>7145.708</text:p>
          </table:table-cell>
          <table:table-cell office:value-type="float" office:value="746.845" calcext:value-type="float">
            <text:p>746.845</text:p>
          </table:table-cell>
          <table:table-cell office:value-type="float" office:value="6605.534" calcext:value-type="float">
            <text:p>6605.534</text:p>
          </table:table-cell>
          <table:table-cell office:value-type="float" office:value="3629.95" calcext:value-type="float">
            <text:p>3629.95</text:p>
          </table:table-cell>
          <table:table-cell office:value-type="float" office:value="5349.958" calcext:value-type="float">
            <text:p>5349.958</text:p>
          </table:table-cell>
          <table:table-cell office:value-type="float" office:value="3375.417" calcext:value-type="float">
            <text:p>3375.417</text:p>
          </table:table-cell>
          <table:table-cell office:value-type="float" office:value="7465.055" calcext:value-type="float">
            <text:p>7465.055</text:p>
          </table:table-cell>
          <table:table-cell office:value-type="float" office:value="787.3" calcext:value-type="float">
            <text:p>787.3</text:p>
          </table:table-cell>
          <table:table-cell office:value-type="float" office:value="6918.34" calcext:value-type="float">
            <text:p>6918.34</text:p>
          </table:table-cell>
          <table:table-cell office:value-type="float" office:value="3781.575" calcext:value-type="float">
            <text:p>3781.575</text:p>
          </table:table-cell>
          <table:table-cell office:value-type="float" office:value="69.32" calcext:value-type="float">
            <text:p>69.32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249.839" calcext:value-type="float">
            <text:p>249.839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428.385" calcext:value-type="float">
            <text:p>-428.385</text:p>
          </table:table-cell>
          <table:table-cell office:value-type="float" office:value="5251.048" calcext:value-type="float">
            <text:p>5251.048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19584.998" calcext:value-type="float">
            <text:p>19584.998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33764.269" calcext:value-type="float">
            <text:p>-33764.269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0.212" calcext:value-type="float">
            <text:p>130.212</text:p>
          </table:table-cell>
          <table:table-cell office:value-type="float" office:value="0" calcext:value-type="float">
            <text:p>0</text:p>
          </table:table-cell>
          <table:table-cell office:value-type="float" office:value="1854.102" calcext:value-type="float">
            <text:p>1854.102</text:p>
          </table:table-cell>
          <table:table-cell office:value-type="float" office:value="269.862" calcext:value-type="float">
            <text:p>269.862</text:p>
          </table:table-cell>
          <table:table-cell office:value-type="float" office:value="667.806" calcext:value-type="float">
            <text:p>667.806</text:p>
          </table:table-cell>
          <table:table-cell office:value-type="float" office:value="-407.381" calcext:value-type="float">
            <text:p>-407.381</text:p>
          </table:table-cell>
          <table:table-cell office:value-type="float" office:value="5178.955" calcext:value-type="float">
            <text:p>5178.955</text:p>
          </table:table-cell>
          <table:table-cell office:value-type="float" office:value="3370.213" calcext:value-type="float">
            <text:p>3370.213</text:p>
          </table:table-cell>
          <table:table-cell office:value-type="float" office:value="7631.229" calcext:value-type="float">
            <text:p>7631.229</text:p>
          </table:table-cell>
          <table:table-cell office:value-type="float" office:value="765.698" calcext:value-type="float">
            <text:p>765.698</text:p>
          </table:table-cell>
          <table:table-cell office:value-type="float" office:value="6704.303" calcext:value-type="float">
            <text:p>6704.303</text:p>
          </table:table-cell>
          <table:table-cell office:value-type="float" office:value="3653.606" calcext:value-type="float">
            <text:p>3653.606</text:p>
          </table:table-cell>
          <table:table-cell office:value-type="float" office:value="5421.194" calcext:value-type="float">
            <text:p>5421.194</text:p>
          </table:table-cell>
          <table:table-cell office:value-type="float" office:value="3539.975" calcext:value-type="float">
            <text:p>3539.975</text:p>
          </table:table-cell>
          <table:table-cell office:value-type="float" office:value="7984.499" calcext:value-type="float">
            <text:p>7984.499</text:p>
          </table:table-cell>
          <table:table-cell office:value-type="float" office:value="805.069" calcext:value-type="float">
            <text:p>805.069</text:p>
          </table:table-cell>
          <table:table-cell office:value-type="float" office:value="7024.975" calcext:value-type="float">
            <text:p>7024.975</text:p>
          </table:table-cell>
          <table:table-cell office:value-type="float" office:value="3817.414" calcext:value-type="float">
            <text:p>3817.414</text:p>
          </table:table-cell>
          <table:table-cell office:value-type="float" office:value="30.867" calcext:value-type="float">
            <text:p>30.86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73.999" calcext:value-type="float">
            <text:p>73.999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116.547" calcext:value-type="float">
            <text:p>-116.547</text:p>
          </table:table-cell>
          <table:table-cell office:value-type="float" office:value="1596.379" calcext:value-type="float">
            <text:p>1596.37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4483.705" calcext:value-type="float">
            <text:p>4483.705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7335.619" calcext:value-type="float">
            <text:p>-7335.619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9.159" calcext:value-type="float">
            <text:p>109.159</text:p>
          </table:table-cell>
          <table:table-cell office:value-type="float" office:value="0" calcext:value-type="float">
            <text:p>0</text:p>
          </table:table-cell>
          <table:table-cell office:value-type="float" office:value="932.789" calcext:value-type="float">
            <text:p>932.789</text:p>
          </table:table-cell>
          <table:table-cell office:value-type="float" office:value="165.804" calcext:value-type="float">
            <text:p>165.804</text:p>
          </table:table-cell>
          <table:table-cell office:value-type="float" office:value="439.457" calcext:value-type="float">
            <text:p>439.457</text:p>
          </table:table-cell>
          <table:table-cell office:value-type="float" office:value="-221.139" calcext:value-type="float">
            <text:p>-221.139</text:p>
          </table:table-cell>
          <table:table-cell office:value-type="float" office:value="5164.859" calcext:value-type="float">
            <text:p>5164.859</text:p>
          </table:table-cell>
          <table:table-cell office:value-type="float" office:value="3324.494" calcext:value-type="float">
            <text:p>3324.494</text:p>
          </table:table-cell>
          <table:table-cell office:value-type="float" office:value="6817.679" calcext:value-type="float">
            <text:p>6817.679</text:p>
          </table:table-cell>
          <table:table-cell office:value-type="float" office:value="722.231" calcext:value-type="float">
            <text:p>722.231</text:p>
          </table:table-cell>
          <table:table-cell office:value-type="float" office:value="6603.617" calcext:value-type="float">
            <text:p>6603.617</text:p>
          </table:table-cell>
          <table:table-cell office:value-type="float" office:value="3726.101" calcext:value-type="float">
            <text:p>3726.101</text:p>
          </table:table-cell>
          <table:table-cell office:value-type="float" office:value="5400.748" calcext:value-type="float">
            <text:p>5400.748</text:p>
          </table:table-cell>
          <table:table-cell office:value-type="float" office:value="3435.036" calcext:value-type="float">
            <text:p>3435.036</text:p>
          </table:table-cell>
          <table:table-cell office:value-type="float" office:value="7131.124" calcext:value-type="float">
            <text:p>7131.124</text:p>
          </table:table-cell>
          <table:table-cell office:value-type="float" office:value="761.581" calcext:value-type="float">
            <text:p>761.581</text:p>
          </table:table-cell>
          <table:table-cell office:value-type="float" office:value="6917.896" calcext:value-type="float">
            <text:p>6917.896</text:p>
          </table:table-cell>
          <table:table-cell office:value-type="float" office:value="3883.601" calcext:value-type="float">
            <text:p>3883.601</text:p>
          </table:table-cell>
          <table:table-cell office:value-type="float" office:value="18.16" calcext:value-type="float">
            <text:p>18.1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4.759" calcext:value-type="float">
            <text:p>44.759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71.004" calcext:value-type="float">
            <text:p>-71.004</text:p>
          </table:table-cell>
          <table:table-cell office:value-type="float" office:value="745.051" calcext:value-type="float">
            <text:p>745.05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019.377" calcext:value-type="float">
            <text:p>3019.377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5269.855" calcext:value-type="float">
            <text:p>-5269.855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20.028" calcext:value-type="float">
            <text:p>120.028</text:p>
          </table:table-cell>
          <table:table-cell office:value-type="float" office:value="0" calcext:value-type="float">
            <text:p>0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213.791" calcext:value-type="float">
            <text:p>213.791</text:p>
          </table:table-cell>
          <table:table-cell office:value-type="float" office:value="545.922" calcext:value-type="float">
            <text:p>545.922</text:p>
          </table:table-cell>
          <table:table-cell office:value-type="float" office:value="-305.866" calcext:value-type="float">
            <text:p>-305.866</text:p>
          </table:table-cell>
          <table:table-cell office:value-type="float" office:value="5171.314" calcext:value-type="float">
            <text:p>5171.314</text:p>
          </table:table-cell>
          <table:table-cell office:value-type="float" office:value="3665.037" calcext:value-type="float">
            <text:p>3665.037</text:p>
          </table:table-cell>
          <table:table-cell office:value-type="float" office:value="6811.637" calcext:value-type="float">
            <text:p>6811.637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6559.544" calcext:value-type="float">
            <text:p>6559.544</text:p>
          </table:table-cell>
          <table:table-cell office:value-type="float" office:value="3783.084" calcext:value-type="float">
            <text:p>3783.084</text:p>
          </table:table-cell>
          <table:table-cell office:value-type="float" office:value="5403.675" calcext:value-type="float">
            <text:p>5403.675</text:p>
          </table:table-cell>
          <table:table-cell office:value-type="float" office:value="3811.377" calcext:value-type="float">
            <text:p>3811.377</text:p>
          </table:table-cell>
          <table:table-cell office:value-type="float" office:value="7140.752" calcext:value-type="float">
            <text:p>7140.752</text:p>
          </table:table-cell>
          <table:table-cell office:value-type="float" office:value="736.627" calcext:value-type="float">
            <text:p>736.627</text:p>
          </table:table-cell>
          <table:table-cell office:value-type="float" office:value="6871.111" calcext:value-type="float">
            <text:p>6871.111</text:p>
          </table:table-cell>
          <table:table-cell office:value-type="float" office:value="3936.239" calcext:value-type="float">
            <text:p>3936.239</text:p>
          </table:table-cell>
          <table:table-cell office:value-type="float" office:value="33.427" calcext:value-type="float">
            <text:p>33.427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15.232" calcext:value-type="float">
            <text:p>115.232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96.128" calcext:value-type="float">
            <text:p>-196.128</text:p>
          </table:table-cell>
          <table:table-cell office:value-type="float" office:value="1881.225" calcext:value-type="float">
            <text:p>1881.22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945.446" calcext:value-type="float">
            <text:p>7945.446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3946.914" calcext:value-type="float">
            <text:p>-13946.914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5.93" calcext:value-type="float">
            <text:p>135.93</text:p>
          </table:table-cell>
          <table:table-cell office:value-type="float" office:value="0" calcext:value-type="float">
            <text:p>0</text:p>
          </table:table-cell>
          <table:table-cell office:value-type="float" office:value="1126.398" calcext:value-type="float">
            <text:p>1126.398</text:p>
          </table:table-cell>
          <table:table-cell office:value-type="float" office:value="198.858" calcext:value-type="float">
            <text:p>198.858</text:p>
          </table:table-cell>
          <table:table-cell office:value-type="float" office:value="532.075" calcext:value-type="float">
            <text:p>532.075</text:p>
          </table:table-cell>
          <table:table-cell office:value-type="float" office:value="-260.215" calcext:value-type="float">
            <text:p>-260.215</text:p>
          </table:table-cell>
          <table:table-cell office:value-type="float" office:value="5223.784" calcext:value-type="float">
            <text:p>5223.784</text:p>
          </table:table-cell>
          <table:table-cell office:value-type="float" office:value="3652.399" calcext:value-type="float">
            <text:p>3652.399</text:p>
          </table:table-cell>
          <table:table-cell office:value-type="float" office:value="7595.235" calcext:value-type="float">
            <text:p>7595.235</text:p>
          </table:table-cell>
          <table:table-cell office:value-type="float" office:value="816.077" calcext:value-type="float">
            <text:p>816.077</text:p>
          </table:table-cell>
          <table:table-cell office:value-type="float" office:value="6849.493" calcext:value-type="float">
            <text:p>6849.493</text:p>
          </table:table-cell>
          <table:table-cell office:value-type="float" office:value="3598.075" calcext:value-type="float">
            <text:p>3598.075</text:p>
          </table:table-cell>
          <table:table-cell office:value-type="float" office:value="5462.841" calcext:value-type="float">
            <text:p>5462.841</text:p>
          </table:table-cell>
          <table:table-cell office:value-type="float" office:value="3791.59" calcext:value-type="float">
            <text:p>3791.59</text:p>
          </table:table-cell>
          <table:table-cell office:value-type="float" office:value="7991.996" calcext:value-type="float">
            <text:p>7991.996</text:p>
          </table:table-cell>
          <table:table-cell office:value-type="float" office:value="861.716" calcext:value-type="float">
            <text:p>861.716</text:p>
          </table:table-cell>
          <table:table-cell office:value-type="float" office:value="7179.468" calcext:value-type="float">
            <text:p>7179.468</text:p>
          </table:table-cell>
          <table:table-cell office:value-type="float" office:value="3746.214" calcext:value-type="float">
            <text:p>3746.214</text:p>
          </table:table-cell>
          <table:table-cell office:value-type="float" office:value="112.28" calcext:value-type="float">
            <text:p>112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28.488" calcext:value-type="float">
            <text:p>628.488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1139.732" calcext:value-type="float">
            <text:p>-1139.732</text:p>
          </table:table-cell>
          <table:table-cell office:value-type="float" office:value="8799.823" calcext:value-type="float">
            <text:p>8799.8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05.785" calcext:value-type="float">
            <text:p>51305.785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93406.542" calcext:value-type="float">
            <text:p>-93406.542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210.907" calcext:value-type="float">
            <text:p>210.907</text:p>
          </table:table-cell>
          <table:table-cell office:value-type="float" office:value="0" calcext:value-type="float">
            <text:p>0</text:p>
          </table:table-cell>
          <table:table-cell office:value-type="float" office:value="5378.739" calcext:value-type="float">
            <text:p>5378.739</text:p>
          </table:table-cell>
          <table:table-cell office:value-type="float" office:value="693.865" calcext:value-type="float">
            <text:p>693.865</text:p>
          </table:table-cell>
          <table:table-cell office:value-type="float" office:value="1593.157" calcext:value-type="float">
            <text:p>1593.157</text:p>
          </table:table-cell>
          <table:table-cell office:value-type="float" office:value="-1171.342" calcext:value-type="float">
            <text:p>-1171.342</text:p>
          </table:table-cell>
          <table:table-cell office:value-type="float" office:value="5231.302" calcext:value-type="float">
            <text:p>5231.302</text:p>
          </table:table-cell>
          <table:table-cell office:value-type="float" office:value="3563.015" calcext:value-type="float">
            <text:p>3563.015</text:p>
          </table:table-cell>
          <table:table-cell office:value-type="float" office:value="7379.911" calcext:value-type="float">
            <text:p>7379.911</text:p>
          </table:table-cell>
          <table:table-cell office:value-type="float" office:value="793.038" calcext:value-type="float">
            <text:p>793.038</text:p>
          </table:table-cell>
          <table:table-cell office:value-type="float" office:value="6811.114" calcext:value-type="float">
            <text:p>6811.114</text:p>
          </table:table-cell>
          <table:table-cell office:value-type="float" office:value="3651.489" calcext:value-type="float">
            <text:p>3651.489</text:p>
          </table:table-cell>
          <table:table-cell office:value-type="float" office:value="5468.473" calcext:value-type="float">
            <text:p>5468.473</text:p>
          </table:table-cell>
          <table:table-cell office:value-type="float" office:value="3692.02" calcext:value-type="float">
            <text:p>3692.02</text:p>
          </table:table-cell>
          <table:table-cell office:value-type="float" office:value="7730.424" calcext:value-type="float">
            <text:p>7730.424</text:p>
          </table:table-cell>
          <table:table-cell office:value-type="float" office:value="835.145" calcext:value-type="float">
            <text:p>835.145</text:p>
          </table:table-cell>
          <table:table-cell office:value-type="float" office:value="7132.168" calcext:value-type="float">
            <text:p>7132.168</text:p>
          </table:table-cell>
          <table:table-cell office:value-type="float" office:value="3804.778" calcext:value-type="float">
            <text:p>3804.778</text:p>
          </table:table-cell>
          <table:table-cell office:value-type="float" office:value="44.547" calcext:value-type="float">
            <text:p>44.547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80.381" calcext:value-type="float">
            <text:p>180.381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314.791" calcext:value-type="float">
            <text:p>-314.791</text:p>
          </table:table-cell>
          <table:table-cell office:value-type="float" office:value="3310.682" calcext:value-type="float">
            <text:p>3310.682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4919.405" calcext:value-type="float">
            <text:p>14919.405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26410.297" calcext:value-type="float">
            <text:p>-26410.2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9.045" calcext:value-type="float">
            <text:p>139.045</text:p>
          </table:table-cell>
          <table:table-cell office:value-type="float" office:value="0" calcext:value-type="float">
            <text:p>0</text:p>
          </table:table-cell>
          <table:table-cell office:value-type="float" office:value="1520.217" calcext:value-type="float">
            <text:p>1520.217</text:p>
          </table:table-cell>
          <table:table-cell office:value-type="float" office:value="228.149" calcext:value-type="float">
            <text:p>228.149</text:p>
          </table:table-cell>
          <table:table-cell office:value-type="float" office:value="593.541" calcext:value-type="float">
            <text:p>593.541</text:p>
          </table:table-cell>
          <table:table-cell office:value-type="float" office:value="-315.452" calcext:value-type="float">
            <text:p>-315.452</text:p>
          </table:table-cell>
          <table:table-cell office:value-type="float" office:value="5201.572" calcext:value-type="float">
            <text:p>5201.572</text:p>
          </table:table-cell>
          <table:table-cell office:value-type="float" office:value="3443.011" calcext:value-type="float">
            <text:p>3443.011</text:p>
          </table:table-cell>
          <table:table-cell office:value-type="float" office:value="7296.303" calcext:value-type="float">
            <text:p>7296.303</text:p>
          </table:table-cell>
          <table:table-cell office:value-type="float" office:value="743.421" calcext:value-type="float">
            <text:p>743.421</text:p>
          </table:table-cell>
          <table:table-cell office:value-type="float" office:value="6682.543" calcext:value-type="float">
            <text:p>6682.543</text:p>
          </table:table-cell>
          <table:table-cell office:value-type="float" office:value="3720.601" calcext:value-type="float">
            <text:p>3720.601</text:p>
          </table:table-cell>
          <table:table-cell office:value-type="float" office:value="5434.092" calcext:value-type="float">
            <text:p>5434.092</text:p>
          </table:table-cell>
          <table:table-cell office:value-type="float" office:value="3608.506" calcext:value-type="float">
            <text:p>3608.506</text:p>
          </table:table-cell>
          <table:table-cell office:value-type="float" office:value="7619.984" calcext:value-type="float">
            <text:p>7619.984</text:p>
          </table:table-cell>
          <table:table-cell office:value-type="float" office:value="779.395" calcext:value-type="float">
            <text:p>779.395</text:p>
          </table:table-cell>
          <table:table-cell office:value-type="float" office:value="6986.727" calcext:value-type="float">
            <text:p>6986.727</text:p>
          </table:table-cell>
          <table:table-cell office:value-type="float" office:value="3881.458" calcext:value-type="float">
            <text:p>3881.458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96.03" calcext:value-type="float">
            <text:p>96.03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68.076" calcext:value-type="float">
            <text:p>-168.076</text:p>
          </table:table-cell>
          <table:table-cell office:value-type="float" office:value="1678.341" calcext:value-type="float">
            <text:p>1678.341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8556.472" calcext:value-type="float">
            <text:p>8556.472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5367.026" calcext:value-type="float">
            <text:p>-15367.02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0.742" calcext:value-type="float">
            <text:p>160.742</text:p>
          </table:table-cell>
          <table:table-cell office:value-type="float" office:value="0" calcext:value-type="float">
            <text:p>0</text:p>
          </table:table-cell>
          <table:table-cell office:value-type="float" office:value="2388.869" calcext:value-type="float">
            <text:p>2388.869</text:p>
          </table:table-cell>
          <table:table-cell office:value-type="float" office:value="331.982" calcext:value-type="float">
            <text:p>331.982</text:p>
          </table:table-cell>
          <table:table-cell office:value-type="float" office:value="822.085" calcext:value-type="float">
            <text:p>822.085</text:p>
          </table:table-cell>
          <table:table-cell office:value-type="float" office:value="-500.601" calcext:value-type="float">
            <text:p>-500.601</text:p>
          </table:table-cell>
          <table:table-cell office:value-type="float" office:value="5241.376" calcext:value-type="float">
            <text:p>5241.376</text:p>
          </table:table-cell>
          <table:table-cell office:value-type="float" office:value="3353.481" calcext:value-type="float">
            <text:p>3353.481</text:p>
          </table:table-cell>
          <table:table-cell office:value-type="float" office:value="7436.548" calcext:value-type="float">
            <text:p>7436.548</text:p>
          </table:table-cell>
          <table:table-cell office:value-type="float" office:value="745.937" calcext:value-type="float">
            <text:p>745.937</text:p>
          </table:table-cell>
          <table:table-cell office:value-type="float" office:value="6727.358" calcext:value-type="float">
            <text:p>6727.358</text:p>
          </table:table-cell>
          <table:table-cell office:value-type="float" office:value="3755.394" calcext:value-type="float">
            <text:p>3755.394</text:p>
          </table:table-cell>
          <table:table-cell office:value-type="float" office:value="5478.919" calcext:value-type="float">
            <text:p>5478.919</text:p>
          </table:table-cell>
          <table:table-cell office:value-type="float" office:value="3502.957" calcext:value-type="float">
            <text:p>3502.957</text:p>
          </table:table-cell>
          <table:table-cell office:value-type="float" office:value="7814.71" calcext:value-type="float">
            <text:p>7814.71</text:p>
          </table:table-cell>
          <table:table-cell office:value-type="float" office:value="788.458" calcext:value-type="float">
            <text:p>788.458</text:p>
          </table:table-cell>
          <table:table-cell office:value-type="float" office:value="7049.607" calcext:value-type="float">
            <text:p>7049.607</text:p>
          </table:table-cell>
          <table:table-cell office:value-type="float" office:value="3908.23" calcext:value-type="float">
            <text:p>3908.23</text:p>
          </table:table-cell>
          <table:table-cell office:value-type="float" office:value="45.613" calcext:value-type="float">
            <text:p>45.613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97.527" calcext:value-type="float">
            <text:p>197.527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347.88" calcext:value-type="float">
            <text:p>-347.88</text:p>
          </table:table-cell>
          <table:table-cell office:value-type="float" office:value="3227.669" calcext:value-type="float">
            <text:p>3227.669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6271.711" calcext:value-type="float">
            <text:p>16271.711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29187.242" calcext:value-type="float">
            <text:p>-29187.242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4.636" calcext:value-type="float">
            <text:p>144.636</text:p>
          </table:table-cell>
          <table:table-cell office:value-type="float" office:value="0" calcext:value-type="float">
            <text:p>0</text:p>
          </table:table-cell>
          <table:table-cell office:value-type="float" office:value="2373.414" calcext:value-type="float">
            <text:p>2373.414</text:p>
          </table:table-cell>
          <table:table-cell office:value-type="float" office:value="330.468" calcext:value-type="float">
            <text:p>330.468</text:p>
          </table:table-cell>
          <table:table-cell office:value-type="float" office:value="802.962" calcext:value-type="float">
            <text:p>802.962</text:p>
          </table:table-cell>
          <table:table-cell office:value-type="float" office:value="-513.691" calcext:value-type="float">
            <text:p>-513.691</text:p>
          </table:table-cell>
          <table:table-cell office:value-type="float" office:value="5246.433" calcext:value-type="float">
            <text:p>5246.433</text:p>
          </table:table-cell>
          <table:table-cell office:value-type="float" office:value="3458.833" calcext:value-type="float">
            <text:p>3458.833</text:p>
          </table:table-cell>
          <table:table-cell office:value-type="float" office:value="6893.367" calcext:value-type="float">
            <text:p>6893.367</text:p>
          </table:table-cell>
          <table:table-cell office:value-type="float" office:value="720.15" calcext:value-type="float">
            <text:p>720.15</text:p>
          </table:table-cell>
          <table:table-cell office:value-type="float" office:value="6681.044" calcext:value-type="float">
            <text:p>6681.044</text:p>
          </table:table-cell>
          <table:table-cell office:value-type="float" office:value="3811.821" calcext:value-type="float">
            <text:p>3811.821</text:p>
          </table:table-cell>
          <table:table-cell office:value-type="float" office:value="5482.844" calcext:value-type="float">
            <text:p>5482.844</text:p>
          </table:table-cell>
          <table:table-cell office:value-type="float" office:value="3539.21" calcext:value-type="float">
            <text:p>3539.21</text:p>
          </table:table-cell>
          <table:table-cell office:value-type="float" office:value="7201.503" calcext:value-type="float">
            <text:p>7201.503</text:p>
          </table:table-cell>
          <table:table-cell office:value-type="float" office:value="758.256" calcext:value-type="float">
            <text:p>758.256</text:p>
          </table:table-cell>
          <table:table-cell office:value-type="float" office:value="6993.367" calcext:value-type="float">
            <text:p>6993.367</text:p>
          </table:table-cell>
          <table:table-cell office:value-type="float" office:value="3972.321" calcext:value-type="float">
            <text:p>3972.321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193.984" calcext:value-type="float">
            <text:p>193.984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40.835" calcext:value-type="float">
            <text:p>-340.835</text:p>
          </table:table-cell>
          <table:table-cell office:value-type="float" office:value="3395.564" calcext:value-type="float">
            <text:p>3395.564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7699.018" calcext:value-type="float">
            <text:p>17699.018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1862.688" calcext:value-type="float">
            <text:p>-31862.688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83.192" calcext:value-type="float">
            <text:p>183.192</text:p>
          </table:table-cell>
          <table:table-cell office:value-type="float" office:value="0" calcext:value-type="float">
            <text:p>0</text:p>
          </table:table-cell>
          <table:table-cell office:value-type="float" office:value="2430.412" calcext:value-type="float">
            <text:p>2430.412</text:p>
          </table:table-cell>
          <table:table-cell office:value-type="float" office:value="384.734" calcext:value-type="float">
            <text:p>384.734</text:p>
          </table:table-cell>
          <table:table-cell office:value-type="float" office:value="949.622" calcext:value-type="float">
            <text:p>949.622</text:p>
          </table:table-cell>
          <table:table-cell office:value-type="float" office:value="-583.238" calcext:value-type="float">
            <text:p>-583.238</text:p>
          </table:table-cell>
          <table:table-cell office:value-type="float" office:value="5265.175" calcext:value-type="float">
            <text:p>5265.175</text:p>
          </table:table-cell>
          <table:table-cell office:value-type="float" office:value="3323.751" calcext:value-type="float">
            <text:p>3323.751</text:p>
          </table:table-cell>
          <table:table-cell office:value-type="float" office:value="6871.332" calcext:value-type="float">
            <text:p>6871.332</text:p>
          </table:table-cell>
          <table:table-cell office:value-type="float" office:value="716.45" calcext:value-type="float">
            <text:p>716.45</text:p>
          </table:table-cell>
          <table:table-cell office:value-type="float" office:value="6692.417" calcext:value-type="float">
            <text:p>6692.417</text:p>
          </table:table-cell>
          <table:table-cell office:value-type="float" office:value="3837.932" calcext:value-type="float">
            <text:p>3837.932</text:p>
          </table:table-cell>
          <table:table-cell office:value-type="float" office:value="5503.276" calcext:value-type="float">
            <text:p>5503.276</text:p>
          </table:table-cell>
          <table:table-cell office:value-type="float" office:value="3491.88" calcext:value-type="float">
            <text:p>3491.88</text:p>
          </table:table-cell>
          <table:table-cell office:value-type="float" office:value="7204.409" calcext:value-type="float">
            <text:p>7204.409</text:p>
          </table:table-cell>
          <table:table-cell office:value-type="float" office:value="753.472" calcext:value-type="float">
            <text:p>753.472</text:p>
          </table:table-cell>
          <table:table-cell office:value-type="float" office:value="7004.269" calcext:value-type="float">
            <text:p>7004.269</text:p>
          </table:table-cell>
          <table:table-cell office:value-type="float" office:value="4002.284" calcext:value-type="float">
            <text:p>4002.284</text:p>
          </table:table-cell>
          <table:table-cell office:value-type="float" office:value="29.853" calcext:value-type="float">
            <text:p>29.853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63.676" calcext:value-type="float">
            <text:p>63.676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96.997" calcext:value-type="float">
            <text:p>-96.997</text:p>
          </table:table-cell>
          <table:table-cell office:value-type="float" office:value="1838.94" calcext:value-type="float">
            <text:p>1838.94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694.489" calcext:value-type="float">
            <text:p>4694.489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7512.962" calcext:value-type="float">
            <text:p>-7512.96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254.003" calcext:value-type="float">
            <text:p>254.003</text:p>
          </table:table-cell>
          <table:table-cell office:value-type="float" office:value="0" calcext:value-type="float">
            <text:p>0</text:p>
          </table:table-cell>
          <table:table-cell office:value-type="float" office:value="10155.125" calcext:value-type="float">
            <text:p>10155.125</text:p>
          </table:table-cell>
          <table:table-cell office:value-type="float" office:value="1168.401" calcext:value-type="float">
            <text:p>1168.401</text:p>
          </table:table-cell>
          <table:table-cell office:value-type="float" office:value="2581.577" calcext:value-type="float">
            <text:p>2581.577</text:p>
          </table:table-cell>
          <table:table-cell office:value-type="float" office:value="-2073.57" calcext:value-type="float">
            <text:p>-2073.57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3460.217" calcext:value-type="float">
            <text:p>3460.217</text:p>
          </table:table-cell>
          <table:table-cell office:value-type="float" office:value="7235.194" calcext:value-type="float">
            <text:p>7235.194</text:p>
          </table:table-cell>
          <table:table-cell office:value-type="float" office:value="723.704" calcext:value-type="float">
            <text:p>723.704</text:p>
          </table:table-cell>
          <table:table-cell office:value-type="float" office:value="6711.673" calcext:value-type="float">
            <text:p>6711.673</text:p>
          </table:table-cell>
          <table:table-cell office:value-type="float" office:value="3828.288" calcext:value-type="float">
            <text:p>3828.288</text:p>
          </table:table-cell>
          <table:table-cell office:value-type="float" office:value="5512.703" calcext:value-type="float">
            <text:p>5512.703</text:p>
          </table:table-cell>
          <table:table-cell office:value-type="float" office:value="3594.206" calcext:value-type="float">
            <text:p>3594.206</text:p>
          </table:table-cell>
          <table:table-cell office:value-type="float" office:value="7607.832" calcext:value-type="float">
            <text:p>7607.832</text:p>
          </table:table-cell>
          <table:table-cell office:value-type="float" office:value="761.796" calcext:value-type="float">
            <text:p>761.796</text:p>
          </table:table-cell>
          <table:table-cell office:value-type="float" office:value="7030.279" calcext:value-type="float">
            <text:p>7030.279</text:p>
          </table:table-cell>
          <table:table-cell office:value-type="float" office:value="3995.128" calcext:value-type="float">
            <text:p>3995.128</text:p>
          </table:table-cell>
          <table:table-cell office:value-type="float" office:value="89.067" calcext:value-type="float">
            <text:p>89.0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81.463" calcext:value-type="float">
            <text:p>581.463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69.268" calcext:value-type="float">
            <text:p>-1069.268</text:p>
          </table:table-cell>
          <table:table-cell office:value-type="float" office:value="7661.389" calcext:value-type="float">
            <text:p>7661.3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127.47" calcext:value-type="float">
            <text:p>54127.47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0166.061" calcext:value-type="float">
            <text:p>-100166.06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3.349" calcext:value-type="float">
            <text:p>103.349</text:p>
          </table:table-cell>
          <table:table-cell office:value-type="float" office:value="0" calcext:value-type="float">
            <text:p>0</text:p>
          </table:table-cell>
          <table:table-cell office:value-type="float" office:value="1127.469" calcext:value-type="float">
            <text:p>1127.469</text:p>
          </table:table-cell>
          <table:table-cell office:value-type="float" office:value="205.543" calcext:value-type="float">
            <text:p>205.543</text:p>
          </table:table-cell>
          <table:table-cell office:value-type="float" office:value="512.812" calcext:value-type="float">
            <text:p>512.812</text:p>
          </table:table-cell>
          <table:table-cell office:value-type="float" office:value="-306.114" calcext:value-type="float">
            <text:p>-306.114</text:p>
          </table:table-cell>
          <table:table-cell office:value-type="float" office:value="5339.024" calcext:value-type="float">
            <text:p>5339.024</text:p>
          </table:table-cell>
          <table:table-cell office:value-type="float" office:value="3639.875" calcext:value-type="float">
            <text:p>3639.875</text:p>
          </table:table-cell>
          <table:table-cell office:value-type="float" office:value="6986.79" calcext:value-type="float">
            <text:p>6986.79</text:p>
          </table:table-cell>
          <table:table-cell office:value-type="float" office:value="682.582" calcext:value-type="float">
            <text:p>682.582</text:p>
          </table:table-cell>
          <table:table-cell office:value-type="float" office:value="6698.797" calcext:value-type="float">
            <text:p>6698.797</text:p>
          </table:table-cell>
          <table:table-cell office:value-type="float" office:value="3979.251" calcext:value-type="float">
            <text:p>3979.251</text:p>
          </table:table-cell>
          <table:table-cell office:value-type="float" office:value="5584.857" calcext:value-type="float">
            <text:p>5584.857</text:p>
          </table:table-cell>
          <table:table-cell office:value-type="float" office:value="3766.561" calcext:value-type="float">
            <text:p>3766.561</text:p>
          </table:table-cell>
          <table:table-cell office:value-type="float" office:value="7285.551" calcext:value-type="float">
            <text:p>7285.551</text:p>
          </table:table-cell>
          <table:table-cell office:value-type="float" office:value="718.693" calcext:value-type="float">
            <text:p>718.693</text:p>
          </table:table-cell>
          <table:table-cell office:value-type="float" office:value="7016.566" calcext:value-type="float">
            <text:p>7016.566</text:p>
          </table:table-cell>
          <table:table-cell office:value-type="float" office:value="4153.147" calcext:value-type="float">
            <text:p>4153.147</text:p>
          </table:table-cell>
          <table:table-cell office:value-type="float" office:value="65.453" calcext:value-type="float">
            <text:p>65.453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99.454" calcext:value-type="float">
            <text:p>199.454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331.88" calcext:value-type="float">
            <text:p>-331.88</text:p>
          </table:table-cell>
          <table:table-cell office:value-type="float" office:value="4580.348" calcext:value-type="float">
            <text:p>4580.348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7115.379" calcext:value-type="float">
            <text:p>17115.379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29515.234" calcext:value-type="float">
            <text:p>-29515.234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25.731" calcext:value-type="float">
            <text:p>225.731</text:p>
          </table:table-cell>
          <table:table-cell office:value-type="float" office:value="0" calcext:value-type="float">
            <text:p>0</text:p>
          </table:table-cell>
          <table:table-cell office:value-type="float" office:value="2760.819" calcext:value-type="float">
            <text:p>2760.819</text:p>
          </table:table-cell>
          <table:table-cell office:value-type="float" office:value="515.971" calcext:value-type="float">
            <text:p>515.971</text:p>
          </table:table-cell>
          <table:table-cell office:value-type="float" office:value="1253.597" calcext:value-type="float">
            <text:p>1253.597</text:p>
          </table:table-cell>
          <table:table-cell office:value-type="float" office:value="-802.136" calcext:value-type="float">
            <text:p>-802.136</text:p>
          </table:table-cell>
          <table:table-cell office:value-type="float" office:value="5378.914" calcext:value-type="float">
            <text:p>5378.914</text:p>
          </table:table-cell>
          <table:table-cell office:value-type="float" office:value="4040.25" calcext:value-type="float">
            <text:p>4040.25</text:p>
          </table:table-cell>
          <table:table-cell office:value-type="float" office:value="7013.407" calcext:value-type="float">
            <text:p>7013.407</text:p>
          </table:table-cell>
          <table:table-cell office:value-type="float" office:value="678.823" calcext:value-type="float">
            <text:p>678.823</text:p>
          </table:table-cell>
          <table:table-cell office:value-type="float" office:value="6731.198" calcext:value-type="float">
            <text:p>6731.198</text:p>
          </table:table-cell>
          <table:table-cell office:value-type="float" office:value="4026.63" calcext:value-type="float">
            <text:p>4026.63</text:p>
          </table:table-cell>
          <table:table-cell office:value-type="float" office:value="5626.226" calcext:value-type="float">
            <text:p>5626.226</text:p>
          </table:table-cell>
          <table:table-cell office:value-type="float" office:value="4219.146" calcext:value-type="float">
            <text:p>4219.146</text:p>
          </table:table-cell>
          <table:table-cell office:value-type="float" office:value="7376.336" calcext:value-type="float">
            <text:p>7376.336</text:p>
          </table:table-cell>
          <table:table-cell office:value-type="float" office:value="715.142" calcext:value-type="float">
            <text:p>715.142</text:p>
          </table:table-cell>
          <table:table-cell office:value-type="float" office:value="7050.863" calcext:value-type="float">
            <text:p>7050.863</text:p>
          </table:table-cell>
          <table:table-cell office:value-type="float" office:value="4201.589" calcext:value-type="float">
            <text:p>4201.589</text:p>
          </table:table-cell>
          <table:table-cell office:value-type="float" office:value="32.747" calcext:value-type="float">
            <text:p>32.747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8.087" calcext:value-type="float">
            <text:p>78.087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22.811" calcext:value-type="float">
            <text:p>-122.811</text:p>
          </table:table-cell>
          <table:table-cell office:value-type="float" office:value="1973.746" calcext:value-type="float">
            <text:p>1973.74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6450.424" calcext:value-type="float">
            <text:p>6450.424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0876.158" calcext:value-type="float">
            <text:p>-10876.15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16.112" calcext:value-type="float">
            <text:p>216.112</text:p>
          </table:table-cell>
          <table:table-cell office:value-type="float" office:value="0" calcext:value-type="float">
            <text:p>0</text:p>
          </table:table-cell>
          <table:table-cell office:value-type="float" office:value="6156.542" calcext:value-type="float">
            <text:p>6156.542</text:p>
          </table:table-cell>
          <table:table-cell office:value-type="float" office:value="720.153" calcext:value-type="float">
            <text:p>720.153</text:p>
          </table:table-cell>
          <table:table-cell office:value-type="float" office:value="1650.73" calcext:value-type="float">
            <text:p>1650.73</text:p>
          </table:table-cell>
          <table:table-cell office:value-type="float" office:value="-1218.507" calcext:value-type="float">
            <text:p>-1218.507</text:p>
          </table:table-cell>
          <table:table-cell office:value-type="float" office:value="5355.773" calcext:value-type="float">
            <text:p>5355.773</text:p>
          </table:table-cell>
          <table:table-cell office:value-type="float" office:value="3999.052" calcext:value-type="float">
            <text:p>3999.052</text:p>
          </table:table-cell>
          <table:table-cell office:value-type="float" office:value="6710.584" calcext:value-type="float">
            <text:p>6710.584</text:p>
          </table:table-cell>
          <table:table-cell office:value-type="float" office:value="668.908" calcext:value-type="float">
            <text:p>668.908</text:p>
          </table:table-cell>
          <table:table-cell office:value-type="float" office:value="6688.307" calcext:value-type="float">
            <text:p>6688.307</text:p>
          </table:table-cell>
          <table:table-cell office:value-type="float" office:value="4023.239" calcext:value-type="float">
            <text:p>4023.239</text:p>
          </table:table-cell>
          <table:table-cell office:value-type="float" office:value="5603.069" calcext:value-type="float">
            <text:p>5603.069</text:p>
          </table:table-cell>
          <table:table-cell office:value-type="float" office:value="4182.086" calcext:value-type="float">
            <text:p>4182.086</text:p>
          </table:table-cell>
          <table:table-cell office:value-type="float" office:value="7039.712" calcext:value-type="float">
            <text:p>7039.712</text:p>
          </table:table-cell>
          <table:table-cell office:value-type="float" office:value="706.934" calcext:value-type="float">
            <text:p>706.934</text:p>
          </table:table-cell>
          <table:table-cell office:value-type="float" office:value="7011.353" calcext:value-type="float">
            <text:p>7011.353</text:p>
          </table:table-cell>
          <table:table-cell office:value-type="float" office:value="4194.784" calcext:value-type="float">
            <text:p>4194.784</text:p>
          </table:table-cell>
          <table:table-cell office:value-type="float" office:value="36.373" calcext:value-type="float">
            <text:p>36.373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29.979" calcext:value-type="float">
            <text:p>129.979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222.559" calcext:value-type="float">
            <text:p>-222.559</text:p>
          </table:table-cell>
          <table:table-cell office:value-type="float" office:value="2400.96" calcext:value-type="float">
            <text:p>2400.96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9753.278" calcext:value-type="float">
            <text:p>9753.278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17028.566" calcext:value-type="float">
            <text:p>-17028.56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6.488" calcext:value-type="float">
            <text:p>166.488</text:p>
          </table:table-cell>
          <table:table-cell office:value-type="float" office:value="0" calcext:value-type="float">
            <text:p>0</text:p>
          </table:table-cell>
          <table:table-cell office:value-type="float" office:value="1303.665" calcext:value-type="float">
            <text:p>1303.665</text:p>
          </table:table-cell>
          <table:table-cell office:value-type="float" office:value="304.812" calcext:value-type="float">
            <text:p>304.812</text:p>
          </table:table-cell>
          <table:table-cell office:value-type="float" office:value="773.704" calcext:value-type="float">
            <text:p>773.704</text:p>
          </table:table-cell>
          <table:table-cell office:value-type="float" office:value="-440.727" calcext:value-type="float">
            <text:p>-440.727</text:p>
          </table:table-cell>
          <table:table-cell office:value-type="float" office:value="5402.264" calcext:value-type="float">
            <text:p>5402.264</text:p>
          </table:table-cell>
          <table:table-cell office:value-type="float" office:value="3825.209" calcext:value-type="float">
            <text:p>3825.209</text:p>
          </table:table-cell>
          <table:table-cell office:value-type="float" office:value="7183.132" calcext:value-type="float">
            <text:p>7183.132</text:p>
          </table:table-cell>
          <table:table-cell office:value-type="float" office:value="701.066" calcext:value-type="float">
            <text:p>701.066</text:p>
          </table:table-cell>
          <table:table-cell office:value-type="float" office:value="6798.858" calcext:value-type="float">
            <text:p>6798.858</text:p>
          </table:table-cell>
          <table:table-cell office:value-type="float" office:value="4005.67" calcext:value-type="float">
            <text:p>4005.67</text:p>
          </table:table-cell>
          <table:table-cell office:value-type="float" office:value="5651.586" calcext:value-type="float">
            <text:p>5651.586</text:p>
          </table:table-cell>
          <table:table-cell office:value-type="float" office:value="4006.973" calcext:value-type="float">
            <text:p>4006.973</text:p>
          </table:table-cell>
          <table:table-cell office:value-type="float" office:value="7517.952" calcext:value-type="float">
            <text:p>7517.952</text:p>
          </table:table-cell>
          <table:table-cell office:value-type="float" office:value="739.448" calcext:value-type="float">
            <text:p>739.448</text:p>
          </table:table-cell>
          <table:table-cell office:value-type="float" office:value="7124.642" calcext:value-type="float">
            <text:p>7124.642</text:p>
          </table:table-cell>
          <table:table-cell office:value-type="float" office:value="4178.531" calcext:value-type="float">
            <text:p>4178.531</text:p>
          </table:table-cell>
          <table:table-cell office:value-type="float" office:value="67.267" calcext:value-type="float">
            <text:p>67.267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313.381" calcext:value-type="float">
            <text:p>313.381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57.02" calcext:value-type="float">
            <text:p>-557.02</text:p>
          </table:table-cell>
          <table:table-cell office:value-type="float" office:value="5418.73" calcext:value-type="float">
            <text:p>5418.73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28480.734" calcext:value-type="float">
            <text:p>28480.734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1317.801" calcext:value-type="float">
            <text:p>-51317.801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5.834" calcext:value-type="float">
            <text:p>145.834</text:p>
          </table:table-cell>
          <table:table-cell office:value-type="float" office:value="0" calcext:value-type="float">
            <text:p>0</text:p>
          </table:table-cell>
          <table:table-cell office:value-type="float" office:value="2014.182" calcext:value-type="float">
            <text:p>2014.182</text:p>
          </table:table-cell>
          <table:table-cell office:value-type="float" office:value="266.812" calcext:value-type="float">
            <text:p>266.812</text:p>
          </table:table-cell>
          <table:table-cell office:value-type="float" office:value="677.351" calcext:value-type="float">
            <text:p>677.351</text:p>
          </table:table-cell>
          <table:table-cell office:value-type="float" office:value="-385.683" calcext:value-type="float">
            <text:p>-385.683</text:p>
          </table:table-cell>
          <table:table-cell office:value-type="float" office:value="5421.842" calcext:value-type="float">
            <text:p>5421.842</text:p>
          </table:table-cell>
          <table:table-cell office:value-type="float" office:value="4012.957" calcext:value-type="float">
            <text:p>4012.957</text:p>
          </table:table-cell>
          <table:table-cell office:value-type="float" office:value="6900.384" calcext:value-type="float">
            <text:p>6900.384</text:p>
          </table:table-cell>
          <table:table-cell office:value-type="float" office:value="627.315" calcext:value-type="float">
            <text:p>627.315</text:p>
          </table:table-cell>
          <table:table-cell office:value-type="float" office:value="6671.518" calcext:value-type="float">
            <text:p>6671.518</text:p>
          </table:table-cell>
          <table:table-cell office:value-type="float" office:value="4172.166" calcext:value-type="float">
            <text:p>4172.166</text:p>
          </table:table-cell>
          <table:table-cell office:value-type="float" office:value="5672.209" calcext:value-type="float">
            <text:p>5672.209</text:p>
          </table:table-cell>
          <table:table-cell office:value-type="float" office:value="4175.633" calcext:value-type="float">
            <text:p>4175.633</text:p>
          </table:table-cell>
          <table:table-cell office:value-type="float" office:value="7256.98" calcext:value-type="float">
            <text:p>7256.98</text:p>
          </table:table-cell>
          <table:table-cell office:value-type="float" office:value="663.149" calcext:value-type="float">
            <text:p>663.149</text:p>
          </table:table-cell>
          <table:table-cell office:value-type="float" office:value="6993.27" calcext:value-type="float">
            <text:p>6993.27</text:p>
          </table:table-cell>
          <table:table-cell office:value-type="float" office:value="4351.149" calcext:value-type="float">
            <text:p>4351.149</text:p>
          </table:table-cell>
          <table:table-cell office:value-type="float" office:value="28.173" calcext:value-type="float">
            <text:p>28.17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75.342" calcext:value-type="float">
            <text:p>75.342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121.916" calcext:value-type="float">
            <text:p>-121.916</text:p>
          </table:table-cell>
          <table:table-cell office:value-type="float" office:value="1522.704" calcext:value-type="float">
            <text:p>1522.70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5212.013" calcext:value-type="float">
            <text:p>5212.013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8860.158" calcext:value-type="float">
            <text:p>-8860.15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52.415" calcext:value-type="float">
            <text:p>252.415</text:p>
          </table:table-cell>
          <table:table-cell office:value-type="float" office:value="0" calcext:value-type="float">
            <text:p>0</text:p>
          </table:table-cell>
          <table:table-cell office:value-type="float" office:value="4312.835" calcext:value-type="float">
            <text:p>4312.835</text:p>
          </table:table-cell>
          <table:table-cell office:value-type="float" office:value="661.802" calcext:value-type="float">
            <text:p>661.802</text:p>
          </table:table-cell>
          <table:table-cell office:value-type="float" office:value="1570.792" calcext:value-type="float">
            <text:p>1570.792</text:p>
          </table:table-cell>
          <table:table-cell office:value-type="float" office:value="-1065.963" calcext:value-type="float">
            <text:p>-1065.963</text:p>
          </table:table-cell>
          <table:table-cell office:value-type="float" office:value="5436.515" calcext:value-type="float">
            <text:p>5436.515</text:p>
          </table:table-cell>
          <table:table-cell office:value-type="float" office:value="4104.243" calcext:value-type="float">
            <text:p>4104.243</text:p>
          </table:table-cell>
          <table:table-cell office:value-type="float" office:value="7029.494" calcext:value-type="float">
            <text:p>7029.494</text:p>
          </table:table-cell>
          <table:table-cell office:value-type="float" office:value="639.667" calcext:value-type="float">
            <text:p>639.667</text:p>
          </table:table-cell>
          <table:table-cell office:value-type="float" office:value="6710.797" calcext:value-type="float">
            <text:p>6710.797</text:p>
          </table:table-cell>
          <table:table-cell office:value-type="float" office:value="4162.234" calcext:value-type="float">
            <text:p>4162.234</text:p>
          </table:table-cell>
          <table:table-cell office:value-type="float" office:value="5688.765" calcext:value-type="float">
            <text:p>5688.765</text:p>
          </table:table-cell>
          <table:table-cell office:value-type="float" office:value="4228.485" calcext:value-type="float">
            <text:p>4228.485</text:p>
          </table:table-cell>
          <table:table-cell office:value-type="float" office:value="7395.05" calcext:value-type="float">
            <text:p>7395.05</text:p>
          </table:table-cell>
          <table:table-cell office:value-type="float" office:value="675.199" calcext:value-type="float">
            <text:p>675.199</text:p>
          </table:table-cell>
          <table:table-cell office:value-type="float" office:value="7033.829" calcext:value-type="float">
            <text:p>7033.829</text:p>
          </table:table-cell>
          <table:table-cell office:value-type="float" office:value="4343.7" calcext:value-type="float">
            <text:p>4343.7</text:p>
          </table:table-cell>
          <table:table-cell office:value-type="float" office:value="29.907" calcext:value-type="float">
            <text:p>29.90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77.594" calcext:value-type="float">
            <text:p>77.594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124.668" calcext:value-type="float">
            <text:p>-124.668</text:p>
          </table:table-cell>
          <table:table-cell office:value-type="float" office:value="1399.339" calcext:value-type="float">
            <text:p>1399.3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025.666" calcext:value-type="float">
            <text:p>5025.666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8612.302" calcext:value-type="float">
            <text:p>-8612.30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402.323" calcext:value-type="float">
            <text:p>402.323</text:p>
          </table:table-cell>
          <table:table-cell office:value-type="float" office:value="0" calcext:value-type="float">
            <text:p>0</text:p>
          </table:table-cell>
          <table:table-cell office:value-type="float" office:value="22535.326" calcext:value-type="float">
            <text:p>22535.326</text:p>
          </table:table-cell>
          <table:table-cell office:value-type="float" office:value="2579.115" calcext:value-type="float">
            <text:p>2579.115</text:p>
          </table:table-cell>
          <table:table-cell office:value-type="float" office:value="5540.184" calcext:value-type="float">
            <text:p>5540.184</text:p>
          </table:table-cell>
          <table:table-cell office:value-type="float" office:value="-4735.538" calcext:value-type="float">
            <text:p>-4735.538</text:p>
          </table:table-cell>
          <table:table-cell office:value-type="float" office:value="5472.811" calcext:value-type="float">
            <text:p>5472.811</text:p>
          </table:table-cell>
          <table:table-cell office:value-type="float" office:value="4105.451" calcext:value-type="float">
            <text:p>4105.451</text:p>
          </table:table-cell>
          <table:table-cell office:value-type="float" office:value="7593.06" calcext:value-type="float">
            <text:p>7593.06</text:p>
          </table:table-cell>
          <table:table-cell office:value-type="float" office:value="654.965" calcext:value-type="float">
            <text:p>654.965</text:p>
          </table:table-cell>
          <table:table-cell office:value-type="float" office:value="6777.569" calcext:value-type="float">
            <text:p>6777.569</text:p>
          </table:table-cell>
          <table:table-cell office:value-type="float" office:value="4168.054" calcext:value-type="float">
            <text:p>4168.054</text:p>
          </table:table-cell>
          <table:table-cell office:value-type="float" office:value="5722.903" calcext:value-type="float">
            <text:p>5722.903</text:p>
          </table:table-cell>
          <table:table-cell office:value-type="float" office:value="4295.368" calcext:value-type="float">
            <text:p>4295.368</text:p>
          </table:table-cell>
          <table:table-cell office:value-type="float" office:value="7923.438" calcext:value-type="float">
            <text:p>7923.438</text:p>
          </table:table-cell>
          <table:table-cell office:value-type="float" office:value="687.686" calcext:value-type="float">
            <text:p>687.686</text:p>
          </table:table-cell>
          <table:table-cell office:value-type="float" office:value="7092.843" calcext:value-type="float">
            <text:p>7092.843</text:p>
          </table:table-cell>
          <table:table-cell office:value-type="float" office:value="4352.963" calcext:value-type="float">
            <text:p>4352.963</text:p>
          </table:table-cell>
          <table:table-cell office:value-type="float" office:value="61.333" calcext:value-type="float">
            <text:p>61.333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281.745" calcext:value-type="float">
            <text:p>281.745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499.931" calcext:value-type="float">
            <text:p>-499.931</text:p>
          </table:table-cell>
          <table:table-cell office:value-type="float" office:value="3796.894" calcext:value-type="float">
            <text:p>3796.894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17814.47" calcext:value-type="float">
            <text:p>17814.47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31691.351" calcext:value-type="float">
            <text:p>-31691.35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8.256" calcext:value-type="float">
            <text:p>138.256</text:p>
          </table:table-cell>
          <table:table-cell office:value-type="float" office:value="0" calcext:value-type="float">
            <text:p>0</text:p>
          </table:table-cell>
          <table:table-cell office:value-type="float" office:value="1605.672" calcext:value-type="float">
            <text:p>1605.672</text:p>
          </table:table-cell>
          <table:table-cell office:value-type="float" office:value="247.739" calcext:value-type="float">
            <text:p>247.739</text:p>
          </table:table-cell>
          <table:table-cell office:value-type="float" office:value="631.778" calcext:value-type="float">
            <text:p>631.778</text:p>
          </table:table-cell>
          <table:table-cell office:value-type="float" office:value="-355.266" calcext:value-type="float">
            <text:p>-355.266</text:p>
          </table:table-cell>
          <table:table-cell office:value-type="float" office:value="5456.844" calcext:value-type="float">
            <text:p>5456.844</text:p>
          </table:table-cell>
          <table:table-cell office:value-type="float" office:value="4214.565" calcext:value-type="float">
            <text:p>4214.565</text:p>
          </table:table-cell>
          <table:table-cell office:value-type="float" office:value="7184.006" calcext:value-type="float">
            <text:p>7184.006</text:p>
          </table:table-cell>
          <table:table-cell office:value-type="float" office:value="609.892" calcext:value-type="float">
            <text:p>609.892</text:p>
          </table:table-cell>
          <table:table-cell office:value-type="float" office:value="6671.81" calcext:value-type="float">
            <text:p>6671.81</text:p>
          </table:table-cell>
          <table:table-cell office:value-type="float" office:value="4241.877" calcext:value-type="float">
            <text:p>4241.877</text:p>
          </table:table-cell>
          <table:table-cell office:value-type="float" office:value="5706.683" calcext:value-type="float">
            <text:p>5706.683</text:p>
          </table:table-cell>
          <table:table-cell office:value-type="float" office:value="4387.832" calcext:value-type="float">
            <text:p>4387.832</text:p>
          </table:table-cell>
          <table:table-cell office:value-type="float" office:value="7486.902" calcext:value-type="float">
            <text:p>7486.902</text:p>
          </table:table-cell>
          <table:table-cell office:value-type="float" office:value="645.146" calcext:value-type="float">
            <text:p>645.146</text:p>
          </table:table-cell>
          <table:table-cell office:value-type="float" office:value="6991.879" calcext:value-type="float">
            <text:p>6991.879</text:p>
          </table:table-cell>
          <table:table-cell office:value-type="float" office:value="4421.487" calcext:value-type="float">
            <text:p>4421.487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6.492" calcext:value-type="float">
            <text:p>26.492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42.189" calcext:value-type="float">
            <text:p>-42.189</text:p>
          </table:table-cell>
          <table:table-cell office:value-type="float" office:value="536.824" calcext:value-type="float">
            <text:p>536.82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30.366" calcext:value-type="float">
            <text:p>1630.366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2711.031" calcext:value-type="float">
            <text:p>-2711.031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1.118" calcext:value-type="float">
            <text:p>111.118</text:p>
          </table:table-cell>
          <table:table-cell office:value-type="float" office:value="0" calcext:value-type="float">
            <text:p>0</text:p>
          </table:table-cell>
          <table:table-cell office:value-type="float" office:value="1092.31" calcext:value-type="float">
            <text:p>1092.31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512.826" calcext:value-type="float">
            <text:p>512.826</text:p>
          </table:table-cell>
          <table:table-cell office:value-type="float" office:value="-290.591" calcext:value-type="float">
            <text:p>-290.591</text:p>
          </table:table-cell>
          <table:table-cell office:value-type="float" office:value="5419.321" calcext:value-type="float">
            <text:p>5419.321</text:p>
          </table:table-cell>
          <table:table-cell office:value-type="float" office:value="4071.43" calcext:value-type="float">
            <text:p>4071.43</text:p>
          </table:table-cell>
          <table:table-cell office:value-type="float" office:value="6876.511" calcext:value-type="float">
            <text:p>6876.511</text:p>
          </table:table-cell>
          <table:table-cell office:value-type="float" office:value="598.463" calcext:value-type="float">
            <text:p>598.463</text:p>
          </table:table-cell>
          <table:table-cell office:value-type="float" office:value="6611.521" calcext:value-type="float">
            <text:p>6611.521</text:p>
          </table:table-cell>
          <table:table-cell office:value-type="float" office:value="4227.122" calcext:value-type="float">
            <text:p>4227.122</text:p>
          </table:table-cell>
          <table:table-cell office:value-type="float" office:value="5666.814" calcext:value-type="float">
            <text:p>5666.814</text:p>
          </table:table-cell>
          <table:table-cell office:value-type="float" office:value="4275.085" calcext:value-type="float">
            <text:p>4275.085</text:p>
          </table:table-cell>
          <table:table-cell office:value-type="float" office:value="7227.751" calcext:value-type="float">
            <text:p>7227.751</text:p>
          </table:table-cell>
          <table:table-cell office:value-type="float" office:value="631.646" calcext:value-type="float">
            <text:p>631.646</text:p>
          </table:table-cell>
          <table:table-cell office:value-type="float" office:value="6925.118" calcext:value-type="float">
            <text:p>6925.118</text:p>
          </table:table-cell>
          <table:table-cell office:value-type="float" office:value="4408.51" calcext:value-type="float">
            <text:p>4408.51</text:p>
          </table:table-cell>
          <table:table-cell office:value-type="float" office:value="18.427" calcext:value-type="float">
            <text:p>18.42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36.982" calcext:value-type="float">
            <text:p>36.982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55.246" calcext:value-type="float">
            <text:p>-55.246</text:p>
          </table:table-cell>
          <table:table-cell office:value-type="float" office:value="442.69" calcext:value-type="float">
            <text:p>442.6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86.735" calcext:value-type="float">
            <text:p>1486.735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2519.037" calcext:value-type="float">
            <text:p>-2519.037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08.91" calcext:value-type="float">
            <text:p>208.91</text:p>
          </table:table-cell>
          <table:table-cell office:value-type="float" office:value="0" calcext:value-type="float">
            <text:p>0</text:p>
          </table:table-cell>
          <table:table-cell office:value-type="float" office:value="4378.998" calcext:value-type="float">
            <text:p>4378.998</text:p>
          </table:table-cell>
          <table:table-cell office:value-type="float" office:value="640.406" calcext:value-type="float">
            <text:p>640.406</text:p>
          </table:table-cell>
          <table:table-cell office:value-type="float" office:value="1484.663" calcext:value-type="float">
            <text:p>1484.663</text:p>
          </table:table-cell>
          <table:table-cell office:value-type="float" office:value="-1066.844" calcext:value-type="float">
            <text:p>-1066.844</text:p>
          </table:table-cell>
          <table:table-cell office:value-type="float" office:value="5437.099" calcext:value-type="float">
            <text:p>5437.099</text:p>
          </table:table-cell>
          <table:table-cell office:value-type="float" office:value="3991.063" calcext:value-type="float">
            <text:p>3991.063</text:p>
          </table:table-cell>
          <table:table-cell office:value-type="float" office:value="7561.706" calcext:value-type="float">
            <text:p>7561.706</text:p>
          </table:table-cell>
          <table:table-cell office:value-type="float" office:value="680.298" calcext:value-type="float">
            <text:p>680.298</text:p>
          </table:table-cell>
          <table:table-cell office:value-type="float" office:value="6792.322" calcext:value-type="float">
            <text:p>6792.322</text:p>
          </table:table-cell>
          <table:table-cell office:value-type="float" office:value="4081.876" calcext:value-type="float">
            <text:p>4081.876</text:p>
          </table:table-cell>
          <table:table-cell office:value-type="float" office:value="5690.062" calcext:value-type="float">
            <text:p>5690.062</text:p>
          </table:table-cell>
          <table:table-cell office:value-type="float" office:value="4145.004" calcext:value-type="float">
            <text:p>4145.004</text:p>
          </table:table-cell>
          <table:table-cell office:value-type="float" office:value="7956.045" calcext:value-type="float">
            <text:p>7956.045</text:p>
          </table:table-cell>
          <table:table-cell office:value-type="float" office:value="715.206" calcext:value-type="float">
            <text:p>715.206</text:p>
          </table:table-cell>
          <table:table-cell office:value-type="float" office:value="7114.826" calcext:value-type="float">
            <text:p>7114.826</text:p>
          </table:table-cell>
          <table:table-cell office:value-type="float" office:value="4265.299" calcext:value-type="float">
            <text:p>4265.299</text:p>
          </table:table-cell>
          <table:table-cell office:value-type="float" office:value="53.333" calcext:value-type="float">
            <text:p>53.333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57.278" calcext:value-type="float">
            <text:p>157.278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59.981" calcext:value-type="float">
            <text:p>-259.981</text:p>
          </table:table-cell>
          <table:table-cell office:value-type="float" office:value="3362.123" calcext:value-type="float">
            <text:p>3362.123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2058.063" calcext:value-type="float">
            <text:p>12058.063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0658.771" calcext:value-type="float">
            <text:p>-20658.77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28.815" calcext:value-type="float">
            <text:p>128.815</text:p>
          </table:table-cell>
          <table:table-cell office:value-type="float" office:value="0" calcext:value-type="float">
            <text:p>0</text:p>
          </table:table-cell>
          <table:table-cell office:value-type="float" office:value="1202.724" calcext:value-type="float">
            <text:p>1202.724</text:p>
          </table:table-cell>
          <table:table-cell office:value-type="float" office:value="223.881" calcext:value-type="float">
            <text:p>223.881</text:p>
          </table:table-cell>
          <table:table-cell office:value-type="float" office:value="574.809" calcext:value-type="float">
            <text:p>574.809</text:p>
          </table:table-cell>
          <table:table-cell office:value-type="float" office:value="-317.179" calcext:value-type="float">
            <text:p>-317.179</text:p>
          </table:table-cell>
          <table:table-cell office:value-type="float" office:value="5456.108" calcext:value-type="float">
            <text:p>5456.108</text:p>
          </table:table-cell>
          <table:table-cell office:value-type="float" office:value="4015.733" calcext:value-type="float">
            <text:p>4015.733</text:p>
          </table:table-cell>
          <table:table-cell office:value-type="float" office:value="7781.277" calcext:value-type="float">
            <text:p>7781.277</text:p>
          </table:table-cell>
          <table:table-cell office:value-type="float" office:value="696.59" calcext:value-type="float">
            <text:p>696.59</text:p>
          </table:table-cell>
          <table:table-cell office:value-type="float" office:value="6843.786" calcext:value-type="float">
            <text:p>6843.786</text:p>
          </table:table-cell>
          <table:table-cell office:value-type="float" office:value="4068.429" calcext:value-type="float">
            <text:p>4068.429</text:p>
          </table:table-cell>
          <table:table-cell office:value-type="float" office:value="5706.477" calcext:value-type="float">
            <text:p>5706.477</text:p>
          </table:table-cell>
          <table:table-cell office:value-type="float" office:value="4170.197" calcext:value-type="float">
            <text:p>4170.197</text:p>
          </table:table-cell>
          <table:table-cell office:value-type="float" office:value="8189.643" calcext:value-type="float">
            <text:p>8189.643</text:p>
          </table:table-cell>
          <table:table-cell office:value-type="float" office:value="735.176" calcext:value-type="float">
            <text:p>735.176</text:p>
          </table:table-cell>
          <table:table-cell office:value-type="float" office:value="7171.022" calcext:value-type="float">
            <text:p>7171.022</text:p>
          </table:table-cell>
          <table:table-cell office:value-type="float" office:value="4241.931" calcext:value-type="float">
            <text:p>4241.931</text:p>
          </table:table-cell>
          <table:table-cell office:value-type="float" office:value="17.347" calcext:value-type="float">
            <text:p>17.34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1.672" calcext:value-type="float">
            <text:p>41.672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65.667" calcext:value-type="float">
            <text:p>-65.667</text:p>
          </table:table-cell>
          <table:table-cell office:value-type="float" office:value="933.678" calcext:value-type="float">
            <text:p>933.67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72.184" calcext:value-type="float">
            <text:p>3072.184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5186.427" calcext:value-type="float">
            <text:p>-5186.42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4.774" calcext:value-type="float">
            <text:p>154.774</text:p>
          </table:table-cell>
          <table:table-cell office:value-type="float" office:value="0" calcext:value-type="float">
            <text:p>0</text:p>
          </table:table-cell>
          <table:table-cell office:value-type="float" office:value="2222.201" calcext:value-type="float">
            <text:p>2222.201</text:p>
          </table:table-cell>
          <table:table-cell office:value-type="float" office:value="336.311" calcext:value-type="float">
            <text:p>336.311</text:p>
          </table:table-cell>
          <table:table-cell office:value-type="float" office:value="824.739" calcext:value-type="float">
            <text:p>824.739</text:p>
          </table:table-cell>
          <table:table-cell office:value-type="float" office:value="-515.191" calcext:value-type="float">
            <text:p>-515.191</text:p>
          </table:table-cell>
          <table:table-cell office:value-type="float" office:value="5462.204" calcext:value-type="float">
            <text:p>5462.204</text:p>
          </table:table-cell>
          <table:table-cell office:value-type="float" office:value="3915.504" calcext:value-type="float">
            <text:p>3915.504</text:p>
          </table:table-cell>
          <table:table-cell office:value-type="float" office:value="7567.803" calcext:value-type="float">
            <text:p>7567.803</text:p>
          </table:table-cell>
          <table:table-cell office:value-type="float" office:value="681.705" calcext:value-type="float">
            <text:p>681.705</text:p>
          </table:table-cell>
          <table:table-cell office:value-type="float" office:value="6820.229" calcext:value-type="float">
            <text:p>6820.229</text:p>
          </table:table-cell>
          <table:table-cell office:value-type="float" office:value="4104.179" calcext:value-type="float">
            <text:p>4104.179</text:p>
          </table:table-cell>
          <table:table-cell office:value-type="float" office:value="5713.932" calcext:value-type="float">
            <text:p>5713.932</text:p>
          </table:table-cell>
          <table:table-cell office:value-type="float" office:value="4067.897" calcext:value-type="float">
            <text:p>4067.897</text:p>
          </table:table-cell>
          <table:table-cell office:value-type="float" office:value="7903.664" calcext:value-type="float">
            <text:p>7903.664</text:p>
          </table:table-cell>
          <table:table-cell office:value-type="float" office:value="720.607" calcext:value-type="float">
            <text:p>720.607</text:p>
          </table:table-cell>
          <table:table-cell office:value-type="float" office:value="7149.454" calcext:value-type="float">
            <text:p>7149.454</text:p>
          </table:table-cell>
          <table:table-cell office:value-type="float" office:value="4278.41" calcext:value-type="float">
            <text:p>4278.41</text:p>
          </table:table-cell>
          <table:table-cell office:value-type="float" office:value="44.333" calcext:value-type="float">
            <text:p>44.333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253.279" calcext:value-type="float">
            <text:p>253.27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60.223" calcext:value-type="float">
            <text:p>-460.223</text:p>
          </table:table-cell>
          <table:table-cell office:value-type="float" office:value="3448.823" calcext:value-type="float">
            <text:p>3448.823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23436.19" calcext:value-type="float">
            <text:p>23436.1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3238.462" calcext:value-type="float">
            <text:p>-43238.46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99.639" calcext:value-type="float">
            <text:p>99.639</text:p>
          </table:table-cell>
          <table:table-cell office:value-type="float" office:value="0" calcext:value-type="float">
            <text:p>0</text:p>
          </table:table-cell>
          <table:table-cell office:value-type="float" office:value="1221.789" calcext:value-type="float">
            <text:p>1221.789</text:p>
          </table:table-cell>
          <table:table-cell office:value-type="float" office:value="172.916" calcext:value-type="float">
            <text:p>172.916</text:p>
          </table:table-cell>
          <table:table-cell office:value-type="float" office:value="444.105" calcext:value-type="float">
            <text:p>444.105</text:p>
          </table:table-cell>
          <table:table-cell office:value-type="float" office:value="-244.827" calcext:value-type="float">
            <text:p>-244.827</text:p>
          </table:table-cell>
          <table:table-cell office:value-type="float" office:value="5456.538" calcext:value-type="float">
            <text:p>5456.538</text:p>
          </table:table-cell>
          <table:table-cell office:value-type="float" office:value="3932.108" calcext:value-type="float">
            <text:p>3932.108</text:p>
          </table:table-cell>
          <table:table-cell office:value-type="float" office:value="7153.989" calcext:value-type="float">
            <text:p>7153.989</text:p>
          </table:table-cell>
          <table:table-cell office:value-type="float" office:value="663.388" calcext:value-type="float">
            <text:p>663.388</text:p>
          </table:table-cell>
          <table:table-cell office:value-type="float" office:value="6778.074" calcext:value-type="float">
            <text:p>6778.074</text:p>
          </table:table-cell>
          <table:table-cell office:value-type="float" office:value="4135.001" calcext:value-type="float">
            <text:p>4135.001</text:p>
          </table:table-cell>
          <table:table-cell office:value-type="float" office:value="5705.486" calcext:value-type="float">
            <text:p>5705.486</text:p>
          </table:table-cell>
          <table:table-cell office:value-type="float" office:value="4085.862" calcext:value-type="float">
            <text:p>4085.862</text:p>
          </table:table-cell>
          <table:table-cell office:value-type="float" office:value="7460.183" calcext:value-type="float">
            <text:p>7460.183</text:p>
          </table:table-cell>
          <table:table-cell office:value-type="float" office:value="697.892" calcext:value-type="float">
            <text:p>697.892</text:p>
          </table:table-cell>
          <table:table-cell office:value-type="float" office:value="7095.759" calcext:value-type="float">
            <text:p>7095.759</text:p>
          </table:table-cell>
          <table:table-cell office:value-type="float" office:value="4315.214" calcext:value-type="float">
            <text:p>4315.214</text:p>
          </table:table-cell>
          <table:table-cell office:value-type="float" office:value="20.68" calcext:value-type="float">
            <text:p>20.6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56.915" calcext:value-type="float">
            <text:p>56.915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92.7" calcext:value-type="float">
            <text:p>-92.7</text:p>
          </table:table-cell>
          <table:table-cell office:value-type="float" office:value="1133.287" calcext:value-type="float">
            <text:p>1133.28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176.772" calcext:value-type="float">
            <text:p>4176.772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7187.269" calcext:value-type="float">
            <text:p>-7187.269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26.701" calcext:value-type="float">
            <text:p>226.701</text:p>
          </table:table-cell>
          <table:table-cell office:value-type="float" office:value="0" calcext:value-type="float">
            <text:p>0</text:p>
          </table:table-cell>
          <table:table-cell office:value-type="float" office:value="6015.514" calcext:value-type="float">
            <text:p>6015.514</text:p>
          </table:table-cell>
          <table:table-cell office:value-type="float" office:value="776.346" calcext:value-type="float">
            <text:p>776.346</text:p>
          </table:table-cell>
          <table:table-cell office:value-type="float" office:value="1773.262" calcext:value-type="float">
            <text:p>1773.262</text:p>
          </table:table-cell>
          <table:table-cell office:value-type="float" office:value="-1319.86" calcext:value-type="float">
            <text:p>-1319.86</text:p>
          </table:table-cell>
          <table:table-cell office:value-type="float" office:value="5492.994" calcext:value-type="float">
            <text:p>5492.994</text:p>
          </table:table-cell>
          <table:table-cell office:value-type="float" office:value="3914.528" calcext:value-type="float">
            <text:p>3914.528</text:p>
          </table:table-cell>
          <table:table-cell office:value-type="float" office:value="7086.95" calcext:value-type="float">
            <text:p>7086.95</text:p>
          </table:table-cell>
          <table:table-cell office:value-type="float" office:value="642.563" calcext:value-type="float">
            <text:p>642.563</text:p>
          </table:table-cell>
          <table:table-cell office:value-type="float" office:value="6773.045" calcext:value-type="float">
            <text:p>6773.045</text:p>
          </table:table-cell>
          <table:table-cell office:value-type="float" office:value="4212.942" calcext:value-type="float">
            <text:p>4212.942</text:p>
          </table:table-cell>
          <table:table-cell office:value-type="float" office:value="5747.064" calcext:value-type="float">
            <text:p>5747.064</text:p>
          </table:table-cell>
          <table:table-cell office:value-type="float" office:value="4113.819" calcext:value-type="float">
            <text:p>4113.819</text:p>
          </table:table-cell>
          <table:table-cell office:value-type="float" office:value="7442.915" calcext:value-type="float">
            <text:p>7442.915</text:p>
          </table:table-cell>
          <table:table-cell office:value-type="float" office:value="673.353" calcext:value-type="float">
            <text:p>673.353</text:p>
          </table:table-cell>
          <table:table-cell office:value-type="float" office:value="7088.452" calcext:value-type="float">
            <text:p>7088.452</text:p>
          </table:table-cell>
          <table:table-cell office:value-type="float" office:value="4405.676" calcext:value-type="float">
            <text:p>4405.676</text:p>
          </table:table-cell>
          <table:table-cell office:value-type="float" office:value="52.947" calcext:value-type="float">
            <text:p>52.947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135.034" calcext:value-type="float">
            <text:p>135.03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16.054" calcext:value-type="float">
            <text:p>-216.054</text:p>
          </table:table-cell>
          <table:table-cell office:value-type="float" office:value="3891.027" calcext:value-type="float">
            <text:p>3891.02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2372.994" calcext:value-type="float">
            <text:p>12372.99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0757.242" calcext:value-type="float">
            <text:p>-20757.242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" calcext:value-type="float">
            <text:p>0</text:p>
          </table:table-cell>
          <table:table-cell office:value-type="float" office:value="3044.524" calcext:value-type="float">
            <text:p>3044.524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858.152" calcext:value-type="float">
            <text:p>858.152</text:p>
          </table:table-cell>
          <table:table-cell office:value-type="float" office:value="-582.952" calcext:value-type="float">
            <text:p>-582.952</text:p>
          </table:table-cell>
          <table:table-cell office:value-type="float" office:value="5509.853" calcext:value-type="float">
            <text:p>5509.853</text:p>
          </table:table-cell>
          <table:table-cell office:value-type="float" office:value="4072.874" calcext:value-type="float">
            <text:p>4072.874</text:p>
          </table:table-cell>
          <table:table-cell office:value-type="float" office:value="7019.512" calcext:value-type="float">
            <text:p>7019.512</text:p>
          </table:table-cell>
          <table:table-cell office:value-type="float" office:value="647.089" calcext:value-type="float">
            <text:p>647.089</text:p>
          </table:table-cell>
          <table:table-cell office:value-type="float" office:value="6798.921" calcext:value-type="float">
            <text:p>6798.921</text:p>
          </table:table-cell>
          <table:table-cell office:value-type="float" office:value="4220.785" calcext:value-type="float">
            <text:p>4220.785</text:p>
          </table:table-cell>
          <table:table-cell office:value-type="float" office:value="5762.578" calcext:value-type="float">
            <text:p>5762.578</text:p>
          </table:table-cell>
          <table:table-cell office:value-type="float" office:value="4243.548" calcext:value-type="float">
            <text:p>4243.548</text:p>
          </table:table-cell>
          <table:table-cell office:value-type="float" office:value="7351.13" calcext:value-type="float">
            <text:p>7351.13</text:p>
          </table:table-cell>
          <table:table-cell office:value-type="float" office:value="681.697" calcext:value-type="float">
            <text:p>681.697</text:p>
          </table:table-cell>
          <table:table-cell office:value-type="float" office:value="7120.588" calcext:value-type="float">
            <text:p>7120.588</text:p>
          </table:table-cell>
          <table:table-cell office:value-type="float" office:value="4404.569" calcext:value-type="float">
            <text:p>4404.569</text:p>
          </table:table-cell>
          <table:table-cell office:value-type="float" office:value="23.427" calcext:value-type="float">
            <text:p>23.4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69.838" calcext:value-type="float">
            <text:p>69.838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115.698" calcext:value-type="float">
            <text:p>-115.698</text:p>
          </table:table-cell>
          <table:table-cell office:value-type="float" office:value="715.961" calcext:value-type="float">
            <text:p>715.96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338.574" calcext:value-type="float">
            <text:p>2338.574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3942.718" calcext:value-type="float">
            <text:p>-3942.71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78.697" calcext:value-type="float">
            <text:p>178.697</text:p>
          </table:table-cell>
          <table:table-cell office:value-type="float" office:value="0" calcext:value-type="float">
            <text:p>0</text:p>
          </table:table-cell>
          <table:table-cell office:value-type="float" office:value="3823.333" calcext:value-type="float">
            <text:p>3823.333</text:p>
          </table:table-cell>
          <table:table-cell office:value-type="float" office:value="549.387" calcext:value-type="float">
            <text:p>549.387</text:p>
          </table:table-cell>
          <table:table-cell office:value-type="float" office:value="1273.132" calcext:value-type="float">
            <text:p>1273.132</text:p>
          </table:table-cell>
          <table:table-cell office:value-type="float" office:value="-915.737" calcext:value-type="float">
            <text:p>-915.737</text:p>
          </table:table-cell>
          <table:table-cell office:value-type="float" office:value="5576.958" calcext:value-type="float">
            <text:p>5576.958</text:p>
          </table:table-cell>
          <table:table-cell office:value-type="float" office:value="3983.467" calcext:value-type="float">
            <text:p>3983.467</text:p>
          </table:table-cell>
          <table:table-cell office:value-type="float" office:value="6988.522" calcext:value-type="float">
            <text:p>6988.522</text:p>
          </table:table-cell>
          <table:table-cell office:value-type="float" office:value="680.706" calcext:value-type="float">
            <text:p>680.706</text:p>
          </table:table-cell>
          <table:table-cell office:value-type="float" office:value="6932.994" calcext:value-type="float">
            <text:p>6932.994</text:p>
          </table:table-cell>
          <table:table-cell office:value-type="float" office:value="4220.923" calcext:value-type="float">
            <text:p>4220.923</text:p>
          </table:table-cell>
          <table:table-cell office:value-type="float" office:value="5833.356" calcext:value-type="float">
            <text:p>5833.356</text:p>
          </table:table-cell>
          <table:table-cell office:value-type="float" office:value="4142.102" calcext:value-type="float">
            <text:p>4142.102</text:p>
          </table:table-cell>
          <table:table-cell office:value-type="float" office:value="7311.866" calcext:value-type="float">
            <text:p>7311.866</text:p>
          </table:table-cell>
          <table:table-cell office:value-type="float" office:value="717.254" calcext:value-type="float">
            <text:p>717.254</text:p>
          </table:table-cell>
          <table:table-cell office:value-type="float" office:value="7262.198" calcext:value-type="float">
            <text:p>7262.198</text:p>
          </table:table-cell>
          <table:table-cell office:value-type="float" office:value="4404.513" calcext:value-type="float">
            <text:p>4404.513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float" office:value="327.444" calcext:value-type="float">
            <text:p>327.444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64.581" calcext:value-type="float">
            <text:p>-564.581</text:p>
          </table:table-cell>
          <table:table-cell office:value-type="float" office:value="6381.947" calcext:value-type="float">
            <text:p>6381.94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9514.032" calcext:value-type="float">
            <text:p>29514.032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2413.02" calcext:value-type="float">
            <text:p>-52413.02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1.961" calcext:value-type="float">
            <text:p>181.961</text:p>
          </table:table-cell>
          <table:table-cell office:value-type="float" office:value="0" calcext:value-type="float">
            <text:p>0</text:p>
          </table:table-cell>
          <table:table-cell office:value-type="float" office:value="3224.498" calcext:value-type="float">
            <text:p>3224.498</text:p>
          </table:table-cell>
          <table:table-cell office:value-type="float" office:value="428.355" calcext:value-type="float">
            <text:p>428.355</text:p>
          </table:table-cell>
          <table:table-cell office:value-type="float" office:value="1035.289" calcext:value-type="float">
            <text:p>1035.289</text:p>
          </table:table-cell>
          <table:table-cell office:value-type="float" office:value="-671.366" calcext:value-type="float">
            <text:p>-671.366</text:p>
          </table:table-cell>
          <table:table-cell office:value-type="float" office:value="5560.793" calcext:value-type="float">
            <text:p>5560.793</text:p>
          </table:table-cell>
          <table:table-cell office:value-type="float" office:value="4009.393" calcext:value-type="float">
            <text:p>4009.393</text:p>
          </table:table-cell>
          <table:table-cell office:value-type="float" office:value="6858.87" calcext:value-type="float">
            <text:p>6858.87</text:p>
          </table:table-cell>
          <table:table-cell office:value-type="float" office:value="639.167" calcext:value-type="float">
            <text:p>639.167</text:p>
          </table:table-cell>
          <table:table-cell office:value-type="float" office:value="6834.079" calcext:value-type="float">
            <text:p>6834.079</text:p>
          </table:table-cell>
          <table:table-cell office:value-type="float" office:value="4287.507" calcext:value-type="float">
            <text:p>4287.507</text:p>
          </table:table-cell>
          <table:table-cell office:value-type="float" office:value="5819.39" calcext:value-type="float">
            <text:p>5819.39</text:p>
          </table:table-cell>
          <table:table-cell office:value-type="float" office:value="4216.445" calcext:value-type="float">
            <text:p>4216.445</text:p>
          </table:table-cell>
          <table:table-cell office:value-type="float" office:value="7210.663" calcext:value-type="float">
            <text:p>7210.663</text:p>
          </table:table-cell>
          <table:table-cell office:value-type="float" office:value="669.871" calcext:value-type="float">
            <text:p>669.871</text:p>
          </table:table-cell>
          <table:table-cell office:value-type="float" office:value="7153.843" calcext:value-type="float">
            <text:p>7153.843</text:p>
          </table:table-cell>
          <table:table-cell office:value-type="float" office:value="4484.938" calcext:value-type="float">
            <text:p>4484.938</text:p>
          </table:table-cell>
          <table:table-cell office:value-type="float" office:value="47.853" calcext:value-type="float">
            <text:p>47.853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265.119" calcext:value-type="float">
            <text:p>265.119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80.29" calcext:value-type="float">
            <text:p>-480.29</text:p>
          </table:table-cell>
          <table:table-cell office:value-type="float" office:value="3728.748" calcext:value-type="float">
            <text:p>3728.748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5539.714" calcext:value-type="float">
            <text:p>25539.714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7148.972" calcext:value-type="float">
            <text:p>-47148.97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6.246" calcext:value-type="float">
            <text:p>276.246</text:p>
          </table:table-cell>
          <table:table-cell office:value-type="float" office:value="0" calcext:value-type="float">
            <text:p>0</text:p>
          </table:table-cell>
          <table:table-cell office:value-type="float" office:value="6853.19" calcext:value-type="float">
            <text:p>6853.19</text:p>
          </table:table-cell>
          <table:table-cell office:value-type="float" office:value="870.051" calcext:value-type="float">
            <text:p>870.051</text:p>
          </table:table-cell>
          <table:table-cell office:value-type="float" office:value="2009.476" calcext:value-type="float">
            <text:p>2009.476</text:p>
          </table:table-cell>
          <table:table-cell office:value-type="float" office:value="-1456.984" calcext:value-type="float">
            <text:p>-1456.984</text:p>
          </table:table-cell>
          <table:table-cell office:value-type="float" office:value="5614.674" calcext:value-type="float">
            <text:p>5614.674</text:p>
          </table:table-cell>
          <table:table-cell office:value-type="float" office:value="3939.377" calcext:value-type="float">
            <text:p>3939.377</text:p>
          </table:table-cell>
          <table:table-cell office:value-type="float" office:value="8687.471" calcext:value-type="float">
            <text:p>8687.471</text:p>
          </table:table-cell>
          <table:table-cell office:value-type="float" office:value="712.015" calcext:value-type="float">
            <text:p>712.015</text:p>
          </table:table-cell>
          <table:table-cell office:value-type="float" office:value="7033.08" calcext:value-type="float">
            <text:p>7033.08</text:p>
          </table:table-cell>
          <table:table-cell office:value-type="float" office:value="4196.267" calcext:value-type="float">
            <text:p>4196.267</text:p>
          </table:table-cell>
          <table:table-cell office:value-type="float" office:value="5876.677" calcext:value-type="float">
            <text:p>5876.677</text:p>
          </table:table-cell>
          <table:table-cell office:value-type="float" office:value="4099.166" calcext:value-type="float">
            <text:p>4099.166</text:p>
          </table:table-cell>
          <table:table-cell office:value-type="float" office:value="9125.038" calcext:value-type="float">
            <text:p>9125.038</text:p>
          </table:table-cell>
          <table:table-cell office:value-type="float" office:value="752.152" calcext:value-type="float">
            <text:p>752.152</text:p>
          </table:table-cell>
          <table:table-cell office:value-type="float" office:value="7375.04" calcext:value-type="float">
            <text:p>7375.04</text:p>
          </table:table-cell>
          <table:table-cell office:value-type="float" office:value="4378.313" calcext:value-type="float">
            <text:p>4378.313</text:p>
          </table:table-cell>
          <table:table-cell office:value-type="float" office:value="73.547" calcext:value-type="float">
            <text:p>73.54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76.283" calcext:value-type="float">
            <text:p>276.283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476.838" calcext:value-type="float">
            <text:p>-476.838</text:p>
          </table:table-cell>
          <table:table-cell office:value-type="float" office:value="5787.682" calcext:value-type="float">
            <text:p>5787.682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2902.769" calcext:value-type="float">
            <text:p>22902.769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39836.973" calcext:value-type="float">
            <text:p>-39836.973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54.998" calcext:value-type="float">
            <text:p>154.998</text:p>
          </table:table-cell>
          <table:table-cell office:value-type="float" office:value="0" calcext:value-type="float">
            <text:p>0</text:p>
          </table:table-cell>
          <table:table-cell office:value-type="float" office:value="2468.758" calcext:value-type="float">
            <text:p>2468.758</text:p>
          </table:table-cell>
          <table:table-cell office:value-type="float" office:value="374.619" calcext:value-type="float">
            <text:p>374.619</text:p>
          </table:table-cell>
          <table:table-cell office:value-type="float" office:value="901.278" calcext:value-type="float">
            <text:p>901.278</text:p>
          </table:table-cell>
          <table:table-cell office:value-type="float" office:value="-591.281" calcext:value-type="float">
            <text:p>-591.281</text:p>
          </table:table-cell>
          <table:table-cell office:value-type="float" office:value="5693.282" calcext:value-type="float">
            <text:p>5693.282</text:p>
          </table:table-cell>
          <table:table-cell office:value-type="float" office:value="3898.64" calcext:value-type="float">
            <text:p>3898.64</text:p>
          </table:table-cell>
          <table:table-cell office:value-type="float" office:value="8038.603" calcext:value-type="float">
            <text:p>8038.603</text:p>
          </table:table-cell>
          <table:table-cell office:value-type="float" office:value="700.89" calcext:value-type="float">
            <text:p>700.89</text:p>
          </table:table-cell>
          <table:table-cell office:value-type="float" office:value="7089.526" calcext:value-type="float">
            <text:p>7089.526</text:p>
          </table:table-cell>
          <table:table-cell office:value-type="float" office:value="4297.038" calcext:value-type="float">
            <text:p>4297.038</text:p>
          </table:table-cell>
          <table:table-cell office:value-type="float" office:value="5953.529" calcext:value-type="float">
            <text:p>5953.529</text:p>
          </table:table-cell>
          <table:table-cell office:value-type="float" office:value="4052.193" calcext:value-type="float">
            <text:p>4052.193</text:p>
          </table:table-cell>
          <table:table-cell office:value-type="float" office:value="8382.608" calcext:value-type="float">
            <text:p>8382.608</text:p>
          </table:table-cell>
          <table:table-cell office:value-type="float" office:value="734.659" calcext:value-type="float">
            <text:p>734.659</text:p>
          </table:table-cell>
          <table:table-cell office:value-type="float" office:value="7417.046" calcext:value-type="float">
            <text:p>7417.046</text:p>
          </table:table-cell>
          <table:table-cell office:value-type="float" office:value="4490.013" calcext:value-type="float">
            <text:p>4490.013</text:p>
          </table:table-cell>
          <table:table-cell office:value-type="float" office:value="72.893" calcext:value-type="float">
            <text:p>72.893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199.029" calcext:value-type="float">
            <text:p>199.029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323.593" calcext:value-type="float">
            <text:p>-323.593</text:p>
          </table:table-cell>
          <table:table-cell office:value-type="float" office:value="4896.458" calcext:value-type="float">
            <text:p>4896.458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15318.777" calcext:value-type="float">
            <text:p>15318.777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25620.111" calcext:value-type="float">
            <text:p>-25620.11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8.046" calcext:value-type="float">
            <text:p>138.046</text:p>
          </table:table-cell>
          <table:table-cell office:value-type="float" office:value="0" calcext:value-type="float">
            <text:p>0</text:p>
          </table:table-cell>
          <table:table-cell office:value-type="float" office:value="4765.08" calcext:value-type="float">
            <text:p>4765.08</text:p>
          </table:table-cell>
          <table:table-cell office:value-type="float" office:value="552.404" calcext:value-type="float">
            <text:p>552.404</text:p>
          </table:table-cell>
          <table:table-cell office:value-type="float" office:value="1238.491" calcext:value-type="float">
            <text:p>1238.491</text:p>
          </table:table-cell>
          <table:table-cell office:value-type="float" office:value="-962.4" calcext:value-type="float">
            <text:p>-962.4</text:p>
          </table:table-cell>
          <table:table-cell office:value-type="float" office:value="5644.506" calcext:value-type="float">
            <text:p>5644.506</text:p>
          </table:table-cell>
          <table:table-cell office:value-type="float" office:value="3975.108" calcext:value-type="float">
            <text:p>3975.108</text:p>
          </table:table-cell>
          <table:table-cell office:value-type="float" office:value="7833.259" calcext:value-type="float">
            <text:p>7833.259</text:p>
          </table:table-cell>
          <table:table-cell office:value-type="float" office:value="666.971" calcext:value-type="float">
            <text:p>666.971</text:p>
          </table:table-cell>
          <table:table-cell office:value-type="float" office:value="6973.18" calcext:value-type="float">
            <text:p>6973.18</text:p>
          </table:table-cell>
          <table:table-cell office:value-type="float" office:value="4315.833" calcext:value-type="float">
            <text:p>4315.833</text:p>
          </table:table-cell>
          <table:table-cell office:value-type="float" office:value="5902.227" calcext:value-type="float">
            <text:p>5902.227</text:p>
          </table:table-cell>
          <table:table-cell office:value-type="float" office:value="4141.919" calcext:value-type="float">
            <text:p>4141.919</text:p>
          </table:table-cell>
          <table:table-cell office:value-type="float" office:value="8181.854" calcext:value-type="float">
            <text:p>8181.854</text:p>
          </table:table-cell>
          <table:table-cell office:value-type="float" office:value="699.276" calcext:value-type="float">
            <text:p>699.276</text:p>
          </table:table-cell>
          <table:table-cell office:value-type="float" office:value="7295.256" calcext:value-type="float">
            <text:p>7295.256</text:p>
          </table:table-cell>
          <table:table-cell office:value-type="float" office:value="4509.197" calcext:value-type="float">
            <text:p>4509.197</text:p>
          </table:table-cell>
          <table:table-cell office:value-type="float" office:value="36.107" calcext:value-type="float">
            <text:p>36.107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119.931" calcext:value-type="float">
            <text:p>119.931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202.809" calcext:value-type="float">
            <text:p>-202.809</text:p>
          </table:table-cell>
          <table:table-cell office:value-type="float" office:value="2634.332" calcext:value-type="float">
            <text:p>2634.332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1331.556" calcext:value-type="float">
            <text:p>11331.556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19939.284" calcext:value-type="float">
            <text:p>-19939.284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03.303" calcext:value-type="float">
            <text:p>103.303</text:p>
          </table:table-cell>
          <table:table-cell office:value-type="float" office:value="0" calcext:value-type="float">
            <text:p>0</text:p>
          </table:table-cell>
          <table:table-cell office:value-type="float" office:value="1410.351" calcext:value-type="float">
            <text:p>1410.351</text:p>
          </table:table-cell>
          <table:table-cell office:value-type="float" office:value="195.673" calcext:value-type="float">
            <text:p>195.673</text:p>
          </table:table-cell>
          <table:table-cell office:value-type="float" office:value="493.104" calcext:value-type="float">
            <text:p>493.104</text:p>
          </table:table-cell>
          <table:table-cell office:value-type="float" office:value="-286.497" calcext:value-type="float">
            <text:p>-286.497</text:p>
          </table:table-cell>
          <table:table-cell office:value-type="float" office:value="5671.974" calcext:value-type="float">
            <text:p>5671.974</text:p>
          </table:table-cell>
          <table:table-cell office:value-type="float" office:value="4107.277" calcext:value-type="float">
            <text:p>4107.277</text:p>
          </table:table-cell>
          <table:table-cell office:value-type="float" office:value="7578.378" calcext:value-type="float">
            <text:p>7578.378</text:p>
          </table:table-cell>
          <table:table-cell office:value-type="float" office:value="658.387" calcext:value-type="float">
            <text:p>658.387</text:p>
          </table:table-cell>
          <table:table-cell office:value-type="float" office:value="6983.548" calcext:value-type="float">
            <text:p>6983.548</text:p>
          </table:table-cell>
          <table:table-cell office:value-type="float" office:value="4360.399" calcext:value-type="float">
            <text:p>4360.399</text:p>
          </table:table-cell>
          <table:table-cell office:value-type="float" office:value="5936.922" calcext:value-type="float">
            <text:p>5936.922</text:p>
          </table:table-cell>
          <table:table-cell office:value-type="float" office:value="4257.836" calcext:value-type="float">
            <text:p>4257.836</text:p>
          </table:table-cell>
          <table:table-cell office:value-type="float" office:value="7934.829" calcext:value-type="float">
            <text:p>7934.829</text:p>
          </table:table-cell>
          <table:table-cell office:value-type="float" office:value="694.049" calcext:value-type="float">
            <text:p>694.049</text:p>
          </table:table-cell>
          <table:table-cell office:value-type="float" office:value="7319.538" calcext:value-type="float">
            <text:p>7319.538</text:p>
          </table:table-cell>
          <table:table-cell office:value-type="float" office:value="4554.306" calcext:value-type="float">
            <text:p>4554.306</text:p>
          </table:table-cell>
          <table:table-cell office:value-type="float" office:value="105.36" calcext:value-type="float">
            <text:p>105.3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91.514" calcext:value-type="float">
            <text:p>591.514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72.996" calcext:value-type="float">
            <text:p>-1072.996</text:p>
          </table:table-cell>
          <table:table-cell office:value-type="float" office:value="9388.04" calcext:value-type="float">
            <text:p>9388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7966.488" calcext:value-type="float">
            <text:p>57966.488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6087.126" calcext:value-type="float">
            <text:p>-106087.12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345.258" calcext:value-type="float">
            <text:p>345.258</text:p>
          </table:table-cell>
          <table:table-cell office:value-type="float" office:value="0" calcext:value-type="float">
            <text:p>0</text:p>
          </table:table-cell>
          <table:table-cell office:value-type="float" office:value="10369.043" calcext:value-type="float">
            <text:p>10369.043</text:p>
          </table:table-cell>
          <table:table-cell office:value-type="float" office:value="1471.474" calcext:value-type="float">
            <text:p>1471.474</text:p>
          </table:table-cell>
          <table:table-cell office:value-type="float" office:value="3276.585" calcext:value-type="float">
            <text:p>3276.585</text:p>
          </table:table-cell>
          <table:table-cell office:value-type="float" office:value="-2586.069" calcext:value-type="float">
            <text:p>-2586.069</text:p>
          </table:table-cell>
          <table:table-cell office:value-type="float" office:value="5652.802" calcext:value-type="float">
            <text:p>5652.802</text:p>
          </table:table-cell>
          <table:table-cell office:value-type="float" office:value="4094.776" calcext:value-type="float">
            <text:p>4094.776</text:p>
          </table:table-cell>
          <table:table-cell office:value-type="float" office:value="7388.274" calcext:value-type="float">
            <text:p>7388.274</text:p>
          </table:table-cell>
          <table:table-cell office:value-type="float" office:value="620.22" calcext:value-type="float">
            <text:p>620.22</text:p>
          </table:table-cell>
          <table:table-cell office:value-type="float" office:value="6888.344" calcext:value-type="float">
            <text:p>6888.344</text:p>
          </table:table-cell>
          <table:table-cell office:value-type="float" office:value="4417.261" calcext:value-type="float">
            <text:p>4417.261</text:p>
          </table:table-cell>
          <table:table-cell office:value-type="float" office:value="5912.103" calcext:value-type="float">
            <text:p>5912.103</text:p>
          </table:table-cell>
          <table:table-cell office:value-type="float" office:value="4308.888" calcext:value-type="float">
            <text:p>4308.888</text:p>
          </table:table-cell>
          <table:table-cell office:value-type="float" office:value="7774.172" calcext:value-type="float">
            <text:p>7774.172</text:p>
          </table:table-cell>
          <table:table-cell office:value-type="float" office:value="654.068" calcext:value-type="float">
            <text:p>654.068</text:p>
          </table:table-cell>
          <table:table-cell office:value-type="float" office:value="7215.074" calcext:value-type="float">
            <text:p>7215.074</text:p>
          </table:table-cell>
          <table:table-cell office:value-type="float" office:value="4609.132" calcext:value-type="float">
            <text:p>4609.132</text:p>
          </table:table-cell>
          <table:table-cell office:value-type="float" office:value="87.56" calcext:value-type="float">
            <text:p>87.56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344.015" calcext:value-type="float">
            <text:p>344.015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97.754" calcext:value-type="float">
            <text:p>-597.754</text:p>
          </table:table-cell>
          <table:table-cell office:value-type="float" office:value="7400.86" calcext:value-type="float">
            <text:p>7400.86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30067.361" calcext:value-type="float">
            <text:p>30067.361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2496.395" calcext:value-type="float">
            <text:p>-52496.39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0.426" calcext:value-type="float">
            <text:p>180.426</text:p>
          </table:table-cell>
          <table:table-cell office:value-type="float" office:value="0" calcext:value-type="float">
            <text:p>0</text:p>
          </table:table-cell>
          <table:table-cell office:value-type="float" office:value="3530.423" calcext:value-type="float">
            <text:p>3530.423</text:p>
          </table:table-cell>
          <table:table-cell office:value-type="float" office:value="426.362" calcext:value-type="float">
            <text:p>426.362</text:p>
          </table:table-cell>
          <table:table-cell office:value-type="float" office:value="1029.783" calcext:value-type="float">
            <text:p>1029.783</text:p>
          </table:table-cell>
          <table:table-cell office:value-type="float" office:value="-668.931" calcext:value-type="float">
            <text:p>-668.931</text:p>
          </table:table-cell>
          <table:table-cell office:value-type="float" office:value="5641.51" calcext:value-type="float">
            <text:p>5641.51</text:p>
          </table:table-cell>
          <table:table-cell office:value-type="float" office:value="4152.256" calcext:value-type="float">
            <text:p>4152.256</text:p>
          </table:table-cell>
          <table:table-cell office:value-type="float" office:value="7355.472" calcext:value-type="float">
            <text:p>7355.472</text:p>
          </table:table-cell>
          <table:table-cell office:value-type="float" office:value="615.998" calcext:value-type="float">
            <text:p>615.998</text:p>
          </table:table-cell>
          <table:table-cell office:value-type="float" office:value="6868.642" calcext:value-type="float">
            <text:p>6868.642</text:p>
          </table:table-cell>
          <table:table-cell office:value-type="float" office:value="4414.379" calcext:value-type="float">
            <text:p>4414.379</text:p>
          </table:table-cell>
          <table:table-cell office:value-type="float" office:value="5903.665" calcext:value-type="float">
            <text:p>5903.665</text:p>
          </table:table-cell>
          <table:table-cell office:value-type="float" office:value="4320.465" calcext:value-type="float">
            <text:p>4320.465</text:p>
          </table:table-cell>
          <table:table-cell office:value-type="float" office:value="7674.564" calcext:value-type="float">
            <text:p>7674.564</text:p>
          </table:table-cell>
          <table:table-cell office:value-type="float" office:value="644.869" calcext:value-type="float">
            <text:p>644.869</text:p>
          </table:table-cell>
          <table:table-cell office:value-type="float" office:value="7188.31" calcext:value-type="float">
            <text:p>7188.31</text:p>
          </table:table-cell>
          <table:table-cell office:value-type="float" office:value="4619.019" calcext:value-type="float">
            <text:p>4619.019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83.681" calcext:value-type="float">
            <text:p>183.681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18.899" calcext:value-type="float">
            <text:p>-318.899</text:p>
          </table:table-cell>
          <table:table-cell office:value-type="float" office:value="3719.368" calcext:value-type="float">
            <text:p>3719.368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8332.964" calcext:value-type="float">
            <text:p>18332.964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2801.769" calcext:value-type="float">
            <text:p>-32801.769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58.345" calcext:value-type="float">
            <text:p>158.345</text:p>
          </table:table-cell>
          <table:table-cell office:value-type="float" office:value="0" calcext:value-type="float">
            <text:p>0</text:p>
          </table:table-cell>
          <table:table-cell office:value-type="float" office:value="3051.331" calcext:value-type="float">
            <text:p>3051.331</text:p>
          </table:table-cell>
          <table:table-cell office:value-type="float" office:value="406.394" calcext:value-type="float">
            <text:p>406.394</text:p>
          </table:table-cell>
          <table:table-cell office:value-type="float" office:value="967.923" calcext:value-type="float">
            <text:p>967.923</text:p>
          </table:table-cell>
          <table:table-cell office:value-type="float" office:value="-651.234" calcext:value-type="float">
            <text:p>-651.234</text:p>
          </table:table-cell>
          <table:table-cell office:value-type="float" office:value="5728.816" calcext:value-type="float">
            <text:p>5728.816</text:p>
          </table:table-cell>
          <table:table-cell office:value-type="float" office:value="4180.391" calcext:value-type="float">
            <text:p>4180.391</text:p>
          </table:table-cell>
          <table:table-cell office:value-type="float" office:value="8653.745" calcext:value-type="float">
            <text:p>8653.745</text:p>
          </table:table-cell>
          <table:table-cell office:value-type="float" office:value="740.739" calcext:value-type="float">
            <text:p>740.739</text:p>
          </table:table-cell>
          <table:table-cell office:value-type="float" office:value="7204.443" calcext:value-type="float">
            <text:p>7204.443</text:p>
          </table:table-cell>
          <table:table-cell office:value-type="float" office:value="4253.188" calcext:value-type="float">
            <text:p>4253.188</text:p>
          </table:table-cell>
          <table:table-cell office:value-type="float" office:value="5997.348" calcext:value-type="float">
            <text:p>5997.348</text:p>
          </table:table-cell>
          <table:table-cell office:value-type="float" office:value="4379.289" calcext:value-type="float">
            <text:p>4379.289</text:p>
          </table:table-cell>
          <table:table-cell office:value-type="float" office:value="9050.24" calcext:value-type="float">
            <text:p>9050.24</text:p>
          </table:table-cell>
          <table:table-cell office:value-type="float" office:value="778.066" calcext:value-type="float">
            <text:p>778.066</text:p>
          </table:table-cell>
          <table:table-cell office:value-type="float" office:value="7547.334" calcext:value-type="float">
            <text:p>7547.334</text:p>
          </table:table-cell>
          <table:table-cell office:value-type="float" office:value="4447.361" calcext:value-type="float">
            <text:p>4447.361</text:p>
          </table:table-cell>
          <table:table-cell office:value-type="float" office:value="107.147" calcext:value-type="float">
            <text:p>107.147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float" office:value="465.984" calcext:value-type="float">
            <text:p>465.98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21.141" calcext:value-type="float">
            <text:p>-821.141</text:p>
          </table:table-cell>
          <table:table-cell office:value-type="float" office:value="9243.081" calcext:value-type="float">
            <text:p>9243.081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45031.994" calcext:value-type="float">
            <text:p>45031.99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0465.25" calcext:value-type="float">
            <text:p>-80465.2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73.333" calcext:value-type="float">
            <text:p>173.333</text:p>
          </table:table-cell>
          <table:table-cell office:value-type="float" office:value="0" calcext:value-type="float">
            <text:p>0</text:p>
          </table:table-cell>
          <table:table-cell office:value-type="float" office:value="2267.584" calcext:value-type="float">
            <text:p>2267.584</text:p>
          </table:table-cell>
          <table:table-cell office:value-type="float" office:value="367.309" calcext:value-type="float">
            <text:p>367.309</text:p>
          </table:table-cell>
          <table:table-cell office:value-type="float" office:value="905.05" calcext:value-type="float">
            <text:p>905.05</text:p>
          </table:table-cell>
          <table:table-cell office:value-type="float" office:value="-558.385" calcext:value-type="float">
            <text:p>-558.385</text:p>
          </table:table-cell>
          <table:table-cell office:value-type="float" office:value="5796.71" calcext:value-type="float">
            <text:p>5796.71</text:p>
          </table:table-cell>
          <table:table-cell office:value-type="float" office:value="4276.268" calcext:value-type="float">
            <text:p>4276.268</text:p>
          </table:table-cell>
          <table:table-cell office:value-type="float" office:value="7875.285" calcext:value-type="float">
            <text:p>7875.285</text:p>
          </table:table-cell>
          <table:table-cell office:value-type="float" office:value="752.174" calcext:value-type="float">
            <text:p>752.174</text:p>
          </table:table-cell>
          <table:table-cell office:value-type="float" office:value="7295.118" calcext:value-type="float">
            <text:p>7295.118</text:p>
          </table:table-cell>
          <table:table-cell office:value-type="float" office:value="4298.302" calcext:value-type="float">
            <text:p>4298.302</text:p>
          </table:table-cell>
          <table:table-cell office:value-type="float" office:value="6066.288" calcext:value-type="float">
            <text:p>6066.288</text:p>
          </table:table-cell>
          <table:table-cell office:value-type="float" office:value="4440.108" calcext:value-type="float">
            <text:p>4440.108</text:p>
          </table:table-cell>
          <table:table-cell office:value-type="float" office:value="8278.977" calcext:value-type="float">
            <text:p>8278.977</text:p>
          </table:table-cell>
          <table:table-cell office:value-type="float" office:value="793.846" calcext:value-type="float">
            <text:p>793.846</text:p>
          </table:table-cell>
          <table:table-cell office:value-type="float" office:value="7647.711" calcext:value-type="float">
            <text:p>7647.711</text:p>
          </table:table-cell>
          <table:table-cell office:value-type="float" office:value="4484.866" calcext:value-type="float">
            <text:p>4484.866</text:p>
          </table:table-cell>
          <table:table-cell office:value-type="float" office:value="96.653" calcext:value-type="float">
            <text:p>96.65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369" calcext:value-type="float">
            <text:p>576.36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1051.533" calcext:value-type="float">
            <text:p>-1051.533</text:p>
          </table:table-cell>
          <table:table-cell office:value-type="float" office:value="7734.262" calcext:value-type="float">
            <text:p>7734.26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082.329" calcext:value-type="float">
            <text:p>51082.32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94026.956" calcext:value-type="float">
            <text:p>-94026.95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57.328" calcext:value-type="float">
            <text:p>157.328</text:p>
          </table:table-cell>
          <table:table-cell office:value-type="float" office:value="0" calcext:value-type="float">
            <text:p>0</text:p>
          </table:table-cell>
          <table:table-cell office:value-type="float" office:value="1566.83" calcext:value-type="float">
            <text:p>1566.83</text:p>
          </table:table-cell>
          <table:table-cell office:value-type="float" office:value="226.551" calcext:value-type="float">
            <text:p>226.551</text:p>
          </table:table-cell>
          <table:table-cell office:value-type="float" office:value="608.641" calcext:value-type="float">
            <text:p>608.641</text:p>
          </table:table-cell>
          <table:table-cell office:value-type="float" office:value="-293.984" calcext:value-type="float">
            <text:p>-293.984</text:p>
          </table:table-cell>
          <table:table-cell office:value-type="float" office:value="5772.405" calcext:value-type="float">
            <text:p>5772.405</text:p>
          </table:table-cell>
          <table:table-cell office:value-type="float" office:value="4137.262" calcext:value-type="float">
            <text:p>4137.262</text:p>
          </table:table-cell>
          <table:table-cell office:value-type="float" office:value="7363.247" calcext:value-type="float">
            <text:p>7363.247</text:p>
          </table:table-cell>
          <table:table-cell office:value-type="float" office:value="689.126" calcext:value-type="float">
            <text:p>689.126</text:p>
          </table:table-cell>
          <table:table-cell office:value-type="float" office:value="7145.215" calcext:value-type="float">
            <text:p>7145.215</text:p>
          </table:table-cell>
          <table:table-cell office:value-type="float" office:value="4399.595" calcext:value-type="float">
            <text:p>4399.595</text:p>
          </table:table-cell>
          <table:table-cell office:value-type="float" office:value="6045.386" calcext:value-type="float">
            <text:p>6045.386</text:p>
          </table:table-cell>
          <table:table-cell office:value-type="float" office:value="4309.063" calcext:value-type="float">
            <text:p>4309.063</text:p>
          </table:table-cell>
          <table:table-cell office:value-type="float" office:value="7748.242" calcext:value-type="float">
            <text:p>7748.242</text:p>
          </table:table-cell>
          <table:table-cell office:value-type="float" office:value="724.548" calcext:value-type="float">
            <text:p>724.548</text:p>
          </table:table-cell>
          <table:table-cell office:value-type="float" office:value="7488.76" calcext:value-type="float">
            <text:p>7488.76</text:p>
          </table:table-cell>
          <table:table-cell office:value-type="float" office:value="4602.012" calcext:value-type="float">
            <text:p>4602.012</text:p>
          </table:table-cell>
          <table:table-cell office:value-type="float" office:value="62.76" calcext:value-type="float">
            <text:p>62.76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221.167" calcext:value-type="float">
            <text:p>221.167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77.827" calcext:value-type="float">
            <text:p>-377.827</text:p>
          </table:table-cell>
          <table:table-cell office:value-type="float" office:value="4547.539" calcext:value-type="float">
            <text:p>4547.53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355.239" calcext:value-type="float">
            <text:p>17355.239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0025.871" calcext:value-type="float">
            <text:p>-30025.871</text:p>
          </table:table-cell>
          <table:table-cell office:value-type="float" office:value="46" calcext:value-type="float">
            <text:p>46</text:p>
          </table:table-cell>
          <table:table-cell table:number-columns-repeated="45"/>
        </table:table-row>
        <table:table-row table:style-name="ro1">
          <table:table-cell office:value-type="float" office:value="166.649" calcext:value-type="float">
            <text:p>166.649</text:p>
          </table:table-cell>
          <table:table-cell office:value-type="float" office:value="0" calcext:value-type="float">
            <text:p>0</text:p>
          </table:table-cell>
          <table:table-cell office:value-type="float" office:value="4371.296" calcext:value-type="float">
            <text:p>4371.296</text:p>
          </table:table-cell>
          <table:table-cell office:value-type="float" office:value="533.303" calcext:value-type="float">
            <text:p>533.303</text:p>
          </table:table-cell>
          <table:table-cell office:value-type="float" office:value="1229.042" calcext:value-type="float">
            <text:p>1229.042</text:p>
          </table:table-cell>
          <table:table-cell office:value-type="float" office:value="-895.745" calcext:value-type="float">
            <text:p>-895.745</text:p>
          </table:table-cell>
          <table:table-cell office:value-type="float" office:value="5760.692" calcext:value-type="float">
            <text:p>5760.692</text:p>
          </table:table-cell>
          <table:table-cell office:value-type="float" office:value="4086.048" calcext:value-type="float">
            <text:p>4086.048</text:p>
          </table:table-cell>
          <table:table-cell office:value-type="float" office:value="7260.168" calcext:value-type="float">
            <text:p>7260.168</text:p>
          </table:table-cell>
          <table:table-cell office:value-type="float" office:value="692.719" calcext:value-type="float">
            <text:p>692.719</text:p>
          </table:table-cell>
          <table:table-cell office:value-type="float" office:value="7140.658" calcext:value-type="float">
            <text:p>7140.658</text:p>
          </table:table-cell>
          <table:table-cell office:value-type="float" office:value="4380.726" calcext:value-type="float">
            <text:p>4380.726</text:p>
          </table:table-cell>
          <table:table-cell office:value-type="float" office:value="6033.452" calcext:value-type="float">
            <text:p>6033.452</text:p>
          </table:table-cell>
          <table:table-cell office:value-type="float" office:value="4285.563" calcext:value-type="float">
            <text:p>4285.563</text:p>
          </table:table-cell>
          <table:table-cell office:value-type="float" office:value="7603.411" calcext:value-type="float">
            <text:p>7603.411</text:p>
          </table:table-cell>
          <table:table-cell office:value-type="float" office:value="730.18" calcext:value-type="float">
            <text:p>730.18</text:p>
          </table:table-cell>
          <table:table-cell office:value-type="float" office:value="7488.045" calcext:value-type="float">
            <text:p>7488.045</text:p>
          </table:table-cell>
          <table:table-cell office:value-type="float" office:value="4578.859" calcext:value-type="float">
            <text:p>4578.859</text:p>
          </table:table-cell>
          <table:table-cell office:value-type="float" office:value="24.413" calcext:value-type="float">
            <text:p>24.41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70.639" calcext:value-type="float">
            <text:p>70.639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116.308" calcext:value-type="float">
            <text:p>-116.308</text:p>
          </table:table-cell>
          <table:table-cell office:value-type="float" office:value="1603.427" calcext:value-type="float">
            <text:p>1603.42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678.41" calcext:value-type="float">
            <text:p>5678.41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9708.545" calcext:value-type="float">
            <text:p>-9708.54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7.226" calcext:value-type="float">
            <text:p>137.226</text:p>
          </table:table-cell>
          <table:table-cell office:value-type="float" office:value="0" calcext:value-type="float">
            <text:p>0</text:p>
          </table:table-cell>
          <table:table-cell office:value-type="float" office:value="1547.955" calcext:value-type="float">
            <text:p>1547.955</text:p>
          </table:table-cell>
          <table:table-cell office:value-type="float" office:value="241.931" calcext:value-type="float">
            <text:p>241.931</text:p>
          </table:table-cell>
          <table:table-cell office:value-type="float" office:value="619.178" calcext:value-type="float">
            <text:p>619.178</text:p>
          </table:table-cell>
          <table:table-cell office:value-type="float" office:value="-344.725" calcext:value-type="float">
            <text:p>-344.725</text:p>
          </table:table-cell>
          <table:table-cell office:value-type="float" office:value="5787.237" calcext:value-type="float">
            <text:p>5787.237</text:p>
          </table:table-cell>
          <table:table-cell office:value-type="float" office:value="4020.886" calcext:value-type="float">
            <text:p>4020.886</text:p>
          </table:table-cell>
          <table:table-cell office:value-type="float" office:value="7509.495" calcext:value-type="float">
            <text:p>7509.495</text:p>
          </table:table-cell>
          <table:table-cell office:value-type="float" office:value="670.088" calcext:value-type="float">
            <text:p>670.088</text:p>
          </table:table-cell>
          <table:table-cell office:value-type="float" office:value="7122.121" calcext:value-type="float">
            <text:p>7122.121</text:p>
          </table:table-cell>
          <table:table-cell office:value-type="float" office:value="4452.353" calcext:value-type="float">
            <text:p>4452.353</text:p>
          </table:table-cell>
          <table:table-cell office:value-type="float" office:value="6055.863" calcext:value-type="float">
            <text:p>6055.863</text:p>
          </table:table-cell>
          <table:table-cell office:value-type="float" office:value="4223.518" calcext:value-type="float">
            <text:p>4223.518</text:p>
          </table:table-cell>
          <table:table-cell office:value-type="float" office:value="7900.843" calcext:value-type="float">
            <text:p>7900.843</text:p>
          </table:table-cell>
          <table:table-cell office:value-type="float" office:value="704.988" calcext:value-type="float">
            <text:p>704.988</text:p>
          </table:table-cell>
          <table:table-cell office:value-type="float" office:value="7460.271" calcext:value-type="float">
            <text:p>7460.271</text:p>
          </table:table-cell>
          <table:table-cell office:value-type="float" office:value="4651.455" calcext:value-type="float">
            <text:p>4651.455</text:p>
          </table:table-cell>
          <table:table-cell office:value-type="float" office:value="146.32" calcext:value-type="float">
            <text:p>146.3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27.683" calcext:value-type="float">
            <text:p>727.683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03.298" calcext:value-type="float">
            <text:p>-1303.298</text:p>
          </table:table-cell>
          <table:table-cell office:value-type="float" office:value="14234.128" calcext:value-type="float">
            <text:p>14234.12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4373.169" calcext:value-type="float">
            <text:p>74373.169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3924.822" calcext:value-type="float">
            <text:p>-133924.82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74.728" calcext:value-type="float">
            <text:p>74.728</text:p>
          </table:table-cell>
          <table:table-cell office:value-type="float" office:value="0" calcext:value-type="float">
            <text:p>0</text:p>
          </table:table-cell>
          <table:table-cell office:value-type="float" office:value="1017.404" calcext:value-type="float">
            <text:p>1017.404</text:p>
          </table:table-cell>
          <table:table-cell office:value-type="float" office:value="157.421" calcext:value-type="float">
            <text:p>157.421</text:p>
          </table:table-cell>
          <table:table-cell office:value-type="float" office:value="388.326" calcext:value-type="float">
            <text:p>388.326</text:p>
          </table:table-cell>
          <table:table-cell office:value-type="float" office:value="-238.871" calcext:value-type="float">
            <text:p>-238.871</text:p>
          </table:table-cell>
          <table:table-cell office:value-type="float" office:value="5775.951" calcext:value-type="float">
            <text:p>5775.951</text:p>
          </table:table-cell>
          <table:table-cell office:value-type="float" office:value="3955.252" calcext:value-type="float">
            <text:p>3955.252</text:p>
          </table:table-cell>
          <table:table-cell office:value-type="float" office:value="7182.304" calcext:value-type="float">
            <text:p>7182.304</text:p>
          </table:table-cell>
          <table:table-cell office:value-type="float" office:value="631.486" calcext:value-type="float">
            <text:p>631.486</text:p>
          </table:table-cell>
          <table:table-cell office:value-type="float" office:value="7033.935" calcext:value-type="float">
            <text:p>7033.935</text:p>
          </table:table-cell>
          <table:table-cell office:value-type="float" office:value="4517.968" calcext:value-type="float">
            <text:p>4517.968</text:p>
          </table:table-cell>
          <table:table-cell office:value-type="float" office:value="6045.795" calcext:value-type="float">
            <text:p>6045.795</text:p>
          </table:table-cell>
          <table:table-cell office:value-type="float" office:value="4103.425" calcext:value-type="float">
            <text:p>4103.425</text:p>
          </table:table-cell>
          <table:table-cell office:value-type="float" office:value="7537.398" calcext:value-type="float">
            <text:p>7537.398</text:p>
          </table:table-cell>
          <table:table-cell office:value-type="float" office:value="671.76" calcext:value-type="float">
            <text:p>671.76</text:p>
          </table:table-cell>
          <table:table-cell office:value-type="float" office:value="7384.009" calcext:value-type="float">
            <text:p>7384.009</text:p>
          </table:table-cell>
          <table:table-cell office:value-type="float" office:value="4707.581" calcext:value-type="float">
            <text:p>4707.581</text:p>
          </table:table-cell>
          <table:table-cell office:value-type="float" office:value="29.347" calcext:value-type="float">
            <text:p>29.347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13.234" calcext:value-type="float">
            <text:p>113.234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96.227" calcext:value-type="float">
            <text:p>-196.227</text:p>
          </table:table-cell>
          <table:table-cell office:value-type="float" office:value="1735.889" calcext:value-type="float">
            <text:p>1735.889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863.498" calcext:value-type="float">
            <text:p>7863.498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3929.001" calcext:value-type="float">
            <text:p>-13929.00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326.617" calcext:value-type="float">
            <text:p>326.617</text:p>
          </table:table-cell>
          <table:table-cell office:value-type="float" office:value="0" calcext:value-type="float">
            <text:p>0</text:p>
          </table:table-cell>
          <table:table-cell office:value-type="float" office:value="4468.703" calcext:value-type="float">
            <text:p>4468.703</text:p>
          </table:table-cell>
          <table:table-cell office:value-type="float" office:value="890.366" calcext:value-type="float">
            <text:p>890.366</text:p>
          </table:table-cell>
          <table:table-cell office:value-type="float" office:value="2100.318" calcext:value-type="float">
            <text:p>2100.318</text:p>
          </table:table-cell>
          <table:table-cell office:value-type="float" office:value="-1447.083" calcext:value-type="float">
            <text:p>-1447.083</text:p>
          </table:table-cell>
          <table:table-cell office:value-type="float" office:value="5798.574" calcext:value-type="float">
            <text:p>5798.574</text:p>
          </table:table-cell>
          <table:table-cell office:value-type="float" office:value="3907.447" calcext:value-type="float">
            <text:p>3907.447</text:p>
          </table:table-cell>
          <table:table-cell office:value-type="float" office:value="7057.807" calcext:value-type="float">
            <text:p>7057.807</text:p>
          </table:table-cell>
          <table:table-cell office:value-type="float" office:value="630.759" calcext:value-type="float">
            <text:p>630.759</text:p>
          </table:table-cell>
          <table:table-cell office:value-type="float" office:value="7055.111" calcext:value-type="float">
            <text:p>7055.111</text:p>
          </table:table-cell>
          <table:table-cell office:value-type="float" office:value="4542.038" calcext:value-type="float">
            <text:p>4542.038</text:p>
          </table:table-cell>
          <table:table-cell office:value-type="float" office:value="6066.786" calcext:value-type="float">
            <text:p>6066.786</text:p>
          </table:table-cell>
          <table:table-cell office:value-type="float" office:value="4101.894" calcext:value-type="float">
            <text:p>4101.894</text:p>
          </table:table-cell>
          <table:table-cell office:value-type="float" office:value="7393.961" calcext:value-type="float">
            <text:p>7393.961</text:p>
          </table:table-cell>
          <table:table-cell office:value-type="float" office:value="668.079" calcext:value-type="float">
            <text:p>668.079</text:p>
          </table:table-cell>
          <table:table-cell office:value-type="float" office:value="7397.667" calcext:value-type="float">
            <text:p>7397.667</text:p>
          </table:table-cell>
          <table:table-cell office:value-type="float" office:value="4735.905" calcext:value-type="float">
            <text:p>4735.905</text:p>
          </table:table-cell>
          <table:table-cell office:value-type="float" office:value="45.04" calcext:value-type="float">
            <text:p>45.0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8.388" calcext:value-type="float">
            <text:p>98.388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50.959" calcext:value-type="float">
            <text:p>-150.959</text:p>
          </table:table-cell>
          <table:table-cell office:value-type="float" office:value="2754.4" calcext:value-type="float">
            <text:p>2754.4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589.284" calcext:value-type="float">
            <text:p>7589.284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2364.23" calcext:value-type="float">
            <text:p>-12364.23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78.985" calcext:value-type="float">
            <text:p>78.985</text:p>
          </table:table-cell>
          <table:table-cell office:value-type="float" office:value="0" calcext:value-type="float">
            <text:p>0</text:p>
          </table:table-cell>
          <table:table-cell office:value-type="float" office:value="627.283" calcext:value-type="float">
            <text:p>627.283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313.772" calcext:value-type="float">
            <text:p>313.772</text:p>
          </table:table-cell>
          <table:table-cell office:value-type="float" office:value="-155.802" calcext:value-type="float">
            <text:p>-155.802</text:p>
          </table:table-cell>
          <table:table-cell office:value-type="float" office:value="5819.718" calcext:value-type="float">
            <text:p>5819.718</text:p>
          </table:table-cell>
          <table:table-cell office:value-type="float" office:value="3900.055" calcext:value-type="float">
            <text:p>3900.055</text:p>
          </table:table-cell>
          <table:table-cell office:value-type="float" office:value="7311.956" calcext:value-type="float">
            <text:p>7311.956</text:p>
          </table:table-cell>
          <table:table-cell office:value-type="float" office:value="658.034" calcext:value-type="float">
            <text:p>658.034</text:p>
          </table:table-cell>
          <table:table-cell office:value-type="float" office:value="7130.589" calcext:value-type="float">
            <text:p>7130.589</text:p>
          </table:table-cell>
          <table:table-cell office:value-type="float" office:value="4508.848" calcext:value-type="float">
            <text:p>4508.848</text:p>
          </table:table-cell>
          <table:table-cell office:value-type="float" office:value="6091.599" calcext:value-type="float">
            <text:p>6091.599</text:p>
          </table:table-cell>
          <table:table-cell office:value-type="float" office:value="4087.545" calcext:value-type="float">
            <text:p>4087.545</text:p>
          </table:table-cell>
          <table:table-cell office:value-type="float" office:value="7657.057" calcext:value-type="float">
            <text:p>7657.057</text:p>
          </table:table-cell>
          <table:table-cell office:value-type="float" office:value="687.325" calcext:value-type="float">
            <text:p>687.325</text:p>
          </table:table-cell>
          <table:table-cell office:value-type="float" office:value="7460.82" calcext:value-type="float">
            <text:p>7460.82</text:p>
          </table:table-cell>
          <table:table-cell office:value-type="float" office:value="4722.378" calcext:value-type="float">
            <text:p>4722.378</text:p>
          </table:table-cell>
          <table:table-cell office:value-type="float" office:value="111.613" calcext:value-type="float">
            <text:p>111.613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386.263" calcext:value-type="float">
            <text:p>386.263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57.861" calcext:value-type="float">
            <text:p>-657.861</text:p>
          </table:table-cell>
          <table:table-cell office:value-type="float" office:value="9537.145" calcext:value-type="float">
            <text:p>9537.145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36547.007" calcext:value-type="float">
            <text:p>36547.007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3268.227" calcext:value-type="float">
            <text:p>-63268.22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62.599" calcext:value-type="float">
            <text:p>162.599</text:p>
          </table:table-cell>
          <table:table-cell office:value-type="float" office:value="0" calcext:value-type="float">
            <text:p>0</text:p>
          </table:table-cell>
          <table:table-cell office:value-type="float" office:value="3306.76" calcext:value-type="float">
            <text:p>3306.76</text:p>
          </table:table-cell>
          <table:table-cell office:value-type="float" office:value="421.865" calcext:value-type="float">
            <text:p>421.865</text:p>
          </table:table-cell>
          <table:table-cell office:value-type="float" office:value="1002.998" calcext:value-type="float">
            <text:p>1002.998</text:p>
          </table:table-cell>
          <table:table-cell office:value-type="float" office:value="-677.8" calcext:value-type="float">
            <text:p>-677.8</text:p>
          </table:table-cell>
          <table:table-cell office:value-type="float" office:value="5806.947" calcext:value-type="float">
            <text:p>5806.947</text:p>
          </table:table-cell>
          <table:table-cell office:value-type="float" office:value="3895.335" calcext:value-type="float">
            <text:p>3895.335</text:p>
          </table:table-cell>
          <table:table-cell office:value-type="float" office:value="7176.638" calcext:value-type="float">
            <text:p>7176.638</text:p>
          </table:table-cell>
          <table:table-cell office:value-type="float" office:value="645.587" calcext:value-type="float">
            <text:p>645.587</text:p>
          </table:table-cell>
          <table:table-cell office:value-type="float" office:value="7093.023" calcext:value-type="float">
            <text:p>7093.023</text:p>
          </table:table-cell>
          <table:table-cell office:value-type="float" office:value="4520.872" calcext:value-type="float">
            <text:p>4520.872</text:p>
          </table:table-cell>
          <table:table-cell office:value-type="float" office:value="6079.355" calcext:value-type="float">
            <text:p>6079.355</text:p>
          </table:table-cell>
          <table:table-cell office:value-type="float" office:value="4043.777" calcext:value-type="float">
            <text:p>4043.777</text:p>
          </table:table-cell>
          <table:table-cell office:value-type="float" office:value="7511.831" calcext:value-type="float">
            <text:p>7511.831</text:p>
          </table:table-cell>
          <table:table-cell office:value-type="float" office:value="682.565" calcext:value-type="float">
            <text:p>682.565</text:p>
          </table:table-cell>
          <table:table-cell office:value-type="float" office:value="7439.093" calcext:value-type="float">
            <text:p>7439.093</text:p>
          </table:table-cell>
          <table:table-cell office:value-type="float" office:value="4719.616" calcext:value-type="float">
            <text:p>4719.616</text:p>
          </table:table-cell>
          <table:table-cell office:value-type="float" office:value="33.48" calcext:value-type="float">
            <text:p>33.48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98.636" calcext:value-type="float">
            <text:p>98.636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63.014" calcext:value-type="float">
            <text:p>-163.014</text:p>
          </table:table-cell>
          <table:table-cell office:value-type="float" office:value="2138.893" calcext:value-type="float">
            <text:p>2138.893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7144.707" calcext:value-type="float">
            <text:p>7144.707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2094.093" calcext:value-type="float">
            <text:p>-12094.0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5.002" calcext:value-type="float">
            <text:p>105.002</text:p>
          </table:table-cell>
          <table:table-cell office:value-type="float" office:value="0" calcext:value-type="float">
            <text:p>0</text:p>
          </table:table-cell>
          <table:table-cell office:value-type="float" office:value="1005.758" calcext:value-type="float">
            <text:p>1005.758</text:p>
          </table:table-cell>
          <table:table-cell office:value-type="float" office:value="168.06" calcext:value-type="float">
            <text:p>168.06</text:p>
          </table:table-cell>
          <table:table-cell office:value-type="float" office:value="439.795" calcext:value-type="float">
            <text:p>439.795</text:p>
          </table:table-cell>
          <table:table-cell office:value-type="float" office:value="-229.79" calcext:value-type="float">
            <text:p>-229.79</text:p>
          </table:table-cell>
          <table:table-cell office:value-type="float" office:value="5805.461" calcext:value-type="float">
            <text:p>5805.461</text:p>
          </table:table-cell>
          <table:table-cell office:value-type="float" office:value="3895.375" calcext:value-type="float">
            <text:p>3895.375</text:p>
          </table:table-cell>
          <table:table-cell office:value-type="float" office:value="6928.918" calcext:value-type="float">
            <text:p>6928.918</text:p>
          </table:table-cell>
          <table:table-cell office:value-type="float" office:value="616.486" calcext:value-type="float">
            <text:p>616.486</text:p>
          </table:table-cell>
          <table:table-cell office:value-type="float" office:value="7033.565" calcext:value-type="float">
            <text:p>7033.565</text:p>
          </table:table-cell>
          <table:table-cell office:value-type="float" office:value="4577.357" calcext:value-type="float">
            <text:p>4577.357</text:p>
          </table:table-cell>
          <table:table-cell office:value-type="float" office:value="6078.443" calcext:value-type="float">
            <text:p>6078.443</text:p>
          </table:table-cell>
          <table:table-cell office:value-type="float" office:value="4064.821" calcext:value-type="float">
            <text:p>4064.821</text:p>
          </table:table-cell>
          <table:table-cell office:value-type="float" office:value="7269.441" calcext:value-type="float">
            <text:p>7269.441</text:p>
          </table:table-cell>
          <table:table-cell office:value-type="float" office:value="650.512" calcext:value-type="float">
            <text:p>650.512</text:p>
          </table:table-cell>
          <table:table-cell office:value-type="float" office:value="7374.331" calcext:value-type="float">
            <text:p>7374.331</text:p>
          </table:table-cell>
          <table:table-cell office:value-type="float" office:value="4782.556" calcext:value-type="float">
            <text:p>4782.556</text:p>
          </table:table-cell>
          <table:table-cell office:value-type="float" office:value="60.933" calcext:value-type="float">
            <text:p>60.933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329.813" calcext:value-type="float">
            <text:p>329.813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596.088" calcext:value-type="float">
            <text:p>-596.088</text:p>
          </table:table-cell>
          <table:table-cell office:value-type="float" office:value="5653.673" calcext:value-type="float">
            <text:p>5653.673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33562.868" calcext:value-type="float">
            <text:p>33562.868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61206.989" calcext:value-type="float">
            <text:p>-61206.989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26.138" calcext:value-type="float">
            <text:p>126.138</text:p>
          </table:table-cell>
          <table:table-cell office:value-type="float" office:value="0" calcext:value-type="float">
            <text:p>0</text:p>
          </table:table-cell>
          <table:table-cell office:value-type="float" office:value="1981.452" calcext:value-type="float">
            <text:p>1981.452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633.396" calcext:value-type="float">
            <text:p>633.396</text:p>
          </table:table-cell>
          <table:table-cell office:value-type="float" office:value="-381.119" calcext:value-type="float">
            <text:p>-381.119</text:p>
          </table:table-cell>
          <table:table-cell office:value-type="float" office:value="5822.428" calcext:value-type="float">
            <text:p>5822.428</text:p>
          </table:table-cell>
          <table:table-cell office:value-type="float" office:value="3873.512" calcext:value-type="float">
            <text:p>3873.512</text:p>
          </table:table-cell>
          <table:table-cell office:value-type="float" office:value="6957.134" calcext:value-type="float">
            <text:p>6957.134</text:p>
          </table:table-cell>
          <table:table-cell office:value-type="float" office:value="604.923" calcext:value-type="float">
            <text:p>604.923</text:p>
          </table:table-cell>
          <table:table-cell office:value-type="float" office:value="7027.497" calcext:value-type="float">
            <text:p>7027.497</text:p>
          </table:table-cell>
          <table:table-cell office:value-type="float" office:value="4617.359" calcext:value-type="float">
            <text:p>4617.359</text:p>
          </table:table-cell>
          <table:table-cell office:value-type="float" office:value="6094.373" calcext:value-type="float">
            <text:p>6094.373</text:p>
          </table:table-cell>
          <table:table-cell office:value-type="float" office:value="4035.818" calcext:value-type="float">
            <text:p>4035.818</text:p>
          </table:table-cell>
          <table:table-cell office:value-type="float" office:value="7264.715" calcext:value-type="float">
            <text:p>7264.715</text:p>
          </table:table-cell>
          <table:table-cell office:value-type="float" office:value="637.01" calcext:value-type="float">
            <text:p>637.01</text:p>
          </table:table-cell>
          <table:table-cell office:value-type="float" office:value="7363.362" calcext:value-type="float">
            <text:p>7363.362</text:p>
          </table:table-cell>
          <table:table-cell office:value-type="float" office:value="4825.384" calcext:value-type="float">
            <text:p>4825.384</text:p>
          </table:table-cell>
          <table:table-cell office:value-type="float" office:value="66.76" calcext:value-type="float">
            <text:p>66.76</text:p>
          </table:table-cell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270.67" calcext:value-type="float">
            <text:p>270.67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72.441" calcext:value-type="float">
            <text:p>-472.441</text:p>
          </table:table-cell>
          <table:table-cell office:value-type="float" office:value="4854.345" calcext:value-type="float">
            <text:p>4854.345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25461.903" calcext:value-type="float">
            <text:p>25461.903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5868.367" calcext:value-type="float">
            <text:p>-45868.3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07.205" calcext:value-type="float">
            <text:p>107.205</text:p>
          </table:table-cell>
          <table:table-cell office:value-type="float" office:value="0" calcext:value-type="float">
            <text:p>0</text:p>
          </table:table-cell>
          <table:table-cell office:value-type="float" office:value="1226.32" calcext:value-type="float">
            <text:p>1226.32</text:p>
          </table:table-cell>
          <table:table-cell office:value-type="float" office:value="206.155" calcext:value-type="float">
            <text:p>206.155</text:p>
          </table:table-cell>
          <table:table-cell office:value-type="float" office:value="517.888" calcext:value-type="float">
            <text:p>517.888</text:p>
          </table:table-cell>
          <table:table-cell office:value-type="float" office:value="-303.478" calcext:value-type="float">
            <text:p>-303.478</text:p>
          </table:table-cell>
          <table:table-cell office:value-type="float" office:value="5830.8" calcext:value-type="float">
            <text:p>5830.8</text:p>
          </table:table-cell>
          <table:table-cell office:value-type="float" office:value="3939.543" calcext:value-type="float">
            <text:p>3939.543</text:p>
          </table:table-cell>
          <table:table-cell office:value-type="float" office:value="7241.427" calcext:value-type="float">
            <text:p>7241.427</text:p>
          </table:table-cell>
          <table:table-cell office:value-type="float" office:value="586.112" calcext:value-type="float">
            <text:p>586.112</text:p>
          </table:table-cell>
          <table:table-cell office:value-type="float" office:value="6998.396" calcext:value-type="float">
            <text:p>6998.396</text:p>
          </table:table-cell>
          <table:table-cell office:value-type="float" office:value="4663.204" calcext:value-type="float">
            <text:p>4663.204</text:p>
          </table:table-cell>
          <table:table-cell office:value-type="float" office:value="6106.872" calcext:value-type="float">
            <text:p>6106.872</text:p>
          </table:table-cell>
          <table:table-cell office:value-type="float" office:value="4094.566" calcext:value-type="float">
            <text:p>4094.566</text:p>
          </table:table-cell>
          <table:table-cell office:value-type="float" office:value="7584.059" calcext:value-type="float">
            <text:p>7584.059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7336.172" calcext:value-type="float">
            <text:p>7336.172</text:p>
          </table:table-cell>
          <table:table-cell office:value-type="float" office:value="4877.571" calcext:value-type="float">
            <text:p>4877.571</text:p>
          </table:table-cell>
          <table:table-cell office:value-type="float" office:value="67.307" calcext:value-type="float">
            <text:p>67.307</text:p>
          </table:table-cell>
          <table:table-cell office:value-type="float" office:value="1" calcext:value-type="float">
            <text:p>1</text:p>
          </table:table-cell>
          <table:table-cell office:value-type="float" office:value="2727" calcext:value-type="float">
            <text:p>2727</text:p>
          </table:table-cell>
          <table:table-cell office:value-type="float" office:value="340.813" calcext:value-type="float">
            <text:p>340.813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611.629" calcext:value-type="float">
            <text:p>-611.629</text:p>
          </table:table-cell>
          <table:table-cell office:value-type="float" office:value="5265.948" calcext:value-type="float">
            <text:p>5265.948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30943.352" calcext:value-type="float">
            <text:p>30943.352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56376.37" calcext:value-type="float">
            <text:p>-56376.37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13.726" calcext:value-type="float">
            <text:p>113.726</text:p>
          </table:table-cell>
          <table:table-cell office:value-type="float" office:value="0" calcext:value-type="float">
            <text:p>0</text:p>
          </table:table-cell>
          <table:table-cell office:value-type="float" office:value="1527.417" calcext:value-type="float">
            <text:p>1527.417</text:p>
          </table:table-cell>
          <table:table-cell office:value-type="float" office:value="225.88" calcext:value-type="float">
            <text:p>225.88</text:p>
          </table:table-cell>
          <table:table-cell office:value-type="float" office:value="563.701" calcext:value-type="float">
            <text:p>563.701</text:p>
          </table:table-cell>
          <table:table-cell office:value-type="float" office:value="-336.25" calcext:value-type="float">
            <text:p>-336.25</text:p>
          </table:table-cell>
          <table:table-cell office:value-type="float" office:value="5802.624" calcext:value-type="float">
            <text:p>5802.624</text:p>
          </table:table-cell>
          <table:table-cell office:value-type="float" office:value="3929.963" calcext:value-type="float">
            <text:p>3929.963</text:p>
          </table:table-cell>
          <table:table-cell office:value-type="float" office:value="6763.466" calcext:value-type="float">
            <text:p>6763.466</text:p>
          </table:table-cell>
          <table:table-cell office:value-type="float" office:value="573.585" calcext:value-type="float">
            <text:p>573.585</text:p>
          </table:table-cell>
          <table:table-cell office:value-type="float" office:value="6945.264" calcext:value-type="float">
            <text:p>6945.264</text:p>
          </table:table-cell>
          <table:table-cell office:value-type="float" office:value="4659.983" calcext:value-type="float">
            <text:p>4659.983</text:p>
          </table:table-cell>
          <table:table-cell office:value-type="float" office:value="6068.127" calcext:value-type="float">
            <text:p>6068.127</text:p>
          </table:table-cell>
          <table:table-cell office:value-type="float" office:value="4133.007" calcext:value-type="float">
            <text:p>4133.007</text:p>
          </table:table-cell>
          <table:table-cell office:value-type="float" office:value="7093.842" calcext:value-type="float">
            <text:p>7093.842</text:p>
          </table:table-cell>
          <table:table-cell office:value-type="float" office:value="602.516" calcext:value-type="float">
            <text:p>602.516</text:p>
          </table:table-cell>
          <table:table-cell office:value-type="float" office:value="7268.401" calcext:value-type="float">
            <text:p>7268.401</text:p>
          </table:table-cell>
          <table:table-cell office:value-type="float" office:value="4867.853" calcext:value-type="float">
            <text:p>4867.853</text:p>
          </table:table-cell>
          <table:table-cell office:value-type="float" office:value="18.28" calcext:value-type="float">
            <text:p>18.28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05.401" calcext:value-type="float">
            <text:p>105.401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1.689" calcext:value-type="float">
            <text:p>-191.689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0533.355" calcext:value-type="float">
            <text:p>10533.355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496.008" calcext:value-type="float">
            <text:p>-19496.00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77.202" calcext:value-type="float">
            <text:p>177.202</text:p>
          </table:table-cell>
          <table:table-cell office:value-type="float" office:value="0" calcext:value-type="float">
            <text:p>0</text:p>
          </table:table-cell>
          <table:table-cell office:value-type="float" office:value="1782.06" calcext:value-type="float">
            <text:p>1782.06</text:p>
          </table:table-cell>
          <table:table-cell office:value-type="float" office:value="291.957" calcext:value-type="float">
            <text:p>291.957</text:p>
          </table:table-cell>
          <table:table-cell office:value-type="float" office:value="758.81" calcext:value-type="float">
            <text:p>758.81</text:p>
          </table:table-cell>
          <table:table-cell office:value-type="float" office:value="-404.406" calcext:value-type="float">
            <text:p>-404.406</text:p>
          </table:table-cell>
          <table:table-cell office:value-type="float" office:value="5826.484" calcext:value-type="float">
            <text:p>5826.484</text:p>
          </table:table-cell>
          <table:table-cell office:value-type="float" office:value="3928.953" calcext:value-type="float">
            <text:p>3928.953</text:p>
          </table:table-cell>
          <table:table-cell office:value-type="float" office:value="6789.738" calcext:value-type="float">
            <text:p>6789.738</text:p>
          </table:table-cell>
          <table:table-cell office:value-type="float" office:value="559.411" calcext:value-type="float">
            <text:p>559.411</text:p>
          </table:table-cell>
          <table:table-cell office:value-type="float" office:value="6940.887" calcext:value-type="float">
            <text:p>6940.887</text:p>
          </table:table-cell>
          <table:table-cell office:value-type="float" office:value="4712.081" calcext:value-type="float">
            <text:p>4712.081</text:p>
          </table:table-cell>
          <table:table-cell office:value-type="float" office:value="6098.99" calcext:value-type="float">
            <text:p>6098.99</text:p>
          </table:table-cell>
          <table:table-cell office:value-type="float" office:value="4131.951" calcext:value-type="float">
            <text:p>4131.951</text:p>
          </table:table-cell>
          <table:table-cell office:value-type="float" office:value="7141.084" calcext:value-type="float">
            <text:p>7141.084</text:p>
          </table:table-cell>
          <table:table-cell office:value-type="float" office:value="590.503" calcext:value-type="float">
            <text:p>590.503</text:p>
          </table:table-cell>
          <table:table-cell office:value-type="float" office:value="7275.332" calcext:value-type="float">
            <text:p>7275.332</text:p>
          </table:table-cell>
          <table:table-cell office:value-type="float" office:value="4922.648" calcext:value-type="float">
            <text:p>4922.648</text:p>
          </table:table-cell>
          <table:table-cell office:value-type="float" office:value="55.307" calcext:value-type="float">
            <text:p>55.307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75.96" calcext:value-type="float">
            <text:p>-375.96</text:p>
          </table:table-cell>
          <table:table-cell office:value-type="float" office:value="4590.689" calcext:value-type="float">
            <text:p>4590.68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20519.699" calcext:value-type="float">
            <text:p>20519.699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6286.648" calcext:value-type="float">
            <text:p>-36286.64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2.526" calcext:value-type="float">
            <text:p>112.526</text:p>
          </table:table-cell>
          <table:table-cell office:value-type="float" office:value="0" calcext:value-type="float">
            <text:p>0</text:p>
          </table:table-cell>
          <table:table-cell office:value-type="float" office:value="1269.028" calcext:value-type="float">
            <text:p>1269.028</text:p>
          </table:table-cell>
          <table:table-cell office:value-type="float" office:value="204.08" calcext:value-type="float">
            <text:p>204.08</text:p>
          </table:table-cell>
          <table:table-cell office:value-type="float" office:value="519.075" calcext:value-type="float">
            <text:p>519.075</text:p>
          </table:table-cell>
          <table:table-cell office:value-type="float" office:value="-294.022" calcext:value-type="float">
            <text:p>-294.022</text:p>
          </table:table-cell>
          <table:table-cell office:value-type="float" office:value="5835.774" calcext:value-type="float">
            <text:p>5835.774</text:p>
          </table:table-cell>
          <table:table-cell office:value-type="float" office:value="4648.8" calcext:value-type="float">
            <text:p>4648.8</text:p>
          </table:table-cell>
          <table:table-cell office:value-type="float" office:value="6668.312" calcext:value-type="float">
            <text:p>6668.312</text:p>
          </table:table-cell>
          <table:table-cell office:value-type="float" office:value="495.859" calcext:value-type="float">
            <text:p>495.859</text:p>
          </table:table-cell>
          <table:table-cell office:value-type="float" office:value="6823.576" calcext:value-type="float">
            <text:p>6823.576</text:p>
          </table:table-cell>
          <table:table-cell office:value-type="float" office:value="4847.972" calcext:value-type="float">
            <text:p>4847.972</text:p>
          </table:table-cell>
          <table:table-cell office:value-type="float" office:value="6110.251" calcext:value-type="float">
            <text:p>6110.251</text:p>
          </table:table-cell>
          <table:table-cell office:value-type="float" office:value="4841.213" calcext:value-type="float">
            <text:p>4841.213</text:p>
          </table:table-cell>
          <table:table-cell office:value-type="float" office:value="7002.4" calcext:value-type="float">
            <text:p>7002.4</text:p>
          </table:table-cell>
          <table:table-cell office:value-type="float" office:value="523.913" calcext:value-type="float">
            <text:p>523.913</text:p>
          </table:table-cell>
          <table:table-cell office:value-type="float" office:value="7153.94" calcext:value-type="float">
            <text:p>7153.94</text:p>
          </table:table-cell>
          <table:table-cell office:value-type="float" office:value="5066.562" calcext:value-type="float">
            <text:p>5066.562</text:p>
          </table:table-cell>
          <table:table-cell office:value-type="float" office:value="26.507" calcext:value-type="float">
            <text:p>26.50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77.462" calcext:value-type="float">
            <text:p>77.462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127.805" calcext:value-type="float">
            <text:p>-127.805</text:p>
          </table:table-cell>
          <table:table-cell office:value-type="float" office:value="1199.598" calcext:value-type="float">
            <text:p>1199.59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812.773" calcext:value-type="float">
            <text:p>4812.773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8387.938" calcext:value-type="float">
            <text:p>-8387.938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40.941" calcext:value-type="float">
            <text:p>140.941</text:p>
          </table:table-cell>
          <table:table-cell office:value-type="float" office:value="0" calcext:value-type="float">
            <text:p>0</text:p>
          </table:table-cell>
          <table:table-cell office:value-type="float" office:value="4160.76" calcext:value-type="float">
            <text:p>4160.76</text:p>
          </table:table-cell>
          <table:table-cell office:value-type="float" office:value="480.355" calcext:value-type="float">
            <text:p>480.355</text:p>
          </table:table-cell>
          <table:table-cell office:value-type="float" office:value="1097.858" calcext:value-type="float">
            <text:p>1097.858</text:p>
          </table:table-cell>
          <table:table-cell office:value-type="float" office:value="-815.975" calcext:value-type="float">
            <text:p>-815.975</text:p>
          </table:table-cell>
          <table:table-cell office:value-type="float" office:value="5820.433" calcext:value-type="float">
            <text:p>5820.433</text:p>
          </table:table-cell>
          <table:table-cell office:value-type="float" office:value="4365.092" calcext:value-type="float">
            <text:p>4365.092</text:p>
          </table:table-cell>
          <table:table-cell office:value-type="float" office:value="6646.609" calcext:value-type="float">
            <text:p>6646.609</text:p>
          </table:table-cell>
          <table:table-cell office:value-type="float" office:value="500.309" calcext:value-type="float">
            <text:p>500.309</text:p>
          </table:table-cell>
          <table:table-cell office:value-type="float" office:value="6817.099" calcext:value-type="float">
            <text:p>6817.099</text:p>
          </table:table-cell>
          <table:table-cell office:value-type="float" office:value="4823.767" calcext:value-type="float">
            <text:p>4823.767</text:p>
          </table:table-cell>
          <table:table-cell office:value-type="float" office:value="6089.943" calcext:value-type="float">
            <text:p>6089.943</text:p>
          </table:table-cell>
          <table:table-cell office:value-type="float" office:value="4542.597" calcext:value-type="float">
            <text:p>4542.597</text:p>
          </table:table-cell>
          <table:table-cell office:value-type="float" office:value="6972.671" calcext:value-type="float">
            <text:p>6972.671</text:p>
          </table:table-cell>
          <table:table-cell office:value-type="float" office:value="531.071" calcext:value-type="float">
            <text:p>531.071</text:p>
          </table:table-cell>
          <table:table-cell office:value-type="float" office:value="7147.891" calcext:value-type="float">
            <text:p>7147.891</text:p>
          </table:table-cell>
          <table:table-cell office:value-type="float" office:value="5031.995" calcext:value-type="float">
            <text:p>5031.995</text:p>
          </table:table-cell>
          <table:table-cell office:value-type="float" office:value="21.187" calcext:value-type="float">
            <text:p>21.187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89.653" calcext:value-type="float">
            <text:p>89.653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.412" calcext:value-type="float">
            <text:p>-157.412</text:p>
          </table:table-cell>
          <table:table-cell office:value-type="float" office:value="1690.62" calcext:value-type="float">
            <text:p>1690.62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8753.487" calcext:value-type="float">
            <text:p>8753.487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47.221" calcext:value-type="float">
            <text:p>-15747.22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48.198" calcext:value-type="float">
            <text:p>148.198</text:p>
          </table:table-cell>
          <table:table-cell office:value-type="float" office:value="0" calcext:value-type="float">
            <text:p>0</text:p>
          </table:table-cell>
          <table:table-cell office:value-type="float" office:value="2103.642" calcext:value-type="float">
            <text:p>2103.642</text:p>
          </table:table-cell>
          <table:table-cell office:value-type="float" office:value="304.069" calcext:value-type="float">
            <text:p>304.069</text:p>
          </table:table-cell>
          <table:table-cell office:value-type="float" office:value="753.934" calcext:value-type="float">
            <text:p>753.934</text:p>
          </table:table-cell>
          <table:table-cell office:value-type="float" office:value="-457.538" calcext:value-type="float">
            <text:p>-457.538</text:p>
          </table:table-cell>
          <table:table-cell office:value-type="float" office:value="5838.556" calcext:value-type="float">
            <text:p>5838.556</text:p>
          </table:table-cell>
          <table:table-cell office:value-type="float" office:value="4236.953" calcext:value-type="float">
            <text:p>4236.953</text:p>
          </table:table-cell>
          <table:table-cell office:value-type="float" office:value="6550.028" calcext:value-type="float">
            <text:p>6550.028</text:p>
          </table:table-cell>
          <table:table-cell office:value-type="float" office:value="491.498" calcext:value-type="float">
            <text:p>491.498</text:p>
          </table:table-cell>
          <table:table-cell office:value-type="float" office:value="6817.671" calcext:value-type="float">
            <text:p>6817.671</text:p>
          </table:table-cell>
          <table:table-cell office:value-type="float" office:value="4859.441" calcext:value-type="float">
            <text:p>4859.441</text:p>
          </table:table-cell>
          <table:table-cell office:value-type="float" office:value="6112.389" calcext:value-type="float">
            <text:p>6112.389</text:p>
          </table:table-cell>
          <table:table-cell office:value-type="float" office:value="4392.613" calcext:value-type="float">
            <text:p>4392.613</text:p>
          </table:table-cell>
          <table:table-cell office:value-type="float" office:value="6849.152" calcext:value-type="float">
            <text:p>6849.152</text:p>
          </table:table-cell>
          <table:table-cell office:value-type="float" office:value="517.012" calcext:value-type="float">
            <text:p>517.012</text:p>
          </table:table-cell>
          <table:table-cell office:value-type="float" office:value="7142.33" calcext:value-type="float">
            <text:p>7142.33</text:p>
          </table:table-cell>
          <table:table-cell office:value-type="float" office:value="5082.447" calcext:value-type="float">
            <text:p>5082.447</text:p>
          </table:table-cell>
          <table:table-cell office:value-type="float" office:value="68.507" calcext:value-type="float">
            <text:p>68.507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float" office:value="325.914" calcext:value-type="float">
            <text:p>325.914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580.747" calcext:value-type="float">
            <text:p>-580.747</text:p>
          </table:table-cell>
          <table:table-cell office:value-type="float" office:value="5307.614" calcext:value-type="float">
            <text:p>5307.614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27322.787" calcext:value-type="float">
            <text:p>27322.787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49122.168" calcext:value-type="float">
            <text:p>-49122.16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08.49" calcext:value-type="float">
            <text:p>108.49</text:p>
          </table:table-cell>
          <table:table-cell office:value-type="float" office:value="0" calcext:value-type="float">
            <text:p>0</text:p>
          </table:table-cell>
          <table:table-cell office:value-type="float" office:value="1044.36" calcext:value-type="float">
            <text:p>1044.36</text:p>
          </table:table-cell>
          <table:table-cell office:value-type="float" office:value="191.752" calcext:value-type="float">
            <text:p>191.752</text:p>
          </table:table-cell>
          <table:table-cell office:value-type="float" office:value="490.479" calcext:value-type="float">
            <text:p>490.479</text:p>
          </table:table-cell>
          <table:table-cell office:value-type="float" office:value="-273.499" calcext:value-type="float">
            <text:p>-273.499</text:p>
          </table:table-cell>
          <table:table-cell office:value-type="float" office:value="5834.549" calcext:value-type="float">
            <text:p>5834.549</text:p>
          </table:table-cell>
          <table:table-cell office:value-type="float" office:value="4185.518" calcext:value-type="float">
            <text:p>4185.518</text:p>
          </table:table-cell>
          <table:table-cell office:value-type="float" office:value="7605.328" calcext:value-type="float">
            <text:p>7605.328</text:p>
          </table:table-cell>
          <table:table-cell office:value-type="float" office:value="575.779" calcext:value-type="float">
            <text:p>575.779</text:p>
          </table:table-cell>
          <table:table-cell office:value-type="float" office:value="6981.561" calcext:value-type="float">
            <text:p>6981.561</text:p>
          </table:table-cell>
          <table:table-cell office:value-type="float" office:value="4687.538" calcext:value-type="float">
            <text:p>4687.538</text:p>
          </table:table-cell>
          <table:table-cell office:value-type="float" office:value="6108.231" calcext:value-type="float">
            <text:p>6108.231</text:p>
          </table:table-cell>
          <table:table-cell office:value-type="float" office:value="4389.863" calcext:value-type="float">
            <text:p>4389.863</text:p>
          </table:table-cell>
          <table:table-cell office:value-type="float" office:value="8003.042" calcext:value-type="float">
            <text:p>8003.042</text:p>
          </table:table-cell>
          <table:table-cell office:value-type="float" office:value="606.576" calcext:value-type="float">
            <text:p>606.576</text:p>
          </table:table-cell>
          <table:table-cell office:value-type="float" office:value="7316.593" calcext:value-type="float">
            <text:p>7316.593</text:p>
          </table:table-cell>
          <table:table-cell office:value-type="float" office:value="4899.869" calcext:value-type="float">
            <text:p>4899.869</text:p>
          </table:table-cell>
          <table:table-cell office:value-type="float" office:value="86.28" calcext:value-type="float">
            <text:p>86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3.493" calcext:value-type="float">
            <text:p>573.493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56.176" calcext:value-type="float">
            <text:p>-1056.176</text:p>
          </table:table-cell>
          <table:table-cell office:value-type="float" office:value="7795.817" calcext:value-type="float">
            <text:p>7795.8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8739.666" calcext:value-type="float">
            <text:p>58739.666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9219.598" calcext:value-type="float">
            <text:p>-109219.598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83.461" calcext:value-type="float">
            <text:p>83.461</text:p>
          </table:table-cell>
          <table:table-cell office:value-type="float" office:value="0" calcext:value-type="float">
            <text:p>0</text:p>
          </table:table-cell>
          <table:table-cell office:value-type="float" office:value="1087.776" calcext:value-type="float">
            <text:p>1087.7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388.912" calcext:value-type="float">
            <text:p>388.912</text:p>
          </table:table-cell>
          <table:table-cell office:value-type="float" office:value="-221.991" calcext:value-type="float">
            <text:p>-221.991</text:p>
          </table:table-cell>
          <table:table-cell office:value-type="float" office:value="5830.14" calcext:value-type="float">
            <text:p>5830.14</text:p>
          </table:table-cell>
          <table:table-cell office:value-type="float" office:value="4163.949" calcext:value-type="float">
            <text:p>4163.949</text:p>
          </table:table-cell>
          <table:table-cell office:value-type="float" office:value="7138.736" calcext:value-type="float">
            <text:p>7138.736</text:p>
          </table:table-cell>
          <table:table-cell office:value-type="float" office:value="525.81" calcext:value-type="float">
            <text:p>525.81</text:p>
          </table:table-cell>
          <table:table-cell office:value-type="float" office:value="6877.607" calcext:value-type="float">
            <text:p>6877.607</text:p>
          </table:table-cell>
          <table:table-cell office:value-type="float" office:value="4782.674" calcext:value-type="float">
            <text:p>4782.674</text:p>
          </table:table-cell>
          <table:table-cell office:value-type="float" office:value="6100.117" calcext:value-type="float">
            <text:p>6100.117</text:p>
          </table:table-cell>
          <table:table-cell office:value-type="float" office:value="4317.107" calcext:value-type="float">
            <text:p>4317.107</text:p>
          </table:table-cell>
          <table:table-cell office:value-type="float" office:value="7471.782" calcext:value-type="float">
            <text:p>7471.782</text:p>
          </table:table-cell>
          <table:table-cell office:value-type="float" office:value="558.422" calcext:value-type="float">
            <text:p>558.422</text:p>
          </table:table-cell>
          <table:table-cell office:value-type="float" office:value="7212.55" calcext:value-type="float">
            <text:p>7212.55</text:p>
          </table:table-cell>
          <table:table-cell office:value-type="float" office:value="4987.684" calcext:value-type="float">
            <text:p>4987.684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6.008" calcext:value-type="float">
            <text:p>56.008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95.494" calcext:value-type="float">
            <text:p>-95.494</text:p>
          </table:table-cell>
          <table:table-cell office:value-type="float" office:value="811.716" calcext:value-type="float">
            <text:p>811.71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00.784" calcext:value-type="float">
            <text:p>4300.784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7755.884" calcext:value-type="float">
            <text:p>-7755.8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222.387" calcext:value-type="float">
            <text:p>222.387</text:p>
          </table:table-cell>
          <table:table-cell office:value-type="float" office:value="0" calcext:value-type="float">
            <text:p>0</text:p>
          </table:table-cell>
          <table:table-cell office:value-type="float" office:value="4892.029" calcext:value-type="float">
            <text:p>4892.029</text:p>
          </table:table-cell>
          <table:table-cell office:value-type="float" office:value="645.683" calcext:value-type="float">
            <text:p>645.683</text:p>
          </table:table-cell>
          <table:table-cell office:value-type="float" office:value="1508.654" calcext:value-type="float">
            <text:p>1508.654</text:p>
          </table:table-cell>
          <table:table-cell office:value-type="float" office:value="-1063.88" calcext:value-type="float">
            <text:p>-1063.88</text:p>
          </table:table-cell>
          <table:table-cell office:value-type="float" office:value="5810.733" calcext:value-type="float">
            <text:p>5810.733</text:p>
          </table:table-cell>
          <table:table-cell office:value-type="float" office:value="4137.528" calcext:value-type="float">
            <text:p>4137.528</text:p>
          </table:table-cell>
          <table:table-cell office:value-type="float" office:value="7062.884" calcext:value-type="float">
            <text:p>7062.884</text:p>
          </table:table-cell>
          <table:table-cell office:value-type="float" office:value="517.014" calcext:value-type="float">
            <text:p>517.014</text:p>
          </table:table-cell>
          <table:table-cell office:value-type="float" office:value="6840.677" calcext:value-type="float">
            <text:p>6840.677</text:p>
          </table:table-cell>
          <table:table-cell office:value-type="float" office:value="4780.789" calcext:value-type="float">
            <text:p>4780.789</text:p>
          </table:table-cell>
          <table:table-cell office:value-type="float" office:value="6085.194" calcext:value-type="float">
            <text:p>6085.194</text:p>
          </table:table-cell>
          <table:table-cell office:value-type="float" office:value="4314.629" calcext:value-type="float">
            <text:p>4314.629</text:p>
          </table:table-cell>
          <table:table-cell office:value-type="float" office:value="7390.43" calcext:value-type="float">
            <text:p>7390.43</text:p>
          </table:table-cell>
          <table:table-cell office:value-type="float" office:value="542.912" calcext:value-type="float">
            <text:p>542.912</text:p>
          </table:table-cell>
          <table:table-cell office:value-type="float" office:value="7166.731" calcext:value-type="float">
            <text:p>7166.731</text:p>
          </table:table-cell>
          <table:table-cell office:value-type="float" office:value="5003.657" calcext:value-type="float">
            <text:p>5003.657</text:p>
          </table:table-cell>
          <table:table-cell office:value-type="float" office:value="33.107" calcext:value-type="float">
            <text:p>33.107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26.484" calcext:value-type="float">
            <text:p>126.484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218.862" calcext:value-type="float">
            <text:p>-218.862</text:p>
          </table:table-cell>
          <table:table-cell office:value-type="float" office:value="2008.581" calcext:value-type="float">
            <text:p>2008.581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0245.553" calcext:value-type="float">
            <text:p>10245.553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18401.607" calcext:value-type="float">
            <text:p>-18401.60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1.1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1.1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J1 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1.1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5.521" calcext:value-type="float">
            <text:p>155.521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5.883" calcext:value-type="float">
            <text:p>105.883</text:p>
          </table:table-cell>
          <table:table-cell office:value-type="float" office:value="366.451" calcext:value-type="float">
            <text:p>366.451</text:p>
          </table:table-cell>
          <table:table-cell office:value-type="float" office:value="-55.409" calcext:value-type="float">
            <text:p>-55.409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12" calcext:value-type="float">
            <text:p>167.512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8.898" calcext:value-type="float">
            <text:p>118.898</text:p>
          </table:table-cell>
          <table:table-cell office:value-type="float" office:value="404.368" calcext:value-type="float">
            <text:p>404.368</text:p>
          </table:table-cell>
          <table:table-cell office:value-type="float" office:value="-69.345" calcext:value-type="float">
            <text:p>-69.34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7.247" calcext:value-type="float">
            <text:p>297.247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61.485" calcext:value-type="float">
            <text:p>661.485</text:p>
          </table:table-cell>
          <table:table-cell office:value-type="float" office:value="1614.993" calcext:value-type="float">
            <text:p>1614.993</text:p>
          </table:table-cell>
          <table:table-cell office:value-type="float" office:value="-1020.5" calcext:value-type="float">
            <text:p>-1020.5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8.175" calcext:value-type="float">
            <text:p>208.175</text:p>
          </table:table-cell>
          <table:table-cell office:value-type="float" office:value="0" calcext:value-type="float">
            <text:p>0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828" calcext:value-type="float">
            <text:p>219.828</text:p>
          </table:table-cell>
          <table:table-cell office:value-type="float" office:value="646.095" calcext:value-type="float">
            <text:p>646.095</text:p>
          </table:table-cell>
          <table:table-cell office:value-type="float" office:value="-229.746" calcext:value-type="float">
            <text:p>-229.74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2.663" calcext:value-type="float">
            <text:p>332.663</text:p>
          </table:table-cell>
          <table:table-cell office:value-type="float" office:value="0" calcext:value-type="float">
            <text:p>0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973" calcext:value-type="float">
            <text:p>443.973</text:p>
          </table:table-cell>
          <table:table-cell office:value-type="float" office:value="1217.102" calcext:value-type="float">
            <text:p>1217.102</text:p>
          </table:table-cell>
          <table:table-cell office:value-type="float" office:value="-551.777" calcext:value-type="float">
            <text:p>-551.777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7.773" calcext:value-type="float">
            <text:p>197.773</text:p>
          </table:table-cell>
          <table:table-cell office:value-type="float" office:value="0" calcext:value-type="float">
            <text:p>0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8.111" calcext:value-type="float">
            <text:p>188.111</text:p>
          </table:table-cell>
          <table:table-cell office:value-type="float" office:value="572.51" calcext:value-type="float">
            <text:p>572.51</text:p>
          </table:table-cell>
          <table:table-cell office:value-type="float" office:value="-176.964" calcext:value-type="float">
            <text:p>-176.964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8.734" calcext:value-type="float">
            <text:p>218.734</text:p>
          </table:table-cell>
          <table:table-cell office:value-type="float" office:value="0" calcext:value-type="float">
            <text:p>0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1.417" calcext:value-type="float">
            <text:p>221.417</text:p>
          </table:table-cell>
          <table:table-cell office:value-type="float" office:value="659.819" calcext:value-type="float">
            <text:p>659.819</text:p>
          </table:table-cell>
          <table:table-cell office:value-type="float" office:value="-222.352" calcext:value-type="float">
            <text:p>-222.352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7.782" calcext:value-type="float">
            <text:p>287.782</text:p>
          </table:table-cell>
          <table:table-cell office:value-type="float" office:value="0" calcext:value-type="float">
            <text:p>0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1.883" calcext:value-type="float">
            <text:p>411.883</text:p>
          </table:table-cell>
          <table:table-cell office:value-type="float" office:value="1108.294" calcext:value-type="float">
            <text:p>1108.294</text:p>
          </table:table-cell>
          <table:table-cell office:value-type="float" office:value="-532.731" calcext:value-type="float">
            <text:p>-532.73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94" calcext:value-type="float">
            <text:p>306.94</text:p>
          </table:table-cell>
          <table:table-cell office:value-type="float" office:value="0" calcext:value-type="float">
            <text:p>0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949" calcext:value-type="float">
            <text:p>552.949</text:p>
          </table:table-cell>
          <table:table-cell office:value-type="float" office:value="1408.471" calcext:value-type="float">
            <text:p>1408.471</text:p>
          </table:table-cell>
          <table:table-cell office:value-type="float" office:value="-794.591" calcext:value-type="float">
            <text:p>-794.59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5.082" calcext:value-type="float">
            <text:p>235.082</text:p>
          </table:table-cell>
          <table:table-cell office:value-type="float" office:value="0" calcext:value-type="float">
            <text:p>0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630.347" calcext:value-type="float">
            <text:p>630.347</text:p>
          </table:table-cell>
          <table:table-cell office:value-type="float" office:value="-160.183" calcext:value-type="float">
            <text:p>-160.183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01.844" calcext:value-type="float">
            <text:p>201.844</text:p>
          </table:table-cell>
          <table:table-cell office:value-type="float" office:value="0" calcext:value-type="float">
            <text:p>0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6.15" calcext:value-type="float">
            <text:p>206.15</text:p>
          </table:table-cell>
          <table:table-cell office:value-type="float" office:value="612.516" calcext:value-type="float">
            <text:p>612.516</text:p>
          </table:table-cell>
          <table:table-cell office:value-type="float" office:value="-208.827" calcext:value-type="float">
            <text:p>-208.827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2.885" calcext:value-type="float">
            <text:p>242.885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8.796" calcext:value-type="float">
            <text:p>498.796</text:p>
          </table:table-cell>
          <table:table-cell office:value-type="float" office:value="1236.538" calcext:value-type="float">
            <text:p>1236.538</text:p>
          </table:table-cell>
          <table:table-cell office:value-type="float" office:value="-750.769" calcext:value-type="float">
            <text:p>-750.769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1.48" calcext:value-type="float">
            <text:p>221.48</text:p>
          </table:table-cell>
          <table:table-cell office:value-type="float" office:value="0" calcext:value-type="float">
            <text:p>0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9.529" calcext:value-type="float">
            <text:p>229.529</text:p>
          </table:table-cell>
          <table:table-cell office:value-type="float" office:value="678.726" calcext:value-type="float">
            <text:p>678.726</text:p>
          </table:table-cell>
          <table:table-cell office:value-type="float" office:value="-235.766" calcext:value-type="float">
            <text:p>-235.766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5.742" calcext:value-type="float">
            <text:p>565.742</text:p>
          </table:table-cell>
          <table:table-cell office:value-type="float" office:value="0" calcext:value-type="float">
            <text:p>0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952" calcext:value-type="float">
            <text:p>1731.952</text:p>
          </table:table-cell>
          <table:table-cell office:value-type="float" office:value="4015.966" calcext:value-type="float">
            <text:p>4015.966</text:p>
          </table:table-cell>
          <table:table-cell office:value-type="float" office:value="-2884.483" calcext:value-type="float">
            <text:p>-2884.483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3.677" calcext:value-type="float">
            <text:p>303.677</text:p>
          </table:table-cell>
          <table:table-cell office:value-type="float" office:value="0" calcext:value-type="float">
            <text:p>0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8.605" calcext:value-type="float">
            <text:p>548.605</text:p>
          </table:table-cell>
          <table:table-cell office:value-type="float" office:value="1396.553" calcext:value-type="float">
            <text:p>1396.553</text:p>
          </table:table-cell>
          <table:table-cell office:value-type="float" office:value="-789.2" calcext:value-type="float">
            <text:p>-789.2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09.346" calcext:value-type="float">
            <text:p>209.346</text:p>
          </table:table-cell>
          <table:table-cell office:value-type="float" office:value="0" calcext:value-type="float">
            <text:p>0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9.954" calcext:value-type="float">
            <text:p>209.954</text:p>
          </table:table-cell>
          <table:table-cell office:value-type="float" office:value="627.596" calcext:value-type="float">
            <text:p>627.596</text:p>
          </table:table-cell>
          <table:table-cell office:value-type="float" office:value="-208.904" calcext:value-type="float">
            <text:p>-208.904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5.039" calcext:value-type="float">
            <text:p>265.039</text:p>
          </table:table-cell>
          <table:table-cell office:value-type="float" office:value="0" calcext:value-type="float">
            <text:p>0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5.446" calcext:value-type="float">
            <text:p>385.446</text:p>
          </table:table-cell>
          <table:table-cell office:value-type="float" office:value="1032.888" calcext:value-type="float">
            <text:p>1032.888</text:p>
          </table:table-cell>
          <table:table-cell office:value-type="float" office:value="-502.81" calcext:value-type="float">
            <text:p>-502.81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5.682" calcext:value-type="float">
            <text:p>275.682</text:p>
          </table:table-cell>
          <table:table-cell office:value-type="float" office:value="0" calcext:value-type="float">
            <text:p>0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93" calcext:value-type="float">
            <text:p>492.93</text:p>
          </table:table-cell>
          <table:table-cell office:value-type="float" office:value="1257.649" calcext:value-type="float">
            <text:p>1257.649</text:p>
          </table:table-cell>
          <table:table-cell office:value-type="float" office:value="-706.284" calcext:value-type="float">
            <text:p>-706.284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41.493" calcext:value-type="float">
            <text:p>341.493</text:p>
          </table:table-cell>
          <table:table-cell office:value-type="float" office:value="0" calcext:value-type="float">
            <text:p>0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869" calcext:value-type="float">
            <text:p>517.869</text:p>
          </table:table-cell>
          <table:table-cell office:value-type="float" office:value="1373.14" calcext:value-type="float">
            <text:p>1373.14</text:p>
          </table:table-cell>
          <table:table-cell office:value-type="float" office:value="-690.155" calcext:value-type="float">
            <text:p>-690.155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3.368" calcext:value-type="float">
            <text:p>273.368</text:p>
          </table:table-cell>
          <table:table-cell office:value-type="float" office:value="0" calcext:value-type="float">
            <text:p>0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1.327" calcext:value-type="float">
            <text:p>401.327</text:p>
          </table:table-cell>
          <table:table-cell office:value-type="float" office:value="1072.852" calcext:value-type="float">
            <text:p>1072.852</text:p>
          </table:table-cell>
          <table:table-cell office:value-type="float" office:value="-526.116" calcext:value-type="float">
            <text:p>-526.116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8.449" calcext:value-type="float">
            <text:p>228.449</text:p>
          </table:table-cell>
          <table:table-cell office:value-type="float" office:value="0" calcext:value-type="float">
            <text:p>0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20.122" calcext:value-type="float">
            <text:p>220.122</text:p>
          </table:table-cell>
          <table:table-cell office:value-type="float" office:value="666.955" calcext:value-type="float">
            <text:p>666.955</text:p>
          </table:table-cell>
          <table:table-cell office:value-type="float" office:value="-210.056" calcext:value-type="float">
            <text:p>-210.056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9.201" calcext:value-type="float">
            <text:p>229.201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5.247" calcext:value-type="float">
            <text:p>205.247</text:p>
          </table:table-cell>
          <table:table-cell office:value-type="float" office:value="638.075" calcext:value-type="float">
            <text:p>638.075</text:p>
          </table:table-cell>
          <table:table-cell office:value-type="float" office:value="-179.673" calcext:value-type="float">
            <text:p>-179.673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50.898" calcext:value-type="float">
            <text:p>350.898</text:p>
          </table:table-cell>
          <table:table-cell office:value-type="float" office:value="0" calcext:value-type="float">
            <text:p>0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71.978" calcext:value-type="float">
            <text:p>871.978</text:p>
          </table:table-cell>
          <table:table-cell office:value-type="float" office:value="2087.967" calcext:value-type="float">
            <text:p>2087.967</text:p>
          </table:table-cell>
          <table:table-cell office:value-type="float" office:value="-1386.172" calcext:value-type="float">
            <text:p>-1386.172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14.671" calcext:value-type="float">
            <text:p>314.671</text:p>
          </table:table-cell>
          <table:table-cell office:value-type="float" office:value="0" calcext:value-type="float">
            <text:p>0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6.006" calcext:value-type="float">
            <text:p>636.006</text:p>
          </table:table-cell>
          <table:table-cell office:value-type="float" office:value="1581.659" calcext:value-type="float">
            <text:p>1581.659</text:p>
          </table:table-cell>
          <table:table-cell office:value-type="float" office:value="-952.317" calcext:value-type="float">
            <text:p>-952.317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72.164" calcext:value-type="float">
            <text:p>472.164</text:p>
          </table:table-cell>
          <table:table-cell office:value-type="float" office:value="0" calcext:value-type="float">
            <text:p>0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2.707" calcext:value-type="float">
            <text:p>1292.707</text:p>
          </table:table-cell>
          <table:table-cell office:value-type="float" office:value="3047.367" calcext:value-type="float">
            <text:p>3047.367</text:p>
          </table:table-cell>
          <table:table-cell office:value-type="float" office:value="-2103.04" calcext:value-type="float">
            <text:p>-2103.04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59.988" calcext:value-type="float">
            <text:p>259.988</text:p>
          </table:table-cell>
          <table:table-cell office:value-type="float" office:value="0" calcext:value-type="float">
            <text:p>0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65" calcext:value-type="float">
            <text:p>369.65</text:p>
          </table:table-cell>
          <table:table-cell office:value-type="float" office:value="996.369" calcext:value-type="float">
            <text:p>996.369</text:p>
          </table:table-cell>
          <table:table-cell office:value-type="float" office:value="-476.393" calcext:value-type="float">
            <text:p>-476.393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1.387" calcext:value-type="float">
            <text:p>461.387</text:p>
          </table:table-cell>
          <table:table-cell office:value-type="float" office:value="0" calcext:value-type="float">
            <text:p>0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9.122" calcext:value-type="float">
            <text:p>1119.122</text:p>
          </table:table-cell>
          <table:table-cell office:value-type="float" office:value="2690.792" calcext:value-type="float">
            <text:p>2690.792</text:p>
          </table:table-cell>
          <table:table-cell office:value-type="float" office:value="-1768.018" calcext:value-type="float">
            <text:p>-1768.018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59.698" calcext:value-type="float">
            <text:p>459.698</text:p>
          </table:table-cell>
          <table:table-cell office:value-type="float" office:value="0" calcext:value-type="float">
            <text:p>0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4" calcext:value-type="float">
            <text:p>1001.124</text:p>
          </table:table-cell>
          <table:table-cell office:value-type="float" office:value="2454.04" calcext:value-type="float">
            <text:p>2454.04</text:p>
          </table:table-cell>
          <table:table-cell office:value-type="float" office:value="-1534.644" calcext:value-type="float">
            <text:p>-1534.644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79.016" calcext:value-type="float">
            <text:p>679.016</text:p>
          </table:table-cell>
          <table:table-cell office:value-type="float" office:value="0" calcext:value-type="float">
            <text:p>0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798" calcext:value-type="float">
            <text:p>2036.798</text:p>
          </table:table-cell>
          <table:table-cell office:value-type="float" office:value="4736.526" calcext:value-type="float">
            <text:p>4736.526</text:p>
          </table:table-cell>
          <table:table-cell office:value-type="float" office:value="-3378.494" calcext:value-type="float">
            <text:p>-3378.494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4.115" calcext:value-type="float">
            <text:p>544.115</text:p>
          </table:table-cell>
          <table:table-cell office:value-type="float" office:value="0" calcext:value-type="float">
            <text:p>0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187" calcext:value-type="float">
            <text:p>1227.187</text:p>
          </table:table-cell>
          <table:table-cell office:value-type="float" office:value="2988.797" calcext:value-type="float">
            <text:p>2988.797</text:p>
          </table:table-cell>
          <table:table-cell office:value-type="float" office:value="-1900.568" calcext:value-type="float">
            <text:p>-1900.568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7.072" calcext:value-type="float">
            <text:p>627.072</text:p>
          </table:table-cell>
          <table:table-cell office:value-type="float" office:value="0" calcext:value-type="float">
            <text:p>0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705" calcext:value-type="float">
            <text:p>2240.705</text:p>
          </table:table-cell>
          <table:table-cell office:value-type="float" office:value="5090.785" calcext:value-type="float">
            <text:p>5090.785</text:p>
          </table:table-cell>
          <table:table-cell office:value-type="float" office:value="-3836.64" calcext:value-type="float">
            <text:p>-3836.64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0" calcext:value-type="float">
            <text:p>0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4.957" calcext:value-type="float">
            <text:p>434.957</text:p>
          </table:table-cell>
          <table:table-cell office:value-type="float" office:value="1182.678" calcext:value-type="float">
            <text:p>1182.678</text:p>
          </table:table-cell>
          <table:table-cell office:value-type="float" office:value="-550.278" calcext:value-type="float">
            <text:p>-550.278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318" calcext:value-type="float">
            <text:p>271.318</text:p>
          </table:table-cell>
          <table:table-cell office:value-type="float" office:value="0" calcext:value-type="float">
            <text:p>0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90.472" calcext:value-type="float">
            <text:p>590.472</text:p>
          </table:table-cell>
          <table:table-cell office:value-type="float" office:value="1447.6" calcext:value-type="float">
            <text:p>1447.6</text:p>
          </table:table-cell>
          <table:table-cell office:value-type="float" office:value="-904.963" calcext:value-type="float">
            <text:p>-904.963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43.001" calcext:value-type="float">
            <text:p>343.001</text:p>
          </table:table-cell>
          <table:table-cell office:value-type="float" office:value="0" calcext:value-type="float">
            <text:p>0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4.145" calcext:value-type="float">
            <text:p>494.145</text:p>
          </table:table-cell>
          <table:table-cell office:value-type="float" office:value="1327.388" calcext:value-type="float">
            <text:p>1327.388</text:p>
          </table:table-cell>
          <table:table-cell office:value-type="float" office:value="-641.385" calcext:value-type="float">
            <text:p>-641.38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5.764" calcext:value-type="float">
            <text:p>535.764</text:p>
          </table:table-cell>
          <table:table-cell office:value-type="float" office:value="1393.777" calcext:value-type="float">
            <text:p>1393.777</text:p>
          </table:table-cell>
          <table:table-cell office:value-type="float" office:value="-740.817" calcext:value-type="float">
            <text:p>-740.817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4.268" calcext:value-type="float">
            <text:p>434.268</text:p>
          </table:table-cell>
          <table:table-cell office:value-type="float" office:value="0" calcext:value-type="float">
            <text:p>0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40.475" calcext:value-type="float">
            <text:p>940.475</text:p>
          </table:table-cell>
          <table:table-cell office:value-type="float" office:value="2307.79" calcext:value-type="float">
            <text:p>2307.79</text:p>
          </table:table-cell>
          <table:table-cell office:value-type="float" office:value="-1439.255" calcext:value-type="float">
            <text:p>-1439.255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1.428" calcext:value-type="float">
            <text:p>321.428</text:p>
          </table:table-cell>
          <table:table-cell office:value-type="float" office:value="0" calcext:value-type="float">
            <text:p>0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5.187" calcext:value-type="float">
            <text:p>545.187</text:p>
          </table:table-cell>
          <table:table-cell office:value-type="float" office:value="1407.495" calcext:value-type="float">
            <text:p>1407.495</text:p>
          </table:table-cell>
          <table:table-cell office:value-type="float" office:value="-764.64" calcext:value-type="float">
            <text:p>-764.64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775" calcext:value-type="float">
            <text:p>296.775</text:p>
          </table:table-cell>
          <table:table-cell office:value-type="float" office:value="0" calcext:value-type="float">
            <text:p>0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852" calcext:value-type="float">
            <text:p>479.852</text:p>
          </table:table-cell>
          <table:table-cell office:value-type="float" office:value="1252.689" calcext:value-type="float">
            <text:p>1252.689</text:p>
          </table:table-cell>
          <table:table-cell office:value-type="float" office:value="-659.139" calcext:value-type="float">
            <text:p>-659.139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9.149" calcext:value-type="float">
            <text:p>389.149</text:p>
          </table:table-cell>
          <table:table-cell office:value-type="float" office:value="0" calcext:value-type="float">
            <text:p>0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31.726" calcext:value-type="float">
            <text:p>931.726</text:p>
          </table:table-cell>
          <table:table-cell office:value-type="float" office:value="2245.242" calcext:value-type="float">
            <text:p>2245.242</text:p>
          </table:table-cell>
          <table:table-cell office:value-type="float" office:value="-1466.945" calcext:value-type="float">
            <text:p>-1466.945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43.517" calcext:value-type="float">
            <text:p>243.517</text:p>
          </table:table-cell>
          <table:table-cell office:value-type="float" office:value="0" calcext:value-type="float">
            <text:p>0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20.998" calcext:value-type="float">
            <text:p>220.998</text:p>
          </table:table-cell>
          <table:table-cell office:value-type="float" office:value="683.768" calcext:value-type="float">
            <text:p>683.768</text:p>
          </table:table-cell>
          <table:table-cell office:value-type="float" office:value="-196.734" calcext:value-type="float">
            <text:p>-196.734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8.269" calcext:value-type="float">
            <text:p>328.269</text:p>
          </table:table-cell>
          <table:table-cell office:value-type="float" office:value="0" calcext:value-type="float">
            <text:p>0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6.209" calcext:value-type="float">
            <text:p>846.209</text:p>
          </table:table-cell>
          <table:table-cell office:value-type="float" office:value="2014.004" calcext:value-type="float">
            <text:p>2014.004</text:p>
          </table:table-cell>
          <table:table-cell office:value-type="float" office:value="-1357.466" calcext:value-type="float">
            <text:p>-1357.466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2.553" calcext:value-type="float">
            <text:p>322.553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6.027" calcext:value-type="float">
            <text:p>536.027</text:p>
          </table:table-cell>
          <table:table-cell office:value-type="float" office:value="1390.373" calcext:value-type="float">
            <text:p>1390.373</text:p>
          </table:table-cell>
          <table:table-cell office:value-type="float" office:value="-745.266" calcext:value-type="float">
            <text:p>-745.26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7.628" calcext:value-type="float">
            <text:p>317.628</text:p>
          </table:table-cell>
          <table:table-cell office:value-type="float" office:value="0" calcext:value-type="float">
            <text:p>0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1.15" calcext:value-type="float">
            <text:p>431.15</text:p>
          </table:table-cell>
          <table:table-cell office:value-type="float" office:value="1176.523" calcext:value-type="float">
            <text:p>1176.523</text:p>
          </table:table-cell>
          <table:table-cell office:value-type="float" office:value="-541.267" calcext:value-type="float">
            <text:p>-541.267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3.98" calcext:value-type="float">
            <text:p>223.98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4.218" calcext:value-type="float">
            <text:p>254.218</text:p>
          </table:table-cell>
          <table:table-cell office:value-type="float" office:value="730.409" calcext:value-type="float">
            <text:p>730.409</text:p>
          </table:table-cell>
          <table:table-cell office:value-type="float" office:value="-282.449" calcext:value-type="float">
            <text:p>-282.449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64.542" calcext:value-type="float">
            <text:p>264.542</text:p>
          </table:table-cell>
          <table:table-cell office:value-type="float" office:value="0" calcext:value-type="float">
            <text:p>0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5.651" calcext:value-type="float">
            <text:p>285.651</text:p>
          </table:table-cell>
          <table:table-cell office:value-type="float" office:value="833.588" calcext:value-type="float">
            <text:p>833.588</text:p>
          </table:table-cell>
          <table:table-cell office:value-type="float" office:value="-304.504" calcext:value-type="float">
            <text:p>-304.504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900.763" calcext:value-type="float">
            <text:p>900.763</text:p>
          </table:table-cell>
          <table:table-cell office:value-type="float" office:value="0" calcext:value-type="float">
            <text:p>0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879" calcext:value-type="float">
            <text:p>2725.879</text:p>
          </table:table-cell>
          <table:table-cell office:value-type="float" office:value="6330.993" calcext:value-type="float">
            <text:p>6330.993</text:p>
          </table:table-cell>
          <table:table-cell office:value-type="float" office:value="-4529.467" calcext:value-type="float">
            <text:p>-4529.467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02.432" calcext:value-type="float">
            <text:p>602.432</text:p>
          </table:table-cell>
          <table:table-cell office:value-type="float" office:value="0" calcext:value-type="float">
            <text:p>0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351" calcext:value-type="float">
            <text:p>1732.351</text:p>
          </table:table-cell>
          <table:table-cell office:value-type="float" office:value="4053.452" calcext:value-type="float">
            <text:p>4053.452</text:p>
          </table:table-cell>
          <table:table-cell office:value-type="float" office:value="-2848.588" calcext:value-type="float">
            <text:p>-2848.58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0.325" calcext:value-type="float">
            <text:p>350.325</text:p>
          </table:table-cell>
          <table:table-cell office:value-type="float" office:value="0" calcext:value-type="float">
            <text:p>0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973" calcext:value-type="float">
            <text:p>939.973</text:p>
          </table:table-cell>
          <table:table-cell office:value-type="float" office:value="2222.848" calcext:value-type="float">
            <text:p>2222.848</text:p>
          </table:table-cell>
          <table:table-cell office:value-type="float" office:value="-1522.198" calcext:value-type="float">
            <text:p>-1522.198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81.265" calcext:value-type="float">
            <text:p>481.265</text:p>
          </table:table-cell>
          <table:table-cell office:value-type="float" office:value="0" calcext:value-type="float">
            <text:p>0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4.408" calcext:value-type="float">
            <text:p>894.408</text:p>
          </table:table-cell>
          <table:table-cell office:value-type="float" office:value="2263.016" calcext:value-type="float">
            <text:p>2263.016</text:p>
          </table:table-cell>
          <table:table-cell office:value-type="float" office:value="-1300.487" calcext:value-type="float">
            <text:p>-1300.487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3.545" calcext:value-type="float">
            <text:p>363.545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848" calcext:value-type="float">
            <text:p>617.848</text:p>
          </table:table-cell>
          <table:table-cell office:value-type="float" office:value="1594.361" calcext:value-type="float">
            <text:p>1594.361</text:p>
          </table:table-cell>
          <table:table-cell office:value-type="float" office:value="-867.271" calcext:value-type="float">
            <text:p>-867.271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07.77" calcext:value-type="float">
            <text:p>307.77</text:p>
          </table:table-cell>
          <table:table-cell office:value-type="float" office:value="0" calcext:value-type="float">
            <text:p>0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2.372" calcext:value-type="float">
            <text:p>602.372</text:p>
          </table:table-cell>
          <table:table-cell office:value-type="float" office:value="1507.756" calcext:value-type="float">
            <text:p>1507.756</text:p>
          </table:table-cell>
          <table:table-cell office:value-type="float" office:value="-892.216" calcext:value-type="float">
            <text:p>-892.216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19.24" calcext:value-type="float">
            <text:p>419.24</text:p>
          </table:table-cell>
          <table:table-cell office:value-type="float" office:value="0" calcext:value-type="float">
            <text:p>0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882" calcext:value-type="float">
            <text:p>1098.882</text:p>
          </table:table-cell>
          <table:table-cell office:value-type="float" office:value="2608.325" calcext:value-type="float">
            <text:p>2608.325</text:p>
          </table:table-cell>
          <table:table-cell office:value-type="float" office:value="-1769.846" calcext:value-type="float">
            <text:p>-1769.846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791" calcext:value-type="float">
            <text:p>274.791</text:p>
          </table:table-cell>
          <table:table-cell office:value-type="float" office:value="0" calcext:value-type="float">
            <text:p>0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3.07" calcext:value-type="float">
            <text:p>663.07</text:p>
          </table:table-cell>
          <table:table-cell office:value-type="float" office:value="1595.693" calcext:value-type="float">
            <text:p>1595.693</text:p>
          </table:table-cell>
          <table:table-cell office:value-type="float" office:value="-1046.111" calcext:value-type="float">
            <text:p>-1046.111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2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2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2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8.497" calcext:value-type="float">
            <text:p>168.497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403.18" calcext:value-type="float">
            <text:p>403.18</text:p>
          </table:table-cell>
          <table:table-cell office:value-type="float" office:value="-66.185" calcext:value-type="float">
            <text:p>-66.18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235" calcext:value-type="float">
            <text:p>304.235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797" calcext:value-type="float">
            <text:p>659.797</text:p>
          </table:table-cell>
          <table:table-cell office:value-type="float" office:value="1618.617" calcext:value-type="float">
            <text:p>1618.617</text:p>
          </table:table-cell>
          <table:table-cell office:value-type="float" office:value="-1010.147" calcext:value-type="float">
            <text:p>-1010.147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9.189" calcext:value-type="float">
            <text:p>209.189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4" calcext:value-type="float">
            <text:p>219.04</text:p>
          </table:table-cell>
          <table:table-cell office:value-type="float" office:value="645.538" calcext:value-type="float">
            <text:p>645.538</text:p>
          </table:table-cell>
          <table:table-cell office:value-type="float" office:value="-227.16" calcext:value-type="float">
            <text:p>-227.1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4.85" calcext:value-type="float">
            <text:p>334.85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2.731" calcext:value-type="float">
            <text:p>442.731</text:p>
          </table:table-cell>
          <table:table-cell office:value-type="float" office:value="1216.815" calcext:value-type="float">
            <text:p>1216.815</text:p>
          </table:table-cell>
          <table:table-cell office:value-type="float" office:value="-547.114" calcext:value-type="float">
            <text:p>-547.114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221" calcext:value-type="float">
            <text:p>199.221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998" calcext:value-type="float">
            <text:p>186.998</text:p>
          </table:table-cell>
          <table:table-cell office:value-type="float" office:value="571.74" calcext:value-type="float">
            <text:p>571.74</text:p>
          </table:table-cell>
          <table:table-cell office:value-type="float" office:value="-173.297" calcext:value-type="float">
            <text:p>-173.297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902" calcext:value-type="float">
            <text:p>220.902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0.057" calcext:value-type="float">
            <text:p>220.057</text:p>
          </table:table-cell>
          <table:table-cell office:value-type="float" office:value="659.277" calcext:value-type="float">
            <text:p>659.277</text:p>
          </table:table-cell>
          <table:table-cell office:value-type="float" office:value="-217.473" calcext:value-type="float">
            <text:p>-217.473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3" calcext:value-type="float">
            <text:p>291.3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0.01" calcext:value-type="float">
            <text:p>410.01</text:p>
          </table:table-cell>
          <table:table-cell office:value-type="float" office:value="1108.081" calcext:value-type="float">
            <text:p>1108.081</text:p>
          </table:table-cell>
          <table:table-cell office:value-type="float" office:value="-525.481" calcext:value-type="float">
            <text:p>-525.48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685" calcext:value-type="float">
            <text:p>308.685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184" calcext:value-type="float">
            <text:p>552.184</text:p>
          </table:table-cell>
          <table:table-cell office:value-type="float" office:value="1408.692" calcext:value-type="float">
            <text:p>1408.692</text:p>
          </table:table-cell>
          <table:table-cell office:value-type="float" office:value="-791.321" calcext:value-type="float">
            <text:p>-791.32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6.975" calcext:value-type="float">
            <text:p>236.975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6.835" calcext:value-type="float">
            <text:p>196.835</text:p>
          </table:table-cell>
          <table:table-cell office:value-type="float" office:value="629.09" calcext:value-type="float">
            <text:p>629.09</text:p>
          </table:table-cell>
          <table:table-cell office:value-type="float" office:value="-155.14" calcext:value-type="float">
            <text:p>-155.14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3.012" calcext:value-type="float">
            <text:p>203.012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5.249" calcext:value-type="float">
            <text:p>205.249</text:p>
          </table:table-cell>
          <table:table-cell office:value-type="float" office:value="611.89" calcext:value-type="float">
            <text:p>611.89</text:p>
          </table:table-cell>
          <table:table-cell office:value-type="float" office:value="-205.866" calcext:value-type="float">
            <text:p>-205.866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853" calcext:value-type="float">
            <text:p>247.853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504" calcext:value-type="float">
            <text:p>497.504</text:p>
          </table:table-cell>
          <table:table-cell office:value-type="float" office:value="1238.932" calcext:value-type="float">
            <text:p>1238.932</text:p>
          </table:table-cell>
          <table:table-cell office:value-type="float" office:value="-743.226" calcext:value-type="float">
            <text:p>-743.226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578" calcext:value-type="float">
            <text:p>225.578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937" calcext:value-type="float">
            <text:p>226.937</text:p>
          </table:table-cell>
          <table:table-cell office:value-type="float" office:value="677.66" calcext:value-type="float">
            <text:p>677.66</text:p>
          </table:table-cell>
          <table:table-cell office:value-type="float" office:value="-226.504" calcext:value-type="float">
            <text:p>-226.504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833" calcext:value-type="float">
            <text:p>566.833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621" calcext:value-type="float">
            <text:p>1731.621</text:p>
          </table:table-cell>
          <table:table-cell office:value-type="float" office:value="4016.398" calcext:value-type="float">
            <text:p>4016.398</text:p>
          </table:table-cell>
          <table:table-cell office:value-type="float" office:value="-2882.732" calcext:value-type="float">
            <text:p>-2882.732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455" calcext:value-type="float">
            <text:p>306.455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7.325" calcext:value-type="float">
            <text:p>547.325</text:p>
          </table:table-cell>
          <table:table-cell office:value-type="float" office:value="1396.783" calcext:value-type="float">
            <text:p>1396.783</text:p>
          </table:table-cell>
          <table:table-cell office:value-type="float" office:value="-783.873" calcext:value-type="float">
            <text:p>-783.873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204" calcext:value-type="float">
            <text:p>211.204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706" calcext:value-type="float">
            <text:p>208.706</text:p>
          </table:table-cell>
          <table:table-cell office:value-type="float" office:value="626.968" calcext:value-type="float">
            <text:p>626.968</text:p>
          </table:table-cell>
          <table:table-cell office:value-type="float" office:value="-204.56" calcext:value-type="float">
            <text:p>-204.56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9.606" calcext:value-type="float">
            <text:p>269.606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3.499" calcext:value-type="float">
            <text:p>383.499</text:p>
          </table:table-cell>
          <table:table-cell office:value-type="float" office:value="1033.574" calcext:value-type="float">
            <text:p>1033.574</text:p>
          </table:table-cell>
          <table:table-cell office:value-type="float" office:value="-494.363" calcext:value-type="float">
            <text:p>-494.363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663" calcext:value-type="float">
            <text:p>276.663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453" calcext:value-type="float">
            <text:p>492.453</text:p>
          </table:table-cell>
          <table:table-cell office:value-type="float" office:value="1257.68" calcext:value-type="float">
            <text:p>1257.68</text:p>
          </table:table-cell>
          <table:table-cell office:value-type="float" office:value="-704.355" calcext:value-type="float">
            <text:p>-704.355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723" calcext:value-type="float">
            <text:p>342.723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165" calcext:value-type="float">
            <text:p>517.165</text:p>
          </table:table-cell>
          <table:table-cell office:value-type="float" office:value="1372.969" calcext:value-type="float">
            <text:p>1372.969</text:p>
          </table:table-cell>
          <table:table-cell office:value-type="float" office:value="-687.523" calcext:value-type="float">
            <text:p>-687.523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13" calcext:value-type="float">
            <text:p>276.13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147" calcext:value-type="float">
            <text:p>400.147</text:p>
          </table:table-cell>
          <table:table-cell office:value-type="float" office:value="1073.264" calcext:value-type="float">
            <text:p>1073.264</text:p>
          </table:table-cell>
          <table:table-cell office:value-type="float" office:value="-521.004" calcext:value-type="float">
            <text:p>-521.004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0.033" calcext:value-type="float">
            <text:p>230.033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8.896" calcext:value-type="float">
            <text:p>218.896</text:p>
          </table:table-cell>
          <table:table-cell office:value-type="float" office:value="666.097" calcext:value-type="float">
            <text:p>666.097</text:p>
          </table:table-cell>
          <table:table-cell office:value-type="float" office:value="-206.031" calcext:value-type="float">
            <text:p>-206.031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1.88" calcext:value-type="float">
            <text:p>231.88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3.542" calcext:value-type="float">
            <text:p>203.542</text:p>
          </table:table-cell>
          <table:table-cell office:value-type="float" office:value="637.357" calcext:value-type="float">
            <text:p>637.357</text:p>
          </table:table-cell>
          <table:table-cell office:value-type="float" office:value="-173.598" calcext:value-type="float">
            <text:p>-173.598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7.41" calcext:value-type="float">
            <text:p>357.41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996" calcext:value-type="float">
            <text:p>869.996</text:p>
          </table:table-cell>
          <table:table-cell office:value-type="float" office:value="2090.53" calcext:value-type="float">
            <text:p>2090.53</text:p>
          </table:table-cell>
          <table:table-cell office:value-type="float" office:value="-1375.711" calcext:value-type="float">
            <text:p>-1375.711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6.464" calcext:value-type="float">
            <text:p>316.464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5.305" calcext:value-type="float">
            <text:p>635.305</text:p>
          </table:table-cell>
          <table:table-cell office:value-type="float" office:value="1582.057" calcext:value-type="float">
            <text:p>1582.057</text:p>
          </table:table-cell>
          <table:table-cell office:value-type="float" office:value="-949.128" calcext:value-type="float">
            <text:p>-949.128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484" calcext:value-type="float">
            <text:p>478.4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789" calcext:value-type="float">
            <text:p>1290.789</text:p>
          </table:table-cell>
          <table:table-cell office:value-type="float" office:value="3049.867" calcext:value-type="float">
            <text:p>3049.867</text:p>
          </table:table-cell>
          <table:table-cell office:value-type="float" office:value="-2092.899" calcext:value-type="float">
            <text:p>-2092.899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37" calcext:value-type="float">
            <text:p>260.837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125" calcext:value-type="float">
            <text:p>369.125</text:p>
          </table:table-cell>
          <table:table-cell office:value-type="float" office:value="996.172" calcext:value-type="float">
            <text:p>996.172</text:p>
          </table:table-cell>
          <table:table-cell office:value-type="float" office:value="-474.497" calcext:value-type="float">
            <text:p>-474.497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2.981" calcext:value-type="float">
            <text:p>462.981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48" calcext:value-type="float">
            <text:p>1118.548</text:p>
          </table:table-cell>
          <table:table-cell office:value-type="float" office:value="2691.244" calcext:value-type="float">
            <text:p>2691.244</text:p>
          </table:table-cell>
          <table:table-cell office:value-type="float" office:value="-1765.282" calcext:value-type="float">
            <text:p>-1765.282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0.512" calcext:value-type="float">
            <text:p>460.512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0.775" calcext:value-type="float">
            <text:p>1000.775</text:p>
          </table:table-cell>
          <table:table-cell office:value-type="float" office:value="2454.158" calcext:value-type="float">
            <text:p>2454.158</text:p>
          </table:table-cell>
          <table:table-cell office:value-type="float" office:value="-1533.135" calcext:value-type="float">
            <text:p>-1533.135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80.199" calcext:value-type="float">
            <text:p>680.199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429" calcext:value-type="float">
            <text:p>2036.429</text:p>
          </table:table-cell>
          <table:table-cell office:value-type="float" office:value="4736.974" calcext:value-type="float">
            <text:p>4736.974</text:p>
          </table:table-cell>
          <table:table-cell office:value-type="float" office:value="-3376.576" calcext:value-type="float">
            <text:p>-3376.576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5.146" calcext:value-type="float">
            <text:p>545.146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6.762" calcext:value-type="float">
            <text:p>1226.762</text:p>
          </table:table-cell>
          <table:table-cell office:value-type="float" office:value="2988.981" calcext:value-type="float">
            <text:p>2988.981</text:p>
          </table:table-cell>
          <table:table-cell office:value-type="float" office:value="-1898.69" calcext:value-type="float">
            <text:p>-1898.69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8.084" calcext:value-type="float">
            <text:p>628.084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438" calcext:value-type="float">
            <text:p>2240.438</text:p>
          </table:table-cell>
          <table:table-cell office:value-type="float" office:value="5091.267" calcext:value-type="float">
            <text:p>5091.267</text:p>
          </table:table-cell>
          <table:table-cell office:value-type="float" office:value="-3835.098" calcext:value-type="float">
            <text:p>-3835.098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13" calcext:value-type="float">
            <text:p>319.13</text:p>
          </table:table-cell>
          <table:table-cell office:value-type="float" office:value="60.411" calcext:value-type="float">
            <text:p>60.411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3.555" calcext:value-type="float">
            <text:p>433.555</text:p>
          </table:table-cell>
          <table:table-cell office:value-type="float" office:value="1182.816" calcext:value-type="float">
            <text:p>1182.816</text:p>
          </table:table-cell>
          <table:table-cell office:value-type="float" office:value="-544.555" calcext:value-type="float">
            <text:p>-544.555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77" calcext:value-type="float">
            <text:p>279.577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8.129" calcext:value-type="float">
            <text:p>588.129</text:p>
          </table:table-cell>
          <table:table-cell office:value-type="float" office:value="1451.189" calcext:value-type="float">
            <text:p>1451.189</text:p>
          </table:table-cell>
          <table:table-cell office:value-type="float" office:value="-892.036" calcext:value-type="float">
            <text:p>-892.036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241" calcext:value-type="float">
            <text:p>345.241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2.964" calcext:value-type="float">
            <text:p>492.964</text:p>
          </table:table-cell>
          <table:table-cell office:value-type="float" office:value="1327.276" calcext:value-type="float">
            <text:p>1327.276</text:p>
          </table:table-cell>
          <table:table-cell office:value-type="float" office:value="-636.795" calcext:value-type="float">
            <text:p>-636.79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8.717" calcext:value-type="float">
            <text:p>328.71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745" calcext:value-type="float">
            <text:p>534.745</text:p>
          </table:table-cell>
          <table:table-cell office:value-type="float" office:value="1393.985" calcext:value-type="float">
            <text:p>1393.985</text:p>
          </table:table-cell>
          <table:table-cell office:value-type="float" office:value="-736.55" calcext:value-type="float">
            <text:p>-736.55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6.118" calcext:value-type="float">
            <text:p>436.118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9.755" calcext:value-type="float">
            <text:p>939.755</text:p>
          </table:table-cell>
          <table:table-cell office:value-type="float" office:value="2308.206" calcext:value-type="float">
            <text:p>2308.206</text:p>
          </table:table-cell>
          <table:table-cell office:value-type="float" office:value="-1435.971" calcext:value-type="float">
            <text:p>-1435.971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306" calcext:value-type="float">
            <text:p>323.306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4.318" calcext:value-type="float">
            <text:p>544.318</text:p>
          </table:table-cell>
          <table:table-cell office:value-type="float" office:value="1407.643" calcext:value-type="float">
            <text:p>1407.643</text:p>
          </table:table-cell>
          <table:table-cell office:value-type="float" office:value="-761.032" calcext:value-type="float">
            <text:p>-761.032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8.114" calcext:value-type="float">
            <text:p>298.114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162" calcext:value-type="float">
            <text:p>479.162</text:p>
          </table:table-cell>
          <table:table-cell office:value-type="float" office:value="1252.653" calcext:value-type="float">
            <text:p>1252.653</text:p>
          </table:table-cell>
          <table:table-cell office:value-type="float" office:value="-656.425" calcext:value-type="float">
            <text:p>-656.425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6.865" calcext:value-type="float">
            <text:p>396.865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9.299" calcext:value-type="float">
            <text:p>929.299</text:p>
          </table:table-cell>
          <table:table-cell office:value-type="float" office:value="2248.124" calcext:value-type="float">
            <text:p>2248.124</text:p>
          </table:table-cell>
          <table:table-cell office:value-type="float" office:value="-1454.394" calcext:value-type="float">
            <text:p>-1454.394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246" calcext:value-type="float">
            <text:p>247.246</text:p>
          </table:table-cell>
          <table:table-cell office:value-type="float" office:value="60.946" calcext:value-type="float">
            <text:p>60.946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19.21" calcext:value-type="float">
            <text:p>219.21</text:p>
          </table:table-cell>
          <table:table-cell office:value-type="float" office:value="683.935" calcext:value-type="float">
            <text:p>683.935</text:p>
          </table:table-cell>
          <table:table-cell office:value-type="float" office:value="-189.442" calcext:value-type="float">
            <text:p>-189.442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3.95" calcext:value-type="float">
            <text:p>333.95</text:p>
          </table:table-cell>
          <table:table-cell office:value-type="float" office:value="61.565" calcext:value-type="float">
            <text:p>61.565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5.416" calcext:value-type="float">
            <text:p>845.416</text:p>
          </table:table-cell>
          <table:table-cell office:value-type="float" office:value="2018.105" calcext:value-type="float">
            <text:p>2018.105</text:p>
          </table:table-cell>
          <table:table-cell office:value-type="float" office:value="-1350.205" calcext:value-type="float">
            <text:p>-1350.205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859" calcext:value-type="float">
            <text:p>326.859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4.714" calcext:value-type="float">
            <text:p>534.714</text:p>
          </table:table-cell>
          <table:table-cell office:value-type="float" office:value="1392.063" calcext:value-type="float">
            <text:p>1392.063</text:p>
          </table:table-cell>
          <table:table-cell office:value-type="float" office:value="-738.346" calcext:value-type="float">
            <text:p>-738.34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301" calcext:value-type="float">
            <text:p>319.301</text:p>
          </table:table-cell>
          <table:table-cell office:value-type="float" office:value="62.053" calcext:value-type="float">
            <text:p>62.053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0.157" calcext:value-type="float">
            <text:p>430.157</text:p>
          </table:table-cell>
          <table:table-cell office:value-type="float" office:value="1176.217" calcext:value-type="float">
            <text:p>1176.217</text:p>
          </table:table-cell>
          <table:table-cell office:value-type="float" office:value="-537.616" calcext:value-type="float">
            <text:p>-537.616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156" calcext:value-type="float">
            <text:p>225.156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382" calcext:value-type="float">
            <text:p>253.382</text:p>
          </table:table-cell>
          <table:table-cell office:value-type="float" office:value="729.919" calcext:value-type="float">
            <text:p>729.919</text:p>
          </table:table-cell>
          <table:table-cell office:value-type="float" office:value="-279.607" calcext:value-type="float">
            <text:p>-279.607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7.077" calcext:value-type="float">
            <text:p>267.077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4.131" calcext:value-type="float">
            <text:p>284.131</text:p>
          </table:table-cell>
          <table:table-cell office:value-type="float" office:value="833.096" calcext:value-type="float">
            <text:p>833.096</text:p>
          </table:table-cell>
          <table:table-cell office:value-type="float" office:value="-298.942" calcext:value-type="float">
            <text:p>-298.942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774" calcext:value-type="float">
            <text:p>901.774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559" calcext:value-type="float">
            <text:p>2725.559</text:p>
          </table:table-cell>
          <table:table-cell office:value-type="float" office:value="6331.366" calcext:value-type="float">
            <text:p>6331.366</text:p>
          </table:table-cell>
          <table:table-cell office:value-type="float" office:value="-4527.819" calcext:value-type="float">
            <text:p>-4527.819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03.897" calcext:value-type="float">
            <text:p>603.897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1.887" calcext:value-type="float">
            <text:p>1731.887</text:p>
          </table:table-cell>
          <table:table-cell office:value-type="float" office:value="4053.993" calcext:value-type="float">
            <text:p>4053.993</text:p>
          </table:table-cell>
          <table:table-cell office:value-type="float" office:value="-2846.198" calcext:value-type="float">
            <text:p>-2846.19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2.853" calcext:value-type="float">
            <text:p>352.853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283" calcext:value-type="float">
            <text:p>939.283</text:p>
          </table:table-cell>
          <table:table-cell office:value-type="float" office:value="2223.999" calcext:value-type="float">
            <text:p>2223.999</text:p>
          </table:table-cell>
          <table:table-cell office:value-type="float" office:value="-1518.294" calcext:value-type="float">
            <text:p>-1518.294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87.138" calcext:value-type="float">
            <text:p>487.138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2.17" calcext:value-type="float">
            <text:p>892.17</text:p>
          </table:table-cell>
          <table:table-cell office:value-type="float" office:value="2264.432" calcext:value-type="float">
            <text:p>2264.432</text:p>
          </table:table-cell>
          <table:table-cell office:value-type="float" office:value="-1290.155" calcext:value-type="float">
            <text:p>-1290.155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5.143" calcext:value-type="float">
            <text:p>365.143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06" calcext:value-type="float">
            <text:p>617.06</text:p>
          </table:table-cell>
          <table:table-cell office:value-type="float" office:value="1594.39" calcext:value-type="float">
            <text:p>1594.39</text:p>
          </table:table-cell>
          <table:table-cell office:value-type="float" office:value="-864.103" calcext:value-type="float">
            <text:p>-864.103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0.462" calcext:value-type="float">
            <text:p>310.462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441" calcext:value-type="float">
            <text:p>601.441</text:p>
          </table:table-cell>
          <table:table-cell office:value-type="float" office:value="1508.593" calcext:value-type="float">
            <text:p>1508.593</text:p>
          </table:table-cell>
          <table:table-cell office:value-type="float" office:value="-887.67" calcext:value-type="float">
            <text:p>-887.67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4.734" calcext:value-type="float">
            <text:p>424.734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7.139" calcext:value-type="float">
            <text:p>1097.139</text:p>
          </table:table-cell>
          <table:table-cell office:value-type="float" office:value="2610.347" calcext:value-type="float">
            <text:p>2610.347</text:p>
          </table:table-cell>
          <table:table-cell office:value-type="float" office:value="-1760.88" calcext:value-type="float">
            <text:p>-1760.88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7.167" calcext:value-type="float">
            <text:p>277.167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99" calcext:value-type="float">
            <text:p>662.399</text:p>
          </table:table-cell>
          <table:table-cell office:value-type="float" office:value="1596.735" calcext:value-type="float">
            <text:p>1596.735</text:p>
          </table:table-cell>
          <table:table-cell office:value-type="float" office:value="-1042.4" calcext:value-type="float">
            <text:p>-1042.4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office:value-type="string" calcext:value-type="string">
            <text:p>PATHWAY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46483.052" calcext:value-type="float">
            <text:p>546483.05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86986.453" calcext:value-type="float">
            <text:p>586986.45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20914.518" calcext:value-type="float">
            <text:p>620914.518</text:p>
          </table:table-cell>
          <table:table-cell office:value-type="float" office:value="543681.088" calcext:value-type="float">
            <text:p>543681.088</text:p>
          </table:table-cell>
          <table:table-cell office:value-type="float" office:value="390787.463" calcext:value-type="float">
            <text:p>390787.463</text:p>
          </table:table-cell>
          <table:table-cell office:value-type="float" office:value="477870.091" calcext:value-type="float">
            <text:p>477870.091</text:p>
          </table:table-cell>
          <table:table-cell office:value-type="float" office:value="561584.003" calcext:value-type="float">
            <text:p>561584.003</text:p>
          </table:table-cell>
          <table:table-cell office:value-type="float" office:value="580603.778" calcext:value-type="float">
            <text:p>580603.778</text:p>
          </table:table-cell>
          <table:table-cell office:value-type="float" office:value="437405.236" calcext:value-type="float">
            <text:p>437405.236</text:p>
          </table:table-cell>
          <table:table-cell office:value-type="float" office:value="553678.223" calcext:value-type="float">
            <text:p>553678.223</text:p>
          </table:table-cell>
          <table:table-cell office:value-type="float" office:value="541898.992" calcext:value-type="float">
            <text:p>541898.992</text:p>
          </table:table-cell>
          <table:table-cell office:value-type="float" office:value="481265.136" calcext:value-type="float">
            <text:p>481265.136</text:p>
          </table:table-cell>
          <table:table-cell office:value-type="float" office:value="555904.687" calcext:value-type="float">
            <text:p>555904.687</text:p>
          </table:table-cell>
          <table:table-cell office:value-type="float" office:value="548493.189" calcext:value-type="float">
            <text:p>548493.189</text:p>
          </table:table-cell>
          <table:table-cell office:value-type="float" office:value="472797.111" calcext:value-type="float">
            <text:p>472797.111</text:p>
          </table:table-cell>
          <table:table-cell office:value-type="float" office:value="510807.633" calcext:value-type="float">
            <text:p>510807.633</text:p>
          </table:table-cell>
          <table:table-cell office:value-type="float" office:value="552683.687" calcext:value-type="float">
            <text:p>552683.687</text:p>
          </table:table-cell>
          <table:table-cell office:value-type="float" office:value="580346.851" calcext:value-type="float">
            <text:p>580346.851</text:p>
          </table:table-cell>
          <table:table-cell office:value-type="float" office:value="529980.256" calcext:value-type="float">
            <text:p>529980.256</text:p>
          </table:table-cell>
          <table:table-cell office:value-type="float" office:value="549195.658" calcext:value-type="float">
            <text:p>549195.658</text:p>
          </table:table-cell>
          <table:table-cell office:value-type="float" office:value="634362.863" calcext:value-type="float">
            <text:p>634362.863</text:p>
          </table:table-cell>
          <table:table-cell office:value-type="float" office:value="475346.496" calcext:value-type="float">
            <text:p>475346.496</text:p>
          </table:table-cell>
          <table:table-cell office:value-type="float" office:value="586436.487" calcext:value-type="float">
            <text:p>586436.487</text:p>
          </table:table-cell>
          <table:table-cell office:value-type="float" office:value="589943.735" calcext:value-type="float">
            <text:p>589943.735</text:p>
          </table:table-cell>
          <table:table-cell office:value-type="float" office:value="504755.538" calcext:value-type="float">
            <text:p>504755.538</text:p>
          </table:table-cell>
          <table:table-cell office:value-type="float" office:value="567790.646" calcext:value-type="float">
            <text:p>567790.646</text:p>
          </table:table-cell>
          <table:table-cell office:value-type="float" office:value="511673.508" calcext:value-type="float">
            <text:p>511673.508</text:p>
          </table:table-cell>
          <table:table-cell office:value-type="float" office:value="510542.206" calcext:value-type="float">
            <text:p>510542.206</text:p>
          </table:table-cell>
          <table:table-cell office:value-type="float" office:value="577575.744" calcext:value-type="float">
            <text:p>577575.744</text:p>
          </table:table-cell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65357.248" calcext:value-type="float">
            <text:p>365357.248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353.733" calcext:value-type="float">
            <text:p>552353.733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324.137" calcext:value-type="float">
            <text:p>466324.137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377469.673" calcext:value-type="float">
            <text:p>377469.67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0437.846" calcext:value-type="float">
            <text:p>430437.846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3992.984" calcext:value-type="float">
            <text:p>583992.984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3940.445" calcext:value-type="float">
            <text:p>493940.445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524.976" calcext:value-type="float">
            <text:p>457524.976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73803.871" calcext:value-type="float">
            <text:p>473803.871</text:p>
          </table:table-cell>
          <table:table-cell office:value-type="float" office:value="394922.088" calcext:value-type="float">
            <text:p>394922.088</text:p>
          </table:table-cell>
          <table:table-cell office:value-type="float" office:value="449316.595" calcext:value-type="float">
            <text:p>449316.595</text:p>
          </table:table-cell>
          <table:table-cell office:value-type="float" office:value="508877.135" calcext:value-type="float">
            <text:p>508877.135</text:p>
          </table:table-cell>
          <table:table-cell office:value-type="float" office:value="377843.158" calcext:value-type="float">
            <text:p>377843.158</text:p>
          </table:table-cell>
          <table:table-cell office:value-type="float" office:value="473924.023" calcext:value-type="float">
            <text:p>473924.023</text:p>
          </table:table-cell>
          <table:table-cell office:value-type="float" office:value="473245.416" calcext:value-type="float">
            <text:p>473245.416</text:p>
          </table:table-cell>
          <table:table-cell office:value-type="float" office:value="556429.718" calcext:value-type="float">
            <text:p>556429.718</text:p>
          </table:table-cell>
          <table:table-cell office:value-type="float" office:value="445700.047" calcext:value-type="float">
            <text:p>445700.047</text:p>
          </table:table-cell>
          <table:table-cell office:value-type="float" office:value="512100.797" calcext:value-type="float">
            <text:p>512100.797</text:p>
          </table:table-cell>
          <table:table-cell office:value-type="float" office:value="477654.261" calcext:value-type="float">
            <text:p>477654.261</text:p>
          </table:table-cell>
          <table:table-cell office:value-type="float" office:value="500905.387" calcext:value-type="float">
            <text:p>500905.387</text:p>
          </table:table-cell>
          <table:table-cell office:value-type="float" office:value="475162.238" calcext:value-type="float">
            <text:p>475162.238</text:p>
          </table:table-cell>
          <table:table-cell office:value-type="float" office:value="443178.27" calcext:value-type="float">
            <text:p>443178.27</text:p>
          </table:table-cell>
          <table:table-cell office:value-type="float" office:value="606027.287" calcext:value-type="float">
            <text:p>606027.287</text:p>
          </table:table-cell>
          <table:table-cell office:value-type="float" office:value="557195.786" calcext:value-type="float">
            <text:p>557195.786</text:p>
          </table:table-cell>
          <table:table-cell office:value-type="float" office:value="586466.567" calcext:value-type="float">
            <text:p>586466.567</text:p>
          </table:table-cell>
          <table:table-cell office:value-type="float" office:value="449938.108" calcext:value-type="float">
            <text:p>449938.108</text:p>
          </table:table-cell>
          <table:table-cell office:value-type="float" office:value="589167.127" calcext:value-type="float">
            <text:p>589167.127</text:p>
          </table:table-cell>
          <table:table-cell office:value-type="float" office:value="434383.214" calcext:value-type="float">
            <text:p>434383.214</text:p>
          </table:table-cell>
          <table:table-cell office:value-type="float" office:value="485774.745" calcext:value-type="float">
            <text:p>485774.745</text:p>
          </table:table-cell>
          <table:table-cell office:value-type="float" office:value="526434.821" calcext:value-type="float">
            <text:p>526434.821</text:p>
          </table:table-cell>
          <table:table-cell office:value-type="float" office:value="632950.855" calcext:value-type="float">
            <text:p>632950.855</text:p>
          </table:table-cell>
          <table:table-cell office:value-type="float" office:value="301841.703" calcext:value-type="float">
            <text:p>301841.703</text:p>
          </table:table-cell>
          <table:table-cell office:value-type="float" office:value="529646.553" calcext:value-type="float">
            <text:p>529646.553</text:p>
          </table:table-cell>
          <table:table-cell office:value-type="float" office:value="420333.534" calcext:value-type="float">
            <text:p>420333.534</text:p>
          </table:table-cell>
          <table:table-cell office:value-type="float" office:value="527309.683" calcext:value-type="float">
            <text:p>527309.683</text:p>
          </table:table-cell>
          <table:table-cell office:value-type="float" office:value="432407.294" calcext:value-type="float">
            <text:p>432407.294</text:p>
          </table:table-cell>
          <table:table-cell office:value-type="float" office:value="436689.922" calcext:value-type="float">
            <text:p>436689.922</text:p>
          </table:table-cell>
          <table:table-cell office:value-type="float" office:value="538210.987" calcext:value-type="float">
            <text:p>538210.987</text:p>
          </table:table-cell>
          <table:table-cell office:value-type="float" office:value="525638.458" calcext:value-type="float">
            <text:p>525638.458</text:p>
          </table:table-cell>
          <table:table-cell office:value-type="float" office:value="449374.512" calcext:value-type="float">
            <text:p>449374.512</text:p>
          </table:table-cell>
          <table:table-cell office:value-type="float" office:value="583669.266" calcext:value-type="float">
            <text:p>583669.266</text:p>
          </table:table-cell>
          <table:table-cell office:value-type="float" office:value="437124.501" calcext:value-type="float">
            <text:p>437124.501</text:p>
          </table:table-cell>
          <table:table-cell office:value-type="float" office:value="520236.835" calcext:value-type="float">
            <text:p>520236.835</text:p>
          </table:table-cell>
          <table:table-cell office:value-type="float" office:value="397695.072" calcext:value-type="float">
            <text:p>397695.072</text:p>
          </table:table-cell>
          <table:table-cell office:value-type="float" office:value="493430.477" calcext:value-type="float">
            <text:p>493430.477</text:p>
          </table:table-cell>
          <table:table-cell office:value-type="float" office:value="442841.377" calcext:value-type="float">
            <text:p>442841.377</text:p>
          </table:table-cell>
          <table:table-cell office:value-type="float" office:value="514355.671" calcext:value-type="float">
            <text:p>514355.671</text:p>
          </table:table-cell>
          <table:table-cell office:value-type="float" office:value="437595.425" calcext:value-type="float">
            <text:p>437595.425</text:p>
          </table:table-cell>
          <table:table-cell office:value-type="float" office:value="460829.787" calcext:value-type="float">
            <text:p>460829.787</text:p>
          </table:table-cell>
          <table:table-cell office:value-type="float" office:value="534025.261" calcext:value-type="float">
            <text:p>534025.261</text:p>
          </table:table-cell>
          <table:table-cell office:value-type="float" office:value="526549.501" calcext:value-type="float">
            <text:p>526549.501</text:p>
          </table:table-cell>
          <table:table-cell office:value-type="float" office:value="412491.461" calcext:value-type="float">
            <text:p>412491.461</text:p>
          </table:table-cell>
          <table:table-cell office:value-type="float" office:value="445439.549" calcext:value-type="float">
            <text:p>445439.549</text:p>
          </table:table-cell>
          <table:table-cell office:value-type="float" office:value="625334.758" calcext:value-type="float">
            <text:p>625334.758</text:p>
          </table:table-cell>
          <table:table-cell office:value-type="float" office:value="596924.806" calcext:value-type="float">
            <text:p>596924.806</text:p>
          </table:table-cell>
          <table:table-cell office:value-type="float" office:value="347266.747" calcext:value-type="float">
            <text:p>347266.747</text:p>
          </table:table-cell>
          <table:table-cell office:value-type="float" office:value="576236.724" calcext:value-type="float">
            <text:p>576236.724</text:p>
          </table:table-cell>
          <table:table-cell office:value-type="float" office:value="488979.731" calcext:value-type="float">
            <text:p>488979.731</text:p>
          </table:table-cell>
          <table:table-cell office:value-type="float" office:value="409004.821" calcext:value-type="float">
            <text:p>409004.821</text:p>
          </table:table-cell>
          <table:table-cell office:value-type="float" office:value="463431.293" calcext:value-type="float">
            <text:p>463431.293</text:p>
          </table:table-cell>
          <table:table-cell office:value-type="float" office:value="535831.363" calcext:value-type="float">
            <text:p>535831.363</text:p>
          </table:table-cell>
          <table:table-cell office:value-type="float" office:value="566841.358" calcext:value-type="float">
            <text:p>566841.358</text:p>
          </table:table-cell>
          <table:table-cell office:value-type="float" office:value="443616.338" calcext:value-type="float">
            <text:p>443616.338</text:p>
          </table:table-cell>
          <table:table-cell office:value-type="float" office:value="527012.041" calcext:value-type="float">
            <text:p>527012.041</text:p>
          </table:table-cell>
          <table:table-cell office:value-type="float" office:value="556981.811" calcext:value-type="float">
            <text:p>556981.811</text:p>
          </table:table-cell>
          <table:table-cell office:value-type="float" office:value="458193.532" calcext:value-type="float">
            <text:p>458193.532</text:p>
          </table:table-cell>
          <table:table-cell office:value-type="float" office:value="546534.338" calcext:value-type="float">
            <text:p>546534.338</text:p>
          </table:table-cell>
          <table:table-cell office:value-type="float" office:value="567992.243" calcext:value-type="float">
            <text:p>567992.243</text:p>
          </table:table-cell>
          <table:table-cell office:value-type="float" office:value="430158.085" calcext:value-type="float">
            <text:p>430158.085</text:p>
          </table:table-cell>
          <table:table-cell office:value-type="float" office:value="436546.617" calcext:value-type="float">
            <text:p>436546.617</text:p>
          </table:table-cell>
          <table:table-cell office:value-type="float" office:value="495109.436" calcext:value-type="float">
            <text:p>495109.436</text:p>
          </table:table-cell>
          <table:table-cell office:value-type="float" office:value="510254.477" calcext:value-type="float">
            <text:p>510254.477</text:p>
          </table:table-cell>
          <table:table-cell office:value-type="float" office:value="477365.31" calcext:value-type="float">
            <text:p>477365.31</text:p>
          </table:table-cell>
          <table:table-cell office:value-type="float" office:value="494824.874" calcext:value-type="float">
            <text:p>494824.874</text:p>
          </table:table-cell>
          <table:table-cell office:value-type="float" office:value="598528.892" calcext:value-type="float">
            <text:p>598528.892</text:p>
          </table:table-cell>
          <table:table-cell office:value-type="float" office:value="461364.442" calcext:value-type="float">
            <text:p>461364.442</text:p>
          </table:table-cell>
          <table:table-cell office:value-type="float" office:value="543737.582" calcext:value-type="float">
            <text:p>543737.582</text:p>
          </table:table-cell>
          <table:table-cell office:value-type="float" office:value="578838.74" calcext:value-type="float">
            <text:p>578838.74</text:p>
          </table:table-cell>
          <table:table-cell office:value-type="float" office:value="386932.852" calcext:value-type="float">
            <text:p>386932.852</text:p>
          </table:table-cell>
          <table:table-cell office:value-type="float" office:value="570736.052" calcext:value-type="float">
            <text:p>570736.052</text:p>
          </table:table-cell>
          <table:table-cell office:value-type="float" office:value="445292.102" calcext:value-type="float">
            <text:p>445292.102</text:p>
          </table:table-cell>
          <table:table-cell office:value-type="float" office:value="497526.043" calcext:value-type="float">
            <text:p>497526.043</text:p>
          </table:table-cell>
          <table:table-cell office:value-type="float" office:value="592592.918" calcext:value-type="float">
            <text:p>592592.918</text:p>
          </table:table-cell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02812.717" calcext:value-type="float">
            <text:p>402812.717</text:p>
          </table:table-cell>
          <table:table-cell office:value-type="float" office:value="278933.725" calcext:value-type="float">
            <text:p>278933.725</text:p>
          </table:table-cell>
          <table:table-cell office:value-type="float" office:value="387440.924" calcext:value-type="float">
            <text:p>387440.924</text:p>
          </table:table-cell>
          <table:table-cell office:value-type="float" office:value="435489.133" calcext:value-type="float">
            <text:p>435489.133</text:p>
          </table:table-cell>
          <table:table-cell office:value-type="float" office:value="349736.111" calcext:value-type="float">
            <text:p>349736.111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966.884" calcext:value-type="float">
            <text:p>504966.884</text:p>
          </table:table-cell>
          <table:table-cell office:value-type="float" office:value="397902.497" calcext:value-type="float">
            <text:p>397902.497</text:p>
          </table:table-cell>
          <table:table-cell office:value-type="float" office:value="446131.973" calcext:value-type="float">
            <text:p>446131.973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4535.897" calcext:value-type="float">
            <text:p>414535.897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623.391" calcext:value-type="float">
            <text:p>552623.391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641.359" calcext:value-type="float">
            <text:p>466641.359</text:p>
          </table:table-cell>
          <table:table-cell office:value-type="float" office:value="540639.014" calcext:value-type="float">
            <text:p>540639.014</text:p>
          </table:table-cell>
          <table:table-cell office:value-type="float" office:value="278668.341" calcext:value-type="float">
            <text:p>278668.341</text:p>
          </table:table-cell>
          <table:table-cell office:value-type="float" office:value="506056.844" calcext:value-type="float">
            <text:p>506056.844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974.945" calcext:value-type="float">
            <text:p>499974.945</text:p>
          </table:table-cell>
          <table:table-cell office:value-type="float" office:value="415171.841" calcext:value-type="float">
            <text:p>415171.841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1063.087" calcext:value-type="float">
            <text:p>501063.087</text:p>
          </table:table-cell>
          <table:table-cell office:value-type="float" office:value="530451.895" calcext:value-type="float">
            <text:p>530451.89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278.286" calcext:value-type="float">
            <text:p>530278.286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540.848" calcext:value-type="float">
            <text:p>467540.848</text:p>
          </table:table-cell>
          <table:table-cell office:value-type="float" office:value="312810.252" calcext:value-type="float">
            <text:p>312810.252</text:p>
          </table:table-cell>
          <table:table-cell office:value-type="float" office:value="428513.789" calcext:value-type="float">
            <text:p>428513.789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494.952" calcext:value-type="float">
            <text:p>492494.952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504.245" calcext:value-type="float">
            <text:p>497504.245</text:p>
          </table:table-cell>
          <table:table-cell office:value-type="float" office:value="474186.672" calcext:value-type="float">
            <text:p>474186.672</text:p>
          </table:table-cell>
          <table:table-cell office:value-type="float" office:value="428314.977" calcext:value-type="float">
            <text:p>428314.977</text:p>
          </table:table-cell>
          <table:table-cell office:value-type="float" office:value="438427.904" calcext:value-type="float">
            <text:p>438427.904</text:p>
          </table:table-cell>
          <table:table-cell office:value-type="float" office:value="377837.501" calcext:value-type="float">
            <text:p>377837.501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953.078" calcext:value-type="float">
            <text:p>324953.07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271.158" calcext:value-type="float">
            <text:p>422271.158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627.311" calcext:value-type="float">
            <text:p>497627.311</text:p>
          </table:table-cell>
          <table:table-cell office:value-type="float" office:value="378502.104" calcext:value-type="float">
            <text:p>378502.104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1041.757" calcext:value-type="float">
            <text:p>461041.757</text:p>
          </table:table-cell>
          <table:table-cell office:value-type="float" office:value="516804.247" calcext:value-type="float">
            <text:p>516804.247</text:p>
          </table:table-cell>
          <table:table-cell office:value-type="float" office:value="325994.725" calcext:value-type="float">
            <text:p>325994.725</text:p>
          </table:table-cell>
          <table:table-cell office:value-type="float" office:value="456532.048" calcext:value-type="float">
            <text:p>456532.048</text:p>
          </table:table-cell>
          <table:table-cell office:value-type="float" office:value="415995.308" calcext:value-type="float">
            <text:p>415995.308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817.031" calcext:value-type="float">
            <text:p>428817.031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275.279" calcext:value-type="float">
            <text:p>518275.279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6154.849" calcext:value-type="float">
            <text:p>346154.849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300.627" calcext:value-type="float">
            <text:p>451300.627</text:p>
          </table:table-cell>
          <table:table-cell office:value-type="float" office:value="430459.672" calcext:value-type="float">
            <text:p>430459.672</text:p>
          </table:table-cell>
          <table:table-cell office:value-type="float" office:value="498475.358" calcext:value-type="float">
            <text:p>498475.358</text:p>
          </table:table-cell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86775.306" calcext:value-type="float">
            <text:p>386775.306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416.216" calcext:value-type="float">
            <text:p>552416.216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432.915" calcext:value-type="float">
            <text:p>466432.915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8364.205" calcext:value-type="float">
            <text:p>438364.205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AVERAGE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25529" calcext:value-type="float">
            <text:p>52552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40375" calcext:value-type="float">
            <text:p>44037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93722" calcext:value-type="float">
            <text:p>4937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41599" calcext:value-type="float">
            <text:p>44159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41451" calcext:value-type="float">
            <text:p>441451</text:p>
          </table:table-cell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3:53:04.43685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0:32:52.673735907</meta:creation-date>
    <dc:date>2015-04-26T15:47:49.878706565</dc:date>
    <meta:editing-duration>PT13M43S</meta:editing-duration>
    <meta:editing-cycles>6</meta:editing-cycles>
    <meta:generator>LibreOffice/4.2.7.2$Linux_X86_64 LibreOffice_project/420m0$Build-2</meta:generator>
    <meta:document-statistic meta:table-count="1" meta:cell-count="160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" chart:maximum="7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74cm" svg:height="10.446cm" xlink:href=".." xlink:type="simple" chart:class="chart:line" chart:style-name="ch1">
        <chart:legend chart:legend-position="end" svg:x="21.502cm" svg:y="3.928cm" style:legend-expansion="high" chart:style-name="ch2"/>
        <chart:plot-area chart:style-name="ch3" table:cell-range-address="Sheet1.M5:Sheet1.M105 Sheet1.M109:Sheet1.M209 Sheet1.M213:Sheet1.M313 Sheet1.M317:Sheet1.M417 Sheet1.M421:Sheet1.M521" chart:data-source-has-labels="row" svg:x="0.519cm" svg:y="0.208cm" svg:width="20.464cm" svg:height="10.03cm">
          <chartooo:coordinate-region svg:x="1.511cm" svg:y="0.407cm" svg:width="19.331cm" svg:height="8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5" chart:label-cell-address="Sheet1.M5:Sheet1.M5" chart:class="chart:line">
            <chart:data-point chart:repeated="100"/>
          </chart:series>
          <chart:series chart:style-name="ch8" chart:values-cell-range-address="Sheet1.M110:Sheet1.M209" chart:label-cell-address="Sheet1.M109:Sheet1.M109" chart:class="chart:line">
            <chart:data-point chart:repeated="100"/>
          </chart:series>
          <chart:series chart:style-name="ch9" chart:values-cell-range-address="Sheet1.M214:Sheet1.M313" chart:label-cell-address="Sheet1.M213:Sheet1.M213" chart:class="chart:line">
            <chart:data-point chart:repeated="100"/>
          </chart:series>
          <chart:series chart:style-name="ch10" chart:values-cell-range-address="Sheet1.M318:Sheet1.M417" chart:label-cell-address="Sheet1.M317:Sheet1.M317" chart:class="chart:line">
            <chart:data-point chart:repeated="100"/>
          </chart:series>
          <chart:series chart:style-name="ch11" chart:values-cell-range-address="Sheet1.M422:Sheet1.M521" chart:label-cell-address="Sheet1.M421:Sheet1.M42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grwth_ave</text:p>
                <draw:g>
                  <svg:desc>Sheet1.M5:Sheet1.M5</svg:desc>
                </draw:g>
              </table:table-cell>
              <table:table-cell office:value-type="string">
                <text:p>SA grwth_ave</text:p>
                <draw:g>
                  <svg:desc>Sheet1.M109:Sheet1.M109</svg:desc>
                </draw:g>
              </table:table-cell>
              <table:table-cell office:value-type="string">
                <text:p>CT grwth_ave</text:p>
                <draw:g>
                  <svg:desc>Sheet1.M213:Sheet1.M213</svg:desc>
                </draw:g>
              </table:table-cell>
              <table:table-cell office:value-type="string">
                <text:p>J1.1 grwth_ave</text:p>
                <draw:g>
                  <svg:desc>Sheet1.M317:Sheet1.M317</svg:desc>
                </draw:g>
              </table:table-cell>
              <table:table-cell office:value-type="string">
                <text:p>J2 grwth_ave</text:p>
                <draw:g>
                  <svg:desc>Sheet1.M421:Sheet1.M4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3.732">
                <text:p>4383.732</text:p>
                <draw:g>
                  <svg:desc>Sheet1.M6:Sheet1.M105</svg:desc>
                </draw:g>
              </table:table-cell>
              <table:table-cell office:value-type="float" office:value="4382.598">
                <text:p>4382.598</text:p>
                <draw:g>
                  <svg:desc>Sheet1.M110:Sheet1.M209</svg:desc>
                </draw:g>
              </table:table-cell>
              <table:table-cell office:value-type="float" office:value="4383.176">
                <text:p>4383.176</text:p>
                <draw:g>
                  <svg:desc>Sheet1.M214:Sheet1.M313</svg:desc>
                </draw:g>
              </table:table-cell>
              <table:table-cell office:value-type="float" office:value="4382.598">
                <text:p>4382.598</text:p>
                <draw:g>
                  <svg:desc>Sheet1.M318:Sheet1.M417</svg:desc>
                </draw:g>
              </table:table-cell>
              <table:table-cell office:value-type="float" office:value="4382.598">
                <text:p>4382.598</text:p>
                <draw:g>
                  <svg:desc>Sheet1.M422:Sheet1.M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3.851">
                <text:p>4483.851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223">
                <text:p>4481.223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565">
                <text:p>4481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4.258">
                <text:p>4484.258</text:p>
              </table:table-cell>
              <table:table-cell office:value-type="float" office:value="4490.711">
                <text:p>4490.711</text:p>
              </table:table-cell>
              <table:table-cell office:value-type="float" office:value="4491.848">
                <text:p>4491.848</text:p>
              </table:table-cell>
              <table:table-cell office:value-type="float" office:value="4492.778">
                <text:p>4492.778</text:p>
              </table:table-cell>
              <table:table-cell office:value-type="float" office:value="4492.778">
                <text:p>449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77.833">
                <text:p>4477.833</text:p>
              </table:table-cell>
              <table:table-cell office:value-type="float" office:value="4482.386">
                <text:p>4482.386</text:p>
              </table:table-cell>
              <table:table-cell office:value-type="float" office:value="4472.894">
                <text:p>4472.894</text:p>
              </table:table-cell>
              <table:table-cell office:value-type="float" office:value="4483.085">
                <text:p>4483.085</text:p>
              </table:table-cell>
              <table:table-cell office:value-type="float" office:value="4483.085">
                <text:p>4483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5.751">
                <text:p>4485.751</text:p>
              </table:table-cell>
              <table:table-cell office:value-type="float" office:value="4472.41">
                <text:p>4472.41</text:p>
              </table:table-cell>
              <table:table-cell office:value-type="float" office:value="4458.859">
                <text:p>4458.859</text:p>
              </table:table-cell>
              <table:table-cell office:value-type="float" office:value="4471.521">
                <text:p>4471.521</text:p>
              </table:table-cell>
              <table:table-cell office:value-type="float" office:value="4471.521">
                <text:p>4471.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67.974">
                <text:p>4467.974</text:p>
              </table:table-cell>
              <table:table-cell office:value-type="float" office:value="4437.786">
                <text:p>4437.786</text:p>
              </table:table-cell>
              <table:table-cell office:value-type="float" office:value="4450.428">
                <text:p>4450.428</text:p>
              </table:table-cell>
              <table:table-cell office:value-type="float" office:value="4437.821">
                <text:p>4437.821</text:p>
              </table:table-cell>
              <table:table-cell office:value-type="float" office:value="4437.821">
                <text:p>4437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71.631">
                <text:p>4471.631</text:p>
              </table:table-cell>
              <table:table-cell office:value-type="float" office:value="4465.541">
                <text:p>4465.541</text:p>
              </table:table-cell>
              <table:table-cell office:value-type="float" office:value="4456.556">
                <text:p>4456.556</text:p>
              </table:table-cell>
              <table:table-cell office:value-type="float" office:value="4463.847">
                <text:p>4463.847</text:p>
              </table:table-cell>
              <table:table-cell office:value-type="float" office:value="4463.847">
                <text:p>4463.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.798">
                <text:p>4480.798</text:p>
              </table:table-cell>
              <table:table-cell office:value-type="float" office:value="4472.156">
                <text:p>4472.156</text:p>
              </table:table-cell>
              <table:table-cell office:value-type="float" office:value="4459.397">
                <text:p>4459.397</text:p>
              </table:table-cell>
              <table:table-cell office:value-type="float" office:value="4469.615">
                <text:p>4469.615</text:p>
              </table:table-cell>
              <table:table-cell office:value-type="float" office:value="4469.615">
                <text:p>4469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7.273">
                <text:p>4487.273</text:p>
              </table:table-cell>
              <table:table-cell office:value-type="float" office:value="4488.811">
                <text:p>4488.811</text:p>
              </table:table-cell>
              <table:table-cell office:value-type="float" office:value="4468.886">
                <text:p>4468.886</text:p>
              </table:table-cell>
              <table:table-cell office:value-type="float" office:value="4488.555">
                <text:p>4488.555</text:p>
              </table:table-cell>
              <table:table-cell office:value-type="float" office:value="4488.555">
                <text:p>4488.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1.082">
                <text:p>4491.082</text:p>
              </table:table-cell>
              <table:table-cell office:value-type="float" office:value="4451.229">
                <text:p>4451.229</text:p>
              </table:table-cell>
              <table:table-cell office:value-type="float" office:value="4461.188">
                <text:p>4461.188</text:p>
              </table:table-cell>
              <table:table-cell office:value-type="float" office:value="4447.659">
                <text:p>4447.659</text:p>
              </table:table-cell>
              <table:table-cell office:value-type="float" office:value="4447.659">
                <text:p>4447.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0.775">
                <text:p>4520.775</text:p>
              </table:table-cell>
              <table:table-cell office:value-type="float" office:value="4453.86">
                <text:p>4453.86</text:p>
              </table:table-cell>
              <table:table-cell office:value-type="float" office:value="4467.326">
                <text:p>4467.326</text:p>
              </table:table-cell>
              <table:table-cell office:value-type="float" office:value="4453.606">
                <text:p>4453.606</text:p>
              </table:table-cell>
              <table:table-cell office:value-type="float" office:value="4453.606">
                <text:p>4453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1.831">
                <text:p>4531.831</text:p>
              </table:table-cell>
              <table:table-cell office:value-type="float" office:value="4443.609">
                <text:p>4443.609</text:p>
              </table:table-cell>
              <table:table-cell office:value-type="float" office:value="4477.059">
                <text:p>4477.059</text:p>
              </table:table-cell>
              <table:table-cell office:value-type="float" office:value="4442.314">
                <text:p>4442.314</text:p>
              </table:table-cell>
              <table:table-cell office:value-type="float" office:value="4442.314">
                <text:p>4442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33.472">
                <text:p>4533.472</text:p>
              </table:table-cell>
              <table:table-cell office:value-type="float" office:value="4430.332">
                <text:p>4430.332</text:p>
              </table:table-cell>
              <table:table-cell office:value-type="float" office:value="4474.104">
                <text:p>4474.104</text:p>
              </table:table-cell>
              <table:table-cell office:value-type="float" office:value="4428.052">
                <text:p>4428.052</text:p>
              </table:table-cell>
              <table:table-cell office:value-type="float" office:value="4428.052">
                <text:p>4428.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4.035">
                <text:p>4534.035</text:p>
              </table:table-cell>
              <table:table-cell office:value-type="float" office:value="4417.399">
                <text:p>4417.399</text:p>
              </table:table-cell>
              <table:table-cell office:value-type="float" office:value="4487.639">
                <text:p>4487.639</text:p>
              </table:table-cell>
              <table:table-cell office:value-type="float" office:value="4419.801">
                <text:p>4419.801</text:p>
              </table:table-cell>
              <table:table-cell office:value-type="float" office:value="4419.801">
                <text:p>4419.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.969">
                <text:p>4558.969</text:p>
              </table:table-cell>
              <table:table-cell office:value-type="float" office:value="4416.288">
                <text:p>4416.288</text:p>
              </table:table-cell>
              <table:table-cell office:value-type="float" office:value="4493.706">
                <text:p>4493.706</text:p>
              </table:table-cell>
              <table:table-cell office:value-type="float" office:value="4416.792">
                <text:p>4416.792</text:p>
              </table:table-cell>
              <table:table-cell office:value-type="float" office:value="4416.792">
                <text:p>4416.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78.621">
                <text:p>4578.621</text:p>
              </table:table-cell>
              <table:table-cell office:value-type="float" office:value="4417.167">
                <text:p>4417.167</text:p>
              </table:table-cell>
              <table:table-cell office:value-type="float" office:value="4481.129">
                <text:p>4481.129</text:p>
              </table:table-cell>
              <table:table-cell office:value-type="float" office:value="4416.442">
                <text:p>4416.442</text:p>
              </table:table-cell>
              <table:table-cell office:value-type="float" office:value="4416.442">
                <text:p>4416.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86.149">
                <text:p>4586.149</text:p>
              </table:table-cell>
              <table:table-cell office:value-type="float" office:value="4402.29">
                <text:p>4402.29</text:p>
              </table:table-cell>
              <table:table-cell office:value-type="float" office:value="4503.152">
                <text:p>4503.152</text:p>
              </table:table-cell>
              <table:table-cell office:value-type="float" office:value="4404.087">
                <text:p>4404.087</text:p>
              </table:table-cell>
              <table:table-cell office:value-type="float" office:value="4404.087">
                <text:p>4404.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0.893">
                <text:p>4570.893</text:p>
              </table:table-cell>
              <table:table-cell office:value-type="float" office:value="4408.307">
                <text:p>4408.307</text:p>
              </table:table-cell>
              <table:table-cell office:value-type="float" office:value="4495.776">
                <text:p>4495.776</text:p>
              </table:table-cell>
              <table:table-cell office:value-type="float" office:value="4408.808">
                <text:p>4408.808</text:p>
              </table:table-cell>
              <table:table-cell office:value-type="float" office:value="4408.808">
                <text:p>4408.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33.935">
                <text:p>4633.935</text:p>
              </table:table-cell>
              <table:table-cell office:value-type="float" office:value="4396.228">
                <text:p>4396.228</text:p>
              </table:table-cell>
              <table:table-cell office:value-type="float" office:value="4502.535">
                <text:p>4502.535</text:p>
              </table:table-cell>
              <table:table-cell office:value-type="float" office:value="4399.17">
                <text:p>4399.17</text:p>
              </table:table-cell>
              <table:table-cell office:value-type="float" office:value="4399.17">
                <text:p>4399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39.565">
                <text:p>4639.565</text:p>
              </table:table-cell>
              <table:table-cell office:value-type="float" office:value="4400.629">
                <text:p>4400.629</text:p>
              </table:table-cell>
              <table:table-cell office:value-type="float" office:value="4559.8">
                <text:p>4559.8</text:p>
              </table:table-cell>
              <table:table-cell office:value-type="float" office:value="4401.017">
                <text:p>4401.017</text:p>
              </table:table-cell>
              <table:table-cell office:value-type="float" office:value="4401.017">
                <text:p>4401.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62.695">
                <text:p>4662.695</text:p>
              </table:table-cell>
              <table:table-cell office:value-type="float" office:value="4411.675">
                <text:p>4411.675</text:p>
              </table:table-cell>
              <table:table-cell office:value-type="float" office:value="4581.251">
                <text:p>4581.251</text:p>
              </table:table-cell>
              <table:table-cell office:value-type="float" office:value="4411.904">
                <text:p>4411.904</text:p>
              </table:table-cell>
              <table:table-cell office:value-type="float" office:value="4411.904">
                <text:p>4411.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7.232">
                <text:p>4727.232</text:p>
              </table:table-cell>
              <table:table-cell office:value-type="float" office:value="4459.33">
                <text:p>4459.33</text:p>
              </table:table-cell>
              <table:table-cell office:value-type="float" office:value="4597.316">
                <text:p>4597.316</text:p>
              </table:table-cell>
              <table:table-cell office:value-type="float" office:value="4459.91">
                <text:p>4459.91</text:p>
              </table:table-cell>
              <table:table-cell office:value-type="float" office:value="4459.91">
                <text:p>445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4.21">
                <text:p>4754.21</text:p>
              </table:table-cell>
              <table:table-cell office:value-type="float" office:value="4494.42">
                <text:p>4494.42</text:p>
              </table:table-cell>
              <table:table-cell office:value-type="float" office:value="4614.917">
                <text:p>4614.917</text:p>
              </table:table-cell>
              <table:table-cell office:value-type="float" office:value="4493.088">
                <text:p>4493.088</text:p>
              </table:table-cell>
              <table:table-cell office:value-type="float" office:value="4493.088">
                <text:p>4493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4.99">
                <text:p>4744.99</text:p>
              </table:table-cell>
              <table:table-cell office:value-type="float" office:value="4512.964">
                <text:p>4512.964</text:p>
              </table:table-cell>
              <table:table-cell office:value-type="float" office:value="4591.278">
                <text:p>4591.278</text:p>
              </table:table-cell>
              <table:table-cell office:value-type="float" office:value="4528.242">
                <text:p>4528.242</text:p>
              </table:table-cell>
              <table:table-cell office:value-type="float" office:value="4528.242">
                <text:p>4528.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0.065">
                <text:p>4760.065</text:p>
              </table:table-cell>
              <table:table-cell office:value-type="float" office:value="4536.822">
                <text:p>4536.822</text:p>
              </table:table-cell>
              <table:table-cell office:value-type="float" office:value="4643.405">
                <text:p>4643.405</text:p>
              </table:table-cell>
              <table:table-cell office:value-type="float" office:value="4548.587">
                <text:p>4548.587</text:p>
              </table:table-cell>
              <table:table-cell office:value-type="float" office:value="4548.587">
                <text:p>4548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5.245">
                <text:p>4805.245</text:p>
              </table:table-cell>
              <table:table-cell office:value-type="float" office:value="4537.712">
                <text:p>4537.712</text:p>
              </table:table-cell>
              <table:table-cell office:value-type="float" office:value="4653.292">
                <text:p>4653.292</text:p>
              </table:table-cell>
              <table:table-cell office:value-type="float" office:value="4552.902">
                <text:p>4552.902</text:p>
              </table:table-cell>
              <table:table-cell office:value-type="float" office:value="4552.902">
                <text:p>4552.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39.25">
                <text:p>4839.25</text:p>
              </table:table-cell>
              <table:table-cell office:value-type="float" office:value="4540.921">
                <text:p>4540.921</text:p>
              </table:table-cell>
              <table:table-cell office:value-type="float" office:value="4683.045">
                <text:p>4683.045</text:p>
              </table:table-cell>
              <table:table-cell office:value-type="float" office:value="4537.581">
                <text:p>4537.581</text:p>
              </table:table-cell>
              <table:table-cell office:value-type="float" office:value="4537.581">
                <text:p>4537.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4.377">
                <text:p>4914.377</text:p>
              </table:table-cell>
              <table:table-cell office:value-type="float" office:value="4568.132">
                <text:p>4568.132</text:p>
              </table:table-cell>
              <table:table-cell office:value-type="float" office:value="4710.971">
                <text:p>4710.971</text:p>
              </table:table-cell>
              <table:table-cell office:value-type="float" office:value="4577.27">
                <text:p>4577.27</text:p>
              </table:table-cell>
              <table:table-cell office:value-type="float" office:value="4577.27">
                <text:p>4577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59.697">
                <text:p>4959.697</text:p>
              </table:table-cell>
              <table:table-cell office:value-type="float" office:value="4581.356">
                <text:p>4581.356</text:p>
              </table:table-cell>
              <table:table-cell office:value-type="float" office:value="4748.259">
                <text:p>4748.259</text:p>
              </table:table-cell>
              <table:table-cell office:value-type="float" office:value="4586.15">
                <text:p>4586.15</text:p>
              </table:table-cell>
              <table:table-cell office:value-type="float" office:value="4586.15">
                <text:p>4586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2.493">
                <text:p>5022.493</text:p>
              </table:table-cell>
              <table:table-cell office:value-type="float" office:value="4574.892">
                <text:p>4574.892</text:p>
              </table:table-cell>
              <table:table-cell office:value-type="float" office:value="4855.783">
                <text:p>4855.783</text:p>
              </table:table-cell>
              <table:table-cell office:value-type="float" office:value="4579.385">
                <text:p>4579.385</text:p>
              </table:table-cell>
              <table:table-cell office:value-type="float" office:value="4579.385">
                <text:p>4579.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4.545">
                <text:p>5054.545</text:p>
              </table:table-cell>
              <table:table-cell office:value-type="float" office:value="4545.589">
                <text:p>4545.589</text:p>
              </table:table-cell>
              <table:table-cell office:value-type="float" office:value="4838.755">
                <text:p>4838.755</text:p>
              </table:table-cell>
              <table:table-cell office:value-type="float" office:value="4548.442">
                <text:p>4548.442</text:p>
              </table:table-cell>
              <table:table-cell office:value-type="float" office:value="4548.442">
                <text:p>4548.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98.479">
                <text:p>5098.479</text:p>
              </table:table-cell>
              <table:table-cell office:value-type="float" office:value="4562.721">
                <text:p>4562.721</text:p>
              </table:table-cell>
              <table:table-cell office:value-type="float" office:value="4870.533">
                <text:p>4870.533</text:p>
              </table:table-cell>
              <table:table-cell office:value-type="float" office:value="4564.764">
                <text:p>4564.764</text:p>
              </table:table-cell>
              <table:table-cell office:value-type="float" office:value="4564.764">
                <text:p>4564.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5.255">
                <text:p>5125.255</text:p>
              </table:table-cell>
              <table:table-cell office:value-type="float" office:value="4587.528">
                <text:p>4587.528</text:p>
              </table:table-cell>
              <table:table-cell office:value-type="float" office:value="4894.079">
                <text:p>4894.079</text:p>
              </table:table-cell>
              <table:table-cell office:value-type="float" office:value="4628.971">
                <text:p>4628.971</text:p>
              </table:table-cell>
              <table:table-cell office:value-type="float" office:value="4628.971">
                <text:p>4628.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8.81">
                <text:p>5208.81</text:p>
              </table:table-cell>
              <table:table-cell office:value-type="float" office:value="4586.887">
                <text:p>4586.887</text:p>
              </table:table-cell>
              <table:table-cell office:value-type="float" office:value="5027.059">
                <text:p>5027.059</text:p>
              </table:table-cell>
              <table:table-cell office:value-type="float" office:value="4618.722">
                <text:p>4618.722</text:p>
              </table:table-cell>
              <table:table-cell office:value-type="float" office:value="4618.722">
                <text:p>4618.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64.266">
                <text:p>5264.266</text:p>
              </table:table-cell>
              <table:table-cell office:value-type="float" office:value="4733.204">
                <text:p>4733.204</text:p>
              </table:table-cell>
              <table:table-cell office:value-type="float" office:value="5070.721">
                <text:p>5070.721</text:p>
              </table:table-cell>
              <table:table-cell office:value-type="float" office:value="4758.923">
                <text:p>4758.923</text:p>
              </table:table-cell>
              <table:table-cell office:value-type="float" office:value="4758.923">
                <text:p>4758.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83.507">
                <text:p>5283.507</text:p>
              </table:table-cell>
              <table:table-cell office:value-type="float" office:value="4719.182">
                <text:p>4719.182</text:p>
              </table:table-cell>
              <table:table-cell office:value-type="float" office:value="5012.177">
                <text:p>5012.177</text:p>
              </table:table-cell>
              <table:table-cell office:value-type="float" office:value="4732.901">
                <text:p>4732.901</text:p>
              </table:table-cell>
              <table:table-cell office:value-type="float" office:value="4732.901">
                <text:p>4732.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8.43">
                <text:p>5368.43</text:p>
              </table:table-cell>
              <table:table-cell office:value-type="float" office:value="4731.136">
                <text:p>4731.136</text:p>
              </table:table-cell>
              <table:table-cell office:value-type="float" office:value="5038.751">
                <text:p>5038.751</text:p>
              </table:table-cell>
              <table:table-cell office:value-type="float" office:value="4745.939">
                <text:p>4745.939</text:p>
              </table:table-cell>
              <table:table-cell office:value-type="float" office:value="4745.939">
                <text:p>4745.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99.242">
                <text:p>5399.242</text:p>
              </table:table-cell>
              <table:table-cell office:value-type="float" office:value="4770.187">
                <text:p>4770.187</text:p>
              </table:table-cell>
              <table:table-cell office:value-type="float" office:value="5105.071">
                <text:p>5105.071</text:p>
              </table:table-cell>
              <table:table-cell office:value-type="float" office:value="4782.33">
                <text:p>4782.33</text:p>
              </table:table-cell>
              <table:table-cell office:value-type="float" office:value="4782.33">
                <text:p>4782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01.992">
                <text:p>5401.992</text:p>
              </table:table-cell>
              <table:table-cell office:value-type="float" office:value="4786.458">
                <text:p>4786.458</text:p>
              </table:table-cell>
              <table:table-cell office:value-type="float" office:value="5147.361">
                <text:p>5147.361</text:p>
              </table:table-cell>
              <table:table-cell office:value-type="float" office:value="4799.668">
                <text:p>4799.668</text:p>
              </table:table-cell>
              <table:table-cell office:value-type="float" office:value="4799.668">
                <text:p>4799.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7.529">
                <text:p>5407.529</text:p>
              </table:table-cell>
              <table:table-cell office:value-type="float" office:value="4812.979">
                <text:p>4812.979</text:p>
              </table:table-cell>
              <table:table-cell office:value-type="float" office:value="5174.466">
                <text:p>5174.466</text:p>
              </table:table-cell>
              <table:table-cell office:value-type="float" office:value="4828.595">
                <text:p>4828.595</text:p>
              </table:table-cell>
              <table:table-cell office:value-type="float" office:value="4828.595">
                <text:p>4828.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26.079">
                <text:p>5426.079</text:p>
              </table:table-cell>
              <table:table-cell office:value-type="float" office:value="4846.451">
                <text:p>4846.451</text:p>
              </table:table-cell>
              <table:table-cell office:value-type="float" office:value="5233.768">
                <text:p>5233.768</text:p>
              </table:table-cell>
              <table:table-cell office:value-type="float" office:value="4861.155">
                <text:p>4861.155</text:p>
              </table:table-cell>
              <table:table-cell office:value-type="float" office:value="4861.155">
                <text:p>4861.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6.768">
                <text:p>5426.768</text:p>
              </table:table-cell>
              <table:table-cell office:value-type="float" office:value="4857.503">
                <text:p>4857.503</text:p>
              </table:table-cell>
              <table:table-cell office:value-type="float" office:value="5199.663">
                <text:p>5199.663</text:p>
              </table:table-cell>
              <table:table-cell office:value-type="float" office:value="4871.726">
                <text:p>4871.726</text:p>
              </table:table-cell>
              <table:table-cell office:value-type="float" office:value="4871.726">
                <text:p>4871.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4.187">
                <text:p>5504.187</text:p>
              </table:table-cell>
              <table:table-cell office:value-type="float" office:value="4847.244">
                <text:p>4847.244</text:p>
              </table:table-cell>
              <table:table-cell office:value-type="float" office:value="5265.534">
                <text:p>5265.534</text:p>
              </table:table-cell>
              <table:table-cell office:value-type="float" office:value="4864.923">
                <text:p>4864.923</text:p>
              </table:table-cell>
              <table:table-cell office:value-type="float" office:value="4864.923">
                <text:p>4864.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81.487">
                <text:p>5481.487</text:p>
              </table:table-cell>
              <table:table-cell office:value-type="float" office:value="4854.577">
                <text:p>4854.577</text:p>
              </table:table-cell>
              <table:table-cell office:value-type="float" office:value="5248.625">
                <text:p>5248.625</text:p>
              </table:table-cell>
              <table:table-cell office:value-type="float" office:value="4873.067">
                <text:p>4873.067</text:p>
              </table:table-cell>
              <table:table-cell office:value-type="float" office:value="4873.067">
                <text:p>4873.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72.491">
                <text:p>5572.491</text:p>
              </table:table-cell>
              <table:table-cell office:value-type="float" office:value="4862.31">
                <text:p>4862.31</text:p>
              </table:table-cell>
              <table:table-cell office:value-type="float" office:value="5281.562">
                <text:p>5281.562</text:p>
              </table:table-cell>
              <table:table-cell office:value-type="float" office:value="4880.614">
                <text:p>4880.614</text:p>
              </table:table-cell>
              <table:table-cell office:value-type="float" office:value="4880.614">
                <text:p>488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3.722">
                <text:p>5603.722</text:p>
              </table:table-cell>
              <table:table-cell office:value-type="float" office:value="4903.448">
                <text:p>4903.448</text:p>
              </table:table-cell>
              <table:table-cell office:value-type="float" office:value="5292.616">
                <text:p>5292.616</text:p>
              </table:table-cell>
              <table:table-cell office:value-type="float" office:value="4919.933">
                <text:p>4919.933</text:p>
              </table:table-cell>
              <table:table-cell office:value-type="float" office:value="4919.933">
                <text:p>4919.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57.64">
                <text:p>5657.64</text:p>
              </table:table-cell>
              <table:table-cell office:value-type="float" office:value="4903.251">
                <text:p>4903.251</text:p>
              </table:table-cell>
              <table:table-cell office:value-type="float" office:value="5349.958">
                <text:p>5349.958</text:p>
              </table:table-cell>
              <table:table-cell office:value-type="float" office:value="4920.61">
                <text:p>4920.61</text:p>
              </table:table-cell>
              <table:table-cell office:value-type="float" office:value="4920.61">
                <text:p>4920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60.794">
                <text:p>5660.794</text:p>
              </table:table-cell>
              <table:table-cell office:value-type="float" office:value="4898.508">
                <text:p>4898.508</text:p>
              </table:table-cell>
              <table:table-cell office:value-type="float" office:value="5421.194">
                <text:p>5421.194</text:p>
              </table:table-cell>
              <table:table-cell office:value-type="float" office:value="4913.631">
                <text:p>4913.631</text:p>
              </table:table-cell>
              <table:table-cell office:value-type="float" office:value="4913.631">
                <text:p>4913.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1.875">
                <text:p>5651.875</text:p>
              </table:table-cell>
              <table:table-cell office:value-type="float" office:value="4933.047">
                <text:p>4933.047</text:p>
              </table:table-cell>
              <table:table-cell office:value-type="float" office:value="5400.748">
                <text:p>5400.748</text:p>
              </table:table-cell>
              <table:table-cell office:value-type="float" office:value="4948.408">
                <text:p>4948.408</text:p>
              </table:table-cell>
              <table:table-cell office:value-type="float" office:value="4948.408">
                <text:p>4948.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6.206">
                <text:p>5656.206</text:p>
              </table:table-cell>
              <table:table-cell office:value-type="float" office:value="4929.442">
                <text:p>4929.442</text:p>
              </table:table-cell>
              <table:table-cell office:value-type="float" office:value="5403.675">
                <text:p>5403.675</text:p>
              </table:table-cell>
              <table:table-cell office:value-type="float" office:value="4942.513">
                <text:p>4942.513</text:p>
              </table:table-cell>
              <table:table-cell office:value-type="float" office:value="4942.513">
                <text:p>4942.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67.607">
                <text:p>5667.607</text:p>
              </table:table-cell>
              <table:table-cell office:value-type="float" office:value="4936.034">
                <text:p>4936.034</text:p>
              </table:table-cell>
              <table:table-cell office:value-type="float" office:value="5462.841">
                <text:p>5462.841</text:p>
              </table:table-cell>
              <table:table-cell office:value-type="float" office:value="4943.507">
                <text:p>4943.507</text:p>
              </table:table-cell>
              <table:table-cell office:value-type="float" office:value="4943.507">
                <text:p>4943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0.895">
                <text:p>5680.895</text:p>
              </table:table-cell>
              <table:table-cell office:value-type="float" office:value="4981.134">
                <text:p>4981.134</text:p>
              </table:table-cell>
              <table:table-cell office:value-type="float" office:value="5468.473">
                <text:p>5468.473</text:p>
              </table:table-cell>
              <table:table-cell office:value-type="float" office:value="4990.913">
                <text:p>4990.913</text:p>
              </table:table-cell>
              <table:table-cell office:value-type="float" office:value="4990.913">
                <text:p>4990.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15.689">
                <text:p>5715.689</text:p>
              </table:table-cell>
              <table:table-cell office:value-type="float" office:value="4978.685">
                <text:p>4978.685</text:p>
              </table:table-cell>
              <table:table-cell office:value-type="float" office:value="5434.092">
                <text:p>5434.092</text:p>
              </table:table-cell>
              <table:table-cell office:value-type="float" office:value="4994.243">
                <text:p>4994.243</text:p>
              </table:table-cell>
              <table:table-cell office:value-type="float" office:value="4994.243">
                <text:p>4994.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4.662">
                <text:p>5694.662</text:p>
              </table:table-cell>
              <table:table-cell office:value-type="float" office:value="4978.913">
                <text:p>4978.913</text:p>
              </table:table-cell>
              <table:table-cell office:value-type="float" office:value="5478.919">
                <text:p>5478.919</text:p>
              </table:table-cell>
              <table:table-cell office:value-type="float" office:value="4994.44">
                <text:p>4994.44</text:p>
              </table:table-cell>
              <table:table-cell office:value-type="float" office:value="4994.44">
                <text:p>4994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22.791">
                <text:p>5722.791</text:p>
              </table:table-cell>
              <table:table-cell office:value-type="float" office:value="4986.225">
                <text:p>4986.225</text:p>
              </table:table-cell>
              <table:table-cell office:value-type="float" office:value="5482.844">
                <text:p>5482.844</text:p>
              </table:table-cell>
              <table:table-cell office:value-type="float" office:value="4998.083">
                <text:p>4998.083</text:p>
              </table:table-cell>
              <table:table-cell office:value-type="float" office:value="4998.083">
                <text:p>4998.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56.298">
                <text:p>5756.298</text:p>
              </table:table-cell>
              <table:table-cell office:value-type="float" office:value="5021.77">
                <text:p>5021.77</text:p>
              </table:table-cell>
              <table:table-cell office:value-type="float" office:value="5503.276">
                <text:p>5503.276</text:p>
              </table:table-cell>
              <table:table-cell office:value-type="float" office:value="5032.031">
                <text:p>5032.031</text:p>
              </table:table-cell>
              <table:table-cell office:value-type="float" office:value="5032.031">
                <text:p>5032.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49.531">
                <text:p>5849.531</text:p>
              </table:table-cell>
              <table:table-cell office:value-type="float" office:value="5018.941">
                <text:p>5018.941</text:p>
              </table:table-cell>
              <table:table-cell office:value-type="float" office:value="5512.703">
                <text:p>5512.703</text:p>
              </table:table-cell>
              <table:table-cell office:value-type="float" office:value="5030.474">
                <text:p>5030.474</text:p>
              </table:table-cell>
              <table:table-cell office:value-type="float" office:value="5030.474">
                <text:p>5030.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46.99">
                <text:p>5846.99</text:p>
              </table:table-cell>
              <table:table-cell office:value-type="float" office:value="5039.054">
                <text:p>5039.054</text:p>
              </table:table-cell>
              <table:table-cell office:value-type="float" office:value="5584.857">
                <text:p>5584.857</text:p>
              </table:table-cell>
              <table:table-cell office:value-type="float" office:value="5048.811">
                <text:p>5048.811</text:p>
              </table:table-cell>
              <table:table-cell office:value-type="float" office:value="5048.811">
                <text:p>5048.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1.944">
                <text:p>5911.944</text:p>
              </table:table-cell>
              <table:table-cell office:value-type="float" office:value="5067.089">
                <text:p>5067.089</text:p>
              </table:table-cell>
              <table:table-cell office:value-type="float" office:value="5626.226">
                <text:p>5626.226</text:p>
              </table:table-cell>
              <table:table-cell office:value-type="float" office:value="5067.126">
                <text:p>5067.126</text:p>
              </table:table-cell>
              <table:table-cell office:value-type="float" office:value="5067.126">
                <text:p>5067.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81.602">
                <text:p>5881.602</text:p>
              </table:table-cell>
              <table:table-cell office:value-type="float" office:value="5138.636">
                <text:p>5138.636</text:p>
              </table:table-cell>
              <table:table-cell office:value-type="float" office:value="5603.069">
                <text:p>5603.069</text:p>
              </table:table-cell>
              <table:table-cell office:value-type="float" office:value="5136.275">
                <text:p>5136.275</text:p>
              </table:table-cell>
              <table:table-cell office:value-type="float" office:value="5136.275">
                <text:p>5136.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9.362">
                <text:p>5849.362</text:p>
              </table:table-cell>
              <table:table-cell office:value-type="float" office:value="5164.389">
                <text:p>5164.389</text:p>
              </table:table-cell>
              <table:table-cell office:value-type="float" office:value="5651.586">
                <text:p>5651.586</text:p>
              </table:table-cell>
              <table:table-cell office:value-type="float" office:value="5169.856">
                <text:p>5169.856</text:p>
              </table:table-cell>
              <table:table-cell office:value-type="float" office:value="5169.856">
                <text:p>5169.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2.55">
                <text:p>5912.55</text:p>
              </table:table-cell>
              <table:table-cell office:value-type="float" office:value="5171.996">
                <text:p>5171.996</text:p>
              </table:table-cell>
              <table:table-cell office:value-type="float" office:value="5672.209">
                <text:p>5672.209</text:p>
              </table:table-cell>
              <table:table-cell office:value-type="float" office:value="5173.287">
                <text:p>5173.287</text:p>
              </table:table-cell>
              <table:table-cell office:value-type="float" office:value="5173.287">
                <text:p>5173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47.271">
                <text:p>5947.271</text:p>
              </table:table-cell>
              <table:table-cell office:value-type="float" office:value="5206.298">
                <text:p>5206.298</text:p>
              </table:table-cell>
              <table:table-cell office:value-type="float" office:value="5688.765">
                <text:p>5688.765</text:p>
              </table:table-cell>
              <table:table-cell office:value-type="float" office:value="5204.963">
                <text:p>5204.963</text:p>
              </table:table-cell>
              <table:table-cell office:value-type="float" office:value="5204.963">
                <text:p>5204.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0.75">
                <text:p>6010.75</text:p>
              </table:table-cell>
              <table:table-cell office:value-type="float" office:value="5192.476">
                <text:p>5192.476</text:p>
              </table:table-cell>
              <table:table-cell office:value-type="float" office:value="5722.903">
                <text:p>5722.903</text:p>
              </table:table-cell>
              <table:table-cell office:value-type="float" office:value="5192.478">
                <text:p>5192.478</text:p>
              </table:table-cell>
              <table:table-cell office:value-type="float" office:value="5192.478">
                <text:p>5192.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54.614">
                <text:p>5954.614</text:p>
              </table:table-cell>
              <table:table-cell office:value-type="float" office:value="5222.907">
                <text:p>5222.907</text:p>
              </table:table-cell>
              <table:table-cell office:value-type="float" office:value="5706.683">
                <text:p>5706.683</text:p>
              </table:table-cell>
              <table:table-cell office:value-type="float" office:value="5223.793">
                <text:p>5223.793</text:p>
              </table:table-cell>
              <table:table-cell office:value-type="float" office:value="5223.793">
                <text:p>5223.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82.938">
                <text:p>5982.938</text:p>
              </table:table-cell>
              <table:table-cell office:value-type="float" office:value="5231.659">
                <text:p>5231.659</text:p>
              </table:table-cell>
              <table:table-cell office:value-type="float" office:value="5666.814">
                <text:p>5666.814</text:p>
              </table:table-cell>
              <table:table-cell office:value-type="float" office:value="5254.957">
                <text:p>5254.957</text:p>
              </table:table-cell>
              <table:table-cell office:value-type="float" office:value="5254.957">
                <text:p>5254.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53.91">
                <text:p>5953.91</text:p>
              </table:table-cell>
              <table:table-cell office:value-type="float" office:value="5191.482">
                <text:p>5191.482</text:p>
              </table:table-cell>
              <table:table-cell office:value-type="float" office:value="5690.062">
                <text:p>5690.062</text:p>
              </table:table-cell>
              <table:table-cell office:value-type="float" office:value="5213.69">
                <text:p>5213.69</text:p>
              </table:table-cell>
              <table:table-cell office:value-type="float" office:value="5213.69">
                <text:p>5213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46.214">
                <text:p>5946.214</text:p>
              </table:table-cell>
              <table:table-cell office:value-type="float" office:value="5194.52">
                <text:p>5194.52</text:p>
              </table:table-cell>
              <table:table-cell office:value-type="float" office:value="5706.477">
                <text:p>5706.477</text:p>
              </table:table-cell>
              <table:table-cell office:value-type="float" office:value="5215.455">
                <text:p>5215.455</text:p>
              </table:table-cell>
              <table:table-cell office:value-type="float" office:value="5215.455">
                <text:p>5215.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36.534">
                <text:p>5936.534</text:p>
              </table:table-cell>
              <table:table-cell office:value-type="float" office:value="5251.927">
                <text:p>5251.927</text:p>
              </table:table-cell>
              <table:table-cell office:value-type="float" office:value="5713.932">
                <text:p>5713.932</text:p>
              </table:table-cell>
              <table:table-cell office:value-type="float" office:value="5273.565">
                <text:p>5273.565</text:p>
              </table:table-cell>
              <table:table-cell office:value-type="float" office:value="5273.565">
                <text:p>5273.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76.455">
                <text:p>5976.455</text:p>
              </table:table-cell>
              <table:table-cell office:value-type="float" office:value="5217.053">
                <text:p>5217.053</text:p>
              </table:table-cell>
              <table:table-cell office:value-type="float" office:value="5705.486">
                <text:p>5705.486</text:p>
              </table:table-cell>
              <table:table-cell office:value-type="float" office:value="5236.539">
                <text:p>5236.539</text:p>
              </table:table-cell>
              <table:table-cell office:value-type="float" office:value="5236.539">
                <text:p>5236.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8.306">
                <text:p>6018.306</text:p>
              </table:table-cell>
              <table:table-cell office:value-type="float" office:value="5196.658">
                <text:p>5196.658</text:p>
              </table:table-cell>
              <table:table-cell office:value-type="float" office:value="5747.064">
                <text:p>5747.064</text:p>
              </table:table-cell>
              <table:table-cell office:value-type="float" office:value="5218.664">
                <text:p>5218.664</text:p>
              </table:table-cell>
              <table:table-cell office:value-type="float" office:value="5218.664">
                <text:p>5218.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09.499">
                <text:p>6009.499</text:p>
              </table:table-cell>
              <table:table-cell office:value-type="float" office:value="5229.127">
                <text:p>5229.127</text:p>
              </table:table-cell>
              <table:table-cell office:value-type="float" office:value="5762.578">
                <text:p>5762.578</text:p>
              </table:table-cell>
              <table:table-cell office:value-type="float" office:value="5247.513">
                <text:p>5247.513</text:p>
              </table:table-cell>
              <table:table-cell office:value-type="float" office:value="5247.513">
                <text:p>5247.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.685">
                <text:p>5999.685</text:p>
              </table:table-cell>
              <table:table-cell office:value-type="float" office:value="5232.401">
                <text:p>5232.401</text:p>
              </table:table-cell>
              <table:table-cell office:value-type="float" office:value="5833.356">
                <text:p>5833.356</text:p>
              </table:table-cell>
              <table:table-cell office:value-type="float" office:value="5247.989">
                <text:p>5247.989</text:p>
              </table:table-cell>
              <table:table-cell office:value-type="float" office:value="5247.989">
                <text:p>5247.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21.596">
                <text:p>6021.596</text:p>
              </table:table-cell>
              <table:table-cell office:value-type="float" office:value="5265.351">
                <text:p>5265.351</text:p>
              </table:table-cell>
              <table:table-cell office:value-type="float" office:value="5819.39">
                <text:p>5819.39</text:p>
              </table:table-cell>
              <table:table-cell office:value-type="float" office:value="5279.766">
                <text:p>5279.766</text:p>
              </table:table-cell>
              <table:table-cell office:value-type="float" office:value="5279.766">
                <text:p>5279.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53.981">
                <text:p>6053.981</text:p>
              </table:table-cell>
              <table:table-cell office:value-type="float" office:value="5257.949">
                <text:p>5257.949</text:p>
              </table:table-cell>
              <table:table-cell office:value-type="float" office:value="5876.677">
                <text:p>5876.677</text:p>
              </table:table-cell>
              <table:table-cell office:value-type="float" office:value="5273.051">
                <text:p>5273.051</text:p>
              </table:table-cell>
              <table:table-cell office:value-type="float" office:value="5273.051">
                <text:p>5273.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73.175">
                <text:p>6073.175</text:p>
              </table:table-cell>
              <table:table-cell office:value-type="float" office:value="5290.572">
                <text:p>5290.572</text:p>
              </table:table-cell>
              <table:table-cell office:value-type="float" office:value="5953.529">
                <text:p>5953.529</text:p>
              </table:table-cell>
              <table:table-cell office:value-type="float" office:value="5307.155">
                <text:p>5307.155</text:p>
              </table:table-cell>
              <table:table-cell office:value-type="float" office:value="5307.155">
                <text:p>5307.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03.653">
                <text:p>6103.653</text:p>
              </table:table-cell>
              <table:table-cell office:value-type="float" office:value="5285.492">
                <text:p>5285.492</text:p>
              </table:table-cell>
              <table:table-cell office:value-type="float" office:value="5902.227">
                <text:p>5902.227</text:p>
              </table:table-cell>
              <table:table-cell office:value-type="float" office:value="5306.697">
                <text:p>5306.697</text:p>
              </table:table-cell>
              <table:table-cell office:value-type="float" office:value="5306.697">
                <text:p>5306.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95.344">
                <text:p>6095.344</text:p>
              </table:table-cell>
              <table:table-cell office:value-type="float" office:value="5290.939">
                <text:p>5290.939</text:p>
              </table:table-cell>
              <table:table-cell office:value-type="float" office:value="5936.922">
                <text:p>5936.922</text:p>
              </table:table-cell>
              <table:table-cell office:value-type="float" office:value="5315.101">
                <text:p>5315.101</text:p>
              </table:table-cell>
              <table:table-cell office:value-type="float" office:value="5315.101">
                <text:p>5315.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77.531">
                <text:p>6077.531</text:p>
              </table:table-cell>
              <table:table-cell office:value-type="float" office:value="5317.751">
                <text:p>5317.751</text:p>
              </table:table-cell>
              <table:table-cell office:value-type="float" office:value="5912.103">
                <text:p>5912.103</text:p>
              </table:table-cell>
              <table:table-cell office:value-type="float" office:value="5340.17">
                <text:p>5340.17</text:p>
              </table:table-cell>
              <table:table-cell office:value-type="float" office:value="5340.17">
                <text:p>5340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2.137">
                <text:p>6082.137</text:p>
              </table:table-cell>
              <table:table-cell office:value-type="float" office:value="5381.299">
                <text:p>5381.299</text:p>
              </table:table-cell>
              <table:table-cell office:value-type="float" office:value="5903.665">
                <text:p>5903.665</text:p>
              </table:table-cell>
              <table:table-cell office:value-type="float" office:value="5418.144">
                <text:p>5418.144</text:p>
              </table:table-cell>
              <table:table-cell office:value-type="float" office:value="5418.144">
                <text:p>5418.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85.007">
                <text:p>6085.007</text:p>
              </table:table-cell>
              <table:table-cell office:value-type="float" office:value="5343.342">
                <text:p>5343.342</text:p>
              </table:table-cell>
              <table:table-cell office:value-type="float" office:value="5997.348">
                <text:p>5997.348</text:p>
              </table:table-cell>
              <table:table-cell office:value-type="float" office:value="5375.913">
                <text:p>5375.913</text:p>
              </table:table-cell>
              <table:table-cell office:value-type="float" office:value="5375.913">
                <text:p>5375.9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.564">
                <text:p>6098.564</text:p>
              </table:table-cell>
              <table:table-cell office:value-type="float" office:value="5323.611">
                <text:p>5323.611</text:p>
              </table:table-cell>
              <table:table-cell office:value-type="float" office:value="6066.288">
                <text:p>6066.288</text:p>
              </table:table-cell>
              <table:table-cell office:value-type="float" office:value="5367.711">
                <text:p>5367.711</text:p>
              </table:table-cell>
              <table:table-cell office:value-type="float" office:value="5367.711">
                <text:p>5367.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14.933">
                <text:p>6114.933</text:p>
              </table:table-cell>
              <table:table-cell office:value-type="float" office:value="5366.584">
                <text:p>5366.584</text:p>
              </table:table-cell>
              <table:table-cell office:value-type="float" office:value="6045.386">
                <text:p>6045.386</text:p>
              </table:table-cell>
              <table:table-cell office:value-type="float" office:value="5389.27">
                <text:p>5389.27</text:p>
              </table:table-cell>
              <table:table-cell office:value-type="float" office:value="5389.27">
                <text:p>5389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21.772">
                <text:p>6121.772</text:p>
              </table:table-cell>
              <table:table-cell office:value-type="float" office:value="5360.971">
                <text:p>5360.971</text:p>
              </table:table-cell>
              <table:table-cell office:value-type="float" office:value="6033.452">
                <text:p>6033.452</text:p>
              </table:table-cell>
              <table:table-cell office:value-type="float" office:value="5377.225">
                <text:p>5377.225</text:p>
              </table:table-cell>
              <table:table-cell office:value-type="float" office:value="5377.225">
                <text:p>5377.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26.029">
                <text:p>6126.029</text:p>
              </table:table-cell>
              <table:table-cell office:value-type="float" office:value="5368.142">
                <text:p>5368.142</text:p>
              </table:table-cell>
              <table:table-cell office:value-type="float" office:value="6055.863">
                <text:p>6055.863</text:p>
              </table:table-cell>
              <table:table-cell office:value-type="float" office:value="5389.999">
                <text:p>5389.999</text:p>
              </table:table-cell>
              <table:table-cell office:value-type="float" office:value="5389.999">
                <text:p>5389.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30.315">
                <text:p>6130.315</text:p>
              </table:table-cell>
              <table:table-cell office:value-type="float" office:value="5411.737">
                <text:p>5411.737</text:p>
              </table:table-cell>
              <table:table-cell office:value-type="float" office:value="6045.795">
                <text:p>6045.795</text:p>
              </table:table-cell>
              <table:table-cell office:value-type="float" office:value="5435.828">
                <text:p>5435.828</text:p>
              </table:table-cell>
              <table:table-cell office:value-type="float" office:value="5435.828">
                <text:p>5435.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35.517">
                <text:p>6135.517</text:p>
              </table:table-cell>
              <table:table-cell office:value-type="float" office:value="5435.881">
                <text:p>5435.881</text:p>
              </table:table-cell>
              <table:table-cell office:value-type="float" office:value="6066.786">
                <text:p>6066.786</text:p>
              </table:table-cell>
              <table:table-cell office:value-type="float" office:value="5458.039">
                <text:p>5458.039</text:p>
              </table:table-cell>
              <table:table-cell office:value-type="float" office:value="5458.039">
                <text:p>5458.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62.368">
                <text:p>6162.368</text:p>
              </table:table-cell>
              <table:table-cell office:value-type="float" office:value="5470.106">
                <text:p>5470.106</text:p>
              </table:table-cell>
              <table:table-cell office:value-type="float" office:value="6091.599">
                <text:p>6091.599</text:p>
              </table:table-cell>
              <table:table-cell office:value-type="float" office:value="5473.612">
                <text:p>5473.612</text:p>
              </table:table-cell>
              <table:table-cell office:value-type="float" office:value="5473.612">
                <text:p>5473.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56.756">
                <text:p>6156.756</text:p>
              </table:table-cell>
              <table:table-cell office:value-type="float" office:value="5428.777">
                <text:p>5428.777</text:p>
              </table:table-cell>
              <table:table-cell office:value-type="float" office:value="6079.355">
                <text:p>6079.355</text:p>
              </table:table-cell>
              <table:table-cell office:value-type="float" office:value="5437.091">
                <text:p>5437.091</text:p>
              </table:table-cell>
              <table:table-cell office:value-type="float" office:value="5437.091">
                <text:p>5437.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81.641">
                <text:p>6281.641</text:p>
              </table:table-cell>
              <table:table-cell office:value-type="float" office:value="5400.817">
                <text:p>5400.817</text:p>
              </table:table-cell>
              <table:table-cell office:value-type="float" office:value="6078.443">
                <text:p>6078.443</text:p>
              </table:table-cell>
              <table:table-cell office:value-type="float" office:value="5410.93">
                <text:p>5410.93</text:p>
              </table:table-cell>
              <table:table-cell office:value-type="float" office:value="5410.93">
                <text:p>5410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61.017">
                <text:p>6261.017</text:p>
              </table:table-cell>
              <table:table-cell office:value-type="float" office:value="5424.397">
                <text:p>5424.397</text:p>
              </table:table-cell>
              <table:table-cell office:value-type="float" office:value="6094.373">
                <text:p>6094.373</text:p>
              </table:table-cell>
              <table:table-cell office:value-type="float" office:value="5428.656">
                <text:p>5428.656</text:p>
              </table:table-cell>
              <table:table-cell office:value-type="float" office:value="5428.656">
                <text:p>5428.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1.569">
                <text:p>6291.569</text:p>
              </table:table-cell>
              <table:table-cell office:value-type="float" office:value="5440.666">
                <text:p>5440.666</text:p>
              </table:table-cell>
              <table:table-cell office:value-type="float" office:value="6106.872">
                <text:p>6106.872</text:p>
              </table:table-cell>
              <table:table-cell office:value-type="float" office:value="5424.304">
                <text:p>5424.304</text:p>
              </table:table-cell>
              <table:table-cell office:value-type="float" office:value="5424.304">
                <text:p>5424.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15.899">
                <text:p>6315.899</text:p>
              </table:table-cell>
              <table:table-cell office:value-type="float" office:value="5465.699">
                <text:p>5465.699</text:p>
              </table:table-cell>
              <table:table-cell office:value-type="float" office:value="6068.127">
                <text:p>6068.127</text:p>
              </table:table-cell>
              <table:table-cell office:value-type="float" office:value="5463.781">
                <text:p>5463.781</text:p>
              </table:table-cell>
              <table:table-cell office:value-type="float" office:value="5463.781">
                <text:p>5463.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62.098">
                <text:p>6362.098</text:p>
              </table:table-cell>
              <table:table-cell office:value-type="float" office:value="5448.997">
                <text:p>5448.997</text:p>
              </table:table-cell>
              <table:table-cell office:value-type="float" office:value="6098.99">
                <text:p>6098.99</text:p>
              </table:table-cell>
              <table:table-cell office:value-type="float" office:value="5445.255">
                <text:p>5445.255</text:p>
              </table:table-cell>
              <table:table-cell office:value-type="float" office:value="5445.255">
                <text:p>5445.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66.228">
                <text:p>6366.228</text:p>
              </table:table-cell>
              <table:table-cell office:value-type="float" office:value="5477.09">
                <text:p>5477.09</text:p>
              </table:table-cell>
              <table:table-cell office:value-type="float" office:value="6110.251">
                <text:p>6110.251</text:p>
              </table:table-cell>
              <table:table-cell office:value-type="float" office:value="5474.386">
                <text:p>5474.386</text:p>
              </table:table-cell>
              <table:table-cell office:value-type="float" office:value="5474.386">
                <text:p>5474.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80.03">
                <text:p>6380.03</text:p>
              </table:table-cell>
              <table:table-cell office:value-type="float" office:value="5520.947">
                <text:p>5520.947</text:p>
              </table:table-cell>
              <table:table-cell office:value-type="float" office:value="6089.943">
                <text:p>6089.943</text:p>
              </table:table-cell>
              <table:table-cell office:value-type="float" office:value="5532.153">
                <text:p>5532.153</text:p>
              </table:table-cell>
              <table:table-cell office:value-type="float" office:value="5532.153">
                <text:p>5532.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29.019">
                <text:p>6429.019</text:p>
              </table:table-cell>
              <table:table-cell office:value-type="float" office:value="5528.741">
                <text:p>5528.741</text:p>
              </table:table-cell>
              <table:table-cell office:value-type="float" office:value="6112.389">
                <text:p>6112.389</text:p>
              </table:table-cell>
              <table:table-cell office:value-type="float" office:value="5534.201">
                <text:p>5534.201</text:p>
              </table:table-cell>
              <table:table-cell office:value-type="float" office:value="5534.201">
                <text:p>5534.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09.29">
                <text:p>6409.29</text:p>
              </table:table-cell>
              <table:table-cell office:value-type="float" office:value="5536.941">
                <text:p>5536.941</text:p>
              </table:table-cell>
              <table:table-cell office:value-type="float" office:value="6108.231">
                <text:p>6108.231</text:p>
              </table:table-cell>
              <table:table-cell office:value-type="float" office:value="5546.977">
                <text:p>5546.977</text:p>
              </table:table-cell>
              <table:table-cell office:value-type="float" office:value="5546.977">
                <text:p>5546.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33.296">
                <text:p>6433.296</text:p>
              </table:table-cell>
              <table:table-cell office:value-type="float" office:value="5530.724">
                <text:p>5530.724</text:p>
              </table:table-cell>
              <table:table-cell office:value-type="float" office:value="6100.117">
                <text:p>6100.117</text:p>
              </table:table-cell>
              <table:table-cell office:value-type="float" office:value="5535.613">
                <text:p>5535.613</text:p>
              </table:table-cell>
              <table:table-cell office:value-type="float" office:value="5535.613">
                <text:p>5535.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9.851">
                <text:p>6389.851</text:p>
              </table:table-cell>
              <table:table-cell office:value-type="float" office:value="5478.304">
                <text:p>5478.304</text:p>
              </table:table-cell>
              <table:table-cell office:value-type="float" office:value="6085.194">
                <text:p>6085.194</text:p>
              </table:table-cell>
              <table:table-cell office:value-type="float" office:value="5481.752">
                <text:p>5481.752</text:p>
              </table:table-cell>
              <table:table-cell office:value-type="float" office:value="5481.752">
                <text:p>5481.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379cm" svg:height="11.2cm" xlink:href=".." xlink:type="simple" chart:class="chart:line" chart:style-name="ch1">
        <chart:title svg:x="9.391cm" svg:y="0.36cm" chart:style-name="ch2">
          <text:p>Timber Loss - Averages per Year</text:p>
        </chart:title>
        <chart:subtitle svg:x="8.61cm" svg:y="1.389cm" chart:style-name="ch3">
          <text:p>Landscapes evolving under 4 differenc policies</text:p>
        </chart:subtitle>
        <chart:legend chart:legend-position="bottom" svg:x="3.49cm" svg:y="10.417cm" style:legend-expansion="wide" chart:style-name="ch4"/>
        <chart:plot-area chart:style-name="ch5" table:cell-range-address="Sheet1.Y421:Sheet1.Y521 Sheet1.Y5:Sheet1.Y105 Sheet1.Y109:Sheet1.Y209 Sheet1.Y213:Sheet1.Y313" chart:data-source-has-labels="row" svg:x="1.518cm" svg:y="2.322cm" svg:width="23.354cm" svg:height="6.89cm">
          <chartooo:coordinate-region svg:x="2.695cm" svg:y="2.521cm" svg:width="22.177cm" svg:height="5.767cm"/>
          <chart:axis chart:dimension="x" chart:name="primary-x" chart:style-name="ch6">
            <chart:title svg:x="12.82cm" svg:y="9.436cm" chart:style-name="ch7">
              <text:p>Year</text:p>
            </chart:title>
          </chart:axis>
          <chart:axis chart:dimension="y" chart:name="primary-y" chart:style-name="ch6">
            <chart:title svg:x="0.451cm" svg:y="8.258cm" chart:style-name="ch8">
              <text:p>Value of Timber Lost (units of cost)</text:p>
            </chart:title>
            <chart:grid chart:style-name="ch9" chart:class="major"/>
          </chart:axis>
          <chart:series chart:style-name="ch10" chart:values-cell-range-address="Sheet1.Y422:Sheet1.Y521" chart:label-cell-address="Sheet1.Y421:Sheet1.Y421" chart:class="chart:line">
            <chart:data-point chart:repeated="100"/>
          </chart:series>
          <chart:series chart:style-name="ch11" chart:values-cell-range-address="Sheet1.Y5:Sheet1.Y105" chart:label-cell-address="Sheet1.Y5:Sheet1.Y5" chart:class="chart:line">
            <chart:data-point chart:repeated="101"/>
          </chart:series>
          <chart:series chart:style-name="ch12" chart:values-cell-range-address="Sheet1.Y110:Sheet1.Y209" chart:label-cell-address="Sheet1.Y109:Sheet1.Y109" chart:class="chart:line">
            <chart:data-point chart:repeated="100"/>
          </chart:series>
          <chart:series chart:style-name="ch13" chart:values-cell-range-address="Sheet1.Y214:Sheet1.Y313" chart:label-cell-address="Sheet1.Y213:Sheet1.Y213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timb_lost_ave</text:p>
                <draw:g>
                  <svg:desc>Sheet1.Y421:Sheet1.Y421</svg:desc>
                </draw:g>
              </table:table-cell>
              <table:table-cell office:value-type="string">
                <text:p>LB timb_lost_ave</text:p>
                <draw:g>
                  <svg:desc>Sheet1.Y5:Sheet1.Y5</svg:desc>
                </draw:g>
              </table:table-cell>
              <table:table-cell office:value-type="string">
                <text:p>SA timb_lost_ave</text:p>
                <draw:g>
                  <svg:desc>Sheet1.Y109:Sheet1.Y109</svg:desc>
                </draw:g>
              </table:table-cell>
              <table:table-cell office:value-type="string">
                <text:p>CT timb_lost_ave</text:p>
                <draw:g>
                  <svg:desc>Sheet1.Y213:Sheet1.Y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72">
                <text:p>8.572</text:p>
                <draw:g>
                  <svg:desc>Sheet1.Y422:Sheet1.Y521</svg:desc>
                </draw:g>
              </table:table-cell>
              <table:table-cell office:value-type="float" office:value="NaN">
                <text:p>NaN</text:p>
                <draw:g>
                  <svg:desc>Sheet1.Y5:Sheet1.Y105</svg:desc>
                </draw:g>
              </table:table-cell>
              <table:table-cell office:value-type="float" office:value="8.572">
                <text:p>8.572</text:p>
                <draw:g>
                  <svg:desc>Sheet1.Y110:Sheet1.Y209</svg:desc>
                </draw:g>
              </table:table-cell>
              <table:table-cell office:value-type="float" office:value="11.537">
                <text:p>11.537</text:p>
                <draw:g>
                  <svg:desc>Sheet1.Y214:Sheet1.Y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8">
                <text:p>4.088</text:p>
              </table:table-cell>
              <table:table-cell office:value-type="float" office:value="13.174">
                <text:p>13.174</text:p>
              </table:table-cell>
              <table:table-cell office:value-type="float" office:value="4.088">
                <text:p>4.088</text:p>
              </table:table-cell>
              <table:table-cell office:value-type="float" office:value="6.588">
                <text:p>6.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64">
                <text:p>20.164</text:p>
              </table:table-cell>
              <table:table-cell office:value-type="float" office:value="11.827">
                <text:p>11.827</text:p>
              </table:table-cell>
              <table:table-cell office:value-type="float" office:value="20.164">
                <text:p>20.164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49">
                <text:p>9.649</text:p>
              </table:table-cell>
              <table:table-cell office:value-type="float" office:value="18.83">
                <text:p>18.83</text:p>
              </table:table-cell>
              <table:table-cell office:value-type="float" office:value="9.649">
                <text:p>9.649</text:p>
              </table:table-cell>
              <table:table-cell office:value-type="float" office:value="39.573">
                <text:p>3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33">
                <text:p>6.133</text:p>
              </table:table-cell>
              <table:table-cell office:value-type="float" office:value="58.648">
                <text:p>58.648</text:p>
              </table:table-cell>
              <table:table-cell office:value-type="float" office:value="6.133">
                <text:p>6.133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49">
                <text:p>19.349</text:p>
              </table:table-cell>
              <table:table-cell office:value-type="float" office:value="28.875">
                <text:p>28.875</text:p>
              </table:table-cell>
              <table:table-cell office:value-type="float" office:value="19.349">
                <text:p>19.349</text:p>
              </table:table-cell>
              <table:table-cell office:value-type="float" office:value="25.841">
                <text:p>25.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169">
                <text:p>94.169</text:p>
              </table:table-cell>
              <table:table-cell office:value-type="float" office:value="28.448">
                <text:p>28.448</text:p>
              </table:table-cell>
              <table:table-cell office:value-type="float" office:value="96.794">
                <text:p>96.794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593">
                <text:p>81.593</text:p>
              </table:table-cell>
              <table:table-cell office:value-type="float" office:value="199.581">
                <text:p>199.581</text:p>
              </table:table-cell>
              <table:table-cell office:value-type="float" office:value="82.343">
                <text:p>82.343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672">
                <text:p>42.672</text:p>
              </table:table-cell>
              <table:table-cell office:value-type="float" office:value="235.841">
                <text:p>235.841</text:p>
              </table:table-cell>
              <table:table-cell office:value-type="float" office:value="41.899">
                <text:p>41.899</text:p>
              </table:table-cell>
              <table:table-cell office:value-type="float" office:value="121.578">
                <text:p>121.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09">
                <text:p>45.09</text:p>
              </table:table-cell>
              <table:table-cell office:value-type="float" office:value="122.867">
                <text:p>122.867</text:p>
              </table:table-cell>
              <table:table-cell office:value-type="float" office:value="45.09">
                <text:p>45.09</text:p>
              </table:table-cell>
              <table:table-cell office:value-type="float" office:value="193.054">
                <text:p>193.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928">
                <text:p>167.928</text:p>
              </table:table-cell>
              <table:table-cell office:value-type="float" office:value="294.149">
                <text:p>294.149</text:p>
              </table:table-cell>
              <table:table-cell office:value-type="float" office:value="166.558">
                <text:p>166.558</text:p>
              </table:table-cell>
              <table:table-cell office:value-type="float" office:value="109.964">
                <text:p>109.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548">
                <text:p>54.548</text:p>
              </table:table-cell>
              <table:table-cell office:value-type="float" office:value="169.69">
                <text:p>169.69</text:p>
              </table:table-cell>
              <table:table-cell office:value-type="float" office:value="55.766">
                <text:p>55.766</text:p>
              </table:table-cell>
              <table:table-cell office:value-type="float" office:value="146.55">
                <text:p>146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146">
                <text:p>113.146</text:p>
              </table:table-cell>
              <table:table-cell office:value-type="float" office:value="564.473">
                <text:p>564.473</text:p>
              </table:table-cell>
              <table:table-cell office:value-type="float" office:value="130.405">
                <text:p>130.405</text:p>
              </table:table-cell>
              <table:table-cell office:value-type="float" office:value="609.824">
                <text:p>609.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616">
                <text:p>150.616</text:p>
              </table:table-cell>
              <table:table-cell office:value-type="float" office:value="510.819">
                <text:p>510.819</text:p>
              </table:table-cell>
              <table:table-cell office:value-type="float" office:value="128.966">
                <text:p>128.966</text:p>
              </table:table-cell>
              <table:table-cell office:value-type="float" office:value="455.644">
                <text:p>455.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4">
                <text:p>68.4</text:p>
              </table:table-cell>
              <table:table-cell office:value-type="float" office:value="197.817">
                <text:p>197.817</text:p>
              </table:table-cell>
              <table:table-cell office:value-type="float" office:value="67.492">
                <text:p>67.492</text:p>
              </table:table-cell>
              <table:table-cell office:value-type="float" office:value="298.786">
                <text:p>298.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358">
                <text:p>217.358</text:p>
              </table:table-cell>
              <table:table-cell office:value-type="float" office:value="630.629">
                <text:p>630.629</text:p>
              </table:table-cell>
              <table:table-cell office:value-type="float" office:value="214.195">
                <text:p>214.195</text:p>
              </table:table-cell>
              <table:table-cell office:value-type="float" office:value="281.548">
                <text:p>281.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138">
                <text:p>108.138</text:p>
              </table:table-cell>
              <table:table-cell office:value-type="float" office:value="648.432">
                <text:p>648.432</text:p>
              </table:table-cell>
              <table:table-cell office:value-type="float" office:value="108.138">
                <text:p>108.138</text:p>
              </table:table-cell>
              <table:table-cell office:value-type="float" office:value="738.156">
                <text:p>738.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685">
                <text:p>123.685</text:p>
              </table:table-cell>
              <table:table-cell office:value-type="float" office:value="320.432">
                <text:p>320.432</text:p>
              </table:table-cell>
              <table:table-cell office:value-type="float" office:value="124.635">
                <text:p>124.635</text:p>
              </table:table-cell>
              <table:table-cell office:value-type="float" office:value="156.815">
                <text:p>156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.106">
                <text:p>207.106</text:p>
              </table:table-cell>
              <table:table-cell office:value-type="float" office:value="809.862">
                <text:p>809.862</text:p>
              </table:table-cell>
              <table:table-cell office:value-type="float" office:value="202.346">
                <text:p>202.346</text:p>
              </table:table-cell>
              <table:table-cell office:value-type="float" office:value="487.116">
                <text:p>487.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.688">
                <text:p>205.688</text:p>
              </table:table-cell>
              <table:table-cell office:value-type="float" office:value="827.908">
                <text:p>827.908</text:p>
              </table:table-cell>
              <table:table-cell office:value-type="float" office:value="213.508">
                <text:p>213.508</text:p>
              </table:table-cell>
              <table:table-cell office:value-type="float" office:value="994.355">
                <text:p>994.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247">
                <text:p>186.247</text:p>
              </table:table-cell>
              <table:table-cell office:value-type="float" office:value="698.525">
                <text:p>698.525</text:p>
              </table:table-cell>
              <table:table-cell office:value-type="float" office:value="186.247">
                <text:p>186.247</text:p>
              </table:table-cell>
              <table:table-cell office:value-type="float" office:value="909.453">
                <text:p>909.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4.098">
                <text:p>524.098</text:p>
              </table:table-cell>
              <table:table-cell office:value-type="float" office:value="1246.649">
                <text:p>1246.649</text:p>
              </table:table-cell>
              <table:table-cell office:value-type="float" office:value="524.044">
                <text:p>524.044</text:p>
              </table:table-cell>
              <table:table-cell office:value-type="float" office:value="1246.769">
                <text:p>1246.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.959">
                <text:p>514.959</text:p>
              </table:table-cell>
              <table:table-cell office:value-type="float" office:value="1713.59">
                <text:p>1713.59</text:p>
              </table:table-cell>
              <table:table-cell office:value-type="float" office:value="518.893">
                <text:p>518.893</text:p>
              </table:table-cell>
              <table:table-cell office:value-type="float" office:value="715.288">
                <text:p>715.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9.961">
                <text:p>739.961</text:p>
              </table:table-cell>
              <table:table-cell office:value-type="float" office:value="784.103">
                <text:p>784.103</text:p>
              </table:table-cell>
              <table:table-cell office:value-type="float" office:value="672.992">
                <text:p>672.992</text:p>
              </table:table-cell>
              <table:table-cell office:value-type="float" office:value="405.37">
                <text:p>405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2.516">
                <text:p>582.516</text:p>
              </table:table-cell>
              <table:table-cell office:value-type="float" office:value="1278.132">
                <text:p>1278.132</text:p>
              </table:table-cell>
              <table:table-cell office:value-type="float" office:value="580.519">
                <text:p>580.519</text:p>
              </table:table-cell>
              <table:table-cell office:value-type="float" office:value="949.533">
                <text:p>949.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.001">
                <text:p>329.001</text:p>
              </table:table-cell>
              <table:table-cell office:value-type="float" office:value="1729.635">
                <text:p>1729.635</text:p>
              </table:table-cell>
              <table:table-cell office:value-type="float" office:value="287.935">
                <text:p>287.935</text:p>
              </table:table-cell>
              <table:table-cell office:value-type="float" office:value="1321.287">
                <text:p>1321.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.909">
                <text:p>282.909</text:p>
              </table:table-cell>
              <table:table-cell office:value-type="float" office:value="838.5">
                <text:p>838.5</text:p>
              </table:table-cell>
              <table:table-cell office:value-type="float" office:value="347.517">
                <text:p>347.517</text:p>
              </table:table-cell>
              <table:table-cell office:value-type="float" office:value="1718.488">
                <text:p>1718.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6.903">
                <text:p>1096.903</text:p>
              </table:table-cell>
              <table:table-cell office:value-type="float" office:value="1426.264">
                <text:p>1426.264</text:p>
              </table:table-cell>
              <table:table-cell office:value-type="float" office:value="1063.337">
                <text:p>1063.337</text:p>
              </table:table-cell>
              <table:table-cell office:value-type="float" office:value="2096.311">
                <text:p>2096.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.886">
                <text:p>695.886</text:p>
              </table:table-cell>
              <table:table-cell office:value-type="float" office:value="2015.654">
                <text:p>2015.654</text:p>
              </table:table-cell>
              <table:table-cell office:value-type="float" office:value="695.886">
                <text:p>695.886</text:p>
              </table:table-cell>
              <table:table-cell office:value-type="float" office:value="792.568">
                <text:p>792.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7.67">
                <text:p>707.67</text:p>
              </table:table-cell>
              <table:table-cell office:value-type="float" office:value="1417.056">
                <text:p>1417.056</text:p>
              </table:table-cell>
              <table:table-cell office:value-type="float" office:value="707.099">
                <text:p>707.099</text:p>
              </table:table-cell>
              <table:table-cell office:value-type="float" office:value="3928.536">
                <text:p>3928.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057">
                <text:p>337.057</text:p>
              </table:table-cell>
              <table:table-cell office:value-type="float" office:value="2406.931">
                <text:p>2406.931</text:p>
              </table:table-cell>
              <table:table-cell office:value-type="float" office:value="338.419">
                <text:p>338.419</text:p>
              </table:table-cell>
              <table:table-cell office:value-type="float" office:value="577.93">
                <text:p>577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.735">
                <text:p>283.735</text:p>
              </table:table-cell>
              <table:table-cell office:value-type="float" office:value="681.008">
                <text:p>681.008</text:p>
              </table:table-cell>
              <table:table-cell office:value-type="float" office:value="283.735">
                <text:p>283.735</text:p>
              </table:table-cell>
              <table:table-cell office:value-type="float" office:value="1307.58">
                <text:p>1307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1.625">
                <text:p>981.625</text:p>
              </table:table-cell>
              <table:table-cell office:value-type="float" office:value="1718.735">
                <text:p>1718.735</text:p>
              </table:table-cell>
              <table:table-cell office:value-type="float" office:value="501.514">
                <text:p>501.514</text:p>
              </table:table-cell>
              <table:table-cell office:value-type="float" office:value="1064.147">
                <text:p>1064.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.888">
                <text:p>760.888</text:p>
              </table:table-cell>
              <table:table-cell office:value-type="float" office:value="1626.717">
                <text:p>1626.717</text:p>
              </table:table-cell>
              <table:table-cell office:value-type="float" office:value="776.442">
                <text:p>776.442</text:p>
              </table:table-cell>
              <table:table-cell office:value-type="float" office:value="2480.466">
                <text:p>2480.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1.093">
                <text:p>2141.093</text:p>
              </table:table-cell>
              <table:table-cell office:value-type="float" office:value="1386.621">
                <text:p>1386.621</text:p>
              </table:table-cell>
              <table:table-cell office:value-type="float" office:value="2140.029">
                <text:p>2140.029</text:p>
              </table:table-cell>
              <table:table-cell office:value-type="float" office:value="1115.98">
                <text:p>1115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4.267">
                <text:p>684.267</text:p>
              </table:table-cell>
              <table:table-cell office:value-type="float" office:value="3724.031">
                <text:p>3724.031</text:p>
              </table:table-cell>
              <table:table-cell office:value-type="float" office:value="735.802">
                <text:p>735.802</text:p>
              </table:table-cell>
              <table:table-cell office:value-type="float" office:value="5273.516">
                <text:p>5273.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9.377">
                <text:p>649.377</text:p>
              </table:table-cell>
              <table:table-cell office:value-type="float" office:value="7939.325">
                <text:p>7939.325</text:p>
              </table:table-cell>
              <table:table-cell office:value-type="float" office:value="644.052">
                <text:p>644.052</text:p>
              </table:table-cell>
              <table:table-cell office:value-type="float" office:value="658.759">
                <text:p>658.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.275">
                <text:p>927.275</text:p>
              </table:table-cell>
              <table:table-cell office:value-type="float" office:value="4483.477">
                <text:p>4483.477</text:p>
              </table:table-cell>
              <table:table-cell office:value-type="float" office:value="994.081">
                <text:p>994.081</text:p>
              </table:table-cell>
              <table:table-cell office:value-type="float" office:value="2232.663">
                <text:p>2232.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.794">
                <text:p>473.794</text:p>
              </table:table-cell>
              <table:table-cell office:value-type="float" office:value="3678.294">
                <text:p>3678.294</text:p>
              </table:table-cell>
              <table:table-cell office:value-type="float" office:value="473.794">
                <text:p>473.794</text:p>
              </table:table-cell>
              <table:table-cell office:value-type="float" office:value="4797.041">
                <text:p>4797.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2.863">
                <text:p>792.863</text:p>
              </table:table-cell>
              <table:table-cell office:value-type="float" office:value="4261.007">
                <text:p>4261.007</text:p>
              </table:table-cell>
              <table:table-cell office:value-type="float" office:value="792.863">
                <text:p>792.863</text:p>
              </table:table-cell>
              <table:table-cell office:value-type="float" office:value="1412.562">
                <text:p>1412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7.979">
                <text:p>987.979</text:p>
              </table:table-cell>
              <table:table-cell office:value-type="float" office:value="2134.257">
                <text:p>2134.257</text:p>
              </table:table-cell>
              <table:table-cell office:value-type="float" office:value="987.979">
                <text:p>987.979</text:p>
              </table:table-cell>
              <table:table-cell office:value-type="float" office:value="3992.599">
                <text:p>3992.5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9.038">
                <text:p>759.038</text:p>
              </table:table-cell>
              <table:table-cell office:value-type="float" office:value="11507.423">
                <text:p>11507.423</text:p>
              </table:table-cell>
              <table:table-cell office:value-type="float" office:value="711.709">
                <text:p>711.709</text:p>
              </table:table-cell>
              <table:table-cell office:value-type="float" office:value="789.266">
                <text:p>789.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9.35">
                <text:p>679.35</text:p>
              </table:table-cell>
              <table:table-cell office:value-type="float" office:value="5953.579">
                <text:p>5953.579</text:p>
              </table:table-cell>
              <table:table-cell office:value-type="float" office:value="679.35">
                <text:p>679.35</text:p>
              </table:table-cell>
              <table:table-cell office:value-type="float" office:value="6497.264">
                <text:p>6497.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.363">
                <text:p>899.363</text:p>
              </table:table-cell>
              <table:table-cell office:value-type="float" office:value="5361.909">
                <text:p>5361.909</text:p>
              </table:table-cell>
              <table:table-cell office:value-type="float" office:value="899.363">
                <text:p>899.363</text:p>
              </table:table-cell>
              <table:table-cell office:value-type="float" office:value="2229.702">
                <text:p>2229.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4.527">
                <text:p>1264.527</text:p>
              </table:table-cell>
              <table:table-cell office:value-type="float" office:value="1670.373">
                <text:p>1670.373</text:p>
              </table:table-cell>
              <table:table-cell office:value-type="float" office:value="1264.527">
                <text:p>1264.527</text:p>
              </table:table-cell>
              <table:table-cell office:value-type="float" office:value="1552.252">
                <text:p>1552.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1.273">
                <text:p>951.273</text:p>
              </table:table-cell>
              <table:table-cell office:value-type="float" office:value="2584.203">
                <text:p>2584.203</text:p>
              </table:table-cell>
              <table:table-cell office:value-type="float" office:value="951.273">
                <text:p>951.273</text:p>
              </table:table-cell>
              <table:table-cell office:value-type="float" office:value="2315.143">
                <text:p>2315.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66.633">
                <text:p>6266.633</text:p>
              </table:table-cell>
              <table:table-cell office:value-type="float" office:value="3050.805">
                <text:p>3050.805</text:p>
              </table:table-cell>
              <table:table-cell office:value-type="float" office:value="6265.085">
                <text:p>6265.085</text:p>
              </table:table-cell>
              <table:table-cell office:value-type="float" office:value="5251.048">
                <text:p>5251.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2.845">
                <text:p>1952.845</text:p>
              </table:table-cell>
              <table:table-cell office:value-type="float" office:value="7193.162">
                <text:p>7193.162</text:p>
              </table:table-cell>
              <table:table-cell office:value-type="float" office:value="1949.091">
                <text:p>1949.091</text:p>
              </table:table-cell>
              <table:table-cell office:value-type="float" office:value="1596.379">
                <text:p>1596.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4.028">
                <text:p>894.028</text:p>
              </table:table-cell>
              <table:table-cell office:value-type="float" office:value="4921.124">
                <text:p>4921.124</text:p>
              </table:table-cell>
              <table:table-cell office:value-type="float" office:value="894.028">
                <text:p>894.028</text:p>
              </table:table-cell>
              <table:table-cell office:value-type="float" office:value="745.051">
                <text:p>745.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1.703">
                <text:p>481.703</text:p>
              </table:table-cell>
              <table:table-cell office:value-type="float" office:value="3476.133">
                <text:p>3476.133</text:p>
              </table:table-cell>
              <table:table-cell office:value-type="float" office:value="481.703">
                <text:p>481.703</text:p>
              </table:table-cell>
              <table:table-cell office:value-type="float" office:value="1881.225">
                <text:p>188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.618">
                <text:p>510.618</text:p>
              </table:table-cell>
              <table:table-cell office:value-type="float" office:value="3804.464">
                <text:p>3804.464</text:p>
              </table:table-cell>
              <table:table-cell office:value-type="float" office:value="541.35">
                <text:p>541.35</text:p>
              </table:table-cell>
              <table:table-cell office:value-type="float" office:value="8799.823">
                <text:p>8799.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4.252">
                <text:p>1264.252</text:p>
              </table:table-cell>
              <table:table-cell office:value-type="float" office:value="4278.575">
                <text:p>4278.575</text:p>
              </table:table-cell>
              <table:table-cell office:value-type="float" office:value="1265.356">
                <text:p>1265.356</text:p>
              </table:table-cell>
              <table:table-cell office:value-type="float" office:value="3310.682">
                <text:p>3310.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7.827">
                <text:p>1057.827</text:p>
              </table:table-cell>
              <table:table-cell office:value-type="float" office:value="3076.422">
                <text:p>3076.422</text:p>
              </table:table-cell>
              <table:table-cell office:value-type="float" office:value="999.457">
                <text:p>999.457</text:p>
              </table:table-cell>
              <table:table-cell office:value-type="float" office:value="1678.341">
                <text:p>1678.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5.502">
                <text:p>2645.502</text:p>
              </table:table-cell>
              <table:table-cell office:value-type="float" office:value="3293.913">
                <text:p>3293.913</text:p>
              </table:table-cell>
              <table:table-cell office:value-type="float" office:value="2610.229">
                <text:p>2610.229</text:p>
              </table:table-cell>
              <table:table-cell office:value-type="float" office:value="3227.669">
                <text:p>3227.6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5.334">
                <text:p>755.334</text:p>
              </table:table-cell>
              <table:table-cell office:value-type="float" office:value="4267.66">
                <text:p>4267.66</text:p>
              </table:table-cell>
              <table:table-cell office:value-type="float" office:value="811.858">
                <text:p>811.858</text:p>
              </table:table-cell>
              <table:table-cell office:value-type="float" office:value="3395.564">
                <text:p>3395.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8.927">
                <text:p>1198.927</text:p>
              </table:table-cell>
              <table:table-cell office:value-type="float" office:value="14705.373">
                <text:p>14705.373</text:p>
              </table:table-cell>
              <table:table-cell office:value-type="float" office:value="1334.836">
                <text:p>1334.836</text:p>
              </table:table-cell>
              <table:table-cell office:value-type="float" office:value="1838.94">
                <text:p>1838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6.229">
                <text:p>1816.229</text:p>
              </table:table-cell>
              <table:table-cell office:value-type="float" office:value="9037.6">
                <text:p>9037.6</text:p>
              </table:table-cell>
              <table:table-cell office:value-type="float" office:value="1802.962">
                <text:p>1802.962</text:p>
              </table:table-cell>
              <table:table-cell office:value-type="float" office:value="7661.389">
                <text:p>7661.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0.59">
                <text:p>1960.59</text:p>
              </table:table-cell>
              <table:table-cell office:value-type="float" office:value="17417.363">
                <text:p>17417.363</text:p>
              </table:table-cell>
              <table:table-cell office:value-type="float" office:value="1956.612">
                <text:p>1956.612</text:p>
              </table:table-cell>
              <table:table-cell office:value-type="float" office:value="4580.348">
                <text:p>4580.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1.732">
                <text:p>1791.732</text:p>
              </table:table-cell>
              <table:table-cell office:value-type="float" office:value="3743.557">
                <text:p>3743.557</text:p>
              </table:table-cell>
              <table:table-cell office:value-type="float" office:value="1869.783">
                <text:p>1869.783</text:p>
              </table:table-cell>
              <table:table-cell office:value-type="float" office:value="1973.746">
                <text:p>1973.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6.601">
                <text:p>1976.601</text:p>
              </table:table-cell>
              <table:table-cell office:value-type="float" office:value="2845.087">
                <text:p>2845.087</text:p>
              </table:table-cell>
              <table:table-cell office:value-type="float" office:value="1993.579">
                <text:p>1993.579</text:p>
              </table:table-cell>
              <table:table-cell office:value-type="float" office:value="2400.96">
                <text:p>2400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61.09">
                <text:p>4461.09</text:p>
              </table:table-cell>
              <table:table-cell office:value-type="float" office:value="4229.519">
                <text:p>4229.519</text:p>
              </table:table-cell>
              <table:table-cell office:value-type="float" office:value="3860.187">
                <text:p>3860.187</text:p>
              </table:table-cell>
              <table:table-cell office:value-type="float" office:value="5418.73">
                <text:p>5418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5.454">
                <text:p>815.454</text:p>
              </table:table-cell>
              <table:table-cell office:value-type="float" office:value="774.851">
                <text:p>774.851</text:p>
              </table:table-cell>
              <table:table-cell office:value-type="float" office:value="1042.224">
                <text:p>1042.224</text:p>
              </table:table-cell>
              <table:table-cell office:value-type="float" office:value="1522.704">
                <text:p>1522.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68.218">
                <text:p>2168.218</text:p>
              </table:table-cell>
              <table:table-cell office:value-type="float" office:value="3733.478">
                <text:p>3733.478</text:p>
              </table:table-cell>
              <table:table-cell office:value-type="float" office:value="2170.535">
                <text:p>2170.535</text:p>
              </table:table-cell>
              <table:table-cell office:value-type="float" office:value="1399.339">
                <text:p>1399.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1.055">
                <text:p>911.055</text:p>
              </table:table-cell>
              <table:table-cell office:value-type="float" office:value="1341.328">
                <text:p>1341.328</text:p>
              </table:table-cell>
              <table:table-cell office:value-type="float" office:value="912.123">
                <text:p>912.123</text:p>
              </table:table-cell>
              <table:table-cell office:value-type="float" office:value="3796.894">
                <text:p>3796.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92.409">
                <text:p>3792.409</text:p>
              </table:table-cell>
              <table:table-cell office:value-type="float" office:value="2572.834">
                <text:p>2572.834</text:p>
              </table:table-cell>
              <table:table-cell office:value-type="float" office:value="3793.644">
                <text:p>3793.644</text:p>
              </table:table-cell>
              <table:table-cell office:value-type="float" office:value="536.824">
                <text:p>536.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4.753">
                <text:p>1004.753</text:p>
              </table:table-cell>
              <table:table-cell office:value-type="float" office:value="2625.704">
                <text:p>2625.704</text:p>
              </table:table-cell>
              <table:table-cell office:value-type="float" office:value="606.392">
                <text:p>606.392</text:p>
              </table:table-cell>
              <table:table-cell office:value-type="float" office:value="442.69">
                <text:p>442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.299">
                <text:p>418.299</text:p>
              </table:table-cell>
              <table:table-cell office:value-type="float" office:value="2570.136">
                <text:p>2570.136</text:p>
              </table:table-cell>
              <table:table-cell office:value-type="float" office:value="409.527">
                <text:p>409.527</text:p>
              </table:table-cell>
              <table:table-cell office:value-type="float" office:value="3362.123">
                <text:p>3362.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7.077">
                <text:p>987.077</text:p>
              </table:table-cell>
              <table:table-cell office:value-type="float" office:value="2534.869">
                <text:p>2534.869</text:p>
              </table:table-cell>
              <table:table-cell office:value-type="float" office:value="994.193">
                <text:p>994.193</text:p>
              </table:table-cell>
              <table:table-cell office:value-type="float" office:value="933.678">
                <text:p>933.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9.211">
                <text:p>929.211</text:p>
              </table:table-cell>
              <table:table-cell office:value-type="float" office:value="2363.548">
                <text:p>2363.548</text:p>
              </table:table-cell>
              <table:table-cell office:value-type="float" office:value="920.671">
                <text:p>920.671</text:p>
              </table:table-cell>
              <table:table-cell office:value-type="float" office:value="3448.823">
                <text:p>3448.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.706">
                <text:p>197.706</text:p>
              </table:table-cell>
              <table:table-cell office:value-type="float" office:value="1856.145">
                <text:p>1856.145</text:p>
              </table:table-cell>
              <table:table-cell office:value-type="float" office:value="182.244">
                <text:p>182.244</text:p>
              </table:table-cell>
              <table:table-cell office:value-type="float" office:value="1133.287">
                <text:p>1133.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1.763">
                <text:p>951.763</text:p>
              </table:table-cell>
              <table:table-cell office:value-type="float" office:value="5108.15">
                <text:p>5108.15</text:p>
              </table:table-cell>
              <table:table-cell office:value-type="float" office:value="964.683">
                <text:p>964.683</text:p>
              </table:table-cell>
              <table:table-cell office:value-type="float" office:value="3891.027">
                <text:p>3891.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5.885">
                <text:p>1115.885</text:p>
              </table:table-cell>
              <table:table-cell office:value-type="float" office:value="1683.135">
                <text:p>1683.135</text:p>
              </table:table-cell>
              <table:table-cell office:value-type="float" office:value="1122.858">
                <text:p>1122.858</text:p>
              </table:table-cell>
              <table:table-cell office:value-type="float" office:value="715.961">
                <text:p>715.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6.069">
                <text:p>2196.069</text:p>
              </table:table-cell>
              <table:table-cell office:value-type="float" office:value="839.54">
                <text:p>839.54</text:p>
              </table:table-cell>
              <table:table-cell office:value-type="float" office:value="2196.069">
                <text:p>2196.069</text:p>
              </table:table-cell>
              <table:table-cell office:value-type="float" office:value="6381.947">
                <text:p>6381.9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1.659">
                <text:p>641.659</text:p>
              </table:table-cell>
              <table:table-cell office:value-type="float" office:value="294.955">
                <text:p>294.955</text:p>
              </table:table-cell>
              <table:table-cell office:value-type="float" office:value="644.543">
                <text:p>644.543</text:p>
              </table:table-cell>
              <table:table-cell office:value-type="float" office:value="3728.748">
                <text:p>3728.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8.265">
                <text:p>1028.265</text:p>
              </table:table-cell>
              <table:table-cell office:value-type="float" office:value="880.848">
                <text:p>880.848</text:p>
              </table:table-cell>
              <table:table-cell office:value-type="float" office:value="1028.572">
                <text:p>1028.572</text:p>
              </table:table-cell>
              <table:table-cell office:value-type="float" office:value="5787.682">
                <text:p>5787.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0.775">
                <text:p>1560.775</text:p>
              </table:table-cell>
              <table:table-cell office:value-type="float" office:value="1398.377">
                <text:p>1398.377</text:p>
              </table:table-cell>
              <table:table-cell office:value-type="float" office:value="1400.651">
                <text:p>1400.651</text:p>
              </table:table-cell>
              <table:table-cell office:value-type="float" office:value="4896.458">
                <text:p>4896.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4.441">
                <text:p>1324.441</text:p>
              </table:table-cell>
              <table:table-cell office:value-type="float" office:value="2248.541">
                <text:p>2248.541</text:p>
              </table:table-cell>
              <table:table-cell office:value-type="float" office:value="1454.069">
                <text:p>1454.069</text:p>
              </table:table-cell>
              <table:table-cell office:value-type="float" office:value="2634.332">
                <text:p>2634.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1.672">
                <text:p>1281.672</text:p>
              </table:table-cell>
              <table:table-cell office:value-type="float" office:value="4607.554">
                <text:p>4607.554</text:p>
              </table:table-cell>
              <table:table-cell office:value-type="float" office:value="1285.739">
                <text:p>1285.739</text:p>
              </table:table-cell>
              <table:table-cell office:value-type="float" office:value="9388.04">
                <text:p>9388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7.232">
                <text:p>507.232</text:p>
              </table:table-cell>
              <table:table-cell office:value-type="float" office:value="1936.31">
                <text:p>1936.31</text:p>
              </table:table-cell>
              <table:table-cell office:value-type="float" office:value="508.08">
                <text:p>508.08</text:p>
              </table:table-cell>
              <table:table-cell office:value-type="float" office:value="7400.86">
                <text:p>7400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1.73">
                <text:p>3821.73</text:p>
              </table:table-cell>
              <table:table-cell office:value-type="float" office:value="2635.912">
                <text:p>2635.912</text:p>
              </table:table-cell>
              <table:table-cell office:value-type="float" office:value="1784.793">
                <text:p>1784.793</text:p>
              </table:table-cell>
              <table:table-cell office:value-type="float" office:value="3719.368">
                <text:p>3719.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6.797">
                <text:p>1096.797</text:p>
              </table:table-cell>
              <table:table-cell office:value-type="float" office:value="5266.531">
                <text:p>5266.531</text:p>
              </table:table-cell>
              <table:table-cell office:value-type="float" office:value="1095.674">
                <text:p>1095.674</text:p>
              </table:table-cell>
              <table:table-cell office:value-type="float" office:value="9243.081">
                <text:p>9243.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1.186">
                <text:p>1911.186</text:p>
              </table:table-cell>
              <table:table-cell office:value-type="float" office:value="3451.365">
                <text:p>3451.365</text:p>
              </table:table-cell>
              <table:table-cell office:value-type="float" office:value="1736.683">
                <text:p>1736.683</text:p>
              </table:table-cell>
              <table:table-cell office:value-type="float" office:value="7734.262">
                <text:p>7734.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3.835">
                <text:p>503.835</text:p>
              </table:table-cell>
              <table:table-cell office:value-type="float" office:value="4423.153">
                <text:p>4423.153</text:p>
              </table:table-cell>
              <table:table-cell office:value-type="float" office:value="2596.404">
                <text:p>2596.404</text:p>
              </table:table-cell>
              <table:table-cell office:value-type="float" office:value="4547.539">
                <text:p>4547.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4.849">
                <text:p>1444.849</text:p>
              </table:table-cell>
              <table:table-cell office:value-type="float" office:value="7342.137">
                <text:p>7342.137</text:p>
              </table:table-cell>
              <table:table-cell office:value-type="float" office:value="1502.001">
                <text:p>1502.001</text:p>
              </table:table-cell>
              <table:table-cell office:value-type="float" office:value="1603.427">
                <text:p>1603.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4.746">
                <text:p>734.746</text:p>
              </table:table-cell>
              <table:table-cell office:value-type="float" office:value="3274.245">
                <text:p>3274.245</text:p>
              </table:table-cell>
              <table:table-cell office:value-type="float" office:value="737.423">
                <text:p>737.423</text:p>
              </table:table-cell>
              <table:table-cell office:value-type="float" office:value="14234.128">
                <text:p>14234.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3.972">
                <text:p>1413.972</text:p>
              </table:table-cell>
              <table:table-cell office:value-type="float" office:value="1519.098">
                <text:p>1519.098</text:p>
              </table:table-cell>
              <table:table-cell office:value-type="float" office:value="1421.024">
                <text:p>1421.024</text:p>
              </table:table-cell>
              <table:table-cell office:value-type="float" office:value="1735.889">
                <text:p>1735.8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5.054">
                <text:p>1735.054</text:p>
              </table:table-cell>
              <table:table-cell office:value-type="float" office:value="1571.369">
                <text:p>1571.369</text:p>
              </table:table-cell>
              <table:table-cell office:value-type="float" office:value="1722.439">
                <text:p>1722.439</text:p>
              </table:table-cell>
              <table:table-cell office:value-type="float" office:value="2754.4">
                <text:p>275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7.097">
                <text:p>797.097</text:p>
              </table:table-cell>
              <table:table-cell office:value-type="float" office:value="1395.909">
                <text:p>1395.909</text:p>
              </table:table-cell>
              <table:table-cell office:value-type="float" office:value="856.639">
                <text:p>856.639</text:p>
              </table:table-cell>
              <table:table-cell office:value-type="float" office:value="9537.145">
                <text:p>9537.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9.381">
                <text:p>1209.381</text:p>
              </table:table-cell>
              <table:table-cell office:value-type="float" office:value="2808.466">
                <text:p>2808.466</text:p>
              </table:table-cell>
              <table:table-cell office:value-type="float" office:value="1206.965">
                <text:p>1206.965</text:p>
              </table:table-cell>
              <table:table-cell office:value-type="float" office:value="2138.893">
                <text:p>2138.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3.089">
                <text:p>463.089</text:p>
              </table:table-cell>
              <table:table-cell office:value-type="float" office:value="2587.211">
                <text:p>2587.211</text:p>
              </table:table-cell>
              <table:table-cell office:value-type="float" office:value="464.495">
                <text:p>464.495</text:p>
              </table:table-cell>
              <table:table-cell office:value-type="float" office:value="5653.673">
                <text:p>5653.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5.812">
                <text:p>695.812</text:p>
              </table:table-cell>
              <table:table-cell office:value-type="float" office:value="9092.813">
                <text:p>9092.813</text:p>
              </table:table-cell>
              <table:table-cell office:value-type="float" office:value="763.896">
                <text:p>763.896</text:p>
              </table:table-cell>
              <table:table-cell office:value-type="float" office:value="4854.345">
                <text:p>4854.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21.091">
                <text:p>7121.091</text:p>
              </table:table-cell>
              <table:table-cell office:value-type="float" office:value="1979.174">
                <text:p>1979.174</text:p>
              </table:table-cell>
              <table:table-cell office:value-type="float" office:value="7290.706">
                <text:p>7290.706</text:p>
              </table:table-cell>
              <table:table-cell office:value-type="float" office:value="5265.948">
                <text:p>5265.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30.869">
                <text:p>3430.869</text:p>
              </table:table-cell>
              <table:table-cell office:value-type="float" office:value="2803.895">
                <text:p>2803.895</text:p>
              </table:table-cell>
              <table:table-cell office:value-type="float" office:value="3367.931">
                <text:p>3367.931</text:p>
              </table:table-cell>
              <table:table-cell office:value-type="float" office:value="1487.51">
                <text:p>1487.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0.577">
                <text:p>1350.577</text:p>
              </table:table-cell>
              <table:table-cell office:value-type="float" office:value="4450.868">
                <text:p>4450.868</text:p>
              </table:table-cell>
              <table:table-cell office:value-type="float" office:value="1350.577">
                <text:p>1350.577</text:p>
              </table:table-cell>
              <table:table-cell office:value-type="float" office:value="4590.689">
                <text:p>4590.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3.326">
                <text:p>2043.326</text:p>
              </table:table-cell>
              <table:table-cell office:value-type="float" office:value="9039.617">
                <text:p>9039.617</text:p>
              </table:table-cell>
              <table:table-cell office:value-type="float" office:value="2035.641">
                <text:p>2035.641</text:p>
              </table:table-cell>
              <table:table-cell office:value-type="float" office:value="1199.598">
                <text:p>1199.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7.024">
                <text:p>1087.024</text:p>
              </table:table-cell>
              <table:table-cell office:value-type="float" office:value="1022.696">
                <text:p>1022.696</text:p>
              </table:table-cell>
              <table:table-cell office:value-type="float" office:value="1008.763">
                <text:p>1008.763</text:p>
              </table:table-cell>
              <table:table-cell office:value-type="float" office:value="1690.62">
                <text:p>1690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6.332">
                <text:p>1256.332</text:p>
              </table:table-cell>
              <table:table-cell office:value-type="float" office:value="8704.677">
                <text:p>8704.677</text:p>
              </table:table-cell>
              <table:table-cell office:value-type="float" office:value="1258.787">
                <text:p>1258.787</text:p>
              </table:table-cell>
              <table:table-cell office:value-type="float" office:value="5307.614">
                <text:p>5307.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02.837">
                <text:p>1902.837</text:p>
              </table:table-cell>
              <table:table-cell office:value-type="float" office:value="8478.778">
                <text:p>8478.778</text:p>
              </table:table-cell>
              <table:table-cell office:value-type="float" office:value="1898.115">
                <text:p>1898.115</text:p>
              </table:table-cell>
              <table:table-cell office:value-type="float" office:value="7795.817">
                <text:p>7795.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6.981">
                <text:p>1126.981</text:p>
              </table:table-cell>
              <table:table-cell office:value-type="float" office:value="1780.946">
                <text:p>1780.946</text:p>
              </table:table-cell>
              <table:table-cell office:value-type="float" office:value="1180.108">
                <text:p>1180.108</text:p>
              </table:table-cell>
              <table:table-cell office:value-type="float" office:value="811.716">
                <text:p>811.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0.968">
                <text:p>1100.968</text:p>
              </table:table-cell>
              <table:table-cell office:value-type="float" office:value="3853.907">
                <text:p>3853.907</text:p>
              </table:table-cell>
              <table:table-cell office:value-type="float" office:value="1099.869">
                <text:p>1099.869</text:p>
              </table:table-cell>
              <table:table-cell office:value-type="float" office:value="2008.581">
                <text:p>2008.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41.43">
                <text:p>374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957cm" svg:height="9.005cm" xlink:href=".." xlink:type="simple" chart:class="chart:bar" chart:style-name="ch1">
        <chart:legend svg:x="1.221cm" svg:y="8.205cm" style:legend-expansion="custom" chartooo:width="16.588cm" chartooo:height="0.598cm" style:legend-expansion-aspect-ratio="27.7391304347826" chart:style-name="ch2"/>
        <chart:plot-area chart:style-name="ch3" table:cell-range-address="Sheet1.A527:Sheet1.BX531" chart:data-source-has-labels="column" svg:x="0.888cm" svg:y="0.177cm" svg:width="50.026cm" svg:height="7.831cm">
          <chartooo:coordinate-region svg:x="2.25cm" svg:y="0.376cm" svg:width="48.664cm" svg:height="6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7:Sheet1.BX527" chart:label-cell-address="Sheet1.A527:Sheet1.A527" chart:class="chart:bar">
            <chart:data-point chart:repeated="75"/>
          </chart:series>
          <chart:series chart:style-name="ch8" chart:values-cell-range-address="Sheet1.B528:Sheet1.BX528" chart:label-cell-address="Sheet1.A528:Sheet1.A528" chart:class="chart:bar">
            <chart:data-point chart:repeated="75"/>
          </chart:series>
          <chart:series chart:style-name="ch9" chart:values-cell-range-address="Sheet1.B529:Sheet1.BX529" chart:label-cell-address="Sheet1.A529:Sheet1.A529" chart:class="chart:bar">
            <chart:data-point chart:repeated="75"/>
          </chart:series>
          <chart:series chart:style-name="ch10" chart:values-cell-range-address="Sheet1.B530:Sheet1.BX530" chart:label-cell-address="Sheet1.A530:Sheet1.A530" chart:class="chart:bar">
            <chart:data-point chart:repeated="75"/>
          </chart:series>
          <chart:series chart:style-name="ch11" chart:values-cell-range-address="Sheet1.B531:Sheet1.BX531" chart:label-cell-address="Sheet1.A531:Sheet1.A53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</table:table-row>
          </table:table-header-rows>
          <table:table-rows>
            <table:table-row>
              <table:table-cell office:value-type="string">
                <text:p>Let-Burn Pathways</text:p>
                <draw:g>
                  <svg:desc>Sheet1.A527:Sheet1.A527</svg:desc>
                </draw:g>
              </table:table-cell>
              <table:table-cell office:value-type="float" office:value="514547.061">
                <text:p>514547.061</text:p>
                <draw:g>
                  <svg:desc>Sheet1.B527:Sheet1.BX527</svg:desc>
                </draw:g>
              </table:table-cell>
              <table:table-cell office:value-type="float" office:value="404109.268">
                <text:p>404109.268</text:p>
              </table:table-cell>
              <table:table-cell office:value-type="float" office:value="516836.924">
                <text:p>516836.924</text:p>
              </table:table-cell>
              <table:table-cell office:value-type="float" office:value="484846.698">
                <text:p>484846.698</text:p>
              </table:table-cell>
              <table:table-cell office:value-type="float" office:value="437465.651">
                <text:p>437465.651</text:p>
              </table:table-cell>
              <table:table-cell office:value-type="float" office:value="504325.719">
                <text:p>504325.719</text:p>
              </table:table-cell>
              <table:table-cell office:value-type="float" office:value="452457.448">
                <text:p>452457.448</text:p>
              </table:table-cell>
              <table:table-cell office:value-type="float" office:value="604414.447">
                <text:p>604414.447</text:p>
              </table:table-cell>
              <table:table-cell office:value-type="float" office:value="499607.044">
                <text:p>499607.044</text:p>
              </table:table-cell>
              <table:table-cell office:value-type="float" office:value="525229.369">
                <text:p>525229.369</text:p>
              </table:table-cell>
              <table:table-cell office:value-type="float" office:value="505651.357">
                <text:p>505651.357</text:p>
              </table:table-cell>
              <table:table-cell office:value-type="float" office:value="547876.893">
                <text:p>547876.893</text:p>
              </table:table-cell>
              <table:table-cell office:value-type="float" office:value="546483.052">
                <text:p>546483.052</text:p>
              </table:table-cell>
              <table:table-cell office:value-type="float" office:value="473858.958">
                <text:p>473858.958</text:p>
              </table:table-cell>
              <table:table-cell office:value-type="float" office:value="632682.332">
                <text:p>632682.332</text:p>
              </table:table-cell>
              <table:table-cell office:value-type="float" office:value="602341.319">
                <text:p>602341.319</text:p>
              </table:table-cell>
              <table:table-cell office:value-type="float" office:value="567790.198">
                <text:p>567790.198</text:p>
              </table:table-cell>
              <table:table-cell office:value-type="float" office:value="420735.072">
                <text:p>420735.072</text:p>
              </table:table-cell>
              <table:table-cell office:value-type="float" office:value="590601.582">
                <text:p>590601.582</text:p>
              </table:table-cell>
              <table:table-cell office:value-type="float" office:value="432855.758">
                <text:p>432855.758</text:p>
              </table:table-cell>
              <table:table-cell office:value-type="float" office:value="475835.153">
                <text:p>475835.153</text:p>
              </table:table-cell>
              <table:table-cell office:value-type="float" office:value="570525.857">
                <text:p>570525.857</text:p>
              </table:table-cell>
              <table:table-cell office:value-type="float" office:value="639482.356">
                <text:p>639482.356</text:p>
              </table:table-cell>
              <table:table-cell office:value-type="float" office:value="389916.008">
                <text:p>389916.008</text:p>
              </table:table-cell>
              <table:table-cell office:value-type="float" office:value="593218.603">
                <text:p>593218.603</text:p>
              </table:table-cell>
              <table:table-cell office:value-type="float" office:value="511864.152">
                <text:p>511864.152</text:p>
              </table:table-cell>
              <table:table-cell office:value-type="float" office:value="625020.128">
                <text:p>625020.128</text:p>
              </table:table-cell>
              <table:table-cell office:value-type="float" office:value="490585.831">
                <text:p>490585.831</text:p>
              </table:table-cell>
              <table:table-cell office:value-type="float" office:value="485804.643">
                <text:p>485804.643</text:p>
              </table:table-cell>
              <table:table-cell office:value-type="float" office:value="595455.946">
                <text:p>595455.946</text:p>
              </table:table-cell>
              <table:table-cell office:value-type="float" office:value="531094.824">
                <text:p>531094.824</text:p>
              </table:table-cell>
              <table:table-cell office:value-type="float" office:value="511218.323">
                <text:p>511218.323</text:p>
              </table:table-cell>
              <table:table-cell office:value-type="float" office:value="586986.453">
                <text:p>586986.453</text:p>
              </table:table-cell>
              <table:table-cell office:value-type="float" office:value="433064.205">
                <text:p>433064.205</text:p>
              </table:table-cell>
              <table:table-cell office:value-type="float" office:value="579220.2">
                <text:p>579220.2</text:p>
              </table:table-cell>
              <table:table-cell office:value-type="float" office:value="393725.432">
                <text:p>393725.432</text:p>
              </table:table-cell>
              <table:table-cell office:value-type="float" office:value="537701.83">
                <text:p>537701.83</text:p>
              </table:table-cell>
              <table:table-cell office:value-type="float" office:value="458104.997">
                <text:p>458104.997</text:p>
              </table:table-cell>
              <table:table-cell office:value-type="float" office:value="556209.178">
                <text:p>556209.178</text:p>
              </table:table-cell>
              <table:table-cell office:value-type="float" office:value="447056.317">
                <text:p>447056.317</text:p>
              </table:table-cell>
              <table:table-cell office:value-type="float" office:value="557536.278">
                <text:p>557536.278</text:p>
              </table:table-cell>
              <table:table-cell office:value-type="float" office:value="542262">
                <text:p>542262</text:p>
              </table:table-cell>
              <table:table-cell office:value-type="float" office:value="538576.525">
                <text:p>538576.525</text:p>
              </table:table-cell>
              <table:table-cell office:value-type="float" office:value="486786.73">
                <text:p>486786.73</text:p>
              </table:table-cell>
              <table:table-cell office:value-type="float" office:value="519695.645">
                <text:p>519695.645</text:p>
              </table:table-cell>
              <table:table-cell office:value-type="float" office:value="642562.94">
                <text:p>642562.94</text:p>
              </table:table-cell>
              <table:table-cell office:value-type="float" office:value="606313.848">
                <text:p>606313.848</text:p>
              </table:table-cell>
              <table:table-cell office:value-type="float" office:value="395784.299">
                <text:p>395784.299</text:p>
              </table:table-cell>
              <table:table-cell office:value-type="float" office:value="620914.518">
                <text:p>620914.518</text:p>
              </table:table-cell>
              <table:table-cell office:value-type="float" office:value="543681.088">
                <text:p>543681.088</text:p>
              </table:table-cell>
              <table:table-cell office:value-type="float" office:value="390787.463">
                <text:p>390787.463</text:p>
              </table:table-cell>
              <table:table-cell office:value-type="float" office:value="477870.091">
                <text:p>477870.091</text:p>
              </table:table-cell>
              <table:table-cell office:value-type="float" office:value="561584.003">
                <text:p>561584.003</text:p>
              </table:table-cell>
              <table:table-cell office:value-type="float" office:value="580603.778">
                <text:p>580603.778</text:p>
              </table:table-cell>
              <table:table-cell office:value-type="float" office:value="437405.236">
                <text:p>437405.236</text:p>
              </table:table-cell>
              <table:table-cell office:value-type="float" office:value="553678.223">
                <text:p>553678.223</text:p>
              </table:table-cell>
              <table:table-cell office:value-type="float" office:value="541898.992">
                <text:p>541898.992</text:p>
              </table:table-cell>
              <table:table-cell office:value-type="float" office:value="481265.136">
                <text:p>481265.136</text:p>
              </table:table-cell>
              <table:table-cell office:value-type="float" office:value="555904.687">
                <text:p>555904.687</text:p>
              </table:table-cell>
              <table:table-cell office:value-type="float" office:value="548493.189">
                <text:p>548493.189</text:p>
              </table:table-cell>
              <table:table-cell office:value-type="float" office:value="472797.111">
                <text:p>472797.111</text:p>
              </table:table-cell>
              <table:table-cell office:value-type="float" office:value="510807.633">
                <text:p>510807.633</text:p>
              </table:table-cell>
              <table:table-cell office:value-type="float" office:value="552683.687">
                <text:p>552683.687</text:p>
              </table:table-cell>
              <table:table-cell office:value-type="float" office:value="580346.851">
                <text:p>580346.851</text:p>
              </table:table-cell>
              <table:table-cell office:value-type="float" office:value="529980.256">
                <text:p>529980.256</text:p>
              </table:table-cell>
              <table:table-cell office:value-type="float" office:value="549195.658">
                <text:p>549195.658</text:p>
              </table:table-cell>
              <table:table-cell office:value-type="float" office:value="634362.863">
                <text:p>634362.863</text:p>
              </table:table-cell>
              <table:table-cell office:value-type="float" office:value="475346.496">
                <text:p>475346.496</text:p>
              </table:table-cell>
              <table:table-cell office:value-type="float" office:value="586436.487">
                <text:p>586436.487</text:p>
              </table:table-cell>
              <table:table-cell office:value-type="float" office:value="589943.735">
                <text:p>589943.735</text:p>
              </table:table-cell>
              <table:table-cell office:value-type="float" office:value="504755.538">
                <text:p>504755.538</text:p>
              </table:table-cell>
              <table:table-cell office:value-type="float" office:value="567790.646">
                <text:p>567790.646</text:p>
              </table:table-cell>
              <table:table-cell office:value-type="float" office:value="511673.508">
                <text:p>511673.508</text:p>
              </table:table-cell>
              <table:table-cell office:value-type="float" office:value="510542.206">
                <text:p>510542.206</text:p>
              </table:table-cell>
              <table:table-cell office:value-type="float" office:value="577575.744">
                <text:p>577575.744</text:p>
              </table:table-cell>
            </table:table-row>
            <table:table-row>
              <table:table-cell office:value-type="string">
                <text:p>Suppress-All Pathways</text:p>
                <draw:g>
                  <svg:desc>Sheet1.A528:Sheet1.A528</svg:desc>
                </draw:g>
              </table:table-cell>
              <table:table-cell office:value-type="float" office:value="402668.314">
                <text:p>402668.314</text:p>
                <draw:g>
                  <svg:desc>Sheet1.B528:Sheet1.BX528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65357.248">
                <text:p>365357.248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353.733">
                <text:p>552353.733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324.137">
                <text:p>466324.137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377469.673">
                <text:p>377469.67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0437.846">
                <text:p>430437.846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3992.984">
                <text:p>583992.984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3940.445">
                <text:p>493940.445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524.976">
                <text:p>457524.976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  <table:table-row>
              <table:table-cell office:value-type="string">
                <text:p>Coin-Toss Pathways</text:p>
                <draw:g>
                  <svg:desc>Sheet1.A529:Sheet1.A529</svg:desc>
                </draw:g>
              </table:table-cell>
              <table:table-cell office:value-type="float" office:value="473803.871">
                <text:p>473803.871</text:p>
                <draw:g>
                  <svg:desc>Sheet1.B529:Sheet1.BX529</svg:desc>
                </draw:g>
              </table:table-cell>
              <table:table-cell office:value-type="float" office:value="394922.088">
                <text:p>394922.088</text:p>
              </table:table-cell>
              <table:table-cell office:value-type="float" office:value="449316.595">
                <text:p>449316.595</text:p>
              </table:table-cell>
              <table:table-cell office:value-type="float" office:value="508877.135">
                <text:p>508877.135</text:p>
              </table:table-cell>
              <table:table-cell office:value-type="float" office:value="377843.158">
                <text:p>377843.158</text:p>
              </table:table-cell>
              <table:table-cell office:value-type="float" office:value="473924.023">
                <text:p>473924.023</text:p>
              </table:table-cell>
              <table:table-cell office:value-type="float" office:value="473245.416">
                <text:p>473245.416</text:p>
              </table:table-cell>
              <table:table-cell office:value-type="float" office:value="556429.718">
                <text:p>556429.718</text:p>
              </table:table-cell>
              <table:table-cell office:value-type="float" office:value="445700.047">
                <text:p>445700.047</text:p>
              </table:table-cell>
              <table:table-cell office:value-type="float" office:value="512100.797">
                <text:p>512100.797</text:p>
              </table:table-cell>
              <table:table-cell office:value-type="float" office:value="477654.261">
                <text:p>477654.261</text:p>
              </table:table-cell>
              <table:table-cell office:value-type="float" office:value="500905.387">
                <text:p>500905.387</text:p>
              </table:table-cell>
              <table:table-cell office:value-type="float" office:value="475162.238">
                <text:p>475162.238</text:p>
              </table:table-cell>
              <table:table-cell office:value-type="float" office:value="443178.27">
                <text:p>443178.27</text:p>
              </table:table-cell>
              <table:table-cell office:value-type="float" office:value="606027.287">
                <text:p>606027.287</text:p>
              </table:table-cell>
              <table:table-cell office:value-type="float" office:value="557195.786">
                <text:p>557195.786</text:p>
              </table:table-cell>
              <table:table-cell office:value-type="float" office:value="586466.567">
                <text:p>586466.567</text:p>
              </table:table-cell>
              <table:table-cell office:value-type="float" office:value="449938.108">
                <text:p>449938.108</text:p>
              </table:table-cell>
              <table:table-cell office:value-type="float" office:value="589167.127">
                <text:p>589167.127</text:p>
              </table:table-cell>
              <table:table-cell office:value-type="float" office:value="434383.214">
                <text:p>434383.214</text:p>
              </table:table-cell>
              <table:table-cell office:value-type="float" office:value="485774.745">
                <text:p>485774.745</text:p>
              </table:table-cell>
              <table:table-cell office:value-type="float" office:value="526434.821">
                <text:p>526434.821</text:p>
              </table:table-cell>
              <table:table-cell office:value-type="float" office:value="632950.855">
                <text:p>632950.855</text:p>
              </table:table-cell>
              <table:table-cell office:value-type="float" office:value="301841.703">
                <text:p>301841.703</text:p>
              </table:table-cell>
              <table:table-cell office:value-type="float" office:value="529646.553">
                <text:p>529646.553</text:p>
              </table:table-cell>
              <table:table-cell office:value-type="float" office:value="420333.534">
                <text:p>420333.534</text:p>
              </table:table-cell>
              <table:table-cell office:value-type="float" office:value="527309.683">
                <text:p>527309.683</text:p>
              </table:table-cell>
              <table:table-cell office:value-type="float" office:value="432407.294">
                <text:p>432407.294</text:p>
              </table:table-cell>
              <table:table-cell office:value-type="float" office:value="436689.922">
                <text:p>436689.922</text:p>
              </table:table-cell>
              <table:table-cell office:value-type="float" office:value="538210.987">
                <text:p>538210.987</text:p>
              </table:table-cell>
              <table:table-cell office:value-type="float" office:value="525638.458">
                <text:p>525638.458</text:p>
              </table:table-cell>
              <table:table-cell office:value-type="float" office:value="449374.512">
                <text:p>449374.512</text:p>
              </table:table-cell>
              <table:table-cell office:value-type="float" office:value="583669.266">
                <text:p>583669.266</text:p>
              </table:table-cell>
              <table:table-cell office:value-type="float" office:value="437124.501">
                <text:p>437124.501</text:p>
              </table:table-cell>
              <table:table-cell office:value-type="float" office:value="520236.835">
                <text:p>520236.835</text:p>
              </table:table-cell>
              <table:table-cell office:value-type="float" office:value="397695.072">
                <text:p>397695.072</text:p>
              </table:table-cell>
              <table:table-cell office:value-type="float" office:value="493430.477">
                <text:p>493430.477</text:p>
              </table:table-cell>
              <table:table-cell office:value-type="float" office:value="442841.377">
                <text:p>442841.377</text:p>
              </table:table-cell>
              <table:table-cell office:value-type="float" office:value="514355.671">
                <text:p>514355.671</text:p>
              </table:table-cell>
              <table:table-cell office:value-type="float" office:value="437595.425">
                <text:p>437595.425</text:p>
              </table:table-cell>
              <table:table-cell office:value-type="float" office:value="460829.787">
                <text:p>460829.787</text:p>
              </table:table-cell>
              <table:table-cell office:value-type="float" office:value="534025.261">
                <text:p>534025.261</text:p>
              </table:table-cell>
              <table:table-cell office:value-type="float" office:value="526549.501">
                <text:p>526549.501</text:p>
              </table:table-cell>
              <table:table-cell office:value-type="float" office:value="412491.461">
                <text:p>412491.461</text:p>
              </table:table-cell>
              <table:table-cell office:value-type="float" office:value="445439.549">
                <text:p>445439.549</text:p>
              </table:table-cell>
              <table:table-cell office:value-type="float" office:value="625334.758">
                <text:p>625334.758</text:p>
              </table:table-cell>
              <table:table-cell office:value-type="float" office:value="596924.806">
                <text:p>596924.806</text:p>
              </table:table-cell>
              <table:table-cell office:value-type="float" office:value="347266.747">
                <text:p>347266.747</text:p>
              </table:table-cell>
              <table:table-cell office:value-type="float" office:value="576236.724">
                <text:p>576236.724</text:p>
              </table:table-cell>
              <table:table-cell office:value-type="float" office:value="488979.731">
                <text:p>488979.731</text:p>
              </table:table-cell>
              <table:table-cell office:value-type="float" office:value="409004.821">
                <text:p>409004.821</text:p>
              </table:table-cell>
              <table:table-cell office:value-type="float" office:value="463431.293">
                <text:p>463431.293</text:p>
              </table:table-cell>
              <table:table-cell office:value-type="float" office:value="535831.363">
                <text:p>535831.363</text:p>
              </table:table-cell>
              <table:table-cell office:value-type="float" office:value="566841.358">
                <text:p>566841.358</text:p>
              </table:table-cell>
              <table:table-cell office:value-type="float" office:value="443616.338">
                <text:p>443616.338</text:p>
              </table:table-cell>
              <table:table-cell office:value-type="float" office:value="527012.041">
                <text:p>527012.041</text:p>
              </table:table-cell>
              <table:table-cell office:value-type="float" office:value="556981.811">
                <text:p>556981.811</text:p>
              </table:table-cell>
              <table:table-cell office:value-type="float" office:value="458193.532">
                <text:p>458193.532</text:p>
              </table:table-cell>
              <table:table-cell office:value-type="float" office:value="546534.338">
                <text:p>546534.338</text:p>
              </table:table-cell>
              <table:table-cell office:value-type="float" office:value="567992.243">
                <text:p>567992.243</text:p>
              </table:table-cell>
              <table:table-cell office:value-type="float" office:value="430158.085">
                <text:p>430158.085</text:p>
              </table:table-cell>
              <table:table-cell office:value-type="float" office:value="436546.617">
                <text:p>436546.617</text:p>
              </table:table-cell>
              <table:table-cell office:value-type="float" office:value="495109.436">
                <text:p>495109.436</text:p>
              </table:table-cell>
              <table:table-cell office:value-type="float" office:value="510254.477">
                <text:p>510254.477</text:p>
              </table:table-cell>
              <table:table-cell office:value-type="float" office:value="477365.31">
                <text:p>477365.31</text:p>
              </table:table-cell>
              <table:table-cell office:value-type="float" office:value="494824.874">
                <text:p>494824.874</text:p>
              </table:table-cell>
              <table:table-cell office:value-type="float" office:value="598528.892">
                <text:p>598528.892</text:p>
              </table:table-cell>
              <table:table-cell office:value-type="float" office:value="461364.442">
                <text:p>461364.442</text:p>
              </table:table-cell>
              <table:table-cell office:value-type="float" office:value="543737.582">
                <text:p>543737.582</text:p>
              </table:table-cell>
              <table:table-cell office:value-type="float" office:value="578838.74">
                <text:p>578838.74</text:p>
              </table:table-cell>
              <table:table-cell office:value-type="float" office:value="386932.852">
                <text:p>386932.852</text:p>
              </table:table-cell>
              <table:table-cell office:value-type="float" office:value="570736.052">
                <text:p>570736.052</text:p>
              </table:table-cell>
              <table:table-cell office:value-type="float" office:value="445292.102">
                <text:p>445292.102</text:p>
              </table:table-cell>
              <table:table-cell office:value-type="float" office:value="497526.043">
                <text:p>497526.043</text:p>
              </table:table-cell>
              <table:table-cell office:value-type="float" office:value="592592.918">
                <text:p>592592.918</text:p>
              </table:table-cell>
            </table:table-row>
            <table:table-row>
              <table:table-cell office:value-type="string">
                <text:p>J1.1 Pathways</text:p>
                <draw:g>
                  <svg:desc>Sheet1.A530:Sheet1.A530</svg:desc>
                </draw:g>
              </table:table-cell>
              <table:table-cell office:value-type="float" office:value="402812.717">
                <text:p>402812.717</text:p>
                <draw:g>
                  <svg:desc>Sheet1.B530:Sheet1.BX530</svg:desc>
                </draw:g>
              </table:table-cell>
              <table:table-cell office:value-type="float" office:value="278933.725">
                <text:p>278933.725</text:p>
              </table:table-cell>
              <table:table-cell office:value-type="float" office:value="387440.924">
                <text:p>387440.924</text:p>
              </table:table-cell>
              <table:table-cell office:value-type="float" office:value="435489.133">
                <text:p>435489.133</text:p>
              </table:table-cell>
              <table:table-cell office:value-type="float" office:value="349736.111">
                <text:p>349736.111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966.884">
                <text:p>504966.884</text:p>
              </table:table-cell>
              <table:table-cell office:value-type="float" office:value="397902.497">
                <text:p>397902.497</text:p>
              </table:table-cell>
              <table:table-cell office:value-type="float" office:value="446131.973">
                <text:p>446131.973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4535.897">
                <text:p>414535.897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623.391">
                <text:p>552623.391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641.359">
                <text:p>466641.359</text:p>
              </table:table-cell>
              <table:table-cell office:value-type="float" office:value="540639.014">
                <text:p>540639.014</text:p>
              </table:table-cell>
              <table:table-cell office:value-type="float" office:value="278668.341">
                <text:p>278668.341</text:p>
              </table:table-cell>
              <table:table-cell office:value-type="float" office:value="506056.844">
                <text:p>506056.844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974.945">
                <text:p>499974.945</text:p>
              </table:table-cell>
              <table:table-cell office:value-type="float" office:value="415171.841">
                <text:p>415171.841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1063.087">
                <text:p>501063.087</text:p>
              </table:table-cell>
              <table:table-cell office:value-type="float" office:value="530451.895">
                <text:p>530451.89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278.286">
                <text:p>530278.286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540.848">
                <text:p>467540.848</text:p>
              </table:table-cell>
              <table:table-cell office:value-type="float" office:value="312810.252">
                <text:p>312810.252</text:p>
              </table:table-cell>
              <table:table-cell office:value-type="float" office:value="428513.789">
                <text:p>428513.789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494.952">
                <text:p>492494.952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504.245">
                <text:p>497504.245</text:p>
              </table:table-cell>
              <table:table-cell office:value-type="float" office:value="474186.672">
                <text:p>474186.672</text:p>
              </table:table-cell>
              <table:table-cell office:value-type="float" office:value="428314.977">
                <text:p>428314.977</text:p>
              </table:table-cell>
              <table:table-cell office:value-type="float" office:value="438427.904">
                <text:p>438427.904</text:p>
              </table:table-cell>
              <table:table-cell office:value-type="float" office:value="377837.501">
                <text:p>377837.501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953.078">
                <text:p>324953.07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271.158">
                <text:p>422271.158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627.311">
                <text:p>497627.311</text:p>
              </table:table-cell>
              <table:table-cell office:value-type="float" office:value="378502.104">
                <text:p>378502.104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1041.757">
                <text:p>461041.757</text:p>
              </table:table-cell>
              <table:table-cell office:value-type="float" office:value="516804.247">
                <text:p>516804.247</text:p>
              </table:table-cell>
              <table:table-cell office:value-type="float" office:value="325994.725">
                <text:p>325994.725</text:p>
              </table:table-cell>
              <table:table-cell office:value-type="float" office:value="456532.048">
                <text:p>456532.048</text:p>
              </table:table-cell>
              <table:table-cell office:value-type="float" office:value="415995.308">
                <text:p>415995.308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817.031">
                <text:p>428817.031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275.279">
                <text:p>518275.279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6154.849">
                <text:p>346154.849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300.627">
                <text:p>451300.627</text:p>
              </table:table-cell>
              <table:table-cell office:value-type="float" office:value="430459.672">
                <text:p>430459.672</text:p>
              </table:table-cell>
              <table:table-cell office:value-type="float" office:value="498475.358">
                <text:p>498475.358</text:p>
              </table:table-cell>
            </table:table-row>
            <table:table-row>
              <table:table-cell office:value-type="string">
                <text:p>J2 Pathways</text:p>
                <draw:g>
                  <svg:desc>Sheet1.A531:Sheet1.A531</svg:desc>
                </draw:g>
              </table:table-cell>
              <table:table-cell office:value-type="float" office:value="402668.314">
                <text:p>402668.314</text:p>
                <draw:g>
                  <svg:desc>Sheet1.B531:Sheet1.BX531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86775.306">
                <text:p>386775.306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416.216">
                <text:p>552416.216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432.915">
                <text:p>466432.915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8364.205">
                <text:p>438364.205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72cm" svg:height="10.6cm" xlink:href=".." xlink:type="simple" chart:class="chart:line" chart:style-name="ch1">
        <chart:title svg:x="5.879cm" svg:y="0.348cm" chart:style-name="ch2">
          <text:p>Cells Burned in 100 Landscapes with a Let-Burn Policy</text:p>
        </chart:title>
        <chart:subtitle svg:x="7.413cm" svg:y="1.365cm" chart:style-name="ch3">
          <text:p>Average, Min, and Max Cells burned per year</text:p>
        </chart:subtitle>
        <chart:legend chart:legend-position="bottom" svg:x="4.83cm" svg:y="9.817cm" style:legend-expansion="wide" chart:style-name="ch4"/>
        <chart:plot-area chart:style-name="ch5" table:cell-range-address="Sheet1.S5:Sheet1.U105" chart:data-source-has-labels="row" svg:x="1.466cm" svg:y="2.286cm" svg:width="20.851cm" svg:height="6.338cm">
          <chartooo:coordinate-region svg:x="2.458cm" svg:y="2.485cm" svg:width="19.718cm" svg:height="5.215cm"/>
          <chart:axis chart:dimension="x" chart:name="primary-x" chart:style-name="ch6">
            <chart:title svg:x="11.516cm" svg:y="8.836cm" chart:style-name="ch7">
              <text:p>Year</text:p>
            </chart:title>
          </chart:axis>
          <chart:axis chart:dimension="y" chart:name="primary-y" chart:style-name="ch6">
            <chart:title svg:x="0.451cm" svg:y="7.087cm" chart:style-name="ch8">
              <text:p>Average Cells Burned</text:p>
            </chart:title>
            <chart:grid chart:style-name="ch9" chart:class="major"/>
          </chart:axis>
          <chart:series chart:style-name="ch10" chart:values-cell-range-address="Sheet1.S6:Sheet1.S105" chart:label-cell-address="Sheet1.S5:Sheet1.S5" chart:class="chart:line">
            <chart:data-point chart:repeated="100"/>
          </chart:series>
          <chart:series chart:style-name="ch11" chart:values-cell-range-address="Sheet1.T6:Sheet1.T105" chart:label-cell-address="Sheet1.T5:Sheet1.T5" chart:class="chart:line">
            <chart:data-point chart:repeated="100"/>
          </chart:series>
          <chart:series chart:style-name="ch12" chart:values-cell-range-address="Sheet1.U6:Sheet1.U105" chart:label-cell-address="Sheet1.U5:Sheet1.U5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LB cells_burned_min</text:p>
                <draw:g>
                  <svg:desc>Sheet1.T5:Sheet1.T5</svg:desc>
                </draw:g>
              </table:table-cell>
              <table:table-cell office:value-type="string">
                <text:p>LB cells_burned_max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8">
                <text:p>4.68</text:p>
                <draw:g>
                  <svg:desc>Sheet1.S6:Sheet1.S105</svg:desc>
                </draw:g>
              </table:table-cell>
              <table:table-cell office:value-type="float" office:value="1">
                <text:p>1</text:p>
                <draw:g>
                  <svg:desc>Sheet1.T6:Sheet1.T105</svg:desc>
                </draw:g>
              </table:table-cell>
              <table:table-cell office:value-type="float" office:value="110">
                <text:p>110</text:p>
                <draw:g>
                  <svg:desc>Sheet1.U6:Sheet1.U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7">
                <text:p>7.387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13">
                <text:p>6.213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3">
                <text:p>14.773</text:p>
              </table:table-cell>
              <table:table-cell office:value-type="float" office:value="1">
                <text:p>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2">
                <text:p>9.32</text:p>
              </table:table-cell>
              <table:table-cell office:value-type="float" office:value="1">
                <text:p>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2">
                <text:p>36.72</text:p>
              </table:table-cell>
              <table:table-cell office:value-type="float" office:value="1">
                <text:p>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8">
                <text:p>27.08</text:p>
              </table:table-cell>
              <table:table-cell office:value-type="float" office:value="1">
                <text:p>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27">
                <text:p>16.827</text:p>
              </table:table-cell>
              <table:table-cell office:value-type="float" office:value="1">
                <text:p>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07">
                <text:p>30.707</text:p>
              </table:table-cell>
              <table:table-cell office:value-type="float" office:value="1">
                <text:p>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27">
                <text:p>15.627</text:p>
              </table:table-cell>
              <table:table-cell office:value-type="float" office:value="1">
                <text:p>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88">
                <text:p>38.88</text:p>
              </table:table-cell>
              <table:table-cell office:value-type="float" office:value="1">
                <text:p>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96">
                <text:p>33.96</text:p>
              </table:table-cell>
              <table:table-cell office:value-type="float" office:value="1">
                <text:p>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73">
                <text:p>13.173</text:p>
              </table:table-cell>
              <table:table-cell office:value-type="float" office:value="1">
                <text:p>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107">
                <text:p>37.107</text:p>
              </table:table-cell>
              <table:table-cell office:value-type="float" office:value="1">
                <text:p>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093">
                <text:p>24.093</text:p>
              </table:table-cell>
              <table:table-cell office:value-type="float" office:value="1">
                <text:p>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253">
                <text:p>32.253</text:p>
              </table:table-cell>
              <table:table-cell office:value-type="float" office:value="1">
                <text:p>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947">
                <text:p>26.947</text:p>
              </table:table-cell>
              <table:table-cell office:value-type="float" office:value="1">
                <text:p>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73">
                <text:p>24.773</text:p>
              </table:table-cell>
              <table:table-cell office:value-type="float" office:value="1">
                <text:p>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773">
                <text:p>37.773</text:p>
              </table:table-cell>
              <table:table-cell office:value-type="float" office:value="1">
                <text:p>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1">
                <text:p>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53">
                <text:p>22.053</text:p>
              </table:table-cell>
              <table:table-cell office:value-type="float" office:value="1">
                <text:p>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307">
                <text:p>30.307</text:p>
              </table:table-cell>
              <table:table-cell office:value-type="float" office:value="1">
                <text:p>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7">
                <text:p>32.707</text:p>
              </table:table-cell>
              <table:table-cell office:value-type="float" office:value="1">
                <text:p>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2">
                <text:p>22.12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053">
                <text:p>28.053</text:p>
              </table:table-cell>
              <table:table-cell office:value-type="float" office:value="1">
                <text:p>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907">
                <text:p>50.907</text:p>
              </table:table-cell>
              <table:table-cell office:value-type="float" office:value="1">
                <text:p>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8">
                <text:p>29.68</text:p>
              </table:table-cell>
              <table:table-cell office:value-type="float" office:value="1">
                <text:p>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6">
                <text:p>47.96</text:p>
              </table:table-cell>
              <table:table-cell office:value-type="float" office:value="1">
                <text:p>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267">
                <text:p>17.267</text:p>
              </table:table-cell>
              <table:table-cell office:value-type="float" office:value="1">
                <text:p>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87">
                <text:p>30.387</text:p>
              </table:table-cell>
              <table:table-cell office:value-type="float" office:value="1">
                <text:p>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04">
                <text:p>35.04</text:p>
              </table:table-cell>
              <table:table-cell office:value-type="float" office:value="1">
                <text:p>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73">
                <text:p>37.973</text:p>
              </table:table-cell>
              <table:table-cell office:value-type="float" office:value="1">
                <text:p>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47">
                <text:p>68.947</text:p>
              </table:table-cell>
              <table:table-cell office:value-type="float" office:value="1">
                <text:p>1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.227">
                <text:p>107.227</text:p>
              </table:table-cell>
              <table:table-cell office:value-type="float" office:value="1">
                <text:p>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2">
                <text:p>67.2</text:p>
              </table:table-cell>
              <table:table-cell office:value-type="float" office:value="1">
                <text:p>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987">
                <text:p>54.987</text:p>
              </table:table-cell>
              <table:table-cell office:value-type="float" office:value="1">
                <text:p>1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73">
                <text:p>61.773</text:p>
              </table:table-cell>
              <table:table-cell office:value-type="float" office:value="1">
                <text:p>1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2">
                <text:p>38.12</text:p>
              </table:table-cell>
              <table:table-cell office:value-type="float" office:value="1">
                <text:p>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493">
                <text:p>139.493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133">
                <text:p>77.133</text:p>
              </table:table-cell>
              <table:table-cell office:value-type="float" office:value="1">
                <text:p>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787">
                <text:p>78.787</text:p>
              </table:table-cell>
              <table:table-cell office:value-type="float" office:value="1">
                <text:p>1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573">
                <text:p>30.573</text:p>
              </table:table-cell>
              <table:table-cell office:value-type="float" office:value="1">
                <text:p>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227">
                <text:p>49.227</text:p>
              </table:table-cell>
              <table:table-cell office:value-type="float" office:value="1">
                <text:p>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47">
                <text:p>47.147</text:p>
              </table:table-cell>
              <table:table-cell office:value-type="float" office:value="1">
                <text:p>1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587">
                <text:p>98.587</text:p>
              </table:table-cell>
              <table:table-cell office:value-type="float" office:value="1">
                <text:p>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08">
                <text:p>69.08</text:p>
              </table:table-cell>
              <table:table-cell office:value-type="float" office:value="1">
                <text:p>1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507">
                <text:p>50.507</text:p>
              </table:table-cell>
              <table:table-cell office:value-type="float" office:value="1">
                <text:p>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307">
                <text:p>51.307</text:p>
              </table:table-cell>
              <table:table-cell office:value-type="float" office:value="1">
                <text:p>1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93">
                <text:p>57.493</text:p>
              </table:table-cell>
              <table:table-cell office:value-type="float" office:value="1">
                <text:p>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32">
                <text:p>51.32</text:p>
              </table:table-cell>
              <table:table-cell office:value-type="float" office:value="1">
                <text:p>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12">
                <text:p>51.12</text:p>
              </table:table-cell>
              <table:table-cell office:value-type="float" office:value="1">
                <text:p>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133">
                <text:p>58.133</text:p>
              </table:table-cell>
              <table:table-cell office:value-type="float" office:value="1">
                <text:p>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307">
                <text:p>183.307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.267">
                <text:p>108.267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413">
                <text:p>211.413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547">
                <text:p>55.547</text:p>
              </table:table-cell>
              <table:table-cell office:value-type="float" office:value="1">
                <text:p>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267">
                <text:p>56.267</text:p>
              </table:table-cell>
              <table:table-cell office:value-type="float" office:value="1">
                <text:p>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67">
                <text:p>53.867</text:p>
              </table:table-cell>
              <table:table-cell office:value-type="float" office:value="1">
                <text:p>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28">
                <text:p>22.28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747">
                <text:p>59.747</text:p>
              </table:table-cell>
              <table:table-cell office:value-type="float" office:value="1">
                <text:p>1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533">
                <text:p>32.533</text:p>
              </table:table-cell>
              <table:table-cell office:value-type="float" office:value="1">
                <text:p>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307">
                <text:p>47.307</text:p>
              </table:table-cell>
              <table:table-cell office:value-type="float" office:value="1">
                <text:p>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56">
                <text:p>37.56</text:p>
              </table:table-cell>
              <table:table-cell office:value-type="float" office:value="1">
                <text:p>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707">
                <text:p>43.707</text:p>
              </table:table-cell>
              <table:table-cell office:value-type="float" office:value="1">
                <text:p>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4">
                <text:p>32.44</text:p>
              </table:table-cell>
              <table:table-cell office:value-type="float" office:value="1">
                <text:p>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333">
                <text:p>31.333</text:p>
              </table:table-cell>
              <table:table-cell office:value-type="float" office:value="1">
                <text:p>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7">
                <text:p>34.027</text:p>
              </table:table-cell>
              <table:table-cell office:value-type="float" office:value="1">
                <text:p>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88">
                <text:p>77.88</text:p>
              </table:table-cell>
              <table:table-cell office:value-type="float" office:value="1">
                <text:p>1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73">
                <text:p>32.973</text:p>
              </table:table-cell>
              <table:table-cell office:value-type="float" office:value="1">
                <text:p>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87">
                <text:p>18.187</text:p>
              </table:table-cell>
              <table:table-cell office:value-type="float" office:value="1">
                <text:p>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87">
                <text:p>9.987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707">
                <text:p>27.707</text:p>
              </table:table-cell>
              <table:table-cell office:value-type="float" office:value="1">
                <text:p>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587">
                <text:p>34.587</text:p>
              </table:table-cell>
              <table:table-cell office:value-type="float" office:value="1">
                <text:p>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96">
                <text:p>46.96</text:p>
              </table:table-cell>
              <table:table-cell office:value-type="float" office:value="1">
                <text:p>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187">
                <text:p>59.187</text:p>
              </table:table-cell>
              <table:table-cell office:value-type="float" office:value="1">
                <text:p>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04">
                <text:p>37.04</text:p>
              </table:table-cell>
              <table:table-cell office:value-type="float" office:value="1">
                <text:p>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173">
                <text:p>40.173</text:p>
              </table:table-cell>
              <table:table-cell office:value-type="float" office:value="1">
                <text:p>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07">
                <text:p>70.307</text:p>
              </table:table-cell>
              <table:table-cell office:value-type="float" office:value="1">
                <text:p>1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2">
                <text:p>46.2</text:p>
              </table:table-cell>
              <table:table-cell office:value-type="float" office:value="1">
                <text:p>1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133">
                <text:p>72.133</text:p>
              </table:table-cell>
              <table:table-cell office:value-type="float" office:value="1">
                <text:p>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893">
                <text:p>92.893</text:p>
              </table:table-cell>
              <table:table-cell office:value-type="float" office:value="1">
                <text:p>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893">
                <text:p>47.893</text:p>
              </table:table-cell>
              <table:table-cell office:value-type="float" office:value="1">
                <text:p>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907">
                <text:p>23.907</text:p>
              </table:table-cell>
              <table:table-cell office:value-type="float" office:value="1">
                <text:p>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253">
                <text:p>28.253</text:p>
              </table:table-cell>
              <table:table-cell office:value-type="float" office:value="1">
                <text:p>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47">
                <text:p>25.947</text:p>
              </table:table-cell>
              <table:table-cell office:value-type="float" office:value="1">
                <text:p>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07">
                <text:p>46.907</text:p>
              </table:table-cell>
              <table:table-cell office:value-type="float" office:value="1">
                <text:p>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47">
                <text:p>34.147</text:p>
              </table:table-cell>
              <table:table-cell office:value-type="float" office:value="1">
                <text:p>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.72">
                <text:p>134.72</text:p>
              </table:table-cell>
              <table:table-cell office:value-type="float" office:value="1">
                <text:p>1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36">
                <text:p>31.36</text:p>
              </table:table-cell>
              <table:table-cell office:value-type="float" office:value="1">
                <text:p>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707">
                <text:p>48.707</text:p>
              </table:table-cell>
              <table:table-cell office:value-type="float" office:value="1">
                <text:p>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16">
                <text:p>58.16</text:p>
              </table:table-cell>
              <table:table-cell office:value-type="float" office:value="1">
                <text:p>1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493">
                <text:p>113.493</text:p>
              </table:table-cell>
              <table:table-cell office:value-type="float" office:value="1">
                <text:p>1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92">
                <text:p>25.92</text:p>
              </table:table-cell>
              <table:table-cell office:value-type="float" office:value="1">
                <text:p>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2">
                <text:p>102.2</text:p>
              </table:table-cell>
              <table:table-cell office:value-type="float" office:value="1">
                <text:p>1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.373">
                <text:p>107.373</text:p>
              </table:table-cell>
              <table:table-cell office:value-type="float" office:value="1">
                <text:p>1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2">
                <text:p>38.12</text:p>
              </table:table-cell>
              <table:table-cell office:value-type="float" office:value="1">
                <text:p>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827">
                <text:p>46.827</text:p>
              </table:table-cell>
              <table:table-cell office:value-type="float" office:value="1">
                <text:p>1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43cm" svg:height="9.145cm" xlink:href=".." xlink:type="simple" chart:class="chart:line" chart:style-name="ch1">
        <chart:title svg:x="5.835cm" svg:y="0.318cm" chart:style-name="ch2">
          <text:p>Average # of Cells Burned per Year</text:p>
        </chart:title>
        <chart:subtitle svg:x="5.742cm" svg:y="1.305cm" chart:style-name="ch3">
          <text:p>Under  Suppress-all and Let-burn policies</text:p>
        </chart:subtitle>
        <chart:legend chart:legend-position="bottom" svg:x="5.022cm" svg:y="8.362cm" style:legend-expansion="wide" chart:style-name="ch4"/>
        <chart:plot-area chart:style-name="ch5" table:cell-range-address="Sheet1.S5:Sheet1.S105 Sheet1.S109:Sheet1.S209" chart:data-source-has-labels="row" svg:x="1.385cm" svg:y="2.196cm" svg:width="16.984cm" svg:height="5.003cm">
          <chartooo:coordinate-region svg:x="2.192cm" svg:y="2.396cm" svg:width="16.177cm" svg:height="4.011cm"/>
          <chart:axis chart:dimension="x" chart:name="primary-x" chart:style-name="ch6">
            <chart:title svg:x="9.502cm" svg:y="7.381cm" chart:style-name="ch7">
              <text:p>Year</text:p>
            </chart:title>
          </chart:axis>
          <chart:axis chart:dimension="y" chart:name="primary-y" chart:style-name="ch6">
            <chart:title svg:x="0.451cm" svg:y="6.633cm" chart:style-name="ch8">
              <text:p>Average # of Cells Burned</text:p>
            </chart:title>
            <chart:grid chart:style-name="ch9" chart:class="major"/>
          </chart:axis>
          <chart:series chart:style-name="ch10" chart:values-cell-range-address="Sheet1.S6:Sheet1.S105" chart:label-cell-address="Sheet1.S5:Sheet1.S5" chart:class="chart:line">
            <chart:data-point chart:repeated="100"/>
          </chart:series>
          <chart:series chart:style-name="ch11" chart:values-cell-range-address="Sheet1.S110:Sheet1.S209" chart:label-cell-address="Sheet1.S109:Sheet1.S109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SA cells_burned_ave</text:p>
                <draw:g>
                  <svg:desc>Sheet1.S109:Sheet1.S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8">
                <text:p>4.68</text:p>
                <draw:g>
                  <svg:desc>Sheet1.S6:Sheet1.S105</svg:desc>
                </draw:g>
              </table:table-cell>
              <table:table-cell office:value-type="float" office:value="2">
                <text:p>2</text:p>
                <draw:g>
                  <svg:desc>Sheet1.S110:Sheet1.S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7">
                <text:p>7.387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13">
                <text:p>6.213</text:p>
              </table:table-cell>
              <table:table-cell office:value-type="float" office:value="4.613">
                <text:p>4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3">
                <text:p>14.773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2">
                <text:p>9.32</text:p>
              </table:table-cell>
              <table:table-cell office:value-type="float" office:value="2.907">
                <text:p>2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2">
                <text:p>36.72</text:p>
              </table:table-cell>
              <table:table-cell office:value-type="float" office:value="12.533">
                <text:p>12.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8">
                <text:p>27.08</text:p>
              </table:table-cell>
              <table:table-cell office:value-type="float" office:value="14.747">
                <text:p>14.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27">
                <text:p>16.827</text:p>
              </table:table-cell>
              <table:table-cell office:value-type="float" office:value="5.133">
                <text:p>5.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07">
                <text:p>30.70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27">
                <text:p>15.627</text:p>
              </table:table-cell>
              <table:table-cell office:value-type="float" office:value="14.973">
                <text:p>14.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88">
                <text:p>38.88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96">
                <text:p>33.96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73">
                <text:p>13.173</text:p>
              </table:table-cell>
              <table:table-cell office:value-type="float" office:value="8.587">
                <text:p>8.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107">
                <text:p>37.107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093">
                <text:p>24.093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88">
                <text:p>18.88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253">
                <text:p>32.253</text:p>
              </table:table-cell>
              <table:table-cell office:value-type="float" office:value="5.387">
                <text:p>5.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947">
                <text:p>26.947</text:p>
              </table:table-cell>
              <table:table-cell office:value-type="float" office:value="5.827">
                <text:p>5.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73">
                <text:p>24.773</text:p>
              </table:table-cell>
              <table:table-cell office:value-type="float" office:value="7.067">
                <text:p>7.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773">
                <text:p>37.773</text:p>
              </table:table-cell>
              <table:table-cell office:value-type="float" office:value="6.333">
                <text:p>6.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14.373">
                <text:p>14.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53">
                <text:p>22.053</text:p>
              </table:table-cell>
              <table:table-cell office:value-type="float" office:value="17.293">
                <text:p>17.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307">
                <text:p>30.307</text:p>
              </table:table-cell>
              <table:table-cell office:value-type="float" office:value="14.253">
                <text:p>14.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7">
                <text:p>32.707</text:p>
              </table:table-cell>
              <table:table-cell office:value-type="float" office:value="12.013">
                <text:p>12.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2">
                <text:p>22.12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053">
                <text:p>28.053</text:p>
              </table:table-cell>
              <table:table-cell office:value-type="float" office:value="7.573">
                <text:p>7.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907">
                <text:p>50.907</text:p>
              </table:table-cell>
              <table:table-cell office:value-type="float" office:value="17.373">
                <text:p>17.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8">
                <text:p>29.68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6">
                <text:p>47.96</text:p>
              </table:table-cell>
              <table:table-cell office:value-type="float" office:value="10.573">
                <text:p>10.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267">
                <text:p>17.267</text:p>
              </table:table-cell>
              <table:table-cell office:value-type="float" office:value="7.827">
                <text:p>7.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87">
                <text:p>30.38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04">
                <text:p>35.04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73">
                <text:p>37.973</text:p>
              </table:table-cell>
              <table:table-cell office:value-type="float" office:value="12.733">
                <text:p>12.7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47">
                <text:p>68.947</text:p>
              </table:table-cell>
              <table:table-cell office:value-type="float" office:value="39.827">
                <text:p>39.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.227">
                <text:p>107.227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2">
                <text:p>67.2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987">
                <text:p>54.987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73">
                <text:p>61.773</text:p>
              </table:table-cell>
              <table:table-cell office:value-type="float" office:value="8.573">
                <text:p>8.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2">
                <text:p>38.12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493">
                <text:p>139.493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133">
                <text:p>77.133</text:p>
              </table:table-cell>
              <table:table-cell office:value-type="float" office:value="11.973">
                <text:p>11.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787">
                <text:p>78.787</text:p>
              </table:table-cell>
              <table:table-cell office:value-type="float" office:value="12.773">
                <text:p>12.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573">
                <text:p>30.573</text:p>
              </table:table-cell>
              <table:table-cell office:value-type="float" office:value="13.387">
                <text:p>13.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227">
                <text:p>49.22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47">
                <text:p>47.147</text:p>
              </table:table-cell>
              <table:table-cell office:value-type="float" office:value="15.773">
                <text:p>15.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587">
                <text:p>98.587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08">
                <text:p>69.08</text:p>
              </table:table-cell>
              <table:table-cell office:value-type="float" office:value="24.613">
                <text:p>24.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507">
                <text:p>50.50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307">
                <text:p>51.307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93">
                <text:p>57.49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32">
                <text:p>51.32</text:p>
              </table:table-cell>
              <table:table-cell office:value-type="float" office:value="21.733">
                <text:p>21.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12">
                <text:p>51.12</text:p>
              </table:table-cell>
              <table:table-cell office:value-type="float" office:value="15.413">
                <text:p>15.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133">
                <text:p>58.133</text:p>
              </table:table-cell>
              <table:table-cell office:value-type="float" office:value="32.773">
                <text:p>32.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307">
                <text:p>183.307</text:p>
              </table:table-cell>
              <table:table-cell office:value-type="float" office:value="12.773">
                <text:p>12.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.267">
                <text:p>108.26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413">
                <text:p>211.413</text:p>
              </table:table-cell>
              <table:table-cell office:value-type="float" office:value="26.373">
                <text:p>26.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547">
                <text:p>55.547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267">
                <text:p>56.267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67">
                <text:p>53.867</text:p>
              </table:table-cell>
              <table:table-cell office:value-type="float" office:value="31.893">
                <text:p>31.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28">
                <text:p>22.28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747">
                <text:p>59.747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533">
                <text:p>32.533</text:p>
              </table:table-cell>
              <table:table-cell office:value-type="float" office:value="39.533">
                <text:p>39.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307">
                <text:p>47.307</text:p>
              </table:table-cell>
              <table:table-cell office:value-type="float" office:value="12.733">
                <text:p>12.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56">
                <text:p>37.56</text:p>
              </table:table-cell>
              <table:table-cell office:value-type="float" office:value="47.013">
                <text:p>47.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707">
                <text:p>43.707</text:p>
              </table:table-cell>
              <table:table-cell office:value-type="float" office:value="13.387">
                <text:p>13.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4">
                <text:p>32.44</text:p>
              </table:table-cell>
              <table:table-cell office:value-type="float" office:value="7.067">
                <text:p>7.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333">
                <text:p>31.333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7">
                <text:p>34.027</text:p>
              </table:table-cell>
              <table:table-cell office:value-type="float" office:value="18.787">
                <text:p>18.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88">
                <text:p>77.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73">
                <text:p>32.973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87">
                <text:p>18.187</text:p>
              </table:table-cell>
              <table:table-cell office:value-type="float" office:value="17.747">
                <text:p>17.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87">
                <text:p>9.987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707">
                <text:p>27.707</text:p>
              </table:table-cell>
              <table:table-cell office:value-type="float" office:value="15.293">
                <text:p>15.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587">
                <text:p>34.587</text:p>
              </table:table-cell>
              <table:table-cell office:value-type="float" office:value="13.253">
                <text:p>13.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96">
                <text:p>46.96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187">
                <text:p>59.187</text:p>
              </table:table-cell>
              <table:table-cell office:value-type="float" office:value="20.653">
                <text:p>20.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04">
                <text:p>37.04</text:p>
              </table:table-cell>
              <table:table-cell office:value-type="float" office:value="17.187">
                <text:p>17.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173">
                <text:p>40.17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07">
                <text:p>70.30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2">
                <text:p>46.2</text:p>
              </table:table-cell>
              <table:table-cell office:value-type="float" office:value="15.307">
                <text:p>15.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133">
                <text:p>72.133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893">
                <text:p>92.893</text:p>
              </table:table-cell>
              <table:table-cell office:value-type="float" office:value="31.333">
                <text:p>31.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893">
                <text:p>47.893</text:p>
              </table:table-cell>
              <table:table-cell office:value-type="float" office:value="19.987">
                <text:p>19.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907">
                <text:p>23.907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253">
                <text:p>28.253</text:p>
              </table:table-cell>
              <table:table-cell office:value-type="float" office:value="19.147">
                <text:p>19.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47">
                <text:p>25.94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07">
                <text:p>46.907</text:p>
              </table:table-cell>
              <table:table-cell office:value-type="float" office:value="17.573">
                <text:p>17.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47">
                <text:p>34.147</text:p>
              </table:table-cell>
              <table:table-cell office:value-type="float" office:value="15.627">
                <text:p>15.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.72">
                <text:p>134.7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36">
                <text:p>31.36</text:p>
              </table:table-cell>
              <table:table-cell office:value-type="float" office:value="12.867">
                <text:p>12.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707">
                <text:p>48.707</text:p>
              </table:table-cell>
              <table:table-cell office:value-type="float" office:value="75.133">
                <text:p>75.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16">
                <text:p>58.16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493">
                <text:p>113.493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92">
                <text:p>25.92</text:p>
              </table:table-cell>
              <table:table-cell office:value-type="float" office:value="30.293">
                <text:p>30.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2">
                <text:p>102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.373">
                <text:p>107.373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2">
                <text:p>38.1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">
                <text:p>50.4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827">
                <text:p>46.827</text:p>
              </table:table-cell>
              <table:table-cell office:value-type="float" office:value="13.133">
                <text:p>13.1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43cm" svg:height="9.145cm" xlink:href=".." xlink:type="simple" chart:class="chart:line" chart:style-name="ch1">
        <chart:title svg:x="5.835cm" svg:y="0.318cm" chart:style-name="ch2">
          <text:p>Average # of Cells Burned per Year</text:p>
        </chart:title>
        <chart:subtitle svg:x="5.742cm" svg:y="1.305cm" chart:style-name="ch3">
          <text:p>Under  Suppress-all and Let-burn policies</text:p>
        </chart:subtitle>
        <chart:legend chart:legend-position="bottom" svg:x="1.681cm" svg:y="8.362cm" style:legend-expansion="wide" chart:style-name="ch4"/>
        <chart:plot-area chart:style-name="ch5" table:cell-range-address="Sheet1.S5:Sheet1.S105 Sheet1.S317:Sheet1.S417 Sheet1.S109:Sheet1.S209" chart:data-source-has-labels="row" svg:x="1.385cm" svg:y="2.196cm" svg:width="16.984cm" svg:height="5.003cm">
          <chartooo:coordinate-region svg:x="2.192cm" svg:y="2.396cm" svg:width="16.177cm" svg:height="4.011cm"/>
          <chart:axis chart:dimension="x" chart:name="primary-x" chart:style-name="ch6">
            <chart:title svg:x="9.502cm" svg:y="7.381cm" chart:style-name="ch7">
              <text:p>Year</text:p>
            </chart:title>
          </chart:axis>
          <chart:axis chart:dimension="y" chart:name="primary-y" chart:style-name="ch6">
            <chart:title svg:x="0.451cm" svg:y="6.633cm" chart:style-name="ch8">
              <text:p>Average # of Cells Burned</text:p>
            </chart:title>
            <chart:grid chart:style-name="ch9" chart:class="major"/>
          </chart:axis>
          <chart:series chart:style-name="ch10" chart:values-cell-range-address="Sheet1.S6:Sheet1.S105" chart:label-cell-address="Sheet1.S5:Sheet1.S5" chart:class="chart:line">
            <chart:data-point chart:repeated="100"/>
          </chart:series>
          <chart:series chart:style-name="ch11" chart:values-cell-range-address="Sheet1.S318:Sheet1.S417" chart:label-cell-address="Sheet1.S317:Sheet1.S317" chart:class="chart:line">
            <chart:data-point chart:repeated="100"/>
          </chart:series>
          <chart:series chart:style-name="ch12" chart:values-cell-range-address="Sheet1.S110:Sheet1.S209" chart:label-cell-address="Sheet1.S109:Sheet1.S109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J1 cells_burned_ave</text:p>
                <draw:g>
                  <svg:desc>Sheet1.S317:Sheet1.S317</svg:desc>
                </draw:g>
              </table:table-cell>
              <table:table-cell office:value-type="string">
                <text:p>SA cells_burned_ave</text:p>
                <draw:g>
                  <svg:desc>Sheet1.S109:Sheet1.S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8">
                <text:p>4.68</text:p>
                <draw:g>
                  <svg:desc>Sheet1.S6:Sheet1.S105</svg:desc>
                </draw:g>
              </table:table-cell>
              <table:table-cell office:value-type="float" office:value="2">
                <text:p>2</text:p>
                <draw:g>
                  <svg:desc>Sheet1.S318:Sheet1.S417</svg:desc>
                </draw:g>
              </table:table-cell>
              <table:table-cell office:value-type="float" office:value="2">
                <text:p>2</text:p>
                <draw:g>
                  <svg:desc>Sheet1.S110:Sheet1.S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7">
                <text:p>7.387</text:p>
              </table:table-cell>
              <table:table-cell office:value-type="float" office:value="2.867">
                <text:p>2.867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13">
                <text:p>6.213</text:p>
              </table:table-cell>
              <table:table-cell office:value-type="float" office:value="4.587">
                <text:p>4.587</text:p>
              </table:table-cell>
              <table:table-cell office:value-type="float" office:value="4.613">
                <text:p>4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3">
                <text:p>14.773</text:p>
              </table:table-cell>
              <table:table-cell office:value-type="float" office:value="2.413">
                <text:p>2.413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2">
                <text:p>9.32</text:p>
              </table:table-cell>
              <table:table-cell office:value-type="float" office:value="2.907">
                <text:p>2.907</text:p>
              </table:table-cell>
              <table:table-cell office:value-type="float" office:value="2.907">
                <text:p>2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  <table:table-cell office:value-type="float" office:value="4.147">
                <text:p>4.147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2">
                <text:p>36.72</text:p>
              </table:table-cell>
              <table:table-cell office:value-type="float" office:value="12.333">
                <text:p>12.333</text:p>
              </table:table-cell>
              <table:table-cell office:value-type="float" office:value="12.533">
                <text:p>12.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8">
                <text:p>27.08</text:p>
              </table:table-cell>
              <table:table-cell office:value-type="float" office:value="14.747">
                <text:p>14.747</text:p>
              </table:table-cell>
              <table:table-cell office:value-type="float" office:value="14.747">
                <text:p>14.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27">
                <text:p>16.827</text:p>
              </table:table-cell>
              <table:table-cell office:value-type="float" office:value="5.067">
                <text:p>5.067</text:p>
              </table:table-cell>
              <table:table-cell office:value-type="float" office:value="5.133">
                <text:p>5.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07">
                <text:p>30.707</text:p>
              </table:table-cell>
              <table:table-cell office:value-type="float" office:value="5.307">
                <text:p>5.30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27">
                <text:p>15.627</text:p>
              </table:table-cell>
              <table:table-cell office:value-type="float" office:value="14.973">
                <text:p>14.973</text:p>
              </table:table-cell>
              <table:table-cell office:value-type="float" office:value="14.973">
                <text:p>14.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88">
                <text:p>38.88</text:p>
              </table:table-cell>
              <table:table-cell office:value-type="float" office:value="5.04">
                <text:p>5.0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96">
                <text:p>33.96</text:p>
              </table:table-cell>
              <table:table-cell office:value-type="float" office:value="8.32">
                <text:p>8.32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73">
                <text:p>13.173</text:p>
              </table:table-cell>
              <table:table-cell office:value-type="float" office:value="9.813">
                <text:p>9.813</text:p>
              </table:table-cell>
              <table:table-cell office:value-type="float" office:value="8.587">
                <text:p>8.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107">
                <text:p>37.107</text:p>
              </table:table-cell>
              <table:table-cell office:value-type="float" office:value="4.547">
                <text:p>4.547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093">
                <text:p>24.093</text:p>
              </table:table-cell>
              <table:table-cell office:value-type="float" office:value="9.613">
                <text:p>9.613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88">
                <text:p>18.88</text:p>
              </table:table-cell>
              <table:table-cell office:value-type="float" office:value="4.307">
                <text:p>4.307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253">
                <text:p>32.253</text:p>
              </table:table-cell>
              <table:table-cell office:value-type="float" office:value="5.387">
                <text:p>5.387</text:p>
              </table:table-cell>
              <table:table-cell office:value-type="float" office:value="5.387">
                <text:p>5.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947">
                <text:p>26.947</text:p>
              </table:table-cell>
              <table:table-cell office:value-type="float" office:value="6.053">
                <text:p>6.053</text:p>
              </table:table-cell>
              <table:table-cell office:value-type="float" office:value="5.827">
                <text:p>5.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73">
                <text:p>24.773</text:p>
              </table:table-cell>
              <table:table-cell office:value-type="float" office:value="6.907">
                <text:p>6.907</text:p>
              </table:table-cell>
              <table:table-cell office:value-type="float" office:value="7.067">
                <text:p>7.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773">
                <text:p>37.773</text:p>
              </table:table-cell>
              <table:table-cell office:value-type="float" office:value="6.333">
                <text:p>6.333</text:p>
              </table:table-cell>
              <table:table-cell office:value-type="float" office:value="6.333">
                <text:p>6.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14.4">
                <text:p>14.4</text:p>
              </table:table-cell>
              <table:table-cell office:value-type="float" office:value="14.373">
                <text:p>14.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53">
                <text:p>22.053</text:p>
              </table:table-cell>
              <table:table-cell office:value-type="float" office:value="17.173">
                <text:p>17.173</text:p>
              </table:table-cell>
              <table:table-cell office:value-type="float" office:value="17.293">
                <text:p>17.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307">
                <text:p>30.307</text:p>
              </table:table-cell>
              <table:table-cell office:value-type="float" office:value="16.6">
                <text:p>16.6</text:p>
              </table:table-cell>
              <table:table-cell office:value-type="float" office:value="14.253">
                <text:p>14.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7">
                <text:p>32.707</text:p>
              </table:table-cell>
              <table:table-cell office:value-type="float" office:value="12.053">
                <text:p>12.053</text:p>
              </table:table-cell>
              <table:table-cell office:value-type="float" office:value="12.013">
                <text:p>12.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2">
                <text:p>22.12</text:p>
              </table:table-cell>
              <table:table-cell office:value-type="float" office:value="8.44">
                <text:p>8.4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053">
                <text:p>28.053</text:p>
              </table:table-cell>
              <table:table-cell office:value-type="float" office:value="6.107">
                <text:p>6.107</text:p>
              </table:table-cell>
              <table:table-cell office:value-type="float" office:value="7.573">
                <text:p>7.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907">
                <text:p>50.907</text:p>
              </table:table-cell>
              <table:table-cell office:value-type="float" office:value="17.933">
                <text:p>17.933</text:p>
              </table:table-cell>
              <table:table-cell office:value-type="float" office:value="17.373">
                <text:p>17.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8">
                <text:p>29.68</text:p>
              </table:table-cell>
              <table:table-cell office:value-type="float" office:value="14.84">
                <text:p>14.84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6">
                <text:p>47.96</text:p>
              </table:table-cell>
              <table:table-cell office:value-type="float" office:value="10.667">
                <text:p>10.667</text:p>
              </table:table-cell>
              <table:table-cell office:value-type="float" office:value="10.573">
                <text:p>10.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267">
                <text:p>17.267</text:p>
              </table:table-cell>
              <table:table-cell office:value-type="float" office:value="7.827">
                <text:p>7.827</text:p>
              </table:table-cell>
              <table:table-cell office:value-type="float" office:value="7.827">
                <text:p>7.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87">
                <text:p>30.387</text:p>
              </table:table-cell>
              <table:table-cell office:value-type="float" office:value="7.573">
                <text:p>7.573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04">
                <text:p>35.04</text:p>
              </table:table-cell>
              <table:table-cell office:value-type="float" office:value="17.773">
                <text:p>17.773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73">
                <text:p>37.973</text:p>
              </table:table-cell>
              <table:table-cell office:value-type="float" office:value="12.507">
                <text:p>12.507</text:p>
              </table:table-cell>
              <table:table-cell office:value-type="float" office:value="12.733">
                <text:p>12.7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47">
                <text:p>68.947</text:p>
              </table:table-cell>
              <table:table-cell office:value-type="float" office:value="39.827">
                <text:p>39.827</text:p>
              </table:table-cell>
              <table:table-cell office:value-type="float" office:value="39.827">
                <text:p>39.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.227">
                <text:p>107.227</text:p>
              </table:table-cell>
              <table:table-cell office:value-type="float" office:value="9.813">
                <text:p>9.813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2">
                <text:p>67.2</text:p>
              </table:table-cell>
              <table:table-cell office:value-type="float" office:value="12.373">
                <text:p>12.37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987">
                <text:p>54.987</text:p>
              </table:table-cell>
              <table:table-cell office:value-type="float" office:value="14.88">
                <text:p>14.88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73">
                <text:p>61.773</text:p>
              </table:table-cell>
              <table:table-cell office:value-type="float" office:value="8.573">
                <text:p>8.573</text:p>
              </table:table-cell>
              <table:table-cell office:value-type="float" office:value="8.573">
                <text:p>8.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2">
                <text:p>38.12</text:p>
              </table:table-cell>
              <table:table-cell office:value-type="float" office:value="15.48">
                <text:p>15.4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493">
                <text:p>139.493</text:p>
              </table:table-cell>
              <table:table-cell office:value-type="float" office:value="16.72">
                <text:p>16.72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133">
                <text:p>77.133</text:p>
              </table:table-cell>
              <table:table-cell office:value-type="float" office:value="12.373">
                <text:p>12.373</text:p>
              </table:table-cell>
              <table:table-cell office:value-type="float" office:value="11.973">
                <text:p>11.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787">
                <text:p>78.787</text:p>
              </table:table-cell>
              <table:table-cell office:value-type="float" office:value="12.773">
                <text:p>12.773</text:p>
              </table:table-cell>
              <table:table-cell office:value-type="float" office:value="12.773">
                <text:p>12.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573">
                <text:p>30.573</text:p>
              </table:table-cell>
              <table:table-cell office:value-type="float" office:value="13.387">
                <text:p>13.387</text:p>
              </table:table-cell>
              <table:table-cell office:value-type="float" office:value="13.387">
                <text:p>13.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227">
                <text:p>49.227</text:p>
              </table:table-cell>
              <table:table-cell office:value-type="float" office:value="16.8">
                <text:p>1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47">
                <text:p>47.147</text:p>
              </table:table-cell>
              <table:table-cell office:value-type="float" office:value="15.773">
                <text:p>15.773</text:p>
              </table:table-cell>
              <table:table-cell office:value-type="float" office:value="15.773">
                <text:p>15.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587">
                <text:p>98.587</text:p>
              </table:table-cell>
              <table:table-cell office:value-type="float" office:value="74.733">
                <text:p>74.733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08">
                <text:p>69.08</text:p>
              </table:table-cell>
              <table:table-cell office:value-type="float" office:value="24.64">
                <text:p>24.64</text:p>
              </table:table-cell>
              <table:table-cell office:value-type="float" office:value="24.613">
                <text:p>24.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507">
                <text:p>50.507</text:p>
              </table:table-cell>
              <table:table-cell office:value-type="float" office:value="13.68">
                <text:p>13.68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307">
                <text:p>51.307</text:p>
              </table:table-cell>
              <table:table-cell office:value-type="float" office:value="9.347">
                <text:p>9.347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93">
                <text:p>57.493</text:p>
              </table:table-cell>
              <table:table-cell office:value-type="float" office:value="10.053">
                <text:p>10.05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32">
                <text:p>51.32</text:p>
              </table:table-cell>
              <table:table-cell office:value-type="float" office:value="21.8">
                <text:p>21.8</text:p>
              </table:table-cell>
              <table:table-cell office:value-type="float" office:value="21.733">
                <text:p>21.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12">
                <text:p>51.12</text:p>
              </table:table-cell>
              <table:table-cell office:value-type="float" office:value="16.76">
                <text:p>16.76</text:p>
              </table:table-cell>
              <table:table-cell office:value-type="float" office:value="15.413">
                <text:p>15.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133">
                <text:p>58.133</text:p>
              </table:table-cell>
              <table:table-cell office:value-type="float" office:value="32.987">
                <text:p>32.987</text:p>
              </table:table-cell>
              <table:table-cell office:value-type="float" office:value="32.773">
                <text:p>32.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307">
                <text:p>183.307</text:p>
              </table:table-cell>
              <table:table-cell office:value-type="float" office:value="12.147">
                <text:p>12.147</text:p>
              </table:table-cell>
              <table:table-cell office:value-type="float" office:value="12.773">
                <text:p>12.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.267">
                <text:p>108.267</text:p>
              </table:table-cell>
              <table:table-cell office:value-type="float" office:value="16.267">
                <text:p>16.26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413">
                <text:p>211.413</text:p>
              </table:table-cell>
              <table:table-cell office:value-type="float" office:value="26.493">
                <text:p>26.493</text:p>
              </table:table-cell>
              <table:table-cell office:value-type="float" office:value="26.373">
                <text:p>26.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547">
                <text:p>55.547</text:p>
              </table:table-cell>
              <table:table-cell office:value-type="float" office:value="28.853">
                <text:p>28.853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267">
                <text:p>56.267</text:p>
              </table:table-cell>
              <table:table-cell office:value-type="float" office:value="24.787">
                <text:p>24.787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67">
                <text:p>53.867</text:p>
              </table:table-cell>
              <table:table-cell office:value-type="float" office:value="31.547">
                <text:p>31.547</text:p>
              </table:table-cell>
              <table:table-cell office:value-type="float" office:value="31.893">
                <text:p>31.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28">
                <text:p>22.28</text:p>
              </table:table-cell>
              <table:table-cell office:value-type="float" office:value="52.707">
                <text:p>52.707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747">
                <text:p>59.747</text:p>
              </table:table-cell>
              <table:table-cell office:value-type="float" office:value="12.667">
                <text:p>12.667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533">
                <text:p>32.533</text:p>
              </table:table-cell>
              <table:table-cell office:value-type="float" office:value="39.387">
                <text:p>39.387</text:p>
              </table:table-cell>
              <table:table-cell office:value-type="float" office:value="39.533">
                <text:p>39.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307">
                <text:p>47.307</text:p>
              </table:table-cell>
              <table:table-cell office:value-type="float" office:value="12.733">
                <text:p>12.733</text:p>
              </table:table-cell>
              <table:table-cell office:value-type="float" office:value="12.733">
                <text:p>12.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56">
                <text:p>37.56</text:p>
              </table:table-cell>
              <table:table-cell office:value-type="float" office:value="47.067">
                <text:p>47.067</text:p>
              </table:table-cell>
              <table:table-cell office:value-type="float" office:value="47.013">
                <text:p>47.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707">
                <text:p>43.707</text:p>
              </table:table-cell>
              <table:table-cell office:value-type="float" office:value="17.973">
                <text:p>17.973</text:p>
              </table:table-cell>
              <table:table-cell office:value-type="float" office:value="13.387">
                <text:p>13.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4">
                <text:p>32.44</text:p>
              </table:table-cell>
              <table:table-cell office:value-type="float" office:value="7.453">
                <text:p>7.453</text:p>
              </table:table-cell>
              <table:table-cell office:value-type="float" office:value="7.067">
                <text:p>7.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333">
                <text:p>31.333</text:p>
              </table:table-cell>
              <table:table-cell office:value-type="float" office:value="13.387">
                <text:p>13.387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7">
                <text:p>34.027</text:p>
              </table:table-cell>
              <table:table-cell office:value-type="float" office:value="18.92">
                <text:p>18.92</text:p>
              </table:table-cell>
              <table:table-cell office:value-type="float" office:value="18.787">
                <text:p>18.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88">
                <text:p>77.88</text:p>
              </table:table-cell>
              <table:table-cell office:value-type="float" office:value="4.12">
                <text:p>4.1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73">
                <text:p>32.973</text:p>
              </table:table-cell>
              <table:table-cell office:value-type="float" office:value="17.56">
                <text:p>17.56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87">
                <text:p>18.187</text:p>
              </table:table-cell>
              <table:table-cell office:value-type="float" office:value="17.667">
                <text:p>17.667</text:p>
              </table:table-cell>
              <table:table-cell office:value-type="float" office:value="17.747">
                <text:p>17.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87">
                <text:p>9.987</text:p>
              </table:table-cell>
              <table:table-cell office:value-type="float" office:value="27.12">
                <text:p>27.12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707">
                <text:p>27.707</text:p>
              </table:table-cell>
              <table:table-cell office:value-type="float" office:value="15.2">
                <text:p>15.2</text:p>
              </table:table-cell>
              <table:table-cell office:value-type="float" office:value="15.293">
                <text:p>15.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587">
                <text:p>34.587</text:p>
              </table:table-cell>
              <table:table-cell office:value-type="float" office:value="13.253">
                <text:p>13.253</text:p>
              </table:table-cell>
              <table:table-cell office:value-type="float" office:value="13.253">
                <text:p>13.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96">
                <text:p>46.96</text:p>
              </table:table-cell>
              <table:table-cell office:value-type="float" office:value="27.147">
                <text:p>27.14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187">
                <text:p>59.187</text:p>
              </table:table-cell>
              <table:table-cell office:value-type="float" office:value="19.453">
                <text:p>19.453</text:p>
              </table:table-cell>
              <table:table-cell office:value-type="float" office:value="20.653">
                <text:p>20.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04">
                <text:p>37.04</text:p>
              </table:table-cell>
              <table:table-cell office:value-type="float" office:value="17.027">
                <text:p>17.027</text:p>
              </table:table-cell>
              <table:table-cell office:value-type="float" office:value="17.187">
                <text:p>17.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173">
                <text:p>40.173</text:p>
              </table:table-cell>
              <table:table-cell office:value-type="float" office:value="15.133">
                <text:p>15.13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07">
                <text:p>70.307</text:p>
              </table:table-cell>
              <table:table-cell office:value-type="float" office:value="49.08">
                <text:p>49.08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2">
                <text:p>46.2</text:p>
              </table:table-cell>
              <table:table-cell office:value-type="float" office:value="15.347">
                <text:p>15.347</text:p>
              </table:table-cell>
              <table:table-cell office:value-type="float" office:value="15.307">
                <text:p>15.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133">
                <text:p>72.133</text:p>
              </table:table-cell>
              <table:table-cell office:value-type="float" office:value="23.347">
                <text:p>23.347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893">
                <text:p>92.893</text:p>
              </table:table-cell>
              <table:table-cell office:value-type="float" office:value="10.333">
                <text:p>10.333</text:p>
              </table:table-cell>
              <table:table-cell office:value-type="float" office:value="31.333">
                <text:p>31.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893">
                <text:p>47.893</text:p>
              </table:table-cell>
              <table:table-cell office:value-type="float" office:value="18.813">
                <text:p>18.813</text:p>
              </table:table-cell>
              <table:table-cell office:value-type="float" office:value="19.987">
                <text:p>19.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907">
                <text:p>23.907</text:p>
              </table:table-cell>
              <table:table-cell office:value-type="float" office:value="11.28">
                <text:p>11.28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253">
                <text:p>28.253</text:p>
              </table:table-cell>
              <table:table-cell office:value-type="float" office:value="19.053">
                <text:p>19.053</text:p>
              </table:table-cell>
              <table:table-cell office:value-type="float" office:value="19.147">
                <text:p>19.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47">
                <text:p>25.947</text:p>
              </table:table-cell>
              <table:table-cell office:value-type="float" office:value="23.267">
                <text:p>23.26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07">
                <text:p>46.907</text:p>
              </table:table-cell>
              <table:table-cell office:value-type="float" office:value="15.627">
                <text:p>15.627</text:p>
              </table:table-cell>
              <table:table-cell office:value-type="float" office:value="17.573">
                <text:p>17.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47">
                <text:p>34.147</text:p>
              </table:table-cell>
              <table:table-cell office:value-type="float" office:value="15.813">
                <text:p>15.813</text:p>
              </table:table-cell>
              <table:table-cell office:value-type="float" office:value="15.627">
                <text:p>15.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.72">
                <text:p>134.72</text:p>
              </table:table-cell>
              <table:table-cell office:value-type="float" office:value="7.547">
                <text:p>7.5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36">
                <text:p>31.36</text:p>
              </table:table-cell>
              <table:table-cell office:value-type="float" office:value="12.187">
                <text:p>12.187</text:p>
              </table:table-cell>
              <table:table-cell office:value-type="float" office:value="12.867">
                <text:p>12.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707">
                <text:p>48.707</text:p>
              </table:table-cell>
              <table:table-cell office:value-type="float" office:value="73.027">
                <text:p>73.027</text:p>
              </table:table-cell>
              <table:table-cell office:value-type="float" office:value="75.133">
                <text:p>75.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16">
                <text:p>58.16</text:p>
              </table:table-cell>
              <table:table-cell office:value-type="float" office:value="43.227">
                <text:p>43.227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493">
                <text:p>113.493</text:p>
              </table:table-cell>
              <table:table-cell office:value-type="float" office:value="20.52">
                <text:p>20.52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92">
                <text:p>25.92</text:p>
              </table:table-cell>
              <table:table-cell office:value-type="float" office:value="31.787">
                <text:p>31.787</text:p>
              </table:table-cell>
              <table:table-cell office:value-type="float" office:value="30.293">
                <text:p>30.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2">
                <text:p>102.2</text:p>
              </table:table-cell>
              <table:table-cell office:value-type="float" office:value="22.107">
                <text:p>22.10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.373">
                <text:p>107.373</text:p>
              </table:table-cell>
              <table:table-cell office:value-type="float" office:value="17.56">
                <text:p>17.56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2">
                <text:p>38.12</text:p>
              </table:table-cell>
              <table:table-cell office:value-type="float" office:value="26.653">
                <text:p>26.65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">
                <text:p>50.4</text:p>
              </table:table-cell>
              <table:table-cell office:value-type="float" office:value="15.067">
                <text:p>15.067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827">
                <text:p>46.827</text:p>
              </table:table-cell>
              <table:table-cell office:value-type="float" office:value="13.067">
                <text:p>13.067</text:p>
              </table:table-cell>
              <table:table-cell office:value-type="float" office:value="13.133">
                <text:p>13.1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31cm" svg:height="9.112cm" xlink:href=".." xlink:type="simple" chart:class="chart:line" chart:style-name="ch1">
        <chart:title svg:x="4.446cm" svg:y="0.318cm" chart:style-name="ch2">
          <text:p>Average Harvest Values and Suppression Costs</text:p>
        </chart:title>
        <chart:subtitle svg:x="3.943cm" svg:y="1.305cm" chart:style-name="ch3">
          <text:p>100 landscapes under a suppress-all-fire policy for 100 years</text:p>
        </chart:subtitle>
        <chart:legend chart:legend-position="bottom" svg:x="4.347cm" svg:y="8.329cm" style:legend-expansion="wide" chart:style-name="ch4"/>
        <chart:plot-area chart:style-name="ch5" table:cell-range-address="Sheet1.A109:Sheet1.A209 Sheet1.G109:Sheet1.G209" chart:data-source-has-labels="row" svg:x="1.381cm" svg:y="2.196cm" svg:width="16.78cm" svg:height="4.97cm">
          <chartooo:coordinate-region svg:x="2.373cm" svg:y="2.395cm" svg:width="15.788cm" svg:height="3.979cm"/>
          <chart:axis chart:dimension="x" chart:name="primary-x" chart:style-name="ch6">
            <chart:title svg:x="9.396cm" svg:y="7.348cm" chart:style-name="ch7">
              <text:p>year</text:p>
            </chart:title>
          </chart:axis>
          <chart:axis chart:dimension="y" chart:name="primary-y" chart:style-name="ch6">
            <chart:title svg:x="0.451cm" svg:y="6.286cm" chart:style-name="ch8">
              <text:p>Units of Cost or Value</text:p>
            </chart:title>
            <chart:grid chart:style-name="ch9" chart:class="major"/>
          </chart:axis>
          <chart:series chart:style-name="ch10" chart:values-cell-range-address="Sheet1.A110:Sheet1.A209" chart:label-cell-address="Sheet1.A109:Sheet1.A109" chart:class="chart:line">
            <chart:data-point chart:repeated="100"/>
          </chart:series>
          <chart:series chart:style-name="ch11" chart:values-cell-range-address="Sheet1.G110:Sheet1.G209" chart:label-cell-address="Sheet1.G109:Sheet1.G109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uppression Cost</text:p>
                <draw:g>
                  <svg:desc>Sheet1.A109:Sheet1.A109</svg:desc>
                </draw:g>
              </table:table-cell>
              <table:table-cell office:value-type="string">
                <text:p>Average Harvest Value</text:p>
                <draw:g>
                  <svg:desc>Sheet1.G109:Sheet1.G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.642">
                <text:p>159.642</text:p>
                <draw:g>
                  <svg:desc>Sheet1.A110:Sheet1.A209</svg:desc>
                </draw:g>
              </table:table-cell>
              <table:table-cell office:value-type="float" office:value="4201.214">
                <text:p>4201.214</text:p>
                <draw:g>
                  <svg:desc>Sheet1.G110:Sheet1.G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.411">
                <text:p>194.411</text:p>
              </table:table-cell>
              <table:table-cell office:value-type="float" office:value="4298.724">
                <text:p>4298.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.628">
                <text:p>198.628</text:p>
              </table:table-cell>
              <table:table-cell office:value-type="float" office:value="4304.731">
                <text:p>4304.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.675">
                <text:p>159.675</text:p>
              </table:table-cell>
              <table:table-cell office:value-type="float" office:value="4296.815">
                <text:p>4296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.254">
                <text:p>170.254</text:p>
              </table:table-cell>
              <table:table-cell office:value-type="float" office:value="4286.172">
                <text:p>4286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.727">
                <text:p>182.727</text:p>
              </table:table-cell>
              <table:table-cell office:value-type="float" office:value="4256.538">
                <text:p>4256.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.998">
                <text:p>304.998</text:p>
              </table:table-cell>
              <table:table-cell office:value-type="float" office:value="4278.027">
                <text:p>4278.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.206">
                <text:p>311.206</text:p>
              </table:table-cell>
              <table:table-cell office:value-type="float" office:value="4283.489">
                <text:p>4283.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.808">
                <text:p>201.808</text:p>
              </table:table-cell>
              <table:table-cell office:value-type="float" office:value="4299.683">
                <text:p>4299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.77">
                <text:p>210.77</text:p>
              </table:table-cell>
              <table:table-cell office:value-type="float" office:value="4264.101">
                <text:p>4264.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.357">
                <text:p>332.357</text:p>
              </table:table-cell>
              <table:table-cell office:value-type="float" office:value="4270.256">
                <text:p>4270.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.465">
                <text:p>199.465</text:p>
              </table:table-cell>
              <table:table-cell office:value-type="float" office:value="4257.571">
                <text:p>4257.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.165">
                <text:p>244.165</text:p>
              </table:table-cell>
              <table:table-cell office:value-type="float" office:value="4243.718">
                <text:p>4243.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.36">
                <text:p>244.36</text:p>
              </table:table-cell>
              <table:table-cell office:value-type="float" office:value="4232.908">
                <text:p>4232.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.629">
                <text:p>185.629</text:p>
              </table:table-cell>
              <table:table-cell office:value-type="float" office:value="4232.909">
                <text:p>4232.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.006">
                <text:p>256.006</text:p>
              </table:table-cell>
              <table:table-cell office:value-type="float" office:value="4231.269">
                <text:p>4231.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.582">
                <text:p>180.582</text:p>
              </table:table-cell>
              <table:table-cell office:value-type="float" office:value="4215.326">
                <text:p>4215.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.957">
                <text:p>188.957</text:p>
              </table:table-cell>
              <table:table-cell office:value-type="float" office:value="4226.527">
                <text:p>4226.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3.499">
                <text:p>183.499</text:p>
              </table:table-cell>
              <table:table-cell office:value-type="float" office:value="4214.748">
                <text:p>4214.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2.827">
                <text:p>222.827</text:p>
              </table:table-cell>
              <table:table-cell office:value-type="float" office:value="4216.627">
                <text:p>4216.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.187">
                <text:p>216.187</text:p>
              </table:table-cell>
              <table:table-cell office:value-type="float" office:value="4231.141">
                <text:p>4231.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.821">
                <text:p>293.821</text:p>
              </table:table-cell>
              <table:table-cell office:value-type="float" office:value="4272.038">
                <text:p>4272.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.902">
                <text:p>323.902</text:p>
              </table:table-cell>
              <table:table-cell office:value-type="float" office:value="4305.935">
                <text:p>4305.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1.251">
                <text:p>281.251</text:p>
              </table:table-cell>
              <table:table-cell office:value-type="float" office:value="4323.112">
                <text:p>4323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9.572">
                <text:p>259.572</text:p>
              </table:table-cell>
              <table:table-cell office:value-type="float" office:value="4348.772">
                <text:p>4348.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.088">
                <text:p>226.088</text:p>
              </table:table-cell>
              <table:table-cell office:value-type="float" office:value="4343.82">
                <text:p>4343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059">
                <text:p>219.059</text:p>
              </table:table-cell>
              <table:table-cell office:value-type="float" office:value="4344.491">
                <text:p>4344.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.469">
                <text:p>310.469</text:p>
              </table:table-cell>
              <table:table-cell office:value-type="float" office:value="4379.827">
                <text:p>4379.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.472">
                <text:p>305.472</text:p>
              </table:table-cell>
              <table:table-cell office:value-type="float" office:value="4387.886">
                <text:p>4387.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.525">
                <text:p>245.525</text:p>
              </table:table-cell>
              <table:table-cell office:value-type="float" office:value="4383.165">
                <text:p>4383.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.033">
                <text:p>220.033</text:p>
              </table:table-cell>
              <table:table-cell office:value-type="float" office:value="4351.875">
                <text:p>4351.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.666">
                <text:p>226.666</text:p>
              </table:table-cell>
              <table:table-cell office:value-type="float" office:value="4370.36">
                <text:p>4370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7.717">
                <text:p>267.717</text:p>
              </table:table-cell>
              <table:table-cell office:value-type="float" office:value="4394.714">
                <text:p>4394.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.392">
                <text:p>283.392</text:p>
              </table:table-cell>
              <table:table-cell office:value-type="float" office:value="4390.82">
                <text:p>4390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6.461">
                <text:p>566.461</text:p>
              </table:table-cell>
              <table:table-cell office:value-type="float" office:value="4528.766">
                <text:p>4528.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.676">
                <text:p>225.676</text:p>
              </table:table-cell>
              <table:table-cell office:value-type="float" office:value="4516.19">
                <text:p>4516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9.182">
                <text:p>259.182</text:p>
              </table:table-cell>
              <table:table-cell office:value-type="float" office:value="4528.47">
                <text:p>4528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.32">
                <text:p>314.32</text:p>
              </table:table-cell>
              <table:table-cell office:value-type="float" office:value="4564.947">
                <text:p>4564.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.565">
                <text:p>211.565</text:p>
              </table:table-cell>
              <table:table-cell office:value-type="float" office:value="4587.739">
                <text:p>4587.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.254">
                <text:p>296.254</text:p>
              </table:table-cell>
              <table:table-cell office:value-type="float" office:value="4607.222">
                <text:p>4607.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.921">
                <text:p>314.921</text:p>
              </table:table-cell>
              <table:table-cell office:value-type="float" office:value="4638.644">
                <text:p>4638.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.572">
                <text:p>264.572</text:p>
              </table:table-cell>
              <table:table-cell office:value-type="float" office:value="4647.575">
                <text:p>4647.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5.675">
                <text:p>285.675</text:p>
              </table:table-cell>
              <table:table-cell office:value-type="float" office:value="4642.139">
                <text:p>4642.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.506">
                <text:p>276.506</text:p>
              </table:table-cell>
              <table:table-cell office:value-type="float" office:value="4645.994">
                <text:p>4645.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2.266">
                <text:p>342.266</text:p>
              </table:table-cell>
              <table:table-cell office:value-type="float" office:value="4649.878">
                <text:p>4649.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7.646">
                <text:p>307.646</text:p>
              </table:table-cell>
              <table:table-cell office:value-type="float" office:value="4693.995">
                <text:p>4693.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1.661">
                <text:p>901.661</text:p>
              </table:table-cell>
              <table:table-cell office:value-type="float" office:value="4694.447">
                <text:p>4694.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6.209">
                <text:p>386.209</text:p>
              </table:table-cell>
              <table:table-cell office:value-type="float" office:value="4695.989">
                <text:p>4695.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6.268">
                <text:p>276.268</text:p>
              </table:table-cell>
              <table:table-cell office:value-type="float" office:value="4723.045">
                <text:p>4723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9.721">
                <text:p>229.721</text:p>
              </table:table-cell>
              <table:table-cell office:value-type="float" office:value="4721.68">
                <text:p>4721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9.237">
                <text:p>239.237</text:p>
              </table:table-cell>
              <table:table-cell office:value-type="float" office:value="4725.97">
                <text:p>4725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9.697">
                <text:p>359.697</text:p>
              </table:table-cell>
              <table:table-cell office:value-type="float" office:value="4772.274">
                <text:p>4772.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.276">
                <text:p>300.276</text:p>
              </table:table-cell>
              <table:table-cell office:value-type="float" office:value="4768.093">
                <text:p>4768.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8.184">
                <text:p>478.184</text:p>
              </table:table-cell>
              <table:table-cell office:value-type="float" office:value="4764.282">
                <text:p>4764.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7.995">
                <text:p>267.995</text:p>
              </table:table-cell>
              <table:table-cell office:value-type="float" office:value="4771.267">
                <text:p>4771.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9.801">
                <text:p>329.801</text:p>
              </table:table-cell>
              <table:table-cell office:value-type="float" office:value="4805.856">
                <text:p>4805.8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.142">
                <text:p>400.142</text:p>
              </table:table-cell>
              <table:table-cell office:value-type="float" office:value="4803.625">
                <text:p>4803.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3.232">
                <text:p>463.232</text:p>
              </table:table-cell>
              <table:table-cell office:value-type="float" office:value="4822.192">
                <text:p>4822.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0.649">
                <text:p>410.649</text:p>
              </table:table-cell>
              <table:table-cell office:value-type="float" office:value="4852.569">
                <text:p>4852.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6.629">
                <text:p>466.629</text:p>
              </table:table-cell>
              <table:table-cell office:value-type="float" office:value="4917.99">
                <text:p>4917.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8.854">
                <text:p>618.854</text:p>
              </table:table-cell>
              <table:table-cell office:value-type="float" office:value="4943.917">
                <text:p>4943.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.036">
                <text:p>288.036</text:p>
              </table:table-cell>
              <table:table-cell office:value-type="float" office:value="4949.657">
                <text:p>4949.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1.53">
                <text:p>541.53</text:p>
              </table:table-cell>
              <table:table-cell office:value-type="float" office:value="4980.504">
                <text:p>4980.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8.372">
                <text:p>258.372</text:p>
              </table:table-cell>
              <table:table-cell office:value-type="float" office:value="4963.525">
                <text:p>4963.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3.123">
                <text:p>633.123</text:p>
              </table:table-cell>
              <table:table-cell office:value-type="float" office:value="4997.735">
                <text:p>4997.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.653">
                <text:p>274.653</text:p>
              </table:table-cell>
              <table:table-cell office:value-type="float" office:value="5006.411">
                <text:p>5006.4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.418">
                <text:p>210.418</text:p>
              </table:table-cell>
              <table:table-cell office:value-type="float" office:value="4969.084">
                <text:p>4969.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.74">
                <text:p>280.74</text:p>
              </table:table-cell>
              <table:table-cell office:value-type="float" office:value="4969.18">
                <text:p>4969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.93">
                <text:p>343.93</text:p>
              </table:table-cell>
              <table:table-cell office:value-type="float" office:value="5021.404">
                <text:p>5021.4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.856">
                <text:p>164.856</text:p>
              </table:table-cell>
              <table:table-cell office:value-type="float" office:value="4989.689">
                <text:p>4989.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0.427">
                <text:p>330.427</text:p>
              </table:table-cell>
              <table:table-cell office:value-type="float" office:value="4971.174">
                <text:p>4971.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.281">
                <text:p>330.281</text:p>
              </table:table-cell>
              <table:table-cell office:value-type="float" office:value="5002.651">
                <text:p>5002.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.427">
                <text:p>420.427</text:p>
              </table:table-cell>
              <table:table-cell office:value-type="float" office:value="5004.04">
                <text:p>5004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.115">
                <text:p>293.115</text:p>
              </table:table-cell>
              <table:table-cell office:value-type="float" office:value="5037.225">
                <text:p>5037.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.94">
                <text:p>291.94</text:p>
              </table:table-cell>
              <table:table-cell office:value-type="float" office:value="5030.61">
                <text:p>5030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.744">
                <text:p>417.744</text:p>
              </table:table-cell>
              <table:table-cell office:value-type="float" office:value="5057.672">
                <text:p>5057.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.645">
                <text:p>353.645</text:p>
              </table:table-cell>
              <table:table-cell office:value-type="float" office:value="5050.789">
                <text:p>5050.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6.669">
                <text:p>326.669</text:p>
              </table:table-cell>
              <table:table-cell office:value-type="float" office:value="5063.268">
                <text:p>5063.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.58">
                <text:p>299.58</text:p>
              </table:table-cell>
              <table:table-cell office:value-type="float" office:value="5084.612">
                <text:p>5084.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2.268">
                <text:p>412.268</text:p>
              </table:table-cell>
              <table:table-cell office:value-type="float" office:value="5147.552">
                <text:p>5147.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.997">
                <text:p>296.997</text:p>
              </table:table-cell>
              <table:table-cell office:value-type="float" office:value="5110.491">
                <text:p>5110.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6.731">
                <text:p>376.731</text:p>
              </table:table-cell>
              <table:table-cell office:value-type="float" office:value="5091.138">
                <text:p>5091.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3.974">
                <text:p>463.974</text:p>
              </table:table-cell>
              <table:table-cell office:value-type="float" office:value="5130.896">
                <text:p>5130.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8.984">
                <text:p>348.984</text:p>
              </table:table-cell>
              <table:table-cell office:value-type="float" office:value="5126.788">
                <text:p>5126.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0.843">
                <text:p>260.843</text:p>
              </table:table-cell>
              <table:table-cell office:value-type="float" office:value="5135.442">
                <text:p>5135.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5.012">
                <text:p>335.012</text:p>
              </table:table-cell>
              <table:table-cell office:value-type="float" office:value="5176.315">
                <text:p>5176.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.38">
                <text:p>369.38</text:p>
              </table:table-cell>
              <table:table-cell office:value-type="float" office:value="5195.615">
                <text:p>5195.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1.946">
                <text:p>341.946</text:p>
              </table:table-cell>
              <table:table-cell office:value-type="float" office:value="5230.299">
                <text:p>5230.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1.126">
                <text:p>301.126</text:p>
              </table:table-cell>
              <table:table-cell office:value-type="float" office:value="5190.049">
                <text:p>5190.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9.446">
                <text:p>229.446</text:p>
              </table:table-cell>
              <table:table-cell office:value-type="float" office:value="5160.322">
                <text:p>5160.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1.761">
                <text:p>271.761</text:p>
              </table:table-cell>
              <table:table-cell office:value-type="float" office:value="5183.12">
                <text:p>5183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8.926">
                <text:p>918.926</text:p>
              </table:table-cell>
              <table:table-cell office:value-type="float" office:value="5200.886">
                <text:p>5200.8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3.559">
                <text:p>593.559</text:p>
              </table:table-cell>
              <table:table-cell office:value-type="float" office:value="5226.292">
                <text:p>5226.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1.851">
                <text:p>351.851</text:p>
              </table:table-cell>
              <table:table-cell office:value-type="float" office:value="5210.28">
                <text:p>5210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8.489">
                <text:p>468.489</text:p>
              </table:table-cell>
              <table:table-cell office:value-type="float" office:value="5233.404">
                <text:p>5233.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.633">
                <text:p>344.633</text:p>
              </table:table-cell>
              <table:table-cell office:value-type="float" office:value="5277.038">
                <text:p>5277.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.469">
                <text:p>310.469</text:p>
              </table:table-cell>
              <table:table-cell office:value-type="float" office:value="5283.557">
                <text:p>5283.5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7.147">
                <text:p>417.147</text:p>
              </table:table-cell>
              <table:table-cell office:value-type="float" office:value="5294.824">
                <text:p>5294.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524">
                <text:p>319.524</text:p>
              </table:table-cell>
              <table:table-cell office:value-type="float" office:value="5285.999">
                <text:p>5285.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.581">
                <text:p>279.581</text:p>
              </table:table-cell>
              <table:table-cell office:value-type="float" office:value="5237.756">
                <text:p>5237.7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